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2.76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186.2mm"/>
    </style:style>
    <style:style style:name="co4" style:family="table-column">
      <style:table-column-properties fo:break-before="auto" style:column-width="176.25mm"/>
    </style:style>
    <style:style style:name="co5" style:family="table-column">
      <style:table-column-properties fo:break-before="auto" style:column-width="21.1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8.92mm"/>
    </style:style>
    <style:style style:name="co9" style:family="table-column">
      <style:table-column-properties fo:break-before="auto" style:column-width="59.9mm"/>
    </style:style>
    <style:style style:name="co10" style:family="table-column">
      <style:table-column-properties fo:break-before="auto" style:column-width="92.04mm"/>
    </style:style>
    <style:style style:name="co11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Annexe_20_1">
      <style:table-properties table:display="true" style:writing-mode="lr-tb"/>
    </style:style>
    <style:style style:name="ta2" style:family="table" style:master-page-name="PageStyle_5f_Annexe_20_2">
      <style:table-properties table:display="true" style:writing-mode="lr-tb"/>
    </style:style>
    <style:style style:name="ta3" style:family="table" style:master-page-name="PageStyle_5f_Annex2_5f_idon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30037">
      <style:table-cell-properties style:rotation-align="none"/>
    </style:style>
    <style:style style:name="ce5" style:family="table-cell" style:parent-style-name="Default" style:data-style-name="N11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nnexe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2"/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Implantation</text:p>
          </table:table-cell>
          <table:table-cell table:style-name="ce3" office:value-type="string" calcext:value-type="string">
            <text:p>Date de mise en service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Jardin des Halles — allée Nord-Ouest, Coquillière</text:p>
          </table:table-cell>
          <table:table-cell table:style-name="ce4" table:formula="of:=VLOOKUP([.B2];[$DonneesPrefPolice.$A$1:.$C$1334];3;0)" office:value-type="date" office:date-value="2017-01-27" calcext:value-type="date">
            <text:p>27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Halles — Canopée Sud-Ouest, rue Berger</text:p>
          </table:table-cell>
          <table:table-cell table:style-name="ce4" table:formula="of:=VLOOKUP([.B3];[$DonneesPrefPolice.$A$1: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39" calcext:value-type="float">
            <text:p>10439</text:p>
          </table:table-cell>
          <table:table-cell table:style-name="ce2" office:value-type="string" calcext:value-type="string">
            <text:p>Rue Berger, rue Pierre Lescot</text:p>
          </table:table-cell>
          <table:table-cell table:style-name="ce4" table:formula="of:=VLOOKUP([.B4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42" calcext:value-type="float">
            <text:p>10642</text:p>
          </table:table-cell>
          <table:table-cell table:style-name="ce2" office:value-type="string" calcext:value-type="string">
            <text:p>Rue de Rivoli, rue des Bourdonnais</text:p>
          </table:table-cell>
          <table:table-cell table:style-name="ce4" table:formula="of:=VLOOKUP([.B5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1011" calcext:value-type="float">
            <text:p>11011</text:p>
          </table:table-cell>
          <table:table-cell table:style-name="ce2" office:value-type="string" calcext:value-type="string">
            <text:p>Rue Berger, Porte Berger (Forum des Halles)</text:p>
          </table:table-cell>
          <table:table-cell table:style-name="ce4" table:formula="of:=VLOOKUP([.B6];[$DonneesPrefPolice.$A$1:.$C$1334];3;0)" office:value-type="date" office:date-value="2013-01-21" calcext:value-type="date">
            <text:p>2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1498" calcext:value-type="float">
            <text:p>11498</text:p>
          </table:table-cell>
          <table:table-cell table:style-name="ce2" office:value-type="string" calcext:value-type="string">
            <text:p>Rue Rambuteau, boulevard de Sébastopol</text:p>
          </table:table-cell>
          <table:table-cell table:style-name="ce4" table:formula="of:=VLOOKUP([.B7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1522" calcext:value-type="float">
            <text:p>11522</text:p>
          </table:table-cell>
          <table:table-cell table:style-name="ce2" office:value-type="string" calcext:value-type="string">
            <text:p>Quai des Tuileries, pont de Solférino — Seine</text:p>
          </table:table-cell>
          <table:table-cell table:style-name="ce4" table:formula="of:=VLOOKUP([.B8];[$DonneesPrefPolice.$A$1:.$C$1334];3;0)" office:value-type="date" office:date-value="2014-10-10" calcext:value-type="date">
            <text:p>10/10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6739" calcext:value-type="float">
            <text:p>16739</text:p>
          </table:table-cell>
          <table:table-cell table:style-name="ce2" office:value-type="string" calcext:value-type="string">
            <text:p>Place Vendôme</text:p>
          </table:table-cell>
          <table:table-cell table:style-name="ce4" table:formula="of:=VLOOKUP([.B9];[$DonneesPrefPolice.$A$1: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6819" calcext:value-type="float">
            <text:p>16819</text:p>
          </table:table-cell>
          <table:table-cell table:style-name="ce2" office:value-type="string" calcext:value-type="string">
            <text:p>Rue des Pyramides, avenue de l'Opéra</text:p>
          </table:table-cell>
          <table:table-cell table:style-name="ce4" table:formula="of:=VLOOKUP([.B10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6887" calcext:value-type="float">
            <text:p>16887</text:p>
          </table:table-cell>
          <table:table-cell table:style-name="ce2" office:value-type="string" calcext:value-type="string">
            <text:p>Quai de la Mégisserie, Pont Neuf</text:p>
          </table:table-cell>
          <table:table-cell table:style-name="ce4" table:formula="of:=VLOOKUP([.B1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21868" calcext:value-type="float">
            <text:p>21868</text:p>
          </table:table-cell>
          <table:table-cell table:style-name="ce2" office:value-type="string" calcext:value-type="string">
            <text:p>Place Palais Royal</text:p>
          </table:table-cell>
          <table:table-cell table:style-name="ce4" table:formula="of:=VLOOKUP([.B1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23987" calcext:value-type="float">
            <text:p>23987</text:p>
          </table:table-cell>
          <table:table-cell table:style-name="ce2" office:value-type="string" calcext:value-type="string">
            <text:p>Rue de la Paix, rue Danielle Casanova</text:p>
          </table:table-cell>
          <table:table-cell table:style-name="ce4" table:formula="of:=VLOOKUP([.B13];[$DonneesPrefPolice.$A$1: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29222" calcext:value-type="float">
            <text:p>29222</text:p>
          </table:table-cell>
          <table:table-cell table:style-name="ce2" office:value-type="string" calcext:value-type="string">
            <text:p>Place Joachim du Bellay, rue Saint-Denis, rue des Innocents</text:p>
          </table:table-cell>
          <table:table-cell table:style-name="ce4" table:formula="of:=VLOOKUP([.B14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0950" calcext:value-type="float">
            <text:p>30950</text:p>
          </table:table-cell>
          <table:table-cell table:style-name="ce2" office:value-type="string" calcext:value-type="string">
            <text:p>Place du Châtelet</text:p>
          </table:table-cell>
          <table:table-cell table:style-name="ce4" table:formula="of:=VLOOKUP([.B15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4698" calcext:value-type="float">
            <text:p>34698</text:p>
          </table:table-cell>
          <table:table-cell table:style-name="ce2" office:value-type="string" calcext:value-type="string">
            <text:p>Rue Pierre Lescot, rue de Turbigo</text:p>
          </table:table-cell>
          <table:table-cell table:style-name="ce4" table:formula="of:=VLOOKUP([.B16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5346" calcext:value-type="float">
            <text:p>35346</text:p>
          </table:table-cell>
          <table:table-cell table:style-name="ce2" office:value-type="string" calcext:value-type="string">
            <text:p>Rue Colonel Driant, rue Valois</text:p>
          </table:table-cell>
          <table:table-cell table:style-name="ce4" table:formula="of:=VLOOKUP([.B17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35388" calcext:value-type="float">
            <text:p>35388</text:p>
          </table:table-cell>
          <table:table-cell table:style-name="ce2" office:value-type="string" calcext:value-type="string">
            <text:p>Place André Malraux, avenue Opéra</text:p>
          </table:table-cell>
          <table:table-cell table:style-name="ce4" table:formula="of:=VLOOKUP([.B18];[$DonneesPrefPolice.$A$1:.$C$1334];3;0)" office:value-type="date" office:date-value="2013-01-25" calcext:value-type="date">
            <text:p>25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2234" calcext:value-type="float">
            <text:p>42234</text:p>
          </table:table-cell>
          <table:table-cell table:style-name="ce2" office:value-type="string" calcext:value-type="string">
            <text:p>Place Joachim du Bellay, rue Berger, rue Pierre Lescot</text:p>
          </table:table-cell>
          <table:table-cell table:style-name="ce4" table:formula="of:=VLOOKUP([.B19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3353" calcext:value-type="float">
            <text:p>43353</text:p>
          </table:table-cell>
          <table:table-cell table:style-name="ce2" office:value-type="string" calcext:value-type="string">
            <text:p>Place du Palais-Royal</text:p>
          </table:table-cell>
          <table:table-cell table:style-name="ce4" table:formula="of:=VLOOKUP([.B20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4373" calcext:value-type="float">
            <text:p>44373</text:p>
          </table:table-cell>
          <table:table-cell table:style-name="ce2" office:value-type="string" calcext:value-type="string">
            <text:p>Rue de Rivoli, rue de l'Echelle</text:p>
          </table:table-cell>
          <table:table-cell table:style-name="ce4" table:formula="of:=VLOOKUP([.B21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4805" calcext:value-type="float">
            <text:p>44805</text:p>
          </table:table-cell>
          <table:table-cell table:style-name="ce2" office:value-type="string" calcext:value-type="string">
            <text:p>Rue de Rivoli, rue du 29 Juillet</text:p>
          </table:table-cell>
          <table:table-cell table:style-name="ce4" table:formula="of:=VLOOKUP([.B22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46685" calcext:value-type="float">
            <text:p>46685</text:p>
          </table:table-cell>
          <table:table-cell table:style-name="ce2" office:value-type="string" calcext:value-type="string">
            <text:p>Avenue du Général Lemonnier, rue de Rivoli</text:p>
          </table:table-cell>
          <table:table-cell table:style-name="ce4" table:formula="of:=VLOOKUP([.B23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0256" calcext:value-type="float">
            <text:p>50256</text:p>
          </table:table-cell>
          <table:table-cell table:style-name="ce2" office:value-type="string" calcext:value-type="string">
            <text:p>Rue de Viarmes, rue Adolphe Julien</text:p>
          </table:table-cell>
          <table:table-cell table:style-name="ce4" table:formula="of:=VLOOKUP([.B24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1066" calcext:value-type="float">
            <text:p>51066</text:p>
          </table:table-cell>
          <table:table-cell table:style-name="ce2" office:value-type="string" calcext:value-type="string">
            <text:p>Place de la Concorde, rue de Rivoli</text:p>
          </table:table-cell>
          <table:table-cell table:style-name="ce4" table:formula="of:=VLOOKUP([.B25];[$DonneesPrefPolice.$A$1:.$C$1334];3;0)" office:value-type="date" office:date-value="2013-01-11" calcext:value-type="date">
            <text:p>1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7222" calcext:value-type="float">
            <text:p>57222</text:p>
          </table:table-cell>
          <table:table-cell table:style-name="ce2" office:value-type="string" calcext:value-type="string">
            <text:p>Rue Saint-Honoré, place Vendôme</text:p>
          </table:table-cell>
          <table:table-cell table:style-name="ce4" table:formula="of:=VLOOKUP([.B26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58791" calcext:value-type="float">
            <text:p>58791</text:p>
          </table:table-cell>
          <table:table-cell table:style-name="ce2" office:value-type="string" calcext:value-type="string">
            <text:p>Place Joachim du Bellay, rue des Innocents</text:p>
          </table:table-cell>
          <table:table-cell table:style-name="ce4" table:formula="of:=VLOOKUP([.B27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60777" calcext:value-type="float">
            <text:p>60777</text:p>
          </table:table-cell>
          <table:table-cell table:style-name="ce2" office:value-type="string" calcext:value-type="string">
            <text:p>Place Maurice Barrès — rue Cambon, rue Saint-Honoré</text:p>
          </table:table-cell>
          <table:table-cell table:style-name="ce4" table:formula="of:=VLOOKUP([.B28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67140" calcext:value-type="float">
            <text:p>67140</text:p>
          </table:table-cell>
          <table:table-cell table:style-name="ce2" office:value-type="string" calcext:value-type="string">
            <text:p>Rue de Rivoli, rue de Marengo</text:p>
          </table:table-cell>
          <table:table-cell table:style-name="ce4" table:formula="of:=VLOOKUP([.B29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67865" calcext:value-type="float">
            <text:p>67865</text:p>
          </table:table-cell>
          <table:table-cell table:style-name="ce2" office:value-type="string" calcext:value-type="string">
            <text:p>Rue Coquillière, rue du Louvre</text:p>
          </table:table-cell>
          <table:table-cell table:style-name="ce4" table:formula="of:=VLOOKUP([.B30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0744" calcext:value-type="float">
            <text:p>70744</text:p>
          </table:table-cell>
          <table:table-cell table:style-name="ce2" office:value-type="string" calcext:value-type="string">
            <text:p>Place Maurice Quentin</text:p>
          </table:table-cell>
          <table:table-cell table:style-name="ce4" table:formula="of:=VLOOKUP([.B31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4254" calcext:value-type="float">
            <text:p>74254</text:p>
          </table:table-cell>
          <table:table-cell table:style-name="ce2" office:value-type="string" calcext:value-type="string">
            <text:p>Rue du Cygne, rue Saint-Denis</text:p>
          </table:table-cell>
          <table:table-cell table:style-name="ce4" table:formula="of:=VLOOKUP([.B32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7747" calcext:value-type="float">
            <text:p>77747</text:p>
          </table:table-cell>
          <table:table-cell table:style-name="ce2" office:value-type="string" calcext:value-type="string">
            <text:p>Place Joachim du Bellay, rue Berger, rue Saint-Denis</text:p>
          </table:table-cell>
          <table:table-cell table:style-name="ce4" table:formula="of:=VLOOKUP([.B33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9769" calcext:value-type="float">
            <text:p>79769</text:p>
          </table:table-cell>
          <table:table-cell table:style-name="ce2" office:value-type="string" calcext:value-type="string">
            <text:p>Rue Croix des Petits Champs, rue Vrillière</text:p>
          </table:table-cell>
          <table:table-cell table:style-name="ce4" table:formula="of:=VLOOKUP([.B34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9777" calcext:value-type="float">
            <text:p>79777</text:p>
          </table:table-cell>
          <table:table-cell table:style-name="ce2" office:value-type="string" calcext:value-type="string">
            <text:p>Place du Carrousel</text:p>
          </table:table-cell>
          <table:table-cell table:style-name="ce4" table:formula="of:=VLOOKUP([.B35];[$DonneesPrefPolice.$A$1: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79901" calcext:value-type="float">
            <text:p>79901</text:p>
          </table:table-cell>
          <table:table-cell table:style-name="ce2" office:value-type="string" calcext:value-type="string">
            <text:p>Rue de Rivoli, rue de Castiglione</text:p>
          </table:table-cell>
          <table:table-cell table:style-name="ce4" table:formula="of:=VLOOKUP([.B3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1411" calcext:value-type="float">
            <text:p>81411</text:p>
          </table:table-cell>
          <table:table-cell table:style-name="ce2" office:value-type="string" calcext:value-type="string">
            <text:p>Place du Châtelet, avenue Victoria</text:p>
          </table:table-cell>
          <table:table-cell table:style-name="ce4" table:formula="of:=VLOOKUP([.B3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2064" calcext:value-type="float">
            <text:p>82064</text:p>
          </table:table-cell>
          <table:table-cell table:style-name="ce2" office:value-type="string" calcext:value-type="string">
            <text:p>Rue de la Reynie, boulevard de Sébastopol</text:p>
          </table:table-cell>
          <table:table-cell table:style-name="ce4" table:formula="of:=VLOOKUP([.B38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2655" calcext:value-type="float">
            <text:p>82655</text:p>
          </table:table-cell>
          <table:table-cell table:style-name="ce2" office:value-type="string" calcext:value-type="string">
            <text:p>Rue Pierre Lescot, rue de la Cossonnerie</text:p>
          </table:table-cell>
          <table:table-cell table:style-name="ce4" table:formula="of:=VLOOKUP([.B39];[$DonneesPrefPolice.$A$1: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8364" calcext:value-type="float">
            <text:p>88364</text:p>
          </table:table-cell>
          <table:table-cell table:style-name="ce2" office:value-type="string" calcext:value-type="string">
            <text:p>Pont Neuf amont — Seine</text:p>
          </table:table-cell>
          <table:table-cell table:style-name="ce4" table:formula="of:=VLOOKUP([.B40];[$DonneesPrefPolice.$A$1:.$C$1334];3;0)" office:value-type="date" office:date-value="2015-05-22" calcext:value-type="date">
            <text:p>22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89978" calcext:value-type="float">
            <text:p>89978</text:p>
          </table:table-cell>
          <table:table-cell table:style-name="ce2" office:value-type="string" calcext:value-type="string">
            <text:p>Pont de la Concorde amont — Seine</text:p>
          </table:table-cell>
          <table:table-cell table:style-name="ce4" table:formula="of:=VLOOKUP([.B41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2689" calcext:value-type="float">
            <text:p>92689</text:p>
          </table:table-cell>
          <table:table-cell table:style-name="ce2" office:value-type="string" calcext:value-type="string">
            <text:p>Pont de la Concorde aval — Seine</text:p>
          </table:table-cell>
          <table:table-cell table:style-name="ce4" table:formula="of:=VLOOKUP([.B42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6356" calcext:value-type="float">
            <text:p>96356</text:p>
          </table:table-cell>
          <table:table-cell table:style-name="ce2" office:value-type="string" calcext:value-type="string">
            <text:p>Pont des Arts amont — Seine</text:p>
          </table:table-cell>
          <table:table-cell table:style-name="ce4" table:formula="of:=VLOOKUP([.B43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9000" calcext:value-type="float">
            <text:p>99000</text:p>
          </table:table-cell>
          <table:table-cell table:style-name="ce2" office:value-type="string" calcext:value-type="string">
            <text:p>Quai François Mitterrand, Pont du Carrousel</text:p>
          </table:table-cell>
          <table:table-cell table:style-name="ce4" table:formula="of:=VLOOKUP([.B44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99375" calcext:value-type="float">
            <text:p>99375</text:p>
          </table:table-cell>
          <table:table-cell table:style-name="ce2" office:value-type="string" calcext:value-type="string">
            <text:p>Pont Neuf en aval — Seine</text:p>
          </table:table-cell>
          <table:table-cell table:style-name="ce4" table:formula="of:=VLOOKUP([.B45];[$DonneesPrefPolice.$A$1:.$C$1334];3;0)" office:value-type="date" office:date-value="2015-05-22" calcext:value-type="date">
            <text:p>22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Boulevard des Capucines, rue Scribe</text:p>
          </table:table-cell>
          <table:table-cell table:style-name="ce4" table:formula="of:=VLOOKUP([.B46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string" calcext:value-type="string">
            <text:p>Rue de la Lune, rue Notre-Dame de Bonne Nouvelle</text:p>
          </table:table-cell>
          <table:table-cell table:style-name="ce4" table:formula="of:=VLOOKUP([.B47];[$DonneesPrefPolice.$A$1:.$C$1334];3;0)" office:value-type="date" office:date-value="2016-11-25" calcext:value-type="date">
            <text:p>25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2927" calcext:value-type="float">
            <text:p>12927</text:p>
          </table:table-cell>
          <table:table-cell table:style-name="ce2" office:value-type="string" calcext:value-type="string">
            <text:p>Rue du Saint-Denis, rue Greneta</text:p>
          </table:table-cell>
          <table:table-cell table:style-name="ce4" table:formula="of:=VLOOKUP([.B48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5493" calcext:value-type="float">
            <text:p>15493</text:p>
          </table:table-cell>
          <table:table-cell table:style-name="ce2" office:value-type="string" calcext:value-type="string">
            <text:p>Boulevard des Capucines, rue Caumartin</text:p>
          </table:table-cell>
          <table:table-cell table:style-name="ce4" table:formula="of:=VLOOKUP([.B49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5991" calcext:value-type="float">
            <text:p>15991</text:p>
          </table:table-cell>
          <table:table-cell table:style-name="ce2" office:value-type="string" calcext:value-type="string">
            <text:p>Rue Saint-Denis, rue Sainte-Apolline</text:p>
          </table:table-cell>
          <table:table-cell table:style-name="ce4" table:formula="of:=VLOOKUP([.B50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7326" calcext:value-type="float">
            <text:p>17326</text:p>
          </table:table-cell>
          <table:table-cell table:style-name="ce2" office:value-type="string" calcext:value-type="string">
            <text:p>Rue d'Antin, avenue de l'Opéra</text:p>
          </table:table-cell>
          <table:table-cell table:style-name="ce4" table:formula="of:=VLOOKUP([.B51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18870" calcext:value-type="float">
            <text:p>18870</text:p>
          </table:table-cell>
          <table:table-cell table:style-name="ce2" office:value-type="string" calcext:value-type="string">
            <text:p>Rue Réaumur, rue Saint-Denis</text:p>
          </table:table-cell>
          <table:table-cell table:style-name="ce4" table:formula="of:=VLOOKUP([.B5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Rue du Jour, rue Rambuteau</text:p>
          </table:table-cell>
          <table:table-cell table:style-name="ce4" table:formula="of:=VLOOKUP([.B53];[$DonneesPrefPolice.$A$1:.$C$1334];3;0)" office:value-type="date" office:date-value="2013-10-11" calcext:value-type="date">
            <text:p>11/10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Quai des Orfèvres, rue de Harlay</text:p>
          </table:table-cell>
          <table:table-cell table:style-name="ce4" table:formula="of:=VLOOKUP([.B54];[$DonneesPrefPolice.$A$1:.$C$1334];3;0)" office:value-type="date" office:date-value="2017-12-15" calcext:value-type="date">
            <text:p>15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Place Vendôme (Sud-Est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Rue des Halles, rue de la Ferronerie</text:p>
          </table:table-cell>
          <table:table-cell table:style-name="ce4" table:formula="of:=VLOOKUP([.B56];[$DonneesPrefPolice.$A$1:.$C$1334];3;0)" office:value-type="date" office:date-value="2018-11-08" calcext:value-type="date">
            <text:p>08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Rue Saint-Denis, rue de Rivoli</text:p>
          </table:table-cell>
          <table:table-cell table:style-name="ce4" table:formula="of:=VLOOKUP([.B57];[$DonneesPrefPolice.$A$1: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Place Joachim du Bellay (Toiture hôtel Citadines)</text:p>
          </table:table-cell>
          <table:table-cell table:style-name="ce4" table:formula="of:=VLOOKUP([.B58];[$DonneesPrefPolice.$A$1:.$C$1334];3;0)" office:value-type="date" office:date-value="2016-10-19" calcext:value-type="date">
            <text:p>19/10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Rue Montmartre, rue de Turbigo</text:p>
          </table:table-cell>
          <table:table-cell table:style-name="ce4" table:formula="of:=VLOOKUP([.B59];[$DonneesPrefPolice.$A$1: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Rue Montorgueil, rue de Turbigo</text:p>
          </table:table-cell>
          <table:table-cell table:style-name="ce4" table:formula="of:=VLOOKUP([.B60];[$DonneesPrefPolice.$A$1: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Quai François Mitterrand, rue de l'Amiral de Coligny</text:p>
          </table:table-cell>
          <table:table-cell table:style-name="ce4" table:formula="of:=VLOOKUP([.B61];[$DonneesPrefPolice.$A$1:.$C$1334];3;0)" office:value-type="date" office:date-value="2018-06-08" calcext:value-type="date">
            <text:p>08/06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Jardin des Halles, Colonne Médici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Jardin des Halles, Porte du Louvr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Jardin des Halles, rue Berger, rue des Prouvaire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Halles — Canopée Nord-Ouest, rue Rambuteau</text:p>
          </table:table-cell>
          <table:table-cell table:style-name="ce4" table:formula="of:=VLOOKUP([.B65];[$DonneesPrefPolice.$A$1: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Jardin des Halles — Saint-Eustache, Rambuteau</text:p>
          </table:table-cell>
          <table:table-cell table:style-name="ce4" table:formula="of:=VLOOKUP([.B66];[$DonneesPrefPolice.$A$1:.$C$1334];3;0)" office:value-type="date" office:date-value="2017-01-27" calcext:value-type="date">
            <text:p>27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Jardin des Halles — Prairie Ouest</text:p>
          </table:table-cell>
          <table:table-cell table:style-name="ce4" table:formula="of:=VLOOKUP([.B67];[$DonneesPrefPolice.$A$1: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1" calcext:value-type="float">
            <text:p>75001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Jardin des Halles — Prairie Es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0941" calcext:value-type="float">
            <text:p>20941</text:p>
          </table:table-cell>
          <table:table-cell table:style-name="ce2" office:value-type="string" calcext:value-type="string">
            <text:p>Place de la Bourse, rue Vivienne, rue Feydeau</text:p>
          </table:table-cell>
          <table:table-cell table:style-name="ce4" table:formula="of:=VLOOKUP([.B69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2579" calcext:value-type="float">
            <text:p>22579</text:p>
          </table:table-cell>
          <table:table-cell table:style-name="ce2" office:value-type="string" calcext:value-type="string">
            <text:p>Rue Réaumur, boulevard de Sébastopol</text:p>
          </table:table-cell>
          <table:table-cell table:style-name="ce4" table:formula="of:=VLOOKUP([.B70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3076" calcext:value-type="float">
            <text:p>23076</text:p>
          </table:table-cell>
          <table:table-cell table:style-name="ce2" office:value-type="string" calcext:value-type="string">
            <text:p>Place de la Bourse, rue Notre-Dame des Victoires, rue Réaumur</text:p>
          </table:table-cell>
          <table:table-cell table:style-name="ce4" table:formula="of:=VLOOKUP([.B71];[$DonneesPrefPolice.$A$1:.$C$1334];3;0)" office:value-type="date" office:date-value="2014-08-01" calcext:value-type="date">
            <text:p>01/08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4047" calcext:value-type="float">
            <text:p>24047</text:p>
          </table:table-cell>
          <table:table-cell table:style-name="ce2" office:value-type="string" calcext:value-type="string">
            <text:p>Place de la Bourse, rue Notre-Dame des Victoires</text:p>
          </table:table-cell>
          <table:table-cell table:style-name="ce4" table:formula="of:=VLOOKUP([.B72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6709" calcext:value-type="float">
            <text:p>26709</text:p>
          </table:table-cell>
          <table:table-cell table:style-name="ce2" office:value-type="string" calcext:value-type="string">
            <text:p>Rue de Gramont, boulevard des Italiens</text:p>
          </table:table-cell>
          <table:table-cell table:style-name="ce4" table:formula="of:=VLOOKUP([.B73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29697" calcext:value-type="float">
            <text:p>29697</text:p>
          </table:table-cell>
          <table:table-cell table:style-name="ce2" office:value-type="string" calcext:value-type="string">
            <text:p>Rue Drouot, boulevard Haussmann</text:p>
          </table:table-cell>
          <table:table-cell table:style-name="ce4" table:formula="of:=VLOOKUP([.B74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31706" calcext:value-type="float">
            <text:p>31706</text:p>
          </table:table-cell>
          <table:table-cell table:style-name="ce2" office:value-type="string" calcext:value-type="string">
            <text:p>Place de la Bourse, rue du Quatre Septembre</text:p>
          </table:table-cell>
          <table:table-cell table:style-name="ce4" table:formula="of:=VLOOKUP([.B7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40753" calcext:value-type="float">
            <text:p>40753</text:p>
          </table:table-cell>
          <table:table-cell table:style-name="ce2" office:value-type="string" calcext:value-type="string">
            <text:p>Rue Daunou, rue de la Paix</text:p>
          </table:table-cell>
          <table:table-cell table:style-name="ce4" table:formula="of:=VLOOKUP([.B76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62793" calcext:value-type="float">
            <text:p>62793</text:p>
          </table:table-cell>
          <table:table-cell table:style-name="ce2" office:value-type="string" calcext:value-type="string">
            <text:p>Rue Monsigny, rue du Quatre Septembre, rue de Choiseul</text:p>
          </table:table-cell>
          <table:table-cell table:style-name="ce4" table:formula="of:=VLOOKUP([.B77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67171" calcext:value-type="float">
            <text:p>67171</text:p>
          </table:table-cell>
          <table:table-cell table:style-name="ce2" office:value-type="string" calcext:value-type="string">
            <text:p>19, boulevard Poissonnière</text:p>
          </table:table-cell>
          <table:table-cell table:style-name="ce4" table:formula="of:=VLOOKUP([.B78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0766" calcext:value-type="float">
            <text:p>70766</text:p>
          </table:table-cell>
          <table:table-cell table:style-name="ce2" office:value-type="string" calcext:value-type="string">
            <text:p>Boulevard des Italiens, rue de la Michodière</text:p>
          </table:table-cell>
          <table:table-cell table:style-name="ce4" table:formula="of:=VLOOKUP([.B79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2618" calcext:value-type="float">
            <text:p>72618</text:p>
          </table:table-cell>
          <table:table-cell table:style-name="ce2" office:value-type="string" calcext:value-type="string">
            <text:p>Boulevard Poissonnière, rue Poissonnière</text:p>
          </table:table-cell>
          <table:table-cell table:style-name="ce4" table:formula="of:=VLOOKUP([.B80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2782" calcext:value-type="float">
            <text:p>72782</text:p>
          </table:table-cell>
          <table:table-cell table:style-name="ce2" office:value-type="string" calcext:value-type="string">
            <text:p>Rue des Petits Champs, rue Sainte-Anne</text:p>
          </table:table-cell>
          <table:table-cell table:style-name="ce4" table:formula="of:=VLOOKUP([.B81];[$DonneesPrefPolice.$A$1:.$C$1334];3;0)" office:value-type="date" office:date-value="2014-06-02" calcext:value-type="date">
            <text:p>02/06/14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2870" calcext:value-type="float">
            <text:p>72870</text:p>
          </table:table-cell>
          <table:table-cell table:style-name="ce2" office:value-type="string" calcext:value-type="string">
            <text:p>Rue Radziwill, rue des Petits Champs</text:p>
          </table:table-cell>
          <table:table-cell table:style-name="ce4" table:formula="of:=VLOOKUP([.B82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78022" calcext:value-type="float">
            <text:p>78022</text:p>
          </table:table-cell>
          <table:table-cell table:style-name="ce2" office:value-type="string" calcext:value-type="string">
            <text:p>Rue Réaumur, rue des Petits Carreaux</text:p>
          </table:table-cell>
          <table:table-cell table:style-name="ce4" table:formula="of:=VLOOKUP([.B83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88097" calcext:value-type="float">
            <text:p>88097</text:p>
          </table:table-cell>
          <table:table-cell table:style-name="ce2" office:value-type="string" calcext:value-type="string">
            <text:p>Boulevard Poissonnière, rue Montmartre</text:p>
          </table:table-cell>
          <table:table-cell table:style-name="ce4" table:formula="of:=VLOOKUP([.B84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89465" calcext:value-type="float">
            <text:p>89465</text:p>
          </table:table-cell>
          <table:table-cell table:style-name="ce2" office:value-type="string" calcext:value-type="string">
            <text:p>Rue Danielle Casanova, avenue de l'Opéra</text:p>
          </table:table-cell>
          <table:table-cell table:style-name="ce4" table:formula="of:=VLOOKUP([.B85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89516" calcext:value-type="float">
            <text:p>89516</text:p>
          </table:table-cell>
          <table:table-cell table:style-name="ce2" office:value-type="string" calcext:value-type="string">
            <text:p>Boulevard des Italiens, rue Le Peletier, rue Favart</text:p>
          </table:table-cell>
          <table:table-cell table:style-name="ce4" table:formula="of:=VLOOKUP([.B86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91229" calcext:value-type="float">
            <text:p>91229</text:p>
          </table:table-cell>
          <table:table-cell table:style-name="ce2" office:value-type="string" calcext:value-type="string">
            <text:p>Boulevard Saint-Denis, boulevard de Sébastopol</text:p>
          </table:table-cell>
          <table:table-cell table:style-name="ce4" table:formula="of:=VLOOKUP([.B87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93299" calcext:value-type="float">
            <text:p>93299</text:p>
          </table:table-cell>
          <table:table-cell table:style-name="ce2" office:value-type="string" calcext:value-type="string">
            <text:p>Rue du Louvre, rue Montmartre</text:p>
          </table:table-cell>
          <table:table-cell table:style-name="ce4" table:formula="of:=VLOOKUP([.B88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2" calcext:value-type="float">
            <text:p>75002</text:p>
          </table:table-cell>
          <table:table-cell table:style-name="ce2" office:value-type="float" office:value="96475" calcext:value-type="float">
            <text:p>96475</text:p>
          </table:table-cell>
          <table:table-cell table:style-name="ce2" office:value-type="string" calcext:value-type="string">
            <text:p>Rue Vivienne, boulevard Montmartre</text:p>
          </table:table-cell>
          <table:table-cell table:style-name="ce4" table:formula="of:=VLOOKUP([.B89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033" calcext:value-type="float">
            <text:p>3033</text:p>
          </table:table-cell>
          <table:table-cell table:style-name="ce2" office:value-type="string" calcext:value-type="string">
            <text:p>Rue de Montgolfier, rue Borda</text:p>
          </table:table-cell>
          <table:table-cell table:style-name="ce4" table:formula="of:=VLOOKUP([.B90];[$DonneesPrefPolice.$A$1:.$C$1334];3;0)" office:value-type="date" office:date-value="2016-07-28" calcext:value-type="date">
            <text:p>28/07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036" calcext:value-type="float">
            <text:p>3036</text:p>
          </table:table-cell>
          <table:table-cell table:style-name="ce2" office:value-type="string" calcext:value-type="string">
            <text:p>Rue du Temple, rue Michel le Comte</text:p>
          </table:table-cell>
          <table:table-cell table:style-name="ce4" table:formula="of:=VLOOKUP([.B91];[$DonneesPrefPolice.$A$1:.$C$1334];3;0)" office:value-type="date" office:date-value="2016-07-29" calcext:value-type="date">
            <text:p>29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string" calcext:value-type="string">
            <text:p>Rue Vieille du Temple, rue de la Perle</text:p>
          </table:table-cell>
          <table:table-cell table:style-name="ce4" table:formula="of:=VLOOKUP([.B92];[$DonneesPrefPolice.$A$1: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14591" calcext:value-type="float">
            <text:p>14591</text:p>
          </table:table-cell>
          <table:table-cell table:style-name="ce2" office:value-type="string" calcext:value-type="string">
            <text:p>Rue Papin, rue Saint-Martin</text:p>
          </table:table-cell>
          <table:table-cell table:style-name="ce4" table:formula="of:=VLOOKUP([.B93];[$DonneesPrefPolice.$A$1: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18247" calcext:value-type="float">
            <text:p>18247</text:p>
          </table:table-cell>
          <table:table-cell table:style-name="ce2" office:value-type="string" calcext:value-type="string">
            <text:p>Rue des Francs Bourgeois, rue de Turenne</text:p>
          </table:table-cell>
          <table:table-cell table:style-name="ce4" table:formula="of:=VLOOKUP([.B94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3535" calcext:value-type="float">
            <text:p>23535</text:p>
          </table:table-cell>
          <table:table-cell table:style-name="ce2" office:value-type="string" calcext:value-type="string">
            <text:p>Rue du Temple, rue Rambuteau</text:p>
          </table:table-cell>
          <table:table-cell table:style-name="ce4" table:formula="of:=VLOOKUP([.B95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7377" calcext:value-type="float">
            <text:p>27377</text:p>
          </table:table-cell>
          <table:table-cell table:style-name="ce2" office:value-type="string" calcext:value-type="string">
            <text:p>Rue de Turbigo, rue des Fontaines du Temple</text:p>
          </table:table-cell>
          <table:table-cell table:style-name="ce4" table:formula="of:=VLOOKUP([.B96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7643" calcext:value-type="float">
            <text:p>27643</text:p>
          </table:table-cell>
          <table:table-cell table:style-name="ce2" office:value-type="string" calcext:value-type="string">
            <text:p>Place de la République, boulevard du Temple</text:p>
          </table:table-cell>
          <table:table-cell table:style-name="ce4" table:formula="of:=VLOOKUP([.B97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29963" calcext:value-type="float">
            <text:p>29963</text:p>
          </table:table-cell>
          <table:table-cell table:style-name="ce2" office:value-type="string" calcext:value-type="string">
            <text:p>Boulevard Beaumarchais, rue Saint-Sébastien</text:p>
          </table:table-cell>
          <table:table-cell table:style-name="ce4" table:formula="of:=VLOOKUP([.B98];[$DonneesPrefPolice.$A$1: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36697" calcext:value-type="float">
            <text:p>36697</text:p>
          </table:table-cell>
          <table:table-cell table:style-name="ce2" office:value-type="string" calcext:value-type="string">
            <text:p>Rue Réaumur, rue de Turbigo</text:p>
          </table:table-cell>
          <table:table-cell table:style-name="ce4" table:formula="of:=VLOOKUP([.B99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40244" calcext:value-type="float">
            <text:p>40244</text:p>
          </table:table-cell>
          <table:table-cell table:style-name="ce2" office:value-type="string" calcext:value-type="string">
            <text:p>Boulevard de Sébastopol, rue de Turbigo</text:p>
          </table:table-cell>
          <table:table-cell table:style-name="ce4" table:formula="of:=VLOOKUP([.B100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45415" calcext:value-type="float">
            <text:p>45415</text:p>
          </table:table-cell>
          <table:table-cell table:style-name="ce2" office:value-type="string" calcext:value-type="string">
            <text:p>Boulevard des Filles du Calvaire, rue des Filles du Calvaire</text:p>
          </table:table-cell>
          <table:table-cell table:style-name="ce4" table:formula="of:=VLOOKUP([.B101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4318" calcext:value-type="float">
            <text:p>54318</text:p>
          </table:table-cell>
          <table:table-cell table:style-name="ce2" office:value-type="string" calcext:value-type="string">
            <text:p>Rue Perrée, rue Eugène Spuller</text:p>
          </table:table-cell>
          <table:table-cell table:style-name="ce4" table:formula="of:=VLOOKUP([.B102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5744" calcext:value-type="float">
            <text:p>55744</text:p>
          </table:table-cell>
          <table:table-cell table:style-name="ce2" office:value-type="string" calcext:value-type="string">
            <text:p>9, place de la République</text:p>
          </table:table-cell>
          <table:table-cell table:style-name="ce4" table:formula="of:=VLOOKUP([.B103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6119" calcext:value-type="float">
            <text:p>56119</text:p>
          </table:table-cell>
          <table:table-cell table:style-name="ce2" office:value-type="string" calcext:value-type="string">
            <text:p>Rue de Picardie, rue de Franche Comté</text:p>
          </table:table-cell>
          <table:table-cell table:style-name="ce4" table:formula="of:=VLOOKUP([.B104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57802" calcext:value-type="float">
            <text:p>57802</text:p>
          </table:table-cell>
          <table:table-cell table:style-name="ce2" office:value-type="string" calcext:value-type="string">
            <text:p>20, rue Notre-Dame de Nazareth</text:p>
          </table:table-cell>
          <table:table-cell table:style-name="ce4" table:formula="of:=VLOOKUP([.B105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64258" calcext:value-type="float">
            <text:p>64258</text:p>
          </table:table-cell>
          <table:table-cell table:style-name="ce2" office:value-type="string" calcext:value-type="string">
            <text:p>Rue Vaucanson, rue du Vertbois</text:p>
          </table:table-cell>
          <table:table-cell table:style-name="ce4" table:formula="of:=VLOOKUP([.B106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1418" calcext:value-type="float">
            <text:p>71418</text:p>
          </table:table-cell>
          <table:table-cell table:style-name="ce2" office:value-type="string" calcext:value-type="string">
            <text:p>Rue Réaumur, rue Saint-Martin</text:p>
          </table:table-cell>
          <table:table-cell table:style-name="ce4" table:formula="of:=VLOOKUP([.B107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4979" calcext:value-type="float">
            <text:p>74979</text:p>
          </table:table-cell>
          <table:table-cell table:style-name="ce2" office:value-type="string" calcext:value-type="string">
            <text:p>Boulevard Saint-Denis, boulevard de Strasbourg</text:p>
          </table:table-cell>
          <table:table-cell table:style-name="ce4" table:formula="of:=VLOOKUP([.B108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6984" calcext:value-type="float">
            <text:p>76984</text:p>
          </table:table-cell>
          <table:table-cell table:style-name="ce2" office:value-type="string" calcext:value-type="string">
            <text:p>Rue de Réaumur, rue de Bretagne</text:p>
          </table:table-cell>
          <table:table-cell table:style-name="ce4" table:formula="of:=VLOOKUP([.B109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7904" calcext:value-type="float">
            <text:p>77904</text:p>
          </table:table-cell>
          <table:table-cell table:style-name="ce2" office:value-type="string" calcext:value-type="string">
            <text:p>Rue de Bretagne, rue de Turenne</text:p>
          </table:table-cell>
          <table:table-cell table:style-name="ce4" table:formula="of:=VLOOKUP([.B110];[$DonneesPrefPolice.$A$1:.$C$1334];3;0)" office:value-type="date" office:date-value="2015-05-08" calcext:value-type="date">
            <text:p>08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79973" calcext:value-type="float">
            <text:p>79973</text:p>
          </table:table-cell>
          <table:table-cell table:style-name="ce2" office:value-type="string" calcext:value-type="string">
            <text:p>Boulevard Beaumarchais, rue du Pas-de-la-Mule</text:p>
          </table:table-cell>
          <table:table-cell table:style-name="ce4" table:formula="of:=VLOOKUP([.B111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4550" calcext:value-type="float">
            <text:p>84550</text:p>
          </table:table-cell>
          <table:table-cell table:style-name="ce2" office:value-type="string" calcext:value-type="string">
            <text:p>Place de la République, rue du Temple</text:p>
          </table:table-cell>
          <table:table-cell table:style-name="ce4" table:formula="of:=VLOOKUP([.B112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4809" calcext:value-type="float">
            <text:p>84809</text:p>
          </table:table-cell>
          <table:table-cell table:style-name="ce2" office:value-type="string" calcext:value-type="string">
            <text:p>Rue des Archives, rue Rambuteau</text:p>
          </table:table-cell>
          <table:table-cell table:style-name="ce4" table:formula="of:=VLOOKUP([.B113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4854" calcext:value-type="float">
            <text:p>84854</text:p>
          </table:table-cell>
          <table:table-cell table:style-name="ce2" office:value-type="string" calcext:value-type="string">
            <text:p>Rue de Turbigo, rue du Temple</text:p>
          </table:table-cell>
          <table:table-cell table:style-name="ce4" table:formula="of:=VLOOKUP([.B114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86717" calcext:value-type="float">
            <text:p>86717</text:p>
          </table:table-cell>
          <table:table-cell table:style-name="ce2" office:value-type="string" calcext:value-type="string">
            <text:p>Boulevard Beaumarchais, rue des Arquebusiers</text:p>
          </table:table-cell>
          <table:table-cell table:style-name="ce4" table:formula="of:=VLOOKUP([.B115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3" calcext:value-type="float">
            <text:p>75003</text:p>
          </table:table-cell>
          <table:table-cell table:style-name="ce2" office:value-type="float" office:value="92031" calcext:value-type="float">
            <text:p>92031</text:p>
          </table:table-cell>
          <table:table-cell table:style-name="ce2" office:value-type="string" calcext:value-type="string">
            <text:p>Rue du Vertbois, rue de Turbigo</text:p>
          </table:table-cell>
          <table:table-cell table:style-name="ce4" table:formula="of:=VLOOKUP([.B116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6299" calcext:value-type="float">
            <text:p>96299</text:p>
          </table:table-cell>
          <table:table-cell table:style-name="ce2" office:value-type="string" calcext:value-type="string">
            <text:p>Pont Marie amont — Seine</text:p>
          </table:table-cell>
          <table:table-cell table:style-name="ce4" table:formula="of:=VLOOKUP([.B117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7572" calcext:value-type="float">
            <text:p>97572</text:p>
          </table:table-cell>
          <table:table-cell table:style-name="ce2" office:value-type="string" calcext:value-type="string">
            <text:p>Rue des Ecouffes, rue des Rosiers</text:p>
          </table:table-cell>
          <table:table-cell table:style-name="ce4" table:formula="of:=VLOOKUP([.B118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9492" calcext:value-type="float">
            <text:p>99492</text:p>
          </table:table-cell>
          <table:table-cell table:style-name="ce2" office:value-type="string" calcext:value-type="string">
            <text:p>Pont d'Arcole amont — Seine</text:p>
          </table:table-cell>
          <table:table-cell table:style-name="ce4" table:formula="of:=VLOOKUP([.B119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string" calcext:value-type="string">
            <text:p>29297B</text:p>
          </table:table-cell>
          <table:table-cell table:style-name="ce2" office:value-type="string" calcext:value-type="string">
            <text:p>Place de l'Hôtel de Ville, avenue Victoria</text:p>
          </table:table-cell>
          <table:table-cell table:style-name="ce4" table:formula="of:=VLOOKUP([.B120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string" calcext:value-type="string">
            <text:p>67266B</text:p>
          </table:table-cell>
          <table:table-cell table:style-name="ce2" office:value-type="string" calcext:value-type="string">
            <text:p>Rue d'Arcole, place du Parvis Notre-Dame</text:p>
          </table:table-cell>
          <table:table-cell table:style-name="ce4" table:formula="of:=VLOOKUP([.B121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13" calcext:value-type="float">
            <text:p>5013</text:p>
          </table:table-cell>
          <table:table-cell table:style-name="ce2" office:value-type="string" calcext:value-type="string">
            <text:p>Place Alphonse Laveran, rue Saint-Jacques</text:p>
          </table:table-cell>
          <table:table-cell table:style-name="ce4" table:formula="of:=VLOOKUP([.B122];[$DonneesPrefPolice.$A$1: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22" calcext:value-type="float">
            <text:p>5022</text:p>
          </table:table-cell>
          <table:table-cell table:style-name="ce2" office:value-type="string" calcext:value-type="string">
            <text:p>Port de la Tournelle — Seine</text:p>
          </table:table-cell>
          <table:table-cell table:style-name="ce4" table:formula="of:=VLOOKUP([.B123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1" calcext:value-type="float">
            <text:p>5051</text:p>
          </table:table-cell>
          <table:table-cell table:style-name="ce2" office:value-type="string" calcext:value-type="string">
            <text:p>Rue du Fouarre, rue Lagrange</text:p>
          </table:table-cell>
          <table:table-cell table:style-name="ce4" table:formula="of:=VLOOKUP([.B124];[$DonneesPrefPolice.$A$1:.$C$1334];3;0)" office:value-type="date" office:date-value="2016-12-21" calcext:value-type="date">
            <text:p>2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2" calcext:value-type="float">
            <text:p>5052</text:p>
          </table:table-cell>
          <table:table-cell table:style-name="ce2" office:value-type="string" calcext:value-type="string">
            <text:p>Rue de la Montagne Sainte-Geneviève, rue Descartes</text:p>
          </table:table-cell>
          <table:table-cell table:style-name="ce4" table:formula="of:=VLOOKUP([.B125];[$DonneesPrefPolice.$A$1:.$C$1334];3;0)" office:value-type="date" office:date-value="2018-07-10" calcext:value-type="date">
            <text:p>10/07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3" calcext:value-type="float">
            <text:p>5053</text:p>
          </table:table-cell>
          <table:table-cell table:style-name="ce2" office:value-type="string" calcext:value-type="string">
            <text:p>Rue Saint-Jacques, rue Soufflot</text:p>
          </table:table-cell>
          <table:table-cell table:style-name="ce4" table:formula="of:=VLOOKUP([.B126];[$DonneesPrefPolice.$A$1:.$C$1334];3;0)" office:value-type="date" office:date-value="2018-05-16" calcext:value-type="date">
            <text:p>16/05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4" calcext:value-type="float">
            <text:p>5054</text:p>
          </table:table-cell>
          <table:table-cell table:style-name="ce2" office:value-type="string" calcext:value-type="string">
            <text:p>Rue Poliveau, rue Geoffroy Saint-Hilaire</text:p>
          </table:table-cell>
          <table:table-cell table:style-name="ce4" table:formula="of:=VLOOKUP([.B127];[$DonneesPrefPolice.$A$1:.$C$1334];3;0)" office:value-type="date" office:date-value="2016-07-22" calcext:value-type="date">
            <text:p>22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5" calcext:value-type="float">
            <text:p>5055</text:p>
          </table:table-cell>
          <table:table-cell table:style-name="ce2" office:value-type="string" calcext:value-type="string">
            <text:p>Rue Claude Bernard, rue de Valence</text:p>
          </table:table-cell>
          <table:table-cell table:style-name="ce4" table:formula="of:=VLOOKUP([.B128];[$DonneesPrefPolice.$A$1:.$C$1334];3;0)" office:value-type="date" office:date-value="2017-12-18" calcext:value-type="date">
            <text:p>18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6" calcext:value-type="float">
            <text:p>5056</text:p>
          </table:table-cell>
          <table:table-cell table:style-name="ce2" office:value-type="string" calcext:value-type="string">
            <text:p>Rue Claude Bernard, rue Bazeilles</text:p>
          </table:table-cell>
          <table:table-cell table:style-name="ce4" table:formula="of:=VLOOKUP([.B129];[$DonneesPrefPolice.$A$1:.$C$1334];3;0)" office:value-type="date" office:date-value="2018-06-28" calcext:value-type="date">
            <text:p>28/06/1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7" calcext:value-type="float">
            <text:p>5057</text:p>
          </table:table-cell>
          <table:table-cell table:style-name="ce2" office:value-type="string" calcext:value-type="string">
            <text:p>Rue Claude Bernard, rue Vauquelin</text:p>
          </table:table-cell>
          <table:table-cell table:style-name="ce4" table:formula="of:=VLOOKUP([.B130];[$DonneesPrefPolice.$A$1:.$C$1334];3;0)" office:value-type="date" office:date-value="2016-09-21" calcext:value-type="date">
            <text:p>21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8" calcext:value-type="float">
            <text:p>5058</text:p>
          </table:table-cell>
          <table:table-cell table:style-name="ce2" office:value-type="string" calcext:value-type="string">
            <text:p>Rue Pierre Nicole, rue du Val de Grâce</text:p>
          </table:table-cell>
          <table:table-cell table:style-name="ce4" table:formula="of:=VLOOKUP([.B131];[$DonneesPrefPolice.$A$1:.$C$1334];3;0)" office:value-type="date" office:date-value="2016-09-30" calcext:value-type="date">
            <text:p>30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string" calcext:value-type="string">
            <text:p>Port Saint-Bernard (Alvéoles 1, 2 et 3) — Seine</text:p>
          </table:table-cell>
          <table:table-cell table:style-name="ce4" table:formula="of:=VLOOKUP([.B132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12312" calcext:value-type="float">
            <text:p>12312</text:p>
          </table:table-cell>
          <table:table-cell table:style-name="ce2" office:value-type="string" calcext:value-type="string">
            <text:p>Rue Blainville, place de la Contrescarpe</text:p>
          </table:table-cell>
          <table:table-cell table:style-name="ce4" table:formula="of:=VLOOKUP([.B133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13146" calcext:value-type="float">
            <text:p>13146</text:p>
          </table:table-cell>
          <table:table-cell table:style-name="ce2" office:value-type="string" calcext:value-type="string">
            <text:p>Rue de Jussieu, rue des Fossés Saint-Bernard</text:p>
          </table:table-cell>
          <table:table-cell table:style-name="ce4" table:formula="of:=VLOOKUP([.B134];[$DonneesPrefPolice.$A$1:.$C$1334];3;0)" office:value-type="date" office:date-value="2013-03-08" calcext:value-type="date">
            <text:p>08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15242" calcext:value-type="float">
            <text:p>15242</text:p>
          </table:table-cell>
          <table:table-cell table:style-name="ce2" office:value-type="string" calcext:value-type="string">
            <text:p>Place Maubert</text:p>
          </table:table-cell>
          <table:table-cell table:style-name="ce4" table:formula="of:=VLOOKUP([.B135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20669" calcext:value-type="float">
            <text:p>20669</text:p>
          </table:table-cell>
          <table:table-cell table:style-name="ce2" office:value-type="string" calcext:value-type="string">
            <text:p>Boulevard Saint-Germain, quai de la Tournelle</text:p>
          </table:table-cell>
          <table:table-cell table:style-name="ce4" table:formula="of:=VLOOKUP([.B136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Rue d'Ulm, rue d'Erasme</text:p>
          </table:table-cell>
          <table:table-cell table:style-name="ce4" table:formula="of:=VLOOKUP([.B137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26800" calcext:value-type="float">
            <text:p>26800</text:p>
          </table:table-cell>
          <table:table-cell table:style-name="ce2" office:value-type="string" calcext:value-type="string">
            <text:p>Rue Bernardin, rue Monge</text:p>
          </table:table-cell>
          <table:table-cell table:style-name="ce4" table:formula="of:=VLOOKUP([.B13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3168" calcext:value-type="float">
            <text:p>33168</text:p>
          </table:table-cell>
          <table:table-cell table:style-name="ce2" office:value-type="string" calcext:value-type="string">
            <text:p>Rue du Cardinal Lemoine, rue Monge</text:p>
          </table:table-cell>
          <table:table-cell table:style-name="ce4" table:formula="of:=VLOOKUP([.B139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5784" calcext:value-type="float">
            <text:p>35784</text:p>
          </table:table-cell>
          <table:table-cell table:style-name="ce2" office:value-type="string" calcext:value-type="string">
            <text:p>Rue des Ecoles, rue Monge</text:p>
          </table:table-cell>
          <table:table-cell table:style-name="ce4" table:formula="of:=VLOOKUP([.B140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8623" calcext:value-type="float">
            <text:p>38623</text:p>
          </table:table-cell>
          <table:table-cell table:style-name="ce2" office:value-type="string" calcext:value-type="string">
            <text:p>Boulevard Saint-Michel, place de laSorbonne</text:p>
          </table:table-cell>
          <table:table-cell table:style-name="ce4" table:formula="of:=VLOOKUP([.B141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39271" calcext:value-type="float">
            <text:p>39271</text:p>
          </table:table-cell>
          <table:table-cell table:style-name="ce2" office:value-type="string" calcext:value-type="string">
            <text:p>Boulevard Saint-Michel, rue Soufflot</text:p>
          </table:table-cell>
          <table:table-cell table:style-name="ce4" table:formula="of:=VLOOKUP([.B142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43043" calcext:value-type="float">
            <text:p>43043</text:p>
          </table:table-cell>
          <table:table-cell table:style-name="ce2" office:value-type="string" calcext:value-type="string">
            <text:p>Rue de la Harpe, rue de la Huchette</text:p>
          </table:table-cell>
          <table:table-cell table:style-name="ce4" table:formula="of:=VLOOKUP([.B143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45866" calcext:value-type="float">
            <text:p>45866</text:p>
          </table:table-cell>
          <table:table-cell table:style-name="ce2" office:value-type="string" calcext:value-type="string">
            <text:p>Place Saint-Médard, rue Mouffetard</text:p>
          </table:table-cell>
          <table:table-cell table:style-name="ce4" table:formula="of:=VLOOKUP([.B14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48902" calcext:value-type="float">
            <text:p>48902</text:p>
          </table:table-cell>
          <table:table-cell table:style-name="ce2" office:value-type="string" calcext:value-type="string">
            <text:p>Square Tino Rossi</text:p>
          </table:table-cell>
          <table:table-cell table:style-name="ce4" table:formula="of:=VLOOKUP([.B145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044" calcext:value-type="float">
            <text:p>50044</text:p>
          </table:table-cell>
          <table:table-cell table:style-name="ce2" office:value-type="string" calcext:value-type="string">
            <text:p>Rue Mouffetard, rue de l'Epée de Bois</text:p>
          </table:table-cell>
          <table:table-cell table:style-name="ce4" table:formula="of:=VLOOKUP([.B146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581" calcext:value-type="float">
            <text:p>50581</text:p>
          </table:table-cell>
          <table:table-cell table:style-name="ce2" office:value-type="string" calcext:value-type="string">
            <text:p>Rue Linné, rue des Boulangers</text:p>
          </table:table-cell>
          <table:table-cell table:style-name="ce4" table:formula="of:=VLOOKUP([.B147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0850" calcext:value-type="float">
            <text:p>50850</text:p>
          </table:table-cell>
          <table:table-cell table:style-name="ce2" office:value-type="string" calcext:value-type="string">
            <text:p>Rue Saint-Jacques, rue des Ecoles</text:p>
          </table:table-cell>
          <table:table-cell table:style-name="ce4" table:formula="of:=VLOOKUP([.B14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1005" calcext:value-type="float">
            <text:p>51005</text:p>
          </table:table-cell>
          <table:table-cell table:style-name="ce2" office:value-type="string" calcext:value-type="string">
            <text:p>Quai Saint-Bernard, rue Cuvier</text:p>
          </table:table-cell>
          <table:table-cell table:style-name="ce4" table:formula="of:=VLOOKUP([.B149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322" calcext:value-type="float">
            <text:p>53322</text:p>
          </table:table-cell>
          <table:table-cell table:style-name="ce2" office:value-type="string" calcext:value-type="string">
            <text:p>Boulevard Saint-Germain, rue Saint-Jacques</text:p>
          </table:table-cell>
          <table:table-cell table:style-name="ce4" table:formula="of:=VLOOKUP([.B150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494" calcext:value-type="float">
            <text:p>53494</text:p>
          </table:table-cell>
          <table:table-cell table:style-name="ce2" office:value-type="string" calcext:value-type="string">
            <text:p>Rue Clovis, rue Descartes</text:p>
          </table:table-cell>
          <table:table-cell table:style-name="ce4" table:formula="of:=VLOOKUP([.B151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679" calcext:value-type="float">
            <text:p>53679</text:p>
          </table:table-cell>
          <table:table-cell table:style-name="ce2" office:value-type="string" calcext:value-type="string">
            <text:p>Boulevard Saint-Michel, place Louis Marin</text:p>
          </table:table-cell>
          <table:table-cell table:style-name="ce4" table:formula="of:=VLOOKUP([.B152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3982" calcext:value-type="float">
            <text:p>53982</text:p>
          </table:table-cell>
          <table:table-cell table:style-name="ce2" office:value-type="string" calcext:value-type="string">
            <text:p>Rue du Cardinal Lemoine, rue des Ecoles</text:p>
          </table:table-cell>
          <table:table-cell table:style-name="ce4" table:formula="of:=VLOOKUP([.B153];[$DonneesPrefPolice.$A$1:.$C$1334];3;0)" office:value-type="date" office:date-value="2013-03-08" calcext:value-type="date">
            <text:p>08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4992" calcext:value-type="float">
            <text:p>54992</text:p>
          </table:table-cell>
          <table:table-cell table:style-name="ce2" office:value-type="string" calcext:value-type="string">
            <text:p>Pont de Sully, quai Tournelle</text:p>
          </table:table-cell>
          <table:table-cell table:style-name="ce4" table:formula="of:=VLOOKUP([.B154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58021" calcext:value-type="float">
            <text:p>58021</text:p>
          </table:table-cell>
          <table:table-cell table:style-name="ce2" office:value-type="string" calcext:value-type="string">
            <text:p>Square Tino Rossi, quai Saint-Bernard</text:p>
          </table:table-cell>
          <table:table-cell table:style-name="ce4" table:formula="of:=VLOOKUP([.B155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1991" calcext:value-type="float">
            <text:p>61991</text:p>
          </table:table-cell>
          <table:table-cell table:style-name="ce2" office:value-type="string" calcext:value-type="string">
            <text:p>Boulevard Saint-Michel, boulevard Saint- Germain</text:p>
          </table:table-cell>
          <table:table-cell table:style-name="ce4" table:formula="of:=VLOOKUP([.B156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2140" calcext:value-type="float">
            <text:p>62140</text:p>
          </table:table-cell>
          <table:table-cell table:style-name="ce2" office:value-type="string" calcext:value-type="string">
            <text:p>Rue Chantier, rue des Fossés Saint-Bernard</text:p>
          </table:table-cell>
          <table:table-cell table:style-name="ce4" table:formula="of:=VLOOKUP([.B15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2185" calcext:value-type="float">
            <text:p>62185</text:p>
          </table:table-cell>
          <table:table-cell table:style-name="ce2" office:value-type="string" calcext:value-type="string">
            <text:p>Rue Saint-Jacques, rue Gay Lussac</text:p>
          </table:table-cell>
          <table:table-cell table:style-name="ce4" table:formula="of:=VLOOKUP([.B15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3441" calcext:value-type="float">
            <text:p>63441</text:p>
          </table:table-cell>
          <table:table-cell table:style-name="ce2" office:value-type="string" calcext:value-type="string">
            <text:p>81, boulevard de Port-Royal</text:p>
          </table:table-cell>
          <table:table-cell table:style-name="ce4" table:formula="of:=VLOOKUP([.B159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5348" calcext:value-type="float">
            <text:p>65348</text:p>
          </table:table-cell>
          <table:table-cell table:style-name="ce2" office:value-type="string" calcext:value-type="string">
            <text:p>Quai de Montebello, rue du Petit Pont</text:p>
          </table:table-cell>
          <table:table-cell table:style-name="ce4" table:formula="of:=VLOOKUP([.B160];[$DonneesPrefPolice.$A$1:.$C$1334];3;0)" office:value-type="date" office:date-value="2013-02-01" calcext:value-type="date">
            <text:p>01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5680" calcext:value-type="float">
            <text:p>65680</text:p>
          </table:table-cell>
          <table:table-cell table:style-name="ce2" office:value-type="string" calcext:value-type="string">
            <text:p>Place du Panthéon, rue d'Ulm, rue Clotaire</text:p>
          </table:table-cell>
          <table:table-cell table:style-name="ce4" table:formula="of:=VLOOKUP([.B16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7726" calcext:value-type="float">
            <text:p>67726</text:p>
          </table:table-cell>
          <table:table-cell table:style-name="ce2" office:value-type="string" calcext:value-type="string">
            <text:p>Place du Puits de L'Ermite, rue de Quatrefages</text:p>
          </table:table-cell>
          <table:table-cell table:style-name="ce4" table:formula="of:=VLOOKUP([.B16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69567" calcext:value-type="float">
            <text:p>69567</text:p>
          </table:table-cell>
          <table:table-cell table:style-name="ce2" office:value-type="string" calcext:value-type="string">
            <text:p>Place Saint-Michel, pont Saint-Michel</text:p>
          </table:table-cell>
          <table:table-cell table:style-name="ce4" table:formula="of:=VLOOKUP([.B163];[$DonneesPrefPolice.$A$1: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3849" calcext:value-type="float">
            <text:p>73849</text:p>
          </table:table-cell>
          <table:table-cell table:style-name="ce2" office:value-type="string" calcext:value-type="string">
            <text:p>Rue Saint-Julien le Pauvre, rue Galande</text:p>
          </table:table-cell>
          <table:table-cell table:style-name="ce4" table:formula="of:=VLOOKUP([.B164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6722" calcext:value-type="float">
            <text:p>76722</text:p>
          </table:table-cell>
          <table:table-cell table:style-name="ce2" office:value-type="string" calcext:value-type="string">
            <text:p>Rue Monge, rue Larrey</text:p>
          </table:table-cell>
          <table:table-cell table:style-name="ce4" table:formula="of:=VLOOKUP([.B165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8605" calcext:value-type="float">
            <text:p>78605</text:p>
          </table:table-cell>
          <table:table-cell table:style-name="ce2" office:value-type="string" calcext:value-type="string">
            <text:p>Rue Jussieu, rue Cuvier</text:p>
          </table:table-cell>
          <table:table-cell table:style-name="ce4" table:formula="of:=VLOOKUP([.B16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79793" calcext:value-type="float">
            <text:p>79793</text:p>
          </table:table-cell>
          <table:table-cell table:style-name="ce2" office:value-type="string" calcext:value-type="string">
            <text:p>Rue Saint-Victor, rue de Pontoise</text:p>
          </table:table-cell>
          <table:table-cell table:style-name="ce4" table:formula="of:=VLOOKUP([.B16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01" calcext:value-type="float">
            <text:p>7001</text:p>
          </table:table-cell>
          <table:table-cell table:style-name="ce2" office:value-type="string" calcext:value-type="string">
            <text:p>Place de Fontenoy, Ecole Militaire</text:p>
          </table:table-cell>
          <table:table-cell table:style-name="ce4" table:formula="of:=VLOOKUP([.B168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02" calcext:value-type="float">
            <text:p>7002</text:p>
          </table:table-cell>
          <table:table-cell table:style-name="ce2" office:value-type="string" calcext:value-type="string">
            <text:p>Place de Fontenoy, rue d'Estrées</text:p>
          </table:table-cell>
          <table:table-cell table:style-name="ce4" table:formula="of:=VLOOKUP([.B169];[$DonneesPrefPolice.$A$1:.$C$1334];3;0)" office:value-type="date" office:date-value="2017-01-03" calcext:value-type="date">
            <text:p>03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16" calcext:value-type="float">
            <text:p>7016</text:p>
          </table:table-cell>
          <table:table-cell table:style-name="ce2" office:value-type="string" calcext:value-type="string">
            <text:p>Rue de Varenne, rue Vaneau</text:p>
          </table:table-cell>
          <table:table-cell table:style-name="ce4" table:formula="of:=VLOOKUP([.B170];[$DonneesPrefPolice.$A$1:.$C$1334];3;0)" office:value-type="date" office:date-value="2017-03-14" calcext:value-type="date">
            <text:p>14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string" calcext:value-type="string">
            <text:p>Rue Recamier, rue de Sèvres (côté pair)</text:p>
          </table:table-cell>
          <table:table-cell table:style-name="ce4" table:formula="of:=VLOOKUP([.B171];[$DonneesPrefPolice.$A$1:.$C$1334];3;0)" office:value-type="date" office:date-value="2018-03-15" calcext:value-type="date">
            <text:p>15/03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0" calcext:value-type="float">
            <text:p>7080</text:p>
          </table:table-cell>
          <table:table-cell table:style-name="ce2" office:value-type="string" calcext:value-type="string">
            <text:p>Quai d'Orsay, rue Robert Esnault Pelterie</text:p>
          </table:table-cell>
          <table:table-cell table:style-name="ce4" table:formula="of:=VLOOKUP([.B172];[$DonneesPrefPolice.$A$1:.$C$1334];3;0)" office:value-type="date" office:date-value="2016-05-27" calcext:value-type="date">
            <text:p>27/05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2" calcext:value-type="float">
            <text:p>7082</text:p>
          </table:table-cell>
          <table:table-cell table:style-name="ce2" office:value-type="string" calcext:value-type="string">
            <text:p>Avenue de la Bourdonnais, quai Branly côté impair</text:p>
          </table:table-cell>
          <table:table-cell table:style-name="ce4" table:formula="of:=VLOOKUP([.B173];[$DonneesPrefPolice.$A$1:.$C$1334];3;0)" office:value-type="date" office:date-value="2017-10-02" calcext:value-type="date">
            <text:p>02/10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3" calcext:value-type="float">
            <text:p>7083</text:p>
          </table:table-cell>
          <table:table-cell table:style-name="ce2" office:value-type="string" calcext:value-type="string">
            <text:p>Avenue de la Motte-Picquet, Champ de Mars, Ecole Militaire</text:p>
          </table:table-cell>
          <table:table-cell table:style-name="ce4" table:formula="of:=VLOOKUP([.B174];[$DonneesPrefPolice.$A$1:.$C$1334];3;0)" office:value-type="date" office:date-value="2018-08-23" calcext:value-type="date">
            <text:p>23/08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4" calcext:value-type="float">
            <text:p>7084</text:p>
          </table:table-cell>
          <table:table-cell table:style-name="ce2" office:value-type="string" calcext:value-type="string">
            <text:p>Rue de l'Université, avenue Franco-Russe</text:p>
          </table:table-cell>
          <table:table-cell table:style-name="ce4" table:formula="of:=VLOOKUP([.B175];[$DonneesPrefPolice.$A$1:.$C$1334];3;0)" office:value-type="date" office:date-value="2017-09-11" calcext:value-type="date">
            <text:p>11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7" calcext:value-type="float">
            <text:p>7087</text:p>
          </table:table-cell>
          <table:table-cell table:style-name="ce2" office:value-type="string" calcext:value-type="string">
            <text:p>Rue de Grenelle, square de La Tour-Maubourg</text:p>
          </table:table-cell>
          <table:table-cell table:style-name="ce4" table:formula="of:=VLOOKUP([.B176];[$DonneesPrefPolice.$A$1:.$C$1334];3;0)" office:value-type="date" office:date-value="2017-09-07" calcext:value-type="date">
            <text:p>07/09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89" calcext:value-type="float">
            <text:p>7089</text:p>
          </table:table-cell>
          <table:table-cell table:style-name="ce2" office:value-type="string" calcext:value-type="string">
            <text:p>Avenue Charles Risler, allée Pierre Loti</text:p>
          </table:table-cell>
          <table:table-cell table:style-name="ce4" table:formula="of:=VLOOKUP([.B177];[$DonneesPrefPolice.$A$1:.$C$1334];3;0)" office:value-type="date" office:date-value="2016-05-27" calcext:value-type="date">
            <text:p>27/05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90" calcext:value-type="float">
            <text:p>7090</text:p>
          </table:table-cell>
          <table:table-cell table:style-name="ce2" office:value-type="string" calcext:value-type="string">
            <text:p>Avenue du Docteur Brouardel, alléeThomy Thierry</text:p>
          </table:table-cell>
          <table:table-cell table:style-name="ce4" table:formula="of:=VLOOKUP([.B178];[$DonneesPrefPolice.$A$1:.$C$1334];3;0)" office:value-type="date" office:date-value="2016-05-27" calcext:value-type="date">
            <text:p>27/05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91" calcext:value-type="float">
            <text:p>7091</text:p>
          </table:table-cell>
          <table:table-cell table:style-name="ce2" office:value-type="string" calcext:value-type="string">
            <text:p>Rue Champfleury, rue Charles Flocquet</text:p>
          </table:table-cell>
          <table:table-cell table:style-name="ce4" table:formula="of:=VLOOKUP([.B179];[$DonneesPrefPolice.$A$1:.$C$1334];3;0)" office:value-type="date" office:date-value="2017-11-06" calcext:value-type="date">
            <text:p>06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092" calcext:value-type="float">
            <text:p>7092</text:p>
          </table:table-cell>
          <table:table-cell table:style-name="ce2" office:value-type="string" calcext:value-type="string">
            <text:p>Rue de Grenelle, rue des Saints-Pères</text:p>
          </table:table-cell>
          <table:table-cell table:style-name="ce4" table:formula="of:=VLOOKUP([.B180];[$DonneesPrefPolice.$A$1:.$C$1334];3;0)" office:value-type="date" office:date-value="2018-09-19" calcext:value-type="date">
            <text:p>19/09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0583" calcext:value-type="float">
            <text:p>10583</text:p>
          </table:table-cell>
          <table:table-cell table:style-name="ce2" office:value-type="string" calcext:value-type="string">
            <text:p>Pilier Est de la Tour Eiffel</text:p>
          </table:table-cell>
          <table:table-cell table:style-name="ce4" table:formula="of:=VLOOKUP([.B181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1264" calcext:value-type="float">
            <text:p>11264</text:p>
          </table:table-cell>
          <table:table-cell table:style-name="ce2" office:value-type="string" calcext:value-type="string">
            <text:p>Avenue de Ségur, avenue de Suffren</text:p>
          </table:table-cell>
          <table:table-cell table:style-name="ce4" table:formula="of:=VLOOKUP([.B182];[$DonneesPrefPolice.$A$1: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1361" calcext:value-type="float">
            <text:p>11361</text:p>
          </table:table-cell>
          <table:table-cell table:style-name="ce2" office:value-type="string" calcext:value-type="string">
            <text:p>Place Saint-Thomas d'Aquin, rue Saint-Thomas d'Aquin</text:p>
          </table:table-cell>
          <table:table-cell table:style-name="ce4" table:formula="of:=VLOOKUP([.B183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2509" calcext:value-type="float">
            <text:p>12509</text:p>
          </table:table-cell>
          <table:table-cell table:style-name="ce2" office:value-type="string" calcext:value-type="string">
            <text:p>Boulevard Saint-Germain, boulevard Raspail</text:p>
          </table:table-cell>
          <table:table-cell table:style-name="ce4" table:formula="of:=VLOOKUP([.B184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3455" calcext:value-type="float">
            <text:p>13455</text:p>
          </table:table-cell>
          <table:table-cell table:style-name="ce2" office:value-type="string" calcext:value-type="string">
            <text:p>Ecole Militaire, Champ de Mars</text:p>
          </table:table-cell>
          <table:table-cell table:style-name="ce4" table:formula="of:=VLOOKUP([.B185];[$DonneesPrefPolice.$A$1: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4157" calcext:value-type="float">
            <text:p>14157</text:p>
          </table:table-cell>
          <table:table-cell table:style-name="ce2" office:value-type="string" calcext:value-type="string">
            <text:p>Rue Saint-Dominique, rue Cler</text:p>
          </table:table-cell>
          <table:table-cell table:style-name="ce4" table:formula="of:=VLOOKUP([.B186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7103" calcext:value-type="float">
            <text:p>17103</text:p>
          </table:table-cell>
          <table:table-cell table:style-name="ce2" office:value-type="string" calcext:value-type="string">
            <text:p>Quai Branly, avenue de Suffren</text:p>
          </table:table-cell>
          <table:table-cell table:style-name="ce4" table:formula="of:=VLOOKUP([.B187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7567" calcext:value-type="float">
            <text:p>17567</text:p>
          </table:table-cell>
          <table:table-cell table:style-name="ce2" office:value-type="string" calcext:value-type="string">
            <text:p>Avenue Saxe, avenue Breteuil (place de Breteuil)</text:p>
          </table:table-cell>
          <table:table-cell table:style-name="ce4" table:formula="of:=VLOOKUP([.B188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8769" calcext:value-type="float">
            <text:p>18769</text:p>
          </table:table-cell>
          <table:table-cell table:style-name="ce2" office:value-type="string" calcext:value-type="string">
            <text:p>Place André Tardieu</text:p>
          </table:table-cell>
          <table:table-cell table:style-name="ce4" table:formula="of:=VLOOKUP([.B189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19899" calcext:value-type="float">
            <text:p>19899</text:p>
          </table:table-cell>
          <table:table-cell table:style-name="ce2" office:value-type="string" calcext:value-type="string">
            <text:p>Pilier Ouest de la Tour Eiffel</text:p>
          </table:table-cell>
          <table:table-cell table:style-name="ce4" table:formula="of:=VLOOKUP([.B19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0276" calcext:value-type="float">
            <text:p>20276</text:p>
          </table:table-cell>
          <table:table-cell table:style-name="ce2" office:value-type="string" calcext:value-type="string">
            <text:p>Rue Duroc, boulevard des Invalides</text:p>
          </table:table-cell>
          <table:table-cell table:style-name="ce4" table:formula="of:=VLOOKUP([.B191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1909" calcext:value-type="float">
            <text:p>21909</text:p>
          </table:table-cell>
          <table:table-cell table:style-name="ce2" office:value-type="string" calcext:value-type="string">
            <text:p>Boulevard de la Tour Maubourg, rue de l'Université</text:p>
          </table:table-cell>
          <table:table-cell table:style-name="ce4" table:formula="of:=VLOOKUP([.B192];[$DonneesPrefPolice.$A$1:.$C$1334];3;0)" office:value-type="date" office:date-value="2013-06-14" calcext:value-type="date">
            <text:p>14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string" calcext:value-type="string">
            <text:p>Rue de Babylone, rue Barbet de Jouy</text:p>
          </table:table-cell>
          <table:table-cell table:style-name="ce4" table:formula="of:=VLOOKUP([.B193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3371" calcext:value-type="float">
            <text:p>23371</text:p>
          </table:table-cell>
          <table:table-cell table:style-name="ce2" office:value-type="string" calcext:value-type="string">
            <text:p>Port de Solférino, niveau Musée de la Légion d'Honneur — Seine</text:p>
          </table:table-cell>
          <table:table-cell table:style-name="ce4" table:formula="of:=VLOOKUP([.B194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8398" calcext:value-type="float">
            <text:p>28398</text:p>
          </table:table-cell>
          <table:table-cell table:style-name="ce2" office:value-type="string" calcext:value-type="string">
            <text:p>Boulevard de la Tour Maubourg, avenue de Tourville</text:p>
          </table:table-cell>
          <table:table-cell table:style-name="ce4" table:formula="of:=VLOOKUP([.B195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9075" calcext:value-type="float">
            <text:p>29075</text:p>
          </table:table-cell>
          <table:table-cell table:style-name="ce2" office:value-type="string" calcext:value-type="string">
            <text:p>Port des Invalides, aval du pont Alexandre III — Seine</text:p>
          </table:table-cell>
          <table:table-cell table:style-name="ce4" table:formula="of:=VLOOKUP([.B196];[$DonneesPrefPolice.$A$1:.$C$1334];3;0)" office:value-type="date" office:date-value="2013-12-13" calcext:value-type="date">
            <text:p>13/1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29504" calcext:value-type="float">
            <text:p>29504</text:p>
          </table:table-cell>
          <table:table-cell table:style-name="ce2" office:value-type="string" calcext:value-type="string">
            <text:p>Boulevard Saint-Germain, rue de Bellechasse</text:p>
          </table:table-cell>
          <table:table-cell table:style-name="ce4" table:formula="of:=VLOOKUP([.B197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0736" calcext:value-type="float">
            <text:p>30736</text:p>
          </table:table-cell>
          <table:table-cell table:style-name="ce2" office:value-type="string" calcext:value-type="string">
            <text:p>Rue de Sèvres, rue du Bac</text:p>
          </table:table-cell>
          <table:table-cell table:style-name="ce4" table:formula="of:=VLOOKUP([.B198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1779" calcext:value-type="float">
            <text:p>31779</text:p>
          </table:table-cell>
          <table:table-cell table:style-name="ce2" office:value-type="string" calcext:value-type="string">
            <text:p>Rue de Grenelle, rue de Bellechasse</text:p>
          </table:table-cell>
          <table:table-cell table:style-name="ce4" table:formula="of:=VLOOKUP([.B199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3167" calcext:value-type="float">
            <text:p>33167</text:p>
          </table:table-cell>
          <table:table-cell table:style-name="ce2" office:value-type="string" calcext:value-type="string">
            <text:p>Rue des Saints-Pères, rue de Lille</text:p>
          </table:table-cell>
          <table:table-cell table:style-name="ce4" table:formula="of:=VLOOKUP([.B200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3282" calcext:value-type="float">
            <text:p>33282</text:p>
          </table:table-cell>
          <table:table-cell table:style-name="ce2" office:value-type="string" calcext:value-type="string">
            <text:p>Avenue du Maréchal Galliéni, rue de l'Université</text:p>
          </table:table-cell>
          <table:table-cell table:style-name="ce4" table:formula="of:=VLOOKUP([.B201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4479" calcext:value-type="float">
            <text:p>34479</text:p>
          </table:table-cell>
          <table:table-cell table:style-name="ce2" office:value-type="string" calcext:value-type="string">
            <text:p>Avenue du Général Détrié, avenue Charles Floquet</text:p>
          </table:table-cell>
          <table:table-cell table:style-name="ce4" table:formula="of:=VLOOKUP([.B202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6804" calcext:value-type="float">
            <text:p>36804</text:p>
          </table:table-cell>
          <table:table-cell table:style-name="ce2" office:value-type="string" calcext:value-type="string">
            <text:p>Place Jacques Rueff</text:p>
          </table:table-cell>
          <table:table-cell table:style-name="ce4" table:formula="of:=VLOOKUP([.B203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7705" calcext:value-type="float">
            <text:p>37705</text:p>
          </table:table-cell>
          <table:table-cell table:style-name="ce2" office:value-type="string" calcext:value-type="string">
            <text:p>23, rue de Babylone</text:p>
          </table:table-cell>
          <table:table-cell table:style-name="ce4" table:formula="of:=VLOOKUP([.B204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8775" calcext:value-type="float">
            <text:p>38775</text:p>
          </table:table-cell>
          <table:table-cell table:style-name="ce2" office:value-type="string" calcext:value-type="string">
            <text:p>Place de la Résistance</text:p>
          </table:table-cell>
          <table:table-cell table:style-name="ce4" table:formula="of:=VLOOKUP([.B20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8933" calcext:value-type="float">
            <text:p>38933</text:p>
          </table:table-cell>
          <table:table-cell table:style-name="ce2" office:value-type="string" calcext:value-type="string">
            <text:p>Rue Lille, rue de Bellechasse</text:p>
          </table:table-cell>
          <table:table-cell table:style-name="ce4" table:formula="of:=VLOOKUP([.B20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480" calcext:value-type="float">
            <text:p>39480</text:p>
          </table:table-cell>
          <table:table-cell table:style-name="ce2" office:value-type="string" calcext:value-type="string">
            <text:p>Boulevard Raspail, rue de Varenne</text:p>
          </table:table-cell>
          <table:table-cell table:style-name="ce4" table:formula="of:=VLOOKUP([.B207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764" calcext:value-type="float">
            <text:p>39764</text:p>
          </table:table-cell>
          <table:table-cell table:style-name="ce2" office:value-type="string" calcext:value-type="string">
            <text:p>Avenue de la Motte Picquet, boulevard de la Tour Maubourg</text:p>
          </table:table-cell>
          <table:table-cell table:style-name="ce4" table:formula="of:=VLOOKUP([.B208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930" calcext:value-type="float">
            <text:p>39930</text:p>
          </table:table-cell>
          <table:table-cell table:style-name="ce2" office:value-type="string" calcext:value-type="string">
            <text:p>Rue Jacob, rue des Saints-Pères</text:p>
          </table:table-cell>
          <table:table-cell table:style-name="ce4" table:formula="of:=VLOOKUP([.B209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39992" calcext:value-type="float">
            <text:p>39992</text:p>
          </table:table-cell>
          <table:table-cell table:style-name="ce2" office:value-type="string" calcext:value-type="string">
            <text:p>Quai Branly, pont d'Iéna</text:p>
          </table:table-cell>
          <table:table-cell table:style-name="ce4" table:formula="of:=VLOOKUP([.B210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46990" calcext:value-type="float">
            <text:p>46990</text:p>
          </table:table-cell>
          <table:table-cell table:style-name="ce2" office:value-type="string" calcext:value-type="string">
            <text:p>Pont Alexandre III, quai Anatole France</text:p>
          </table:table-cell>
          <table:table-cell table:style-name="ce4" table:formula="of:=VLOOKUP([.B211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49553" calcext:value-type="float">
            <text:p>49553</text:p>
          </table:table-cell>
          <table:table-cell table:style-name="ce2" office:value-type="string" calcext:value-type="string">
            <text:p>Pilier Nord de la Tour Eiffel</text:p>
          </table:table-cell>
          <table:table-cell table:style-name="ce4" table:formula="of:=VLOOKUP([.B21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1211" calcext:value-type="float">
            <text:p>51211</text:p>
          </table:table-cell>
          <table:table-cell table:style-name="ce2" office:value-type="string" calcext:value-type="string">
            <text:p>Boulevard Raspail, rue de Varenne</text:p>
          </table:table-cell>
          <table:table-cell table:style-name="ce4" table:formula="of:=VLOOKUP([.B213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2217" calcext:value-type="float">
            <text:p>52217</text:p>
          </table:table-cell>
          <table:table-cell table:style-name="ce2" office:value-type="string" calcext:value-type="string">
            <text:p>Avenue de Suffren, avenue Joseph Bouvard</text:p>
          </table:table-cell>
          <table:table-cell table:style-name="ce4" table:formula="of:=VLOOKUP([.B21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2733" calcext:value-type="float">
            <text:p>52733</text:p>
          </table:table-cell>
          <table:table-cell table:style-name="ce2" office:value-type="string" calcext:value-type="string">
            <text:p>Assemblée Nationale</text:p>
          </table:table-cell>
          <table:table-cell table:style-name="ce4" table:formula="of:=VLOOKUP([.B215];[$DonneesPrefPolice.$A$1: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3718" calcext:value-type="float">
            <text:p>53718</text:p>
          </table:table-cell>
          <table:table-cell table:style-name="ce2" office:value-type="string" calcext:value-type="string">
            <text:p>Place du Général Gouraud</text:p>
          </table:table-cell>
          <table:table-cell table:style-name="ce4" table:formula="of:=VLOOKUP([.B216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2" calcext:value-type="float">
            <text:p>8002</text:p>
          </table:table-cell>
          <table:table-cell table:style-name="ce2" office:value-type="string" calcext:value-type="string">
            <text:p>Avenue Montaigne contre-allée Sud, rond-point des Champs-Elysées</text:p>
          </table:table-cell>
          <table:table-cell table:style-name="ce4" table:formula="of:=VLOOKUP([.B217];[$DonneesPrefPolice.$A$1:.$C$1334];3;0)" office:value-type="date" office:date-value="2017-11-22" calcext:value-type="date">
            <text:p>22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3" calcext:value-type="float">
            <text:p>8003</text:p>
          </table:table-cell>
          <table:table-cell table:style-name="ce2" office:value-type="string" calcext:value-type="string">
            <text:p>Avenue Montaigne contre-allée Nord, rond-point des Champs-Elysées</text:p>
          </table:table-cell>
          <table:table-cell table:style-name="ce4" table:formula="of:=VLOOKUP([.B218];[$DonneesPrefPolice.$A$1:.$C$1334];3;0)" office:value-type="date" office:date-value="2018-01-18" calcext:value-type="date">
            <text:p>18/0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7" calcext:value-type="float">
            <text:p>8007</text:p>
          </table:table-cell>
          <table:table-cell table:style-name="ce2" office:value-type="string" calcext:value-type="string">
            <text:p>29, rue du Faubourg Saint-Honoré</text:p>
          </table:table-cell>
          <table:table-cell table:style-name="ce4" table:formula="of:=VLOOKUP([.B219];[$DonneesPrefPolice.$A$1:.$C$1334];3;0)" office:value-type="date" office:date-value="2017-04-21" calcext:value-type="date">
            <text:p>21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09" calcext:value-type="float">
            <text:p>8009</text:p>
          </table:table-cell>
          <table:table-cell table:style-name="ce2" office:value-type="string" calcext:value-type="string">
            <text:p>Avenue des Champs-Elysées, avenue de Marigny</text:p>
          </table:table-cell>
          <table:table-cell table:style-name="ce4" table:formula="of:=VLOOKUP([.B220];[$DonneesPrefPolice.$A$1:.$C$1334];3;0)" office:value-type="date" office:date-value="2018-10-31" calcext:value-type="date">
            <text:p>31/10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21" calcext:value-type="float">
            <text:p>8021</text:p>
          </table:table-cell>
          <table:table-cell table:style-name="ce2" office:value-type="string" calcext:value-type="string">
            <text:p><text:s/>Avenue George V, rue de la Tremoille</text:p>
          </table:table-cell>
          <table:table-cell table:style-name="ce4" table:formula="of:=VLOOKUP([.B221];[$DonneesPrefPolice.$A$1: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28" calcext:value-type="float">
            <text:p>8028</text:p>
          </table:table-cell>
          <table:table-cell table:style-name="ce2" office:value-type="string" calcext:value-type="string">
            <text:p>Place Rio de Janeiro — rue de Lisbonne, rue de Monceau</text:p>
          </table:table-cell>
          <table:table-cell table:style-name="ce4" table:formula="of:=VLOOKUP([.B222];[$DonneesPrefPolice.$A$1:.$C$1334];3;0)" office:value-type="date" office:date-value="2017-02-20" calcext:value-type="date">
            <text:p>20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71" calcext:value-type="float">
            <text:p>8071</text:p>
          </table:table-cell>
          <table:table-cell table:style-name="ce2" office:value-type="string" calcext:value-type="string">
            <text:p>Avenue Matignon, rue de Ponthieu</text:p>
          </table:table-cell>
          <table:table-cell table:style-name="ce4" table:formula="of:=VLOOKUP([.B223];[$DonneesPrefPolice.$A$1:.$C$1334];3;0)" office:value-type="date" office:date-value="2017-12-26" calcext:value-type="date">
            <text:p>2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096" calcext:value-type="float">
            <text:p>8096</text:p>
          </table:table-cell>
          <table:table-cell table:style-name="ce2" office:value-type="string" calcext:value-type="string">
            <text:p>Place de la Concorde, avenue Gabriel</text:p>
          </table:table-cell>
          <table:table-cell table:style-name="ce4" table:formula="of:=VLOOKUP([.B224];[$DonneesPrefPolice.$A$1:.$C$1334];3;0)" office:value-type="date" office:date-value="2018-07-13" calcext:value-type="date">
            <text:p>13/07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2" calcext:value-type="float">
            <text:p>8102</text:p>
          </table:table-cell>
          <table:table-cell table:style-name="ce2" office:value-type="string" calcext:value-type="string">
            <text:p>Rue Rocher, rue de Laborde, rue Joseph Sansbœuf</text:p>
          </table:table-cell>
          <table:table-cell table:style-name="ce4" table:formula="of:=VLOOKUP([.B225];[$DonneesPrefPolice.$A$1:.$C$1334];3;0)" office:value-type="date" office:date-value="2018-09-06" calcext:value-type="date">
            <text:p>06/09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string" calcext:value-type="string">
            <text:p>Rue de La Boëtie, rue de Miromesnil</text:p>
          </table:table-cell>
          <table:table-cell table:style-name="ce4" table:formula="of:=VLOOKUP([.B226];[$DonneesPrefPolice.$A$1:.$C$1334];3;0)" office:value-type="date" office:date-value="2017-03-03" calcext:value-type="date">
            <text:p>0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6" calcext:value-type="float">
            <text:p>8106</text:p>
          </table:table-cell>
          <table:table-cell table:style-name="ce2" office:value-type="string" calcext:value-type="string">
            <text:p><text:s/>Rue du Faubourg Saint-Honoré, rue Jean Mermoz, rue du Colisée</text:p>
          </table:table-cell>
          <table:table-cell table:style-name="ce4" table:formula="of:=VLOOKUP([.B227];[$DonneesPrefPolice.$A$1:.$C$1334];3;0)" office:value-type="date" office:date-value="2018-02-21" calcext:value-type="date">
            <text:p>21/02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07" calcext:value-type="float">
            <text:p>8107</text:p>
          </table:table-cell>
          <table:table-cell table:style-name="ce2" office:value-type="string" calcext:value-type="string">
            <text:p>Rue du Faubourg Saint-Honoré, avenue Matignon</text:p>
          </table:table-cell>
          <table:table-cell table:style-name="ce4" table:formula="of:=VLOOKUP([.B228];[$DonneesPrefPolice.$A$1: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2" calcext:value-type="float">
            <text:p>8112</text:p>
          </table:table-cell>
          <table:table-cell table:style-name="ce2" office:value-type="string" calcext:value-type="string">
            <text:p>Avenue des Champs-Elysées, rue la Boéti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4" calcext:value-type="float">
            <text:p>8114</text:p>
          </table:table-cell>
          <table:table-cell table:style-name="ce2" office:value-type="string" calcext:value-type="string">
            <text:p>Avenue George V, rue François 1er</text:p>
          </table:table-cell>
          <table:table-cell table:style-name="ce4" table:formula="of:=VLOOKUP([.B230];[$DonneesPrefPolice.$A$1:.$C$1334];3;0)" office:value-type="date" office:date-value="2017-11-09" calcext:value-type="date">
            <text:p>09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5" calcext:value-type="float">
            <text:p>8115</text:p>
          </table:table-cell>
          <table:table-cell table:style-name="ce2" office:value-type="string" calcext:value-type="string">
            <text:p>Avenue George V, rue Pierre 1er de Serbie</text:p>
          </table:table-cell>
          <table:table-cell table:style-name="ce4" table:formula="of:=VLOOKUP([.B231];[$DonneesPrefPolice.$A$1:.$C$1334];3;0)" office:value-type="date" office:date-value="2017-01-20" calcext:value-type="date">
            <text:p>20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8" calcext:value-type="float">
            <text:p>8118</text:p>
          </table:table-cell>
          <table:table-cell table:style-name="ce2" office:value-type="string" calcext:value-type="string">
            <text:p>Rue Marbeuf, avenue George V</text:p>
          </table:table-cell>
          <table:table-cell table:style-name="ce4" table:formula="of:=VLOOKUP([.B232];[$DonneesPrefPolice.$A$1:.$C$1334];3;0)" office:value-type="date" office:date-value="2016-10-07" calcext:value-type="date">
            <text:p>07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19" calcext:value-type="float">
            <text:p>8119</text:p>
          </table:table-cell>
          <table:table-cell table:style-name="ce2" office:value-type="string" calcext:value-type="string">
            <text:p>Rue François 1er, rue Marbeuf</text:p>
          </table:table-cell>
          <table:table-cell table:style-name="ce4" table:formula="of:=VLOOKUP([.B233];[$DonneesPrefPolice.$A$1:.$C$1334];3;0)" office:value-type="date" office:date-value="2018-11-13" calcext:value-type="date">
            <text:p>13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2" calcext:value-type="float">
            <text:p>8122</text:p>
          </table:table-cell>
          <table:table-cell table:style-name="ce2" office:value-type="string" calcext:value-type="string">
            <text:p>Avenue Montaigne, rue du Boccador</text:p>
          </table:table-cell>
          <table:table-cell table:style-name="ce4" table:formula="of:=VLOOKUP([.B234];[$DonneesPrefPolice.$A$1:.$C$1334];3;0)" office:value-type="date" office:date-value="2017-02-20" calcext:value-type="date">
            <text:p>20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3" calcext:value-type="float">
            <text:p>8123</text:p>
          </table:table-cell>
          <table:table-cell table:style-name="ce2" office:value-type="string" calcext:value-type="string">
            <text:p>Rue Jean Goujon, rue François 1er</text:p>
          </table:table-cell>
          <table:table-cell table:style-name="ce4" table:formula="of:=VLOOKUP([.B235];[$DonneesPrefPolice.$A$1:.$C$1334];3;0)" office:value-type="date" office:date-value="2017-02-20" calcext:value-type="date">
            <text:p>20/02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6" calcext:value-type="float">
            <text:p>8126</text:p>
          </table:table-cell>
          <table:table-cell table:style-name="ce2" office:value-type="string" calcext:value-type="string">
            <text:p>Rue Laure Diebold, rue Louis de Funè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7" calcext:value-type="float">
            <text:p>8127</text:p>
          </table:table-cell>
          <table:table-cell table:style-name="ce2" office:value-type="string" calcext:value-type="string">
            <text:p>Avenue du Faubourg Saint-Honoré, rue Laure Diebold</text:p>
          </table:table-cell>
          <table:table-cell table:style-name="ce4" table:formula="of:=VLOOKUP([.B237];[$DonneesPrefPolice.$A$1:.$C$1334];3;0)" office:value-type="date" office:date-value="2017-12-19" calcext:value-type="date">
            <text:p>19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8" calcext:value-type="float">
            <text:p>8128</text:p>
          </table:table-cell>
          <table:table-cell table:style-name="ce2" office:value-type="string" calcext:value-type="string">
            <text:p>Rue du Rocher, rue de Monceau</text:p>
          </table:table-cell>
          <table:table-cell table:style-name="ce4" table:formula="of:=VLOOKUP([.B238];[$DonneesPrefPolice.$A$1:.$C$1334];3;0)" office:value-type="date" office:date-value="2016-10-06" calcext:value-type="date">
            <text:p>06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29" calcext:value-type="float">
            <text:p>8129</text:p>
          </table:table-cell>
          <table:table-cell table:style-name="ce2" office:value-type="string" calcext:value-type="string">
            <text:p>Avenue Montaigne Nord, rue François 1er</text:p>
          </table:table-cell>
          <table:table-cell table:style-name="ce4" table:formula="of:=VLOOKUP([.B239];[$DonneesPrefPolice.$A$1: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0" calcext:value-type="float">
            <text:p>8130</text:p>
          </table:table-cell>
          <table:table-cell table:style-name="ce2" office:value-type="string" calcext:value-type="string">
            <text:p>Avenue Montaigne Sud, rue François 1er</text:p>
          </table:table-cell>
          <table:table-cell table:style-name="ce4" table:formula="of:=VLOOKUP([.B240];[$DonneesPrefPolice.$A$1:.$C$1334];3;0)" office:value-type="date" office:date-value="2017-02-16" calcext:value-type="date">
            <text:p>16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1" calcext:value-type="float">
            <text:p>8131</text:p>
          </table:table-cell>
          <table:table-cell table:style-name="ce2" office:value-type="string" calcext:value-type="string">
            <text:p>49, avenue Montaigne</text:p>
          </table:table-cell>
          <table:table-cell table:style-name="ce4" table:formula="of:=VLOOKUP([.B241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3" calcext:value-type="float">
            <text:p>8133</text:p>
          </table:table-cell>
          <table:table-cell table:style-name="ce2" office:value-type="string" calcext:value-type="string">
            <text:p>Avenue Montaigne, rue Bayard</text:p>
          </table:table-cell>
          <table:table-cell table:style-name="ce4" table:formula="of:=VLOOKUP([.B242];[$DonneesPrefPolice.$A$1:.$C$1334];3;0)" office:value-type="date" office:date-value="2018-10-01" calcext:value-type="date">
            <text:p>01/10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4" calcext:value-type="float">
            <text:p>8134</text:p>
          </table:table-cell>
          <table:table-cell table:style-name="ce2" office:value-type="string" calcext:value-type="string">
            <text:p>Avenue Montaigne, rue Clément Marot</text:p>
          </table:table-cell>
          <table:table-cell table:style-name="ce4" table:formula="of:=VLOOKUP([.B243];[$DonneesPrefPolice.$A$1: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5" calcext:value-type="float">
            <text:p>8135</text:p>
          </table:table-cell>
          <table:table-cell table:style-name="ce2" office:value-type="string" calcext:value-type="string">
            <text:p>22, avenue Montaigne</text:p>
          </table:table-cell>
          <table:table-cell table:style-name="ce4" table:formula="of:=VLOOKUP([.B244];[$DonneesPrefPolice.$A$1:.$C$1334];3;0)" office:value-type="date" office:date-value="2017-12-06" calcext:value-type="date">
            <text:p>0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7" calcext:value-type="float">
            <text:p>8137</text:p>
          </table:table-cell>
          <table:table-cell table:style-name="ce2" office:value-type="string" calcext:value-type="string">
            <text:p>1, avenue Montaigne</text:p>
          </table:table-cell>
          <table:table-cell table:style-name="ce4" table:formula="of:=VLOOKUP([.B245];[$DonneesPrefPolice.$A$1: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138" calcext:value-type="float">
            <text:p>8138</text:p>
          </table:table-cell>
          <table:table-cell table:style-name="ce2" office:value-type="string" calcext:value-type="string">
            <text:p>Avenue Montaigne, place de la Reine Astrid</text:p>
          </table:table-cell>
          <table:table-cell table:style-name="ce4" table:formula="of:=VLOOKUP([.B246];[$DonneesPrefPolice.$A$1: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4075" calcext:value-type="float">
            <text:p>14075</text:p>
          </table:table-cell>
          <table:table-cell table:style-name="ce2" office:value-type="string" calcext:value-type="string">
            <text:p>35, avenue de Wagram</text:p>
          </table:table-cell>
          <table:table-cell table:style-name="ce4" table:formula="of:=VLOOKUP([.B247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4362" calcext:value-type="float">
            <text:p>14362</text:p>
          </table:table-cell>
          <table:table-cell table:style-name="ce2" office:value-type="string" calcext:value-type="string">
            <text:p>Obélisque, place de la Concorde</text:p>
          </table:table-cell>
          <table:table-cell table:style-name="ce4" table:formula="of:=VLOOKUP([.B248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4374" calcext:value-type="float">
            <text:p>14374</text:p>
          </table:table-cell>
          <table:table-cell table:style-name="ce2" office:value-type="string" calcext:value-type="string">
            <text:p>Avenue Churchill (face Grand Palais), Cours de la Reine</text:p>
          </table:table-cell>
          <table:table-cell table:style-name="ce4" table:formula="of:=VLOOKUP([.B249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6526" calcext:value-type="float">
            <text:p>16526</text:p>
          </table:table-cell>
          <table:table-cell table:style-name="ce2" office:value-type="string" calcext:value-type="string">
            <text:p>Avenue Franklin Roosevelt, Cours de la Reine</text:p>
          </table:table-cell>
          <table:table-cell table:style-name="ce4" table:formula="of:=VLOOKUP([.B250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8514" calcext:value-type="float">
            <text:p>18514</text:p>
          </table:table-cell>
          <table:table-cell table:style-name="ce2" office:value-type="string" calcext:value-type="string">
            <text:p>Boulevard des Batignolles, rue de Rome</text:p>
          </table:table-cell>
          <table:table-cell table:style-name="ce4" table:formula="of:=VLOOKUP([.B251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19898" calcext:value-type="float">
            <text:p>19898</text:p>
          </table:table-cell>
          <table:table-cell table:style-name="ce2" office:value-type="string" calcext:value-type="string">
            <text:p>Place de Dublin, rue de Saint-Petersbourg</text:p>
          </table:table-cell>
          <table:table-cell table:style-name="ce4" table:formula="of:=VLOOKUP([.B25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0103" calcext:value-type="float">
            <text:p>20103</text:p>
          </table:table-cell>
          <table:table-cell table:style-name="ce2" office:value-type="string" calcext:value-type="string">
            <text:p>Place des Ternes, avenue de Wagram</text:p>
          </table:table-cell>
          <table:table-cell table:style-name="ce4" table:formula="of:=VLOOKUP([.B253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0308" calcext:value-type="float">
            <text:p>20308</text:p>
          </table:table-cell>
          <table:table-cell table:style-name="ce2" office:value-type="string" calcext:value-type="string">
            <text:p>Rue de Berry, rue de Ponthieu</text:p>
          </table:table-cell>
          <table:table-cell table:style-name="ce4" table:formula="of:=VLOOKUP([.B254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0956" calcext:value-type="float">
            <text:p>20956</text:p>
          </table:table-cell>
          <table:table-cell table:style-name="ce2" office:value-type="string" calcext:value-type="string">
            <text:p>Boulevard Haussmann, avenue de Messine</text:p>
          </table:table-cell>
          <table:table-cell table:style-name="ce4" table:formula="of:=VLOOKUP([.B255];[$DonneesPrefPolice.$A$1: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1989" calcext:value-type="float">
            <text:p>21989</text:p>
          </table:table-cell>
          <table:table-cell table:style-name="ce2" office:value-type="string" calcext:value-type="string">
            <text:p>Rue du Général Foy, rue de Naples</text:p>
          </table:table-cell>
          <table:table-cell table:style-name="ce4" table:formula="of:=VLOOKUP([.B25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2916" calcext:value-type="float">
            <text:p>22916</text:p>
          </table:table-cell>
          <table:table-cell table:style-name="ce2" office:value-type="string" calcext:value-type="string">
            <text:p>Avenue Van Dyck</text:p>
          </table:table-cell>
          <table:table-cell table:style-name="ce4" table:formula="of:=VLOOKUP([.B257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4626" calcext:value-type="float">
            <text:p>24626</text:p>
          </table:table-cell>
          <table:table-cell table:style-name="ce2" office:value-type="string" calcext:value-type="string">
            <text:p>Avenue des Champs-Elysées, rue de Berri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6821" calcext:value-type="float">
            <text:p>26821</text:p>
          </table:table-cell>
          <table:table-cell table:style-name="ce2" office:value-type="string" calcext:value-type="string">
            <text:p>Arc de Triomphe, avenue de Friedland</text:p>
          </table:table-cell>
          <table:table-cell table:style-name="ce4" table:formula="of:=VLOOKUP([.B259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27113" calcext:value-type="float">
            <text:p>27113</text:p>
          </table:table-cell>
          <table:table-cell table:style-name="ce2" office:value-type="string" calcext:value-type="string">
            <text:p>Avenue de Friedland, rue de Balzac</text:p>
          </table:table-cell>
          <table:table-cell table:style-name="ce4" table:formula="of:=VLOOKUP([.B260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1281" calcext:value-type="float">
            <text:p>31281</text:p>
          </table:table-cell>
          <table:table-cell table:style-name="ce2" office:value-type="string" calcext:value-type="string">
            <text:p>Rond-point des Champs-Elysées, avenue Matignon</text:p>
          </table:table-cell>
          <table:table-cell table:style-name="ce4" table:formula="of:=VLOOKUP([.B261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1609" calcext:value-type="float">
            <text:p>31609</text:p>
          </table:table-cell>
          <table:table-cell table:style-name="ce2" office:value-type="string" calcext:value-type="string">
            <text:p>Boulevard Malesherbes, rue de Mirosmenil</text:p>
          </table:table-cell>
          <table:table-cell table:style-name="ce4" table:formula="of:=VLOOKUP([.B26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3371" calcext:value-type="float">
            <text:p>33371</text:p>
          </table:table-cell>
          <table:table-cell table:style-name="ce2" office:value-type="string" calcext:value-type="string">
            <text:p>Place de l'Alma</text:p>
          </table:table-cell>
          <table:table-cell table:style-name="ce4" table:formula="of:=VLOOKUP([.B263];[$DonneesPrefPolice.$A$1: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3613" calcext:value-type="float">
            <text:p>33613</text:p>
          </table:table-cell>
          <table:table-cell table:style-name="ce2" office:value-type="string" calcext:value-type="string">
            <text:p>Avenue des Champs Elysées, rue Galilée</text:p>
          </table:table-cell>
          <table:table-cell table:style-name="ce4" table:formula="of:=VLOOKUP([.B264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7958" calcext:value-type="float">
            <text:p>37958</text:p>
          </table:table-cell>
          <table:table-cell table:style-name="ce2" office:value-type="string" calcext:value-type="string">
            <text:p>Rue Royale, rue Saint-Honoré</text:p>
          </table:table-cell>
          <table:table-cell table:style-name="ce4" table:formula="of:=VLOOKUP([.B265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0317" calcext:value-type="float">
            <text:p>90317</text:p>
          </table:table-cell>
          <table:table-cell table:style-name="ce2" office:value-type="string" calcext:value-type="string">
            <text:p>Rue de Ponthieu, avenue Franklin Roosevelt</text:p>
          </table:table-cell>
          <table:table-cell table:style-name="ce4" table:formula="of:=VLOOKUP([.B266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1357" calcext:value-type="float">
            <text:p>91357</text:p>
          </table:table-cell>
          <table:table-cell table:style-name="ce2" office:value-type="string" calcext:value-type="string">
            <text:p>Place de la Madeleine, rue Tronchet</text:p>
          </table:table-cell>
          <table:table-cell table:style-name="ce4" table:formula="of:=VLOOKUP([.B267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4149" calcext:value-type="float">
            <text:p>94149</text:p>
          </table:table-cell>
          <table:table-cell table:style-name="ce2" office:value-type="string" calcext:value-type="string">
            <text:p>Place de la Concorde, avenue Gabriel</text:p>
          </table:table-cell>
          <table:table-cell table:style-name="ce4" table:formula="of:=VLOOKUP([.B268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6044" calcext:value-type="float">
            <text:p>96044</text:p>
          </table:table-cell>
          <table:table-cell table:style-name="ce2" office:value-type="string" calcext:value-type="string">
            <text:p>Avenue des Champs-Elysées, rue de Balzac</text:p>
          </table:table-cell>
          <table:table-cell table:style-name="ce4" table:formula="of:=VLOOKUP([.B269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6909" calcext:value-type="float">
            <text:p>96909</text:p>
          </table:table-cell>
          <table:table-cell table:style-name="ce2" office:value-type="string" calcext:value-type="string">
            <text:p>Rue de Tilsitt, avenue des Champs-Elysées</text:p>
          </table:table-cell>
          <table:table-cell table:style-name="ce4" table:formula="of:=VLOOKUP([.B270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325" calcext:value-type="float">
            <text:p>97325</text:p>
          </table:table-cell>
          <table:table-cell table:style-name="ce2" office:value-type="string" calcext:value-type="string">
            <text:p>Place Charles de Gaulle — Terrasse immeuble Publicis</text:p>
          </table:table-cell>
          <table:table-cell table:style-name="ce4" table:formula="of:=VLOOKUP([.B271];[$DonneesPrefPolice.$A$1: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400" calcext:value-type="float">
            <text:p>97400</text:p>
          </table:table-cell>
          <table:table-cell table:style-name="ce2" office:value-type="string" calcext:value-type="string">
            <text:p>Avenue Wagram, rue de Tilsitt</text:p>
          </table:table-cell>
          <table:table-cell table:style-name="ce4" table:formula="of:=VLOOKUP([.B272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502" calcext:value-type="float">
            <text:p>97502</text:p>
          </table:table-cell>
          <table:table-cell table:style-name="ce2" office:value-type="string" calcext:value-type="string">
            <text:p>Cours de la Reine, avenue Winston Churchill</text:p>
          </table:table-cell>
          <table:table-cell table:style-name="ce4" table:formula="of:=VLOOKUP([.B273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7602" calcext:value-type="float">
            <text:p>97602</text:p>
          </table:table-cell>
          <table:table-cell table:style-name="ce2" office:value-type="string" calcext:value-type="string">
            <text:p>Obélisque, place de la Concorde</text:p>
          </table:table-cell>
          <table:table-cell table:style-name="ce4" table:formula="of:=VLOOKUP([.B274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8601" calcext:value-type="float">
            <text:p>98601</text:p>
          </table:table-cell>
          <table:table-cell table:style-name="ce2" office:value-type="string" calcext:value-type="string">
            <text:p>Boulevard Haussmann, rue du Havre</text:p>
          </table:table-cell>
          <table:table-cell table:style-name="ce4" table:formula="of:=VLOOKUP([.B275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99944" calcext:value-type="float">
            <text:p>99944</text:p>
          </table:table-cell>
          <table:table-cell table:style-name="ce2" office:value-type="string" calcext:value-type="string">
            <text:p>Rue la Boétie, rue du Faubourg Saint-Honoré</text:p>
          </table:table-cell>
          <table:table-cell table:style-name="ce4" table:formula="of:=VLOOKUP([.B276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27" calcext:value-type="float">
            <text:p>9027</text:p>
          </table:table-cell>
          <table:table-cell table:style-name="ce2" office:value-type="string" calcext:value-type="string">
            <text:p>Rue de Rochechouard, rue Condorcet</text:p>
          </table:table-cell>
          <table:table-cell table:style-name="ce4" table:formula="of:=VLOOKUP([.B277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59" calcext:value-type="float">
            <text:p>9059</text:p>
          </table:table-cell>
          <table:table-cell table:style-name="ce2" office:value-type="string" calcext:value-type="string">
            <text:p>Rue Blanche, rue Jean-Baptiste Pigalle</text:p>
          </table:table-cell>
          <table:table-cell table:style-name="ce4" table:formula="of:=VLOOKUP([.B278];[$DonneesPrefPolice.$A$1:.$C$1334];3;0)" office:value-type="date" office:date-value="2016-08-25" calcext:value-type="date">
            <text:p>25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60" calcext:value-type="float">
            <text:p>9060</text:p>
          </table:table-cell>
          <table:table-cell table:style-name="ce2" office:value-type="string" calcext:value-type="string">
            <text:p>Rue de la Rochefoucauld, rue d'Aumale</text:p>
          </table:table-cell>
          <table:table-cell table:style-name="ce4" table:formula="of:=VLOOKUP([.B279];[$DonneesPrefPolice.$A$1:.$C$1334];3;0)" office:value-type="date" office:date-value="2017-10-09" calcext:value-type="date">
            <text:p>09/10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62" calcext:value-type="float">
            <text:p>9062</text:p>
          </table:table-cell>
          <table:table-cell table:style-name="ce2" office:value-type="string" calcext:value-type="string">
            <text:p>Rue La Bruyère, rue Notre-Dame de Lorette</text:p>
          </table:table-cell>
          <table:table-cell table:style-name="ce4" table:formula="of:=VLOOKUP([.B280];[$DonneesPrefPolice.$A$1:.$C$1334];3;0)" office:value-type="date" office:date-value="2016-11-25" calcext:value-type="date">
            <text:p>25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0372" calcext:value-type="float">
            <text:p>10372</text:p>
          </table:table-cell>
          <table:table-cell table:style-name="ce2" office:value-type="string" calcext:value-type="string">
            <text:p>Rue de la Tour d'Auvergne, rue Milton</text:p>
          </table:table-cell>
          <table:table-cell table:style-name="ce4" table:formula="of:=VLOOKUP([.B281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0756" calcext:value-type="float">
            <text:p>10756</text:p>
          </table:table-cell>
          <table:table-cell table:style-name="ce2" office:value-type="string" calcext:value-type="string">
            <text:p>Rue Pierre Fontaine, rue Jean-Baptiste Pigalle</text:p>
          </table:table-cell>
          <table:table-cell table:style-name="ce4" table:formula="of:=VLOOKUP([.B282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3257" calcext:value-type="float">
            <text:p>13257</text:p>
          </table:table-cell>
          <table:table-cell table:style-name="ce2" office:value-type="string" calcext:value-type="string">
            <text:p>Rue Mayran, rue Rochambeau</text:p>
          </table:table-cell>
          <table:table-cell table:style-name="ce4" table:formula="of:=VLOOKUP([.B283];[$DonneesPrefPolice.$A$1:.$C$1334];3;0)" office:value-type="date" office:date-value="2012-01-11" calcext:value-type="date">
            <text:p>11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5819" calcext:value-type="float">
            <text:p>15819</text:p>
          </table:table-cell>
          <table:table-cell table:style-name="ce2" office:value-type="string" calcext:value-type="string">
            <text:p>Boulevard de la Chapelle, boulevard Magenta</text:p>
          </table:table-cell>
          <table:table-cell table:style-name="ce4" table:formula="of:=VLOOKUP([.B284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17498" calcext:value-type="float">
            <text:p>17498</text:p>
          </table:table-cell>
          <table:table-cell table:style-name="ce2" office:value-type="string" calcext:value-type="string">
            <text:p>Rue La Fayette, rue Pierre Sémard</text:p>
          </table:table-cell>
          <table:table-cell table:style-name="ce4" table:formula="of:=VLOOKUP([.B285];[$DonneesPrefPolice.$A$1:.$C$1334];3;0)" office:value-type="date" office:date-value="2014-05-09" calcext:value-type="date">
            <text:p>09/05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0076" calcext:value-type="float">
            <text:p>20076</text:p>
          </table:table-cell>
          <table:table-cell table:style-name="ce2" office:value-type="string" calcext:value-type="string">
            <text:p>Place d'Anvers, avenue Trudaine</text:p>
          </table:table-cell>
          <table:table-cell table:style-name="ce4" table:formula="of:=VLOOKUP([.B286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1129" calcext:value-type="float">
            <text:p>21129</text:p>
          </table:table-cell>
          <table:table-cell table:style-name="ce2" office:value-type="string" calcext:value-type="string">
            <text:p>Place d'Estienne d'Orves, rue Saint-Lazare</text:p>
          </table:table-cell>
          <table:table-cell table:style-name="ce4" table:formula="of:=VLOOKUP([.B287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1230" calcext:value-type="float">
            <text:p>21230</text:p>
          </table:table-cell>
          <table:table-cell table:style-name="ce2" office:value-type="string" calcext:value-type="string">
            <text:p>Rue de la Victoire, rue Saint-Georges</text:p>
          </table:table-cell>
          <table:table-cell table:style-name="ce4" table:formula="of:=VLOOKUP([.B288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1487" calcext:value-type="float">
            <text:p>21487</text:p>
          </table:table-cell>
          <table:table-cell table:style-name="ce2" office:value-type="string" calcext:value-type="string">
            <text:p>Rue de Châteaudun, rue Saint-Georges</text:p>
          </table:table-cell>
          <table:table-cell table:style-name="ce4" table:formula="of:=VLOOKUP([.B289];[$DonneesPrefPolice.$A$1:.$C$1334];3;0)" office:value-type="date" office:date-value="2013-05-31" calcext:value-type="date">
            <text:p>31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3596" calcext:value-type="float">
            <text:p>23596</text:p>
          </table:table-cell>
          <table:table-cell table:style-name="ce2" office:value-type="string" calcext:value-type="string">
            <text:p>Place de l'Opéra, avenue de l'Opéra</text:p>
          </table:table-cell>
          <table:table-cell table:style-name="ce4" table:formula="of:=VLOOKUP([.B290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4660" calcext:value-type="float">
            <text:p>24660</text:p>
          </table:table-cell>
          <table:table-cell table:style-name="ce2" office:value-type="string" calcext:value-type="string">
            <text:p>Place Blanche, boulevard de Clichy, rue Lepic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5108" calcext:value-type="float">
            <text:p>25108</text:p>
          </table:table-cell>
          <table:table-cell table:style-name="ce2" office:value-type="string" calcext:value-type="string">
            <text:p>Rue Drouot, rue La Fayette, rue du Faubourg Montmartre</text:p>
          </table:table-cell>
          <table:table-cell table:style-name="ce4" table:formula="of:=VLOOKUP([.B292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5540" calcext:value-type="float">
            <text:p>25540</text:p>
          </table:table-cell>
          <table:table-cell table:style-name="ce2" office:value-type="string" calcext:value-type="string">
            <text:p>Place de l'Opéra, boulevard des Capucines</text:p>
          </table:table-cell>
          <table:table-cell table:style-name="ce4" table:formula="of:=VLOOKUP([.B293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27982" calcext:value-type="float">
            <text:p>27982</text:p>
          </table:table-cell>
          <table:table-cell table:style-name="ce2" office:value-type="string" calcext:value-type="string">
            <text:p>Rue du Faubourg Poissonnière, rue du Delta</text:p>
          </table:table-cell>
          <table:table-cell table:style-name="ce4" table:formula="of:=VLOOKUP([.B294];[$DonneesPrefPolice.$A$1:.$C$1334];3;0)" office:value-type="date" office:date-value="2015-06-19" calcext:value-type="date">
            <text:p>19/06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2213" calcext:value-type="float">
            <text:p>32213</text:p>
          </table:table-cell>
          <table:table-cell table:style-name="ce2" office:value-type="string" calcext:value-type="string">
            <text:p>Place d'Anvers, boulevard de Rochechouart</text:p>
          </table:table-cell>
          <table:table-cell table:style-name="ce4" table:formula="of:=VLOOKUP([.B295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3643" calcext:value-type="float">
            <text:p>33643</text:p>
          </table:table-cell>
          <table:table-cell table:style-name="ce2" office:value-type="string" calcext:value-type="string">
            <text:p>Rue Sainte-Cécile, rue Trévise</text:p>
          </table:table-cell>
          <table:table-cell table:style-name="ce4" table:formula="of:=VLOOKUP([.B29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4724" calcext:value-type="float">
            <text:p>34724</text:p>
          </table:table-cell>
          <table:table-cell table:style-name="ce2" office:value-type="string" calcext:value-type="string">
            <text:p>Rue Chauchat, rue Rossini</text:p>
          </table:table-cell>
          <table:table-cell table:style-name="ce4" table:formula="of:=VLOOKUP([.B297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35099" calcext:value-type="float">
            <text:p>35099</text:p>
          </table:table-cell>
          <table:table-cell table:style-name="ce2" office:value-type="string" calcext:value-type="string">
            <text:p>Place Blanche, boulevard de Clichy, rue de Bruxelles</text:p>
          </table:table-cell>
          <table:table-cell table:style-name="ce4" table:formula="of:=VLOOKUP([.B298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6329" calcext:value-type="float">
            <text:p>46329</text:p>
          </table:table-cell>
          <table:table-cell table:style-name="ce2" office:value-type="string" calcext:value-type="string">
            <text:p>Place Charles Garnier, rue Auber, rue Scribe</text:p>
          </table:table-cell>
          <table:table-cell table:style-name="ce4" table:formula="of:=VLOOKUP([.B299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7183" calcext:value-type="float">
            <text:p>47183</text:p>
          </table:table-cell>
          <table:table-cell table:style-name="ce2" office:value-type="string" calcext:value-type="string">
            <text:p>Rue de Douai, place Adolphe Max</text:p>
          </table:table-cell>
          <table:table-cell table:style-name="ce4" table:formula="of:=VLOOKUP([.B300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8781" calcext:value-type="float">
            <text:p>48781</text:p>
          </table:table-cell>
          <table:table-cell table:style-name="ce2" office:value-type="string" calcext:value-type="string">
            <text:p>Place Pigalle, rue Jean-Baptiste Pigalle</text:p>
          </table:table-cell>
          <table:table-cell table:style-name="ce4" table:formula="of:=VLOOKUP([.B301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49535" calcext:value-type="float">
            <text:p>49535</text:p>
          </table:table-cell>
          <table:table-cell table:style-name="ce2" office:value-type="string" calcext:value-type="string">
            <text:p>Boulevard de Clichy, place Pigalle Ouest</text:p>
          </table:table-cell>
          <table:table-cell table:style-name="ce4" table:formula="of:=VLOOKUP([.B302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5431" calcext:value-type="float">
            <text:p>55431</text:p>
          </table:table-cell>
          <table:table-cell table:style-name="ce2" office:value-type="string" calcext:value-type="string">
            <text:p>Rue Drouot, rue Rossini</text:p>
          </table:table-cell>
          <table:table-cell table:style-name="ce4" table:formula="of:=VLOOKUP([.B303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7584" calcext:value-type="float">
            <text:p>57584</text:p>
          </table:table-cell>
          <table:table-cell table:style-name="ce2" office:value-type="string" calcext:value-type="string">
            <text:p>Rue de Châteaudun, rue La Fayette</text:p>
          </table:table-cell>
          <table:table-cell table:style-name="ce4" table:formula="of:=VLOOKUP([.B304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8520" calcext:value-type="float">
            <text:p>58520</text:p>
          </table:table-cell>
          <table:table-cell table:style-name="ce2" office:value-type="string" calcext:value-type="string">
            <text:p>Rue des Martyrs (pair), rue de la Tour d'Auvergne (pair)</text:p>
          </table:table-cell>
          <table:table-cell table:style-name="ce4" table:formula="of:=VLOOKUP([.B305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59521" calcext:value-type="float">
            <text:p>59521</text:p>
          </table:table-cell>
          <table:table-cell table:style-name="ce2" office:value-type="string" calcext:value-type="string">
            <text:p>Rue de la Chaussée d'Antin, rue Halévy</text:p>
          </table:table-cell>
          <table:table-cell table:style-name="ce4" table:formula="of:=VLOOKUP([.B30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1124" calcext:value-type="float">
            <text:p>61124</text:p>
          </table:table-cell>
          <table:table-cell table:style-name="ce2" office:value-type="string" calcext:value-type="string">
            <text:p>Rue de Rochechouart, avenue de Dunkerque</text:p>
          </table:table-cell>
          <table:table-cell table:style-name="ce4" table:formula="of:=VLOOKUP([.B307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4143" calcext:value-type="float">
            <text:p>64143</text:p>
          </table:table-cell>
          <table:table-cell table:style-name="ce2" office:value-type="string" calcext:value-type="string">
            <text:p>Rue de Provence, rue de Caumartin</text:p>
          </table:table-cell>
          <table:table-cell table:style-name="ce4" table:formula="of:=VLOOKUP([.B308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4951" calcext:value-type="float">
            <text:p>64951</text:p>
          </table:table-cell>
          <table:table-cell table:style-name="ce2" office:value-type="string" calcext:value-type="string">
            <text:p>Rue de Caumartin, boulevard Haussmann</text:p>
          </table:table-cell>
          <table:table-cell table:style-name="ce4" table:formula="of:=VLOOKUP([.B309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65899" calcext:value-type="float">
            <text:p>65899</text:p>
          </table:table-cell>
          <table:table-cell table:style-name="ce2" office:value-type="string" calcext:value-type="string">
            <text:p>Boulevard Haussmann, rue Halévy</text:p>
          </table:table-cell>
          <table:table-cell table:style-name="ce4" table:formula="of:=VLOOKUP([.B310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2329" calcext:value-type="float">
            <text:p>72329</text:p>
          </table:table-cell>
          <table:table-cell table:style-name="ce2" office:value-type="string" calcext:value-type="string">
            <text:p>Rue de Maubeuge, rue de Rochechouart</text:p>
          </table:table-cell>
          <table:table-cell table:style-name="ce4" table:formula="of:=VLOOKUP([.B311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0934" calcext:value-type="float">
            <text:p>30934</text:p>
          </table:table-cell>
          <table:table-cell table:style-name="ce2" office:value-type="string" calcext:value-type="string">
            <text:p>Quai Valmy, rue Beaurepaire, rue Marseille</text:p>
          </table:table-cell>
          <table:table-cell table:style-name="ce4" table:formula="of:=VLOOKUP([.B312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2626" calcext:value-type="float">
            <text:p>32626</text:p>
          </table:table-cell>
          <table:table-cell table:style-name="ce2" office:value-type="string" calcext:value-type="string">
            <text:p>Place de Roubaix, boulevard de Magenta, rue de Dunkerque</text:p>
          </table:table-cell>
          <table:table-cell table:style-name="ce4" table:formula="of:=VLOOKUP([.B313];[$DonneesPrefPolice.$A$1: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2795" calcext:value-type="float">
            <text:p>32795</text:p>
          </table:table-cell>
          <table:table-cell table:style-name="ce2" office:value-type="string" calcext:value-type="string">
            <text:p>Rue La Fayette, rue Chabrol</text:p>
          </table:table-cell>
          <table:table-cell table:style-name="ce4" table:formula="of:=VLOOKUP([.B314];[$DonneesPrefPolice.$A$1:.$C$1334];3;0)" office:value-type="date" office:date-value="2014-12-19" calcext:value-type="date">
            <text:p>19/12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3253" calcext:value-type="float">
            <text:p>33253</text:p>
          </table:table-cell>
          <table:table-cell table:style-name="ce2" office:value-type="string" calcext:value-type="string">
            <text:p>Porte Saint-Martin</text:p>
          </table:table-cell>
          <table:table-cell table:style-name="ce4" table:formula="of:=VLOOKUP([.B315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7472" calcext:value-type="float">
            <text:p>37472</text:p>
          </table:table-cell>
          <table:table-cell table:style-name="ce2" office:value-type="string" calcext:value-type="string">
            <text:p>Rue de Paradis, rue du Faubourg Poissonnière</text:p>
          </table:table-cell>
          <table:table-cell table:style-name="ce4" table:formula="of:=VLOOKUP([.B316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7532" calcext:value-type="float">
            <text:p>37532</text:p>
          </table:table-cell>
          <table:table-cell table:style-name="ce2" office:value-type="string" calcext:value-type="string">
            <text:p>Rue de Sambre et Meuse, rue Sainte-Marthe</text:p>
          </table:table-cell>
          <table:table-cell table:style-name="ce4" table:formula="of:=VLOOKUP([.B317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38438" calcext:value-type="float">
            <text:p>38438</text:p>
          </table:table-cell>
          <table:table-cell table:style-name="ce2" office:value-type="string" calcext:value-type="string">
            <text:p>Rue du Faubourg Saint-Martin, rue du Château d'Eau</text:p>
          </table:table-cell>
          <table:table-cell table:style-name="ce4" table:formula="of:=VLOOKUP([.B318];[$DonneesPrefPolice.$A$1: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2055" calcext:value-type="float">
            <text:p>42055</text:p>
          </table:table-cell>
          <table:table-cell table:style-name="ce2" office:value-type="string" calcext:value-type="string">
            <text:p>Boulevard de la Chapelle, rue du Faubourg Saint-Denis</text:p>
          </table:table-cell>
          <table:table-cell table:style-name="ce4" table:formula="of:=VLOOKUP([.B319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3214" calcext:value-type="float">
            <text:p>43214</text:p>
          </table:table-cell>
          <table:table-cell table:style-name="ce2" office:value-type="string" calcext:value-type="string">
            <text:p>Boulevard de Magenta, rue de Lancry</text:p>
          </table:table-cell>
          <table:table-cell table:style-name="ce4" table:formula="of:=VLOOKUP([.B320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5724" calcext:value-type="float">
            <text:p>45724</text:p>
          </table:table-cell>
          <table:table-cell table:style-name="ce2" office:value-type="string" calcext:value-type="string">
            <text:p>Rue du Faubourg Saint-Martin, rue du 8 mai 1945</text:p>
          </table:table-cell>
          <table:table-cell table:style-name="ce4" table:formula="of:=VLOOKUP([.B321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5873" calcext:value-type="float">
            <text:p>45873</text:p>
          </table:table-cell>
          <table:table-cell table:style-name="ce2" office:value-type="string" calcext:value-type="string">
            <text:p>Quai de Jemmapes, boulevard Jules Ferry</text:p>
          </table:table-cell>
          <table:table-cell table:style-name="ce4" table:formula="of:=VLOOKUP([.B322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8209" calcext:value-type="float">
            <text:p>48209</text:p>
          </table:table-cell>
          <table:table-cell table:style-name="ce2" office:value-type="string" calcext:value-type="string">
            <text:p>Quai de Valmy, rue Louis Blanc</text:p>
          </table:table-cell>
          <table:table-cell table:style-name="ce4" table:formula="of:=VLOOKUP([.B323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48813" calcext:value-type="float">
            <text:p>48813</text:p>
          </table:table-cell>
          <table:table-cell table:style-name="ce2" office:value-type="string" calcext:value-type="string">
            <text:p>Rue du Château Landon, rue Louis Blanc</text:p>
          </table:table-cell>
          <table:table-cell table:style-name="ce4" table:formula="of:=VLOOKUP([.B324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0523" calcext:value-type="float">
            <text:p>50523</text:p>
          </table:table-cell>
          <table:table-cell table:style-name="ce2" office:value-type="string" calcext:value-type="string">
            <text:p>Quai de Jemmapes, rue des Ecluses Saint-Martin</text:p>
          </table:table-cell>
          <table:table-cell table:style-name="ce4" table:formula="of:=VLOOKUP([.B325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1230" calcext:value-type="float">
            <text:p>51230</text:p>
          </table:table-cell>
          <table:table-cell table:style-name="ce2" office:value-type="string" calcext:value-type="string">
            <text:p>Quai de Valmy, rue Lucien Sampaix, rue Recollet</text:p>
          </table:table-cell>
          <table:table-cell table:style-name="ce4" table:formula="of:=VLOOKUP([.B326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5825" calcext:value-type="float">
            <text:p>55825</text:p>
          </table:table-cell>
          <table:table-cell table:style-name="ce2" office:value-type="string" calcext:value-type="string">
            <text:p>Boulevard de Strasbourg, rue du Château d'Eau</text:p>
          </table:table-cell>
          <table:table-cell table:style-name="ce4" table:formula="of:=VLOOKUP([.B327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6959" calcext:value-type="float">
            <text:p>56959</text:p>
          </table:table-cell>
          <table:table-cell table:style-name="ce2" office:value-type="string" calcext:value-type="string">
            <text:p>Rue du Faubourg Saint-Martin, boulevard de Magenta</text:p>
          </table:table-cell>
          <table:table-cell table:style-name="ce4" table:formula="of:=VLOOKUP([.B328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59687" calcext:value-type="float">
            <text:p>59687</text:p>
          </table:table-cell>
          <table:table-cell table:style-name="ce2" office:value-type="string" calcext:value-type="string">
            <text:p>Rue de Maubeuge, rue Ambroise Paré</text:p>
          </table:table-cell>
          <table:table-cell table:style-name="ce4" table:formula="of:=VLOOKUP([.B329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1135" calcext:value-type="float">
            <text:p>61135</text:p>
          </table:table-cell>
          <table:table-cell table:style-name="ce2" office:value-type="string" calcext:value-type="string">
            <text:p>Boulevard Magenta, rue Ambroise Paré</text:p>
          </table:table-cell>
          <table:table-cell table:style-name="ce4" table:formula="of:=VLOOKUP([.B330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1137" calcext:value-type="float">
            <text:p>61137</text:p>
          </table:table-cell>
          <table:table-cell table:style-name="ce2" office:value-type="string" calcext:value-type="string">
            <text:p>Rue du Château d'Eau, boulevard de Magenta</text:p>
          </table:table-cell>
          <table:table-cell table:style-name="ce4" table:formula="of:=VLOOKUP([.B331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2163" calcext:value-type="float">
            <text:p>62163</text:p>
          </table:table-cell>
          <table:table-cell table:style-name="ce2" office:value-type="string" calcext:value-type="string">
            <text:p>Rue de la Grange aux Belles, rue des Ecluses Saint-Martin</text:p>
          </table:table-cell>
          <table:table-cell table:style-name="ce4" table:formula="of:=VLOOKUP([.B332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5760" calcext:value-type="float">
            <text:p>65760</text:p>
          </table:table-cell>
          <table:table-cell table:style-name="ce2" office:value-type="string" calcext:value-type="string">
            <text:p>Boulevard Magenta, boulevard de Strasbourg</text:p>
          </table:table-cell>
          <table:table-cell table:style-name="ce4" table:formula="of:=VLOOKUP([.B333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66168" calcext:value-type="float">
            <text:p>66168</text:p>
          </table:table-cell>
          <table:table-cell table:style-name="ce2" office:value-type="string" calcext:value-type="string">
            <text:p>Place Sainte-Marthe</text:p>
          </table:table-cell>
          <table:table-cell table:style-name="ce4" table:formula="of:=VLOOKUP([.B334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0442" calcext:value-type="float">
            <text:p>70442</text:p>
          </table:table-cell>
          <table:table-cell table:style-name="ce2" office:value-type="string" calcext:value-type="string">
            <text:p>162, rue du Faubourg Saint-Martin</text:p>
          </table:table-cell>
          <table:table-cell table:style-name="ce4" table:formula="of:=VLOOKUP([.B335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2791" calcext:value-type="float">
            <text:p>72791</text:p>
          </table:table-cell>
          <table:table-cell table:style-name="ce2" office:value-type="string" calcext:value-type="string">
            <text:p>Place Robert Desnos</text:p>
          </table:table-cell>
          <table:table-cell table:style-name="ce4" table:formula="of:=VLOOKUP([.B33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2971" calcext:value-type="float">
            <text:p>72971</text:p>
          </table:table-cell>
          <table:table-cell table:style-name="ce2" office:value-type="string" calcext:value-type="string">
            <text:p>Boulevard de Magenta, rue de Nancy</text:p>
          </table:table-cell>
          <table:table-cell table:style-name="ce4" table:formula="of:=VLOOKUP([.B337];[$DonneesPrefPolice.$A$1: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3562" calcext:value-type="float">
            <text:p>73562</text:p>
          </table:table-cell>
          <table:table-cell table:style-name="ce2" office:value-type="string" calcext:value-type="string">
            <text:p>Quai de Valmy, rue de Lancry</text:p>
          </table:table-cell>
          <table:table-cell table:style-name="ce4" table:formula="of:=VLOOKUP([.B338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5111" calcext:value-type="float">
            <text:p>75111</text:p>
          </table:table-cell>
          <table:table-cell table:style-name="ce2" office:value-type="string" calcext:value-type="string">
            <text:p>Boulevard de la Villette, rue La Fayette</text:p>
          </table:table-cell>
          <table:table-cell table:style-name="ce4" table:formula="of:=VLOOKUP([.B339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5399" calcext:value-type="float">
            <text:p>75399</text:p>
          </table:table-cell>
          <table:table-cell table:style-name="ce2" office:value-type="string" calcext:value-type="string">
            <text:p>Rue du Faubourg Saint-Denis, rue Cail</text:p>
          </table:table-cell>
          <table:table-cell table:style-name="ce4" table:formula="of:=VLOOKUP([.B340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6166" calcext:value-type="float">
            <text:p>76166</text:p>
          </table:table-cell>
          <table:table-cell table:style-name="ce2" office:value-type="string" calcext:value-type="string">
            <text:p>11, boulevard de Bonne Nouvelle</text:p>
          </table:table-cell>
          <table:table-cell table:style-name="ce4" table:formula="of:=VLOOKUP([.B34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7612" calcext:value-type="float">
            <text:p>77612</text:p>
          </table:table-cell>
          <table:table-cell table:style-name="ce2" office:value-type="string" calcext:value-type="string">
            <text:p>Boulevard de la Chapelle, rue de Maubeuge</text:p>
          </table:table-cell>
          <table:table-cell table:style-name="ce4" table:formula="of:=VLOOKUP([.B342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8368" calcext:value-type="float">
            <text:p>78368</text:p>
          </table:table-cell>
          <table:table-cell table:style-name="ce2" office:value-type="string" calcext:value-type="string">
            <text:p>Rue de Dunkerque, rue La Fayette</text:p>
          </table:table-cell>
          <table:table-cell table:style-name="ce4" table:formula="of:=VLOOKUP([.B343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79289" calcext:value-type="float">
            <text:p>79289</text:p>
          </table:table-cell>
          <table:table-cell table:style-name="ce2" office:value-type="string" calcext:value-type="string">
            <text:p>Rue d'Alsace, rue des deux Gares</text:p>
          </table:table-cell>
          <table:table-cell table:style-name="ce4" table:formula="of:=VLOOKUP([.B344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0333" calcext:value-type="float">
            <text:p>80333</text:p>
          </table:table-cell>
          <table:table-cell table:style-name="ce2" office:value-type="string" calcext:value-type="string">
            <text:p>Rue du Château Landon, rue du Faubourg Saint-Martin</text:p>
          </table:table-cell>
          <table:table-cell table:style-name="ce4" table:formula="of:=VLOOKUP([.B345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6043" calcext:value-type="float">
            <text:p>86043</text:p>
          </table:table-cell>
          <table:table-cell table:style-name="ce2" office:value-type="string" calcext:value-type="string">
            <text:p>Place du Colonel Fabien, rue de la Grange aux Belles</text:p>
          </table:table-cell>
          <table:table-cell table:style-name="ce4" table:formula="of:=VLOOKUP([.B346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6066" calcext:value-type="float">
            <text:p>86066</text:p>
          </table:table-cell>
          <table:table-cell table:style-name="ce2" office:value-type="string" calcext:value-type="string">
            <text:p>Rue du Faubourg Saint-Denis, rue Demarquay</text:p>
          </table:table-cell>
          <table:table-cell table:style-name="ce4" table:formula="of:=VLOOKUP([.B347];[$DonneesPrefPolice.$A$1: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87526" calcext:value-type="float">
            <text:p>87526</text:p>
          </table:table-cell>
          <table:table-cell table:style-name="ce2" office:value-type="string" calcext:value-type="string">
            <text:p>Place Franz Liszt, rue La Fayette</text:p>
          </table:table-cell>
          <table:table-cell table:style-name="ce4" table:formula="of:=VLOOKUP([.B348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92421" calcext:value-type="float">
            <text:p>92421</text:p>
          </table:table-cell>
          <table:table-cell table:style-name="ce2" office:value-type="string" calcext:value-type="string">
            <text:p>Rue du Faubourg du Temple, boulevard de la Villette</text:p>
          </table:table-cell>
          <table:table-cell table:style-name="ce4" table:formula="of:=VLOOKUP([.B349];[$DonneesPrefPolice.$A$1:.$C$1334];3;0)" office:value-type="date" office:date-value="2013-05-31" calcext:value-type="date">
            <text:p>31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98051" calcext:value-type="float">
            <text:p>98051</text:p>
          </table:table-cell>
          <table:table-cell table:style-name="ce2" office:value-type="string" calcext:value-type="string">
            <text:p>Place de la République, rue du Faubourg du Temple</text:p>
          </table:table-cell>
          <table:table-cell table:style-name="ce4" table:formula="of:=VLOOKUP([.B350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1056" calcext:value-type="float">
            <text:p>11056</text:p>
          </table:table-cell>
          <table:table-cell table:style-name="ce2" office:value-type="string" calcext:value-type="string">
            <text:p>Rue de Charonne, rue de Lappe</text:p>
          </table:table-cell>
          <table:table-cell table:style-name="ce4" table:formula="of:=VLOOKUP([.B351];[$DonneesPrefPolice.$A$1: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1057" calcext:value-type="float">
            <text:p>11057</text:p>
          </table:table-cell>
          <table:table-cell table:style-name="ce2" office:value-type="string" calcext:value-type="string">
            <text:p>Bréguet Chemin Vert — Villa Marcès — gymnas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1058" calcext:value-type="float">
            <text:p>11058</text:p>
          </table:table-cell>
          <table:table-cell table:style-name="ce2" office:value-type="string" calcext:value-type="string">
            <text:p>Jardin Truillot — entrée jardin côté boulevard Richard Lenoi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2357" calcext:value-type="float">
            <text:p>12357</text:p>
          </table:table-cell>
          <table:table-cell table:style-name="ce2" office:value-type="string" calcext:value-type="string">
            <text:p>Rue du Faubourg Saint-Antoine, rue de la Forge Royale</text:p>
          </table:table-cell>
          <table:table-cell table:style-name="ce4" table:formula="of:=VLOOKUP([.B354];[$DonneesPrefPolice.$A$1: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4" calcext:value-type="float">
            <text:p>12084</text:p>
          </table:table-cell>
          <table:table-cell table:style-name="ce2" office:value-type="string" calcext:value-type="string">
            <text:p>Caserne Reuilly — placette Chaligny vers jardin ouver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5" calcext:value-type="float">
            <text:p>12085</text:p>
          </table:table-cell>
          <table:table-cell table:style-name="ce2" office:value-type="string" calcext:value-type="string">
            <text:p>Caserne Reuilly — placette Diderot vers jardin ouver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7" calcext:value-type="float">
            <text:p>12087</text:p>
          </table:table-cell>
          <table:table-cell table:style-name="ce2" office:value-type="string" calcext:value-type="string">
            <text:p>Bercy Charenton — prolongement rue Baron Le Roy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8" calcext:value-type="float">
            <text:p>12088</text:p>
          </table:table-cell>
          <table:table-cell table:style-name="ce2" office:value-type="string" calcext:value-type="string">
            <text:p>Léo Lagrang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9" calcext:value-type="float">
            <text:p>12089</text:p>
          </table:table-cell>
          <table:table-cell table:style-name="ce2" office:value-type="string" calcext:value-type="string">
            <text:p>Avenue du Général Bizot, rue du Sahel</text:p>
          </table:table-cell>
          <table:table-cell table:style-name="ce4" table:formula="of:=VLOOKUP([.B359];[$DonneesPrefPolice.$A$1:.$C$1334];3;0)" office:value-type="date" office:date-value="2016-11-29" calcext:value-type="date">
            <text:p>29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90" calcext:value-type="float">
            <text:p>12090</text:p>
          </table:table-cell>
          <table:table-cell table:style-name="ce2" office:value-type="string" calcext:value-type="string">
            <text:p>Rue Jacques Hillairet, rue Albinoni</text:p>
          </table:table-cell>
          <table:table-cell table:style-name="ce4" table:formula="of:=VLOOKUP([.B360];[$DonneesPrefPolice.$A$1:.$C$1334];3;0)" office:value-type="date" office:date-value="2016-10-20" calcext:value-type="date">
            <text:p>20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91" calcext:value-type="float">
            <text:p>12091</text:p>
          </table:table-cell>
          <table:table-cell table:style-name="ce2" office:value-type="string" calcext:value-type="string">
            <text:p>Rue Fécamp, avenue Daumesnil</text:p>
          </table:table-cell>
          <table:table-cell table:style-name="ce4" table:formula="of:=VLOOKUP([.B361];[$DonneesPrefPolice.$A$1:.$C$1334];3;0)" office:value-type="date" office:date-value="2016-09-01" calcext:value-type="date">
            <text:p>01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432" calcext:value-type="float">
            <text:p>12432</text:p>
          </table:table-cell>
          <table:table-cell table:style-name="ce2" office:value-type="string" calcext:value-type="string">
            <text:p>12-14, cité Moynet</text:p>
          </table:table-cell>
          <table:table-cell table:style-name="ce4" table:formula="of:=VLOOKUP([.B362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3469" calcext:value-type="float">
            <text:p>13469</text:p>
          </table:table-cell>
          <table:table-cell table:style-name="ce2" office:value-type="string" calcext:value-type="string">
            <text:p>Face au 30, boulevard Carnot</text:p>
          </table:table-cell>
          <table:table-cell table:style-name="ce4" table:formula="of:=VLOOKUP([.B363];[$DonneesPrefPolice.$A$1: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4293" calcext:value-type="float">
            <text:p>14293</text:p>
          </table:table-cell>
          <table:table-cell table:style-name="ce2" office:value-type="string" calcext:value-type="string">
            <text:p>Boulevard Diderot, rue Michel Chasles</text:p>
          </table:table-cell>
          <table:table-cell table:style-name="ce4" table:formula="of:=VLOOKUP([.B364];[$DonneesPrefPolice.$A$1: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6271" calcext:value-type="float">
            <text:p>16271</text:p>
          </table:table-cell>
          <table:table-cell table:style-name="ce2" office:value-type="string" calcext:value-type="string">
            <text:p>177, rue de Bercy</text:p>
          </table:table-cell>
          <table:table-cell table:style-name="ce4" table:formula="of:=VLOOKUP([.B365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6993" calcext:value-type="float">
            <text:p>16993</text:p>
          </table:table-cell>
          <table:table-cell table:style-name="ce2" office:value-type="string" calcext:value-type="string">
            <text:p>Avenue Daumesnil, route de ceinture du lac Daumesnil</text:p>
          </table:table-cell>
          <table:table-cell table:style-name="ce4" table:formula="of:=VLOOKUP([.B366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7662" calcext:value-type="float">
            <text:p>17662</text:p>
          </table:table-cell>
          <table:table-cell table:style-name="ce2" office:value-type="string" calcext:value-type="string">
            <text:p>Rue de Tourneux, rue Edouard Robert</text:p>
          </table:table-cell>
          <table:table-cell table:style-name="ce4" table:formula="of:=VLOOKUP([.B367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7733" calcext:value-type="float">
            <text:p>17733</text:p>
          </table:table-cell>
          <table:table-cell table:style-name="ce2" office:value-type="string" calcext:value-type="string">
            <text:p>Place de la Bastille, port de l'Arsenal</text:p>
          </table:table-cell>
          <table:table-cell table:style-name="ce4" table:formula="of:=VLOOKUP([.B368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9779" calcext:value-type="float">
            <text:p>19779</text:p>
          </table:table-cell>
          <table:table-cell table:style-name="ce2" office:value-type="string" calcext:value-type="string">
            <text:p>Boulevard Poniatowski, rue Claude Decaen</text:p>
          </table:table-cell>
          <table:table-cell table:style-name="ce4" table:formula="of:=VLOOKUP([.B369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9963" calcext:value-type="float">
            <text:p>19963</text:p>
          </table:table-cell>
          <table:table-cell table:style-name="ce2" office:value-type="string" calcext:value-type="string">
            <text:p>Rue de Wattignies, rue de Fécamp</text:p>
          </table:table-cell>
          <table:table-cell table:style-name="ce4" table:formula="of:=VLOOKUP([.B370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22458" calcext:value-type="float">
            <text:p>22458</text:p>
          </table:table-cell>
          <table:table-cell table:style-name="ce2" office:value-type="string" calcext:value-type="string">
            <text:p>Place Edouard Renard, boulevard Soult</text:p>
          </table:table-cell>
          <table:table-cell table:style-name="ce4" table:formula="of:=VLOOKUP([.B371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25517" calcext:value-type="float">
            <text:p>25517</text:p>
          </table:table-cell>
          <table:table-cell table:style-name="ce2" office:value-type="string" calcext:value-type="string">
            <text:p>Avenue Daumesnil, avenue Ledru Rollin</text:p>
          </table:table-cell>
          <table:table-cell table:style-name="ce4" table:formula="of:=VLOOKUP([.B372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0427" calcext:value-type="float">
            <text:p>30427</text:p>
          </table:table-cell>
          <table:table-cell table:style-name="ce2" office:value-type="string" calcext:value-type="string">
            <text:p>Place Colonel Bourgouin — rue Erard, rue de Charenton</text:p>
          </table:table-cell>
          <table:table-cell table:style-name="ce4" table:formula="of:=VLOOKUP([.B373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0738" calcext:value-type="float">
            <text:p>30738</text:p>
          </table:table-cell>
          <table:table-cell table:style-name="ce2" office:value-type="string" calcext:value-type="string">
            <text:p>Quai de Bercy, niveau POPB</text:p>
          </table:table-cell>
          <table:table-cell table:style-name="ce4" table:formula="of:=VLOOKUP([.B374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0906" calcext:value-type="float">
            <text:p>30906</text:p>
          </table:table-cell>
          <table:table-cell table:style-name="ce2" office:value-type="string" calcext:value-type="string">
            <text:p>Place Henri Frenay, rue Roland Barthes</text:p>
          </table:table-cell>
          <table:table-cell table:style-name="ce4" table:formula="of:=VLOOKUP([.B375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2959" calcext:value-type="float">
            <text:p>32959</text:p>
          </table:table-cell>
          <table:table-cell table:style-name="ce2" office:value-type="string" calcext:value-type="string">
            <text:p>195, rue de Bercy</text:p>
          </table:table-cell>
          <table:table-cell table:style-name="ce4" table:formula="of:=VLOOKUP([.B376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3039" calcext:value-type="float">
            <text:p>33039</text:p>
          </table:table-cell>
          <table:table-cell table:style-name="ce2" office:value-type="string" calcext:value-type="string">
            <text:p>Place de la Bastille, rue de Lyon</text:p>
          </table:table-cell>
          <table:table-cell table:style-name="ce4" table:formula="of:=VLOOKUP([.B377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3553" calcext:value-type="float">
            <text:p>33553</text:p>
          </table:table-cell>
          <table:table-cell table:style-name="ce2" office:value-type="string" calcext:value-type="string">
            <text:p>Place d'Aligre</text:p>
          </table:table-cell>
          <table:table-cell table:style-name="ce4" table:formula="of:=VLOOKUP([.B378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3599" calcext:value-type="float">
            <text:p>33599</text:p>
          </table:table-cell>
          <table:table-cell table:style-name="ce2" office:value-type="string" calcext:value-type="string">
            <text:p>Pont Charles de Gaulle, quai de la Rapée</text:p>
          </table:table-cell>
          <table:table-cell table:style-name="ce4" table:formula="of:=VLOOKUP([.B379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5702" calcext:value-type="float">
            <text:p>35702</text:p>
          </table:table-cell>
          <table:table-cell table:style-name="ce2" office:value-type="string" calcext:value-type="string">
            <text:p>Quai de la Râpée, boulevard Diderot</text:p>
          </table:table-cell>
          <table:table-cell table:style-name="ce4" table:formula="of:=VLOOKUP([.B380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6726" calcext:value-type="float">
            <text:p>36726</text:p>
          </table:table-cell>
          <table:table-cell table:style-name="ce2" office:value-type="string" calcext:value-type="string">
            <text:p>Rue de Charenton, avenue Ledru Rollin</text:p>
          </table:table-cell>
          <table:table-cell table:style-name="ce4" table:formula="of:=VLOOKUP([.B381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7644" calcext:value-type="float">
            <text:p>37644</text:p>
          </table:table-cell>
          <table:table-cell table:style-name="ce2" office:value-type="string" calcext:value-type="string">
            <text:p>Avenue Courteline, boulevard périphérique intérieur</text:p>
          </table:table-cell>
          <table:table-cell table:style-name="ce4" table:formula="of:=VLOOKUP([.B382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38396" calcext:value-type="float">
            <text:p>38396</text:p>
          </table:table-cell>
          <table:table-cell table:style-name="ce2" office:value-type="string" calcext:value-type="string">
            <text:p>Place Félix Eboué</text:p>
          </table:table-cell>
          <table:table-cell table:style-name="ce4" table:formula="of:=VLOOKUP([.B383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1676" calcext:value-type="float">
            <text:p>41676</text:p>
          </table:table-cell>
          <table:table-cell table:style-name="ce2" office:value-type="string" calcext:value-type="string">
            <text:p>Rue Reuilly, boulevard Diderot</text:p>
          </table:table-cell>
          <table:table-cell table:style-name="ce4" table:formula="of:=VLOOKUP([.B38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2411" calcext:value-type="float">
            <text:p>42411</text:p>
          </table:table-cell>
          <table:table-cell table:style-name="ce2" office:value-type="string" calcext:value-type="string">
            <text:p>Cours de Vincennes, avenue du Docteur Arnold Netter</text:p>
          </table:table-cell>
          <table:table-cell table:style-name="ce4" table:formula="of:=VLOOKUP([.B385];[$DonneesPrefPolice.$A$1:.$C$1334];3;0)" office:value-type="date" office:date-value="2013-12-20" calcext:value-type="date">
            <text:p>20/1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2724" calcext:value-type="float">
            <text:p>42724</text:p>
          </table:table-cell>
          <table:table-cell table:style-name="ce2" office:value-type="string" calcext:value-type="string">
            <text:p>Place du Bataillon du Pacifique</text:p>
          </table:table-cell>
          <table:table-cell table:style-name="ce4" table:formula="of:=VLOOKUP([.B386];[$DonneesPrefPolice.$A$1:.$C$1334];3;0)" office:value-type="date" office:date-value="2014-03-18" calcext:value-type="date">
            <text:p>18/03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6378" calcext:value-type="float">
            <text:p>46378</text:p>
          </table:table-cell>
          <table:table-cell table:style-name="ce2" office:value-type="string" calcext:value-type="string">
            <text:p>Quai de la Râpée, avenue Ledru Rollin</text:p>
          </table:table-cell>
          <table:table-cell table:style-name="ce4" table:formula="of:=VLOOKUP([.B387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7130" calcext:value-type="float">
            <text:p>47130</text:p>
          </table:table-cell>
          <table:table-cell table:style-name="ce2" office:value-type="string" calcext:value-type="string">
            <text:p>Colonne Bastille Sud</text:p>
          </table:table-cell>
          <table:table-cell table:style-name="ce4" table:formula="of:=VLOOKUP([.B388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7573" calcext:value-type="float">
            <text:p>47573</text:p>
          </table:table-cell>
          <table:table-cell table:style-name="ce2" office:value-type="string" calcext:value-type="string">
            <text:p>Avenue Daumesnil, rue de Rambouillet</text:p>
          </table:table-cell>
          <table:table-cell table:style-name="ce4" table:formula="of:=VLOOKUP([.B389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48147" calcext:value-type="float">
            <text:p>48147</text:p>
          </table:table-cell>
          <table:table-cell table:style-name="ce2" office:value-type="string" calcext:value-type="string">
            <text:p>Place des Combattants en Afrique du Nord</text:p>
          </table:table-cell>
          <table:table-cell table:style-name="ce4" table:formula="of:=VLOOKUP([.B390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0229" calcext:value-type="float">
            <text:p>50229</text:p>
          </table:table-cell>
          <table:table-cell table:style-name="ce2" office:value-type="string" calcext:value-type="string">
            <text:p>Place Edouard Renard</text:p>
          </table:table-cell>
          <table:table-cell table:style-name="ce4" table:formula="of:=VLOOKUP([.B391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3155" calcext:value-type="float">
            <text:p>53155</text:p>
          </table:table-cell>
          <table:table-cell table:style-name="ce2" office:value-type="string" calcext:value-type="string">
            <text:p>Rue de la Brèche aux Loups, rue de la Durance</text:p>
          </table:table-cell>
          <table:table-cell table:style-name="ce4" table:formula="of:=VLOOKUP([.B392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5469" calcext:value-type="float">
            <text:p>55469</text:p>
          </table:table-cell>
          <table:table-cell table:style-name="ce2" office:value-type="string" calcext:value-type="string">
            <text:p>Boulevard Diderot, rue de Chaligny</text:p>
          </table:table-cell>
          <table:table-cell table:style-name="ce4" table:formula="of:=VLOOKUP([.B39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58302" calcext:value-type="float">
            <text:p>58302</text:p>
          </table:table-cell>
          <table:table-cell table:style-name="ce2" office:value-type="string" calcext:value-type="string">
            <text:p>Avenue Daumesnil, boulevard Diderot</text:p>
          </table:table-cell>
          <table:table-cell table:style-name="ce4" table:formula="of:=VLOOKUP([.B394];[$DonneesPrefPolice.$A$1: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0061" calcext:value-type="float">
            <text:p>60061</text:p>
          </table:table-cell>
          <table:table-cell table:style-name="ce2" office:value-type="string" calcext:value-type="string">
            <text:p>Rue François Truffaut, rue de l'Ambroisie</text:p>
          </table:table-cell>
          <table:table-cell table:style-name="ce4" table:formula="of:=VLOOKUP([.B395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1905" calcext:value-type="float">
            <text:p>61905</text:p>
          </table:table-cell>
          <table:table-cell table:style-name="ce2" office:value-type="string" calcext:value-type="string">
            <text:p>Boulevard Diderot, rue de Picpus</text:p>
          </table:table-cell>
          <table:table-cell table:style-name="ce4" table:formula="of:=VLOOKUP([.B39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2164" calcext:value-type="float">
            <text:p>62164</text:p>
          </table:table-cell>
          <table:table-cell table:style-name="ce2" office:value-type="string" calcext:value-type="string">
            <text:p>Rue Roland Barthes, rue Chrétien deTroyes</text:p>
          </table:table-cell>
          <table:table-cell table:style-name="ce4" table:formula="of:=VLOOKUP([.B397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4001" calcext:value-type="float">
            <text:p>64001</text:p>
          </table:table-cell>
          <table:table-cell table:style-name="ce2" office:value-type="string" calcext:value-type="string">
            <text:p>59, boulevard Soult</text:p>
          </table:table-cell>
          <table:table-cell table:style-name="ce4" table:formula="of:=VLOOKUP([.B398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5346" calcext:value-type="float">
            <text:p>65346</text:p>
          </table:table-cell>
          <table:table-cell table:style-name="ce2" office:value-type="string" calcext:value-type="string">
            <text:p>Quai de Bercy, pont de Tolbiac</text:p>
          </table:table-cell>
          <table:table-cell table:style-name="ce4" table:formula="of:=VLOOKUP([.B399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6094" calcext:value-type="float">
            <text:p>66094</text:p>
          </table:table-cell>
          <table:table-cell table:style-name="ce2" office:value-type="string" calcext:value-type="string">
            <text:p>Pont de Bercy Rive droite</text:p>
          </table:table-cell>
          <table:table-cell table:style-name="ce4" table:formula="of:=VLOOKUP([.B400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68606" calcext:value-type="float">
            <text:p>68606</text:p>
          </table:table-cell>
          <table:table-cell table:style-name="ce2" office:value-type="string" calcext:value-type="string">
            <text:p>63, rue de Picpus</text:p>
          </table:table-cell>
          <table:table-cell table:style-name="ce4" table:formula="of:=VLOOKUP([.B401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2637" calcext:value-type="float">
            <text:p>72637</text:p>
          </table:table-cell>
          <table:table-cell table:style-name="ce2" office:value-type="string" calcext:value-type="string">
            <text:p>Route de la Pyramide</text:p>
          </table:table-cell>
          <table:table-cell table:style-name="ce4" table:formula="of:=VLOOKUP([.B402];[$DonneesPrefPolice.$A$1:.$C$1334];3;0)" office:value-type="date" office:date-value="2015-05-15" calcext:value-type="date">
            <text:p>15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3321" calcext:value-type="float">
            <text:p>73321</text:p>
          </table:table-cell>
          <table:table-cell table:style-name="ce2" office:value-type="string" calcext:value-type="string">
            <text:p>Boulevard Diderot, rue de Bercy</text:p>
          </table:table-cell>
          <table:table-cell table:style-name="ce4" table:formula="of:=VLOOKUP([.B403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5510" calcext:value-type="float">
            <text:p>75510</text:p>
          </table:table-cell>
          <table:table-cell table:style-name="ce2" office:value-type="string" calcext:value-type="string">
            <text:p>Rue Montgallet, rue de Reuilly</text:p>
          </table:table-cell>
          <table:table-cell table:style-name="ce4" table:formula="of:=VLOOKUP([.B40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77071" calcext:value-type="float">
            <text:p>77071</text:p>
          </table:table-cell>
          <table:table-cell table:style-name="ce2" office:value-type="string" calcext:value-type="string">
            <text:p>Place Henri Frenay</text:p>
          </table:table-cell>
          <table:table-cell table:style-name="ce4" table:formula="of:=VLOOKUP([.B405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0257" calcext:value-type="float">
            <text:p>80257</text:p>
          </table:table-cell>
          <table:table-cell table:style-name="ce2" office:value-type="string" calcext:value-type="string">
            <text:p>Avenue Saint-Mandé, rue de Picpus</text:p>
          </table:table-cell>
          <table:table-cell table:style-name="ce4" table:formula="of:=VLOOKUP([.B406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1204" calcext:value-type="float">
            <text:p>81204</text:p>
          </table:table-cell>
          <table:table-cell table:style-name="ce2" office:value-type="string" calcext:value-type="string">
            <text:p>Avenue de la Porte de Vincennes</text:p>
          </table:table-cell>
          <table:table-cell table:style-name="ce4" table:formula="of:=VLOOKUP([.B407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4765" calcext:value-type="float">
            <text:p>14765</text:p>
          </table:table-cell>
          <table:table-cell table:style-name="ce2" office:value-type="string" calcext:value-type="string">
            <text:p>Place de Vénétie</text:p>
          </table:table-cell>
          <table:table-cell table:style-name="ce4" table:formula="of:=VLOOKUP([.B408];[$DonneesPrefPolice.$A$1:.$C$1334];3;0)" office:value-type="date" office:date-value="2013-01-25" calcext:value-type="date">
            <text:p>25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5476" calcext:value-type="float">
            <text:p>15476</text:p>
          </table:table-cell>
          <table:table-cell table:style-name="ce2" office:value-type="string" calcext:value-type="string">
            <text:p>Rue de Tolbiac, rue du Chevaleret</text:p>
          </table:table-cell>
          <table:table-cell table:style-name="ce4" table:formula="of:=VLOOKUP([.B409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5868" calcext:value-type="float">
            <text:p>15868</text:p>
          </table:table-cell>
          <table:table-cell table:style-name="ce2" office:value-type="string" calcext:value-type="string">
            <text:p>Rue des Peupliers, rue du docteur Tuffier</text:p>
          </table:table-cell>
          <table:table-cell table:style-name="ce4" table:formula="of:=VLOOKUP([.B410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6244" calcext:value-type="float">
            <text:p>16244</text:p>
          </table:table-cell>
          <table:table-cell table:style-name="ce2" office:value-type="string" calcext:value-type="string">
            <text:p>Avenue de la Porte d'Ivry, avenue Claude Régaud</text:p>
          </table:table-cell>
          <table:table-cell table:style-name="ce4" table:formula="of:=VLOOKUP([.B411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6986" calcext:value-type="float">
            <text:p>16986</text:p>
          </table:table-cell>
          <table:table-cell table:style-name="ce2" office:value-type="string" calcext:value-type="string">
            <text:p>Avenue d'Italie, rue de Tolbiac</text:p>
          </table:table-cell>
          <table:table-cell table:style-name="ce4" table:formula="of:=VLOOKUP([.B412];[$DonneesPrefPolice.$A$1:.$C$1334];3;0)" office:value-type="date" office:date-value="2012-08-10" calcext:value-type="date">
            <text:p>10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7197" calcext:value-type="float">
            <text:p>17197</text:p>
          </table:table-cell>
          <table:table-cell table:style-name="ce2" office:value-type="string" calcext:value-type="string">
            <text:p>Rue Docteur Magnan, rue Charles Moureu</text:p>
          </table:table-cell>
          <table:table-cell table:style-name="ce4" table:formula="of:=VLOOKUP([.B413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8332" calcext:value-type="float">
            <text:p>18332</text:p>
          </table:table-cell>
          <table:table-cell table:style-name="ce2" office:value-type="string" calcext:value-type="string">
            <text:p>Rue du Chevaleret, rue Clisson</text:p>
          </table:table-cell>
          <table:table-cell table:style-name="ce4" table:formula="of:=VLOOKUP([.B414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9286" calcext:value-type="float">
            <text:p>19286</text:p>
          </table:table-cell>
          <table:table-cell table:style-name="ce2" office:value-type="string" calcext:value-type="string">
            <text:p>Olympiades — Rome (accueil)</text:p>
          </table:table-cell>
          <table:table-cell table:style-name="ce4" table:formula="of:=VLOOKUP([.B415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9566" calcext:value-type="float">
            <text:p>19566</text:p>
          </table:table-cell>
          <table:table-cell table:style-name="ce2" office:value-type="string" calcext:value-type="string">
            <text:p>Avenue d'Ivry (côté impair) au niveau de la rue Regnault</text:p>
          </table:table-cell>
          <table:table-cell table:style-name="ce4" table:formula="of:=VLOOKUP([.B416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9891" calcext:value-type="float">
            <text:p>19891</text:p>
          </table:table-cell>
          <table:table-cell table:style-name="ce2" office:value-type="string" calcext:value-type="string">
            <text:p>Place d'Italie, boulevard Vincent Auriol</text:p>
          </table:table-cell>
          <table:table-cell table:style-name="ce4" table:formula="of:=VLOOKUP([.B41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3065" calcext:value-type="float">
            <text:p>23065</text:p>
          </table:table-cell>
          <table:table-cell table:style-name="ce2" office:value-type="string" calcext:value-type="string">
            <text:p>Avenue d'Italie, rue Vandrezanne</text:p>
          </table:table-cell>
          <table:table-cell table:style-name="ce4" table:formula="of:=VLOOKUP([.B418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5765" calcext:value-type="float">
            <text:p>25765</text:p>
          </table:table-cell>
          <table:table-cell table:style-name="ce2" office:value-type="string" calcext:value-type="string">
            <text:p>Rue Cantagrel, rue Eugène Oudiné</text:p>
          </table:table-cell>
          <table:table-cell table:style-name="ce4" table:formula="of:=VLOOKUP([.B419];[$DonneesPrefPolice.$A$1:.$C$1334];3;0)" office:value-type="date" office:date-value="2013-06-07" calcext:value-type="date">
            <text:p>07/06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8637" calcext:value-type="float">
            <text:p>28637</text:p>
          </table:table-cell>
          <table:table-cell table:style-name="ce2" office:value-type="string" calcext:value-type="string">
            <text:p>Rue Péan, boulevard Masséna</text:p>
          </table:table-cell>
          <table:table-cell table:style-name="ce4" table:formula="of:=VLOOKUP([.B420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9435" calcext:value-type="float">
            <text:p>29435</text:p>
          </table:table-cell>
          <table:table-cell table:style-name="ce2" office:value-type="string" calcext:value-type="string">
            <text:p>Rue Albert, rue Jean Fautrier</text:p>
          </table:table-cell>
          <table:table-cell table:style-name="ce4" table:formula="of:=VLOOKUP([.B421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29712" calcext:value-type="float">
            <text:p>29712</text:p>
          </table:table-cell>
          <table:table-cell table:style-name="ce2" office:value-type="string" calcext:value-type="string">
            <text:p>Avenue de France, rue Raymond Aron</text:p>
          </table:table-cell>
          <table:table-cell table:style-name="ce4" table:formula="of:=VLOOKUP([.B422];[$DonneesPrefPolice.$A$1:.$C$1334];3;0)" office:value-type="date" office:date-value="2013-11-01" calcext:value-type="date">
            <text:p>01/1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0118" calcext:value-type="float">
            <text:p>30118</text:p>
          </table:table-cell>
          <table:table-cell table:style-name="ce2" office:value-type="string" calcext:value-type="string">
            <text:p>15 bis, rue de Tolbiac</text:p>
          </table:table-cell>
          <table:table-cell table:style-name="ce4" table:formula="of:=VLOOKUP([.B42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0922" calcext:value-type="float">
            <text:p>30922</text:p>
          </table:table-cell>
          <table:table-cell table:style-name="ce2" office:value-type="string" calcext:value-type="string">
            <text:p>Quai François Mauriac, passerelle Simone de Beauvoir</text:p>
          </table:table-cell>
          <table:table-cell table:style-name="ce4" table:formula="of:=VLOOKUP([.B424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3183" calcext:value-type="float">
            <text:p>33183</text:p>
          </table:table-cell>
          <table:table-cell table:style-name="ce2" office:value-type="string" calcext:value-type="string">
            <text:p>Boulevard Général Jean Simon, Pont National</text:p>
          </table:table-cell>
          <table:table-cell table:style-name="ce4" table:formula="of:=VLOOKUP([.B425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4836" calcext:value-type="float">
            <text:p>34836</text:p>
          </table:table-cell>
          <table:table-cell table:style-name="ce2" office:value-type="string" calcext:value-type="string">
            <text:p>Boulevard Massena, avenue de Choisy</text:p>
          </table:table-cell>
          <table:table-cell table:style-name="ce4" table:formula="of:=VLOOKUP([.B426];[$DonneesPrefPolice.$A$1:.$C$1334];3;0)" office:value-type="date" office:date-value="2013-05-17" calcext:value-type="date">
            <text:p>17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35012" calcext:value-type="float">
            <text:p>35012</text:p>
          </table:table-cell>
          <table:table-cell table:style-name="ce2" office:value-type="string" calcext:value-type="string">
            <text:p>Place Claude Bourdet, rue des Cordelières, rue Corvisart</text:p>
          </table:table-cell>
          <table:table-cell table:style-name="ce4" table:formula="of:=VLOOKUP([.B42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5705" calcext:value-type="float">
            <text:p>45705</text:p>
          </table:table-cell>
          <table:table-cell table:style-name="ce2" office:value-type="string" calcext:value-type="string">
            <text:p>Carrefour des Gobelins</text:p>
          </table:table-cell>
          <table:table-cell table:style-name="ce4" table:formula="of:=VLOOKUP([.B428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6911" calcext:value-type="float">
            <text:p>46911</text:p>
          </table:table-cell>
          <table:table-cell table:style-name="ce2" office:value-type="string" calcext:value-type="string">
            <text:p>Rue Sainte-Hélène, rue de la poterne des Peupliers</text:p>
          </table:table-cell>
          <table:table-cell table:style-name="ce4" table:formula="of:=VLOOKUP([.B429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7653" calcext:value-type="float">
            <text:p>47653</text:p>
          </table:table-cell>
          <table:table-cell table:style-name="ce2" office:value-type="string" calcext:value-type="string">
            <text:p>Rue du Dessous des Berges, rue Eugène Oudiné, rue de Patay</text:p>
          </table:table-cell>
          <table:table-cell table:style-name="ce4" table:formula="of:=VLOOKUP([.B43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7824" calcext:value-type="float">
            <text:p>47824</text:p>
          </table:table-cell>
          <table:table-cell table:style-name="ce2" office:value-type="string" calcext:value-type="string">
            <text:p>Rue Jeanne d'Arc, rue de Domrémy, rue de Patay</text:p>
          </table:table-cell>
          <table:table-cell table:style-name="ce4" table:formula="of:=VLOOKUP([.B431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48567" calcext:value-type="float">
            <text:p>48567</text:p>
          </table:table-cell>
          <table:table-cell table:style-name="ce2" office:value-type="string" calcext:value-type="string">
            <text:p>Avenue des Gobelins, boulevard Saint-Marcel</text:p>
          </table:table-cell>
          <table:table-cell table:style-name="ce4" table:formula="of:=VLOOKUP([.B432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3448" calcext:value-type="float">
            <text:p>53448</text:p>
          </table:table-cell>
          <table:table-cell table:style-name="ce2" office:value-type="string" calcext:value-type="string">
            <text:p>Avenue des Gobelins, boulevard Saint- Marcel</text:p>
          </table:table-cell>
          <table:table-cell table:style-name="ce4" table:formula="of:=VLOOKUP([.B433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8448" calcext:value-type="float">
            <text:p>58448</text:p>
          </table:table-cell>
          <table:table-cell table:style-name="ce2" office:value-type="string" calcext:value-type="string">
            <text:p>Avenue de France, boulevard Vincent Auriol</text:p>
          </table:table-cell>
          <table:table-cell table:style-name="ce4" table:formula="of:=VLOOKUP([.B43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8557" calcext:value-type="float">
            <text:p>58557</text:p>
          </table:table-cell>
          <table:table-cell table:style-name="ce2" office:value-type="string" calcext:value-type="string">
            <text:p>Boulevard Saint-Marcel, boulevard de l'Hôpital</text:p>
          </table:table-cell>
          <table:table-cell table:style-name="ce4" table:formula="of:=VLOOKUP([.B435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59136" calcext:value-type="float">
            <text:p>59136</text:p>
          </table:table-cell>
          <table:table-cell table:style-name="ce2" office:value-type="string" calcext:value-type="string">
            <text:p>Rue de Tolbiac, avenue de Choisy</text:p>
          </table:table-cell>
          <table:table-cell table:style-name="ce4" table:formula="of:=VLOOKUP([.B436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0972" calcext:value-type="float">
            <text:p>60972</text:p>
          </table:table-cell>
          <table:table-cell table:style-name="ce2" office:value-type="string" calcext:value-type="string">
            <text:p>Face au 122, rue du Château des Rentiers</text:p>
          </table:table-cell>
          <table:table-cell table:style-name="ce4" table:formula="of:=VLOOKUP([.B437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1371" calcext:value-type="float">
            <text:p>61371</text:p>
          </table:table-cell>
          <table:table-cell table:style-name="ce2" office:value-type="string" calcext:value-type="string">
            <text:p>Place d'Italie, côté avenue des Gobelins</text:p>
          </table:table-cell>
          <table:table-cell table:style-name="ce4" table:formula="of:=VLOOKUP([.B438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2347" calcext:value-type="float">
            <text:p>62347</text:p>
          </table:table-cell>
          <table:table-cell table:style-name="ce2" office:value-type="string" calcext:value-type="string">
            <text:p>Pont de Tolbiac, quai François Mauriac</text:p>
          </table:table-cell>
          <table:table-cell table:style-name="ce4" table:formula="of:=VLOOKUP([.B439];[$DonneesPrefPolice.$A$1:.$C$1334];3;0)" office:value-type="date" office:date-value="2013-07-30" calcext:value-type="date">
            <text:p>30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2732" calcext:value-type="float">
            <text:p>62732</text:p>
          </table:table-cell>
          <table:table-cell table:style-name="ce2" office:value-type="string" calcext:value-type="string">
            <text:p>Boulevard de l'Hôpital, rue Pinel</text:p>
          </table:table-cell>
          <table:table-cell table:style-name="ce4" table:formula="of:=VLOOKUP([.B440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2734" calcext:value-type="float">
            <text:p>62734</text:p>
          </table:table-cell>
          <table:table-cell table:style-name="ce2" office:value-type="string" calcext:value-type="string">
            <text:p>Porte d'Italie/périphérique</text:p>
          </table:table-cell>
          <table:table-cell table:style-name="ce4" table:formula="of:=VLOOKUP([.B441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3074" calcext:value-type="float">
            <text:p>63074</text:p>
          </table:table-cell>
          <table:table-cell table:style-name="ce2" office:value-type="string" calcext:value-type="string">
            <text:p>Rue des Longues Raies, boulevard Kellermann</text:p>
          </table:table-cell>
          <table:table-cell table:style-name="ce4" table:formula="of:=VLOOKUP([.B442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3591" calcext:value-type="float">
            <text:p>63591</text:p>
          </table:table-cell>
          <table:table-cell table:style-name="ce2" office:value-type="string" calcext:value-type="string">
            <text:p>Boulevard Masséna, avenue de la Porte d'Ivry</text:p>
          </table:table-cell>
          <table:table-cell table:style-name="ce4" table:formula="of:=VLOOKUP([.B443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4071" calcext:value-type="float">
            <text:p>64071</text:p>
          </table:table-cell>
          <table:table-cell table:style-name="ce2" office:value-type="string" calcext:value-type="string">
            <text:p>Boulevard de l'Hôpital, quai d'Austerlitz, gare d'Austerlitz</text:p>
          </table:table-cell>
          <table:table-cell table:style-name="ce4" table:formula="of:=VLOOKUP([.B444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4594" calcext:value-type="float">
            <text:p>64594</text:p>
          </table:table-cell>
          <table:table-cell table:style-name="ce2" office:value-type="string" calcext:value-type="string">
            <text:p>Avenue de Choisy, rue Baudricourt</text:p>
          </table:table-cell>
          <table:table-cell table:style-name="ce4" table:formula="of:=VLOOKUP([.B445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6003" calcext:value-type="float">
            <text:p>66003</text:p>
          </table:table-cell>
          <table:table-cell table:style-name="ce2" office:value-type="string" calcext:value-type="string">
            <text:p>Place d'Italie, rue Bobillot, boulevard Auguste Blanqui</text:p>
          </table:table-cell>
          <table:table-cell table:style-name="ce4" table:formula="of:=VLOOKUP([.B44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7014" calcext:value-type="float">
            <text:p>67014</text:p>
          </table:table-cell>
          <table:table-cell table:style-name="ce2" office:value-type="string" calcext:value-type="string">
            <text:p>Rue Jeanne d'Arc, boulevard Saint-Marcel</text:p>
          </table:table-cell>
          <table:table-cell table:style-name="ce4" table:formula="of:=VLOOKUP([.B447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7390" calcext:value-type="float">
            <text:p>67390</text:p>
          </table:table-cell>
          <table:table-cell table:style-name="ce2" office:value-type="string" calcext:value-type="string">
            <text:p>Vis-à-vis du 90, rue de Tolbiac</text:p>
          </table:table-cell>
          <table:table-cell table:style-name="ce4" table:formula="of:=VLOOKUP([.B448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7935" calcext:value-type="float">
            <text:p>67935</text:p>
          </table:table-cell>
          <table:table-cell table:style-name="ce2" office:value-type="string" calcext:value-type="string">
            <text:p>Avenue Joseph Bédier, rue Maryse Bastié</text:p>
          </table:table-cell>
          <table:table-cell table:style-name="ce4" table:formula="of:=VLOOKUP([.B449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8021" calcext:value-type="float">
            <text:p>68021</text:p>
          </table:table-cell>
          <table:table-cell table:style-name="ce2" office:value-type="string" calcext:value-type="string">
            <text:p>Boulevard Auguste Blanqui, rue Corvisart</text:p>
          </table:table-cell>
          <table:table-cell table:style-name="ce4" table:formula="of:=VLOOKUP([.B45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68334" calcext:value-type="float">
            <text:p>68334</text:p>
          </table:table-cell>
          <table:table-cell table:style-name="ce2" office:value-type="string" calcext:value-type="string">
            <text:p>Boulevard Auguste Blanqui, rue de la Glacière</text:p>
          </table:table-cell>
          <table:table-cell table:style-name="ce4" table:formula="of:=VLOOKUP([.B45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0071" calcext:value-type="float">
            <text:p>70071</text:p>
          </table:table-cell>
          <table:table-cell table:style-name="ce2" office:value-type="string" calcext:value-type="string">
            <text:p>Pont National amont — Seine</text:p>
          </table:table-cell>
          <table:table-cell table:style-name="ce4" table:formula="of:=VLOOKUP([.B452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4956" calcext:value-type="float">
            <text:p>34956</text:p>
          </table:table-cell>
          <table:table-cell table:style-name="ce2" office:value-type="string" calcext:value-type="string">
            <text:p>Boulevard du Montparnasse, rue du Départ</text:p>
          </table:table-cell>
          <table:table-cell table:style-name="ce4" table:formula="of:=VLOOKUP([.B453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5666" calcext:value-type="float">
            <text:p>35666</text:p>
          </table:table-cell>
          <table:table-cell table:style-name="ce2" office:value-type="string" calcext:value-type="string">
            <text:p>Place de Catalogne</text:p>
          </table:table-cell>
          <table:table-cell table:style-name="ce4" table:formula="of:=VLOOKUP([.B454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8285" calcext:value-type="float">
            <text:p>38285</text:p>
          </table:table-cell>
          <table:table-cell table:style-name="ce2" office:value-type="string" calcext:value-type="string">
            <text:p>Rue Adolphe Pinard, avenue de la Porte de Vanves</text:p>
          </table:table-cell>
          <table:table-cell table:style-name="ce4" table:formula="of:=VLOOKUP([.B455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9250" calcext:value-type="float">
            <text:p>39250</text:p>
          </table:table-cell>
          <table:table-cell table:style-name="ce2" office:value-type="string" calcext:value-type="string">
            <text:p>Boulevard Auguste Blanqui, rue de la Santé</text:p>
          </table:table-cell>
          <table:table-cell table:style-name="ce4" table:formula="of:=VLOOKUP([.B456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1203" calcext:value-type="float">
            <text:p>41203</text:p>
          </table:table-cell>
          <table:table-cell table:style-name="ce2" office:value-type="string" calcext:value-type="string">
            <text:p>Avenue de la Porte d'Orléans, boulevard Romain Rolland</text:p>
          </table:table-cell>
          <table:table-cell table:style-name="ce4" table:formula="of:=VLOOKUP([.B457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1472" calcext:value-type="float">
            <text:p>41472</text:p>
          </table:table-cell>
          <table:table-cell table:style-name="ce2" office:value-type="string" calcext:value-type="string">
            <text:p>Avenue Pierre de Coubertin, avenue Paul Vaillant-Couturier</text:p>
          </table:table-cell>
          <table:table-cell table:style-name="ce4" table:formula="of:=VLOOKUP([.B458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2789" calcext:value-type="float">
            <text:p>42789</text:p>
          </table:table-cell>
          <table:table-cell table:style-name="ce2" office:value-type="string" calcext:value-type="string">
            <text:p>Rue Jean Dolent, rue Messier</text:p>
          </table:table-cell>
          <table:table-cell table:style-name="ce4" table:formula="of:=VLOOKUP([.B459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3339" calcext:value-type="float">
            <text:p>43339</text:p>
          </table:table-cell>
          <table:table-cell table:style-name="ce2" office:value-type="string" calcext:value-type="string">
            <text:p>Boulevard Arago, rue du Faubourg Saint-Jacques</text:p>
          </table:table-cell>
          <table:table-cell table:style-name="ce4" table:formula="of:=VLOOKUP([.B460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4351" calcext:value-type="float">
            <text:p>44351</text:p>
          </table:table-cell>
          <table:table-cell table:style-name="ce2" office:value-type="string" calcext:value-type="string">
            <text:p>Boulevard Jourdan — RER</text:p>
          </table:table-cell>
          <table:table-cell table:style-name="ce4" table:formula="of:=VLOOKUP([.B461];[$DonneesPrefPolice.$A$1:.$C$1334];3;0)" office:value-type="date" office:date-value="2013-05-17" calcext:value-type="date">
            <text:p>17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48506" calcext:value-type="float">
            <text:p>48506</text:p>
          </table:table-cell>
          <table:table-cell table:style-name="ce2" office:value-type="string" calcext:value-type="string">
            <text:p>Place Fernand Mourlot — rue de la Gaîté, boulevard Edgard Quinet</text:p>
          </table:table-cell>
          <table:table-cell table:style-name="ce4" table:formula="of:=VLOOKUP([.B462];[$DonneesPrefPolice.$A$1:.$C$1334];3;0)" office:value-type="date" office:date-value="2015-06-19" calcext:value-type="date">
            <text:p>19/06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1743" calcext:value-type="float">
            <text:p>51743</text:p>
          </table:table-cell>
          <table:table-cell table:style-name="ce2" office:value-type="string" calcext:value-type="string">
            <text:p>Avenue de la Porte d'Orléans, place du 25 août 1944</text:p>
          </table:table-cell>
          <table:table-cell table:style-name="ce4" table:formula="of:=VLOOKUP([.B463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2404" calcext:value-type="float">
            <text:p>52404</text:p>
          </table:table-cell>
          <table:table-cell table:style-name="ce2" office:value-type="string" calcext:value-type="string">
            <text:p>Avenue du Maine, avenue du Commandant René Mouchotte</text:p>
          </table:table-cell>
          <table:table-cell table:style-name="ce4" table:formula="of:=VLOOKUP([.B464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4322" calcext:value-type="float">
            <text:p>54322</text:p>
          </table:table-cell>
          <table:table-cell table:style-name="ce2" office:value-type="string" calcext:value-type="string">
            <text:p>Place Perroy, avenue du Maine</text:p>
          </table:table-cell>
          <table:table-cell table:style-name="ce4" table:formula="of:=VLOOKUP([.B465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4552" calcext:value-type="float">
            <text:p>54552</text:p>
          </table:table-cell>
          <table:table-cell table:style-name="ce2" office:value-type="string" calcext:value-type="string">
            <text:p>Rue Vercingétorix, rue d'Alésia</text:p>
          </table:table-cell>
          <table:table-cell table:style-name="ce4" table:formula="of:=VLOOKUP([.B466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56510" calcext:value-type="float">
            <text:p>56510</text:p>
          </table:table-cell>
          <table:table-cell table:style-name="ce2" office:value-type="string" calcext:value-type="string">
            <text:p>Avenue Maurice d'Ocagne, avenue Georges Lafenestre</text:p>
          </table:table-cell>
          <table:table-cell table:style-name="ce4" table:formula="of:=VLOOKUP([.B467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60857" calcext:value-type="float">
            <text:p>60857</text:p>
          </table:table-cell>
          <table:table-cell table:style-name="ce2" office:value-type="string" calcext:value-type="string">
            <text:p>Rue Boulard, rue Daguerre</text:p>
          </table:table-cell>
          <table:table-cell table:style-name="ce4" table:formula="of:=VLOOKUP([.B46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61992" calcext:value-type="float">
            <text:p>61992</text:p>
          </table:table-cell>
          <table:table-cell table:style-name="ce2" office:value-type="string" calcext:value-type="string">
            <text:p>Avenue Adolphe Pinard, avenue de la Porte de Châtillon</text:p>
          </table:table-cell>
          <table:table-cell table:style-name="ce4" table:formula="of:=VLOOKUP([.B469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69585" calcext:value-type="float">
            <text:p>69585</text:p>
          </table:table-cell>
          <table:table-cell table:style-name="ce2" office:value-type="string" calcext:value-type="string">
            <text:p>72, avenue Denfert-Rochereau</text:p>
          </table:table-cell>
          <table:table-cell table:style-name="ce4" table:formula="of:=VLOOKUP([.B47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0540" calcext:value-type="float">
            <text:p>70540</text:p>
          </table:table-cell>
          <table:table-cell table:style-name="ce2" office:value-type="string" calcext:value-type="string">
            <text:p>Rue d'Alésia, villa d'Alésia</text:p>
          </table:table-cell>
          <table:table-cell table:style-name="ce4" table:formula="of:=VLOOKUP([.B471];[$DonneesPrefPolice.$A$1: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0611" calcext:value-type="float">
            <text:p>70611</text:p>
          </table:table-cell>
          <table:table-cell table:style-name="ce2" office:value-type="string" calcext:value-type="string">
            <text:p>Place Jacques Demy — Mouton Duvernet, Saillard</text:p>
          </table:table-cell>
          <table:table-cell table:style-name="ce4" table:formula="of:=VLOOKUP([.B472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1184" calcext:value-type="float">
            <text:p>71184</text:p>
          </table:table-cell>
          <table:table-cell table:style-name="ce2" office:value-type="string" calcext:value-type="string">
            <text:p>Boulevard de Port Royal, avenue de l'Observatoire</text:p>
          </table:table-cell>
          <table:table-cell table:style-name="ce4" table:formula="of:=VLOOKUP([.B47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3025" calcext:value-type="float">
            <text:p>73025</text:p>
          </table:table-cell>
          <table:table-cell table:style-name="ce2" office:value-type="string" calcext:value-type="string">
            <text:p>Rue d'Alésia, rue de la Santé</text:p>
          </table:table-cell>
          <table:table-cell table:style-name="ce4" table:formula="of:=VLOOKUP([.B474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3923" calcext:value-type="float">
            <text:p>73923</text:p>
          </table:table-cell>
          <table:table-cell table:style-name="ce2" office:value-type="string" calcext:value-type="string">
            <text:p>Avenue Jean Moulin, boulevard Brune</text:p>
          </table:table-cell>
          <table:table-cell table:style-name="ce4" table:formula="of:=VLOOKUP([.B475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5264" calcext:value-type="float">
            <text:p>75264</text:p>
          </table:table-cell>
          <table:table-cell table:style-name="ce2" office:value-type="string" calcext:value-type="string">
            <text:p>10, boulevard Brune</text:p>
          </table:table-cell>
          <table:table-cell table:style-name="ce4" table:formula="of:=VLOOKUP([.B476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7797" calcext:value-type="float">
            <text:p>77797</text:p>
          </table:table-cell>
          <table:table-cell table:style-name="ce2" office:value-type="string" calcext:value-type="string">
            <text:p>Avenue Marc Sangnier, rue Wilfrid Laurier</text:p>
          </table:table-cell>
          <table:table-cell table:style-name="ce4" table:formula="of:=VLOOKUP([.B477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7867" calcext:value-type="float">
            <text:p>77867</text:p>
          </table:table-cell>
          <table:table-cell table:style-name="ce2" office:value-type="string" calcext:value-type="string">
            <text:p>Boulevard du Montparnasse, avenue de l'Observatoire</text:p>
          </table:table-cell>
          <table:table-cell table:style-name="ce4" table:formula="of:=VLOOKUP([.B47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79474" calcext:value-type="float">
            <text:p>79474</text:p>
          </table:table-cell>
          <table:table-cell table:style-name="ce2" office:value-type="string" calcext:value-type="string">
            <text:p>Place de Moro Giafféri</text:p>
          </table:table-cell>
          <table:table-cell table:style-name="ce4" table:formula="of:=VLOOKUP([.B479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1104" calcext:value-type="float">
            <text:p>81104</text:p>
          </table:table-cell>
          <table:table-cell table:style-name="ce2" office:value-type="string" calcext:value-type="string">
            <text:p>Boulevard Brune, avenue de la Porte de Vanves</text:p>
          </table:table-cell>
          <table:table-cell table:style-name="ce4" table:formula="of:=VLOOKUP([.B480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1787" calcext:value-type="float">
            <text:p>81787</text:p>
          </table:table-cell>
          <table:table-cell table:style-name="ce2" office:value-type="string" calcext:value-type="string">
            <text:p>Rue Messier, boulevard Arago</text:p>
          </table:table-cell>
          <table:table-cell table:style-name="ce4" table:formula="of:=VLOOKUP([.B481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1962" calcext:value-type="float">
            <text:p>81962</text:p>
          </table:table-cell>
          <table:table-cell table:style-name="ce2" office:value-type="string" calcext:value-type="string">
            <text:p>Jonction boulevard Brune, boulevard Jourdan</text:p>
          </table:table-cell>
          <table:table-cell table:style-name="ce4" table:formula="of:=VLOOKUP([.B482];[$DonneesPrefPolice.$A$1:.$C$1334];3;0)" office:value-type="date" office:date-value="2014-12-19" calcext:value-type="date">
            <text:p>19/12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2788" calcext:value-type="float">
            <text:p>82788</text:p>
          </table:table-cell>
          <table:table-cell table:style-name="ce2" office:value-type="string" calcext:value-type="string">
            <text:p>Rue de la Santé</text:p>
          </table:table-cell>
          <table:table-cell table:style-name="ce4" table:formula="of:=VLOOKUP([.B483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3193" calcext:value-type="float">
            <text:p>83193</text:p>
          </table:table-cell>
          <table:table-cell table:style-name="ce2" office:value-type="string" calcext:value-type="string">
            <text:p>Jonction boulevard Brune, boulevard Jourdan</text:p>
          </table:table-cell>
          <table:table-cell table:style-name="ce4" table:formula="of:=VLOOKUP([.B484];[$DonneesPrefPolice.$A$1:.$C$1334];3;0)" office:value-type="date" office:date-value="2014-12-19" calcext:value-type="date">
            <text:p>19/12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3358" calcext:value-type="float">
            <text:p>83358</text:p>
          </table:table-cell>
          <table:table-cell table:style-name="ce2" office:value-type="string" calcext:value-type="string">
            <text:p>Rue d'Alésia, rue Didot</text:p>
          </table:table-cell>
          <table:table-cell table:style-name="ce4" table:formula="of:=VLOOKUP([.B485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4620" calcext:value-type="float">
            <text:p>84620</text:p>
          </table:table-cell>
          <table:table-cell table:style-name="ce2" office:value-type="string" calcext:value-type="string">
            <text:p>Avenue du Maine, rue Froidevaux</text:p>
          </table:table-cell>
          <table:table-cell table:style-name="ce4" table:formula="of:=VLOOKUP([.B486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6283" calcext:value-type="float">
            <text:p>86283</text:p>
          </table:table-cell>
          <table:table-cell table:style-name="ce2" office:value-type="string" calcext:value-type="string">
            <text:p>Boulevard Edgard Quinet, boulevard Raspail</text:p>
          </table:table-cell>
          <table:table-cell table:style-name="ce4" table:formula="of:=VLOOKUP([.B487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89511" calcext:value-type="float">
            <text:p>89511</text:p>
          </table:table-cell>
          <table:table-cell table:style-name="ce2" office:value-type="string" calcext:value-type="string">
            <text:p>Rue Raymond Losserand, rue d'Alésia</text:p>
          </table:table-cell>
          <table:table-cell table:style-name="ce4" table:formula="of:=VLOOKUP([.B488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92903" calcext:value-type="float">
            <text:p>92903</text:p>
          </table:table-cell>
          <table:table-cell table:style-name="ce2" office:value-type="string" calcext:value-type="string">
            <text:p>Rue Vercingétorix, rue Pernety</text:p>
          </table:table-cell>
          <table:table-cell table:style-name="ce4" table:formula="of:=VLOOKUP([.B489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94232" calcext:value-type="float">
            <text:p>94232</text:p>
          </table:table-cell>
          <table:table-cell table:style-name="ce2" office:value-type="string" calcext:value-type="string">
            <text:p>Rue Raymond Losserand, rue Pernety</text:p>
          </table:table-cell>
          <table:table-cell table:style-name="ce4" table:formula="of:=VLOOKUP([.B490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97328" calcext:value-type="float">
            <text:p>97328</text:p>
          </table:table-cell>
          <table:table-cell table:style-name="ce2" office:value-type="string" calcext:value-type="string">
            <text:p>Boulevard Jourdan, rue Emile Deutsch de la Meurthe</text:p>
          </table:table-cell>
          <table:table-cell table:style-name="ce4" table:formula="of:=VLOOKUP([.B491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0476" calcext:value-type="float">
            <text:p>10476</text:p>
          </table:table-cell>
          <table:table-cell table:style-name="ce2" office:value-type="string" calcext:value-type="string">
            <text:p>Boulevard de Grenelle, rue du Commerce</text:p>
          </table:table-cell>
          <table:table-cell table:style-name="ce4" table:formula="of:=VLOOKUP([.B49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0771" calcext:value-type="float">
            <text:p>10771</text:p>
          </table:table-cell>
          <table:table-cell table:style-name="ce2" office:value-type="string" calcext:value-type="string">
            <text:p>Rue de Javel, rue Gutemberg</text:p>
          </table:table-cell>
          <table:table-cell table:style-name="ce4" table:formula="of:=VLOOKUP([.B493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1675" calcext:value-type="float">
            <text:p>11675</text:p>
          </table:table-cell>
          <table:table-cell table:style-name="ce2" office:value-type="string" calcext:value-type="string">
            <text:p>Rue Desaix, place Alfred Sauvy</text:p>
          </table:table-cell>
          <table:table-cell table:style-name="ce4" table:formula="of:=VLOOKUP([.B49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1877" calcext:value-type="float">
            <text:p>11877</text:p>
          </table:table-cell>
          <table:table-cell table:style-name="ce2" office:value-type="string" calcext:value-type="string">
            <text:p>Esplanade de la Mairie</text:p>
          </table:table-cell>
          <table:table-cell table:style-name="ce4" table:formula="of:=VLOOKUP([.B495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2079" calcext:value-type="float">
            <text:p>12079</text:p>
          </table:table-cell>
          <table:table-cell table:style-name="ce2" office:value-type="string" calcext:value-type="string">
            <text:p>Avenue Albert Bartholomé, rue André Theuriet</text:p>
          </table:table-cell>
          <table:table-cell table:style-name="ce4" table:formula="of:=VLOOKUP([.B496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2972" calcext:value-type="float">
            <text:p>12972</text:p>
          </table:table-cell>
          <table:table-cell table:style-name="ce2" office:value-type="string" calcext:value-type="string">
            <text:p>Rue Jean Fourastie (face DOJO)</text:p>
          </table:table-cell>
          <table:table-cell table:style-name="ce4" table:formula="of:=VLOOKUP([.B497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8651" calcext:value-type="float">
            <text:p>68651</text:p>
          </table:table-cell>
          <table:table-cell table:style-name="ce2" office:value-type="string" calcext:value-type="string">
            <text:p>Avenue de Suffren, avenue de la Motte-Piquet</text:p>
          </table:table-cell>
          <table:table-cell table:style-name="ce4" table:formula="of:=VLOOKUP([.B498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9625" calcext:value-type="float">
            <text:p>69625</text:p>
          </table:table-cell>
          <table:table-cell table:style-name="ce2" office:value-type="string" calcext:value-type="string">
            <text:p>Place des Martyrs Juifs du Vélodrome d'Hiver</text:p>
          </table:table-cell>
          <table:table-cell table:style-name="ce4" table:formula="of:=VLOOKUP([.B499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0417" calcext:value-type="float">
            <text:p>70417</text:p>
          </table:table-cell>
          <table:table-cell table:style-name="ce2" office:value-type="string" calcext:value-type="string">
            <text:p>Rue Platon, rue Falguière</text:p>
          </table:table-cell>
          <table:table-cell table:style-name="ce4" table:formula="of:=VLOOKUP([.B50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0737" calcext:value-type="float">
            <text:p>70737</text:p>
          </table:table-cell>
          <table:table-cell table:style-name="ce2" office:value-type="string" calcext:value-type="string">
            <text:p>Place Charles Michels</text:p>
          </table:table-cell>
          <table:table-cell table:style-name="ce4" table:formula="of:=VLOOKUP([.B501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1637" calcext:value-type="float">
            <text:p>71637</text:p>
          </table:table-cell>
          <table:table-cell table:style-name="ce2" office:value-type="string" calcext:value-type="string">
            <text:p>Rond-point du pont Mirabeau, quai André Citroën</text:p>
          </table:table-cell>
          <table:table-cell table:style-name="ce4" table:formula="of:=VLOOKUP([.B502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1964" calcext:value-type="float">
            <text:p>71964</text:p>
          </table:table-cell>
          <table:table-cell table:style-name="ce2" office:value-type="string" calcext:value-type="string">
            <text:p>Pont de Grenelle côté rive gauche Amont — Seine</text:p>
          </table:table-cell>
          <table:table-cell table:style-name="ce4" table:formula="of:=VLOOKUP([.B503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2190" calcext:value-type="float">
            <text:p>72190</text:p>
          </table:table-cell>
          <table:table-cell table:style-name="ce2" office:value-type="string" calcext:value-type="string">
            <text:p>Rue Léon Lhermitte, rue Gustave Larroumet</text:p>
          </table:table-cell>
          <table:table-cell table:style-name="ce4" table:formula="of:=VLOOKUP([.B504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2738" calcext:value-type="float">
            <text:p>72738</text:p>
          </table:table-cell>
          <table:table-cell table:style-name="ce2" office:value-type="string" calcext:value-type="string">
            <text:p>Place Léon Paul Fargue — boulevard des Invalides, rue de Sèvres</text:p>
          </table:table-cell>
          <table:table-cell table:style-name="ce4" table:formula="of:=VLOOKUP([.B505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7600" calcext:value-type="float">
            <text:p>77600</text:p>
          </table:table-cell>
          <table:table-cell table:style-name="ce2" office:value-type="string" calcext:value-type="string">
            <text:p>Porte de Versailles, esplanade du 9 novembre 1989, avenue E. Renan</text:p>
          </table:table-cell>
          <table:table-cell table:style-name="ce4" table:formula="of:=VLOOKUP([.B506];[$DonneesPrefPolice.$A$1: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79759" calcext:value-type="float">
            <text:p>79759</text:p>
          </table:table-cell>
          <table:table-cell table:style-name="ce2" office:value-type="string" calcext:value-type="string">
            <text:p>Rue d'Alleray, rue de la Procession</text:p>
          </table:table-cell>
          <table:table-cell table:style-name="ce4" table:formula="of:=VLOOKUP([.B507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0153" calcext:value-type="float">
            <text:p>80153</text:p>
          </table:table-cell>
          <table:table-cell table:style-name="ce2" office:value-type="string" calcext:value-type="string">
            <text:p>Rue de la Convention, rue de Vaugirard</text:p>
          </table:table-cell>
          <table:table-cell table:style-name="ce4" table:formula="of:=VLOOKUP([.B508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1297" calcext:value-type="float">
            <text:p>81297</text:p>
          </table:table-cell>
          <table:table-cell table:style-name="ce2" office:value-type="string" calcext:value-type="string">
            <text:p>Rue Lecourbe, rue Cambronne</text:p>
          </table:table-cell>
          <table:table-cell table:style-name="ce4" table:formula="of:=VLOOKUP([.B509];[$DonneesPrefPolice.$A$1:.$C$1334];3;0)" office:value-type="date" office:date-value="2013-06-28" calcext:value-type="date">
            <text:p>28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5735" calcext:value-type="float">
            <text:p>85735</text:p>
          </table:table-cell>
          <table:table-cell table:style-name="ce2" office:value-type="string" calcext:value-type="string">
            <text:p>Boulevard de Grenelle, boulevard Garibaldi</text:p>
          </table:table-cell>
          <table:table-cell table:style-name="ce4" table:formula="of:=VLOOKUP([.B51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6075" calcext:value-type="float">
            <text:p>86075</text:p>
          </table:table-cell>
          <table:table-cell table:style-name="ce2" office:value-type="string" calcext:value-type="string">
            <text:p>Rue Desnouettes, boulevard Victor</text:p>
          </table:table-cell>
          <table:table-cell table:style-name="ce4" table:formula="of:=VLOOKUP([.B511];[$DonneesPrefPolice.$A$1: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7231" calcext:value-type="float">
            <text:p>87231</text:p>
          </table:table-cell>
          <table:table-cell table:style-name="ce2" office:value-type="string" calcext:value-type="string">
            <text:p>Rue de la Convention, rue de la Croix Nivert</text:p>
          </table:table-cell>
          <table:table-cell table:style-name="ce4" table:formula="of:=VLOOKUP([.B512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89051" calcext:value-type="float">
            <text:p>89051</text:p>
          </table:table-cell>
          <table:table-cell table:style-name="ce2" office:value-type="string" calcext:value-type="string">
            <text:p>Avenue de la Porte de Brançion, boulevard Lefebvre</text:p>
          </table:table-cell>
          <table:table-cell table:style-name="ce4" table:formula="of:=VLOOKUP([.B513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0461" calcext:value-type="float">
            <text:p>90461</text:p>
          </table:table-cell>
          <table:table-cell table:style-name="ce2" office:value-type="string" calcext:value-type="string">
            <text:p>Avenue Emile Zola, rue des Entrepreneurs</text:p>
          </table:table-cell>
          <table:table-cell table:style-name="ce4" table:formula="of:=VLOOKUP([.B514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1143" calcext:value-type="float">
            <text:p>91143</text:p>
          </table:table-cell>
          <table:table-cell table:style-name="ce2" office:value-type="string" calcext:value-type="string">
            <text:p>Quai d'Issy les Moulineaux</text:p>
          </table:table-cell>
          <table:table-cell table:style-name="ce4" table:formula="of:=VLOOKUP([.B515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3133" calcext:value-type="float">
            <text:p>93133</text:p>
          </table:table-cell>
          <table:table-cell table:style-name="ce2" office:value-type="string" calcext:value-type="string">
            <text:p>Rue de la Convention, rue Saint-Charles</text:p>
          </table:table-cell>
          <table:table-cell table:style-name="ce4" table:formula="of:=VLOOKUP([.B516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4561" calcext:value-type="float">
            <text:p>94561</text:p>
          </table:table-cell>
          <table:table-cell table:style-name="ce2" office:value-type="string" calcext:value-type="string">
            <text:p>Place Cambronne — Avenue Roger Cahen, rue Alexandre Cabanel</text:p>
          </table:table-cell>
          <table:table-cell table:style-name="ce4" table:formula="of:=VLOOKUP([.B51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5742" calcext:value-type="float">
            <text:p>95742</text:p>
          </table:table-cell>
          <table:table-cell table:style-name="ce2" office:value-type="string" calcext:value-type="string">
            <text:p>Boulevard Pasteur, passage Alexandre</text:p>
          </table:table-cell>
          <table:table-cell table:style-name="ce4" table:formula="of:=VLOOKUP([.B518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6500" calcext:value-type="float">
            <text:p>96500</text:p>
          </table:table-cell>
          <table:table-cell table:style-name="ce2" office:value-type="string" calcext:value-type="string">
            <text:p>Boulevard Pasteur, rue de l'Armorique</text:p>
          </table:table-cell>
          <table:table-cell table:style-name="ce4" table:formula="of:=VLOOKUP([.B519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6540" calcext:value-type="float">
            <text:p>96540</text:p>
          </table:table-cell>
          <table:table-cell table:style-name="ce2" office:value-type="string" calcext:value-type="string">
            <text:p>Porte de Versailles Nord</text:p>
          </table:table-cell>
          <table:table-cell table:style-name="ce4" table:formula="of:=VLOOKUP([.B520];[$DonneesPrefPolice.$A$1: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8837" calcext:value-type="float">
            <text:p>98837</text:p>
          </table:table-cell>
          <table:table-cell table:style-name="ce2" office:value-type="string" calcext:value-type="string">
            <text:p>Rue du Cotentin, boulevard Pasteur</text:p>
          </table:table-cell>
          <table:table-cell table:style-name="ce4" table:formula="of:=VLOOKUP([.B52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99315" calcext:value-type="float">
            <text:p>99315</text:p>
          </table:table-cell>
          <table:table-cell table:style-name="ce2" office:value-type="string" calcext:value-type="string">
            <text:p>Rue du Commerce, avenue Emile Zola, Frémicourt</text:p>
          </table:table-cell>
          <table:table-cell table:style-name="ce4" table:formula="of:=VLOOKUP([.B522];[$DonneesPrefPolice.$A$1:.$C$1334];3;0)" office:value-type="date" office:date-value="2014-07-18" calcext:value-type="date">
            <text:p>18/07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string" calcext:value-type="string">
            <text:p>45963B</text:p>
          </table:table-cell>
          <table:table-cell table:style-name="ce2" office:value-type="string" calcext:value-type="string">
            <text:p>Place Raoul Dautry, boulevard de Vaugirard, rue de l'Arrivée</text:p>
          </table:table-cell>
          <table:table-cell table:style-name="ce4" table:formula="of:=VLOOKUP([.B523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0194" calcext:value-type="float">
            <text:p>10194</text:p>
          </table:table-cell>
          <table:table-cell table:style-name="ce2" office:value-type="string" calcext:value-type="string">
            <text:p>Quai de New-York, devant le Palais de Tokyo</text:p>
          </table:table-cell>
          <table:table-cell table:style-name="ce4" table:formula="of:=VLOOKUP([.B524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1253" calcext:value-type="float">
            <text:p>11253</text:p>
          </table:table-cell>
          <table:table-cell table:style-name="ce2" office:value-type="string" calcext:value-type="string">
            <text:p>Route des Lacs à Passy (Porte de Passy)</text:p>
          </table:table-cell>
          <table:table-cell table:style-name="ce4" table:formula="of:=VLOOKUP([.B525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1751" calcext:value-type="float">
            <text:p>11751</text:p>
          </table:table-cell>
          <table:table-cell table:style-name="ce2" office:value-type="string" calcext:value-type="string">
            <text:p>Place de Colombie, boulevard Suchet, boulevard Lannes, Porte de la Muette</text:p>
          </table:table-cell>
          <table:table-cell table:style-name="ce4" table:formula="of:=VLOOKUP([.B526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2294" calcext:value-type="float">
            <text:p>12294</text:p>
          </table:table-cell>
          <table:table-cell table:style-name="ce2" office:value-type="string" calcext:value-type="string">
            <text:p>Boulevard de l'Amiral Bruix, rue du Général Ancelin</text:p>
          </table:table-cell>
          <table:table-cell table:style-name="ce4" table:formula="of:=VLOOKUP([.B527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3418" calcext:value-type="float">
            <text:p>13418</text:p>
          </table:table-cell>
          <table:table-cell table:style-name="ce2" office:value-type="string" calcext:value-type="string">
            <text:p>Avenue Kléber, avenue des Portugais</text:p>
          </table:table-cell>
          <table:table-cell table:style-name="ce4" table:formula="of:=VLOOKUP([.B528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4140" calcext:value-type="float">
            <text:p>14140</text:p>
          </table:table-cell>
          <table:table-cell table:style-name="ce2" office:value-type="string" calcext:value-type="string">
            <text:p>Place du Maréchal de Lattre de Tassigny</text:p>
          </table:table-cell>
          <table:table-cell table:style-name="ce4" table:formula="of:=VLOOKUP([.B529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4429" calcext:value-type="float">
            <text:p>14429</text:p>
          </table:table-cell>
          <table:table-cell table:style-name="ce2" office:value-type="string" calcext:value-type="string">
            <text:p>Quai Saint-Exupéry, rue du Général Niox</text:p>
          </table:table-cell>
          <table:table-cell table:style-name="ce4" table:formula="of:=VLOOKUP([.B530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4530" calcext:value-type="float">
            <text:p>14530</text:p>
          </table:table-cell>
          <table:table-cell table:style-name="ce2" office:value-type="string" calcext:value-type="string">
            <text:p>Boulevard Flandrin, avenue Henri Martin</text:p>
          </table:table-cell>
          <table:table-cell table:style-name="ce4" table:formula="of:=VLOOKUP([.B531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5181" calcext:value-type="float">
            <text:p>15181</text:p>
          </table:table-cell>
          <table:table-cell table:style-name="ce2" office:value-type="string" calcext:value-type="string">
            <text:p>Boulevard Murat, rue Lecomte du Nouy, rue de Varize</text:p>
          </table:table-cell>
          <table:table-cell table:style-name="ce4" table:formula="of:=VLOOKUP([.B532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05" calcext:value-type="float">
            <text:p>16005</text:p>
          </table:table-cell>
          <table:table-cell table:style-name="ce2" office:value-type="string" calcext:value-type="string">
            <text:p>Avenue du Général Mangin, avenue de Lamballe</text:p>
          </table:table-cell>
          <table:table-cell table:style-name="ce4" table:formula="of:=VLOOKUP([.B533];[$DonneesPrefPolice.$A$1:.$C$1334];3;0)" office:value-type="date" office:date-value="2017-02-27" calcext:value-type="date">
            <text:p>27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06" calcext:value-type="float">
            <text:p>16006</text:p>
          </table:table-cell>
          <table:table-cell table:style-name="ce2" office:value-type="string" calcext:value-type="string">
            <text:p>Avenue de Lamballe, rue Raynouard</text:p>
          </table:table-cell>
          <table:table-cell table:style-name="ce4" table:formula="of:=VLOOKUP([.B534];[$DonneesPrefPolice.$A$1:.$C$1334];3;0)" office:value-type="date" office:date-value="2017-02-27" calcext:value-type="date">
            <text:p>27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07" calcext:value-type="float">
            <text:p>16007</text:p>
          </table:table-cell>
          <table:table-cell table:style-name="ce2" office:value-type="string" calcext:value-type="string">
            <text:p>PSG — Parc des Princes</text:p>
          </table:table-cell>
          <table:table-cell table:style-name="ce4" table:formula="of:=VLOOKUP([.B535];[$DonneesPrefPolice.$A$1:.$C$1334];3;0)" office:value-type="date" office:date-value="2013-09-13" calcext:value-type="date">
            <text:p>13/09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13" calcext:value-type="float">
            <text:p>16013</text:p>
          </table:table-cell>
          <table:table-cell table:style-name="ce2" office:value-type="string" calcext:value-type="string">
            <text:p>Rue Cortambert, rue Nicolo</text:p>
          </table:table-cell>
          <table:table-cell table:style-name="ce4" table:formula="of:=VLOOKUP([.B536];[$DonneesPrefPolice.$A$1:.$C$1334];3;0)" office:value-type="date" office:date-value="2017-07-03" calcext:value-type="date">
            <text:p>03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21" calcext:value-type="float">
            <text:p>16021</text:p>
          </table:table-cell>
          <table:table-cell table:style-name="ce2" office:value-type="string" calcext:value-type="string">
            <text:p>Place des Etats-Unis — Avenue d'Iéna, rue Bassano</text:p>
          </table:table-cell>
          <table:table-cell table:style-name="ce4" table:formula="of:=VLOOKUP([.B537];[$DonneesPrefPolice.$A$1:.$C$1334];3;0)" office:value-type="date" office:date-value="2017-03-15" calcext:value-type="date">
            <text:p>15/03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58" calcext:value-type="float">
            <text:p>16058</text:p>
          </table:table-cell>
          <table:table-cell table:style-name="ce2" office:value-type="string" calcext:value-type="string">
            <text:p>Rue de Montevidéo, rue de Longchamp</text:p>
          </table:table-cell>
          <table:table-cell table:style-name="ce4" table:formula="of:=VLOOKUP([.B538];[$DonneesPrefPolice.$A$1:.$C$1334];3;0)" office:value-type="date" office:date-value="2017-02-09" calcext:value-type="date">
            <text:p>09/02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71" calcext:value-type="float">
            <text:p>16071</text:p>
          </table:table-cell>
          <table:table-cell table:style-name="ce2" office:value-type="string" calcext:value-type="string">
            <text:p>Avenue Chantemesse, avenue du Maréchal Fayolle</text:p>
          </table:table-cell>
          <table:table-cell table:style-name="ce4" table:formula="of:=VLOOKUP([.B539];[$DonneesPrefPolice.$A$1:.$C$1334];3;0)" office:value-type="date" office:date-value="2016-08-10" calcext:value-type="date">
            <text:p>10/08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092" calcext:value-type="float">
            <text:p>16092</text:p>
          </table:table-cell>
          <table:table-cell table:style-name="ce2" office:value-type="string" calcext:value-type="string">
            <text:p>Rue Benjamin Franklin, rue Le Tasse</text:p>
          </table:table-cell>
          <table:table-cell table:style-name="ce4" table:formula="of:=VLOOKUP([.B540];[$DonneesPrefPolice.$A$1:.$C$1334];3;0)" office:value-type="date" office:date-value="2018-02-13" calcext:value-type="date">
            <text:p>13/02/1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6" calcext:value-type="float">
            <text:p>16106</text:p>
          </table:table-cell>
          <table:table-cell table:style-name="ce2" office:value-type="string" calcext:value-type="string">
            <text:p>Zone accès stade Géo André</text:p>
          </table:table-cell>
          <table:table-cell table:style-name="ce4" table:formula="of:=VLOOKUP([.B541];[$DonneesPrefPolice.$A$1:.$C$1334];3;0)" office:value-type="date" office:date-value="2015-10-16" calcext:value-type="date">
            <text:p>16/10/1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7" calcext:value-type="float">
            <text:p>16107</text:p>
          </table:table-cell>
          <table:table-cell table:style-name="ce2" office:value-type="string" calcext:value-type="string">
            <text:p>Trocadéro — Avenue Paul Doumer, rue Benjamin Franklin</text:p>
          </table:table-cell>
          <table:table-cell table:style-name="ce4" table:formula="of:=VLOOKUP([.B542];[$DonneesPrefPolice.$A$1:.$C$1334];3;0)" office:value-type="date" office:date-value="2017-02-16" calcext:value-type="date">
            <text:p>16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44621" calcext:value-type="float">
            <text:p>44621</text:p>
          </table:table-cell>
          <table:table-cell table:style-name="ce2" office:value-type="string" calcext:value-type="string">
            <text:p>Allée de Longchamp, allée de la Reine Marguerite</text:p>
          </table:table-cell>
          <table:table-cell table:style-name="ce4" table:formula="of:=VLOOKUP([.B543];[$DonneesPrefPolice.$A$1:.$C$1334];3;0)" office:value-type="date" office:date-value="2013-08-02" calcext:value-type="date">
            <text:p>02/08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0320" calcext:value-type="float">
            <text:p>50320</text:p>
          </table:table-cell>
          <table:table-cell table:style-name="ce2" office:value-type="string" calcext:value-type="string">
            <text:p>Porte de d'Auteuil, sortie Périph Est</text:p>
          </table:table-cell>
          <table:table-cell table:style-name="ce4" table:formula="of:=VLOOKUP([.B544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1930" calcext:value-type="float">
            <text:p>51930</text:p>
          </table:table-cell>
          <table:table-cell table:style-name="ce2" office:value-type="string" calcext:value-type="string">
            <text:p>Avenue Georges Mandel, rue Decamps</text:p>
          </table:table-cell>
          <table:table-cell table:style-name="ce4" table:formula="of:=VLOOKUP([.B545];[$DonneesPrefPolice.$A$1:.$C$1334];3;0)" office:value-type="date" office:date-value="2012-08-10" calcext:value-type="date">
            <text:p>10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1992" calcext:value-type="float">
            <text:p>51992</text:p>
          </table:table-cell>
          <table:table-cell table:style-name="ce2" office:value-type="string" calcext:value-type="string">
            <text:p>Centre Géo André</text:p>
          </table:table-cell>
          <table:table-cell table:style-name="ce4" table:formula="of:=VLOOKUP([.B546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2670" calcext:value-type="float">
            <text:p>52670</text:p>
          </table:table-cell>
          <table:table-cell table:style-name="ce2" office:value-type="string" calcext:value-type="string">
            <text:p>Rue d'Auteuil, rue Michel-Ange</text:p>
          </table:table-cell>
          <table:table-cell table:style-name="ce4" table:formula="of:=VLOOKUP([.B547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3578" calcext:value-type="float">
            <text:p>53578</text:p>
          </table:table-cell>
          <table:table-cell table:style-name="ce2" office:value-type="string" calcext:value-type="string">
            <text:p>Boulevard d'Auteuil, avenue Gordon Bennett</text:p>
          </table:table-cell>
          <table:table-cell table:style-name="ce4" table:formula="of:=VLOOKUP([.B548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4069" calcext:value-type="float">
            <text:p>54069</text:p>
          </table:table-cell>
          <table:table-cell table:style-name="ce2" office:value-type="string" calcext:value-type="string">
            <text:p>Place Jean Monnet — rue des Belles Feuilles, rue de la Pompe</text:p>
          </table:table-cell>
          <table:table-cell table:style-name="ce4" table:formula="of:=VLOOKUP([.B549];[$DonneesPrefPolice.$A$1:.$C$1334];3;0)" office:value-type="date" office:date-value="2012-01-09" calcext:value-type="date">
            <text:p>09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5054" calcext:value-type="float">
            <text:p>55054</text:p>
          </table:table-cell>
          <table:table-cell table:style-name="ce2" office:value-type="string" calcext:value-type="string">
            <text:p>Rue du Ranelagh, avenue du Président Kennedy</text:p>
          </table:table-cell>
          <table:table-cell table:style-name="ce4" table:formula="of:=VLOOKUP([.B550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58577" calcext:value-type="float">
            <text:p>58577</text:p>
          </table:table-cell>
          <table:table-cell table:style-name="ce2" office:value-type="string" calcext:value-type="string">
            <text:p>Rue Michel Ange, boulevard Exelmans</text:p>
          </table:table-cell>
          <table:table-cell table:style-name="ce4" table:formula="of:=VLOOKUP([.B551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1948" calcext:value-type="float">
            <text:p>61948</text:p>
          </table:table-cell>
          <table:table-cell table:style-name="ce2" office:value-type="string" calcext:value-type="string">
            <text:p>Place de Mexico, avenue d'Eylau</text:p>
          </table:table-cell>
          <table:table-cell table:style-name="ce4" table:formula="of:=VLOOKUP([.B552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4215" calcext:value-type="float">
            <text:p>64215</text:p>
          </table:table-cell>
          <table:table-cell table:style-name="ce2" office:value-type="string" calcext:value-type="string">
            <text:p>Avenue Foch, avenue de Malakoff</text:p>
          </table:table-cell>
          <table:table-cell table:style-name="ce4" table:formula="of:=VLOOKUP([.B553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4856" calcext:value-type="float">
            <text:p>64856</text:p>
          </table:table-cell>
          <table:table-cell table:style-name="ce2" office:value-type="string" calcext:value-type="string">
            <text:p>Place du Trocadéro, avenue Georges Mandel, avenue d'Eylau</text:p>
          </table:table-cell>
          <table:table-cell table:style-name="ce4" table:formula="of:=VLOOKUP([.B55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5084" calcext:value-type="float">
            <text:p>65084</text:p>
          </table:table-cell>
          <table:table-cell table:style-name="ce2" office:value-type="string" calcext:value-type="string">
            <text:p>Place de la Porte d'Auteuil</text:p>
          </table:table-cell>
          <table:table-cell table:style-name="ce4" table:formula="of:=VLOOKUP([.B555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65961" calcext:value-type="float">
            <text:p>65961</text:p>
          </table:table-cell>
          <table:table-cell table:style-name="ce2" office:value-type="string" calcext:value-type="string">
            <text:p>Avenue du Parc des Princes, rue Claude Farrère</text:p>
          </table:table-cell>
          <table:table-cell table:style-name="ce4" table:formula="of:=VLOOKUP([.B556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1195" calcext:value-type="float">
            <text:p>71195</text:p>
          </table:table-cell>
          <table:table-cell table:style-name="ce2" office:value-type="string" calcext:value-type="string">
            <text:p>Avenue des Nations Unies, avenue Albert de Mun</text:p>
          </table:table-cell>
          <table:table-cell table:style-name="ce4" table:formula="of:=VLOOKUP([.B557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2093" calcext:value-type="float">
            <text:p>72093</text:p>
          </table:table-cell>
          <table:table-cell table:style-name="ce2" office:value-type="string" calcext:value-type="string">
            <text:p>Pont Bir Hakeim côté rive droite aval — Seine</text:p>
          </table:table-cell>
          <table:table-cell table:style-name="ce4" table:formula="of:=VLOOKUP([.B558];[$DonneesPrefPolice.$A$1:.$C$1334];3;0)" office:value-type="date" office:date-value="2012-11-30" calcext:value-type="date">
            <text:p>30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2224" calcext:value-type="float">
            <text:p>72224</text:p>
          </table:table-cell>
          <table:table-cell table:style-name="ce2" office:value-type="string" calcext:value-type="string">
            <text:p>Place de la Porte Maillot, boulevard Thierry de Martel</text:p>
          </table:table-cell>
          <table:table-cell table:style-name="ce4" table:formula="of:=VLOOKUP([.B559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3432" calcext:value-type="float">
            <text:p>73432</text:p>
          </table:table-cell>
          <table:table-cell table:style-name="ce2" office:value-type="string" calcext:value-type="string">
            <text:p>Rue du Commandant Guilbaud, avenue de la Porte de Saint-Cloud</text:p>
          </table:table-cell>
          <table:table-cell table:style-name="ce4" table:formula="of:=VLOOKUP([.B560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4412" calcext:value-type="float">
            <text:p>74412</text:p>
          </table:table-cell>
          <table:table-cell table:style-name="ce2" office:value-type="string" calcext:value-type="string">
            <text:p>Place du Trocadéro, avenue Kléber, avenue Poincaré</text:p>
          </table:table-cell>
          <table:table-cell table:style-name="ce4" table:formula="of:=VLOOKUP([.B56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4609" calcext:value-type="float">
            <text:p>74609</text:p>
          </table:table-cell>
          <table:table-cell table:style-name="ce2" office:value-type="string" calcext:value-type="string">
            <text:p>Rue de Passy, Chaussée de la Muette</text:p>
          </table:table-cell>
          <table:table-cell table:style-name="ce4" table:formula="of:=VLOOKUP([.B562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79782" calcext:value-type="float">
            <text:p>79782</text:p>
          </table:table-cell>
          <table:table-cell table:style-name="ce2" office:value-type="string" calcext:value-type="string">
            <text:p>Place du Maréchal de Lattre de Tassigny, route de Suresnes</text:p>
          </table:table-cell>
          <table:table-cell table:style-name="ce4" table:formula="of:=VLOOKUP([.B563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2043" calcext:value-type="float">
            <text:p>82043</text:p>
          </table:table-cell>
          <table:table-cell table:style-name="ce2" office:value-type="string" calcext:value-type="string">
            <text:p>Place de l'Europe, rue du Commandant Guilbaud</text:p>
          </table:table-cell>
          <table:table-cell table:style-name="ce4" table:formula="of:=VLOOKUP([.B564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2540" calcext:value-type="float">
            <text:p>82540</text:p>
          </table:table-cell>
          <table:table-cell table:style-name="ce2" office:value-type="string" calcext:value-type="string">
            <text:p>Avenue Georges Lafont, rue Edouard Vaillant</text:p>
          </table:table-cell>
          <table:table-cell table:style-name="ce4" table:formula="of:=VLOOKUP([.B565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2982" calcext:value-type="float">
            <text:p>82982</text:p>
          </table:table-cell>
          <table:table-cell table:style-name="ce2" office:value-type="string" calcext:value-type="string">
            <text:p>Porte de Saint-Cloud, place du Docteur Michaud</text:p>
          </table:table-cell>
          <table:table-cell table:style-name="ce4" table:formula="of:=VLOOKUP([.B566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4766" calcext:value-type="float">
            <text:p>84766</text:p>
          </table:table-cell>
          <table:table-cell table:style-name="ce2" office:value-type="string" calcext:value-type="string">
            <text:p>Allée de Longchamp, route des Moulins</text:p>
          </table:table-cell>
          <table:table-cell table:style-name="ce4" table:formula="of:=VLOOKUP([.B567];[$DonneesPrefPolice.$A$1:.$C$1334];3;0)" office:value-type="date" office:date-value="2013-08-02" calcext:value-type="date">
            <text:p>02/08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5275" calcext:value-type="float">
            <text:p>85275</text:p>
          </table:table-cell>
          <table:table-cell table:style-name="ce2" office:value-type="string" calcext:value-type="string">
            <text:p>Pont Mirabeau aval — Seine</text:p>
          </table:table-cell>
          <table:table-cell table:style-name="ce4" table:formula="of:=VLOOKUP([.B568];[$DonneesPrefPolice.$A$1:.$C$1334];3;0)" office:value-type="date" office:date-value="2014-03-10" calcext:value-type="date">
            <text:p>10/03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5400" calcext:value-type="float">
            <text:p>85400</text:p>
          </table:table-cell>
          <table:table-cell table:style-name="ce2" office:value-type="string" calcext:value-type="string">
            <text:p>Jardins du Trocadéro</text:p>
          </table:table-cell>
          <table:table-cell table:style-name="ce4" table:formula="of:=VLOOKUP([.B569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5982" calcext:value-type="float">
            <text:p>85982</text:p>
          </table:table-cell>
          <table:table-cell table:style-name="ce2" office:value-type="string" calcext:value-type="string">
            <text:p>Pont d'Iéna amont — Seine</text:p>
          </table:table-cell>
          <table:table-cell table:style-name="ce4" table:formula="of:=VLOOKUP([.B570];[$DonneesPrefPolice.$A$1:.$C$1334];3;0)" office:value-type="date" office:date-value="2014-04-11" calcext:value-type="date">
            <text:p>11/04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7034" calcext:value-type="float">
            <text:p>87034</text:p>
          </table:table-cell>
          <table:table-cell table:style-name="ce2" office:value-type="string" calcext:value-type="string">
            <text:p>Allée de Longchamp, route de Sèvres à Neuilly</text:p>
          </table:table-cell>
          <table:table-cell table:style-name="ce4" table:formula="of:=VLOOKUP([.B571];[$DonneesPrefPolice.$A$1:.$C$1334];3;0)" office:value-type="date" office:date-value="2013-08-02" calcext:value-type="date">
            <text:p>02/08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7335" calcext:value-type="float">
            <text:p>87335</text:p>
          </table:table-cell>
          <table:table-cell table:style-name="ce2" office:value-type="string" calcext:value-type="string">
            <text:p>Route de l'hippodrome Carrefour des Cascades</text:p>
          </table:table-cell>
          <table:table-cell table:style-name="ce4" table:formula="of:=VLOOKUP([.B572];[$DonneesPrefPolice.$A$1:.$C$1334];3;0)" office:value-type="date" office:date-value="2013-10-01" calcext:value-type="date">
            <text:p>01/10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89165" calcext:value-type="float">
            <text:p>89165</text:p>
          </table:table-cell>
          <table:table-cell table:style-name="ce2" office:value-type="string" calcext:value-type="string">
            <text:p>Place de la Porte de Saint-Cloud, avenue de Versailles</text:p>
          </table:table-cell>
          <table:table-cell table:style-name="ce4" table:formula="of:=VLOOKUP([.B573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1353" calcext:value-type="float">
            <text:p>91353</text:p>
          </table:table-cell>
          <table:table-cell table:style-name="ce2" office:value-type="string" calcext:value-type="string">
            <text:p>Place de Varsovie</text:p>
          </table:table-cell>
          <table:table-cell table:style-name="ce4" table:formula="of:=VLOOKUP([.B574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3829" calcext:value-type="float">
            <text:p>93829</text:p>
          </table:table-cell>
          <table:table-cell table:style-name="ce2" office:value-type="string" calcext:value-type="string">
            <text:p>Avenue Raphaël, boulevard Suchet</text:p>
          </table:table-cell>
          <table:table-cell table:style-name="ce4" table:formula="of:=VLOOKUP([.B575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5271" calcext:value-type="float">
            <text:p>95271</text:p>
          </table:table-cell>
          <table:table-cell table:style-name="ce2" office:value-type="string" calcext:value-type="string">
            <text:p>Pont de l'Alma côté rive droite aval — Seine</text:p>
          </table:table-cell>
          <table:table-cell table:style-name="ce4" table:formula="of:=VLOOKUP([.B576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5629" calcext:value-type="float">
            <text:p>95629</text:p>
          </table:table-cell>
          <table:table-cell table:style-name="ce2" office:value-type="string" calcext:value-type="string">
            <text:p>Place du Costa Rica, rue de Passy, rue Benjamin Franklin</text:p>
          </table:table-cell>
          <table:table-cell table:style-name="ce4" table:formula="of:=VLOOKUP([.B577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6105" calcext:value-type="float">
            <text:p>96105</text:p>
          </table:table-cell>
          <table:table-cell table:style-name="ce2" office:value-type="string" calcext:value-type="string">
            <text:p>Rue du Ranelagh, rue Raynouard</text:p>
          </table:table-cell>
          <table:table-cell table:style-name="ce4" table:formula="of:=VLOOKUP([.B578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7645" calcext:value-type="float">
            <text:p>97645</text:p>
          </table:table-cell>
          <table:table-cell table:style-name="ce2" office:value-type="string" calcext:value-type="string">
            <text:p>Rue Nungesser et Coli, avenue de la Porte Molitor</text:p>
          </table:table-cell>
          <table:table-cell table:style-name="ce4" table:formula="of:=VLOOKUP([.B579];[$DonneesPrefPolice.$A$1:.$C$1334];3;0)" office:value-type="date" office:date-value="2014-01-17" calcext:value-type="date">
            <text:p>17/01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7703" calcext:value-type="float">
            <text:p>97703</text:p>
          </table:table-cell>
          <table:table-cell table:style-name="ce2" office:value-type="string" calcext:value-type="string">
            <text:p>Avenue des Nations Unies, rue Le Nôtre</text:p>
          </table:table-cell>
          <table:table-cell table:style-name="ce4" table:formula="of:=VLOOKUP([.B580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8777" calcext:value-type="float">
            <text:p>98777</text:p>
          </table:table-cell>
          <table:table-cell table:style-name="ce2" office:value-type="string" calcext:value-type="string">
            <text:p>Jardins du Trocadéro</text:p>
          </table:table-cell>
          <table:table-cell table:style-name="ce4" table:formula="of:=VLOOKUP([.B581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99036" calcext:value-type="float">
            <text:p>99036</text:p>
          </table:table-cell>
          <table:table-cell table:style-name="ce2" office:value-type="string" calcext:value-type="string">
            <text:p>Avenue du Président Wilson, rue Pierre 1er de Serbie</text:p>
          </table:table-cell>
          <table:table-cell table:style-name="ce4" table:formula="of:=VLOOKUP([.B582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string" calcext:value-type="string">
            <text:p>82043B</text:p>
          </table:table-cell>
          <table:table-cell table:style-name="ce2" office:value-type="string" calcext:value-type="string">
            <text:p>Place de l'Europe, rue du Commandant Guilbaud</text:p>
          </table:table-cell>
          <table:table-cell table:style-name="ce4" table:formula="of:=VLOOKUP([.B583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0510" calcext:value-type="float">
            <text:p>10510</text:p>
          </table:table-cell>
          <table:table-cell table:style-name="ce2" office:value-type="string" calcext:value-type="string">
            <text:p>Rue Cardinet, rue Lemercier</text:p>
          </table:table-cell>
          <table:table-cell table:style-name="ce4" table:formula="of:=VLOOKUP([.B584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1943" calcext:value-type="float">
            <text:p>11943</text:p>
          </table:table-cell>
          <table:table-cell table:style-name="ce2" office:value-type="string" calcext:value-type="string">
            <text:p>Avenue des Ternes, avenue Niel</text:p>
          </table:table-cell>
          <table:table-cell table:style-name="ce4" table:formula="of:=VLOOKUP([.B585];[$DonneesPrefPolice.$A$1:.$C$1334];3;0)" office:value-type="date" office:date-value="2013-06-21" calcext:value-type="date">
            <text:p>21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0446" calcext:value-type="float">
            <text:p>70446</text:p>
          </table:table-cell>
          <table:table-cell table:style-name="ce2" office:value-type="string" calcext:value-type="string">
            <text:p>Avenue de Clichy, rue Brochant</text:p>
          </table:table-cell>
          <table:table-cell table:style-name="ce4" table:formula="of:=VLOOKUP([.B586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0605" calcext:value-type="float">
            <text:p>70605</text:p>
          </table:table-cell>
          <table:table-cell table:style-name="ce2" office:value-type="string" calcext:value-type="string">
            <text:p>Passage Saint-Ange, rue Jean Leclaire</text:p>
          </table:table-cell>
          <table:table-cell table:style-name="ce4" table:formula="of:=VLOOKUP([.B587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3554" calcext:value-type="float">
            <text:p>73554</text:p>
          </table:table-cell>
          <table:table-cell table:style-name="ce2" office:value-type="string" calcext:value-type="string">
            <text:p>Porte Maillot, avenue de la Grande Armée</text:p>
          </table:table-cell>
          <table:table-cell table:style-name="ce4" table:formula="of:=VLOOKUP([.B588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5411" calcext:value-type="float">
            <text:p>75411</text:p>
          </table:table-cell>
          <table:table-cell table:style-name="ce2" office:value-type="string" calcext:value-type="string">
            <text:p>Place de la Porte Maillot, boulevard Pershing</text:p>
          </table:table-cell>
          <table:table-cell table:style-name="ce4" table:formula="of:=VLOOKUP([.B589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5732" calcext:value-type="float">
            <text:p>75732</text:p>
          </table:table-cell>
          <table:table-cell table:style-name="ce2" office:value-type="string" calcext:value-type="string">
            <text:p>Rue André Brechet, rue Louis Loucheur</text:p>
          </table:table-cell>
          <table:table-cell table:style-name="ce4" table:formula="of:=VLOOKUP([.B590];[$DonneesPrefPolice.$A$1: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76501" calcext:value-type="float">
            <text:p>76501</text:p>
          </table:table-cell>
          <table:table-cell table:style-name="ce2" office:value-type="string" calcext:value-type="string">
            <text:p>Place de Clichy</text:p>
          </table:table-cell>
          <table:table-cell table:style-name="ce4" table:formula="of:=VLOOKUP([.B591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0383" calcext:value-type="float">
            <text:p>80383</text:p>
          </table:table-cell>
          <table:table-cell table:style-name="ce2" office:value-type="string" calcext:value-type="string">
            <text:p>Place Saint-Ferdinand, rue Brunel</text:p>
          </table:table-cell>
          <table:table-cell table:style-name="ce4" table:formula="of:=VLOOKUP([.B592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4425" calcext:value-type="float">
            <text:p>84425</text:p>
          </table:table-cell>
          <table:table-cell table:style-name="ce2" office:value-type="string" calcext:value-type="string">
            <text:p>Avenue de la Porte de Clichy, boulevard Bessières</text:p>
          </table:table-cell>
          <table:table-cell table:style-name="ce4" table:formula="of:=VLOOKUP([.B593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4653" calcext:value-type="float">
            <text:p>84653</text:p>
          </table:table-cell>
          <table:table-cell table:style-name="ce2" office:value-type="string" calcext:value-type="string">
            <text:p>Avenue de la Porte Pouchet, boulevard Bessières</text:p>
          </table:table-cell>
          <table:table-cell table:style-name="ce4" table:formula="of:=VLOOKUP([.B594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7387" calcext:value-type="float">
            <text:p>87387</text:p>
          </table:table-cell>
          <table:table-cell table:style-name="ce2" office:value-type="string" calcext:value-type="string">
            <text:p>Rue Emile Borel, place Arnault Tzanck</text:p>
          </table:table-cell>
          <table:table-cell table:style-name="ce4" table:formula="of:=VLOOKUP([.B595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7704" calcext:value-type="float">
            <text:p>87704</text:p>
          </table:table-cell>
          <table:table-cell table:style-name="ce2" office:value-type="string" calcext:value-type="string">
            <text:p>Rue de Rome, rue Cardinet</text:p>
          </table:table-cell>
          <table:table-cell table:style-name="ce4" table:formula="of:=VLOOKUP([.B596];[$DonneesPrefPolice.$A$1:.$C$1334];3;0)" office:value-type="date" office:date-value="2013-09-06" calcext:value-type="date">
            <text:p>06/09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89632" calcext:value-type="float">
            <text:p>89632</text:p>
          </table:table-cell>
          <table:table-cell table:style-name="ce2" office:value-type="string" calcext:value-type="string">
            <text:p>Rue Biot, place Clichy</text:p>
          </table:table-cell>
          <table:table-cell table:style-name="ce4" table:formula="of:=VLOOKUP([.B597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1182" calcext:value-type="float">
            <text:p>91182</text:p>
          </table:table-cell>
          <table:table-cell table:style-name="ce2" office:value-type="string" calcext:value-type="string">
            <text:p>Avenue de la Grande Armée, rue d'Argentine</text:p>
          </table:table-cell>
          <table:table-cell table:style-name="ce4" table:formula="of:=VLOOKUP([.B598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2088" calcext:value-type="float">
            <text:p>92088</text:p>
          </table:table-cell>
          <table:table-cell table:style-name="ce2" office:value-type="string" calcext:value-type="string">
            <text:p>Avenue de la Porte de Saint-Ouen, boulevard Ney</text:p>
          </table:table-cell>
          <table:table-cell table:style-name="ce4" table:formula="of:=VLOOKUP([.B599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4112" calcext:value-type="float">
            <text:p>94112</text:p>
          </table:table-cell>
          <table:table-cell table:style-name="ce2" office:value-type="string" calcext:value-type="string">
            <text:p>Boulevard Malesherbes, rue Viete</text:p>
          </table:table-cell>
          <table:table-cell table:style-name="ce4" table:formula="of:=VLOOKUP([.B600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99639" calcext:value-type="float">
            <text:p>99639</text:p>
          </table:table-cell>
          <table:table-cell table:style-name="ce2" office:value-type="string" calcext:value-type="string">
            <text:p>Place du Général Koenig</text:p>
          </table:table-cell>
          <table:table-cell table:style-name="ce4" table:formula="of:=VLOOKUP([.B601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0630" calcext:value-type="float">
            <text:p>10630</text:p>
          </table:table-cell>
          <table:table-cell table:style-name="ce2" office:value-type="string" calcext:value-type="string">
            <text:p>Place Jules Joffrin, rue Hermel</text:p>
          </table:table-cell>
          <table:table-cell table:style-name="ce4" table:formula="of:=VLOOKUP([.B602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0631" calcext:value-type="float">
            <text:p>10631</text:p>
          </table:table-cell>
          <table:table-cell table:style-name="ce2" office:value-type="string" calcext:value-type="string">
            <text:p>Porte de la Chapelle, boulevard Ney, avenue de la Porte de la Chapelle</text:p>
          </table:table-cell>
          <table:table-cell table:style-name="ce4" table:formula="of:=VLOOKUP([.B603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1601" calcext:value-type="float">
            <text:p>11601</text:p>
          </table:table-cell>
          <table:table-cell table:style-name="ce2" office:value-type="string" calcext:value-type="string">
            <text:p>5, rue Tristan Tzara</text:p>
          </table:table-cell>
          <table:table-cell table:style-name="ce4" table:formula="of:=VLOOKUP([.B604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2278" calcext:value-type="float">
            <text:p>12278</text:p>
          </table:table-cell>
          <table:table-cell table:style-name="ce2" office:value-type="string" calcext:value-type="string">
            <text:p>Place Paul Eluard</text:p>
          </table:table-cell>
          <table:table-cell table:style-name="ce4" table:formula="of:=VLOOKUP([.B605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5048" calcext:value-type="float">
            <text:p>15048</text:p>
          </table:table-cell>
          <table:table-cell table:style-name="ce2" office:value-type="string" calcext:value-type="string">
            <text:p>Rue Jean Henri Fabre, rue du Colonel Dax</text:p>
          </table:table-cell>
          <table:table-cell table:style-name="ce4" table:formula="of:=VLOOKUP([.B606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5446" calcext:value-type="float">
            <text:p>15446</text:p>
          </table:table-cell>
          <table:table-cell table:style-name="ce2" office:value-type="string" calcext:value-type="string">
            <text:p>Face au 86-88, boulevard Ney</text:p>
          </table:table-cell>
          <table:table-cell table:style-name="ce4" table:formula="of:=VLOOKUP([.B607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5626" calcext:value-type="float">
            <text:p>15626</text:p>
          </table:table-cell>
          <table:table-cell table:style-name="ce2" office:value-type="string" calcext:value-type="string">
            <text:p>Av. de la Porte de Saint-Ouen, rue Louis Pasteur Vallery-Radot</text:p>
          </table:table-cell>
          <table:table-cell table:style-name="ce4" table:formula="of:=VLOOKUP([.B608];[$DonneesPrefPolice.$A$1:.$C$1334];3;0)" office:value-type="date" office:date-value="2012-08-17" calcext:value-type="date">
            <text:p>17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6334" calcext:value-type="float">
            <text:p>16334</text:p>
          </table:table-cell>
          <table:table-cell table:style-name="ce2" office:value-type="string" calcext:value-type="string">
            <text:p>Rue des Poissonniers, rue Myrha</text:p>
          </table:table-cell>
          <table:table-cell table:style-name="ce4" table:formula="of:=VLOOKUP([.B609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6561" calcext:value-type="float">
            <text:p>16561</text:p>
          </table:table-cell>
          <table:table-cell table:style-name="ce2" office:value-type="string" calcext:value-type="string">
            <text:p>Boulevard de la Chapelle, rue Caplat</text:p>
          </table:table-cell>
          <table:table-cell table:style-name="ce4" table:formula="of:=VLOOKUP([.B610];[$DonneesPrefPolice.$A$1:.$C$1334];3;0)" office:value-type="date" office:date-value="2015-02-23" calcext:value-type="date">
            <text:p>23/02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02" calcext:value-type="float">
            <text:p>18002</text:p>
          </table:table-cell>
          <table:table-cell table:style-name="ce2" office:value-type="string" calcext:value-type="string">
            <text:p>Rue Lamarck, rue Carpeaux</text:p>
          </table:table-cell>
          <table:table-cell table:style-name="ce4" table:formula="of:=VLOOKUP([.B611];[$DonneesPrefPolice.$A$1:.$C$1334];3;0)" office:value-type="date" office:date-value="2017-07-19" calcext:value-type="date">
            <text:p>19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23" calcext:value-type="float">
            <text:p>18023</text:p>
          </table:table-cell>
          <table:table-cell table:style-name="ce2" office:value-type="string" calcext:value-type="string">
            <text:p>Place du Château Rouge, rue Poulet, boulevard Barbès</text:p>
          </table:table-cell>
          <table:table-cell table:style-name="ce4" table:formula="of:=VLOOKUP([.B612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54" calcext:value-type="float">
            <text:p>18054</text:p>
          </table:table-cell>
          <table:table-cell table:style-name="ce2" office:value-type="string" calcext:value-type="string">
            <text:p>Rue Polonceau, rue de la Goutte d'O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67" calcext:value-type="float">
            <text:p>18067</text:p>
          </table:table-cell>
          <table:table-cell table:style-name="ce2" office:value-type="string" calcext:value-type="string">
            <text:p>Place de La Chapelle, rue Pajol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74" calcext:value-type="float">
            <text:p>18074</text:p>
          </table:table-cell>
          <table:table-cell table:style-name="ce2" office:value-type="string" calcext:value-type="string">
            <text:p>Rue Moussorgski, rue Tchaïchovski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3" calcext:value-type="float">
            <text:p>18083</text:p>
          </table:table-cell>
          <table:table-cell table:style-name="ce2" office:value-type="string" calcext:value-type="string">
            <text:p>Rue de l'Evangile, rue Moussorgski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4" calcext:value-type="float">
            <text:p>18084</text:p>
          </table:table-cell>
          <table:table-cell table:style-name="ce2" office:value-type="string" calcext:value-type="string">
            <text:p>Rue Queneau (en vis-à-vis du passage du no 22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string" calcext:value-type="string">
            <text:p>Rue Doudeauville, boulevard Barbès</text:p>
          </table:table-cell>
          <table:table-cell table:style-name="ce4" table:formula="of:=VLOOKUP([.B618];[$DonneesPrefPolice.$A$1: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7" calcext:value-type="float">
            <text:p>18087</text:p>
          </table:table-cell>
          <table:table-cell table:style-name="ce2" office:value-type="string" calcext:value-type="string">
            <text:p>Rue de la Goutte d'Or, rue des Islettes</text:p>
          </table:table-cell>
          <table:table-cell table:style-name="ce4" table:formula="of:=VLOOKUP([.B619];[$DonneesPrefPolice.$A$1: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88" calcext:value-type="float">
            <text:p>18088</text:p>
          </table:table-cell>
          <table:table-cell table:style-name="ce2" office:value-type="string" calcext:value-type="string">
            <text:p>Rue de Panama, rue Léon</text:p>
          </table:table-cell>
          <table:table-cell table:style-name="ce4" table:formula="of:=VLOOKUP([.B620];[$DonneesPrefPolice.$A$1:.$C$1334];3;0)" office:value-type="date" office:date-value="2016-10-13" calcext:value-type="date">
            <text:p>13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1" calcext:value-type="float">
            <text:p>18091</text:p>
          </table:table-cell>
          <table:table-cell table:style-name="ce2" office:value-type="string" calcext:value-type="string">
            <text:p>Rue Pajol, rue du Département, rue Philippe de Girard</text:p>
          </table:table-cell>
          <table:table-cell table:style-name="ce4" table:formula="of:=VLOOKUP([.B621];[$DonneesPrefPolice.$A$1:.$C$1334];3;0)" office:value-type="date" office:date-value="2017-01-31" calcext:value-type="date">
            <text:p>31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3" calcext:value-type="float">
            <text:p>18093</text:p>
          </table:table-cell>
          <table:table-cell table:style-name="ce2" office:value-type="string" calcext:value-type="string">
            <text:p>Rue Pajol, rue Romy Schneide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4" calcext:value-type="float">
            <text:p>18094</text:p>
          </table:table-cell>
          <table:table-cell table:style-name="ce2" office:value-type="string" calcext:value-type="string">
            <text:p>Rue Riquet, rue Pajol</text:p>
          </table:table-cell>
          <table:table-cell table:style-name="ce4" table:formula="of:=VLOOKUP([.B623];[$DonneesPrefPolice.$A$1: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098" calcext:value-type="float">
            <text:p>18098</text:p>
          </table:table-cell>
          <table:table-cell table:style-name="ce2" office:value-type="string" calcext:value-type="string">
            <text:p>Rue de la Porte des Poissonniers, rue Jean Cocteau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04" calcext:value-type="float">
            <text:p>18104</text:p>
          </table:table-cell>
          <table:table-cell table:style-name="ce2" office:value-type="string" calcext:value-type="string">
            <text:p>Rue Marcadet, rue du Ruisseau</text:p>
          </table:table-cell>
          <table:table-cell table:style-name="ce4" table:formula="of:=VLOOKUP([.B625];[$DonneesPrefPolice.$A$1:.$C$1334];3;0)" office:value-type="date" office:date-value="2017-05-02" calcext:value-type="date">
            <text:p>02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0" calcext:value-type="float">
            <text:p>18110</text:p>
          </table:table-cell>
          <table:table-cell table:style-name="ce2" office:value-type="string" calcext:value-type="string">
            <text:p>Binet — nouvelle voie Maurice Grimaud</text:p>
          </table:table-cell>
          <table:table-cell table:style-name="ce4" table:formula="of:=VLOOKUP([.B626];[$DonneesPrefPolice.$A$1:.$C$1334];3;0)" office:value-type="date" office:date-value="2018-04-23" calcext:value-type="date">
            <text:p>23/04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1" calcext:value-type="float">
            <text:p>18111</text:p>
          </table:table-cell>
          <table:table-cell table:style-name="ce2" office:value-type="string" calcext:value-type="string">
            <text:p>Rue des Poissonniers, rue Championnet</text:p>
          </table:table-cell>
          <table:table-cell table:style-name="ce4" table:formula="of:=VLOOKUP([.B627];[$DonneesPrefPolice.$A$1:.$C$1334];3;0)" office:value-type="date" office:date-value="2017-08-08" calcext:value-type="date">
            <text:p>08/08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2" calcext:value-type="float">
            <text:p>18112</text:p>
          </table:table-cell>
          <table:table-cell table:style-name="ce2" office:value-type="string" calcext:value-type="string">
            <text:p>110-122, rue des Poissonniers — prolongement voie vers rue Ordener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3" calcext:value-type="float">
            <text:p>18113</text:p>
          </table:table-cell>
          <table:table-cell table:style-name="ce2" office:value-type="string" calcext:value-type="string">
            <text:p>Chapelle International — nouvelle voie créé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4" calcext:value-type="float">
            <text:p>18114</text:p>
          </table:table-cell>
          <table:table-cell table:style-name="ce2" office:value-type="string" calcext:value-type="string">
            <text:p>Chapelle International — nouvelle voie créée parallèl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115" calcext:value-type="float">
            <text:p>18115</text:p>
          </table:table-cell>
          <table:table-cell table:style-name="ce2" office:value-type="string" calcext:value-type="string">
            <text:p>Rue Labat, boulevard Barbès</text:p>
          </table:table-cell>
          <table:table-cell table:style-name="ce4" table:formula="of:=VLOOKUP([.B631];[$DonneesPrefPolice.$A$1: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201" calcext:value-type="float">
            <text:p>18201</text:p>
          </table:table-cell>
          <table:table-cell table:style-name="ce2" office:value-type="string" calcext:value-type="string">
            <text:p>Porte de la Chapelle — boulevard Ney, avenue Porte de la Chapelle — Centre migrants</text:p>
          </table:table-cell>
          <table:table-cell table:style-name="ce4" table:formula="of:=VLOOKUP([.B632];[$DonneesPrefPolice.$A$1:.$C$1334];3;0)" office:value-type="date" office:date-value="2017-02-14" calcext:value-type="date">
            <text:p>1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8202" calcext:value-type="float">
            <text:p>18202</text:p>
          </table:table-cell>
          <table:table-cell table:style-name="ce2" office:value-type="string" calcext:value-type="string">
            <text:p>Porte de la Chapelle — boulevard Ney, avenue Porte de la Chapelle — Centre migrants</text:p>
          </table:table-cell>
          <table:table-cell table:style-name="ce4" table:formula="of:=VLOOKUP([.B633];[$DonneesPrefPolice.$A$1:.$C$1334];3;0)" office:value-type="date" office:date-value="2017-02-14" calcext:value-type="date">
            <text:p>1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0870" calcext:value-type="float">
            <text:p>80870</text:p>
          </table:table-cell>
          <table:table-cell table:style-name="ce2" office:value-type="string" calcext:value-type="string">
            <text:p>Boulevard Ney, rue d'Aubervilliers</text:p>
          </table:table-cell>
          <table:table-cell table:style-name="ce4" table:formula="of:=VLOOKUP([.B634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1112" calcext:value-type="float">
            <text:p>81112</text:p>
          </table:table-cell>
          <table:table-cell table:style-name="ce2" office:value-type="string" calcext:value-type="string">
            <text:p>Rue Caulaincourt, rue du Mont Cenis</text:p>
          </table:table-cell>
          <table:table-cell table:style-name="ce4" table:formula="of:=VLOOKUP([.B635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1580" calcext:value-type="float">
            <text:p>81580</text:p>
          </table:table-cell>
          <table:table-cell table:style-name="ce2" office:value-type="string" calcext:value-type="string">
            <text:p>Rue de Clignancourt, rue Marcadet</text:p>
          </table:table-cell>
          <table:table-cell table:style-name="ce4" table:formula="of:=VLOOKUP([.B636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2127" calcext:value-type="float">
            <text:p>82127</text:p>
          </table:table-cell>
          <table:table-cell table:style-name="ce2" office:value-type="string" calcext:value-type="string">
            <text:p>Boulevard de la Chapelle, rue Marx Dormoy</text:p>
          </table:table-cell>
          <table:table-cell table:style-name="ce4" table:formula="of:=VLOOKUP([.B637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2315" calcext:value-type="float">
            <text:p>82315</text:p>
          </table:table-cell>
          <table:table-cell table:style-name="ce2" office:value-type="string" calcext:value-type="string">
            <text:p>Rue Ordener, rue Championnet, rue Vauvenargues</text:p>
          </table:table-cell>
          <table:table-cell table:style-name="ce4" table:formula="of:=VLOOKUP([.B638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2473" calcext:value-type="float">
            <text:p>82473</text:p>
          </table:table-cell>
          <table:table-cell table:style-name="ce2" office:value-type="string" calcext:value-type="string">
            <text:p>Rue Ordener, rue Damrémont</text:p>
          </table:table-cell>
          <table:table-cell table:style-name="ce4" table:formula="of:=VLOOKUP([.B639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3922" calcext:value-type="float">
            <text:p>83922</text:p>
          </table:table-cell>
          <table:table-cell table:style-name="ce2" office:value-type="string" calcext:value-type="string">
            <text:p>Rue du Ruisseau, rue du Poteau</text:p>
          </table:table-cell>
          <table:table-cell table:style-name="ce4" table:formula="of:=VLOOKUP([.B640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6198" calcext:value-type="float">
            <text:p>86198</text:p>
          </table:table-cell>
          <table:table-cell table:style-name="ce2" office:value-type="string" calcext:value-type="string">
            <text:p>Parvis du Sacré Cœur</text:p>
          </table:table-cell>
          <table:table-cell table:style-name="ce4" table:formula="of:=VLOOKUP([.B641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6601" calcext:value-type="float">
            <text:p>86601</text:p>
          </table:table-cell>
          <table:table-cell table:style-name="ce2" office:value-type="string" calcext:value-type="string">
            <text:p>Place Suzanne Valadon, rue Tardieu</text:p>
          </table:table-cell>
          <table:table-cell table:style-name="ce4" table:formula="of:=VLOOKUP([.B642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88886" calcext:value-type="float">
            <text:p>88886</text:p>
          </table:table-cell>
          <table:table-cell table:style-name="ce2" office:value-type="string" calcext:value-type="string">
            <text:p>Rond-point de la Chapelle, rue Raymond Queneau</text:p>
          </table:table-cell>
          <table:table-cell table:style-name="ce4" table:formula="of:=VLOOKUP([.B643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1314" calcext:value-type="float">
            <text:p>91314</text:p>
          </table:table-cell>
          <table:table-cell table:style-name="ce2" office:value-type="string" calcext:value-type="string">
            <text:p>Place Hébert</text:p>
          </table:table-cell>
          <table:table-cell table:style-name="ce4" table:formula="of:=VLOOKUP([.B644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1735" calcext:value-type="float">
            <text:p>91735</text:p>
          </table:table-cell>
          <table:table-cell table:style-name="ce2" office:value-type="string" calcext:value-type="string">
            <text:p>Boulevard Ornano, rue Ordener</text:p>
          </table:table-cell>
          <table:table-cell table:style-name="ce4" table:formula="of:=VLOOKUP([.B645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3698" calcext:value-type="float">
            <text:p>93698</text:p>
          </table:table-cell>
          <table:table-cell table:style-name="ce2" office:value-type="string" calcext:value-type="string">
            <text:p>Boulevard Ney, rue des Poissonniers</text:p>
          </table:table-cell>
          <table:table-cell table:style-name="ce4" table:formula="of:=VLOOKUP([.B646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5960" calcext:value-type="float">
            <text:p>95960</text:p>
          </table:table-cell>
          <table:table-cell table:style-name="ce2" office:value-type="string" calcext:value-type="string">
            <text:p>Rue Boinod, rue du Simplon</text:p>
          </table:table-cell>
          <table:table-cell table:style-name="ce4" table:formula="of:=VLOOKUP([.B647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7289" calcext:value-type="float">
            <text:p>97289</text:p>
          </table:table-cell>
          <table:table-cell table:style-name="ce2" office:value-type="string" calcext:value-type="string">
            <text:p>Rue de Clignancourt, rue Doudeauville</text:p>
          </table:table-cell>
          <table:table-cell table:style-name="ce4" table:formula="of:=VLOOKUP([.B648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8320" calcext:value-type="float">
            <text:p>98320</text:p>
          </table:table-cell>
          <table:table-cell table:style-name="ce2" office:value-type="string" calcext:value-type="string">
            <text:p>Rue Championnet, boulevard Ornano</text:p>
          </table:table-cell>
          <table:table-cell table:style-name="ce4" table:formula="of:=VLOOKUP([.B649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98456" calcext:value-type="float">
            <text:p>98456</text:p>
          </table:table-cell>
          <table:table-cell table:style-name="ce2" office:value-type="string" calcext:value-type="string">
            <text:p>Avenue de la Porte de Clignancourt, rue Francis de Croisset</text:p>
          </table:table-cell>
          <table:table-cell table:style-name="ce4" table:formula="of:=VLOOKUP([.B650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0295" calcext:value-type="float">
            <text:p>10295</text:p>
          </table:table-cell>
          <table:table-cell table:style-name="ce2" office:value-type="string" calcext:value-type="string">
            <text:p>65-67, boulevard Macdonald</text:p>
          </table:table-cell>
          <table:table-cell table:style-name="ce4" table:formula="of:=VLOOKUP([.B651];[$DonneesPrefPolice.$A$1:.$C$1334];3;0)" office:value-type="date" office:date-value="2013-04-05" calcext:value-type="date">
            <text:p>05/04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0568" calcext:value-type="float">
            <text:p>10568</text:p>
          </table:table-cell>
          <table:table-cell table:style-name="ce2" office:value-type="string" calcext:value-type="string">
            <text:p>Rue de Crimée, rue Botzaris</text:p>
          </table:table-cell>
          <table:table-cell table:style-name="ce4" table:formula="of:=VLOOKUP([.B652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1812" calcext:value-type="float">
            <text:p>11812</text:p>
          </table:table-cell>
          <table:table-cell table:style-name="ce2" office:value-type="string" calcext:value-type="string">
            <text:p>70, rue de la Villette, face au cours du 7ième art</text:p>
          </table:table-cell>
          <table:table-cell table:style-name="ce4" table:formula="of:=VLOOKUP([.B653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2412" calcext:value-type="float">
            <text:p>12412</text:p>
          </table:table-cell>
          <table:table-cell table:style-name="ce2" office:value-type="string" calcext:value-type="string">
            <text:p>Boulevard Sérurier, rue de Léman</text:p>
          </table:table-cell>
          <table:table-cell table:style-name="ce4" table:formula="of:=VLOOKUP([.B654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2770" calcext:value-type="float">
            <text:p>12770</text:p>
          </table:table-cell>
          <table:table-cell table:style-name="ce2" office:value-type="string" calcext:value-type="string">
            <text:p>Rue de l'Ourcq, rue Léon Giraud</text:p>
          </table:table-cell>
          <table:table-cell table:style-name="ce4" table:formula="of:=VLOOKUP([.B655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2969" calcext:value-type="float">
            <text:p>12969</text:p>
          </table:table-cell>
          <table:table-cell table:style-name="ce2" office:value-type="string" calcext:value-type="string">
            <text:p>Rue Archereau, rue de Crimée</text:p>
          </table:table-cell>
          <table:table-cell table:style-name="ce4" table:formula="of:=VLOOKUP([.B656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4531" calcext:value-type="float">
            <text:p>14531</text:p>
          </table:table-cell>
          <table:table-cell table:style-name="ce2" office:value-type="string" calcext:value-type="string">
            <text:p>Rue Petitot, rue des Fêtes</text:p>
          </table:table-cell>
          <table:table-cell table:style-name="ce4" table:formula="of:=VLOOKUP([.B657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4821" calcext:value-type="float">
            <text:p>14821</text:p>
          </table:table-cell>
          <table:table-cell table:style-name="ce2" office:value-type="string" calcext:value-type="string">
            <text:p>Rue du Département, rue de Tanger</text:p>
          </table:table-cell>
          <table:table-cell table:style-name="ce4" table:formula="of:=VLOOKUP([.B658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6661" calcext:value-type="float">
            <text:p>16661</text:p>
          </table:table-cell>
          <table:table-cell table:style-name="ce2" office:value-type="string" calcext:value-type="string">
            <text:p>Rue de Tanger, rue Riquet</text:p>
          </table:table-cell>
          <table:table-cell table:style-name="ce4" table:formula="of:=VLOOKUP([.B659];[$DonneesPrefPolice.$A$1:.$C$1334];3;0)" office:value-type="date" office:date-value="2015-01-09" calcext:value-type="date">
            <text:p>09/01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7435" calcext:value-type="float">
            <text:p>17435</text:p>
          </table:table-cell>
          <table:table-cell table:style-name="ce2" office:value-type="string" calcext:value-type="string">
            <text:p>Rue de Crimée, rue Manin</text:p>
          </table:table-cell>
          <table:table-cell table:style-name="ce4" table:formula="of:=VLOOKUP([.B660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8837" calcext:value-type="float">
            <text:p>18837</text:p>
          </table:table-cell>
          <table:table-cell table:style-name="ce2" office:value-type="string" calcext:value-type="string">
            <text:p>Avenue Corentin Cariou, quai de la Gironde</text:p>
          </table:table-cell>
          <table:table-cell table:style-name="ce4" table:formula="of:=VLOOKUP([.B661];[$DonneesPrefPolice.$A$1: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8897" calcext:value-type="float">
            <text:p>18897</text:p>
          </table:table-cell>
          <table:table-cell table:style-name="ce2" office:value-type="string" calcext:value-type="string">
            <text:p>85, avenue de Flandre</text:p>
          </table:table-cell>
          <table:table-cell table:style-name="ce4" table:formula="of:=VLOOKUP([.B662];[$DonneesPrefPolice.$A$1: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8960" calcext:value-type="float">
            <text:p>18960</text:p>
          </table:table-cell>
          <table:table-cell table:style-name="ce2" office:value-type="string" calcext:value-type="string">
            <text:p>Avenue Secrétan, rue Edouard Pailleron</text:p>
          </table:table-cell>
          <table:table-cell table:style-name="ce4" table:formula="of:=VLOOKUP([.B663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67" calcext:value-type="float">
            <text:p>19067</text:p>
          </table:table-cell>
          <table:table-cell table:style-name="ce2" office:value-type="string" calcext:value-type="string">
            <text:p>Rue Botzaris, rue Fessart</text:p>
          </table:table-cell>
          <table:table-cell table:style-name="ce4" table:formula="of:=VLOOKUP([.B664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4" calcext:value-type="float">
            <text:p>19074</text:p>
          </table:table-cell>
          <table:table-cell table:style-name="ce2" office:value-type="string" calcext:value-type="string">
            <text:p>Rue de Toulouse, rue Ambroise Rendu</text:p>
          </table:table-cell>
          <table:table-cell table:style-name="ce4" table:formula="of:=VLOOKUP([.B665];[$DonneesPrefPolice.$A$1:.$C$1334];3;0)" office:value-type="date" office:date-value="2016-08-18" calcext:value-type="date">
            <text:p>18/08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7" calcext:value-type="float">
            <text:p>19077</text:p>
          </table:table-cell>
          <table:table-cell table:style-name="ce2" office:value-type="string" calcext:value-type="string">
            <text:p>Rue de Belleville, rue Jules Romains</text:p>
          </table:table-cell>
          <table:table-cell table:style-name="ce4" table:formula="of:=VLOOKUP([.B666];[$DonneesPrefPolice.$A$1: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8" calcext:value-type="float">
            <text:p>19078</text:p>
          </table:table-cell>
          <table:table-cell table:style-name="ce2" office:value-type="string" calcext:value-type="string">
            <text:p>Boulevard de la Villette, rue de Sambre et Meuse</text:p>
          </table:table-cell>
          <table:table-cell table:style-name="ce4" table:formula="of:=VLOOKUP([.B667];[$DonneesPrefPolice.$A$1:.$C$1334];3;0)" office:value-type="date" office:date-value="2017-07-13" calcext:value-type="date">
            <text:p>13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79" calcext:value-type="float">
            <text:p>19079</text:p>
          </table:table-cell>
          <table:table-cell table:style-name="ce2" office:value-type="string" calcext:value-type="string">
            <text:p>150, boulevard de la Villette</text:p>
          </table:table-cell>
          <table:table-cell table:style-name="ce4" table:formula="of:=VLOOKUP([.B668];[$DonneesPrefPolice.$A$1:.$C$1334];3;0)" office:value-type="date" office:date-value="2017-03-06" calcext:value-type="date">
            <text:p>06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0" calcext:value-type="float">
            <text:p>19080</text:p>
          </table:table-cell>
          <table:table-cell table:style-name="ce2" office:value-type="string" calcext:value-type="string">
            <text:p>Rue Edouard Pailleron, rue Jean Menans</text:p>
          </table:table-cell>
          <table:table-cell table:style-name="ce4" table:formula="of:=VLOOKUP([.B669];[$DonneesPrefPolice.$A$1: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1" calcext:value-type="float">
            <text:p>19081</text:p>
          </table:table-cell>
          <table:table-cell table:style-name="ce2" office:value-type="string" calcext:value-type="string">
            <text:p>Rue Euryale Dehaynin, rue Tandou</text:p>
          </table:table-cell>
          <table:table-cell table:style-name="ce4" table:formula="of:=VLOOKUP([.B670];[$DonneesPrefPolice.$A$1: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2" calcext:value-type="float">
            <text:p>19082</text:p>
          </table:table-cell>
          <table:table-cell table:style-name="ce2" office:value-type="string" calcext:value-type="string">
            <text:p>Rue Gaston Rebuffat, rue de Kabylie</text:p>
          </table:table-cell>
          <table:table-cell table:style-name="ce4" table:formula="of:=VLOOKUP([.B671];[$DonneesPrefPolice.$A$1:.$C$1334];3;0)" office:value-type="date" office:date-value="2016-09-16" calcext:value-type="date">
            <text:p>1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3" calcext:value-type="float">
            <text:p>19083</text:p>
          </table:table-cell>
          <table:table-cell table:style-name="ce2" office:value-type="string" calcext:value-type="string">
            <text:p>Rue Paul Laurent</text:p>
          </table:table-cell>
          <table:table-cell table:style-name="ce4" table:formula="of:=VLOOKUP([.B672];[$DonneesPrefPolice.$A$1:.$C$1334];3;0)" office:value-type="date" office:date-value="2016-12-08" calcext:value-type="date">
            <text:p>08/12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4" calcext:value-type="float">
            <text:p>19084</text:p>
          </table:table-cell>
          <table:table-cell table:style-name="ce2" office:value-type="string" calcext:value-type="string">
            <text:p>Rue Bellot, rue d'Aubervilliers</text:p>
          </table:table-cell>
          <table:table-cell table:style-name="ce4" table:formula="of:=VLOOKUP([.B673];[$DonneesPrefPolice.$A$1:.$C$1334];3;0)" office:value-type="date" office:date-value="2016-12-16" calcext:value-type="date">
            <text:p>16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5" calcext:value-type="float">
            <text:p>19085</text:p>
          </table:table-cell>
          <table:table-cell table:style-name="ce2" office:value-type="string" calcext:value-type="string">
            <text:p>Quai du Lot (Bassin d'Aubervilliers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6" calcext:value-type="float">
            <text:p>19086</text:p>
          </table:table-cell>
          <table:table-cell table:style-name="ce2" office:value-type="string" calcext:value-type="string">
            <text:p>Cité des Orgues de Frandre — rue du Docteur Lamaze</text:p>
          </table:table-cell>
          <table:table-cell table:style-name="ce4" table:formula="of:=VLOOKUP([.B675];[$DonneesPrefPolice.$A$1:.$C$1334];3;0)" office:value-type="date" office:date-value="2016-12-19" calcext:value-type="date">
            <text:p>1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7" calcext:value-type="float">
            <text:p>19087</text:p>
          </table:table-cell>
          <table:table-cell table:style-name="ce2" office:value-type="string" calcext:value-type="string">
            <text:p>Cité des Orgues de Flandre, Porte des Flamands</text:p>
          </table:table-cell>
          <table:table-cell table:style-name="ce4" table:formula="of:=VLOOKUP([.B676];[$DonneesPrefPolice.$A$1:.$C$1334];3;0)" office:value-type="date" office:date-value="2018-04-23" calcext:value-type="date">
            <text:p>23/04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8" calcext:value-type="float">
            <text:p>19088</text:p>
          </table:table-cell>
          <table:table-cell table:style-name="ce2" office:value-type="string" calcext:value-type="string">
            <text:p>Cité des Orgues de Flandre — Sud</text:p>
          </table:table-cell>
          <table:table-cell table:style-name="ce4" table:formula="of:=VLOOKUP([.B677];[$DonneesPrefPolice.$A$1:.$C$1334];3;0)" office:value-type="date" office:date-value="2017-12-26" calcext:value-type="date">
            <text:p>2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89" calcext:value-type="float">
            <text:p>19089</text:p>
          </table:table-cell>
          <table:table-cell table:style-name="ce2" office:value-type="string" calcext:value-type="string">
            <text:p>Rue Mathis, rue Archereau</text:p>
          </table:table-cell>
          <table:table-cell table:style-name="ce4" table:formula="of:=VLOOKUP([.B678];[$DonneesPrefPolice.$A$1:.$C$1334];3;0)" office:value-type="date" office:date-value="2016-10-06" calcext:value-type="date">
            <text:p>06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0" calcext:value-type="float">
            <text:p>19090</text:p>
          </table:table-cell>
          <table:table-cell table:style-name="ce2" office:value-type="string" calcext:value-type="string">
            <text:p>Rue Curial, rue Mathis</text:p>
          </table:table-cell>
          <table:table-cell table:style-name="ce4" table:formula="of:=VLOOKUP([.B679];[$DonneesPrefPolice.$A$1: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3" calcext:value-type="float">
            <text:p>19093</text:p>
          </table:table-cell>
          <table:table-cell table:style-name="ce2" office:value-type="string" calcext:value-type="string">
            <text:p>Rue Colette Magny, rue Bernard Têtu</text:p>
          </table:table-cell>
          <table:table-cell table:style-name="ce4" table:formula="of:=VLOOKUP([.B680];[$DonneesPrefPolice.$A$1:.$C$1334];3;0)" office:value-type="date" office:date-value="2016-10-20" calcext:value-type="date">
            <text:p>20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4" calcext:value-type="float">
            <text:p>19094</text:p>
          </table:table-cell>
          <table:table-cell table:style-name="ce2" office:value-type="string" calcext:value-type="string">
            <text:p>Rue de Cambrai, rue Alphonse Karr</text:p>
          </table:table-cell>
          <table:table-cell table:style-name="ce4" table:formula="of:=VLOOKUP([.B681];[$DonneesPrefPolice.$A$1:.$C$1334];3;0)" office:value-type="date" office:date-value="2017-09-22" calcext:value-type="date">
            <text:p>22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5" calcext:value-type="float">
            <text:p>19095</text:p>
          </table:table-cell>
          <table:table-cell table:style-name="ce2" office:value-type="string" calcext:value-type="string">
            <text:p>Rue de la Gare, Passerelle périphériqu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6" calcext:value-type="float">
            <text:p>19096</text:p>
          </table:table-cell>
          <table:table-cell table:style-name="ce2" office:value-type="string" calcext:value-type="string">
            <text:p>Rue Lounes Matoub, rue Emile Bollaert</text:p>
          </table:table-cell>
          <table:table-cell table:style-name="ce4" table:formula="of:=VLOOKUP([.B683];[$DonneesPrefPolice.$A$1:.$C$1334];3;0)" office:value-type="date" office:date-value="2018-04-25" calcext:value-type="date">
            <text:p>25/04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7" calcext:value-type="float">
            <text:p>19097</text:p>
          </table:table-cell>
          <table:table-cell table:style-name="ce2" office:value-type="string" calcext:value-type="string">
            <text:p>Rue Césaria Evora, voie de la Blanchisserie</text:p>
          </table:table-cell>
          <table:table-cell table:style-name="ce4" table:formula="of:=VLOOKUP([.B684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8" calcext:value-type="float">
            <text:p>19098</text:p>
          </table:table-cell>
          <table:table-cell table:style-name="ce2" office:value-type="string" calcext:value-type="string">
            <text:p>Boulevard Macdonald, rue Lounes Matoub</text:p>
          </table:table-cell>
          <table:table-cell table:style-name="ce4" table:formula="of:=VLOOKUP([.B685];[$DonneesPrefPolice.$A$1:.$C$1334];3;0)" office:value-type="date" office:date-value="2017-07-03" calcext:value-type="date">
            <text:p>03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6016" calcext:value-type="float">
            <text:p>96016</text:p>
          </table:table-cell>
          <table:table-cell table:style-name="ce2" office:value-type="string" calcext:value-type="string">
            <text:p>Rue de Nantes, rue Barbanègre</text:p>
          </table:table-cell>
          <table:table-cell table:style-name="ce4" table:formula="of:=VLOOKUP([.B686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6167" calcext:value-type="float">
            <text:p>96167</text:p>
          </table:table-cell>
          <table:table-cell table:style-name="ce2" office:value-type="string" calcext:value-type="string">
            <text:p>Rue Riquet, avenue de Flandre</text:p>
          </table:table-cell>
          <table:table-cell table:style-name="ce4" table:formula="of:=VLOOKUP([.B687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8269" calcext:value-type="float">
            <text:p>98269</text:p>
          </table:table-cell>
          <table:table-cell table:style-name="ce2" office:value-type="string" calcext:value-type="string">
            <text:p>Rue Manin, avenue Secrétan, avenue Mathurin Moreau</text:p>
          </table:table-cell>
          <table:table-cell table:style-name="ce4" table:formula="of:=VLOOKUP([.B688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9808" calcext:value-type="float">
            <text:p>99808</text:p>
          </table:table-cell>
          <table:table-cell table:style-name="ce2" office:value-type="string" calcext:value-type="string">
            <text:p>Rue de la Solidarité, rue David d'Angers</text:p>
          </table:table-cell>
          <table:table-cell table:style-name="ce4" table:formula="of:=VLOOKUP([.B689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0594" calcext:value-type="float">
            <text:p>10594</text:p>
          </table:table-cell>
          <table:table-cell table:style-name="ce2" office:value-type="string" calcext:value-type="string">
            <text:p>Avenue Gambetta, boulevard Mortier, rue de Belleville</text:p>
          </table:table-cell>
          <table:table-cell table:style-name="ce4" table:formula="of:=VLOOKUP([.B690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1340" calcext:value-type="float">
            <text:p>11340</text:p>
          </table:table-cell>
          <table:table-cell table:style-name="ce2" office:value-type="string" calcext:value-type="string">
            <text:p>42-46, rue des Haies</text:p>
          </table:table-cell>
          <table:table-cell table:style-name="ce4" table:formula="of:=VLOOKUP([.B691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2735" calcext:value-type="float">
            <text:p>12735</text:p>
          </table:table-cell>
          <table:table-cell table:style-name="ce2" office:value-type="string" calcext:value-type="string">
            <text:p>Rue Louis Lumière, rue Louis Ganne</text:p>
          </table:table-cell>
          <table:table-cell table:style-name="ce4" table:formula="of:=VLOOKUP([.B692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3314" calcext:value-type="float">
            <text:p>13314</text:p>
          </table:table-cell>
          <table:table-cell table:style-name="ce2" office:value-type="string" calcext:value-type="string">
            <text:p>Rue du Borrégo, rue du Télégraphe</text:p>
          </table:table-cell>
          <table:table-cell table:style-name="ce4" table:formula="of:=VLOOKUP([.B693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5491" calcext:value-type="float">
            <text:p>15491</text:p>
          </table:table-cell>
          <table:table-cell table:style-name="ce2" office:value-type="string" calcext:value-type="string">
            <text:p>Rue des Pyrénées, rue Ménilmontant</text:p>
          </table:table-cell>
          <table:table-cell table:style-name="ce4" table:formula="of:=VLOOKUP([.B694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6716" calcext:value-type="float">
            <text:p>16716</text:p>
          </table:table-cell>
          <table:table-cell table:style-name="ce2" office:value-type="string" calcext:value-type="string">
            <text:p>Vis-à-vis du 61, rue Saint-Blaise</text:p>
          </table:table-cell>
          <table:table-cell table:style-name="ce4" table:formula="of:=VLOOKUP([.B695];[$DonneesPrefPolice.$A$1:.$C$1334];3;0)" office:value-type="date" office:date-value="2015-01-09" calcext:value-type="date">
            <text:p>09/01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7129" calcext:value-type="float">
            <text:p>17129</text:p>
          </table:table-cell>
          <table:table-cell table:style-name="ce2" office:value-type="string" calcext:value-type="string">
            <text:p>Rue de Tlemcen, rue Duris</text:p>
          </table:table-cell>
          <table:table-cell table:style-name="ce4" table:formula="of:=VLOOKUP([.B696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7153" calcext:value-type="float">
            <text:p>17153</text:p>
          </table:table-cell>
          <table:table-cell table:style-name="ce2" office:value-type="string" calcext:value-type="string">
            <text:p>Boulevard Mortier, place de l'Adjudant Vincenot</text:p>
          </table:table-cell>
          <table:table-cell table:style-name="ce4" table:formula="of:=VLOOKUP([.B697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7942" calcext:value-type="float">
            <text:p>17942</text:p>
          </table:table-cell>
          <table:table-cell table:style-name="ce2" office:value-type="string" calcext:value-type="string">
            <text:p>Rue des Pyrénées, rue du Retrait</text:p>
          </table:table-cell>
          <table:table-cell table:style-name="ce4" table:formula="of:=VLOOKUP([.B698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8325" calcext:value-type="float">
            <text:p>18325</text:p>
          </table:table-cell>
          <table:table-cell table:style-name="ce2" office:value-type="string" calcext:value-type="string">
            <text:p>Rue de Belleville, rue Piat</text:p>
          </table:table-cell>
          <table:table-cell table:style-name="ce4" table:formula="of:=VLOOKUP([.B699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19342" calcext:value-type="float">
            <text:p>19342</text:p>
          </table:table-cell>
          <table:table-cell table:style-name="ce2" office:value-type="string" calcext:value-type="string">
            <text:p>6-8, rue Louis Delaporte</text:p>
          </table:table-cell>
          <table:table-cell table:style-name="ce4" table:formula="of:=VLOOKUP([.B700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Rue de Bagnolet, rue des Balkans</text:p>
          </table:table-cell>
          <table:table-cell table:style-name="ce4" table:formula="of:=VLOOKUP([.B701];[$DonneesPrefPolice.$A$1:.$C$1334];3;0)" office:value-type="date" office:date-value="2017-05-23" calcext:value-type="date">
            <text:p>23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08" calcext:value-type="float">
            <text:p>20008</text:p>
          </table:table-cell>
          <table:table-cell table:style-name="ce2" office:value-type="string" calcext:value-type="string">
            <text:p>20, rue Benoît Frachon</text:p>
          </table:table-cell>
          <table:table-cell table:style-name="ce4" table:formula="of:=VLOOKUP([.B702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39" calcext:value-type="float">
            <text:p>20039</text:p>
          </table:table-cell>
          <table:table-cell table:style-name="ce2" office:value-type="string" calcext:value-type="string">
            <text:p>Rue de Bagnolet, rue des Orteaux</text:p>
          </table:table-cell>
          <table:table-cell table:style-name="ce4" table:formula="of:=VLOOKUP([.B703];[$DonneesPrefPolice.$A$1:.$C$1334];3;0)" office:value-type="date" office:date-value="2016-12-21" calcext:value-type="date">
            <text:p>2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54" calcext:value-type="float">
            <text:p>20054</text:p>
          </table:table-cell>
          <table:table-cell table:style-name="ce2" office:value-type="string" calcext:value-type="string">
            <text:p>Rue Alquier Debrousse, rue des Balkans</text:p>
          </table:table-cell>
          <table:table-cell table:style-name="ce4" table:formula="of:=VLOOKUP([.B704];[$DonneesPrefPolice.$A$1: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57" calcext:value-type="float">
            <text:p>20057</text:p>
          </table:table-cell>
          <table:table-cell table:style-name="ce2" office:value-type="string" calcext:value-type="string">
            <text:p>Rue des Orteaux, rue de la Réunion</text:p>
          </table:table-cell>
          <table:table-cell table:style-name="ce4" table:formula="of:=VLOOKUP([.B705];[$DonneesPrefPolice.$A$1: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59" calcext:value-type="float">
            <text:p>20059</text:p>
          </table:table-cell>
          <table:table-cell table:style-name="ce2" office:value-type="string" calcext:value-type="string">
            <text:p>Rue des Pyrénées, rue Vitruve</text:p>
          </table:table-cell>
          <table:table-cell table:style-name="ce4" table:formula="of:=VLOOKUP([.B706];[$DonneesPrefPolice.$A$1: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0" calcext:value-type="float">
            <text:p>20060</text:p>
          </table:table-cell>
          <table:table-cell table:style-name="ce2" office:value-type="string" calcext:value-type="string">
            <text:p>Rue Saint-Blaise, square des Cardeurs</text:p>
          </table:table-cell>
          <table:table-cell table:style-name="ce4" table:formula="of:=VLOOKUP([.B707];[$DonneesPrefPolice.$A$1:.$C$1334];3;0)" office:value-type="date" office:date-value="2016-09-22" calcext:value-type="date">
            <text:p>22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3" calcext:value-type="float">
            <text:p>20063</text:p>
          </table:table-cell>
          <table:table-cell table:style-name="ce2" office:value-type="string" calcext:value-type="string">
            <text:p>Rue du Clos, rue Saint-Blaise</text:p>
          </table:table-cell>
          <table:table-cell table:style-name="ce4" table:formula="of:=VLOOKUP([.B708];[$DonneesPrefPolice.$A$1:.$C$1334];3;0)" office:value-type="date" office:date-value="2016-09-23" calcext:value-type="date">
            <text:p>23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5" calcext:value-type="float">
            <text:p>20065</text:p>
          </table:table-cell>
          <table:table-cell table:style-name="ce2" office:value-type="string" calcext:value-type="string">
            <text:p>Cours de Vincennes, rue des Maraîchers</text:p>
          </table:table-cell>
          <table:table-cell table:style-name="ce4" table:formula="of:=VLOOKUP([.B709];[$DonneesPrefPolice.$A$1:.$C$1334];3;0)" office:value-type="date" office:date-value="2016-09-16" calcext:value-type="date">
            <text:p>1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7" calcext:value-type="float">
            <text:p>20067</text:p>
          </table:table-cell>
          <table:table-cell table:style-name="ce2" office:value-type="string" calcext:value-type="string">
            <text:p>Rue Olivier Métra, rue de l'Ermitage</text:p>
          </table:table-cell>
          <table:table-cell table:style-name="ce4" table:formula="of:=VLOOKUP([.B710];[$DonneesPrefPolice.$A$1:.$C$1334];3;0)" office:value-type="date" office:date-value="2016-12-21" calcext:value-type="date">
            <text:p>2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8" calcext:value-type="float">
            <text:p>20068</text:p>
          </table:table-cell>
          <table:table-cell table:style-name="ce2" office:value-type="string" calcext:value-type="string">
            <text:p>Rue Hélène Jakubowicz (Parc)</text:p>
          </table:table-cell>
          <table:table-cell table:style-name="ce4" table:formula="of:=VLOOKUP([.B711];[$DonneesPrefPolice.$A$1: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69" calcext:value-type="float">
            <text:p>20069</text:p>
          </table:table-cell>
          <table:table-cell table:style-name="ce2" office:value-type="string" calcext:value-type="string">
            <text:p>Villa Dury Vasselon, villa Gagliardini</text:p>
          </table:table-cell>
          <table:table-cell table:style-name="ce4" table:formula="of:=VLOOKUP([.B712];[$DonneesPrefPolice.$A$1:.$C$1334];3;0)" office:value-type="date" office:date-value="2017-09-29" calcext:value-type="date">
            <text:p>29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0" calcext:value-type="float">
            <text:p>20070</text:p>
          </table:table-cell>
          <table:table-cell table:style-name="ce2" office:value-type="string" calcext:value-type="string">
            <text:p>Rue des Frères Flavien, avenue du Docteur Gley</text:p>
          </table:table-cell>
          <table:table-cell table:style-name="ce4" table:formula="of:=VLOOKUP([.B713];[$DonneesPrefPolice.$A$1:.$C$1334];3;0)" office:value-type="date" office:date-value="2017-04-20" calcext:value-type="date">
            <text:p>20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1" calcext:value-type="float">
            <text:p>20071</text:p>
          </table:table-cell>
          <table:table-cell table:style-name="ce2" office:value-type="string" calcext:value-type="string">
            <text:p>Rue des Montibœufs, rue du CapitaineFerber</text:p>
          </table:table-cell>
          <table:table-cell table:style-name="ce4" table:formula="of:=VLOOKUP([.B714];[$DonneesPrefPolice.$A$1:.$C$1334];3;0)" office:value-type="date" office:date-value="2017-03-15" calcext:value-type="date">
            <text:p>15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5" calcext:value-type="float">
            <text:p>20075</text:p>
          </table:table-cell>
          <table:table-cell table:style-name="ce2" office:value-type="string" calcext:value-type="string">
            <text:p>Rue des Tourelles, passage des Tourelles</text:p>
          </table:table-cell>
          <table:table-cell table:style-name="ce4" table:formula="of:=VLOOKUP([.B715];[$DonneesPrefPolice.$A$1:.$C$1334];3;0)" office:value-type="date" office:date-value="2016-08-12" calcext:value-type="date">
            <text:p>12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77" calcext:value-type="float">
            <text:p>20077</text:p>
          </table:table-cell>
          <table:table-cell table:style-name="ce2" office:value-type="string" calcext:value-type="string">
            <text:p>Rue Duris, rue des Cendriers</text:p>
          </table:table-cell>
          <table:table-cell table:style-name="ce4" table:formula="of:=VLOOKUP([.B716];[$DonneesPrefPolice.$A$1: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0" calcext:value-type="float">
            <text:p>20080</text:p>
          </table:table-cell>
          <table:table-cell table:style-name="ce2" office:value-type="string" calcext:value-type="string">
            <text:p>Rue Vitruve, rue des Orteaux</text:p>
          </table:table-cell>
          <table:table-cell table:style-name="ce4" table:formula="of:=VLOOKUP([.B717];[$DonneesPrefPolice.$A$1: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2" calcext:value-type="float">
            <text:p>20082</text:p>
          </table:table-cell>
          <table:table-cell table:style-name="ce2" office:value-type="string" calcext:value-type="string">
            <text:p>Rue Hélène Jakubowicz (Parc)</text:p>
          </table:table-cell>
          <table:table-cell table:style-name="ce4" table:formula="of:=VLOOKUP([.B718];[$DonneesPrefPolice.$A$1:.$C$1334];3;0)" office:value-type="date" office:date-value="2016-12-09" calcext:value-type="date">
            <text:p>09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5" calcext:value-type="float">
            <text:p>20085</text:p>
          </table:table-cell>
          <table:table-cell table:style-name="ce2" office:value-type="string" calcext:value-type="string">
            <text:p>Rue des Haies, passage Josseaume</text:p>
          </table:table-cell>
          <table:table-cell table:style-name="ce4" table:formula="of:=VLOOKUP([.B719];[$DonneesPrefPolice.$A$1:.$C$1334];3;0)" office:value-type="date" office:date-value="2017-04-14" calcext:value-type="date">
            <text:p>14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7" calcext:value-type="float">
            <text:p>20087</text:p>
          </table:table-cell>
          <table:table-cell table:style-name="ce2" office:value-type="string" calcext:value-type="string">
            <text:p>Saint-Blaise — rue des Balkan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0088" calcext:value-type="float">
            <text:p>20088</text:p>
          </table:table-cell>
          <table:table-cell table:style-name="ce2" office:value-type="string" calcext:value-type="string">
            <text:p>41, rue des Rigoles</text:p>
          </table:table-cell>
          <table:table-cell table:style-name="ce4" table:formula="of:=VLOOKUP([.B721];[$DonneesPrefPolice.$A$1:.$C$1334];3;0)" office:value-type="date" office:date-value="2017-01-27" calcext:value-type="date">
            <text:p>27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5120" calcext:value-type="float">
            <text:p>25120</text:p>
          </table:table-cell>
          <table:table-cell table:style-name="ce2" office:value-type="string" calcext:value-type="string">
            <text:p>Rue des Amandiers, rue des Cendriers</text:p>
          </table:table-cell>
          <table:table-cell table:style-name="ce4" table:formula="of:=VLOOKUP([.B722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5289" calcext:value-type="float">
            <text:p>25289</text:p>
          </table:table-cell>
          <table:table-cell table:style-name="ce2" office:value-type="string" calcext:value-type="string">
            <text:p>Boulevard de Ménilmontant, rue de Tlemcen</text:p>
          </table:table-cell>
          <table:table-cell table:style-name="ce4" table:formula="of:=VLOOKUP([.B723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5808" calcext:value-type="float">
            <text:p>25808</text:p>
          </table:table-cell>
          <table:table-cell table:style-name="ce2" office:value-type="string" calcext:value-type="string">
            <text:p>Rue Piat, rue des Envierges</text:p>
          </table:table-cell>
          <table:table-cell table:style-name="ce4" table:formula="of:=VLOOKUP([.B724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8858" calcext:value-type="float">
            <text:p>28858</text:p>
          </table:table-cell>
          <table:table-cell table:style-name="ce2" office:value-type="string" calcext:value-type="string">
            <text:p>Rue d'Avron, boulevard Davout</text:p>
          </table:table-cell>
          <table:table-cell table:style-name="ce4" table:formula="of:=VLOOKUP([.B725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29554" calcext:value-type="float">
            <text:p>29554</text:p>
          </table:table-cell>
          <table:table-cell table:style-name="ce2" office:value-type="string" calcext:value-type="string">
            <text:p>Place des Grès</text:p>
          </table:table-cell>
          <table:table-cell table:style-name="ce4" table:formula="of:=VLOOKUP([.B726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2972" calcext:value-type="float">
            <text:p>32972</text:p>
          </table:table-cell>
          <table:table-cell table:style-name="ce2" office:value-type="string" calcext:value-type="string">
            <text:p>Place Martin Nadaud</text:p>
          </table:table-cell>
          <table:table-cell table:style-name="ce4" table:formula="of:=VLOOKUP([.B727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4320" calcext:value-type="float">
            <text:p>34320</text:p>
          </table:table-cell>
          <table:table-cell table:style-name="ce2" office:value-type="string" calcext:value-type="string">
            <text:p>Boulevard Davout, rue Saint-Blaise</text:p>
          </table:table-cell>
          <table:table-cell table:style-name="ce4" table:formula="of:=VLOOKUP([.B728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8535" calcext:value-type="float">
            <text:p>38535</text:p>
          </table:table-cell>
          <table:table-cell table:style-name="ce2" office:value-type="string" calcext:value-type="string">
            <text:p>52, rue des Panoyaux</text:p>
          </table:table-cell>
          <table:table-cell table:style-name="ce4" table:formula="of:=VLOOKUP([.B729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9069" calcext:value-type="float">
            <text:p>39069</text:p>
          </table:table-cell>
          <table:table-cell table:style-name="ce2" office:value-type="string" calcext:value-type="string">
            <text:p>Avenue Gambetta, rue Pelleport</text:p>
          </table:table-cell>
          <table:table-cell table:style-name="ce4" table:formula="of:=VLOOKUP([.B730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39355" calcext:value-type="float">
            <text:p>39355</text:p>
          </table:table-cell>
          <table:table-cell table:style-name="ce2" office:value-type="string" calcext:value-type="string">
            <text:p>Place de la Porte de Montreuil</text:p>
          </table:table-cell>
          <table:table-cell table:style-name="ce4" table:formula="of:=VLOOKUP([.B731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2222" calcext:value-type="float">
            <text:p>42222</text:p>
          </table:table-cell>
          <table:table-cell table:style-name="ce2" office:value-type="string" calcext:value-type="string">
            <text:p>Boulevard de Charonne, rue d'Avron</text:p>
          </table:table-cell>
          <table:table-cell table:style-name="ce4" table:formula="of:=VLOOKUP([.B732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3115" calcext:value-type="float">
            <text:p>43115</text:p>
          </table:table-cell>
          <table:table-cell table:style-name="ce2" office:value-type="string" calcext:value-type="string">
            <text:p>Avenue Gambetta, rue de Chine</text:p>
          </table:table-cell>
          <table:table-cell table:style-name="ce4" table:formula="of:=VLOOKUP([.B733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5510" calcext:value-type="float">
            <text:p>45510</text:p>
          </table:table-cell>
          <table:table-cell table:style-name="ce2" office:value-type="string" calcext:value-type="string">
            <text:p>Rue de Bagnolet, rue des Pyrénées</text:p>
          </table:table-cell>
          <table:table-cell table:style-name="ce4" table:formula="of:=VLOOKUP([.B73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6604" calcext:value-type="float">
            <text:p>46604</text:p>
          </table:table-cell>
          <table:table-cell table:style-name="ce2" office:value-type="string" calcext:value-type="string">
            <text:p>Place Gambetta, avenue Gambetta</text:p>
          </table:table-cell>
          <table:table-cell table:style-name="ce4" table:formula="of:=VLOOKUP([.B735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49681" calcext:value-type="float">
            <text:p>49681</text:p>
          </table:table-cell>
          <table:table-cell table:style-name="ce2" office:value-type="string" calcext:value-type="string">
            <text:p>Rue des Pyrénées, rue d'Avron</text:p>
          </table:table-cell>
          <table:table-cell table:style-name="ce4" table:formula="of:=VLOOKUP([.B736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2440" calcext:value-type="float">
            <text:p>52440</text:p>
          </table:table-cell>
          <table:table-cell table:style-name="ce2" office:value-type="string" calcext:value-type="string">
            <text:p>Place de la Porte de Montreuil</text:p>
          </table:table-cell>
          <table:table-cell table:style-name="ce4" table:formula="of:=VLOOKUP([.B737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4884" calcext:value-type="float">
            <text:p>54884</text:p>
          </table:table-cell>
          <table:table-cell table:style-name="ce2" office:value-type="string" calcext:value-type="string">
            <text:p>Rue de Ménilmontant, rue Henri Chevreau</text:p>
          </table:table-cell>
          <table:table-cell table:style-name="ce4" table:formula="of:=VLOOKUP([.B738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5360" calcext:value-type="float">
            <text:p>55360</text:p>
          </table:table-cell>
          <table:table-cell table:style-name="ce2" office:value-type="string" calcext:value-type="string">
            <text:p>Boulevard de Charonne, avenue de Taillebourg</text:p>
          </table:table-cell>
          <table:table-cell table:style-name="ce4" table:formula="of:=VLOOKUP([.B739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58888" calcext:value-type="float">
            <text:p>58888</text:p>
          </table:table-cell>
          <table:table-cell table:style-name="ce2" office:value-type="string" calcext:value-type="string">
            <text:p>Avenue de la Porte de Bagnolet, avenue Cartellier, avenue Ibsen</text:p>
          </table:table-cell>
          <table:table-cell table:style-name="ce4" table:formula="of:=VLOOKUP([.B740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03" calcext:value-type="float">
            <text:p>4003</text:p>
          </table:table-cell>
          <table:table-cell table:style-name="ce2" office:value-type="string" calcext:value-type="string">
            <text:p>Rue de la Cité, place du Parvis de Notre-Dame</text:p>
          </table:table-cell>
          <table:table-cell table:style-name="ce4" table:formula="of:=VLOOKUP([.B741];[$DonneesPrefPolice.$A$1:.$C$1334];3;0)" office:value-type="date" office:date-value="2017-11-20" calcext:value-type="date">
            <text:p>20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51" calcext:value-type="float">
            <text:p>4051</text:p>
          </table:table-cell>
          <table:table-cell table:style-name="ce2" office:value-type="string" calcext:value-type="string">
            <text:p>Rue des Francs Bourgeois, rue Vieille du Temple</text:p>
          </table:table-cell>
          <table:table-cell table:style-name="ce4" table:formula="of:=VLOOKUP([.B742];[$DonneesPrefPolice.$A$1:.$C$1334];3;0)" office:value-type="date" office:date-value="2016-11-24" calcext:value-type="date">
            <text:p>2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58" calcext:value-type="float">
            <text:p>4058</text:p>
          </table:table-cell>
          <table:table-cell table:style-name="ce2" office:value-type="string" calcext:value-type="string">
            <text:p>Rue de Sully, boulevard Henri IV</text:p>
          </table:table-cell>
          <table:table-cell table:style-name="ce4" table:formula="of:=VLOOKUP([.B743];[$DonneesPrefPolice.$A$1: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059" calcext:value-type="float">
            <text:p>4059</text:p>
          </table:table-cell>
          <table:table-cell table:style-name="ce2" office:value-type="string" calcext:value-type="string">
            <text:p>Boulevard Bourdon, rue Bassompierre</text:p>
          </table:table-cell>
          <table:table-cell table:style-name="ce4" table:formula="of:=VLOOKUP([.B744];[$DonneesPrefPolice.$A$1:.$C$1334];3;0)" office:value-type="date" office:date-value="2017-05-11" calcext:value-type="date">
            <text:p>11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1218" calcext:value-type="float">
            <text:p>11218</text:p>
          </table:table-cell>
          <table:table-cell table:style-name="ce2" office:value-type="string" calcext:value-type="string">
            <text:p>Rue Rambuteau, rue Beaubourg</text:p>
          </table:table-cell>
          <table:table-cell table:style-name="ce4" table:formula="of:=VLOOKUP([.B74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4314" calcext:value-type="float">
            <text:p>14314</text:p>
          </table:table-cell>
          <table:table-cell table:style-name="ce2" office:value-type="string" calcext:value-type="string">
            <text:p>Port de l'Hôtel de Ville — Seine</text:p>
          </table:table-cell>
          <table:table-cell table:style-name="ce4" table:formula="of:=VLOOKUP([.B746];[$DonneesPrefPolice.$A$1:.$C$1334];3;0)" office:value-type="date" office:date-value="2014-10-24" calcext:value-type="date">
            <text:p>24/10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4914" calcext:value-type="float">
            <text:p>14914</text:p>
          </table:table-cell>
          <table:table-cell table:style-name="ce2" office:value-type="string" calcext:value-type="string">
            <text:p>Port des Célestins — Seine</text:p>
          </table:table-cell>
          <table:table-cell table:style-name="ce4" table:formula="of:=VLOOKUP([.B747];[$DonneesPrefPolice.$A$1:.$C$1334];3;0)" office:value-type="date" office:date-value="2014-09-19" calcext:value-type="date">
            <text:p>19/09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5518" calcext:value-type="float">
            <text:p>15518</text:p>
          </table:table-cell>
          <table:table-cell table:style-name="ce2" office:value-type="string" calcext:value-type="string">
            <text:p>Rue de Rivoli, rue Saint-Martin</text:p>
          </table:table-cell>
          <table:table-cell table:style-name="ce4" table:formula="of:=VLOOKUP([.B74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5674" calcext:value-type="float">
            <text:p>15674</text:p>
          </table:table-cell>
          <table:table-cell table:style-name="ce2" office:value-type="string" calcext:value-type="string">
            <text:p>Place du Parvis Notre-Dame, Pont au Double</text:p>
          </table:table-cell>
          <table:table-cell table:style-name="ce4" table:formula="of:=VLOOKUP([.B749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7774" calcext:value-type="float">
            <text:p>17774</text:p>
          </table:table-cell>
          <table:table-cell table:style-name="ce2" office:value-type="string" calcext:value-type="string">
            <text:p>Rue Brisemiche, rue du Cloître Saint-Merri</text:p>
          </table:table-cell>
          <table:table-cell table:style-name="ce4" table:formula="of:=VLOOKUP([.B750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19726" calcext:value-type="float">
            <text:p>19726</text:p>
          </table:table-cell>
          <table:table-cell table:style-name="ce2" office:value-type="string" calcext:value-type="string">
            <text:p>Rue Saint-Antoine, rue de Sévigné</text:p>
          </table:table-cell>
          <table:table-cell table:style-name="ce4" table:formula="of:=VLOOKUP([.B751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4684" calcext:value-type="float">
            <text:p>24684</text:p>
          </table:table-cell>
          <table:table-cell table:style-name="ce2" office:value-type="string" calcext:value-type="string">
            <text:p>Place Baudoyer, rue François Miron</text:p>
          </table:table-cell>
          <table:table-cell table:style-name="ce4" table:formula="of:=VLOOKUP([.B752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5230" calcext:value-type="float">
            <text:p>25230</text:p>
          </table:table-cell>
          <table:table-cell table:style-name="ce2" office:value-type="string" calcext:value-type="string">
            <text:p>Quai Henri IV, Pont de Sully</text:p>
          </table:table-cell>
          <table:table-cell table:style-name="ce4" table:formula="of:=VLOOKUP([.B753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7843" calcext:value-type="float">
            <text:p>27843</text:p>
          </table:table-cell>
          <table:table-cell table:style-name="ce2" office:value-type="string" calcext:value-type="string">
            <text:p>Quai d'Orléans, rue Jean du Bellay</text:p>
          </table:table-cell>
          <table:table-cell table:style-name="ce4" table:formula="of:=VLOOKUP([.B75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9297" calcext:value-type="float">
            <text:p>29297</text:p>
          </table:table-cell>
          <table:table-cell table:style-name="ce2" office:value-type="string" calcext:value-type="string">
            <text:p>Place de l'Hôtel de Ville, avenue Victoria</text:p>
          </table:table-cell>
          <table:table-cell table:style-name="ce4" table:formula="of:=VLOOKUP([.B755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29770" calcext:value-type="float">
            <text:p>29770</text:p>
          </table:table-cell>
          <table:table-cell table:style-name="ce2" office:value-type="string" calcext:value-type="string">
            <text:p>Quai de Gesvres, rue Saint-Martin</text:p>
          </table:table-cell>
          <table:table-cell table:style-name="ce4" table:formula="of:=VLOOKUP([.B75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1606" calcext:value-type="float">
            <text:p>31606</text:p>
          </table:table-cell>
          <table:table-cell table:style-name="ce2" office:value-type="string" calcext:value-type="string">
            <text:p>Rue de la Coutellerie, avenue Victoria</text:p>
          </table:table-cell>
          <table:table-cell table:style-name="ce4" table:formula="of:=VLOOKUP([.B75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5777" calcext:value-type="float">
            <text:p>35777</text:p>
          </table:table-cell>
          <table:table-cell table:style-name="ce2" office:value-type="string" calcext:value-type="string">
            <text:p>Rue de Rivoli, rue Pont Louis Philippe</text:p>
          </table:table-cell>
          <table:table-cell table:style-name="ce4" table:formula="of:=VLOOKUP([.B758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7825" calcext:value-type="float">
            <text:p>37825</text:p>
          </table:table-cell>
          <table:table-cell table:style-name="ce2" office:value-type="string" calcext:value-type="string">
            <text:p>Place Georges Pompidou, 141, rue Saint-Martin</text:p>
          </table:table-cell>
          <table:table-cell table:style-name="ce4" table:formula="of:=VLOOKUP([.B759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8824" calcext:value-type="float">
            <text:p>38824</text:p>
          </table:table-cell>
          <table:table-cell table:style-name="ce2" office:value-type="string" calcext:value-type="string">
            <text:p>Rue du Cloître Notre Dame, quai de l'Archevêché</text:p>
          </table:table-cell>
          <table:table-cell table:style-name="ce4" table:formula="of:=VLOOKUP([.B760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39504" calcext:value-type="float">
            <text:p>39504</text:p>
          </table:table-cell>
          <table:table-cell table:style-name="ce2" office:value-type="string" calcext:value-type="string">
            <text:p>Boulevard Henri IV, rue Castex</text:p>
          </table:table-cell>
          <table:table-cell table:style-name="ce4" table:formula="of:=VLOOKUP([.B761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2301" calcext:value-type="float">
            <text:p>42301</text:p>
          </table:table-cell>
          <table:table-cell table:style-name="ce2" office:value-type="string" calcext:value-type="string">
            <text:p>Rue Charlemagne, rue des Jardins Saint-Paul</text:p>
          </table:table-cell>
          <table:table-cell table:style-name="ce4" table:formula="of:=VLOOKUP([.B762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2910" calcext:value-type="float">
            <text:p>42910</text:p>
          </table:table-cell>
          <table:table-cell table:style-name="ce2" office:value-type="string" calcext:value-type="string">
            <text:p>Pont Louis Philippe, quai de l'Hôtel de Ville</text:p>
          </table:table-cell>
          <table:table-cell table:style-name="ce4" table:formula="of:=VLOOKUP([.B763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3699" calcext:value-type="float">
            <text:p>43699</text:p>
          </table:table-cell>
          <table:table-cell table:style-name="ce2" office:value-type="string" calcext:value-type="string">
            <text:p>Place du Marché Sainte-Catherine</text:p>
          </table:table-cell>
          <table:table-cell table:style-name="ce4" table:formula="of:=VLOOKUP([.B764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5070" calcext:value-type="float">
            <text:p>45070</text:p>
          </table:table-cell>
          <table:table-cell table:style-name="ce2" office:value-type="string" calcext:value-type="string">
            <text:p>3, rue de Lobau</text:p>
          </table:table-cell>
          <table:table-cell table:style-name="ce4" table:formula="of:=VLOOKUP([.B765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7437" calcext:value-type="float">
            <text:p>47437</text:p>
          </table:table-cell>
          <table:table-cell table:style-name="ce2" office:value-type="string" calcext:value-type="string">
            <text:p>Rue de la Verrerie, rue du Renard</text:p>
          </table:table-cell>
          <table:table-cell table:style-name="ce4" table:formula="of:=VLOOKUP([.B766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48238" calcext:value-type="float">
            <text:p>48238</text:p>
          </table:table-cell>
          <table:table-cell table:style-name="ce2" office:value-type="string" calcext:value-type="string">
            <text:p>Quai de l'Archevêché, pont de l'Archevêché</text:p>
          </table:table-cell>
          <table:table-cell table:style-name="ce4" table:formula="of:=VLOOKUP([.B767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1128" calcext:value-type="float">
            <text:p>51128</text:p>
          </table:table-cell>
          <table:table-cell table:style-name="ce2" office:value-type="string" calcext:value-type="string">
            <text:p>Rue Ferdinand Duval, rue des Rosiers</text:p>
          </table:table-cell>
          <table:table-cell table:style-name="ce4" table:formula="of:=VLOOKUP([.B768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1827" calcext:value-type="float">
            <text:p>51827</text:p>
          </table:table-cell>
          <table:table-cell table:style-name="ce2" office:value-type="string" calcext:value-type="string">
            <text:p>Cité/Notre-Dame</text:p>
          </table:table-cell>
          <table:table-cell table:style-name="ce4" table:formula="of:=VLOOKUP([.B769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6633" calcext:value-type="float">
            <text:p>56633</text:p>
          </table:table-cell>
          <table:table-cell table:style-name="ce2" office:value-type="string" calcext:value-type="string">
            <text:p>Rue Pavée, rue du Roi de Sicile</text:p>
          </table:table-cell>
          <table:table-cell table:style-name="ce4" table:formula="of:=VLOOKUP([.B770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7088" calcext:value-type="float">
            <text:p>57088</text:p>
          </table:table-cell>
          <table:table-cell table:style-name="ce2" office:value-type="string" calcext:value-type="string">
            <text:p>Ile Saint-Louis Pointe amont — Seine</text:p>
          </table:table-cell>
          <table:table-cell table:style-name="ce4" table:formula="of:=VLOOKUP([.B771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59063" calcext:value-type="float">
            <text:p>59063</text:p>
          </table:table-cell>
          <table:table-cell table:style-name="ce2" office:value-type="string" calcext:value-type="string">
            <text:p>Quai de l'Hôtel de Ville, Pont d'Arcole</text:p>
          </table:table-cell>
          <table:table-cell table:style-name="ce4" table:formula="of:=VLOOKUP([.B772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0044" calcext:value-type="float">
            <text:p>60044</text:p>
          </table:table-cell>
          <table:table-cell table:style-name="ce2" office:value-type="string" calcext:value-type="string">
            <text:p>Rue Nonnains d'Hyères, rue Charlemagne</text:p>
          </table:table-cell>
          <table:table-cell table:style-name="ce4" table:formula="of:=VLOOKUP([.B773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5260" calcext:value-type="float">
            <text:p>65260</text:p>
          </table:table-cell>
          <table:table-cell table:style-name="ce2" office:value-type="string" calcext:value-type="string">
            <text:p>Place de la Bastille, boulevard Beaumarchais</text:p>
          </table:table-cell>
          <table:table-cell table:style-name="ce4" table:formula="of:=VLOOKUP([.B774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5370" calcext:value-type="float">
            <text:p>65370</text:p>
          </table:table-cell>
          <table:table-cell table:style-name="ce2" office:value-type="string" calcext:value-type="string">
            <text:p>Toit de l'Hôtel de Ville</text:p>
          </table:table-cell>
          <table:table-cell table:style-name="ce4" table:formula="of:=VLOOKUP([.B775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6378" calcext:value-type="float">
            <text:p>66378</text:p>
          </table:table-cell>
          <table:table-cell table:style-name="ce2" office:value-type="string" calcext:value-type="string">
            <text:p>Rue des Rosiers, rue Vieille du Temple</text:p>
          </table:table-cell>
          <table:table-cell table:style-name="ce4" table:formula="of:=VLOOKUP([.B776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6461" calcext:value-type="float">
            <text:p>66461</text:p>
          </table:table-cell>
          <table:table-cell table:style-name="ce2" office:value-type="string" calcext:value-type="string">
            <text:p>Quai des Célestins, pont Marie</text:p>
          </table:table-cell>
          <table:table-cell table:style-name="ce4" table:formula="of:=VLOOKUP([.B777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7079" calcext:value-type="float">
            <text:p>67079</text:p>
          </table:table-cell>
          <table:table-cell table:style-name="ce2" office:value-type="string" calcext:value-type="string">
            <text:p>Rue de Rivoli, boulevard de Sébastopol</text:p>
          </table:table-cell>
          <table:table-cell table:style-name="ce4" table:formula="of:=VLOOKUP([.B778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7266" calcext:value-type="float">
            <text:p>67266</text:p>
          </table:table-cell>
          <table:table-cell table:style-name="ce2" office:value-type="string" calcext:value-type="string">
            <text:p>Rue d'Arcole, place du Parvis Notre-Dame</text:p>
          </table:table-cell>
          <table:table-cell table:style-name="ce4" table:formula="of:=VLOOKUP([.B779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68710" calcext:value-type="float">
            <text:p>68710</text:p>
          </table:table-cell>
          <table:table-cell table:style-name="ce2" office:value-type="string" calcext:value-type="string">
            <text:p>Boulevard du Palais, quai des Orfèvres</text:p>
          </table:table-cell>
          <table:table-cell table:style-name="ce4" table:formula="of:=VLOOKUP([.B780];[$DonneesPrefPolice.$A$1: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71698" calcext:value-type="float">
            <text:p>71698</text:p>
          </table:table-cell>
          <table:table-cell table:style-name="ce2" office:value-type="string" calcext:value-type="string">
            <text:p>Place Georges Pompidou, rue Saint-Martin, rue Aubry le Boucher</text:p>
          </table:table-cell>
          <table:table-cell table:style-name="ce4" table:formula="of:=VLOOKUP([.B781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74952" calcext:value-type="float">
            <text:p>74952</text:p>
          </table:table-cell>
          <table:table-cell table:style-name="ce2" office:value-type="string" calcext:value-type="string">
            <text:p>14, place des Vosges</text:p>
          </table:table-cell>
          <table:table-cell table:style-name="ce4" table:formula="of:=VLOOKUP([.B782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79965" calcext:value-type="float">
            <text:p>79965</text:p>
          </table:table-cell>
          <table:table-cell table:style-name="ce2" office:value-type="string" calcext:value-type="string">
            <text:p>Boulevard Bourdon, boulevard Morland</text:p>
          </table:table-cell>
          <table:table-cell table:style-name="ce4" table:formula="of:=VLOOKUP([.B783];[$DonneesPrefPolice.$A$1:.$C$1334];3;0)" office:value-type="date" office:date-value="2012-01-09" calcext:value-type="date">
            <text:p>09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2723" calcext:value-type="float">
            <text:p>82723</text:p>
          </table:table-cell>
          <table:table-cell table:style-name="ce2" office:value-type="string" calcext:value-type="string">
            <text:p>Place Louis Lépine abords de la Cité</text:p>
          </table:table-cell>
          <table:table-cell table:style-name="ce4" table:formula="of:=VLOOKUP([.B784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3818" calcext:value-type="float">
            <text:p>83818</text:p>
          </table:table-cell>
          <table:table-cell table:style-name="ce2" office:value-type="string" calcext:value-type="string">
            <text:p>18, boulevard Morland</text:p>
          </table:table-cell>
          <table:table-cell table:style-name="ce4" table:formula="of:=VLOOKUP([.B785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4795" calcext:value-type="float">
            <text:p>84795</text:p>
          </table:table-cell>
          <table:table-cell table:style-name="ce2" office:value-type="string" calcext:value-type="string">
            <text:p>Rue de Lobau, rue de Rivoli</text:p>
          </table:table-cell>
          <table:table-cell table:style-name="ce4" table:formula="of:=VLOOKUP([.B786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85333" calcext:value-type="float">
            <text:p>85333</text:p>
          </table:table-cell>
          <table:table-cell table:style-name="ce2" office:value-type="string" calcext:value-type="string">
            <text:p>Rue Geoffroy l'Asnier, allée des Justes de France</text:p>
          </table:table-cell>
          <table:table-cell table:style-name="ce4" table:formula="of:=VLOOKUP([.B787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3031" calcext:value-type="float">
            <text:p>93031</text:p>
          </table:table-cell>
          <table:table-cell table:style-name="ce2" office:value-type="string" calcext:value-type="string">
            <text:p>Pont Notre-Dame, quai de Corse</text:p>
          </table:table-cell>
          <table:table-cell table:style-name="ce4" table:formula="of:=VLOOKUP([.B788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4871" calcext:value-type="float">
            <text:p>94871</text:p>
          </table:table-cell>
          <table:table-cell table:style-name="ce2" office:value-type="string" calcext:value-type="string">
            <text:p>Pont Saint-Louis aval — Seine</text:p>
          </table:table-cell>
          <table:table-cell table:style-name="ce4" table:formula="of:=VLOOKUP([.B789];[$DonneesPrefPolice.$A$1:.$C$1334];3;0)" office:value-type="date" office:date-value="2012-06-29" calcext:value-type="date">
            <text:p>29/06/12</text:p>
          </table:table-cell>
          <table:table-cell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5558" calcext:value-type="float">
            <text:p>95558</text:p>
          </table:table-cell>
          <table:table-cell table:style-name="ce2" office:value-type="string" calcext:value-type="string">
            <text:p>Rue des Tournelles, rue du Pas-de-la-Mule</text:p>
          </table:table-cell>
          <table:table-cell table:style-name="ce4" table:formula="of:=VLOOKUP([.B790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4" calcext:value-type="float">
            <text:p>75004</text:p>
          </table:table-cell>
          <table:table-cell table:style-name="ce2" office:value-type="float" office:value="96036" calcext:value-type="float">
            <text:p>96036</text:p>
          </table:table-cell>
          <table:table-cell table:style-name="ce2" office:value-type="string" calcext:value-type="string">
            <text:p>Rue du Petit Musc, rue Saint-Antoine</text:p>
          </table:table-cell>
          <table:table-cell table:style-name="ce4" table:formula="of:=VLOOKUP([.B79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80737" calcext:value-type="float">
            <text:p>80737</text:p>
          </table:table-cell>
          <table:table-cell table:style-name="ce2" office:value-type="string" calcext:value-type="string">
            <text:p>Place de l'Abbé Basset, rue de la Montagne Sainte-Geneviève</text:p>
          </table:table-cell>
          <table:table-cell table:style-name="ce4" table:formula="of:=VLOOKUP([.B792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85724" calcext:value-type="float">
            <text:p>85724</text:p>
          </table:table-cell>
          <table:table-cell table:style-name="ce2" office:value-type="string" calcext:value-type="string">
            <text:p>Rue des Ecoles, square Paul Painlevé</text:p>
          </table:table-cell>
          <table:table-cell table:style-name="ce4" table:formula="of:=VLOOKUP([.B79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89248" calcext:value-type="float">
            <text:p>89248</text:p>
          </table:table-cell>
          <table:table-cell table:style-name="ce2" office:value-type="string" calcext:value-type="string">
            <text:p>Rue Victor Cousin, rue Cujas</text:p>
          </table:table-cell>
          <table:table-cell table:style-name="ce4" table:formula="of:=VLOOKUP([.B79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2343" calcext:value-type="float">
            <text:p>92343</text:p>
          </table:table-cell>
          <table:table-cell table:style-name="ce2" office:value-type="string" calcext:value-type="string">
            <text:p>Rue des Bernardins, quai de la Tournelle</text:p>
          </table:table-cell>
          <table:table-cell table:style-name="ce4" table:formula="of:=VLOOKUP([.B79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3342" calcext:value-type="float">
            <text:p>93342</text:p>
          </table:table-cell>
          <table:table-cell table:style-name="ce2" office:value-type="string" calcext:value-type="string">
            <text:p>8, rue de Santeuil</text:p>
          </table:table-cell>
          <table:table-cell table:style-name="ce4" table:formula="of:=VLOOKUP([.B796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5510" calcext:value-type="float">
            <text:p>95510</text:p>
          </table:table-cell>
          <table:table-cell table:style-name="ce2" office:value-type="string" calcext:value-type="string">
            <text:p>Pont de l'Archevêché amont — Seine</text:p>
          </table:table-cell>
          <table:table-cell table:style-name="ce4" table:formula="of:=VLOOKUP([.B797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6233" calcext:value-type="float">
            <text:p>96233</text:p>
          </table:table-cell>
          <table:table-cell table:style-name="ce2" office:value-type="string" calcext:value-type="string">
            <text:p>Pont Saint-Michel rive gauche en aval — Seine</text:p>
          </table:table-cell>
          <table:table-cell table:style-name="ce4" table:formula="of:=VLOOKUP([.B798];[$DonneesPrefPolice.$A$1: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6546" calcext:value-type="float">
            <text:p>96546</text:p>
          </table:table-cell>
          <table:table-cell table:style-name="ce2" office:value-type="string" calcext:value-type="string">
            <text:p>Rue Monge, rue Censier</text:p>
          </table:table-cell>
          <table:table-cell table:style-name="ce4" table:formula="of:=VLOOKUP([.B799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8521" calcext:value-type="float">
            <text:p>98521</text:p>
          </table:table-cell>
          <table:table-cell table:style-name="ce2" office:value-type="string" calcext:value-type="string">
            <text:p>Rue Daubenton, rue Geoffroy Saint-Hilaire</text:p>
          </table:table-cell>
          <table:table-cell table:style-name="ce4" table:formula="of:=VLOOKUP([.B80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float" office:value="99977" calcext:value-type="float">
            <text:p>99977</text:p>
          </table:table-cell>
          <table:table-cell table:style-name="ce2" office:value-type="string" calcext:value-type="string">
            <text:p>Rue Saint-Jacques, rue Cujas</text:p>
          </table:table-cell>
          <table:table-cell table:style-name="ce4" table:formula="of:=VLOOKUP([.B80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string" calcext:value-type="string">
            <text:p>62140B</text:p>
          </table:table-cell>
          <table:table-cell table:style-name="ce2" office:value-type="string" calcext:value-type="string">
            <text:p>Rue Chantier, rue des Fossés Saint-Bernard</text:p>
          </table:table-cell>
          <table:table-cell table:style-name="ce4" table:formula="of:=VLOOKUP([.B80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5" calcext:value-type="float">
            <text:p>75005</text:p>
          </table:table-cell>
          <table:table-cell table:style-name="ce2" office:value-type="string" calcext:value-type="string">
            <text:p>67726B</text:p>
          </table:table-cell>
          <table:table-cell table:style-name="ce2" office:value-type="string" calcext:value-type="string">
            <text:p>Place du Puits de L'Ermite, rue de Quatrefages</text:p>
          </table:table-cell>
          <table:table-cell table:style-name="ce4" table:formula="of:=VLOOKUP([.B80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034" calcext:value-type="float">
            <text:p>6034</text:p>
          </table:table-cell>
          <table:table-cell table:style-name="ce2" office:value-type="string" calcext:value-type="string">
            <text:p>Rue Auguste Comte, avenue de l'Observatoire, place André Honorat</text:p>
          </table:table-cell>
          <table:table-cell table:style-name="ce4" table:formula="of:=VLOOKUP([.B804];[$DonneesPrefPolice.$A$1:.$C$1334];3;0)" office:value-type="date" office:date-value="2016-09-09" calcext:value-type="date">
            <text:p>09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string" calcext:value-type="string">
            <text:p>Rue Danton, rue de l'Eperon</text:p>
          </table:table-cell>
          <table:table-cell table:style-name="ce4" table:formula="of:=VLOOKUP([.B805];[$DonneesPrefPolice.$A$1:.$C$1334];3;0)" office:value-type="date" office:date-value="2018-10-05" calcext:value-type="date">
            <text:p>05/10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037" calcext:value-type="float">
            <text:p>6037</text:p>
          </table:table-cell>
          <table:table-cell table:style-name="ce2" office:value-type="string" calcext:value-type="string">
            <text:p>Rue de Buci, rue de l'Ancienne Comédie</text:p>
          </table:table-cell>
          <table:table-cell table:style-name="ce4" table:formula="of:=VLOOKUP([.B806];[$DonneesPrefPolice.$A$1:.$C$1334];3;0)" office:value-type="date" office:date-value="2018-09-20" calcext:value-type="date">
            <text:p>20/09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0124" calcext:value-type="float">
            <text:p>10124</text:p>
          </table:table-cell>
          <table:table-cell table:style-name="ce2" office:value-type="string" calcext:value-type="string">
            <text:p>Rue de Rennes, rue de Vaugirard</text:p>
          </table:table-cell>
          <table:table-cell table:style-name="ce4" table:formula="of:=VLOOKUP([.B807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1093" calcext:value-type="float">
            <text:p>11093</text:p>
          </table:table-cell>
          <table:table-cell table:style-name="ce2" office:value-type="string" calcext:value-type="string">
            <text:p>Boulevard Saint-Germain, place Saint-Germain-des-Prés</text:p>
          </table:table-cell>
          <table:table-cell table:style-name="ce4" table:formula="of:=VLOOKUP([.B808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1106" calcext:value-type="float">
            <text:p>11106</text:p>
          </table:table-cell>
          <table:table-cell table:style-name="ce2" office:value-type="string" calcext:value-type="string">
            <text:p>Boulevard Saint-Michel, rue Serpente</text:p>
          </table:table-cell>
          <table:table-cell table:style-name="ce4" table:formula="of:=VLOOKUP([.B809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3067" calcext:value-type="float">
            <text:p>13067</text:p>
          </table:table-cell>
          <table:table-cell table:style-name="ce2" office:value-type="string" calcext:value-type="string">
            <text:p>Boulevard Raspail, rue de Rennes</text:p>
          </table:table-cell>
          <table:table-cell table:style-name="ce4" table:formula="of:=VLOOKUP([.B810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16543" calcext:value-type="float">
            <text:p>16543</text:p>
          </table:table-cell>
          <table:table-cell table:style-name="ce2" office:value-type="string" calcext:value-type="string">
            <text:p>Place Paul Claudel, rue Rotrou</text:p>
          </table:table-cell>
          <table:table-cell table:style-name="ce4" table:formula="of:=VLOOKUP([.B811];[$DonneesPrefPolice.$A$1:.$C$1334];3;0)" office:value-type="date" office:date-value="2015-05-08" calcext:value-type="date">
            <text:p>08/05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3489" calcext:value-type="float">
            <text:p>23489</text:p>
          </table:table-cell>
          <table:table-cell table:style-name="ce2" office:value-type="string" calcext:value-type="string">
            <text:p>Boulevard Saint-Germain, rue de l'Ecole de Médecine</text:p>
          </table:table-cell>
          <table:table-cell table:style-name="ce4" table:formula="of:=VLOOKUP([.B812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4647" calcext:value-type="float">
            <text:p>24647</text:p>
          </table:table-cell>
          <table:table-cell table:style-name="ce2" office:value-type="string" calcext:value-type="string">
            <text:p>Rue des Saints-Pères, boulevard Saint-Germain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6704" calcext:value-type="float">
            <text:p>26704</text:p>
          </table:table-cell>
          <table:table-cell table:style-name="ce2" office:value-type="string" calcext:value-type="string">
            <text:p>Rue d'Assas, rue de Rennes</text:p>
          </table:table-cell>
          <table:table-cell table:style-name="ce4" table:formula="of:=VLOOKUP([.B814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7767" calcext:value-type="float">
            <text:p>27767</text:p>
          </table:table-cell>
          <table:table-cell table:style-name="ce2" office:value-type="string" calcext:value-type="string">
            <text:p>Pont Neuf, rive Gauche</text:p>
          </table:table-cell>
          <table:table-cell table:style-name="ce4" table:formula="of:=VLOOKUP([.B815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7809" calcext:value-type="float">
            <text:p>27809</text:p>
          </table:table-cell>
          <table:table-cell table:style-name="ce2" office:value-type="string" calcext:value-type="string">
            <text:p>Place de l'Acadie, rue de Buci, boulevard Saint-Germain</text:p>
          </table:table-cell>
          <table:table-cell table:style-name="ce4" table:formula="of:=VLOOKUP([.B81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29482" calcext:value-type="float">
            <text:p>29482</text:p>
          </table:table-cell>
          <table:table-cell table:style-name="ce2" office:value-type="string" calcext:value-type="string">
            <text:p>Rue d'Assas, rue Auguste Comte</text:p>
          </table:table-cell>
          <table:table-cell table:style-name="ce4" table:formula="of:=VLOOKUP([.B817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0386" calcext:value-type="float">
            <text:p>30386</text:p>
          </table:table-cell>
          <table:table-cell table:style-name="ce2" office:value-type="string" calcext:value-type="string">
            <text:p>Rue de Vaugirard, rue Guynemer</text:p>
          </table:table-cell>
          <table:table-cell table:style-name="ce4" table:formula="of:=VLOOKUP([.B81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0579" calcext:value-type="float">
            <text:p>30579</text:p>
          </table:table-cell>
          <table:table-cell table:style-name="ce2" office:value-type="string" calcext:value-type="string">
            <text:p>Rue du Four, rue du Cherche Midi</text:p>
          </table:table-cell>
          <table:table-cell table:style-name="ce4" table:formula="of:=VLOOKUP([.B819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1195" calcext:value-type="float">
            <text:p>31195</text:p>
          </table:table-cell>
          <table:table-cell table:style-name="ce2" office:value-type="string" calcext:value-type="string">
            <text:p>Quai de Conti, pont Neuf</text:p>
          </table:table-cell>
          <table:table-cell table:style-name="ce4" table:formula="of:=VLOOKUP([.B820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35348" calcext:value-type="float">
            <text:p>35348</text:p>
          </table:table-cell>
          <table:table-cell table:style-name="ce2" office:value-type="string" calcext:value-type="string">
            <text:p>Rue de l'Ecole de Médecine, boulevard Saint-Michel, rue Racine</text:p>
          </table:table-cell>
          <table:table-cell table:style-name="ce4" table:formula="of:=VLOOKUP([.B821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41562" calcext:value-type="float">
            <text:p>41562</text:p>
          </table:table-cell>
          <table:table-cell table:style-name="ce2" office:value-type="string" calcext:value-type="string">
            <text:p>Boulevard Raspail, boulevard du Montparnasse</text:p>
          </table:table-cell>
          <table:table-cell table:style-name="ce4" table:formula="of:=VLOOKUP([.B822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43190" calcext:value-type="float">
            <text:p>43190</text:p>
          </table:table-cell>
          <table:table-cell table:style-name="ce2" office:value-type="string" calcext:value-type="string">
            <text:p>Rue de Sèvres, boulevard Raspail</text:p>
          </table:table-cell>
          <table:table-cell table:style-name="ce4" table:formula="of:=VLOOKUP([.B823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43920" calcext:value-type="float">
            <text:p>43920</text:p>
          </table:table-cell>
          <table:table-cell table:style-name="ce2" office:value-type="string" calcext:value-type="string">
            <text:p>Rue Garancière, rue Saint-Sulpice</text:p>
          </table:table-cell>
          <table:table-cell table:style-name="ce4" table:formula="of:=VLOOKUP([.B824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57429" calcext:value-type="float">
            <text:p>57429</text:p>
          </table:table-cell>
          <table:table-cell table:style-name="ce2" office:value-type="string" calcext:value-type="string">
            <text:p>Place Henri Mondor — boulevard Saint- Germain, rue de l'Odéon</text:p>
          </table:table-cell>
          <table:table-cell table:style-name="ce4" table:formula="of:=VLOOKUP([.B825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1344" calcext:value-type="float">
            <text:p>61344</text:p>
          </table:table-cell>
          <table:table-cell table:style-name="ce2" office:value-type="string" calcext:value-type="string">
            <text:p>Place de l'Institut</text:p>
          </table:table-cell>
          <table:table-cell table:style-name="ce4" table:formula="of:=VLOOKUP([.B82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2619" calcext:value-type="float">
            <text:p>62619</text:p>
          </table:table-cell>
          <table:table-cell table:style-name="ce2" office:value-type="string" calcext:value-type="string">
            <text:p>Place J-P Sartre — S. de Beauvoir — boulevard Saint-Germain</text:p>
          </table:table-cell>
          <table:table-cell table:style-name="ce4" table:formula="of:=VLOOKUP([.B827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3215" calcext:value-type="float">
            <text:p>63215</text:p>
          </table:table-cell>
          <table:table-cell table:style-name="ce2" office:value-type="string" calcext:value-type="string">
            <text:p>Rue Saint-André des Arts, place Saint- Michel</text:p>
          </table:table-cell>
          <table:table-cell table:style-name="ce4" table:formula="of:=VLOOKUP([.B82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4061" calcext:value-type="float">
            <text:p>64061</text:p>
          </table:table-cell>
          <table:table-cell table:style-name="ce2" office:value-type="string" calcext:value-type="string">
            <text:p>Rue de Vaugirard, boulevard Raspail</text:p>
          </table:table-cell>
          <table:table-cell table:style-name="ce4" table:formula="of:=VLOOKUP([.B829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4111" calcext:value-type="float">
            <text:p>64111</text:p>
          </table:table-cell>
          <table:table-cell table:style-name="ce2" office:value-type="string" calcext:value-type="string">
            <text:p>Rue Monsieur Le Prince, rue Racine</text:p>
          </table:table-cell>
          <table:table-cell table:style-name="ce4" table:formula="of:=VLOOKUP([.B830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69103" calcext:value-type="float">
            <text:p>69103</text:p>
          </table:table-cell>
          <table:table-cell table:style-name="ce2" office:value-type="string" calcext:value-type="string">
            <text:p>Place du 18 Juin 1940, rue de Rennes</text:p>
          </table:table-cell>
          <table:table-cell table:style-name="ce4" table:formula="of:=VLOOKUP([.B831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74824" calcext:value-type="float">
            <text:p>74824</text:p>
          </table:table-cell>
          <table:table-cell table:style-name="ce2" office:value-type="string" calcext:value-type="string">
            <text:p>Rue des Saints-Pères, rue Perronet</text:p>
          </table:table-cell>
          <table:table-cell table:style-name="ce4" table:formula="of:=VLOOKUP([.B832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77910" calcext:value-type="float">
            <text:p>77910</text:p>
          </table:table-cell>
          <table:table-cell table:style-name="ce2" office:value-type="string" calcext:value-type="string">
            <text:p>Rue Saint-Sulpice, rue de Tournon</text:p>
          </table:table-cell>
          <table:table-cell table:style-name="ce4" table:formula="of:=VLOOKUP([.B833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82624" calcext:value-type="float">
            <text:p>82624</text:p>
          </table:table-cell>
          <table:table-cell table:style-name="ce2" office:value-type="string" calcext:value-type="string">
            <text:p>Boulevard Saint-Michel, boulevard Saint- Germain</text:p>
          </table:table-cell>
          <table:table-cell table:style-name="ce4" table:formula="of:=VLOOKUP([.B834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86313" calcext:value-type="float">
            <text:p>86313</text:p>
          </table:table-cell>
          <table:table-cell table:style-name="ce2" office:value-type="string" calcext:value-type="string">
            <text:p>Quai Malaquais, rue Bonaparte</text:p>
          </table:table-cell>
          <table:table-cell table:style-name="ce4" table:formula="of:=VLOOKUP([.B83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86611" calcext:value-type="float">
            <text:p>86611</text:p>
          </table:table-cell>
          <table:table-cell table:style-name="ce2" office:value-type="string" calcext:value-type="string">
            <text:p>Rue de Vaugirard, rue d'Assas</text:p>
          </table:table-cell>
          <table:table-cell table:style-name="ce4" table:formula="of:=VLOOKUP([.B836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1297" calcext:value-type="float">
            <text:p>91297</text:p>
          </table:table-cell>
          <table:table-cell table:style-name="ce2" office:value-type="string" calcext:value-type="string">
            <text:p>Rue du Vieux Colombier, rue du Cherche Midi</text:p>
          </table:table-cell>
          <table:table-cell table:style-name="ce4" table:formula="of:=VLOOKUP([.B837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3838" calcext:value-type="float">
            <text:p>93838</text:p>
          </table:table-cell>
          <table:table-cell table:style-name="ce2" office:value-type="string" calcext:value-type="string">
            <text:p>Rue de Rennes, rue du Four</text:p>
          </table:table-cell>
          <table:table-cell table:style-name="ce4" table:formula="of:=VLOOKUP([.B838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4309" calcext:value-type="float">
            <text:p>94309</text:p>
          </table:table-cell>
          <table:table-cell table:style-name="ce2" office:value-type="string" calcext:value-type="string">
            <text:p>63, rue d'Assas</text:p>
          </table:table-cell>
          <table:table-cell table:style-name="ce4" table:formula="of:=VLOOKUP([.B839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6" calcext:value-type="float">
            <text:p>75006</text:p>
          </table:table-cell>
          <table:table-cell table:style-name="ce2" office:value-type="float" office:value="98526" calcext:value-type="float">
            <text:p>98526</text:p>
          </table:table-cell>
          <table:table-cell table:style-name="ce2" office:value-type="string" calcext:value-type="string">
            <text:p>Rue du Vieux Colombier, rue Bonaparte</text:p>
          </table:table-cell>
          <table:table-cell table:style-name="ce4" table:formula="of:=VLOOKUP([.B84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4776" calcext:value-type="float">
            <text:p>54776</text:p>
          </table:table-cell>
          <table:table-cell table:style-name="ce2" office:value-type="string" calcext:value-type="string">
            <text:p>Port du Gros Caillou, aval pont des Invalides — Seine</text:p>
          </table:table-cell>
          <table:table-cell table:style-name="ce4" table:formula="of:=VLOOKUP([.B841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5428" calcext:value-type="float">
            <text:p>55428</text:p>
          </table:table-cell>
          <table:table-cell table:style-name="ce2" office:value-type="string" calcext:value-type="string">
            <text:p>Avenue de Tourville, avenue de Ségur</text:p>
          </table:table-cell>
          <table:table-cell table:style-name="ce4" table:formula="of:=VLOOKUP([.B842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5440" calcext:value-type="float">
            <text:p>55440</text:p>
          </table:table-cell>
          <table:table-cell table:style-name="ce2" office:value-type="string" calcext:value-type="string">
            <text:p>Rue Las Cases, rue Casimir Perrier</text:p>
          </table:table-cell>
          <table:table-cell table:style-name="ce4" table:formula="of:=VLOOKUP([.B843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074" calcext:value-type="float">
            <text:p>56074</text:p>
          </table:table-cell>
          <table:table-cell table:style-name="ce2" office:value-type="string" calcext:value-type="string">
            <text:p>Place Jacques Rueff</text:p>
          </table:table-cell>
          <table:table-cell table:style-name="ce4" table:formula="of:=VLOOKUP([.B844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154" calcext:value-type="float">
            <text:p>56154</text:p>
          </table:table-cell>
          <table:table-cell table:style-name="ce2" office:value-type="string" calcext:value-type="string">
            <text:p>Avenue de Tourville, avenue de Villars</text:p>
          </table:table-cell>
          <table:table-cell table:style-name="ce4" table:formula="of:=VLOOKUP([.B845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538" calcext:value-type="float">
            <text:p>56538</text:p>
          </table:table-cell>
          <table:table-cell table:style-name="ce2" office:value-type="string" calcext:value-type="string">
            <text:p>Rue de la Comète, rue de Grenelle</text:p>
          </table:table-cell>
          <table:table-cell table:style-name="ce4" table:formula="of:=VLOOKUP([.B84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6623" calcext:value-type="float">
            <text:p>56623</text:p>
          </table:table-cell>
          <table:table-cell table:style-name="ce2" office:value-type="string" calcext:value-type="string">
            <text:p>Rue de Grenelle, rue de Talleyrand</text:p>
          </table:table-cell>
          <table:table-cell table:style-name="ce4" table:formula="of:=VLOOKUP([.B847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8390" calcext:value-type="float">
            <text:p>58390</text:p>
          </table:table-cell>
          <table:table-cell table:style-name="ce2" office:value-type="string" calcext:value-type="string">
            <text:p>Avenue de la Motte Picquet, rue Cler</text:p>
          </table:table-cell>
          <table:table-cell table:style-name="ce4" table:formula="of:=VLOOKUP([.B848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8617" calcext:value-type="float">
            <text:p>58617</text:p>
          </table:table-cell>
          <table:table-cell table:style-name="ce2" office:value-type="string" calcext:value-type="string">
            <text:p>Boulevard des Invalides, rue de Grenelle</text:p>
          </table:table-cell>
          <table:table-cell table:style-name="ce4" table:formula="of:=VLOOKUP([.B849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9027" calcext:value-type="float">
            <text:p>59027</text:p>
          </table:table-cell>
          <table:table-cell table:style-name="ce2" office:value-type="string" calcext:value-type="string">
            <text:p>Avenue Bosquet, rue du Champ de Mars</text:p>
          </table:table-cell>
          <table:table-cell table:style-name="ce4" table:formula="of:=VLOOKUP([.B850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9293" calcext:value-type="float">
            <text:p>59293</text:p>
          </table:table-cell>
          <table:table-cell table:style-name="ce2" office:value-type="string" calcext:value-type="string">
            <text:p>Avenue Emile Deschanel, avenue de Belgrade</text:p>
          </table:table-cell>
          <table:table-cell table:style-name="ce4" table:formula="of:=VLOOKUP([.B851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59729" calcext:value-type="float">
            <text:p>59729</text:p>
          </table:table-cell>
          <table:table-cell table:style-name="ce2" office:value-type="string" calcext:value-type="string">
            <text:p>Rue du Bac, rue de Varenne</text:p>
          </table:table-cell>
          <table:table-cell table:style-name="ce4" table:formula="of:=VLOOKUP([.B852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0073" calcext:value-type="float">
            <text:p>60073</text:p>
          </table:table-cell>
          <table:table-cell table:style-name="ce2" office:value-type="string" calcext:value-type="string">
            <text:p>Port des Invalides, aval pont de la Concorde — Seine</text:p>
          </table:table-cell>
          <table:table-cell table:style-name="ce4" table:formula="of:=VLOOKUP([.B853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0800" calcext:value-type="float">
            <text:p>60800</text:p>
          </table:table-cell>
          <table:table-cell table:style-name="ce2" office:value-type="string" calcext:value-type="string">
            <text:p>Boulevard des Invalides, rue de Varenne</text:p>
          </table:table-cell>
          <table:table-cell table:style-name="ce4" table:formula="of:=VLOOKUP([.B854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1705" calcext:value-type="float">
            <text:p>61705</text:p>
          </table:table-cell>
          <table:table-cell table:style-name="ce2" office:value-type="string" calcext:value-type="string">
            <text:p>Place de l'Ecole Militaire, avenue de La Motte-Picquet, avenue Duquesne</text:p>
          </table:table-cell>
          <table:table-cell table:style-name="ce4" table:formula="of:=VLOOKUP([.B855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3877" calcext:value-type="float">
            <text:p>63877</text:p>
          </table:table-cell>
          <table:table-cell table:style-name="ce2" office:value-type="string" calcext:value-type="string">
            <text:p>Port de la Bourdonnais, aval pont de l'Alma — Seine</text:p>
          </table:table-cell>
          <table:table-cell table:style-name="ce4" table:formula="of:=VLOOKUP([.B856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5614" calcext:value-type="float">
            <text:p>65614</text:p>
          </table:table-cell>
          <table:table-cell table:style-name="ce2" office:value-type="string" calcext:value-type="string">
            <text:p>Rue Masseran, rue Eblé</text:p>
          </table:table-cell>
          <table:table-cell table:style-name="ce4" table:formula="of:=VLOOKUP([.B857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5857" calcext:value-type="float">
            <text:p>65857</text:p>
          </table:table-cell>
          <table:table-cell table:style-name="ce2" office:value-type="string" calcext:value-type="string">
            <text:p>Avenue Bosquet, rue de Grenelle</text:p>
          </table:table-cell>
          <table:table-cell table:style-name="ce4" table:formula="of:=VLOOKUP([.B858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6070" calcext:value-type="float">
            <text:p>66070</text:p>
          </table:table-cell>
          <table:table-cell table:style-name="ce2" office:value-type="string" calcext:value-type="string">
            <text:p>Port de Solférino, niveau Musée d'Orsay — Seine</text:p>
          </table:table-cell>
          <table:table-cell table:style-name="ce4" table:formula="of:=VLOOKUP([.B859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064" calcext:value-type="float">
            <text:p>69064</text:p>
          </table:table-cell>
          <table:table-cell table:style-name="ce2" office:value-type="string" calcext:value-type="string">
            <text:p>Boulevard des Invalides, avenue de Tourville</text:p>
          </table:table-cell>
          <table:table-cell table:style-name="ce4" table:formula="of:=VLOOKUP([.B860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116" calcext:value-type="float">
            <text:p>69116</text:p>
          </table:table-cell>
          <table:table-cell table:style-name="ce2" office:value-type="string" calcext:value-type="string">
            <text:p>Boulevard Raspail, boulevard Saint-Germain</text:p>
          </table:table-cell>
          <table:table-cell table:style-name="ce4" table:formula="of:=VLOOKUP([.B861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121" calcext:value-type="float">
            <text:p>69121</text:p>
          </table:table-cell>
          <table:table-cell table:style-name="ce2" office:value-type="string" calcext:value-type="string">
            <text:p>Rue de l'Université, rue de Constantine</text:p>
          </table:table-cell>
          <table:table-cell table:style-name="ce4" table:formula="of:=VLOOKUP([.B862];[$DonneesPrefPolice.$A$1: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69173" calcext:value-type="float">
            <text:p>69173</text:p>
          </table:table-cell>
          <table:table-cell table:style-name="ce2" office:value-type="string" calcext:value-type="string">
            <text:p>Avenue Duquesne, avenue de Ségur</text:p>
          </table:table-cell>
          <table:table-cell table:style-name="ce4" table:formula="of:=VLOOKUP([.B863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1064" calcext:value-type="float">
            <text:p>71064</text:p>
          </table:table-cell>
          <table:table-cell table:style-name="ce2" office:value-type="string" calcext:value-type="string">
            <text:p>Quai Anatole France, Pont Royal</text:p>
          </table:table-cell>
          <table:table-cell table:style-name="ce4" table:formula="of:=VLOOKUP([.B864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1658" calcext:value-type="float">
            <text:p>71658</text:p>
          </table:table-cell>
          <table:table-cell table:style-name="ce2" office:value-type="string" calcext:value-type="string">
            <text:p>Place Joffre</text:p>
          </table:table-cell>
          <table:table-cell table:style-name="ce4" table:formula="of:=VLOOKUP([.B865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2958" calcext:value-type="float">
            <text:p>72958</text:p>
          </table:table-cell>
          <table:table-cell table:style-name="ce2" office:value-type="string" calcext:value-type="string">
            <text:p>Pont de la Concorde, quai Anatole France</text:p>
          </table:table-cell>
          <table:table-cell table:style-name="ce4" table:formula="of:=VLOOKUP([.B86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5099" calcext:value-type="float">
            <text:p>75099</text:p>
          </table:table-cell>
          <table:table-cell table:style-name="ce2" office:value-type="string" calcext:value-type="string">
            <text:p>Avenue Saxe, avenue Breteuil (place de Breteuil)</text:p>
          </table:table-cell>
          <table:table-cell table:style-name="ce4" table:formula="of:=VLOOKUP([.B867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5710" calcext:value-type="float">
            <text:p>75710</text:p>
          </table:table-cell>
          <table:table-cell table:style-name="ce2" office:value-type="string" calcext:value-type="string">
            <text:p>Boulevard Saint-Germain, rue de Solférino</text:p>
          </table:table-cell>
          <table:table-cell table:style-name="ce4" table:formula="of:=VLOOKUP([.B868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6202" calcext:value-type="float">
            <text:p>76202</text:p>
          </table:table-cell>
          <table:table-cell table:style-name="ce2" office:value-type="string" calcext:value-type="string">
            <text:p>Quai Branly trottoir Nord</text:p>
          </table:table-cell>
          <table:table-cell table:style-name="ce4" table:formula="of:=VLOOKUP([.B869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7782" calcext:value-type="float">
            <text:p>77782</text:p>
          </table:table-cell>
          <table:table-cell table:style-name="ce2" office:value-type="string" calcext:value-type="string">
            <text:p>Quai Branly voie Nord</text:p>
          </table:table-cell>
          <table:table-cell table:style-name="ce4" table:formula="of:=VLOOKUP([.B870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8263" calcext:value-type="float">
            <text:p>78263</text:p>
          </table:table-cell>
          <table:table-cell table:style-name="ce2" office:value-type="string" calcext:value-type="string">
            <text:p>Quai Anatole France, rue de la Légion d'Honneur</text:p>
          </table:table-cell>
          <table:table-cell table:style-name="ce4" table:formula="of:=VLOOKUP([.B871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8472" calcext:value-type="float">
            <text:p>78472</text:p>
          </table:table-cell>
          <table:table-cell table:style-name="ce2" office:value-type="string" calcext:value-type="string">
            <text:p>Port de Solférino, niveau 23, quai Anatole France — Seine</text:p>
          </table:table-cell>
          <table:table-cell table:style-name="ce4" table:formula="of:=VLOOKUP([.B872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8678" calcext:value-type="float">
            <text:p>78678</text:p>
          </table:table-cell>
          <table:table-cell table:style-name="ce2" office:value-type="string" calcext:value-type="string">
            <text:p>Avenue Gustave Eiffel, allée des Refuzniks</text:p>
          </table:table-cell>
          <table:table-cell table:style-name="ce4" table:formula="of:=VLOOKUP([.B873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79336" calcext:value-type="float">
            <text:p>79336</text:p>
          </table:table-cell>
          <table:table-cell table:style-name="ce2" office:value-type="string" calcext:value-type="string">
            <text:p>Rue de l'Université, boulevard Saint-Germain</text:p>
          </table:table-cell>
          <table:table-cell table:style-name="ce4" table:formula="of:=VLOOKUP([.B874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3731" calcext:value-type="float">
            <text:p>83731</text:p>
          </table:table-cell>
          <table:table-cell table:style-name="ce2" office:value-type="string" calcext:value-type="string">
            <text:p>Place du Palais Bourbon</text:p>
          </table:table-cell>
          <table:table-cell table:style-name="ce4" table:formula="of:=VLOOKUP([.B875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3784" calcext:value-type="float">
            <text:p>83784</text:p>
          </table:table-cell>
          <table:table-cell table:style-name="ce2" office:value-type="string" calcext:value-type="string">
            <text:p>Mail Branly, Passerelle Débilly</text:p>
          </table:table-cell>
          <table:table-cell table:style-name="ce4" table:formula="of:=VLOOKUP([.B876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4190" calcext:value-type="float">
            <text:p>84190</text:p>
          </table:table-cell>
          <table:table-cell table:style-name="ce2" office:value-type="string" calcext:value-type="string">
            <text:p>Rue de Sèvres, rue Vaneau</text:p>
          </table:table-cell>
          <table:table-cell table:style-name="ce4" table:formula="of:=VLOOKUP([.B877];[$DonneesPrefPolice.$A$1:.$C$1334];3;0)" office:value-type="date" office:date-value="2013-07-26" calcext:value-type="date">
            <text:p>26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5482" calcext:value-type="float">
            <text:p>85482</text:p>
          </table:table-cell>
          <table:table-cell table:style-name="ce2" office:value-type="string" calcext:value-type="string">
            <text:p>Avenue de Ségur, avenue de Suffren</text:p>
          </table:table-cell>
          <table:table-cell table:style-name="ce4" table:formula="of:=VLOOKUP([.B878];[$DonneesPrefPolice.$A$1: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6183" calcext:value-type="float">
            <text:p>86183</text:p>
          </table:table-cell>
          <table:table-cell table:style-name="ce2" office:value-type="string" calcext:value-type="string">
            <text:p>Rue Saint-Dominique, rue Amélie</text:p>
          </table:table-cell>
          <table:table-cell table:style-name="ce4" table:formula="of:=VLOOKUP([.B879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6298" calcext:value-type="float">
            <text:p>86298</text:p>
          </table:table-cell>
          <table:table-cell table:style-name="ce2" office:value-type="string" calcext:value-type="string">
            <text:p>Pilier Sud de la Tour Eiffel</text:p>
          </table:table-cell>
          <table:table-cell table:style-name="ce4" table:formula="of:=VLOOKUP([.B880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6974" calcext:value-type="float">
            <text:p>86974</text:p>
          </table:table-cell>
          <table:table-cell table:style-name="ce2" office:value-type="string" calcext:value-type="string">
            <text:p>Port des Invalides, amont du pont Alexandre III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7406" calcext:value-type="float">
            <text:p>87406</text:p>
          </table:table-cell>
          <table:table-cell table:style-name="ce2" office:value-type="string" calcext:value-type="string">
            <text:p>Quai Voltaire, pont du Carrousel</text:p>
          </table:table-cell>
          <table:table-cell table:style-name="ce4" table:formula="of:=VLOOKUP([.B882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89776" calcext:value-type="float">
            <text:p>89776</text:p>
          </table:table-cell>
          <table:table-cell table:style-name="ce2" office:value-type="string" calcext:value-type="string">
            <text:p>Port du Gros Caillou</text:p>
          </table:table-cell>
          <table:table-cell table:style-name="ce4" table:formula="of:=VLOOKUP([.B883];[$DonneesPrefPolice.$A$1:.$C$1334];3;0)" office:value-type="date" office:date-value="2013-03-22" calcext:value-type="date">
            <text:p>22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0890" calcext:value-type="float">
            <text:p>90890</text:p>
          </table:table-cell>
          <table:table-cell table:style-name="ce2" office:value-type="string" calcext:value-type="string">
            <text:p>Pont des Invalides (amont) — Seine</text:p>
          </table:table-cell>
          <table:table-cell table:style-name="ce4" table:formula="of:=VLOOKUP([.B884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3957" calcext:value-type="float">
            <text:p>93957</text:p>
          </table:table-cell>
          <table:table-cell table:style-name="ce2" office:value-type="string" calcext:value-type="string">
            <text:p>Place Vauban</text:p>
          </table:table-cell>
          <table:table-cell table:style-name="ce4" table:formula="of:=VLOOKUP([.B885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6815" calcext:value-type="float">
            <text:p>96815</text:p>
          </table:table-cell>
          <table:table-cell table:style-name="ce2" office:value-type="string" calcext:value-type="string">
            <text:p>Rue Duquesne, avenue de Ségur</text:p>
          </table:table-cell>
          <table:table-cell table:style-name="ce4" table:formula="of:=VLOOKUP([.B886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7" calcext:value-type="float">
            <text:p>75007</text:p>
          </table:table-cell>
          <table:table-cell table:style-name="ce2" office:value-type="float" office:value="97187" calcext:value-type="float">
            <text:p>97187</text:p>
          </table:table-cell>
          <table:table-cell table:style-name="ce2" office:value-type="string" calcext:value-type="string">
            <text:p>Pont Royal (amont) — Seine</text:p>
          </table:table-cell>
          <table:table-cell table:style-name="ce4" table:formula="of:=VLOOKUP([.B887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string" calcext:value-type="string">
            <text:p>83731B</text:p>
          </table:table-cell>
          <table:table-cell table:style-name="ce2" office:value-type="string" calcext:value-type="string">
            <text:p>Place du Palais Bourbon</text:p>
          </table:table-cell>
          <table:table-cell table:style-name="ce4" table:formula="of:=VLOOKUP([.B888];[$DonneesPrefPolice.$A$1:.$C$1334];3;0)" office:value-type="date" office:date-value="2012-04-06" calcext:value-type="date">
            <text:p>06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7" calcext:value-type="float">
            <text:p>75007</text:p>
          </table:table-cell>
          <table:table-cell table:style-name="ce2" office:value-type="string" calcext:value-type="string">
            <text:p>86298B</text:p>
          </table:table-cell>
          <table:table-cell table:style-name="ce2" office:value-type="string" calcext:value-type="string">
            <text:p>Pilier Sud de la Tour Eiffel</text:p>
          </table:table-cell>
          <table:table-cell table:style-name="ce4" table:formula="of:=VLOOKUP([.B889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8142" calcext:value-type="float">
            <text:p>38142</text:p>
          </table:table-cell>
          <table:table-cell table:style-name="ce2" office:value-type="string" calcext:value-type="string">
            <text:p>Place de l'Etoile, avenue des Champs- Elysées</text:p>
          </table:table-cell>
          <table:table-cell table:style-name="ce4" table:formula="of:=VLOOKUP([.B890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39003" calcext:value-type="float">
            <text:p>39003</text:p>
          </table:table-cell>
          <table:table-cell table:style-name="ce2" office:value-type="string" calcext:value-type="string">
            <text:p>Rue de Ponthieu, rue Paul Baudry</text:p>
          </table:table-cell>
          <table:table-cell table:style-name="ce4" table:formula="of:=VLOOKUP([.B891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0093" calcext:value-type="float">
            <text:p>40093</text:p>
          </table:table-cell>
          <table:table-cell table:style-name="ce2" office:value-type="string" calcext:value-type="string">
            <text:p>Rue de Naples, rue du Général Foy</text:p>
          </table:table-cell>
          <table:table-cell table:style-name="ce4" table:formula="of:=VLOOKUP([.B89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1361" calcext:value-type="float">
            <text:p>41361</text:p>
          </table:table-cell>
          <table:table-cell table:style-name="ce2" office:value-type="string" calcext:value-type="string">
            <text:p>Place de Clichy, avenue de Clichy</text:p>
          </table:table-cell>
          <table:table-cell table:style-name="ce4" table:formula="of:=VLOOKUP([.B893];[$DonneesPrefPolice.$A$1:.$C$1334];3;0)" office:value-type="date" office:date-value="2013-10-25" calcext:value-type="date">
            <text:p>25/10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4259" calcext:value-type="float">
            <text:p>44259</text:p>
          </table:table-cell>
          <table:table-cell table:style-name="ce2" office:value-type="string" calcext:value-type="string">
            <text:p>Place Gabriel Péri</text:p>
          </table:table-cell>
          <table:table-cell table:style-name="ce4" table:formula="of:=VLOOKUP([.B894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5343" calcext:value-type="float">
            <text:p>45343</text:p>
          </table:table-cell>
          <table:table-cell table:style-name="ce2" office:value-type="string" calcext:value-type="string">
            <text:p>Place des Ternes, boulevard de Courcelles</text:p>
          </table:table-cell>
          <table:table-cell table:style-name="ce4" table:formula="of:=VLOOKUP([.B895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7380" calcext:value-type="float">
            <text:p>47380</text:p>
          </table:table-cell>
          <table:table-cell table:style-name="ce2" office:value-type="string" calcext:value-type="string">
            <text:p>Place Clémenceau</text:p>
          </table:table-cell>
          <table:table-cell table:style-name="ce4" table:formula="of:=VLOOKUP([.B896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8713" calcext:value-type="float">
            <text:p>48713</text:p>
          </table:table-cell>
          <table:table-cell table:style-name="ce2" office:value-type="string" calcext:value-type="string">
            <text:p>Boulevard Malesherbes, place de la Madeleine</text:p>
          </table:table-cell>
          <table:table-cell table:style-name="ce4" table:formula="of:=VLOOKUP([.B897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9225" calcext:value-type="float">
            <text:p>49225</text:p>
          </table:table-cell>
          <table:table-cell table:style-name="ce2" office:value-type="string" calcext:value-type="string">
            <text:p>Avenue Franklin D. Roosevelt, rue de la Boétie</text:p>
          </table:table-cell>
          <table:table-cell table:style-name="ce4" table:formula="of:=VLOOKUP([.B898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9454" calcext:value-type="float">
            <text:p>49454</text:p>
          </table:table-cell>
          <table:table-cell table:style-name="ce2" office:value-type="string" calcext:value-type="string">
            <text:p>Avenue des Champs Elysées, rue Lincoln</text:p>
          </table:table-cell>
          <table:table-cell table:style-name="ce4" table:formula="of:=VLOOKUP([.B899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49576" calcext:value-type="float">
            <text:p>49576</text:p>
          </table:table-cell>
          <table:table-cell table:style-name="ce2" office:value-type="string" calcext:value-type="string">
            <text:p>cours de la Reine, place de la Concorde</text:p>
          </table:table-cell>
          <table:table-cell table:style-name="ce4" table:formula="of:=VLOOKUP([.B900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0601" calcext:value-type="float">
            <text:p>50601</text:p>
          </table:table-cell>
          <table:table-cell table:style-name="ce2" office:value-type="string" calcext:value-type="string">
            <text:p>Rue de Stockolm, rue de Rome</text:p>
          </table:table-cell>
          <table:table-cell table:style-name="ce4" table:formula="of:=VLOOKUP([.B901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0968" calcext:value-type="float">
            <text:p>50968</text:p>
          </table:table-cell>
          <table:table-cell table:style-name="ce2" office:value-type="string" calcext:value-type="string">
            <text:p>Place Prosper Boubeaux, rue du Rocher</text:p>
          </table:table-cell>
          <table:table-cell table:style-name="ce4" table:formula="of:=VLOOKUP([.B902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2904" calcext:value-type="float">
            <text:p>52904</text:p>
          </table:table-cell>
          <table:table-cell table:style-name="ce2" office:value-type="string" calcext:value-type="string">
            <text:p>Bas de l'avenue des Champs-Elysées, coté droit de la chaussée</text:p>
          </table:table-cell>
          <table:table-cell table:style-name="ce4" table:formula="of:=VLOOKUP([.B903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5647" calcext:value-type="float">
            <text:p>55647</text:p>
          </table:table-cell>
          <table:table-cell table:style-name="ce2" office:value-type="string" calcext:value-type="string">
            <text:p>Place Charles de Gaulle, avenue Wagram</text:p>
          </table:table-cell>
          <table:table-cell table:style-name="ce4" table:formula="of:=VLOOKUP([.B904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6522" calcext:value-type="float">
            <text:p>56522</text:p>
          </table:table-cell>
          <table:table-cell table:style-name="ce2" office:value-type="string" calcext:value-type="string">
            <text:p>Place Prosper Goubaux, boulevard des Batignolles</text:p>
          </table:table-cell>
          <table:table-cell table:style-name="ce4" table:formula="of:=VLOOKUP([.B905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6883" calcext:value-type="float">
            <text:p>56883</text:p>
          </table:table-cell>
          <table:table-cell table:style-name="ce2" office:value-type="string" calcext:value-type="string">
            <text:p>Rue Marbeuf, avenue des Champs-Elysées</text:p>
          </table:table-cell>
          <table:table-cell table:style-name="ce4" table:formula="of:=VLOOKUP([.B906];[$DonneesPrefPolice.$A$1:.$C$1334];3;0)" office:value-type="date" office:date-value="2012-01-11" calcext:value-type="date">
            <text:p>11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7233" calcext:value-type="float">
            <text:p>57233</text:p>
          </table:table-cell>
          <table:table-cell table:style-name="ce2" office:value-type="string" calcext:value-type="string">
            <text:p>Place de l'Alma</text:p>
          </table:table-cell>
          <table:table-cell table:style-name="ce4" table:formula="of:=VLOOKUP([.B907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8978" calcext:value-type="float">
            <text:p>58978</text:p>
          </table:table-cell>
          <table:table-cell table:style-name="ce2" office:value-type="string" calcext:value-type="string">
            <text:p>Rue la Boétie, rue d'Artois</text:p>
          </table:table-cell>
          <table:table-cell table:style-name="ce4" table:formula="of:=VLOOKUP([.B908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59093" calcext:value-type="float">
            <text:p>59093</text:p>
          </table:table-cell>
          <table:table-cell table:style-name="ce2" office:value-type="string" calcext:value-type="string">
            <text:p>Rond-point des Champs-Elysées, avenue Montaigne</text:p>
          </table:table-cell>
          <table:table-cell table:style-name="ce4" table:formula="of:=VLOOKUP([.B909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1079" calcext:value-type="float">
            <text:p>61079</text:p>
          </table:table-cell>
          <table:table-cell table:style-name="ce2" office:value-type="string" calcext:value-type="string">
            <text:p>Rue Saint-Lazare, rue d'Amsterdam</text:p>
          </table:table-cell>
          <table:table-cell table:style-name="ce4" table:formula="of:=VLOOKUP([.B910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1734" calcext:value-type="float">
            <text:p>61734</text:p>
          </table:table-cell>
          <table:table-cell table:style-name="ce2" office:value-type="string" calcext:value-type="string">
            <text:p>Rue de Rome, cour de Rome</text:p>
          </table:table-cell>
          <table:table-cell table:style-name="ce4" table:formula="of:=VLOOKUP([.B911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1880" calcext:value-type="float">
            <text:p>61880</text:p>
          </table:table-cell>
          <table:table-cell table:style-name="ce2" office:value-type="string" calcext:value-type="string">
            <text:p>Rue du Colisée, avenue des Champs-Elysées</text:p>
          </table:table-cell>
          <table:table-cell table:style-name="ce4" table:formula="of:=VLOOKUP([.B912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2600" calcext:value-type="float">
            <text:p>62600</text:p>
          </table:table-cell>
          <table:table-cell table:style-name="ce2" office:value-type="string" calcext:value-type="string">
            <text:p>Place de l'Europe, rue de Madrid</text:p>
          </table:table-cell>
          <table:table-cell table:style-name="ce4" table:formula="of:=VLOOKUP([.B913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3118" calcext:value-type="float">
            <text:p>63118</text:p>
          </table:table-cell>
          <table:table-cell table:style-name="ce2" office:value-type="string" calcext:value-type="string">
            <text:p>Rue de Moscou, rue d'Amsterdam</text:p>
          </table:table-cell>
          <table:table-cell table:style-name="ce4" table:formula="of:=VLOOKUP([.B914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3259" calcext:value-type="float">
            <text:p>63259</text:p>
          </table:table-cell>
          <table:table-cell table:style-name="ce2" office:value-type="string" calcext:value-type="string">
            <text:p>Avenue des Champs-Elysées, rue Balzac</text:p>
          </table:table-cell>
          <table:table-cell table:style-name="ce4" table:formula="of:=VLOOKUP([.B91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4332" calcext:value-type="float">
            <text:p>64332</text:p>
          </table:table-cell>
          <table:table-cell table:style-name="ce2" office:value-type="string" calcext:value-type="string">
            <text:p>Rue du Havre, rue Saint-Lazare</text:p>
          </table:table-cell>
          <table:table-cell table:style-name="ce4" table:formula="of:=VLOOKUP([.B916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4811" calcext:value-type="float">
            <text:p>64811</text:p>
          </table:table-cell>
          <table:table-cell table:style-name="ce2" office:value-type="string" calcext:value-type="string">
            <text:p>Rue Pierre Charron, avenue des Champs-Elysées</text:p>
          </table:table-cell>
          <table:table-cell table:style-name="ce4" table:formula="of:=VLOOKUP([.B917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8828" calcext:value-type="float">
            <text:p>68828</text:p>
          </table:table-cell>
          <table:table-cell table:style-name="ce2" office:value-type="string" calcext:value-type="string">
            <text:p>Avenue de Friedland, rue du Faubourg Saint-Honoré</text:p>
          </table:table-cell>
          <table:table-cell table:style-name="ce4" table:formula="of:=VLOOKUP([.B918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69340" calcext:value-type="float">
            <text:p>69340</text:p>
          </table:table-cell>
          <table:table-cell table:style-name="ce2" office:value-type="string" calcext:value-type="string">
            <text:p>Place République Dominicaine, boulevard de Courcelles, rue Phalsbourg</text:p>
          </table:table-cell>
          <table:table-cell table:style-name="ce4" table:formula="of:=VLOOKUP([.B919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1625" calcext:value-type="float">
            <text:p>71625</text:p>
          </table:table-cell>
          <table:table-cell table:style-name="ce2" office:value-type="string" calcext:value-type="string">
            <text:p>Place Saint-Augustin</text:p>
          </table:table-cell>
          <table:table-cell table:style-name="ce4" table:formula="of:=VLOOKUP([.B920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2520" calcext:value-type="float">
            <text:p>72520</text:p>
          </table:table-cell>
          <table:table-cell table:style-name="ce2" office:value-type="string" calcext:value-type="string">
            <text:p>Rue d'Amsterdam, rue de Londres</text:p>
          </table:table-cell>
          <table:table-cell table:style-name="ce4" table:formula="of:=VLOOKUP([.B921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2824" calcext:value-type="float">
            <text:p>72824</text:p>
          </table:table-cell>
          <table:table-cell table:style-name="ce2" office:value-type="string" calcext:value-type="string">
            <text:p>Avenue des Champs-Elysées, place de la Concorde</text:p>
          </table:table-cell>
          <table:table-cell table:style-name="ce4" table:formula="of:=VLOOKUP([.B922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3532" calcext:value-type="float">
            <text:p>73532</text:p>
          </table:table-cell>
          <table:table-cell table:style-name="ce2" office:value-type="string" calcext:value-type="string">
            <text:p>Avenue George V, avenue des Champs-Elysées</text:p>
          </table:table-cell>
          <table:table-cell table:style-name="ce4" table:formula="of:=VLOOKUP([.B923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6964" calcext:value-type="float">
            <text:p>76964</text:p>
          </table:table-cell>
          <table:table-cell table:style-name="ce2" office:value-type="string" calcext:value-type="string">
            <text:p>Place de la Concorde, rue Royale</text:p>
          </table:table-cell>
          <table:table-cell table:style-name="ce4" table:formula="of:=VLOOKUP([.B924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7583" calcext:value-type="float">
            <text:p>77583</text:p>
          </table:table-cell>
          <table:table-cell table:style-name="ce2" office:value-type="string" calcext:value-type="string">
            <text:p>Place de la Madeleine, rue Royale</text:p>
          </table:table-cell>
          <table:table-cell table:style-name="ce4" table:formula="of:=VLOOKUP([.B925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7702" calcext:value-type="float">
            <text:p>77702</text:p>
          </table:table-cell>
          <table:table-cell table:style-name="ce2" office:value-type="string" calcext:value-type="string">
            <text:p>Rue de Courcelles, boulevard de Courcelles</text:p>
          </table:table-cell>
          <table:table-cell table:style-name="ce4" table:formula="of:=VLOOKUP([.B926];[$DonneesPrefPolice.$A$1:.$C$1334];3;0)" office:value-type="date" office:date-value="2013-06-21" calcext:value-type="date">
            <text:p>21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8928" calcext:value-type="float">
            <text:p>78928</text:p>
          </table:table-cell>
          <table:table-cell table:style-name="ce2" office:value-type="string" calcext:value-type="string">
            <text:p>Avenue Hoche, rue du Faubourg Saint-Honoré</text:p>
          </table:table-cell>
          <table:table-cell table:style-name="ce4" table:formula="of:=VLOOKUP([.B927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9152" calcext:value-type="float">
            <text:p>79152</text:p>
          </table:table-cell>
          <table:table-cell table:style-name="ce2" office:value-type="string" calcext:value-type="string">
            <text:p>Avenue des Champs-Elysées, place de l'Etoile</text:p>
          </table:table-cell>
          <table:table-cell table:style-name="ce4" table:formula="of:=VLOOKUP([.B928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79921" calcext:value-type="float">
            <text:p>79921</text:p>
          </table:table-cell>
          <table:table-cell table:style-name="ce2" office:value-type="string" calcext:value-type="string">
            <text:p>Arc de Triomphe, Wagram</text:p>
          </table:table-cell>
          <table:table-cell table:style-name="ce4" table:formula="of:=VLOOKUP([.B929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3843" calcext:value-type="float">
            <text:p>83843</text:p>
          </table:table-cell>
          <table:table-cell table:style-name="ce2" office:value-type="string" calcext:value-type="string">
            <text:p>Avenue Marceau, avenue Pierre Ier de Serbie</text:p>
          </table:table-cell>
          <table:table-cell table:style-name="ce4" table:formula="of:=VLOOKUP([.B930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5742" calcext:value-type="float">
            <text:p>85742</text:p>
          </table:table-cell>
          <table:table-cell table:style-name="ce2" office:value-type="string" calcext:value-type="string">
            <text:p>Place de la Madeleine, boulevard Madeleine</text:p>
          </table:table-cell>
          <table:table-cell table:style-name="ce4" table:formula="of:=VLOOKUP([.B931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6086" calcext:value-type="float">
            <text:p>86086</text:p>
          </table:table-cell>
          <table:table-cell table:style-name="ce2" office:value-type="string" calcext:value-type="string">
            <text:p>Boulevard Malesherbes, rue de Lisbonne</text:p>
          </table:table-cell>
          <table:table-cell table:style-name="ce4" table:formula="of:=VLOOKUP([.B932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7273" calcext:value-type="float">
            <text:p>87273</text:p>
          </table:table-cell>
          <table:table-cell table:style-name="ce2" office:value-type="string" calcext:value-type="string">
            <text:p>Rue de Courcelles, boulevard Haussmann</text:p>
          </table:table-cell>
          <table:table-cell table:style-name="ce4" table:formula="of:=VLOOKUP([.B933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8" calcext:value-type="float">
            <text:p>75008</text:p>
          </table:table-cell>
          <table:table-cell table:style-name="ce2" office:value-type="float" office:value="89055" calcext:value-type="float">
            <text:p>89055</text:p>
          </table:table-cell>
          <table:table-cell table:style-name="ce2" office:value-type="string" calcext:value-type="string">
            <text:p>Rond-point des Champs-Elysées</text:p>
          </table:table-cell>
          <table:table-cell table:style-name="ce4" table:formula="of:=VLOOKUP([.B934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2367" calcext:value-type="float">
            <text:p>72367</text:p>
          </table:table-cell>
          <table:table-cell table:style-name="ce2" office:value-type="string" calcext:value-type="string">
            <text:p>18, rue Saint-Lazare</text:p>
          </table:table-cell>
          <table:table-cell table:style-name="ce4" table:formula="of:=VLOOKUP([.B935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4548" calcext:value-type="float">
            <text:p>74548</text:p>
          </table:table-cell>
          <table:table-cell table:style-name="ce2" office:value-type="string" calcext:value-type="string">
            <text:p>Boulevard de Clichy, boulevard de Rochechouart</text:p>
          </table:table-cell>
          <table:table-cell table:style-name="ce4" table:formula="of:=VLOOKUP([.B93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5499" calcext:value-type="float">
            <text:p>75499</text:p>
          </table:table-cell>
          <table:table-cell table:style-name="ce2" office:value-type="string" calcext:value-type="string">
            <text:p>Place Jacob Kaplan</text:p>
          </table:table-cell>
          <table:table-cell table:style-name="ce4" table:formula="of:=VLOOKUP([.B937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9444" calcext:value-type="float">
            <text:p>79444</text:p>
          </table:table-cell>
          <table:table-cell table:style-name="ce2" office:value-type="string" calcext:value-type="string">
            <text:p>Rue Saint-Lazare, rue Caumartin</text:p>
          </table:table-cell>
          <table:table-cell table:style-name="ce4" table:formula="of:=VLOOKUP([.B938];[$DonneesPrefPolice.$A$1: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79823" calcext:value-type="float">
            <text:p>79823</text:p>
          </table:table-cell>
          <table:table-cell table:style-name="ce2" office:value-type="string" calcext:value-type="string">
            <text:p>11 bis, rue Scribe</text:p>
          </table:table-cell>
          <table:table-cell table:style-name="ce4" table:formula="of:=VLOOKUP([.B939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1014" calcext:value-type="float">
            <text:p>81014</text:p>
          </table:table-cell>
          <table:table-cell table:style-name="ce2" office:value-type="string" calcext:value-type="string">
            <text:p>Place Diaghilev</text:p>
          </table:table-cell>
          <table:table-cell table:style-name="ce4" table:formula="of:=VLOOKUP([.B940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1258" calcext:value-type="float">
            <text:p>81258</text:p>
          </table:table-cell>
          <table:table-cell table:style-name="ce2" office:value-type="string" calcext:value-type="string">
            <text:p>Rue de Châteaudun, rue Taitbout</text:p>
          </table:table-cell>
          <table:table-cell table:style-name="ce4" table:formula="of:=VLOOKUP([.B941];[$DonneesPrefPolice.$A$1:.$C$1334];3;0)" office:value-type="date" office:date-value="2013-05-31" calcext:value-type="date">
            <text:p>31/05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1422" calcext:value-type="float">
            <text:p>81422</text:p>
          </table:table-cell>
          <table:table-cell table:style-name="ce2" office:value-type="string" calcext:value-type="string">
            <text:p>Place Kossuth</text:p>
          </table:table-cell>
          <table:table-cell table:style-name="ce4" table:formula="of:=VLOOKUP([.B942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4503" calcext:value-type="float">
            <text:p>84503</text:p>
          </table:table-cell>
          <table:table-cell table:style-name="ce2" office:value-type="string" calcext:value-type="string">
            <text:p>Rue du Faubourg Montmartre, rue Montyon</text:p>
          </table:table-cell>
          <table:table-cell table:style-name="ce4" table:formula="of:=VLOOKUP([.B943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4555" calcext:value-type="float">
            <text:p>84555</text:p>
          </table:table-cell>
          <table:table-cell table:style-name="ce2" office:value-type="string" calcext:value-type="string">
            <text:p>Rue Fontaine, rue de Douai</text:p>
          </table:table-cell>
          <table:table-cell table:style-name="ce4" table:formula="of:=VLOOKUP([.B944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4772" calcext:value-type="float">
            <text:p>84772</text:p>
          </table:table-cell>
          <table:table-cell table:style-name="ce2" office:value-type="string" calcext:value-type="string">
            <text:p>Rue du Faubourg Poissonnière, rue Richer</text:p>
          </table:table-cell>
          <table:table-cell table:style-name="ce4" table:formula="of:=VLOOKUP([.B945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7208" calcext:value-type="float">
            <text:p>87208</text:p>
          </table:table-cell>
          <table:table-cell table:style-name="ce2" office:value-type="string" calcext:value-type="string">
            <text:p>Boulevard de Clichy, boulevard de Rochechouart</text:p>
          </table:table-cell>
          <table:table-cell table:style-name="ce4" table:formula="of:=VLOOKUP([.B94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7305" calcext:value-type="float">
            <text:p>87305</text:p>
          </table:table-cell>
          <table:table-cell table:style-name="ce2" office:value-type="string" calcext:value-type="string">
            <text:p>Rue de Châteaudun, rue Buffault</text:p>
          </table:table-cell>
          <table:table-cell table:style-name="ce4" table:formula="of:=VLOOKUP([.B947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8620" calcext:value-type="float">
            <text:p>88620</text:p>
          </table:table-cell>
          <table:table-cell table:style-name="ce2" office:value-type="string" calcext:value-type="string">
            <text:p>Place Pigalle Est — boulevard de Clichy, rue Houdon</text:p>
          </table:table-cell>
          <table:table-cell table:style-name="ce4" table:formula="of:=VLOOKUP([.B948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89791" calcext:value-type="float">
            <text:p>89791</text:p>
          </table:table-cell>
          <table:table-cell table:style-name="ce2" office:value-type="string" calcext:value-type="string">
            <text:p>Rue Clichy, rue de Moncey</text:p>
          </table:table-cell>
          <table:table-cell table:style-name="ce4" table:formula="of:=VLOOKUP([.B949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0714" calcext:value-type="float">
            <text:p>90714</text:p>
          </table:table-cell>
          <table:table-cell table:style-name="ce2" office:value-type="string" calcext:value-type="string">
            <text:p>Place de l'Opéra, rue Auber</text:p>
          </table:table-cell>
          <table:table-cell table:style-name="ce4" table:formula="of:=VLOOKUP([.B950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2563" calcext:value-type="float">
            <text:p>92563</text:p>
          </table:table-cell>
          <table:table-cell table:style-name="ce2" office:value-type="string" calcext:value-type="string">
            <text:p>Boulevard Poissonnière, rue du Sentier</text:p>
          </table:table-cell>
          <table:table-cell table:style-name="ce4" table:formula="of:=VLOOKUP([.B95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4663" calcext:value-type="float">
            <text:p>94663</text:p>
          </table:table-cell>
          <table:table-cell table:style-name="ce2" office:value-type="string" calcext:value-type="string">
            <text:p>Rue Lamartine, rue de Rochechouart</text:p>
          </table:table-cell>
          <table:table-cell table:style-name="ce4" table:formula="of:=VLOOKUP([.B952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5588" calcext:value-type="float">
            <text:p>95588</text:p>
          </table:table-cell>
          <table:table-cell table:style-name="ce2" office:value-type="string" calcext:value-type="string">
            <text:p>Boulevard Poissonnière, rue du Faubourg Montmartre</text:p>
          </table:table-cell>
          <table:table-cell table:style-name="ce4" table:formula="of:=VLOOKUP([.B953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09" calcext:value-type="float">
            <text:p>75009</text:p>
          </table:table-cell>
          <table:table-cell table:style-name="ce2" office:value-type="float" office:value="95710" calcext:value-type="float">
            <text:p>95710</text:p>
          </table:table-cell>
          <table:table-cell table:style-name="ce2" office:value-type="string" calcext:value-type="string">
            <text:p>Boulevard Haussmann, rue Le Peletier</text:p>
          </table:table-cell>
          <table:table-cell table:style-name="ce4" table:formula="of:=VLOOKUP([.B954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13" calcext:value-type="float">
            <text:p>10013</text:p>
          </table:table-cell>
          <table:table-cell table:style-name="ce2" office:value-type="string" calcext:value-type="string">
            <text:p>Rue Ambroise Paré, rue Saint-Vincent-de-Paul</text:p>
          </table:table-cell>
          <table:table-cell table:style-name="ce4" table:formula="of:=VLOOKUP([.B955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36" calcext:value-type="float">
            <text:p>10036</text:p>
          </table:table-cell>
          <table:table-cell table:style-name="ce2" office:value-type="string" calcext:value-type="string">
            <text:p>Boulevard de la Chapelle, rue Guy Patin</text:p>
          </table:table-cell>
          <table:table-cell table:style-name="ce4" table:formula="of:=VLOOKUP([.B956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4" calcext:value-type="float">
            <text:p>10064</text:p>
          </table:table-cell>
          <table:table-cell table:style-name="ce2" office:value-type="string" calcext:value-type="string">
            <text:p>Rue du Faubourg Saint-Denis, rue de Metz</text:p>
          </table:table-cell>
          <table:table-cell table:style-name="ce4" table:formula="of:=VLOOKUP([.B957];[$DonneesPrefPolice.$A$1:.$C$1334];3;0)" office:value-type="date" office:date-value="2016-10-14" calcext:value-type="date">
            <text:p>14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7" calcext:value-type="float">
            <text:p>10067</text:p>
          </table:table-cell>
          <table:table-cell table:style-name="ce2" office:value-type="string" calcext:value-type="string">
            <text:p>Rue de Paradis, rue Martel</text:p>
          </table:table-cell>
          <table:table-cell table:style-name="ce4" table:formula="of:=VLOOKUP([.B958];[$DonneesPrefPolice.$A$1:.$C$1334];3;0)" office:value-type="date" office:date-value="2017-06-14" calcext:value-type="date">
            <text:p>14/06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8" calcext:value-type="float">
            <text:p>10068</text:p>
          </table:table-cell>
          <table:table-cell table:style-name="ce2" office:value-type="string" calcext:value-type="string">
            <text:p>Rue du Faubourg Saint-Denis, boulevard Magenta — square A Satragne</text:p>
          </table:table-cell>
          <table:table-cell table:style-name="ce4" table:formula="of:=VLOOKUP([.B959];[$DonneesPrefPolice.$A$1:.$C$1334];3;0)" office:value-type="date" office:date-value="2017-01-04" calcext:value-type="date">
            <text:p>04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69" calcext:value-type="float">
            <text:p>10069</text:p>
          </table:table-cell>
          <table:table-cell table:style-name="ce2" office:value-type="string" calcext:value-type="string">
            <text:p>Rue Georg Friedrich Haendel</text:p>
          </table:table-cell>
          <table:table-cell table:style-name="ce4" table:formula="of:=VLOOKUP([.B960];[$DonneesPrefPolice.$A$1:.$C$1334];3;0)" office:value-type="date" office:date-value="2017-03-03" calcext:value-type="date">
            <text:p>0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0" calcext:value-type="float">
            <text:p>10070</text:p>
          </table:table-cell>
          <table:table-cell table:style-name="ce2" office:value-type="string" calcext:value-type="string">
            <text:p>5, rue Albert Camus</text:p>
          </table:table-cell>
          <table:table-cell table:style-name="ce4" table:formula="of:=VLOOKUP([.B961];[$DonneesPrefPolice.$A$1:.$C$1334];3;0)" office:value-type="date" office:date-value="2016-12-20" calcext:value-type="date">
            <text:p>20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string" calcext:value-type="string">
            <text:p>Rue Saint-Maur, rue du Buisson Saint-Louis</text:p>
          </table:table-cell>
          <table:table-cell table:style-name="ce4" table:formula="of:=VLOOKUP([.B962];[$DonneesPrefPolice.$A$1:.$C$1334];3;0)" office:value-type="date" office:date-value="2016-08-04" calcext:value-type="date">
            <text:p>04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5" calcext:value-type="float">
            <text:p>10075</text:p>
          </table:table-cell>
          <table:table-cell table:style-name="ce2" office:value-type="string" calcext:value-type="string">
            <text:p>Rue Léon Schwartzenberg (Médiathèque)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79" calcext:value-type="float">
            <text:p>10079</text:p>
          </table:table-cell>
          <table:table-cell table:style-name="ce2" office:value-type="string" calcext:value-type="string">
            <text:p>Rue de l'Aqueduc, rue du Chaudron</text:p>
          </table:table-cell>
          <table:table-cell table:style-name="ce4" table:formula="of:=VLOOKUP([.B964];[$DonneesPrefPolice.$A$1: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080" calcext:value-type="float">
            <text:p>10080</text:p>
          </table:table-cell>
          <table:table-cell table:style-name="ce2" office:value-type="string" calcext:value-type="string">
            <text:p>Rue du Buisson-Saint-Louis, rue du Chalet</text:p>
          </table:table-cell>
          <table:table-cell table:style-name="ce4" table:formula="of:=VLOOKUP([.B965];[$DonneesPrefPolice.$A$1:.$C$1334];3;0)" office:value-type="date" office:date-value="2017-02-28" calcext:value-type="date">
            <text:p>28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0966" calcext:value-type="float">
            <text:p>10966</text:p>
          </table:table-cell>
          <table:table-cell table:style-name="ce2" office:value-type="string" calcext:value-type="string">
            <text:p>Rue du Faubourg Saint-Martin, rue La Fayette</text:p>
          </table:table-cell>
          <table:table-cell table:style-name="ce4" table:formula="of:=VLOOKUP([.B966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2116" calcext:value-type="float">
            <text:p>12116</text:p>
          </table:table-cell>
          <table:table-cell table:style-name="ce2" office:value-type="string" calcext:value-type="string">
            <text:p>Boulevard de Strasbourg, rue Saint-Laurent</text:p>
          </table:table-cell>
          <table:table-cell table:style-name="ce4" table:formula="of:=VLOOKUP([.B967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2742" calcext:value-type="float">
            <text:p>12742</text:p>
          </table:table-cell>
          <table:table-cell table:style-name="ce2" office:value-type="string" calcext:value-type="string">
            <text:p>Place de la Bataille de Stalingrad, rue du Faubourg Saint-Martin</text:p>
          </table:table-cell>
          <table:table-cell table:style-name="ce4" table:formula="of:=VLOOKUP([.B968];[$DonneesPrefPolice.$A$1:.$C$1334];3;0)" office:value-type="date" office:date-value="2014-05-16" calcext:value-type="date">
            <text:p>16/05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2884" calcext:value-type="float">
            <text:p>12884</text:p>
          </table:table-cell>
          <table:table-cell table:style-name="ce2" office:value-type="string" calcext:value-type="string">
            <text:p>Place Napoléon III</text:p>
          </table:table-cell>
          <table:table-cell table:style-name="ce4" table:formula="of:=VLOOKUP([.B969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5560" calcext:value-type="float">
            <text:p>15560</text:p>
          </table:table-cell>
          <table:table-cell table:style-name="ce2" office:value-type="string" calcext:value-type="string">
            <text:p>Place de la République, rue du Faubourg du Temple</text:p>
          </table:table-cell>
          <table:table-cell table:style-name="ce4" table:formula="of:=VLOOKUP([.B970];[$DonneesPrefPolice.$A$1:.$C$1334];3;0)" office:value-type="date" office:date-value="2013-06-21" calcext:value-type="date">
            <text:p>21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18930" calcext:value-type="float">
            <text:p>18930</text:p>
          </table:table-cell>
          <table:table-cell table:style-name="ce2" office:value-type="string" calcext:value-type="string">
            <text:p>Rue de Dunkerque, rue de Saint-Quentin</text:p>
          </table:table-cell>
          <table:table-cell table:style-name="ce4" table:formula="of:=VLOOKUP([.B971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2859" calcext:value-type="float">
            <text:p>22859</text:p>
          </table:table-cell>
          <table:table-cell table:style-name="ce2" office:value-type="string" calcext:value-type="string">
            <text:p>Rue de Chabrol</text:p>
          </table:table-cell>
          <table:table-cell table:style-name="ce4" table:formula="of:=VLOOKUP([.B972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4512" calcext:value-type="float">
            <text:p>24512</text:p>
          </table:table-cell>
          <table:table-cell table:style-name="ce2" office:value-type="string" calcext:value-type="string">
            <text:p>Boulevard de Strasbourg, boulevard de Magenta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5626" calcext:value-type="float">
            <text:p>25626</text:p>
          </table:table-cell>
          <table:table-cell table:style-name="ce2" office:value-type="string" calcext:value-type="string">
            <text:p>Quai de Jemmapes, rue Alibert</text:p>
          </table:table-cell>
          <table:table-cell table:style-name="ce4" table:formula="of:=VLOOKUP([.B974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5943" calcext:value-type="float">
            <text:p>25943</text:p>
          </table:table-cell>
          <table:table-cell table:style-name="ce2" office:value-type="string" calcext:value-type="string">
            <text:p>Place Johann Strauss, face à la rue deLancry</text:p>
          </table:table-cell>
          <table:table-cell table:style-name="ce4" table:formula="of:=VLOOKUP([.B975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6718" calcext:value-type="float">
            <text:p>26718</text:p>
          </table:table-cell>
          <table:table-cell table:style-name="ce2" office:value-type="string" calcext:value-type="string">
            <text:p>Rue Juliette Dodu, avenue Claude Vellefaux</text:p>
          </table:table-cell>
          <table:table-cell table:style-name="ce4" table:formula="of:=VLOOKUP([.B976];[$DonneesPrefPolice.$A$1:.$C$1334];3;0)" office:value-type="date" office:date-value="2012-02-10" calcext:value-type="date">
            <text:p>10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6787" calcext:value-type="float">
            <text:p>26787</text:p>
          </table:table-cell>
          <table:table-cell table:style-name="ce2" office:value-type="string" calcext:value-type="string">
            <text:p>Rue de Dunkerque, rue de Compiègne</text:p>
          </table:table-cell>
          <table:table-cell table:style-name="ce4" table:formula="of:=VLOOKUP([.B977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7797" calcext:value-type="float">
            <text:p>27797</text:p>
          </table:table-cell>
          <table:table-cell table:style-name="ce2" office:value-type="string" calcext:value-type="string">
            <text:p>Rue du Faubourg du Temple, avenue Parmentier</text:p>
          </table:table-cell>
          <table:table-cell table:style-name="ce4" table:formula="of:=VLOOKUP([.B978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8234" calcext:value-type="float">
            <text:p>28234</text:p>
          </table:table-cell>
          <table:table-cell table:style-name="ce2" office:value-type="string" calcext:value-type="string">
            <text:p>Boulevard de Magenta, rue La Fayette</text:p>
          </table:table-cell>
          <table:table-cell table:style-name="ce4" table:formula="of:=VLOOKUP([.B979];[$DonneesPrefPolice.$A$1:.$C$1334];3;0)" office:value-type="date" office:date-value="2013-11-08" calcext:value-type="date">
            <text:p>08/1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0" calcext:value-type="float">
            <text:p>75010</text:p>
          </table:table-cell>
          <table:table-cell table:style-name="ce2" office:value-type="float" office:value="29730" calcext:value-type="float">
            <text:p>29730</text:p>
          </table:table-cell>
          <table:table-cell table:style-name="ce2" office:value-type="string" calcext:value-type="string">
            <text:p>Rue d'Alsace, rue du 8 Mai 1945</text:p>
          </table:table-cell>
          <table:table-cell table:style-name="ce4" table:formula="of:=VLOOKUP([.B980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3871" calcext:value-type="float">
            <text:p>13871</text:p>
          </table:table-cell>
          <table:table-cell table:style-name="ce2" office:value-type="string" calcext:value-type="string">
            <text:p>Boulevard Voltaire, rue Jean-Pierre Timbaud</text:p>
          </table:table-cell>
          <table:table-cell table:style-name="ce4" table:formula="of:=VLOOKUP([.B981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5301" calcext:value-type="float">
            <text:p>15301</text:p>
          </table:table-cell>
          <table:table-cell table:style-name="ce2" office:value-type="string" calcext:value-type="string">
            <text:p>Rue Merlin, rue Duranti</text:p>
          </table:table-cell>
          <table:table-cell table:style-name="ce4" table:formula="of:=VLOOKUP([.B982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16178" calcext:value-type="float">
            <text:p>16178</text:p>
          </table:table-cell>
          <table:table-cell table:style-name="ce2" office:value-type="string" calcext:value-type="string">
            <text:p>Rue Oberkampf, boulevard Voltaire</text:p>
          </table:table-cell>
          <table:table-cell table:style-name="ce4" table:formula="of:=VLOOKUP([.B983];[$DonneesPrefPolice.$A$1:.$C$1334];3;0)" office:value-type="date" office:date-value="2013-07-05" calcext:value-type="date">
            <text:p>05/07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0997" calcext:value-type="float">
            <text:p>20997</text:p>
          </table:table-cell>
          <table:table-cell table:style-name="ce2" office:value-type="string" calcext:value-type="string">
            <text:p>Place Auguste Métivier</text:p>
          </table:table-cell>
          <table:table-cell table:style-name="ce4" table:formula="of:=VLOOKUP([.B984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1067" calcext:value-type="float">
            <text:p>21067</text:p>
          </table:table-cell>
          <table:table-cell table:style-name="ce2" office:value-type="string" calcext:value-type="string">
            <text:p>Rue Oberkampf, boulevard de Belleville</text:p>
          </table:table-cell>
          <table:table-cell table:style-name="ce4" table:formula="of:=VLOOKUP([.B985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8421" calcext:value-type="float">
            <text:p>28421</text:p>
          </table:table-cell>
          <table:table-cell table:style-name="ce2" office:value-type="string" calcext:value-type="string">
            <text:p>Place de la Nation, Cours de Vincennes</text:p>
          </table:table-cell>
          <table:table-cell table:style-name="ce4" table:formula="of:=VLOOKUP([.B986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8998" calcext:value-type="float">
            <text:p>28998</text:p>
          </table:table-cell>
          <table:table-cell table:style-name="ce2" office:value-type="string" calcext:value-type="string">
            <text:p>Boulevard de Ménilmontant, avenue Philippe Auguste</text:p>
          </table:table-cell>
          <table:table-cell table:style-name="ce4" table:formula="of:=VLOOKUP([.B987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29510" calcext:value-type="float">
            <text:p>29510</text:p>
          </table:table-cell>
          <table:table-cell table:style-name="ce2" office:value-type="string" calcext:value-type="string">
            <text:p>Rue Léon Frot, rue de la Roquette</text:p>
          </table:table-cell>
          <table:table-cell table:style-name="ce4" table:formula="of:=VLOOKUP([.B988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322" calcext:value-type="float">
            <text:p>30322</text:p>
          </table:table-cell>
          <table:table-cell table:style-name="ce2" office:value-type="string" calcext:value-type="string">
            <text:p>Rue Roquette, rue de Lappe</text:p>
          </table:table-cell>
          <table:table-cell table:style-name="ce4" table:formula="of:=VLOOKUP([.B989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471" calcext:value-type="float">
            <text:p>30471</text:p>
          </table:table-cell>
          <table:table-cell table:style-name="ce2" office:value-type="string" calcext:value-type="string">
            <text:p>Colonne Bastille Nord</text:p>
          </table:table-cell>
          <table:table-cell table:style-name="ce4" table:formula="of:=VLOOKUP([.B990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567" calcext:value-type="float">
            <text:p>30567</text:p>
          </table:table-cell>
          <table:table-cell table:style-name="ce2" office:value-type="string" calcext:value-type="string">
            <text:p>Avenue Parmentier, rue Oberkampf</text:p>
          </table:table-cell>
          <table:table-cell table:style-name="ce4" table:formula="of:=VLOOKUP([.B991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0637" calcext:value-type="float">
            <text:p>30637</text:p>
          </table:table-cell>
          <table:table-cell table:style-name="ce2" office:value-type="string" calcext:value-type="string">
            <text:p>Rue de Charonne, avenue Ledru-Rollin</text:p>
          </table:table-cell>
          <table:table-cell table:style-name="ce4" table:formula="of:=VLOOKUP([.B992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3278" calcext:value-type="float">
            <text:p>33278</text:p>
          </table:table-cell>
          <table:table-cell table:style-name="ce2" office:value-type="string" calcext:value-type="string">
            <text:p>Avenue Philippe Auguste, boulevard de Charonne</text:p>
          </table:table-cell>
          <table:table-cell table:style-name="ce4" table:formula="of:=VLOOKUP([.B993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5385" calcext:value-type="float">
            <text:p>35385</text:p>
          </table:table-cell>
          <table:table-cell table:style-name="ce2" office:value-type="string" calcext:value-type="string">
            <text:p>Rue Sedaine, boulevard Richard Lenoir</text:p>
          </table:table-cell>
          <table:table-cell table:style-name="ce4" table:formula="of:=VLOOKUP([.B994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37820" calcext:value-type="float">
            <text:p>37820</text:p>
          </table:table-cell>
          <table:table-cell table:style-name="ce2" office:value-type="string" calcext:value-type="string">
            <text:p>Rue Léon Frot, rue Mercœur</text:p>
          </table:table-cell>
          <table:table-cell table:style-name="ce4" table:formula="of:=VLOOKUP([.B995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3592" calcext:value-type="float">
            <text:p>43592</text:p>
          </table:table-cell>
          <table:table-cell table:style-name="ce2" office:value-type="string" calcext:value-type="string">
            <text:p>Boulevard Voltaire, rue du Chemin Vert</text:p>
          </table:table-cell>
          <table:table-cell table:style-name="ce4" table:formula="of:=VLOOKUP([.B996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4425" calcext:value-type="float">
            <text:p>44425</text:p>
          </table:table-cell>
          <table:table-cell table:style-name="ce2" office:value-type="string" calcext:value-type="string">
            <text:p>Avenue de la République, rue Saint-Maur</text:p>
          </table:table-cell>
          <table:table-cell table:style-name="ce4" table:formula="of:=VLOOKUP([.B997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6326" calcext:value-type="float">
            <text:p>46326</text:p>
          </table:table-cell>
          <table:table-cell table:style-name="ce2" office:value-type="string" calcext:value-type="string">
            <text:p>Place Léon Blum (Sud), boulevard Voltaire</text:p>
          </table:table-cell>
          <table:table-cell table:style-name="ce4" table:formula="of:=VLOOKUP([.B998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48009" calcext:value-type="float">
            <text:p>48009</text:p>
          </table:table-cell>
          <table:table-cell table:style-name="ce2" office:value-type="string" calcext:value-type="string">
            <text:p>Boulevard Voltaire, rue de Charonne</text:p>
          </table:table-cell>
          <table:table-cell table:style-name="ce4" table:formula="of:=VLOOKUP([.B999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2920" calcext:value-type="float">
            <text:p>52920</text:p>
          </table:table-cell>
          <table:table-cell table:style-name="ce2" office:value-type="string" calcext:value-type="string">
            <text:p>Boulevard Voltaire, rue de Montreuil</text:p>
          </table:table-cell>
          <table:table-cell table:style-name="ce4" table:formula="of:=VLOOKUP([.B1000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3843" calcext:value-type="float">
            <text:p>53843</text:p>
          </table:table-cell>
          <table:table-cell table:style-name="ce2" office:value-type="string" calcext:value-type="string">
            <text:p>Boulevard Richard Lenoir, rue Saint-Sabin</text:p>
          </table:table-cell>
          <table:table-cell table:style-name="ce4" table:formula="of:=VLOOKUP([.B1001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5843" calcext:value-type="float">
            <text:p>55843</text:p>
          </table:table-cell>
          <table:table-cell table:style-name="ce2" office:value-type="string" calcext:value-type="string">
            <text:p>Rue Mercœur, rue Auguste Laurent</text:p>
          </table:table-cell>
          <table:table-cell table:style-name="ce4" table:formula="of:=VLOOKUP([.B1002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6760" calcext:value-type="float">
            <text:p>56760</text:p>
          </table:table-cell>
          <table:table-cell table:style-name="ce2" office:value-type="string" calcext:value-type="string">
            <text:p>Boulevard Belleville, rue Jean-Pierre Timbaud</text:p>
          </table:table-cell>
          <table:table-cell table:style-name="ce4" table:formula="of:=VLOOKUP([.B1003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59464" calcext:value-type="float">
            <text:p>59464</text:p>
          </table:table-cell>
          <table:table-cell table:style-name="ce2" office:value-type="string" calcext:value-type="string">
            <text:p>Boulevard Voltaire, boulevard Richard Lenoir</text:p>
          </table:table-cell>
          <table:table-cell table:style-name="ce4" table:formula="of:=VLOOKUP([.B1004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0866" calcext:value-type="float">
            <text:p>60866</text:p>
          </table:table-cell>
          <table:table-cell table:style-name="ce2" office:value-type="string" calcext:value-type="string">
            <text:p>Rue Robert Houdin, rue du Faubourg du Temple</text:p>
          </table:table-cell>
          <table:table-cell table:style-name="ce4" table:formula="of:=VLOOKUP([.B1005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4906" calcext:value-type="float">
            <text:p>64906</text:p>
          </table:table-cell>
          <table:table-cell table:style-name="ce2" office:value-type="string" calcext:value-type="string">
            <text:p>Place de la Nation, boulevard Diderot</text:p>
          </table:table-cell>
          <table:table-cell table:style-name="ce4" table:formula="of:=VLOOKUP([.B1006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8231" calcext:value-type="float">
            <text:p>68231</text:p>
          </table:table-cell>
          <table:table-cell table:style-name="ce2" office:value-type="string" calcext:value-type="string">
            <text:p>Boulevard Voltaire, rue Saint-Ambroise</text:p>
          </table:table-cell>
          <table:table-cell table:style-name="ce4" table:formula="of:=VLOOKUP([.B1007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8375" calcext:value-type="float">
            <text:p>68375</text:p>
          </table:table-cell>
          <table:table-cell table:style-name="ce2" office:value-type="string" calcext:value-type="string">
            <text:p>Rue Alexandre Dumas, boulevard de Charonne</text:p>
          </table:table-cell>
          <table:table-cell table:style-name="ce4" table:formula="of:=VLOOKUP([.B100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69661" calcext:value-type="float">
            <text:p>69661</text:p>
          </table:table-cell>
          <table:table-cell table:style-name="ce2" office:value-type="string" calcext:value-type="string">
            <text:p>Place de la Nation, rue de Taillebourg</text:p>
          </table:table-cell>
          <table:table-cell table:style-name="ce4" table:formula="of:=VLOOKUP([.B1009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79048" calcext:value-type="float">
            <text:p>79048</text:p>
          </table:table-cell>
          <table:table-cell table:style-name="ce2" office:value-type="string" calcext:value-type="string">
            <text:p>Boulevard Voltaire, rue Léon Frot</text:p>
          </table:table-cell>
          <table:table-cell table:style-name="ce4" table:formula="of:=VLOOKUP([.B1010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1850" calcext:value-type="float">
            <text:p>81850</text:p>
          </table:table-cell>
          <table:table-cell table:style-name="ce2" office:value-type="string" calcext:value-type="string">
            <text:p>Rue Saint-Maur, avenue de la République</text:p>
          </table:table-cell>
          <table:table-cell table:style-name="ce4" table:formula="of:=VLOOKUP([.B1011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4274" calcext:value-type="float">
            <text:p>84274</text:p>
          </table:table-cell>
          <table:table-cell table:style-name="ce2" office:value-type="string" calcext:value-type="string">
            <text:p>Rue Popincourt, rue de la Roquette</text:p>
          </table:table-cell>
          <table:table-cell table:style-name="ce4" table:formula="of:=VLOOKUP([.B1012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4362" calcext:value-type="float">
            <text:p>84362</text:p>
          </table:table-cell>
          <table:table-cell table:style-name="ce2" office:value-type="string" calcext:value-type="string">
            <text:p>Rue Faidherbe, rue du Faubourg Saint-Antoine</text:p>
          </table:table-cell>
          <table:table-cell table:style-name="ce4" table:formula="of:=VLOOKUP([.B1013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5426" calcext:value-type="float">
            <text:p>85426</text:p>
          </table:table-cell>
          <table:table-cell table:style-name="ce2" office:value-type="string" calcext:value-type="string">
            <text:p>Rue Jean-Pierre Timbaud, rue Moret, rue de Vaucouleurs</text:p>
          </table:table-cell>
          <table:table-cell table:style-name="ce4" table:formula="of:=VLOOKUP([.B1014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6133" calcext:value-type="float">
            <text:p>86133</text:p>
          </table:table-cell>
          <table:table-cell table:style-name="ce2" office:value-type="string" calcext:value-type="string">
            <text:p>Place de la République, avenue de laRépublique</text:p>
          </table:table-cell>
          <table:table-cell table:style-name="ce4" table:formula="of:=VLOOKUP([.B1015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7044" calcext:value-type="float">
            <text:p>87044</text:p>
          </table:table-cell>
          <table:table-cell table:style-name="ce2" office:value-type="string" calcext:value-type="string">
            <text:p>Place de la Nation, rue du Faubourg Saint-Antoine</text:p>
          </table:table-cell>
          <table:table-cell table:style-name="ce4" table:formula="of:=VLOOKUP([.B1016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8238" calcext:value-type="float">
            <text:p>88238</text:p>
          </table:table-cell>
          <table:table-cell table:style-name="ce2" office:value-type="string" calcext:value-type="string">
            <text:p>Avenue Parmentier, rue Saint-Ambroise</text:p>
          </table:table-cell>
          <table:table-cell table:style-name="ce4" table:formula="of:=VLOOKUP([.B1017];[$DonneesPrefPolice.$A$1:.$C$1334];3;0)" office:value-type="date" office:date-value="2013-06-07" calcext:value-type="date">
            <text:p>07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88838" calcext:value-type="float">
            <text:p>88838</text:p>
          </table:table-cell>
          <table:table-cell table:style-name="ce2" office:value-type="string" calcext:value-type="string">
            <text:p>Place de la Bastille, rue de la Roquette</text:p>
          </table:table-cell>
          <table:table-cell table:style-name="ce4" table:formula="of:=VLOOKUP([.B1018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0486" calcext:value-type="float">
            <text:p>90486</text:p>
          </table:table-cell>
          <table:table-cell table:style-name="ce2" office:value-type="string" calcext:value-type="string">
            <text:p>Rue du Faubourg du Temple, rue de Malte</text:p>
          </table:table-cell>
          <table:table-cell table:style-name="ce4" table:formula="of:=VLOOKUP([.B1019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4261" calcext:value-type="float">
            <text:p>94261</text:p>
          </table:table-cell>
          <table:table-cell table:style-name="ce2" office:value-type="string" calcext:value-type="string">
            <text:p>Rue de Charonne, boulevard de Charonne</text:p>
          </table:table-cell>
          <table:table-cell table:style-name="ce4" table:formula="of:=VLOOKUP([.B1020];[$DonneesPrefPolice.$A$1:.$C$1334];3;0)" office:value-type="date" office:date-value="2012-03-23" calcext:value-type="date">
            <text:p>23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4639" calcext:value-type="float">
            <text:p>94639</text:p>
          </table:table-cell>
          <table:table-cell table:style-name="ce2" office:value-type="string" calcext:value-type="string">
            <text:p>Rue de l'Orillon, boulevard de Belleville</text:p>
          </table:table-cell>
          <table:table-cell table:style-name="ce4" table:formula="of:=VLOOKUP([.B1021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1" calcext:value-type="float">
            <text:p>75011</text:p>
          </table:table-cell>
          <table:table-cell table:style-name="ce2" office:value-type="float" office:value="96081" calcext:value-type="float">
            <text:p>96081</text:p>
          </table:table-cell>
          <table:table-cell table:style-name="ce2" office:value-type="string" calcext:value-type="string">
            <text:p>Place de la République, boulevard Voltaire</text:p>
          </table:table-cell>
          <table:table-cell table:style-name="ce4" table:formula="of:=VLOOKUP([.B1022];[$DonneesPrefPolice.$A$1:.$C$1334];3;0)" office:value-type="date" office:date-value="2013-03-01" calcext:value-type="date">
            <text:p>01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0100" calcext:value-type="float">
            <text:p>10100</text:p>
          </table:table-cell>
          <table:table-cell table:style-name="ce2" office:value-type="string" calcext:value-type="string">
            <text:p>Cours de Vincennes, avenue du Trône</text:p>
          </table:table-cell>
          <table:table-cell table:style-name="ce4" table:formula="of:=VLOOKUP([.B1023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0557" calcext:value-type="float">
            <text:p>10557</text:p>
          </table:table-cell>
          <table:table-cell table:style-name="ce2" office:value-type="string" calcext:value-type="string">
            <text:p>Boulevard de la Bastille, rue Jules César</text:p>
          </table:table-cell>
          <table:table-cell table:style-name="ce4" table:formula="of:=VLOOKUP([.B1024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03" calcext:value-type="float">
            <text:p>12003</text:p>
          </table:table-cell>
          <table:table-cell table:style-name="ce2" office:value-type="string" calcext:value-type="string">
            <text:p>Rue Villiot, rue de Bercy</text:p>
          </table:table-cell>
          <table:table-cell table:style-name="ce4" table:formula="of:=VLOOKUP([.B1025];[$DonneesPrefPolice.$A$1:.$C$1334];3;0)" office:value-type="date" office:date-value="2018-05-31" calcext:value-type="date">
            <text:p>31/05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29" calcext:value-type="float">
            <text:p>12029</text:p>
          </table:table-cell>
          <table:table-cell table:style-name="ce2" office:value-type="string" calcext:value-type="string">
            <text:p>Place Maurice de Fontenay</text:p>
          </table:table-cell>
          <table:table-cell table:style-name="ce4" table:formula="of:=VLOOKUP([.B1026];[$DonneesPrefPolice.$A$1:.$C$1334];3;0)" office:value-type="date" office:date-value="2018-08-31" calcext:value-type="date">
            <text:p>31/08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34" calcext:value-type="float">
            <text:p>12034</text:p>
          </table:table-cell>
          <table:table-cell table:style-name="ce2" office:value-type="string" calcext:value-type="string">
            <text:p>Passerelle Simone de Beauvoir (aval rive droite)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67" calcext:value-type="float">
            <text:p>12067</text:p>
          </table:table-cell>
          <table:table-cell table:style-name="ce2" office:value-type="string" calcext:value-type="string">
            <text:p>Place Léonard Bernstein, entrée Parc de Bercy</text:p>
          </table:table-cell>
          <table:table-cell table:style-name="ce4" table:formula="of:=VLOOKUP([.B1028];[$DonneesPrefPolice.$A$1:.$C$1334];3;0)" office:value-type="date" office:date-value="2017-03-29" calcext:value-type="date">
            <text:p>29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69" calcext:value-type="float">
            <text:p>12069</text:p>
          </table:table-cell>
          <table:table-cell table:style-name="ce2" office:value-type="string" calcext:value-type="string">
            <text:p>Rue de Charenton, boulevard de Reuilly</text:p>
          </table:table-cell>
          <table:table-cell table:style-name="ce4" table:formula="of:=VLOOKUP([.B1029];[$DonneesPrefPolice.$A$1: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2" calcext:value-type="float">
            <text:p>12082</text:p>
          </table:table-cell>
          <table:table-cell table:style-name="ce2" office:value-type="string" calcext:value-type="string">
            <text:p>Parc de Bercy, skate Parc</text:p>
          </table:table-cell>
          <table:table-cell table:style-name="ce4" table:formula="of:=VLOOKUP([.B1030];[$DonneesPrefPolice.$A$1:.$C$1334];3;0)" office:value-type="date" office:date-value="2017-01-09" calcext:value-type="date">
            <text:p>09/0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12083" calcext:value-type="float">
            <text:p>12083</text:p>
          </table:table-cell>
          <table:table-cell table:style-name="ce2" office:value-type="string" calcext:value-type="string">
            <text:p>Rue Hénard, allée Vivaldi</text:p>
          </table:table-cell>
          <table:table-cell table:style-name="ce4" table:formula="of:=VLOOKUP([.B1031];[$DonneesPrefPolice.$A$1:.$C$1334];3;0)" office:value-type="date" office:date-value="2016-09-27" calcext:value-type="date">
            <text:p>27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3531" calcext:value-type="float">
            <text:p>83531</text:p>
          </table:table-cell>
          <table:table-cell table:style-name="ce2" office:value-type="string" calcext:value-type="string">
            <text:p>Boulevard Poniatowski, rue de Charenton</text:p>
          </table:table-cell>
          <table:table-cell table:style-name="ce4" table:formula="of:=VLOOKUP([.B1032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4480" calcext:value-type="float">
            <text:p>84480</text:p>
          </table:table-cell>
          <table:table-cell table:style-name="ce2" office:value-type="string" calcext:value-type="string">
            <text:p>Boulevard Diderot, rue Pierre Bourdan</text:p>
          </table:table-cell>
          <table:table-cell table:style-name="ce4" table:formula="of:=VLOOKUP([.B103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4570" calcext:value-type="float">
            <text:p>84570</text:p>
          </table:table-cell>
          <table:table-cell table:style-name="ce2" office:value-type="string" calcext:value-type="string">
            <text:p>Rue Erard, rue de Reuilly</text:p>
          </table:table-cell>
          <table:table-cell table:style-name="ce4" table:formula="of:=VLOOKUP([.B103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87643" calcext:value-type="float">
            <text:p>87643</text:p>
          </table:table-cell>
          <table:table-cell table:style-name="ce2" office:value-type="string" calcext:value-type="string">
            <text:p>19, rue du Colonel Rozanoff</text:p>
          </table:table-cell>
          <table:table-cell table:style-name="ce4" table:formula="of:=VLOOKUP([.B1035];[$DonneesPrefPolice.$A$1:.$C$1334];3;0)" office:value-type="date" office:date-value="2014-11-28" calcext:value-type="date">
            <text:p>28/11/14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0101" calcext:value-type="float">
            <text:p>90101</text:p>
          </table:table-cell>
          <table:table-cell table:style-name="ce2" office:value-type="string" calcext:value-type="string">
            <text:p>Place Félix Eboué angle avenue Daumesnil, boulevard de Reuilly</text:p>
          </table:table-cell>
          <table:table-cell table:style-name="ce4" table:formula="of:=VLOOKUP([.B1036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0513" calcext:value-type="float">
            <text:p>90513</text:p>
          </table:table-cell>
          <table:table-cell table:style-name="ce2" office:value-type="string" calcext:value-type="string">
            <text:p>Rue de Rambouillet, rue de Châlon</text:p>
          </table:table-cell>
          <table:table-cell table:style-name="ce4" table:formula="of:=VLOOKUP([.B1037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1445" calcext:value-type="float">
            <text:p>91445</text:p>
          </table:table-cell>
          <table:table-cell table:style-name="ce2" office:value-type="string" calcext:value-type="string">
            <text:p>Esplanade Saint-Louis</text:p>
          </table:table-cell>
          <table:table-cell table:style-name="ce4" table:formula="of:=VLOOKUP([.B1038];[$DonneesPrefPolice.$A$1:.$C$1334];3;0)" office:value-type="date" office:date-value="2015-05-15" calcext:value-type="date">
            <text:p>15/05/1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1873" calcext:value-type="float">
            <text:p>91873</text:p>
          </table:table-cell>
          <table:table-cell table:style-name="ce2" office:value-type="string" calcext:value-type="string">
            <text:p>Pont de Tolbiac (aval) — Seine</text:p>
          </table:table-cell>
          <table:table-cell table:style-name="ce4" table:formula="of:=VLOOKUP([.B1039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3044" calcext:value-type="float">
            <text:p>93044</text:p>
          </table:table-cell>
          <table:table-cell table:style-name="ce2" office:value-type="string" calcext:value-type="string">
            <text:p>Boulevard Soult, avenue de la Porte de Vincennes</text:p>
          </table:table-cell>
          <table:table-cell table:style-name="ce4" table:formula="of:=VLOOKUP([.B1040];[$DonneesPrefPolice.$A$1:.$C$1334];3;0)" office:value-type="date" office:date-value="2012-11-23" calcext:value-type="date">
            <text:p>23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4387" calcext:value-type="float">
            <text:p>94387</text:p>
          </table:table-cell>
          <table:table-cell table:style-name="ce2" office:value-type="string" calcext:value-type="string">
            <text:p>Avenue Ledru Rollin, rue du Faubourg Saint-Antoine</text:p>
          </table:table-cell>
          <table:table-cell table:style-name="ce4" table:formula="of:=VLOOKUP([.B1041];[$DonneesPrefPolice.$A$1:.$C$1334];3;0)" office:value-type="date" office:date-value="2012-03-16" calcext:value-type="date">
            <text:p>16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4447" calcext:value-type="float">
            <text:p>94447</text:p>
          </table:table-cell>
          <table:table-cell table:style-name="ce2" office:value-type="string" calcext:value-type="string">
            <text:p>Boulevard de Reuilly, rue Taine</text:p>
          </table:table-cell>
          <table:table-cell table:style-name="ce4" table:formula="of:=VLOOKUP([.B1042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2" calcext:value-type="float">
            <text:p>75012</text:p>
          </table:table-cell>
          <table:table-cell table:style-name="ce2" office:value-type="float" office:value="97975" calcext:value-type="float">
            <text:p>97975</text:p>
          </table:table-cell>
          <table:table-cell table:style-name="ce2" office:value-type="string" calcext:value-type="string">
            <text:p>Boulevard Soult, avenue de Saint-Mandé</text:p>
          </table:table-cell>
          <table:table-cell table:style-name="ce4" table:formula="of:=VLOOKUP([.B1043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2" calcext:value-type="float">
            <text:p>75012</text:p>
          </table:table-cell>
          <table:table-cell table:style-name="ce2" office:value-type="string" calcext:value-type="string">
            <text:p>97975A</text:p>
          </table:table-cell>
          <table:table-cell table:style-name="ce2" office:value-type="string" calcext:value-type="string">
            <text:p>Boulevard Soult, avenue Courteline</text:p>
          </table:table-cell>
          <table:table-cell table:style-name="ce4" table:formula="of:=VLOOKUP([.B1044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0105" calcext:value-type="float">
            <text:p>10105</text:p>
          </table:table-cell>
          <table:table-cell table:style-name="ce2" office:value-type="string" calcext:value-type="string">
            <text:p>8, boulevard de l'Hôpital</text:p>
          </table:table-cell>
          <table:table-cell table:style-name="ce4" table:formula="of:=VLOOKUP([.B104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1144" calcext:value-type="float">
            <text:p>11144</text:p>
          </table:table-cell>
          <table:table-cell table:style-name="ce2" office:value-type="string" calcext:value-type="string">
            <text:p>Avenue d'Italie, rue du Tage</text:p>
          </table:table-cell>
          <table:table-cell table:style-name="ce4" table:formula="of:=VLOOKUP([.B1046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2569" calcext:value-type="float">
            <text:p>12569</text:p>
          </table:table-cell>
          <table:table-cell table:style-name="ce2" office:value-type="string" calcext:value-type="string">
            <text:p>Rue des Frères d'Astier de la Vigerie, rue Simone Weil</text:p>
          </table:table-cell>
          <table:table-cell table:style-name="ce4" table:formula="of:=VLOOKUP([.B1047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54" calcext:value-type="float">
            <text:p>13054</text:p>
          </table:table-cell>
          <table:table-cell table:style-name="ce2" office:value-type="string" calcext:value-type="string">
            <text:p>Boulevard Massena, rue Darmesteter</text:p>
          </table:table-cell>
          <table:table-cell table:style-name="ce4" table:formula="of:=VLOOKUP([.B1048];[$DonneesPrefPolice.$A$1:.$C$1334];3;0)" office:value-type="date" office:date-value="2017-02-24" calcext:value-type="date">
            <text:p>2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4" calcext:value-type="float">
            <text:p>13074</text:p>
          </table:table-cell>
          <table:table-cell table:style-name="ce2" office:value-type="string" calcext:value-type="string">
            <text:p>55, boulevard Vincent Auriol</text:p>
          </table:table-cell>
          <table:table-cell table:style-name="ce4" table:formula="of:=VLOOKUP([.B1049];[$DonneesPrefPolice.$A$1:.$C$1334];3;0)" office:value-type="date" office:date-value="2017-03-06" calcext:value-type="date">
            <text:p>06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5" calcext:value-type="float">
            <text:p>13075</text:p>
          </table:table-cell>
          <table:table-cell table:style-name="ce2" office:value-type="string" calcext:value-type="string">
            <text:p>Rue du Château des Rentiers, rue Ricaut</text:p>
          </table:table-cell>
          <table:table-cell table:style-name="ce4" table:formula="of:=VLOOKUP([.B1050];[$DonneesPrefPolice.$A$1:.$C$1334];3;0)" office:value-type="date" office:date-value="2016-08-01" calcext:value-type="date">
            <text:p>01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6" calcext:value-type="float">
            <text:p>13076</text:p>
          </table:table-cell>
          <table:table-cell table:style-name="ce2" office:value-type="string" calcext:value-type="string">
            <text:p>Rue Patay, rue de Tolbiac</text:p>
          </table:table-cell>
          <table:table-cell table:style-name="ce4" table:formula="of:=VLOOKUP([.B1051];[$DonneesPrefPolice.$A$1:.$C$1334];3;0)" office:value-type="date" office:date-value="2016-09-22" calcext:value-type="date">
            <text:p>22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77" calcext:value-type="float">
            <text:p>13077</text:p>
          </table:table-cell>
          <table:table-cell table:style-name="ce2" office:value-type="string" calcext:value-type="string">
            <text:p>Boulevard Masséna, avenue de la Porte de Vitry</text:p>
          </table:table-cell>
          <table:table-cell table:style-name="ce4" table:formula="of:=VLOOKUP([.B1052];[$DonneesPrefPolice.$A$1:.$C$1334];3;0)" office:value-type="date" office:date-value="2016-11-14" calcext:value-type="date">
            <text:p>1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office:value-type="string" calcext:value-type="string">
            <text:p>Dalle Olympiades — Cour de Rome, Galerie Stadium</text:p>
          </table:table-cell>
          <table:table-cell table:style-name="ce4" table:formula="of:=VLOOKUP([.B1053];[$DonneesPrefPolice.$A$1:.$C$1334];3;0)" office:value-type="date" office:date-value="2016-09-01" calcext:value-type="date">
            <text:p>01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1" calcext:value-type="float">
            <text:p>13081</text:p>
          </table:table-cell>
          <table:table-cell table:style-name="ce2" office:value-type="string" calcext:value-type="string">
            <text:p>Rue Bourgon, rue du Moulin de la Pointe</text:p>
          </table:table-cell>
          <table:table-cell table:style-name="ce4" table:formula="of:=VLOOKUP([.B1054];[$DonneesPrefPolice.$A$1: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4" calcext:value-type="float">
            <text:p>13084</text:p>
          </table:table-cell>
          <table:table-cell table:style-name="ce2" office:value-type="string" calcext:value-type="string">
            <text:p>Rue de Tolbiac, rue Bobillot</text:p>
          </table:table-cell>
          <table:table-cell table:style-name="ce4" table:formula="of:=VLOOKUP([.B1055];[$DonneesPrefPolice.$A$1:.$C$1334];3;0)" office:value-type="date" office:date-value="2017-03-10" calcext:value-type="date">
            <text:p>10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5" calcext:value-type="float">
            <text:p>13085</text:p>
          </table:table-cell>
          <table:table-cell table:style-name="ce2" office:value-type="string" calcext:value-type="string">
            <text:p>Rue Bobillot, place Paul Verlaine, rue Vandrezanne</text:p>
          </table:table-cell>
          <table:table-cell table:style-name="ce4" table:formula="of:=VLOOKUP([.B1056];[$DonneesPrefPolice.$A$1:.$C$1334];3;0)" office:value-type="date" office:date-value="2017-03-13" calcext:value-type="date">
            <text:p>1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6" calcext:value-type="float">
            <text:p>13086</text:p>
          </table:table-cell>
          <table:table-cell table:style-name="ce2" office:value-type="string" calcext:value-type="string">
            <text:p>Rue de la Glacière, boulevard Arago</text:p>
          </table:table-cell>
          <table:table-cell table:style-name="ce4" table:formula="of:=VLOOKUP([.B1057];[$DonneesPrefPolice.$A$1:.$C$1334];3;0)" office:value-type="date" office:date-value="2017-02-24" calcext:value-type="date">
            <text:p>2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7" calcext:value-type="float">
            <text:p>13087</text:p>
          </table:table-cell>
          <table:table-cell table:style-name="ce2" office:value-type="string" calcext:value-type="string">
            <text:p>Rue Jean-Baptiste Berlier, allée Paris-Ivry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8" calcext:value-type="float">
            <text:p>13088</text:p>
          </table:table-cell>
          <table:table-cell table:style-name="ce2" office:value-type="string" calcext:value-type="string">
            <text:p>ZAC RG — Halle Freyssinet « douve » arrière créée</text:p>
          </table:table-cell>
          <table:table-cell table:style-name="ce4" table:formula="of:=VLOOKUP([.B1059];[$DonneesPrefPolice.$A$1:.$C$1334];3;0)" office:value-type="date" office:date-value="2017-05-23" calcext:value-type="date">
            <text:p>23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89" calcext:value-type="float">
            <text:p>13089</text:p>
          </table:table-cell>
          <table:table-cell table:style-name="ce2" office:value-type="string" calcext:value-type="string">
            <text:p>RG — Bédier Ilot Franc-Nohain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90" calcext:value-type="float">
            <text:p>13090</text:p>
          </table:table-cell>
          <table:table-cell table:style-name="ce2" office:value-type="string" calcext:value-type="string">
            <text:p>ZAC RG — Oudiné-Chevalere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91" calcext:value-type="float">
            <text:p>13091</text:p>
          </table:table-cell>
          <table:table-cell table:style-name="ce2" office:value-type="string" calcext:value-type="string">
            <text:p>ZAC Paul Bourget — arrière de la rue Bourge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099" calcext:value-type="float">
            <text:p>13099</text:p>
          </table:table-cell>
          <table:table-cell table:style-name="ce2" office:value-type="string" calcext:value-type="string">
            <text:p>239, rue de Tolbiac</text:p>
          </table:table-cell>
          <table:table-cell table:style-name="ce4" table:formula="of:=VLOOKUP([.B1063];[$DonneesPrefPolice.$A$1:.$C$1334];3;0)" office:value-type="date" office:date-value="2015-12-29" calcext:value-type="date">
            <text:p>29/12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1" calcext:value-type="float">
            <text:p>13101</text:p>
          </table:table-cell>
          <table:table-cell table:style-name="ce2" office:value-type="string" calcext:value-type="string">
            <text:p>Passerelle Simone de Beauvoir (amont rive gauche)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2" calcext:value-type="float">
            <text:p>13102</text:p>
          </table:table-cell>
          <table:table-cell table:style-name="ce2" office:value-type="string" calcext:value-type="string">
            <text:p>Pont RATP — Sein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3" calcext:value-type="float">
            <text:p>13103</text:p>
          </table:table-cell>
          <table:table-cell table:style-name="ce2" office:value-type="string" calcext:value-type="string">
            <text:p>Rue Louise Bourgeois, rue Julie Daubi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4" calcext:value-type="float">
            <text:p>13104</text:p>
          </table:table-cell>
          <table:table-cell table:style-name="ce2" office:value-type="string" calcext:value-type="string">
            <text:p>Place Farhat Hached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5" calcext:value-type="float">
            <text:p>13105</text:p>
          </table:table-cell>
          <table:table-cell table:style-name="ce2" office:value-type="string" calcext:value-type="string">
            <text:p>Place Aurélie Nemours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6" calcext:value-type="float">
            <text:p>13106</text:p>
          </table:table-cell>
          <table:table-cell table:style-name="ce2" office:value-type="string" calcext:value-type="string">
            <text:p>Place Jean-Michel Basquiat — Avenue de France, rue Emile Durkheim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7" calcext:value-type="float">
            <text:p>13107</text:p>
          </table:table-cell>
          <table:table-cell table:style-name="ce2" office:value-type="string" calcext:value-type="string">
            <text:p>Place Jean-Michel Basquiat — Promenade planté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8" calcext:value-type="float">
            <text:p>13108</text:p>
          </table:table-cell>
          <table:table-cell table:style-name="ce2" office:value-type="string" calcext:value-type="string">
            <text:p>Rue Chevaleret, rue Alphonse Boudard, rue Charcot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09" calcext:value-type="float">
            <text:p>13109</text:p>
          </table:table-cell>
          <table:table-cell table:style-name="ce2" office:value-type="string" calcext:value-type="string">
            <text:p>Avenue Pierre Mendès France, rue Paul Kle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110" calcext:value-type="float">
            <text:p>13110</text:p>
          </table:table-cell>
          <table:table-cell table:style-name="ce2" office:value-type="string" calcext:value-type="string">
            <text:p>Rue Ada Lovelac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231" calcext:value-type="float">
            <text:p>13231</text:p>
          </table:table-cell>
          <table:table-cell table:style-name="ce2" office:value-type="string" calcext:value-type="string">
            <text:p>Olympiades — Londres, Anvers</text:p>
          </table:table-cell>
          <table:table-cell table:style-name="ce4" table:formula="of:=VLOOKUP([.B1074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412" calcext:value-type="float">
            <text:p>13412</text:p>
          </table:table-cell>
          <table:table-cell table:style-name="ce2" office:value-type="string" calcext:value-type="string">
            <text:p>Pont Charles de Gaulle, quai d'Austerlitz</text:p>
          </table:table-cell>
          <table:table-cell table:style-name="ce4" table:formula="of:=VLOOKUP([.B1075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532" calcext:value-type="float">
            <text:p>13532</text:p>
          </table:table-cell>
          <table:table-cell table:style-name="ce2" office:value-type="string" calcext:value-type="string">
            <text:p>Olympiades — Mexico</text:p>
          </table:table-cell>
          <table:table-cell table:style-name="ce4" table:formula="of:=VLOOKUP([.B1076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700" calcext:value-type="float">
            <text:p>13700</text:p>
          </table:table-cell>
          <table:table-cell table:style-name="ce2" office:value-type="string" calcext:value-type="string">
            <text:p>Olympiades — Squaw Valley</text:p>
          </table:table-cell>
          <table:table-cell table:style-name="ce4" table:formula="of:=VLOOKUP([.B1077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772" calcext:value-type="float">
            <text:p>13772</text:p>
          </table:table-cell>
          <table:table-cell table:style-name="ce2" office:value-type="string" calcext:value-type="string">
            <text:p>Place Jeanne d'Arc, place Souham</text:p>
          </table:table-cell>
          <table:table-cell table:style-name="ce4" table:formula="of:=VLOOKUP([.B1078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3967" calcext:value-type="float">
            <text:p>13967</text:p>
          </table:table-cell>
          <table:table-cell table:style-name="ce2" office:value-type="string" calcext:value-type="string">
            <text:p>Rue du Colonel Dominé (Côté porte d'Italie)</text:p>
          </table:table-cell>
          <table:table-cell table:style-name="ce4" table:formula="of:=VLOOKUP([.B1079];[$DonneesPrefPolice.$A$1:.$C$1334];3;0)" office:value-type="date" office:date-value="2013-01-11" calcext:value-type="date">
            <text:p>1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14707" calcext:value-type="float">
            <text:p>14707</text:p>
          </table:table-cell>
          <table:table-cell table:style-name="ce2" office:value-type="string" calcext:value-type="string">
            <text:p>Avenue d'Italie, boulevard Kellermann, boulevard Massena</text:p>
          </table:table-cell>
          <table:table-cell table:style-name="ce4" table:formula="of:=VLOOKUP([.B1080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1821" calcext:value-type="float">
            <text:p>71821</text:p>
          </table:table-cell>
          <table:table-cell table:style-name="ce2" office:value-type="string" calcext:value-type="string">
            <text:p>Rue Regnault, rue du Château des Rentiers</text:p>
          </table:table-cell>
          <table:table-cell table:style-name="ce4" table:formula="of:=VLOOKUP([.B1081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3087" calcext:value-type="float">
            <text:p>73087</text:p>
          </table:table-cell>
          <table:table-cell table:style-name="ce2" office:value-type="string" calcext:value-type="string">
            <text:p>Pont d'Austerlitz aval — Seine</text:p>
          </table:table-cell>
          <table:table-cell table:style-name="ce4" table:formula="of:=VLOOKUP([.B1082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5329" calcext:value-type="float">
            <text:p>75329</text:p>
          </table:table-cell>
          <table:table-cell table:style-name="ce2" office:value-type="string" calcext:value-type="string">
            <text:p>Boulevard Vincent Auriol, quai d'Austerlitz</text:p>
          </table:table-cell>
          <table:table-cell table:style-name="ce4" table:formula="of:=VLOOKUP([.B1083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5778" calcext:value-type="float">
            <text:p>75778</text:p>
          </table:table-cell>
          <table:table-cell table:style-name="ce2" office:value-type="string" calcext:value-type="string">
            <text:p>Place d'Italie, boulevard Hôpital</text:p>
          </table:table-cell>
          <table:table-cell table:style-name="ce4" table:formula="of:=VLOOKUP([.B108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8185" calcext:value-type="float">
            <text:p>78185</text:p>
          </table:table-cell>
          <table:table-cell table:style-name="ce2" office:value-type="string" calcext:value-type="string">
            <text:p>Boulevard de l'Hôpital, rue Jeanne d'Arc</text:p>
          </table:table-cell>
          <table:table-cell table:style-name="ce4" table:formula="of:=VLOOKUP([.B1085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8193" calcext:value-type="float">
            <text:p>78193</text:p>
          </table:table-cell>
          <table:table-cell table:style-name="ce2" office:value-type="string" calcext:value-type="string">
            <text:p>Place de Port au Prince, avenue de la Porte de Choisy</text:p>
          </table:table-cell>
          <table:table-cell table:style-name="ce4" table:formula="of:=VLOOKUP([.B1086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9232" calcext:value-type="float">
            <text:p>79232</text:p>
          </table:table-cell>
          <table:table-cell table:style-name="ce2" office:value-type="string" calcext:value-type="string">
            <text:p>Boulevard Masséna, rue Jean-Baptiste Berlier</text:p>
          </table:table-cell>
          <table:table-cell table:style-name="ce4" table:formula="of:=VLOOKUP([.B1087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79596" calcext:value-type="float">
            <text:p>79596</text:p>
          </table:table-cell>
          <table:table-cell table:style-name="ce2" office:value-type="string" calcext:value-type="string">
            <text:p>Pont d'Austerlitz amont — Seine</text:p>
          </table:table-cell>
          <table:table-cell table:style-name="ce4" table:formula="of:=VLOOKUP([.B1088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0562" calcext:value-type="float">
            <text:p>80562</text:p>
          </table:table-cell>
          <table:table-cell table:style-name="ce2" office:value-type="string" calcext:value-type="string">
            <text:p>Pont National aval — Seine</text:p>
          </table:table-cell>
          <table:table-cell table:style-name="ce4" table:formula="of:=VLOOKUP([.B1089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1328" calcext:value-type="float">
            <text:p>81328</text:p>
          </table:table-cell>
          <table:table-cell table:style-name="ce2" office:value-type="string" calcext:value-type="string">
            <text:p>Place de Rungis — rue Barrault, rue Boussingault</text:p>
          </table:table-cell>
          <table:table-cell table:style-name="ce4" table:formula="of:=VLOOKUP([.B1090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2014" calcext:value-type="float">
            <text:p>82014</text:p>
          </table:table-cell>
          <table:table-cell table:style-name="ce2" office:value-type="string" calcext:value-type="string">
            <text:p>Boulevard de Port Royal, rue Glacière</text:p>
          </table:table-cell>
          <table:table-cell table:style-name="ce4" table:formula="of:=VLOOKUP([.B1091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2224" calcext:value-type="float">
            <text:p>82224</text:p>
          </table:table-cell>
          <table:table-cell table:style-name="ce2" office:value-type="string" calcext:value-type="string">
            <text:p>Rue de la Colonie, rue de la Fontaine à Mulard</text:p>
          </table:table-cell>
          <table:table-cell table:style-name="ce4" table:formula="of:=VLOOKUP([.B109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3092" calcext:value-type="float">
            <text:p>83092</text:p>
          </table:table-cell>
          <table:table-cell table:style-name="ce2" office:value-type="string" calcext:value-type="string">
            <text:p>Rue des Grands Moulins, rue Marie Andrée Lagroua Weil Hallé</text:p>
          </table:table-cell>
          <table:table-cell table:style-name="ce4" table:formula="of:=VLOOKUP([.B1093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4568" calcext:value-type="float">
            <text:p>84568</text:p>
          </table:table-cell>
          <table:table-cell table:style-name="ce2" office:value-type="string" calcext:value-type="string">
            <text:p>Boulevard Vincent Auriol, rue Nationale</text:p>
          </table:table-cell>
          <table:table-cell table:style-name="ce4" table:formula="of:=VLOOKUP([.B1094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4574" calcext:value-type="float">
            <text:p>84574</text:p>
          </table:table-cell>
          <table:table-cell table:style-name="ce2" office:value-type="string" calcext:value-type="string">
            <text:p>Pont de Bercy (amont) — Seine</text:p>
          </table:table-cell>
          <table:table-cell table:style-name="ce4" table:formula="of:=VLOOKUP([.B1095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5095" calcext:value-type="float">
            <text:p>85095</text:p>
          </table:table-cell>
          <table:table-cell table:style-name="ce2" office:value-type="string" calcext:value-type="string">
            <text:p>Pont de Bercy (aval) — Seine</text:p>
          </table:table-cell>
          <table:table-cell table:style-name="ce4" table:formula="of:=VLOOKUP([.B1096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7040" calcext:value-type="float">
            <text:p>87040</text:p>
          </table:table-cell>
          <table:table-cell table:style-name="ce2" office:value-type="string" calcext:value-type="string">
            <text:p>91, boulevard Masséna</text:p>
          </table:table-cell>
          <table:table-cell table:style-name="ce4" table:formula="of:=VLOOKUP([.B1097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89076" calcext:value-type="float">
            <text:p>89076</text:p>
          </table:table-cell>
          <table:table-cell table:style-name="ce2" office:value-type="string" calcext:value-type="string">
            <text:p>Avenue de France, rue de Tolbiac</text:p>
          </table:table-cell>
          <table:table-cell table:style-name="ce4" table:formula="of:=VLOOKUP([.B1098];[$DonneesPrefPolice.$A$1:.$C$1334];3;0)" office:value-type="date" office:date-value="2013-12-20" calcext:value-type="date">
            <text:p>20/1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91336" calcext:value-type="float">
            <text:p>91336</text:p>
          </table:table-cell>
          <table:table-cell table:style-name="ce2" office:value-type="string" calcext:value-type="string">
            <text:p>Avenue Pierre de Coubertin, boulevard Kellermann</text:p>
          </table:table-cell>
          <table:table-cell table:style-name="ce4" table:formula="of:=VLOOKUP([.B1099];[$DonneesPrefPolice.$A$1:.$C$1334];3;0)" office:value-type="date" office:date-value="2012-06-01" calcext:value-type="date">
            <text:p>01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3" calcext:value-type="float">
            <text:p>75013</text:p>
          </table:table-cell>
          <table:table-cell table:style-name="ce2" office:value-type="float" office:value="97058" calcext:value-type="float">
            <text:p>97058</text:p>
          </table:table-cell>
          <table:table-cell table:style-name="ce2" office:value-type="string" calcext:value-type="string">
            <text:p>Rue de Tolbiac, rue Nationale</text:p>
          </table:table-cell>
          <table:table-cell table:style-name="ce4" table:formula="of:=VLOOKUP([.B1100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0155" calcext:value-type="float">
            <text:p>10155</text:p>
          </table:table-cell>
          <table:table-cell table:style-name="ce2" office:value-type="string" calcext:value-type="string">
            <text:p>Avenue Ernest Reyer, rue Edmond Rousse</text:p>
          </table:table-cell>
          <table:table-cell table:style-name="ce4" table:formula="of:=VLOOKUP([.B1101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1453" calcext:value-type="float">
            <text:p>11453</text:p>
          </table:table-cell>
          <table:table-cell table:style-name="ce2" office:value-type="string" calcext:value-type="string">
            <text:p>Rue des Plantes, rue Antoine Chantin</text:p>
          </table:table-cell>
          <table:table-cell table:style-name="ce4" table:formula="of:=VLOOKUP([.B1102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3312" calcext:value-type="float">
            <text:p>13312</text:p>
          </table:table-cell>
          <table:table-cell table:style-name="ce2" office:value-type="string" calcext:value-type="string">
            <text:p>Boulevard Saint-Jacques, rue Ferrus</text:p>
          </table:table-cell>
          <table:table-cell table:style-name="ce4" table:formula="of:=VLOOKUP([.B110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3583" calcext:value-type="float">
            <text:p>13583</text:p>
          </table:table-cell>
          <table:table-cell table:style-name="ce2" office:value-type="string" calcext:value-type="string">
            <text:p>Boulevard Raspail, rue Huyghens</text:p>
          </table:table-cell>
          <table:table-cell table:style-name="ce4" table:formula="of:=VLOOKUP([.B1104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3654" calcext:value-type="float">
            <text:p>13654</text:p>
          </table:table-cell>
          <table:table-cell table:style-name="ce2" office:value-type="string" calcext:value-type="string">
            <text:p>Avenue Jean Moulin, rue Auguste Cain</text:p>
          </table:table-cell>
          <table:table-cell table:style-name="ce4" table:formula="of:=VLOOKUP([.B1105];[$DonneesPrefPolice.$A$1:.$C$1334];3;0)" office:value-type="date" office:date-value="2012-10-05" calcext:value-type="date">
            <text:p>05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01" calcext:value-type="float">
            <text:p>14001</text:p>
          </table:table-cell>
          <table:table-cell table:style-name="ce2" office:value-type="string" calcext:value-type="string">
            <text:p>Avenue du Maine, rue de la Gaîté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48" calcext:value-type="float">
            <text:p>14048</text:p>
          </table:table-cell>
          <table:table-cell table:style-name="ce2" office:value-type="string" calcext:value-type="string">
            <text:p>Rue Guilleminot, rue Crocé Spinelli</text:p>
          </table:table-cell>
          <table:table-cell table:style-name="ce4" table:formula="of:=VLOOKUP([.B1107];[$DonneesPrefPolice.$A$1:.$C$1334];3;0)" office:value-type="date" office:date-value="2017-11-03" calcext:value-type="date">
            <text:p>03/11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3" calcext:value-type="float">
            <text:p>14063</text:p>
          </table:table-cell>
          <table:table-cell table:style-name="ce2" office:value-type="string" calcext:value-type="string">
            <text:p>Rue de la Sablière, rue Hippolyte Maindron</text:p>
          </table:table-cell>
          <table:table-cell table:style-name="ce4" table:formula="of:=VLOOKUP([.B1108];[$DonneesPrefPolice.$A$1:.$C$1334];3;0)" office:value-type="date" office:date-value="2017-04-07" calcext:value-type="date">
            <text:p>07/04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4" calcext:value-type="float">
            <text:p>14064</text:p>
          </table:table-cell>
          <table:table-cell table:style-name="ce2" office:value-type="string" calcext:value-type="string">
            <text:p>Avenue du Général Leclerc, rue Mouton Duvernet</text:p>
          </table:table-cell>
          <table:table-cell table:style-name="ce4" table:formula="of:=VLOOKUP([.B1109];[$DonneesPrefPolice.$A$1:.$C$1334];3;0)" office:value-type="date" office:date-value="2018-07-03" calcext:value-type="date">
            <text:p>03/07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6" calcext:value-type="float">
            <text:p>14066</text:p>
          </table:table-cell>
          <table:table-cell table:style-name="ce2" office:value-type="string" calcext:value-type="string">
            <text:p>Rue d'Alésia, rue René Coty</text:p>
          </table:table-cell>
          <table:table-cell table:style-name="ce4" table:formula="of:=VLOOKUP([.B1110];[$DonneesPrefPolice.$A$1:.$C$1334];3;0)" office:value-type="date" office:date-value="2018-11-09" calcext:value-type="date">
            <text:p>09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7" calcext:value-type="float">
            <text:p>14067</text:p>
          </table:table-cell>
          <table:table-cell table:style-name="ce2" office:value-type="string" calcext:value-type="string">
            <text:p>Avenue Reille, rue René Coty</text:p>
          </table:table-cell>
          <table:table-cell table:style-name="ce4" table:formula="of:=VLOOKUP([.B1111];[$DonneesPrefPolice.$A$1:.$C$1334];3;0)" office:value-type="date" office:date-value="2016-12-01" calcext:value-type="date">
            <text:p>0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68" calcext:value-type="float">
            <text:p>14068</text:p>
          </table:table-cell>
          <table:table-cell table:style-name="ce2" office:value-type="string" calcext:value-type="string">
            <text:p>Avenue Reille, rue Gazan et rue Lemaignan</text:p>
          </table:table-cell>
          <table:table-cell table:style-name="ce4" table:formula="of:=VLOOKUP([.B1112];[$DonneesPrefPolice.$A$1:.$C$1334];3;0)" office:value-type="date" office:date-value="2016-09-08" calcext:value-type="date">
            <text:p>08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70" calcext:value-type="float">
            <text:p>14070</text:p>
          </table:table-cell>
          <table:table-cell table:style-name="ce2" office:value-type="string" calcext:value-type="string">
            <text:p>Promenade plantée Broussais — le long de la promenad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71" calcext:value-type="float">
            <text:p>14071</text:p>
          </table:table-cell>
          <table:table-cell table:style-name="ce2" office:value-type="string" calcext:value-type="string">
            <text:p>Promenade plantée Broussais — zone bâtiment E.H.P.A.D.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074" calcext:value-type="float">
            <text:p>14074</text:p>
          </table:table-cell>
          <table:table-cell table:style-name="ce2" office:value-type="string" calcext:value-type="string">
            <text:p>Rue Pernety, rue de l'Ouest</text:p>
          </table:table-cell>
          <table:table-cell table:style-name="ce4" table:formula="of:=VLOOKUP([.B1115];[$DonneesPrefPolice.$A$1:.$C$1334];3;0)" office:value-type="date" office:date-value="2016-09-09" calcext:value-type="date">
            <text:p>09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251" calcext:value-type="float">
            <text:p>14251</text:p>
          </table:table-cell>
          <table:table-cell table:style-name="ce2" office:value-type="string" calcext:value-type="string">
            <text:p>Rue du Cange, rue de Gergovie</text:p>
          </table:table-cell>
          <table:table-cell table:style-name="ce4" table:formula="of:=VLOOKUP([.B1116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4602" calcext:value-type="float">
            <text:p>14602</text:p>
          </table:table-cell>
          <table:table-cell table:style-name="ce2" office:value-type="string" calcext:value-type="string">
            <text:p>Rue Raymond Losserand, rue Pierre Larousse</text:p>
          </table:table-cell>
          <table:table-cell table:style-name="ce4" table:formula="of:=VLOOKUP([.B1117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5349" calcext:value-type="float">
            <text:p>15349</text:p>
          </table:table-cell>
          <table:table-cell table:style-name="ce2" office:value-type="string" calcext:value-type="string">
            <text:p>Place de la Porte de Vanves</text:p>
          </table:table-cell>
          <table:table-cell table:style-name="ce4" table:formula="of:=VLOOKUP([.B1118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5950" calcext:value-type="float">
            <text:p>15950</text:p>
          </table:table-cell>
          <table:table-cell table:style-name="ce2" office:value-type="string" calcext:value-type="string">
            <text:p>Rue du Moulin de la Vierge, rue Decrès</text:p>
          </table:table-cell>
          <table:table-cell table:style-name="ce4" table:formula="of:=VLOOKUP([.B1119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6056" calcext:value-type="float">
            <text:p>16056</text:p>
          </table:table-cell>
          <table:table-cell table:style-name="ce2" office:value-type="string" calcext:value-type="string">
            <text:p>Place Denfert-Rochereau, rue de Grancey</text:p>
          </table:table-cell>
          <table:table-cell table:style-name="ce4" table:formula="of:=VLOOKUP([.B112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7143" calcext:value-type="float">
            <text:p>17143</text:p>
          </table:table-cell>
          <table:table-cell table:style-name="ce2" office:value-type="string" calcext:value-type="string">
            <text:p>16, rue du Faubourg Saint-Jacques</text:p>
          </table:table-cell>
          <table:table-cell table:style-name="ce4" table:formula="of:=VLOOKUP([.B1121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8452" calcext:value-type="float">
            <text:p>18452</text:p>
          </table:table-cell>
          <table:table-cell table:style-name="ce2" office:value-type="string" calcext:value-type="string">
            <text:p>Rue de l'Eure, rue Didot</text:p>
          </table:table-cell>
          <table:table-cell table:style-name="ce4" table:formula="of:=VLOOKUP([.B1122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18838" calcext:value-type="float">
            <text:p>18838</text:p>
          </table:table-cell>
          <table:table-cell table:style-name="ce2" office:value-type="string" calcext:value-type="string">
            <text:p>Place Denfert-Rochereau, boulevard Saint-Jacques</text:p>
          </table:table-cell>
          <table:table-cell table:style-name="ce4" table:formula="of:=VLOOKUP([.B1123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20037" calcext:value-type="float">
            <text:p>20037</text:p>
          </table:table-cell>
          <table:table-cell table:style-name="ce2" office:value-type="string" calcext:value-type="string">
            <text:p>Place Denfert Rochereau, avenue du Général Leclerc</text:p>
          </table:table-cell>
          <table:table-cell table:style-name="ce4" table:formula="of:=VLOOKUP([.B1124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2303" calcext:value-type="float">
            <text:p>32303</text:p>
          </table:table-cell>
          <table:table-cell table:style-name="ce2" office:value-type="string" calcext:value-type="string">
            <text:p>Rue Saillard, place Ferdinand Brunot</text:p>
          </table:table-cell>
          <table:table-cell table:style-name="ce4" table:formula="of:=VLOOKUP([.B1125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2695" calcext:value-type="float">
            <text:p>32695</text:p>
          </table:table-cell>
          <table:table-cell table:style-name="ce2" office:value-type="string" calcext:value-type="string">
            <text:p>Rue de la Légion Etrangère, boulevard Romain Rolland</text:p>
          </table:table-cell>
          <table:table-cell table:style-name="ce4" table:formula="of:=VLOOKUP([.B1126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2762" calcext:value-type="float">
            <text:p>32762</text:p>
          </table:table-cell>
          <table:table-cell table:style-name="ce2" office:value-type="string" calcext:value-type="string">
            <text:p>Place Victor et Hélène Basch</text:p>
          </table:table-cell>
          <table:table-cell table:style-name="ce4" table:formula="of:=VLOOKUP([.B1127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4" calcext:value-type="float">
            <text:p>75014</text:p>
          </table:table-cell>
          <table:table-cell table:style-name="ce2" office:value-type="float" office:value="33506" calcext:value-type="float">
            <text:p>33506</text:p>
          </table:table-cell>
          <table:table-cell table:style-name="ce2" office:value-type="string" calcext:value-type="string">
            <text:p>Rue d'Alésia, rue de la Tombe Issoire</text:p>
          </table:table-cell>
          <table:table-cell table:style-name="ce4" table:formula="of:=VLOOKUP([.B1128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3273" calcext:value-type="float">
            <text:p>13273</text:p>
          </table:table-cell>
          <table:table-cell table:style-name="ce2" office:value-type="string" calcext:value-type="string">
            <text:p>Rue Bargue, rue Platon</text:p>
          </table:table-cell>
          <table:table-cell table:style-name="ce4" table:formula="of:=VLOOKUP([.B1129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43" calcext:value-type="float">
            <text:p>15043</text:p>
          </table:table-cell>
          <table:table-cell table:style-name="ce2" office:value-type="string" calcext:value-type="string">
            <text:p>Boulevard Victor, avenue de la Porte de Sèvres</text:p>
          </table:table-cell>
          <table:table-cell table:style-name="ce4" table:formula="of:=VLOOKUP([.B1130];[$DonneesPrefPolice.$A$1:.$C$1334];3;0)" office:value-type="date" office:date-value="2017-09-20" calcext:value-type="date">
            <text:p>20/09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67" calcext:value-type="float">
            <text:p>15067</text:p>
          </table:table-cell>
          <table:table-cell table:style-name="ce2" office:value-type="string" calcext:value-type="string">
            <text:p>Rue du Colonel Pierre Avia, contre-allée des Frères Voisin</text:p>
          </table:table-cell>
          <table:table-cell table:style-name="ce4" table:formula="of:=VLOOKUP([.B1131];[$DonneesPrefPolice.$A$1:.$C$1334];3;0)" office:value-type="date" office:date-value="2018-02-08" calcext:value-type="date">
            <text:p>08/02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85" calcext:value-type="float">
            <text:p>15085</text:p>
          </table:table-cell>
          <table:table-cell table:style-name="ce2" office:value-type="string" calcext:value-type="string">
            <text:p>Beaugrenelle/Rampe d'accès rue Docteur Finlay</text:p>
          </table:table-cell>
          <table:table-cell table:style-name="ce4" table:formula="of:=VLOOKUP([.B1132];[$DonneesPrefPolice.$A$1:.$C$1334];3;0)" office:value-type="date" office:date-value="2016-10-03" calcext:value-type="date">
            <text:p>03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89" calcext:value-type="float">
            <text:p>15089</text:p>
          </table:table-cell>
          <table:table-cell table:style-name="ce2" office:value-type="string" calcext:value-type="string">
            <text:p>Beaugrenelle/Passerelle Est, colonne CPCU</text:p>
          </table:table-cell>
          <table:table-cell table:style-name="ce4" table:formula="of:=VLOOKUP([.B1133];[$DonneesPrefPolice.$A$1:.$C$1334];3;0)" office:value-type="date" office:date-value="2017-06-29" calcext:value-type="date">
            <text:p>29/06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0" calcext:value-type="float">
            <text:p>15090</text:p>
          </table:table-cell>
          <table:table-cell table:style-name="ce2" office:value-type="string" calcext:value-type="string">
            <text:p>Beaugrenelle/Passerelle Ouest, Mercure II</text:p>
          </table:table-cell>
          <table:table-cell table:style-name="ce4" table:formula="of:=VLOOKUP([.B1134];[$DonneesPrefPolice.$A$1:.$C$1334];3;0)" office:value-type="date" office:date-value="2016-12-07" calcext:value-type="date">
            <text:p>07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2" calcext:value-type="float">
            <text:p>15092</text:p>
          </table:table-cell>
          <table:table-cell table:style-name="ce2" office:value-type="string" calcext:value-type="string">
            <text:p>Beaugrenelle/Reflets</text:p>
          </table:table-cell>
          <table:table-cell table:style-name="ce4" table:formula="of:=VLOOKUP([.B1135];[$DonneesPrefPolice.$A$1: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3" calcext:value-type="float">
            <text:p>15093</text:p>
          </table:table-cell>
          <table:table-cell table:style-name="ce2" office:value-type="string" calcext:value-type="string">
            <text:p>Beaugrenelle/Synagogue, Rive Gauche</text:p>
          </table:table-cell>
          <table:table-cell table:style-name="ce4" table:formula="of:=VLOOKUP([.B1136];[$DonneesPrefPolice.$A$1:.$C$1334];3;0)" office:value-type="date" office:date-value="2016-11-30" calcext:value-type="date">
            <text:p>30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4" calcext:value-type="float">
            <text:p>15094</text:p>
          </table:table-cell>
          <table:table-cell table:style-name="ce2" office:value-type="string" calcext:value-type="string">
            <text:p>Beaugrenelle/Verseau, Perspective 1</text:p>
          </table:table-cell>
          <table:table-cell table:style-name="ce4" table:formula="of:=VLOOKUP([.B1137];[$DonneesPrefPolice.$A$1:.$C$1334];3;0)" office:value-type="date" office:date-value="2016-12-02" calcext:value-type="date">
            <text:p>02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5" calcext:value-type="float">
            <text:p>15095</text:p>
          </table:table-cell>
          <table:table-cell table:style-name="ce2" office:value-type="string" calcext:value-type="string">
            <text:p>Rue Linois, rue Emeriau</text:p>
          </table:table-cell>
          <table:table-cell table:style-name="ce4" table:formula="of:=VLOOKUP([.B1138];[$DonneesPrefPolice.$A$1:.$C$1334];3;0)" office:value-type="date" office:date-value="2017-03-02" calcext:value-type="date">
            <text:p>0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096" calcext:value-type="float">
            <text:p>15096</text:p>
          </table:table-cell>
          <table:table-cell table:style-name="ce2" office:value-type="string" calcext:value-type="string">
            <text:p>Beaugrenelle/Passerelle Robert Keller</text:p>
          </table:table-cell>
          <table:table-cell table:style-name="ce4" table:formula="of:=VLOOKUP([.B1139];[$DonneesPrefPolice.$A$1:.$C$1334];3;0)" office:value-type="date" office:date-value="2018-02-22" calcext:value-type="date">
            <text:p>22/02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0" calcext:value-type="float">
            <text:p>15110</text:p>
          </table:table-cell>
          <table:table-cell table:style-name="ce2" office:value-type="string" calcext:value-type="string">
            <text:p>Rue du Professeur Florian Delbarre</text:p>
          </table:table-cell>
          <table:table-cell table:style-name="ce4" table:formula="of:=VLOOKUP([.B1140];[$DonneesPrefPolice.$A$1:.$C$1334];3;0)" office:value-type="date" office:date-value="2017-02-16" calcext:value-type="date">
            <text:p>16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3" calcext:value-type="float">
            <text:p>15113</text:p>
          </table:table-cell>
          <table:table-cell table:style-name="ce2" office:value-type="string" calcext:value-type="string">
            <text:p>Rue Brancion, rue de Vouillé</text:p>
          </table:table-cell>
          <table:table-cell table:style-name="ce4" table:formula="of:=VLOOKUP([.B1141];[$DonneesPrefPolice.$A$1:.$C$1334];3;0)" office:value-type="date" office:date-value="2016-11-07" calcext:value-type="date">
            <text:p>07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4" calcext:value-type="float">
            <text:p>15114</text:p>
          </table:table-cell>
          <table:table-cell table:style-name="ce2" office:value-type="string" calcext:value-type="string">
            <text:p>Rue de Vouillé, rue de Castagnary</text:p>
          </table:table-cell>
          <table:table-cell table:style-name="ce4" table:formula="of:=VLOOKUP([.B1142];[$DonneesPrefPolice.$A$1:.$C$1334];3;0)" office:value-type="date" office:date-value="2016-09-30" calcext:value-type="date">
            <text:p>30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6" calcext:value-type="float">
            <text:p>15116</text:p>
          </table:table-cell>
          <table:table-cell table:style-name="ce2" office:value-type="string" calcext:value-type="string">
            <text:p>Rue de Vaugirard, place Adolphe Chérioux</text:p>
          </table:table-cell>
          <table:table-cell table:style-name="ce4" table:formula="of:=VLOOKUP([.B1143];[$DonneesPrefPolice.$A$1:.$C$1334];3;0)" office:value-type="date" office:date-value="2017-03-22" calcext:value-type="date">
            <text:p>22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19" calcext:value-type="float">
            <text:p>15119</text:p>
          </table:table-cell>
          <table:table-cell table:style-name="ce2" office:value-type="string" calcext:value-type="string">
            <text:p>ZAC Boucicaut — allée Irène Némirovsky</text:p>
          </table:table-cell>
          <table:table-cell table:style-name="ce4" table:formula="of:=VLOOKUP([.B1144];[$DonneesPrefPolice.$A$1:.$C$1334];3;0)" office:value-type="date" office:date-value="2016-07-08" calcext:value-type="date">
            <text:p>08/07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120" calcext:value-type="float">
            <text:p>15120</text:p>
          </table:table-cell>
          <table:table-cell table:style-name="ce2" office:value-type="string" calcext:value-type="string">
            <text:p>Rue Emeriau, rue du Théatre</text:p>
          </table:table-cell>
          <table:table-cell table:style-name="ce4" table:formula="of:=VLOOKUP([.B1145];[$DonneesPrefPolice.$A$1:.$C$1334];3;0)" office:value-type="date" office:date-value="2017-06-29" calcext:value-type="date">
            <text:p>29/06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5229" calcext:value-type="float">
            <text:p>15229</text:p>
          </table:table-cell>
          <table:table-cell table:style-name="ce2" office:value-type="string" calcext:value-type="string">
            <text:p>Place des Insurgés de Varsovie</text:p>
          </table:table-cell>
          <table:table-cell table:style-name="ce4" table:formula="of:=VLOOKUP([.B114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7112" calcext:value-type="float">
            <text:p>17112</text:p>
          </table:table-cell>
          <table:table-cell table:style-name="ce2" office:value-type="string" calcext:value-type="string">
            <text:p>Rue des Quatre frères Peignot, avenue Emile Zola</text:p>
          </table:table-cell>
          <table:table-cell table:style-name="ce4" table:formula="of:=VLOOKUP([.B1147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7168" calcext:value-type="float">
            <text:p>17168</text:p>
          </table:table-cell>
          <table:table-cell table:style-name="ce2" office:value-type="string" calcext:value-type="string">
            <text:p>Rue Saint-Charles, rue Varet</text:p>
          </table:table-cell>
          <table:table-cell table:style-name="ce4" table:formula="of:=VLOOKUP([.B1148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17892" calcext:value-type="float">
            <text:p>17892</text:p>
          </table:table-cell>
          <table:table-cell table:style-name="ce2" office:value-type="string" calcext:value-type="string">
            <text:p>Place Henri Queuille — boulevard Garibaldi, rue Lecourbe</text:p>
          </table:table-cell>
          <table:table-cell table:style-name="ce4" table:formula="of:=VLOOKUP([.B1149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24120" calcext:value-type="float">
            <text:p>24120</text:p>
          </table:table-cell>
          <table:table-cell table:style-name="ce2" office:value-type="string" calcext:value-type="string">
            <text:p>Boulevard Victor, rue Lecourbe</text:p>
          </table:table-cell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25702" calcext:value-type="float">
            <text:p>25702</text:p>
          </table:table-cell>
          <table:table-cell table:style-name="ce2" office:value-type="string" calcext:value-type="string">
            <text:p>Rue Léon Lhermitte, rue du docteur Jacquemaire Clémenceau</text:p>
          </table:table-cell>
          <table:table-cell table:style-name="ce4" table:formula="of:=VLOOKUP([.B1151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26831" calcext:value-type="float">
            <text:p>26831</text:p>
          </table:table-cell>
          <table:table-cell table:style-name="ce2" office:value-type="string" calcext:value-type="string">
            <text:p>Rue Nélaton</text:p>
          </table:table-cell>
          <table:table-cell table:style-name="ce4" table:formula="of:=VLOOKUP([.B1152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1474" calcext:value-type="float">
            <text:p>31474</text:p>
          </table:table-cell>
          <table:table-cell table:style-name="ce2" office:value-type="string" calcext:value-type="string">
            <text:p>Rue de Dantzig, rue Périchaux</text:p>
          </table:table-cell>
          <table:table-cell table:style-name="ce4" table:formula="of:=VLOOKUP([.B1153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1629" calcext:value-type="float">
            <text:p>31629</text:p>
          </table:table-cell>
          <table:table-cell table:style-name="ce2" office:value-type="string" calcext:value-type="string">
            <text:p>Quai de Grenelle, pont de Grenelle</text:p>
          </table:table-cell>
          <table:table-cell table:style-name="ce4" table:formula="of:=VLOOKUP([.B1154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7524" calcext:value-type="float">
            <text:p>37524</text:p>
          </table:table-cell>
          <table:table-cell table:style-name="ce2" office:value-type="string" calcext:value-type="string">
            <text:p>Quai de Grenelle, pont de Bir Hakeim</text:p>
          </table:table-cell>
          <table:table-cell table:style-name="ce4" table:formula="of:=VLOOKUP([.B1155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7792" calcext:value-type="float">
            <text:p>37792</text:p>
          </table:table-cell>
          <table:table-cell table:style-name="ce2" office:value-type="string" calcext:value-type="string">
            <text:p>Rue des Entrepreneurs, rue du Commerce</text:p>
          </table:table-cell>
          <table:table-cell table:style-name="ce4" table:formula="of:=VLOOKUP([.B1156];[$DonneesPrefPolice.$A$1:.$C$1334];3;0)" office:value-type="date" office:date-value="2014-07-02" calcext:value-type="date">
            <text:p>02/07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8101" calcext:value-type="float">
            <text:p>38101</text:p>
          </table:table-cell>
          <table:table-cell table:style-name="ce2" office:value-type="string" calcext:value-type="string">
            <text:p>Place Balard</text:p>
          </table:table-cell>
          <table:table-cell table:style-name="ce4" table:formula="of:=VLOOKUP([.B1157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39029" calcext:value-type="float">
            <text:p>39029</text:p>
          </table:table-cell>
          <table:table-cell table:style-name="ce2" office:value-type="string" calcext:value-type="string">
            <text:p>Boulevard Lefebvre, rue Jean Sicard</text:p>
          </table:table-cell>
          <table:table-cell table:style-name="ce4" table:formula="of:=VLOOKUP([.B1158];[$DonneesPrefPolice.$A$1:.$C$1334];3;0)" office:value-type="date" office:date-value="2012-03-02" calcext:value-type="date">
            <text:p>02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1677" calcext:value-type="float">
            <text:p>41677</text:p>
          </table:table-cell>
          <table:table-cell table:style-name="ce2" office:value-type="string" calcext:value-type="string">
            <text:p>Boulevard du Montparnasse, rue de l'Arrivée</text:p>
          </table:table-cell>
          <table:table-cell table:style-name="ce4" table:formula="of:=VLOOKUP([.B1159];[$DonneesPrefPolice.$A$1:.$C$1334];3;0)" office:value-type="date" office:date-value="2013-09-06" calcext:value-type="date">
            <text:p>06/09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3285" calcext:value-type="float">
            <text:p>43285</text:p>
          </table:table-cell>
          <table:table-cell table:style-name="ce2" office:value-type="string" calcext:value-type="string">
            <text:p>Place Raoul Dautry</text:p>
          </table:table-cell>
          <table:table-cell table:style-name="ce4" table:formula="of:=VLOOKUP([.B1160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3832" calcext:value-type="float">
            <text:p>43832</text:p>
          </table:table-cell>
          <table:table-cell table:style-name="ce2" office:value-type="string" calcext:value-type="string">
            <text:p>Boulevard de Montparnasse, avenue du Maine</text:p>
          </table:table-cell>
          <table:table-cell table:style-name="ce4" table:formula="of:=VLOOKUP([.B1161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3956" calcext:value-type="float">
            <text:p>43956</text:p>
          </table:table-cell>
          <table:table-cell table:style-name="ce2" office:value-type="string" calcext:value-type="string">
            <text:p>Place Marcel Cerdan, boulevard de Grenelle, rue Humblot</text:p>
          </table:table-cell>
          <table:table-cell table:style-name="ce4" table:formula="of:=VLOOKUP([.B1162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5963" calcext:value-type="float">
            <text:p>45963</text:p>
          </table:table-cell>
          <table:table-cell table:style-name="ce2" office:value-type="string" calcext:value-type="string">
            <text:p>Place Raoul Dautry, boulevard de Vaugirard, rue de l'Arrivée</text:p>
          </table:table-cell>
          <table:table-cell table:style-name="ce4" table:formula="of:=VLOOKUP([.B1163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7433" calcext:value-type="float">
            <text:p>47433</text:p>
          </table:table-cell>
          <table:table-cell table:style-name="ce2" office:value-type="string" calcext:value-type="string">
            <text:p>Pont du Garigliano</text:p>
          </table:table-cell>
          <table:table-cell table:style-name="ce4" table:formula="of:=VLOOKUP([.B1164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8258" calcext:value-type="float">
            <text:p>48258</text:p>
          </table:table-cell>
          <table:table-cell table:style-name="ce2" office:value-type="string" calcext:value-type="string">
            <text:p>Boulevard Lefebvre, avenue Porte de la Plaine</text:p>
          </table:table-cell>
          <table:table-cell table:style-name="ce4" table:formula="of:=VLOOKUP([.B1165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8877" calcext:value-type="float">
            <text:p>48877</text:p>
          </table:table-cell>
          <table:table-cell table:style-name="ce2" office:value-type="string" calcext:value-type="string">
            <text:p>Rue George Bernard Shaw, rue Leroi Gourhan</text:p>
          </table:table-cell>
          <table:table-cell table:style-name="ce4" table:formula="of:=VLOOKUP([.B1166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49453" calcext:value-type="float">
            <text:p>49453</text:p>
          </table:table-cell>
          <table:table-cell table:style-name="ce2" office:value-type="string" calcext:value-type="string">
            <text:p>Avenue du Maine, rue du Départ</text:p>
          </table:table-cell>
          <table:table-cell table:style-name="ce4" table:formula="of:=VLOOKUP([.B1167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0863" calcext:value-type="float">
            <text:p>50863</text:p>
          </table:table-cell>
          <table:table-cell table:style-name="ce2" office:value-type="string" calcext:value-type="string">
            <text:p>21, boulevard de Vaugirard</text:p>
          </table:table-cell>
          <table:table-cell table:style-name="ce4" table:formula="of:=VLOOKUP([.B1168];[$DonneesPrefPolice.$A$1:.$C$1334];3;0)" office:value-type="date" office:date-value="2013-06-28" calcext:value-type="date">
            <text:p>28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2282" calcext:value-type="float">
            <text:p>52282</text:p>
          </table:table-cell>
          <table:table-cell table:style-name="ce2" office:value-type="string" calcext:value-type="string">
            <text:p>Rue Lecourbe, villa Thoréton</text:p>
          </table:table-cell>
          <table:table-cell table:style-name="ce4" table:formula="of:=VLOOKUP([.B1169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3526" calcext:value-type="float">
            <text:p>53526</text:p>
          </table:table-cell>
          <table:table-cell table:style-name="ce2" office:value-type="string" calcext:value-type="string">
            <text:p>Rue de la Croix Nivert, rue Desnouettes</text:p>
          </table:table-cell>
          <table:table-cell table:style-name="ce4" table:formula="of:=VLOOKUP([.B1170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3603" calcext:value-type="float">
            <text:p>53603</text:p>
          </table:table-cell>
          <table:table-cell table:style-name="ce2" office:value-type="string" calcext:value-type="string">
            <text:p>Esplanade Max Guedj, rue Balard</text:p>
          </table:table-cell>
          <table:table-cell table:style-name="ce4" table:formula="of:=VLOOKUP([.B1171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59975" calcext:value-type="float">
            <text:p>59975</text:p>
          </table:table-cell>
          <table:table-cell table:style-name="ce2" office:value-type="string" calcext:value-type="string">
            <text:p>Rue Balard, rue Saint-Charles</text:p>
          </table:table-cell>
          <table:table-cell table:style-name="ce4" table:formula="of:=VLOOKUP([.B1172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0499" calcext:value-type="float">
            <text:p>60499</text:p>
          </table:table-cell>
          <table:table-cell table:style-name="ce2" office:value-type="string" calcext:value-type="string">
            <text:p>Place Henri Queille, boulevard Garibaldi, avenue de Breteuil</text:p>
          </table:table-cell>
          <table:table-cell table:style-name="ce4" table:formula="of:=VLOOKUP([.B1173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1930" calcext:value-type="float">
            <text:p>61930</text:p>
          </table:table-cell>
          <table:table-cell table:style-name="ce2" office:value-type="string" calcext:value-type="string">
            <text:p>Rue Leblanc, rue du Professeur Delbarre</text:p>
          </table:table-cell>
          <table:table-cell table:style-name="ce4" table:formula="of:=VLOOKUP([.B1174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5530" calcext:value-type="float">
            <text:p>65530</text:p>
          </table:table-cell>
          <table:table-cell table:style-name="ce2" office:value-type="string" calcext:value-type="string">
            <text:p>Rue Falguière, rue Bargue</text:p>
          </table:table-cell>
          <table:table-cell table:style-name="ce4" table:formula="of:=VLOOKUP([.B1175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5" calcext:value-type="float">
            <text:p>75015</text:p>
          </table:table-cell>
          <table:table-cell table:style-name="ce2" office:value-type="float" office:value="68007" calcext:value-type="float">
            <text:p>68007</text:p>
          </table:table-cell>
          <table:table-cell table:style-name="ce2" office:value-type="string" calcext:value-type="string">
            <text:p>11, rue Chasseloup Laubat</text:p>
          </table:table-cell>
          <table:table-cell table:style-name="ce4" table:formula="of:=VLOOKUP([.B1176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8" calcext:value-type="float">
            <text:p>16108</text:p>
          </table:table-cell>
          <table:table-cell table:style-name="ce2" office:value-type="string" calcext:value-type="string">
            <text:p>Zone accès stade Géo André</text:p>
          </table:table-cell>
          <table:table-cell table:style-name="ce4" table:formula="of:=VLOOKUP([.B1177];[$DonneesPrefPolice.$A$1:.$C$1334];3;0)" office:value-type="date" office:date-value="2015-10-16" calcext:value-type="date">
            <text:p>16/10/1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09" calcext:value-type="float">
            <text:p>16109</text:p>
          </table:table-cell>
          <table:table-cell table:style-name="ce2" office:value-type="string" calcext:value-type="string">
            <text:p>Avenue Kléber, rue Boissière</text:p>
          </table:table-cell>
          <table:table-cell table:style-name="ce4" table:formula="of:=VLOOKUP([.B1178];[$DonneesPrefPolice.$A$1:.$C$1334];3;0)" office:value-type="date" office:date-value="2017-03-23" calcext:value-type="date">
            <text:p>23/03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10" calcext:value-type="float">
            <text:p>16110</text:p>
          </table:table-cell>
          <table:table-cell table:style-name="ce2" office:value-type="string" calcext:value-type="string">
            <text:p>Passerelle Debilly — Seine</text:p>
          </table:table-cell>
          <table:table-cell table:style-name="ce4" table:formula="of:=VLOOKUP([.B1179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13" calcext:value-type="float">
            <text:p>16113</text:p>
          </table:table-cell>
          <table:table-cell table:style-name="ce2" office:value-type="string" calcext:value-type="string">
            <text:p>Pont du Garigliano (amont) — Seine</text:p>
          </table:table-cell>
          <table:table-cell table:style-name="ce4" table:formula="of:=VLOOKUP([.B1180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14" calcext:value-type="float">
            <text:p>16114</text:p>
          </table:table-cell>
          <table:table-cell table:style-name="ce2" office:value-type="string" calcext:value-type="string">
            <text:p>Pont du Garigliano (aval) — Seine</text:p>
          </table:table-cell>
          <table:table-cell table:style-name="ce4" table:formula="of:=VLOOKUP([.B1181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24" calcext:value-type="float">
            <text:p>16124</text:p>
          </table:table-cell>
          <table:table-cell table:style-name="ce2" office:value-type="string" calcext:value-type="string">
            <text:p>Avenue de la Muette, avenue Ingres, avenue Prudhon</text:p>
          </table:table-cell>
          <table:table-cell table:style-name="ce4" table:formula="of:=VLOOKUP([.B1182];[$DonneesPrefPolice.$A$1:.$C$1334];3;0)" office:value-type="date" office:date-value="2016-10-06" calcext:value-type="date">
            <text:p>06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3" calcext:value-type="float">
            <text:p>16133</text:p>
          </table:table-cell>
          <table:table-cell table:style-name="ce2" office:value-type="string" calcext:value-type="string">
            <text:p>Quai Saint-Exupéry, avenue Le Jour SeLève (Boulogne)</text:p>
          </table:table-cell>
          <table:table-cell table:style-name="ce4" table:formula="of:=VLOOKUP([.B1183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4" calcext:value-type="float">
            <text:p>16134</text:p>
          </table:table-cell>
          <table:table-cell table:style-name="ce2" office:value-type="string" calcext:value-type="string">
            <text:p>Avenue Ferdinand Buisson, avenue Georges Lafont, avenue Félix d'Herelle</text:p>
          </table:table-cell>
          <table:table-cell table:style-name="ce4" table:formula="of:=VLOOKUP([.B1184];[$DonneesPrefPolice.$A$1:.$C$1334];3;0)" office:value-type="date" office:date-value="2017-03-17" calcext:value-type="date">
            <text:p>17/03/17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5" calcext:value-type="float">
            <text:p>16135</text:p>
          </table:table-cell>
          <table:table-cell table:style-name="ce2" office:value-type="string" calcext:value-type="string">
            <text:p>Avenue Edouard Vaillant, avenue Ferdinand Buisson</text:p>
          </table:table-cell>
          <table:table-cell table:style-name="ce4" table:formula="of:=VLOOKUP([.B1185];[$DonneesPrefPolice.$A$1:.$C$1334];3;0)" office:value-type="date" office:date-value="2016-09-16" calcext:value-type="date">
            <text:p>1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6" calcext:value-type="float">
            <text:p>16136</text:p>
          </table:table-cell>
          <table:table-cell table:style-name="ce2" office:value-type="string" calcext:value-type="string">
            <text:p>Avenue Edouard Vaillant, avenue Porte de Saint-Cloud</text:p>
          </table:table-cell>
          <table:table-cell table:style-name="ce4" table:formula="of:=VLOOKUP([.B1186];[$DonneesPrefPolice.$A$1:.$C$1334];3;0)" office:value-type="date" office:date-value="2018-10-08" calcext:value-type="date">
            <text:p>08/10/1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7" calcext:value-type="float">
            <text:p>16137</text:p>
          </table:table-cell>
          <table:table-cell table:style-name="ce2" office:value-type="string" calcext:value-type="string">
            <text:p>Rue du Sergent Maginot, rue de l'Arioste</text:p>
          </table:table-cell>
          <table:table-cell table:style-name="ce4" table:formula="of:=VLOOKUP([.B1187];[$DonneesPrefPolice.$A$1:.$C$1334];3;0)" office:value-type="date" office:date-value="2016-09-02" calcext:value-type="date">
            <text:p>02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39" calcext:value-type="float">
            <text:p>16139</text:p>
          </table:table-cell>
          <table:table-cell table:style-name="ce2" office:value-type="string" calcext:value-type="string">
            <text:p>Porte de Boulogne, boulevard d'Auteuil (Bois de Boulogne)</text:p>
          </table:table-cell>
          <table:table-cell table:style-name="ce4" table:formula="of:=VLOOKUP([.B1188];[$DonneesPrefPolice.$A$1:.$C$1334];3;0)" office:value-type="date" office:date-value="2017-12-26" calcext:value-type="date">
            <text:p>26/1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5" calcext:value-type="float">
            <text:p>16145</text:p>
          </table:table-cell>
          <table:table-cell table:style-name="ce2" office:value-type="string" calcext:value-type="string">
            <text:p>Boulevard Murat, rue Daumier</text:p>
          </table:table-cell>
          <table:table-cell table:style-name="ce4" table:formula="of:=VLOOKUP([.B1189];[$DonneesPrefPolice.$A$1:.$C$1334];3;0)" office:value-type="date" office:date-value="2016-09-23" calcext:value-type="date">
            <text:p>23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6" calcext:value-type="float">
            <text:p>16146</text:p>
          </table:table-cell>
          <table:table-cell table:style-name="ce2" office:value-type="string" calcext:value-type="string">
            <text:p>Boulevard Murat, quai Saint-Exupéry</text:p>
          </table:table-cell>
          <table:table-cell table:style-name="ce4" table:formula="of:=VLOOKUP([.B1190];[$DonneesPrefPolice.$A$1:.$C$1334];3;0)" office:value-type="date" office:date-value="2016-11-04" calcext:value-type="date">
            <text:p>04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7" calcext:value-type="float">
            <text:p>16147</text:p>
          </table:table-cell>
          <table:table-cell table:style-name="ce2" office:value-type="string" calcext:value-type="string">
            <text:p>Place Dr Hayem (Boulainvilliers/La Fontaine)</text:p>
          </table:table-cell>
          <table:table-cell table:style-name="ce4" table:formula="of:=VLOOKUP([.B1191];[$DonneesPrefPolice.$A$1:.$C$1334];3;0)" office:value-type="date" office:date-value="2016-10-05" calcext:value-type="date">
            <text:p>05/10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48" calcext:value-type="float">
            <text:p>16148</text:p>
          </table:table-cell>
          <table:table-cell table:style-name="ce2" office:value-type="string" calcext:value-type="string">
            <text:p>Rue Pergolèse, rue Marbeau</text:p>
          </table:table-cell>
          <table:table-cell table:style-name="ce4" table:formula="of:=VLOOKUP([.B1192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52" calcext:value-type="float">
            <text:p>16152</text:p>
          </table:table-cell>
          <table:table-cell table:style-name="ce2" office:value-type="string" calcext:value-type="string">
            <text:p>Passerelle de l'Avre — Paris — Seine</text:p>
          </table:table-cell>
          <table:table-cell table:style-name="ce4" table:formula="of:=VLOOKUP([.B1193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158" calcext:value-type="float">
            <text:p>16158</text:p>
          </table:table-cell>
          <table:table-cell table:style-name="ce2" office:value-type="string" calcext:value-type="string">
            <text:p>Avenue Marcel Doret, rue Dode de la Brunerie</text:p>
          </table:table-cell>
          <table:table-cell table:style-name="ce4" table:formula="of:=VLOOKUP([.B1194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385" calcext:value-type="float">
            <text:p>16385</text:p>
          </table:table-cell>
          <table:table-cell table:style-name="ce2" office:value-type="string" calcext:value-type="string">
            <text:p>Rue Chardon Lagache, rue Molitor</text:p>
          </table:table-cell>
          <table:table-cell table:style-name="ce4" table:formula="of:=VLOOKUP([.B1195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6997" calcext:value-type="float">
            <text:p>16997</text:p>
          </table:table-cell>
          <table:table-cell table:style-name="ce2" office:value-type="string" calcext:value-type="string">
            <text:p>PSG — Parc des Princes</text:p>
          </table:table-cell>
          <table:table-cell table:style-name="ce4" table:formula="of:=VLOOKUP([.B1196];[$DonneesPrefPolice.$A$1:.$C$1334];3;0)" office:value-type="date" office:date-value="2013-09-13" calcext:value-type="date">
            <text:p>13/09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7596" calcext:value-type="float">
            <text:p>17596</text:p>
          </table:table-cell>
          <table:table-cell table:style-name="ce2" office:value-type="string" calcext:value-type="string">
            <text:p>Pont Bir Hakeim, avenue du Président Kennedy</text:p>
          </table:table-cell>
          <table:table-cell table:style-name="ce4" table:formula="of:=VLOOKUP([.B1197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7849" calcext:value-type="float">
            <text:p>17849</text:p>
          </table:table-cell>
          <table:table-cell table:style-name="ce2" office:value-type="string" calcext:value-type="string">
            <text:p>Boulevard Suchet, rue Raffet, square TolstoÏ</text:p>
          </table:table-cell>
          <table:table-cell table:style-name="ce4" table:formula="of:=VLOOKUP([.B1198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8695" calcext:value-type="float">
            <text:p>18695</text:p>
          </table:table-cell>
          <table:table-cell table:style-name="ce2" office:value-type="string" calcext:value-type="string">
            <text:p>Rue Saint-Didier, rue Mesnil</text:p>
          </table:table-cell>
          <table:table-cell table:style-name="ce4" table:formula="of:=VLOOKUP([.B1199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9196" calcext:value-type="float">
            <text:p>19196</text:p>
          </table:table-cell>
          <table:table-cell table:style-name="ce2" office:value-type="string" calcext:value-type="string">
            <text:p>Boulevard Murat, place de la Porte Molitor</text:p>
          </table:table-cell>
          <table:table-cell table:style-name="ce4" table:formula="of:=VLOOKUP([.B1200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19892" calcext:value-type="float">
            <text:p>19892</text:p>
          </table:table-cell>
          <table:table-cell table:style-name="ce2" office:value-type="string" calcext:value-type="string">
            <text:p>Place d'Iéna, avenue d'Iéna</text:p>
          </table:table-cell>
          <table:table-cell table:style-name="ce4" table:formula="of:=VLOOKUP([.B1201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0072" calcext:value-type="float">
            <text:p>20072</text:p>
          </table:table-cell>
          <table:table-cell table:style-name="ce2" office:value-type="string" calcext:value-type="string">
            <text:p>Avenue Victor Hugo, rue de Presbourg</text:p>
          </table:table-cell>
          <table:table-cell table:style-name="ce4" table:formula="of:=VLOOKUP([.B1202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2575" calcext:value-type="float">
            <text:p>22575</text:p>
          </table:table-cell>
          <table:table-cell table:style-name="ce2" office:value-type="string" calcext:value-type="string">
            <text:p>Rue de la Pompe, avenue Henri Martin</text:p>
          </table:table-cell>
          <table:table-cell table:style-name="ce4" table:formula="of:=VLOOKUP([.B1203];[$DonneesPrefPolice.$A$1:.$C$1334];3;0)" office:value-type="date" office:date-value="2012-08-24" calcext:value-type="date">
            <text:p>24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6088" calcext:value-type="float">
            <text:p>26088</text:p>
          </table:table-cell>
          <table:table-cell table:style-name="ce2" office:value-type="string" calcext:value-type="string">
            <text:p>Place du Maréchal de Lattre de Tassigny</text:p>
          </table:table-cell>
          <table:table-cell table:style-name="ce4" table:formula="of:=VLOOKUP([.B1204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200" calcext:value-type="float">
            <text:p>27200</text:p>
          </table:table-cell>
          <table:table-cell table:style-name="ce2" office:value-type="string" calcext:value-type="string">
            <text:p>Avenue de Versailles, boulevard Exelmans</text:p>
          </table:table-cell>
          <table:table-cell table:style-name="ce4" table:formula="of:=VLOOKUP([.B1205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296" calcext:value-type="float">
            <text:p>27296</text:p>
          </table:table-cell>
          <table:table-cell table:style-name="ce2" office:value-type="string" calcext:value-type="string">
            <text:p>Avenue de Versailles, boulevard Exelmans</text:p>
          </table:table-cell>
          <table:table-cell table:style-name="ce4" table:formula="of:=VLOOKUP([.B1206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756" calcext:value-type="float">
            <text:p>27756</text:p>
          </table:table-cell>
          <table:table-cell table:style-name="ce2" office:value-type="string" calcext:value-type="string">
            <text:p>Place de la Porte de Saint-Cloud, avenue Georges Lafont</text:p>
          </table:table-cell>
          <table:table-cell table:style-name="ce4" table:formula="of:=VLOOKUP([.B1207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7960" calcext:value-type="float">
            <text:p>27960</text:p>
          </table:table-cell>
          <table:table-cell table:style-name="ce2" office:value-type="string" calcext:value-type="string">
            <text:p>Porte de Saint-Cloud</text:p>
          </table:table-cell>
          <table:table-cell table:style-name="ce4" table:formula="of:=VLOOKUP([.B1208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29603" calcext:value-type="float">
            <text:p>29603</text:p>
          </table:table-cell>
          <table:table-cell table:style-name="ce2" office:value-type="string" calcext:value-type="string">
            <text:p>Allée de Longchamp, route Porte Dauphine à Porte des Sablons</text:p>
          </table:table-cell>
          <table:table-cell table:style-name="ce4" table:formula="of:=VLOOKUP([.B1209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2329" calcext:value-type="float">
            <text:p>32329</text:p>
          </table:table-cell>
          <table:table-cell table:style-name="ce2" office:value-type="string" calcext:value-type="string">
            <text:p>Place Clément Ader</text:p>
          </table:table-cell>
          <table:table-cell table:style-name="ce4" table:formula="of:=VLOOKUP([.B1210];[$DonneesPrefPolice.$A$1:.$C$1334];3;0)" office:value-type="date" office:date-value="2013-02-08" calcext:value-type="date">
            <text:p>08/02/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2468" calcext:value-type="float">
            <text:p>32468</text:p>
          </table:table-cell>
          <table:table-cell table:style-name="ce2" office:value-type="string" calcext:value-type="string">
            <text:p>Place du Trocadéro, côté esplanade</text:p>
          </table:table-cell>
          <table:table-cell table:style-name="ce4" table:formula="of:=VLOOKUP([.B1211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3823" calcext:value-type="float">
            <text:p>33823</text:p>
          </table:table-cell>
          <table:table-cell table:style-name="ce2" office:value-type="string" calcext:value-type="string">
            <text:p>Avenue Victor Hugo, place Victor Hugo</text:p>
          </table:table-cell>
          <table:table-cell table:style-name="ce4" table:formula="of:=VLOOKUP([.B1212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4347" calcext:value-type="float">
            <text:p>34347</text:p>
          </table:table-cell>
          <table:table-cell table:style-name="ce2" office:value-type="string" calcext:value-type="string">
            <text:p>Rue de La Fontaine, rue Guérin</text:p>
          </table:table-cell>
          <table:table-cell table:style-name="ce4" table:formula="of:=VLOOKUP([.B1213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4560" calcext:value-type="float">
            <text:p>34560</text:p>
          </table:table-cell>
          <table:table-cell table:style-name="ce2" office:value-type="string" calcext:value-type="string">
            <text:p>Avenue Marceau, rue Galilée</text:p>
          </table:table-cell>
          <table:table-cell table:style-name="ce4" table:formula="of:=VLOOKUP([.B1214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5575" calcext:value-type="float">
            <text:p>35575</text:p>
          </table:table-cell>
          <table:table-cell table:style-name="ce2" office:value-type="string" calcext:value-type="string">
            <text:p>Avenue de la Grande Armée, rue de Tilsitt</text:p>
          </table:table-cell>
          <table:table-cell table:style-name="ce4" table:formula="of:=VLOOKUP([.B1215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5620" calcext:value-type="float">
            <text:p>35620</text:p>
          </table:table-cell>
          <table:table-cell table:style-name="ce2" office:value-type="string" calcext:value-type="string">
            <text:p>Place du Trocadéro, avenue du Président Wilson</text:p>
          </table:table-cell>
          <table:table-cell table:style-name="ce4" table:formula="of:=VLOOKUP([.B1216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6609" calcext:value-type="float">
            <text:p>36609</text:p>
          </table:table-cell>
          <table:table-cell table:style-name="ce2" office:value-type="string" calcext:value-type="string">
            <text:p>Rue d'Ankara, avenue du Président Kennedy</text:p>
          </table:table-cell>
          <table:table-cell table:style-name="ce4" table:formula="of:=VLOOKUP([.B1217];[$DonneesPrefPolice.$A$1:.$C$1334];3;0)" office:value-type="date" office:date-value="2012-10-12" calcext:value-type="date">
            <text:p>12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7319" calcext:value-type="float">
            <text:p>37319</text:p>
          </table:table-cell>
          <table:table-cell table:style-name="ce2" office:value-type="string" calcext:value-type="string">
            <text:p>Boulevard Suchet, avenue Ingres</text:p>
          </table:table-cell>
          <table:table-cell table:style-name="ce4" table:formula="of:=VLOOKUP([.B1218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8363" calcext:value-type="float">
            <text:p>38363</text:p>
          </table:table-cell>
          <table:table-cell table:style-name="ce2" office:value-type="string" calcext:value-type="string">
            <text:p>Place du Général Stéfanik</text:p>
          </table:table-cell>
          <table:table-cell table:style-name="ce4" table:formula="of:=VLOOKUP([.B1219];[$DonneesPrefPolice.$A$1:.$C$1334];3;0)" office:value-type="date" office:date-value="2012-09-28" calcext:value-type="date">
            <text:p>28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9331" calcext:value-type="float">
            <text:p>39331</text:p>
          </table:table-cell>
          <table:table-cell table:style-name="ce2" office:value-type="string" calcext:value-type="string">
            <text:p>Avenue du Général Sarrail, boulevard d'Auteuil</text:p>
          </table:table-cell>
          <table:table-cell table:style-name="ce4" table:formula="of:=VLOOKUP([.B1220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9407" calcext:value-type="float">
            <text:p>39407</text:p>
          </table:table-cell>
          <table:table-cell table:style-name="ce2" office:value-type="string" calcext:value-type="string">
            <text:p>Place de la Porte d'Auteuil</text:p>
          </table:table-cell>
          <table:table-cell table:style-name="ce4" table:formula="of:=VLOOKUP([.B122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39913" calcext:value-type="float">
            <text:p>39913</text:p>
          </table:table-cell>
          <table:table-cell table:style-name="ce2" office:value-type="string" calcext:value-type="string">
            <text:p>Avenue Foch, place de l'Etoile, rue de Presbourg</text:p>
          </table:table-cell>
          <table:table-cell table:style-name="ce4" table:formula="of:=VLOOKUP([.B1222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6" calcext:value-type="float">
            <text:p>75016</text:p>
          </table:table-cell>
          <table:table-cell table:style-name="ce2" office:value-type="float" office:value="43643" calcext:value-type="float">
            <text:p>43643</text:p>
          </table:table-cell>
          <table:table-cell table:style-name="ce2" office:value-type="string" calcext:value-type="string">
            <text:p>Avenue de Versailles, rue Wilhem</text:p>
          </table:table-cell>
          <table:table-cell table:style-name="ce4" table:formula="of:=VLOOKUP([.B1223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2630" calcext:value-type="float">
            <text:p>12630</text:p>
          </table:table-cell>
          <table:table-cell table:style-name="ce2" office:value-type="string" calcext:value-type="string">
            <text:p>89, boulevard Gouvion Saint-Cyr</text:p>
          </table:table-cell>
          <table:table-cell table:style-name="ce4" table:formula="of:=VLOOKUP([.B1224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2711" calcext:value-type="float">
            <text:p>12711</text:p>
          </table:table-cell>
          <table:table-cell table:style-name="ce2" office:value-type="string" calcext:value-type="string">
            <text:p>Espace Champerret, rue Jean Ostreicher</text:p>
          </table:table-cell>
          <table:table-cell table:style-name="ce4" table:formula="of:=VLOOKUP([.B1225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2852" calcext:value-type="float">
            <text:p>12852</text:p>
          </table:table-cell>
          <table:table-cell table:style-name="ce2" office:value-type="string" calcext:value-type="string">
            <text:p>Avenue de Clichy, rue Guy Moquet</text:p>
          </table:table-cell>
          <table:table-cell table:style-name="ce4" table:formula="of:=VLOOKUP([.B1226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6458" calcext:value-type="float">
            <text:p>16458</text:p>
          </table:table-cell>
          <table:table-cell table:style-name="ce2" office:value-type="string" calcext:value-type="string">
            <text:p>Avenue de la Porte d'Asnières, boulevard Berthier</text:p>
          </table:table-cell>
          <table:table-cell table:style-name="ce4" table:formula="of:=VLOOKUP([.B1227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36" calcext:value-type="float">
            <text:p>17036</text:p>
          </table:table-cell>
          <table:table-cell table:style-name="ce2" office:value-type="string" calcext:value-type="string">
            <text:p>Rue Galvani, avenue Gouvion Saint-Cyr</text:p>
          </table:table-cell>
          <table:table-cell table:style-name="ce4" table:formula="of:=VLOOKUP([.B1228];[$DonneesPrefPolice.$A$1:.$C$1334];3;0)" office:value-type="date" office:date-value="2017-08-02" calcext:value-type="date">
            <text:p>02/08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64" calcext:value-type="float">
            <text:p>17064</text:p>
          </table:table-cell>
          <table:table-cell table:style-name="ce2" office:value-type="string" calcext:value-type="string">
            <text:p>Avenue de Saint-Ouen, rue Navier</text:p>
          </table:table-cell>
          <table:table-cell table:style-name="ce4" table:formula="of:=VLOOKUP([.B1229];[$DonneesPrefPolice.$A$1:.$C$1334];3;0)" office:value-type="date" office:date-value="2018-11-09" calcext:value-type="date">
            <text:p>09/11/18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65" calcext:value-type="float">
            <text:p>17065</text:p>
          </table:table-cell>
          <table:table-cell table:style-name="ce2" office:value-type="string" calcext:value-type="string">
            <text:p>Rue Pierre Rebière, voie accès boulevard Bessières</text:p>
          </table:table-cell>
          <table:table-cell table:style-name="ce4" table:formula="of:=VLOOKUP([.B1230];[$DonneesPrefPolice.$A$1: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73" calcext:value-type="float">
            <text:p>17073</text:p>
          </table:table-cell>
          <table:table-cell table:style-name="ce2" office:value-type="string" calcext:value-type="string">
            <text:p>Rue Brunetière, rue de l'Abbé Rousselot</text:p>
          </table:table-cell>
          <table:table-cell table:style-name="ce4" table:formula="of:=VLOOKUP([.B1231];[$DonneesPrefPolice.$A$1: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77" calcext:value-type="float">
            <text:p>17077</text:p>
          </table:table-cell>
          <table:table-cell table:style-name="ce2" office:value-type="string" calcext:value-type="string">
            <text:p>Rue Marie-Georges Picquart — Coté collège et crèche</text:p>
          </table:table-cell>
          <table:table-cell table:style-name="ce4" table:formula="of:=VLOOKUP([.B1232];[$DonneesPrefPolice.$A$1:.$C$1334];3;0)" office:value-type="date" office:date-value="2017-02-24" calcext:value-type="date">
            <text:p>24/02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0" calcext:value-type="float">
            <text:p>17080</text:p>
          </table:table-cell>
          <table:table-cell table:style-name="ce2" office:value-type="string" calcext:value-type="string">
            <text:p>Batignolles — Parvis Palais de Justice</text:p>
          </table:table-cell>
          <table:table-cell table:style-name="ce4" table:formula="of:=VLOOKUP([.B1233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1" calcext:value-type="float">
            <text:p>17081</text:p>
          </table:table-cell>
          <table:table-cell table:style-name="ce2" office:value-type="string" calcext:value-type="string">
            <text:p>Batignolles — rue André Suarez, rue du Bastion</text:p>
          </table:table-cell>
          <table:table-cell table:style-name="ce4" table:formula="of:=VLOOKUP([.B1234];[$DonneesPrefPolice.$A$1:.$C$1334];3;0)" office:value-type="string" office:string-value="Début 2019" calcext:value-type="string">
            <text:p>Début 201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4" calcext:value-type="float">
            <text:p>17084</text:p>
          </table:table-cell>
          <table:table-cell table:style-name="ce2" office:value-type="string" calcext:value-type="string">
            <text:p>Batignolles — boulevard Berthier, rue Mstislav Rostropovitch</text:p>
          </table:table-cell>
          <table:table-cell table:style-name="ce4" table:formula="of:=VLOOKUP([.B1235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6" calcext:value-type="float">
            <text:p>17086</text:p>
          </table:table-cell>
          <table:table-cell table:style-name="ce2" office:value-type="string" calcext:value-type="string">
            <text:p>Batignolles — rue Mstislav Rostropovitch Sud</text:p>
          </table:table-cell>
          <table:table-cell table:style-name="ce4" table:formula="of:=VLOOKUP([.B1236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7" calcext:value-type="float">
            <text:p>17087</text:p>
          </table:table-cell>
          <table:table-cell table:style-name="ce2" office:value-type="string" calcext:value-type="string">
            <text:p>Batignolles — rue Gilbert Cesbron Nord</text:p>
          </table:table-cell>
          <table:table-cell table:style-name="ce4" table:formula="of:=VLOOKUP([.B1237];[$DonneesPrefPolice.$A$1:.$C$1334];3;0)" office:value-type="date" office:date-value="2017-07-04" calcext:value-type="date">
            <text:p>04/07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8" calcext:value-type="float">
            <text:p>17088</text:p>
          </table:table-cell>
          <table:table-cell table:style-name="ce2" office:value-type="string" calcext:value-type="string">
            <text:p>Batignolles — rue Gilbert Cesbron Sud</text:p>
          </table:table-cell>
          <table:table-cell table:style-name="ce4" table:formula="of:=VLOOKUP([.B1238];[$DonneesPrefPolice.$A$1:.$C$1334];3;0)" office:value-type="date" office:date-value="2017-06-26" calcext:value-type="date">
            <text:p>26/06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89" calcext:value-type="float">
            <text:p>17089</text:p>
          </table:table-cell>
          <table:table-cell table:style-name="ce2" office:value-type="string" calcext:value-type="string">
            <text:p>Batignolles — rue Bernard Buffet, rue René Blum</text:p>
          </table:table-cell>
          <table:table-cell table:style-name="ce4" table:formula="of:=VLOOKUP([.B1239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2" calcext:value-type="float">
            <text:p>17092</text:p>
          </table:table-cell>
          <table:table-cell table:style-name="ce2" office:value-type="string" calcext:value-type="string">
            <text:p>ZAC Pouchet — allée des Cerisiers</text:p>
          </table:table-cell>
          <table:table-cell table:style-name="ce4" table:formula="of:=VLOOKUP([.B1240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3" calcext:value-type="float">
            <text:p>17093</text:p>
          </table:table-cell>
          <table:table-cell table:style-name="ce2" office:value-type="string" calcext:value-type="string">
            <text:p>ZAC Pouchet — place Pouchet</text:p>
          </table:table-cell>
          <table:table-cell table:style-name="ce4" table:formula="of:=VLOOKUP([.B1241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4" calcext:value-type="float">
            <text:p>17094</text:p>
          </table:table-cell>
          <table:table-cell table:style-name="ce2" office:value-type="string" calcext:value-type="string">
            <text:p>Rue des Batignolles, rue des Dames</text:p>
          </table:table-cell>
          <table:table-cell table:style-name="ce4" table:formula="of:=VLOOKUP([.B1242];[$DonneesPrefPolice.$A$1:.$C$1334];3;0)" office:value-type="date" office:date-value="2016-12-08" calcext:value-type="date">
            <text:p>08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5" calcext:value-type="float">
            <text:p>17095</text:p>
          </table:table-cell>
          <table:table-cell table:style-name="ce2" office:value-type="string" calcext:value-type="string">
            <text:p>Rue de Prony, avenue de Wagram</text:p>
          </table:table-cell>
          <table:table-cell table:style-name="ce4" table:formula="of:=VLOOKUP([.B1243];[$DonneesPrefPolice.$A$1:.$C$1334];3;0)" office:value-type="date" office:date-value="2016-11-18" calcext:value-type="date">
            <text:p>18/11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6" calcext:value-type="float">
            <text:p>17096</text:p>
          </table:table-cell>
          <table:table-cell table:style-name="ce2" office:value-type="string" calcext:value-type="string">
            <text:p>Rue Galvani, rue Laugier</text:p>
          </table:table-cell>
          <table:table-cell table:style-name="ce4" table:formula="of:=VLOOKUP([.B1244];[$DonneesPrefPolice.$A$1:.$C$1334];3;0)" office:value-type="date" office:date-value="2016-12-07" calcext:value-type="date">
            <text:p>07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7097" calcext:value-type="float">
            <text:p>17097</text:p>
          </table:table-cell>
          <table:table-cell table:style-name="ce2" office:value-type="string" calcext:value-type="string">
            <text:p>Avenue de Wagram, rue Rennequin</text:p>
          </table:table-cell>
          <table:table-cell table:style-name="ce4" table:formula="of:=VLOOKUP([.B1245];[$DonneesPrefPolice.$A$1:.$C$1334];3;0)" office:value-type="date" office:date-value="2016-12-01" calcext:value-type="date">
            <text:p>01/12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085" calcext:value-type="float">
            <text:p>18085</text:p>
          </table:table-cell>
          <table:table-cell table:style-name="ce2" office:value-type="string" calcext:value-type="string">
            <text:p>21 bis, rue Jean Leclaire</text:p>
          </table:table-cell>
          <table:table-cell table:style-name="ce4" table:formula="of:=VLOOKUP([.B124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308" calcext:value-type="float">
            <text:p>18308</text:p>
          </table:table-cell>
          <table:table-cell table:style-name="ce2" office:value-type="string" calcext:value-type="string">
            <text:p>Rue Curnonsky, rue Raymond Pitet</text:p>
          </table:table-cell>
          <table:table-cell table:style-name="ce4" table:formula="of:=VLOOKUP([.B1247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536" calcext:value-type="float">
            <text:p>18536</text:p>
          </table:table-cell>
          <table:table-cell table:style-name="ce2" office:value-type="string" calcext:value-type="string">
            <text:p>Avenue de la Porte d'Asnières, boulevard de Reims</text:p>
          </table:table-cell>
          <table:table-cell table:style-name="ce4" table:formula="of:=VLOOKUP([.B1248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8656" calcext:value-type="float">
            <text:p>18656</text:p>
          </table:table-cell>
          <table:table-cell table:style-name="ce2" office:value-type="string" calcext:value-type="string">
            <text:p>Place Paul Tortelier, rue Marguerite Long, rue Stéphane Grappelli</text:p>
          </table:table-cell>
          <table:table-cell table:style-name="ce4" table:formula="of:=VLOOKUP([.B1249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19182" calcext:value-type="float">
            <text:p>19182</text:p>
          </table:table-cell>
          <table:table-cell table:style-name="ce2" office:value-type="string" calcext:value-type="string">
            <text:p>Avenue de Saint-Ouen, avenue de Clichy</text:p>
          </table:table-cell>
          <table:table-cell table:style-name="ce4" table:formula="of:=VLOOKUP([.B1250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24558" calcext:value-type="float">
            <text:p>24558</text:p>
          </table:table-cell>
          <table:table-cell table:style-name="ce2" office:value-type="string" calcext:value-type="string">
            <text:p>Porte de Champerret, rue Jean Ostreicher</text:p>
          </table:table-cell>
          <table:table-cell table:style-name="ce4" table:formula="of:=VLOOKUP([.B1251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26158" calcext:value-type="float">
            <text:p>26158</text:p>
          </table:table-cell>
          <table:table-cell table:style-name="ce2" office:value-type="string" calcext:value-type="string">
            <text:p>Boulevard de Courcelles, boulevard Malesherbes</text:p>
          </table:table-cell>
          <table:table-cell table:style-name="ce4" table:formula="of:=VLOOKUP([.B1252];[$DonneesPrefPolice.$A$1:.$C$1334];3;0)" office:value-type="date" office:date-value="2013-06-28" calcext:value-type="date">
            <text:p>28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28293" calcext:value-type="float">
            <text:p>28293</text:p>
          </table:table-cell>
          <table:table-cell table:style-name="ce2" office:value-type="string" calcext:value-type="string">
            <text:p>Place du Maréchal Juin</text:p>
          </table:table-cell>
          <table:table-cell table:style-name="ce4" table:formula="of:=VLOOKUP([.B1253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32355" calcext:value-type="float">
            <text:p>32355</text:p>
          </table:table-cell>
          <table:table-cell table:style-name="ce2" office:value-type="string" calcext:value-type="string">
            <text:p>Rue Boulay, rue de la Jonquière</text:p>
          </table:table-cell>
          <table:table-cell table:style-name="ce4" table:formula="of:=VLOOKUP([.B1254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34901" calcext:value-type="float">
            <text:p>34901</text:p>
          </table:table-cell>
          <table:table-cell table:style-name="ce2" office:value-type="string" calcext:value-type="string">
            <text:p>80, boulevard Bessières</text:p>
          </table:table-cell>
          <table:table-cell table:style-name="ce4" table:formula="of:=VLOOKUP([.B1255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1692" calcext:value-type="float">
            <text:p>41692</text:p>
          </table:table-cell>
          <table:table-cell table:style-name="ce2" office:value-type="string" calcext:value-type="string">
            <text:p>Rue de Courcelles, avenue Stéphane Mallarmé</text:p>
          </table:table-cell>
          <table:table-cell table:style-name="ce4" table:formula="of:=VLOOKUP([.B1256];[$DonneesPrefPolice.$A$1:.$C$1334];3;0)" office:value-type="date" office:date-value="2013-06-07" calcext:value-type="date">
            <text:p>07/06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3139" calcext:value-type="float">
            <text:p>43139</text:p>
          </table:table-cell>
          <table:table-cell table:style-name="ce2" office:value-type="string" calcext:value-type="string">
            <text:p>Rue Davy, rue Legendre</text:p>
          </table:table-cell>
          <table:table-cell table:style-name="ce4" table:formula="of:=VLOOKUP([.B1257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4258" calcext:value-type="float">
            <text:p>44258</text:p>
          </table:table-cell>
          <table:table-cell table:style-name="ce2" office:value-type="string" calcext:value-type="string">
            <text:p>Rue Descombes, boulevard Gouvion Saint-Cyr</text:p>
          </table:table-cell>
          <table:table-cell table:style-name="ce4" table:formula="of:=VLOOKUP([.B1258];[$DonneesPrefPolice.$A$1:.$C$1334];3;0)" office:value-type="date" office:date-value="2012-05-04" calcext:value-type="date">
            <text:p>04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7356" calcext:value-type="float">
            <text:p>47356</text:p>
          </table:table-cell>
          <table:table-cell table:style-name="ce2" office:value-type="string" calcext:value-type="string">
            <text:p>Porte Maillot, côté Neuilly</text:p>
          </table:table-cell>
          <table:table-cell table:style-name="ce4" table:formula="of:=VLOOKUP([.B1259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7973" calcext:value-type="float">
            <text:p>47973</text:p>
          </table:table-cell>
          <table:table-cell table:style-name="ce2" office:value-type="string" calcext:value-type="string">
            <text:p>Avenue de la Porte des Ternes, rue Gustave Charpentier</text:p>
          </table:table-cell>
          <table:table-cell table:style-name="ce4" table:formula="of:=VLOOKUP([.B1260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8088" calcext:value-type="float">
            <text:p>48088</text:p>
          </table:table-cell>
          <table:table-cell table:style-name="ce2" office:value-type="string" calcext:value-type="string">
            <text:p>Place du Général Catroux</text:p>
          </table:table-cell>
          <table:table-cell table:style-name="ce4" table:formula="of:=VLOOKUP([.B1261];[$DonneesPrefPolice.$A$1:.$C$1334];3;0)" office:value-type="date" office:date-value="2012-04-13" calcext:value-type="date">
            <text:p>13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49795" calcext:value-type="float">
            <text:p>49795</text:p>
          </table:table-cell>
          <table:table-cell table:style-name="ce2" office:value-type="string" calcext:value-type="string">
            <text:p>Porte Maillot</text:p>
          </table:table-cell>
          <table:table-cell table:style-name="ce4" table:formula="of:=VLOOKUP([.B1262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2599" calcext:value-type="float">
            <text:p>52599</text:p>
          </table:table-cell>
          <table:table-cell table:style-name="ce2" office:value-type="string" calcext:value-type="string">
            <text:p>Avenue Carnot, rue de Tilsitt</text:p>
          </table:table-cell>
          <table:table-cell table:style-name="ce4" table:formula="of:=VLOOKUP([.B1263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5563" calcext:value-type="float">
            <text:p>55563</text:p>
          </table:table-cell>
          <table:table-cell table:style-name="ce2" office:value-type="string" calcext:value-type="string">
            <text:p>Avenue de Clichy, passage Petit Cerf</text:p>
          </table:table-cell>
          <table:table-cell table:style-name="ce4" table:formula="of:=VLOOKUP([.B1264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5606" calcext:value-type="float">
            <text:p>55606</text:p>
          </table:table-cell>
          <table:table-cell table:style-name="ce2" office:value-type="string" calcext:value-type="string">
            <text:p>Porte de Clichy</text:p>
          </table:table-cell>
          <table:table-cell table:style-name="ce4" table:formula="of:=VLOOKUP([.B1265];[$DonneesPrefPolice.$A$1:.$C$1334];3;0)" office:value-type="date" office:date-value="2012-04-20" calcext:value-type="date">
            <text:p>20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6039" calcext:value-type="float">
            <text:p>56039</text:p>
          </table:table-cell>
          <table:table-cell table:style-name="ce2" office:value-type="string" calcext:value-type="string">
            <text:p>Place de Wagram, boulevard Malesherbes</text:p>
          </table:table-cell>
          <table:table-cell table:style-name="ce4" table:formula="of:=VLOOKUP([.B1266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7632" calcext:value-type="float">
            <text:p>57632</text:p>
          </table:table-cell>
          <table:table-cell table:style-name="ce2" office:value-type="string" calcext:value-type="string">
            <text:p>Rue Maria Deraismes, rue Félix Pecaut</text:p>
          </table:table-cell>
          <table:table-cell table:style-name="ce4" table:formula="of:=VLOOKUP([.B1267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8185" calcext:value-type="float">
            <text:p>58185</text:p>
          </table:table-cell>
          <table:table-cell table:style-name="ce2" office:value-type="string" calcext:value-type="string">
            <text:p>Place Paul Léautaud, boulevard Berthier</text:p>
          </table:table-cell>
          <table:table-cell table:style-name="ce4" table:formula="of:=VLOOKUP([.B1268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58709" calcext:value-type="float">
            <text:p>58709</text:p>
          </table:table-cell>
          <table:table-cell table:style-name="ce2" office:value-type="string" calcext:value-type="string">
            <text:p>Rue de Saussure, boulevard Pereire</text:p>
          </table:table-cell>
          <table:table-cell table:style-name="ce4" table:formula="of:=VLOOKUP([.B1269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4090" calcext:value-type="float">
            <text:p>64090</text:p>
          </table:table-cell>
          <table:table-cell table:style-name="ce2" office:value-type="string" calcext:value-type="string">
            <text:p>Rue de Lévis, rue des Dames</text:p>
          </table:table-cell>
          <table:table-cell table:style-name="ce4" table:formula="of:=VLOOKUP([.B1270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5315" calcext:value-type="float">
            <text:p>65315</text:p>
          </table:table-cell>
          <table:table-cell table:style-name="ce2" office:value-type="string" calcext:value-type="string">
            <text:p>155, rue de Saussure</text:p>
          </table:table-cell>
          <table:table-cell table:style-name="ce4" table:formula="of:=VLOOKUP([.B1271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6498" calcext:value-type="float">
            <text:p>66498</text:p>
          </table:table-cell>
          <table:table-cell table:style-name="ce2" office:value-type="string" calcext:value-type="string">
            <text:p>Avenue de Villiers, rue Legendre</text:p>
          </table:table-cell>
          <table:table-cell table:style-name="ce4" table:formula="of:=VLOOKUP([.B1272];[$DonneesPrefPolice.$A$1:.$C$1334];3;0)" office:value-type="date" office:date-value="2012-05-18" calcext:value-type="date">
            <text:p>18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6817" calcext:value-type="float">
            <text:p>66817</text:p>
          </table:table-cell>
          <table:table-cell table:style-name="ce2" office:value-type="string" calcext:value-type="string">
            <text:p>Boulevard Berthier, rue Albert Roussel</text:p>
          </table:table-cell>
          <table:table-cell table:style-name="ce4" table:formula="of:=VLOOKUP([.B1273];[$DonneesPrefPolice.$A$1:.$C$1334];3;0)" office:value-type="date" office:date-value="2014-03-28" calcext:value-type="date">
            <text:p>28/03/14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7" calcext:value-type="float">
            <text:p>75017</text:p>
          </table:table-cell>
          <table:table-cell table:style-name="ce2" office:value-type="float" office:value="69662" calcext:value-type="float">
            <text:p>69662</text:p>
          </table:table-cell>
          <table:table-cell table:style-name="ce2" office:value-type="string" calcext:value-type="string">
            <text:p>Rue de la Jonquière, Villa Sainte-Croix</text:p>
          </table:table-cell>
          <table:table-cell table:style-name="ce4" table:formula="of:=VLOOKUP([.B1274];[$DonneesPrefPolice.$A$1:.$C$1334];3;0)" office:value-type="date" office:date-value="2012-01-27" calcext:value-type="date">
            <text:p>27/0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19071" calcext:value-type="float">
            <text:p>19071</text:p>
          </table:table-cell>
          <table:table-cell table:style-name="ce2" office:value-type="string" calcext:value-type="string">
            <text:p>Boulevard Barbès, boulevard de Rochechouart</text:p>
          </table:table-cell>
          <table:table-cell table:style-name="ce4" table:formula="of:=VLOOKUP([.B1275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0728" calcext:value-type="float">
            <text:p>20728</text:p>
          </table:table-cell>
          <table:table-cell table:style-name="ce2" office:value-type="string" calcext:value-type="string">
            <text:p>Rue Lamarck, rue du Chevalier de la Barre</text:p>
          </table:table-cell>
          <table:table-cell table:style-name="ce4" table:formula="of:=VLOOKUP([.B1276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0785" calcext:value-type="float">
            <text:p>20785</text:p>
          </table:table-cell>
          <table:table-cell table:style-name="ce2" office:value-type="string" calcext:value-type="string">
            <text:p>Square Louise Michel</text:p>
          </table:table-cell>
          <table:table-cell table:style-name="ce4" table:formula="of:=VLOOKUP([.B1277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2078" calcext:value-type="float">
            <text:p>22078</text:p>
          </table:table-cell>
          <table:table-cell table:style-name="ce2" office:value-type="string" calcext:value-type="string">
            <text:p>Rue Ordener, rue du Poteau</text:p>
          </table:table-cell>
          <table:table-cell table:style-name="ce4" table:formula="of:=VLOOKUP([.B1278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2107" calcext:value-type="float">
            <text:p>22107</text:p>
          </table:table-cell>
          <table:table-cell table:style-name="ce2" office:value-type="string" calcext:value-type="string">
            <text:p>34, rue du Chevalier de la Barre</text:p>
          </table:table-cell>
          <table:table-cell table:style-name="ce4" table:formula="of:=VLOOKUP([.B1279];[$DonneesPrefPolice.$A$1:.$C$1334];3;0)" office:value-type="date" office:date-value="2012-07-13" calcext:value-type="date">
            <text:p>13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2378" calcext:value-type="float">
            <text:p>22378</text:p>
          </table:table-cell>
          <table:table-cell table:style-name="ce2" office:value-type="string" calcext:value-type="string">
            <text:p>Boulevard Barbès, boulevard Rochechouart</text:p>
          </table:table-cell>
          <table:table-cell table:style-name="ce4" table:formula="of:=VLOOKUP([.B1280];[$DonneesPrefPolice.$A$1:.$C$1334];3;0)" office:value-type="date" office:date-value="2012-08-10" calcext:value-type="date">
            <text:p>10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4022" calcext:value-type="float">
            <text:p>24022</text:p>
          </table:table-cell>
          <table:table-cell table:style-name="ce2" office:value-type="string" calcext:value-type="string">
            <text:p>Place Blanche, rue Blanche</text:p>
          </table:table-cell>
          <table:table-cell table:style-name="ce4" table:formula="of:=VLOOKUP([.B1281];[$DonneesPrefPolice.$A$1:.$C$1334];3;0)" office:value-type="date" office:date-value="2012-03-09" calcext:value-type="date">
            <text:p>09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4819" calcext:value-type="float">
            <text:p>24819</text:p>
          </table:table-cell>
          <table:table-cell table:style-name="ce2" office:value-type="string" calcext:value-type="string">
            <text:p>Rue Stephenson, rue Jean-François Lépine</text:p>
          </table:table-cell>
          <table:table-cell table:style-name="ce4" table:formula="of:=VLOOKUP([.B1282];[$DonneesPrefPolice.$A$1:.$C$1334];3;0)" office:value-type="date" office:date-value="2012-08-03" calcext:value-type="date">
            <text:p>03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5902" calcext:value-type="float">
            <text:p>25902</text:p>
          </table:table-cell>
          <table:table-cell table:style-name="ce2" office:value-type="string" calcext:value-type="string">
            <text:p>Rue René Binet, rue Fernand Labori</text:p>
          </table:table-cell>
          <table:table-cell table:style-name="ce4" table:formula="of:=VLOOKUP([.B1283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6955" calcext:value-type="float">
            <text:p>26955</text:p>
          </table:table-cell>
          <table:table-cell table:style-name="ce2" office:value-type="string" calcext:value-type="string">
            <text:p>Place du Parvis du Sacré Cœur</text:p>
          </table:table-cell>
          <table:table-cell table:style-name="ce4" table:formula="of:=VLOOKUP([.B1284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8369" calcext:value-type="float">
            <text:p>28369</text:p>
          </table:table-cell>
          <table:table-cell table:style-name="ce2" office:value-type="string" calcext:value-type="string">
            <text:p>19, rue des Abbesses</text:p>
          </table:table-cell>
          <table:table-cell table:style-name="ce4" table:formula="of:=VLOOKUP([.B1285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8849" calcext:value-type="float">
            <text:p>28849</text:p>
          </table:table-cell>
          <table:table-cell table:style-name="ce2" office:value-type="string" calcext:value-type="string">
            <text:p>Rue Stephenson, rue de Laghouat</text:p>
          </table:table-cell>
          <table:table-cell table:style-name="ce4" table:formula="of:=VLOOKUP([.B1286];[$DonneesPrefPolice.$A$1:.$C$1334];3;0)" office:value-type="date" office:date-value="2013-01-25" calcext:value-type="date">
            <text:p>25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29420" calcext:value-type="float">
            <text:p>29420</text:p>
          </table:table-cell>
          <table:table-cell table:style-name="ce2" office:value-type="string" calcext:value-type="string">
            <text:p>Jardin René Binet, rue Frédéric Schneider</text:p>
          </table:table-cell>
          <table:table-cell table:style-name="ce4" table:formula="of:=VLOOKUP([.B1287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34810" calcext:value-type="float">
            <text:p>34810</text:p>
          </table:table-cell>
          <table:table-cell table:style-name="ce2" office:value-type="string" calcext:value-type="string">
            <text:p>Place du Tertre</text:p>
          </table:table-cell>
          <table:table-cell table:style-name="ce4" table:formula="of:=VLOOKUP([.B1288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35021" calcext:value-type="float">
            <text:p>35021</text:p>
          </table:table-cell>
          <table:table-cell table:style-name="ce2" office:value-type="string" calcext:value-type="string">
            <text:p>Rue Ordener, rue des Poissonniers</text:p>
          </table:table-cell>
          <table:table-cell table:style-name="ce4" table:formula="of:=VLOOKUP([.B1289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35296" calcext:value-type="float">
            <text:p>35296</text:p>
          </table:table-cell>
          <table:table-cell table:style-name="ce2" office:value-type="string" calcext:value-type="string">
            <text:p>Rue Stéphenson, rue Doudeauville</text:p>
          </table:table-cell>
          <table:table-cell table:style-name="ce4" table:formula="of:=VLOOKUP([.B1290];[$DonneesPrefPolice.$A$1:.$C$1334];3;0)" office:value-type="date" office:date-value="2012-11-23" calcext:value-type="date">
            <text:p>23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0936" calcext:value-type="float">
            <text:p>40936</text:p>
          </table:table-cell>
          <table:table-cell table:style-name="ce2" office:value-type="string" calcext:value-type="string">
            <text:p>Rue Léon, rue Cavé</text:p>
          </table:table-cell>
          <table:table-cell table:style-name="ce4" table:formula="of:=VLOOKUP([.B1291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1624" calcext:value-type="float">
            <text:p>41624</text:p>
          </table:table-cell>
          <table:table-cell table:style-name="ce2" office:value-type="string" calcext:value-type="string">
            <text:p>Rue du Département, rue Caillie</text:p>
          </table:table-cell>
          <table:table-cell table:style-name="ce4" table:formula="of:=VLOOKUP([.B1292];[$DonneesPrefPolice.$A$1:.$C$1334];3;0)" office:value-type="date" office:date-value="2013-03-29" calcext:value-type="date">
            <text:p>29/03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2595" calcext:value-type="float">
            <text:p>42595</text:p>
          </table:table-cell>
          <table:table-cell table:style-name="ce2" office:value-type="string" calcext:value-type="string">
            <text:p>Rue de Steinkerque, boulevard de Rochechouart</text:p>
          </table:table-cell>
          <table:table-cell table:style-name="ce4" table:formula="of:=VLOOKUP([.B1293];[$DonneesPrefPolice.$A$1:.$C$1334];3;0)" office:value-type="date" office:date-value="2012-01-13" calcext:value-type="date">
            <text:p>13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3793" calcext:value-type="float">
            <text:p>43793</text:p>
          </table:table-cell>
          <table:table-cell table:style-name="ce2" office:value-type="string" calcext:value-type="string">
            <text:p>Rue Caulaincourt, rue Joseph de Maistre</text:p>
          </table:table-cell>
          <table:table-cell table:style-name="ce4" table:formula="of:=VLOOKUP([.B1294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4255" calcext:value-type="float">
            <text:p>44255</text:p>
          </table:table-cell>
          <table:table-cell table:style-name="ce2" office:value-type="string" calcext:value-type="string">
            <text:p>Rue Yvonne le Tac, rue Chappe, rue Tardieu</text:p>
          </table:table-cell>
          <table:table-cell table:style-name="ce4" table:formula="of:=VLOOKUP([.B1295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4831" calcext:value-type="float">
            <text:p>44831</text:p>
          </table:table-cell>
          <table:table-cell table:style-name="ce2" office:value-type="string" calcext:value-type="string">
            <text:p>Rue du Cardinal Dubois</text:p>
          </table:table-cell>
          <table:table-cell table:style-name="ce4" table:formula="of:=VLOOKUP([.B1296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6275" calcext:value-type="float">
            <text:p>46275</text:p>
          </table:table-cell>
          <table:table-cell table:style-name="ce2" office:value-type="string" calcext:value-type="string">
            <text:p>Rue Marx Dormoy, rue du Département</text:p>
          </table:table-cell>
          <table:table-cell table:style-name="ce4" table:formula="of:=VLOOKUP([.B1297];[$DonneesPrefPolice.$A$1:.$C$1334];3;0)" office:value-type="date" office:date-value="2012-07-20" calcext:value-type="date">
            <text:p>20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6817" calcext:value-type="float">
            <text:p>46817</text:p>
          </table:table-cell>
          <table:table-cell table:style-name="ce2" office:value-type="string" calcext:value-type="string">
            <text:p>Rue des Poissonniers, rue Marcadet</text:p>
          </table:table-cell>
          <table:table-cell table:style-name="ce4" table:formula="of:=VLOOKUP([.B1298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7167" calcext:value-type="float">
            <text:p>47167</text:p>
          </table:table-cell>
          <table:table-cell table:style-name="ce2" office:value-type="string" calcext:value-type="string">
            <text:p>Boulevard Ney, rue Charles Hermite</text:p>
          </table:table-cell>
          <table:table-cell table:style-name="ce4" table:formula="of:=VLOOKUP([.B1299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8778" calcext:value-type="float">
            <text:p>48778</text:p>
          </table:table-cell>
          <table:table-cell table:style-name="ce2" office:value-type="string" calcext:value-type="string">
            <text:p>Rue Léon, rue Doudeauville</text:p>
          </table:table-cell>
          <table:table-cell table:style-name="ce4" table:formula="of:=VLOOKUP([.B1300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8934" calcext:value-type="float">
            <text:p>48934</text:p>
          </table:table-cell>
          <table:table-cell table:style-name="ce2" office:value-type="string" calcext:value-type="string">
            <text:p>Rue des Poissonniers, rue Doudeauville</text:p>
          </table:table-cell>
          <table:table-cell table:style-name="ce4" table:formula="of:=VLOOKUP([.B1301];[$DonneesPrefPolice.$A$1:.$C$1334];3;0)" office:value-type="date" office:date-value="2012-11-09" calcext:value-type="date">
            <text:p>09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9070" calcext:value-type="float">
            <text:p>49070</text:p>
          </table:table-cell>
          <table:table-cell table:style-name="ce2" office:value-type="string" calcext:value-type="string">
            <text:p>impasse des Fillettes, rue Charles Hermite, rue Emile Bertin</text:p>
          </table:table-cell>
          <table:table-cell table:style-name="ce4" table:formula="of:=VLOOKUP([.B1302];[$DonneesPrefPolice.$A$1:.$C$1334];3;0)" office:value-type="date" office:date-value="2012-12-14" calcext:value-type="date">
            <text:p>14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49804" calcext:value-type="float">
            <text:p>49804</text:p>
          </table:table-cell>
          <table:table-cell table:style-name="ce2" office:value-type="string" calcext:value-type="string">
            <text:p>Rue Marcadet, rue Damrémont</text:p>
          </table:table-cell>
          <table:table-cell table:style-name="ce4" table:formula="of:=VLOOKUP([.B1303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1595" calcext:value-type="float">
            <text:p>51595</text:p>
          </table:table-cell>
          <table:table-cell table:style-name="ce2" office:value-type="string" calcext:value-type="string">
            <text:p>Boulevard de Clichy, rue Caulaincourt</text:p>
          </table:table-cell>
          <table:table-cell table:style-name="ce4" table:formula="of:=VLOOKUP([.B1304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2236" calcext:value-type="float">
            <text:p>52236</text:p>
          </table:table-cell>
          <table:table-cell table:style-name="ce2" office:value-type="string" calcext:value-type="string">
            <text:p>Rue Poulet, rue Dejean</text:p>
          </table:table-cell>
          <table:table-cell table:style-name="ce4" table:formula="of:=VLOOKUP([.B1305];[$DonneesPrefPolice.$A$1:.$C$1334];3;0)" office:value-type="string" office:string-value="" calcext:value-type="error">
            <text:p>#N/A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2675" calcext:value-type="float">
            <text:p>52675</text:p>
          </table:table-cell>
          <table:table-cell table:style-name="ce2" office:value-type="string" calcext:value-type="string">
            <text:p>Rue Polonceau, rue des Gardes</text:p>
          </table:table-cell>
          <table:table-cell table:style-name="ce4" table:formula="of:=VLOOKUP([.B130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4506" calcext:value-type="float">
            <text:p>54506</text:p>
          </table:table-cell>
          <table:table-cell table:style-name="ce2" office:value-type="string" calcext:value-type="string">
            <text:p>Avenue de Saint-Ouen, rue de la Jonquière</text:p>
          </table:table-cell>
          <table:table-cell table:style-name="ce4" table:formula="of:=VLOOKUP([.B1307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5134" calcext:value-type="float">
            <text:p>55134</text:p>
          </table:table-cell>
          <table:table-cell table:style-name="ce2" office:value-type="string" calcext:value-type="string">
            <text:p>Rue Raymond Queneau, place Pierre Marc Orlan</text:p>
          </table:table-cell>
          <table:table-cell table:style-name="ce4" table:formula="of:=VLOOKUP([.B1308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58108" calcext:value-type="float">
            <text:p>58108</text:p>
          </table:table-cell>
          <table:table-cell table:style-name="ce2" office:value-type="string" calcext:value-type="string">
            <text:p>Avenue Saint-Ouen, rue Lamark, rue Etex</text:p>
          </table:table-cell>
          <table:table-cell table:style-name="ce4" table:formula="of:=VLOOKUP([.B1309];[$DonneesPrefPolice.$A$1:.$C$1334];3;0)" office:value-type="date" office:date-value="2012-06-22" calcext:value-type="date">
            <text:p>22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0904" calcext:value-type="float">
            <text:p>60904</text:p>
          </table:table-cell>
          <table:table-cell table:style-name="ce2" office:value-type="string" calcext:value-type="string">
            <text:p>Avenue de la Porte Montmartre, rue Gérard de Nerval</text:p>
          </table:table-cell>
          <table:table-cell table:style-name="ce4" table:formula="of:=VLOOKUP([.B1310];[$DonneesPrefPolice.$A$1:.$C$1334];3;0)" office:value-type="date" office:date-value="2012-12-21" calcext:value-type="date">
            <text:p>21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2366" calcext:value-type="float">
            <text:p>62366</text:p>
          </table:table-cell>
          <table:table-cell table:style-name="ce2" office:value-type="string" calcext:value-type="string">
            <text:p>Boulevard Ney, place de la Porte de Clignancourt</text:p>
          </table:table-cell>
          <table:table-cell table:style-name="ce4" table:formula="of:=VLOOKUP([.B1311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2384" calcext:value-type="float">
            <text:p>62384</text:p>
          </table:table-cell>
          <table:table-cell table:style-name="ce2" office:value-type="string" calcext:value-type="string">
            <text:p>Place du Tertre, place Jean Marais</text:p>
          </table:table-cell>
          <table:table-cell table:style-name="ce4" table:formula="of:=VLOOKUP([.B1312];[$DonneesPrefPolice.$A$1:.$C$1334];3;0)" office:value-type="date" office:date-value="2012-11-16" calcext:value-type="date">
            <text:p>16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4494" calcext:value-type="float">
            <text:p>64494</text:p>
          </table:table-cell>
          <table:table-cell table:style-name="ce2" office:value-type="string" calcext:value-type="string">
            <text:p>Rue du Poteau, boulevard Ney</text:p>
          </table:table-cell>
          <table:table-cell table:style-name="ce4" table:formula="of:=VLOOKUP([.B1313];[$DonneesPrefPolice.$A$1:.$C$1334];3;0)" office:value-type="date" office:date-value="2012-04-27" calcext:value-type="date">
            <text:p>27/04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7972" calcext:value-type="float">
            <text:p>67972</text:p>
          </table:table-cell>
          <table:table-cell table:style-name="ce2" office:value-type="string" calcext:value-type="string">
            <text:p>Rue Myrha, rue Affre</text:p>
          </table:table-cell>
          <table:table-cell table:style-name="ce4" table:formula="of:=VLOOKUP([.B1314];[$DonneesPrefPolice.$A$1:.$C$1334];3;0)" office:value-type="date" office:date-value="2013-01-18" calcext:value-type="date">
            <text:p>18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69210" calcext:value-type="float">
            <text:p>69210</text:p>
          </table:table-cell>
          <table:table-cell table:style-name="ce2" office:value-type="string" calcext:value-type="string">
            <text:p>Rue de Clignancourt, rue Christiani</text:p>
          </table:table-cell>
          <table:table-cell table:style-name="ce4" table:formula="of:=VLOOKUP([.B1315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0209" calcext:value-type="float">
            <text:p>70209</text:p>
          </table:table-cell>
          <table:table-cell table:style-name="ce2" office:value-type="string" calcext:value-type="string">
            <text:p>Rue Chapelle, impasse du Curé</text:p>
          </table:table-cell>
          <table:table-cell table:style-name="ce4" table:formula="of:=VLOOKUP([.B1316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3270" calcext:value-type="float">
            <text:p>73270</text:p>
          </table:table-cell>
          <table:table-cell table:style-name="ce2" office:value-type="string" calcext:value-type="string">
            <text:p>Boulevard de Rochechouart, rue de Clignancourt</text:p>
          </table:table-cell>
          <table:table-cell table:style-name="ce4" table:formula="of:=VLOOKUP([.B1317];[$DonneesPrefPolice.$A$1:.$C$1334];3;0)" office:value-type="date" office:date-value="2012-02-03" calcext:value-type="date">
            <text:p>03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4617" calcext:value-type="float">
            <text:p>74617</text:p>
          </table:table-cell>
          <table:table-cell table:style-name="ce2" office:value-type="string" calcext:value-type="string">
            <text:p>Rue Polonceau, rue des Poissonniers</text:p>
          </table:table-cell>
          <table:table-cell table:style-name="ce4" table:formula="of:=VLOOKUP([.B1318];[$DonneesPrefPolice.$A$1:.$C$1334];3;0)" office:value-type="date" office:date-value="2012-12-07" calcext:value-type="date">
            <text:p>07/12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6006" calcext:value-type="float">
            <text:p>76006</text:p>
          </table:table-cell>
          <table:table-cell table:style-name="ce2" office:value-type="string" calcext:value-type="string">
            <text:p>Rue de la Chapelle, rue du Pré</text:p>
          </table:table-cell>
          <table:table-cell table:style-name="ce4" table:formula="of:=VLOOKUP([.B1319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6356" calcext:value-type="float">
            <text:p>76356</text:p>
          </table:table-cell>
          <table:table-cell table:style-name="ce2" office:value-type="string" calcext:value-type="string">
            <text:p>Avenue de la Porte des Poissonniers, rue du Professeur Gosset</text:p>
          </table:table-cell>
          <table:table-cell table:style-name="ce4" table:formula="of:=VLOOKUP([.B1320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6428" calcext:value-type="float">
            <text:p>76428</text:p>
          </table:table-cell>
          <table:table-cell table:style-name="ce2" office:value-type="string" calcext:value-type="string">
            <text:p>Avenue de la Porte de Clignancourt, sortie Périph intérieur</text:p>
          </table:table-cell>
          <table:table-cell table:style-name="ce4" table:formula="of:=VLOOKUP([.B1321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8121" calcext:value-type="float">
            <text:p>78121</text:p>
          </table:table-cell>
          <table:table-cell table:style-name="ce2" office:value-type="string" calcext:value-type="string">
            <text:p>Boulevard de la Chapelle, rue d'Aubervilliers</text:p>
          </table:table-cell>
          <table:table-cell table:style-name="ce4" table:formula="of:=VLOOKUP([.B1322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9855" calcext:value-type="float">
            <text:p>79855</text:p>
          </table:table-cell>
          <table:table-cell table:style-name="ce2" office:value-type="string" calcext:value-type="string">
            <text:p>Rue Riquet, rue d'Aubervilliers</text:p>
          </table:table-cell>
          <table:table-cell table:style-name="ce4" table:formula="of:=VLOOKUP([.B1323];[$DonneesPrefPolice.$A$1:.$C$1334];3;0)" office:value-type="date" office:date-value="2012-06-29" calcext:value-type="date">
            <text:p>29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8" calcext:value-type="float">
            <text:p>75018</text:p>
          </table:table-cell>
          <table:table-cell table:style-name="ce2" office:value-type="float" office:value="79891" calcext:value-type="float">
            <text:p>79891</text:p>
          </table:table-cell>
          <table:table-cell table:style-name="ce2" office:value-type="string" calcext:value-type="string">
            <text:p>Rue de l'Evangile, rue d'Aubervilliers</text:p>
          </table:table-cell>
          <table:table-cell table:style-name="ce4" table:formula="of:=VLOOKUP([.B1324];[$DonneesPrefPolice.$A$1:.$C$1334];3;0)" office:value-type="date" office:date-value="2013-01-11" calcext:value-type="date">
            <text:p>11/01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099" calcext:value-type="float">
            <text:p>19099</text:p>
          </table:table-cell>
          <table:table-cell table:style-name="ce2" office:value-type="string" calcext:value-type="string">
            <text:p>Boulevard Macdonald, esplanade Nord gare Rosa Parks</text:p>
          </table:table-cell>
          <table:table-cell table:style-name="ce4" table:formula="of:=VLOOKUP([.B1325];[$DonneesPrefPolice.$A$1:.$C$1334];3;0)" office:value-type="date" office:date-value="2017-05-30" calcext:value-type="date">
            <text:p>30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100" calcext:value-type="float">
            <text:p>19100</text:p>
          </table:table-cell>
          <table:table-cell table:style-name="ce2" office:value-type="string" calcext:value-type="string">
            <text:p>Gare Rosa Parks — rue Gaston Tessier, rue Henri Verneuil</text:p>
          </table:table-cell>
          <table:table-cell table:style-name="ce4" table:formula="of:=VLOOKUP([.B1326];[$DonneesPrefPolice.$A$1:.$C$1334];3;0)" office:value-type="date" office:date-value="2016-09-06" calcext:value-type="date">
            <text:p>06/09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101" calcext:value-type="float">
            <text:p>19101</text:p>
          </table:table-cell>
          <table:table-cell table:style-name="ce2" office:value-type="string" calcext:value-type="string">
            <text:p>Rampe Ouest vers boulevard Macdonald, rue Cesaria Evora</text:p>
          </table:table-cell>
          <table:table-cell table:style-name="ce4" table:formula="of:=VLOOKUP([.B1327];[$DonneesPrefPolice.$A$1:.$C$1334];3;0)" office:value-type="date" office:date-value="2017-05-30" calcext:value-type="date">
            <text:p>30/05/1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19103" calcext:value-type="float">
            <text:p>19103</text:p>
          </table:table-cell>
          <table:table-cell table:style-name="ce2" office:value-type="string" calcext:value-type="string">
            <text:p>Boulevard Macdonald, quai de la Gironde</text:p>
          </table:table-cell>
          <table:table-cell table:style-name="ce4" table:formula="of:=VLOOKUP([.B1328];[$DonneesPrefPolice.$A$1:.$C$1334];3;0)" office:value-type="date" office:date-value="2016-08-17" calcext:value-type="date">
            <text:p>17/08/16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2853" calcext:value-type="float">
            <text:p>22853</text:p>
          </table:table-cell>
          <table:table-cell table:style-name="ce2" office:value-type="string" calcext:value-type="string">
            <text:p>Rue Curial, rue Colette Magny</text:p>
          </table:table-cell>
          <table:table-cell table:style-name="ce4" table:formula="of:=VLOOKUP([.B1329];[$DonneesPrefPolice.$A$1:.$C$1334];3;0)" office:value-type="date" office:date-value="2012-10-26" calcext:value-type="date">
            <text:p>26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2881" calcext:value-type="float">
            <text:p>22881</text:p>
          </table:table-cell>
          <table:table-cell table:style-name="ce2" office:value-type="string" calcext:value-type="string">
            <text:p>Boulevard Macdonald, quai de la Gironde</text:p>
          </table:table-cell>
          <table:table-cell table:style-name="ce4" table:formula="of:=VLOOKUP([.B1330];[$DonneesPrefPolice.$A$1:.$C$1334];3;0)" office:value-type="date" office:date-value="2013-02-22" calcext:value-type="date">
            <text:p>22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5240" calcext:value-type="float">
            <text:p>25240</text:p>
          </table:table-cell>
          <table:table-cell table:style-name="ce2" office:value-type="string" calcext:value-type="string">
            <text:p>Rue Compans, place des Fêtes</text:p>
          </table:table-cell>
          <table:table-cell table:style-name="ce4" table:formula="of:=VLOOKUP([.B1331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5856" calcext:value-type="float">
            <text:p>25856</text:p>
          </table:table-cell>
          <table:table-cell table:style-name="ce2" office:value-type="string" calcext:value-type="string">
            <text:p>Rue de Crimée, avenue de Flandre</text:p>
          </table:table-cell>
          <table:table-cell table:style-name="ce4" table:formula="of:=VLOOKUP([.B1332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6293" calcext:value-type="float">
            <text:p>26293</text:p>
          </table:table-cell>
          <table:table-cell table:style-name="ce2" office:value-type="string" calcext:value-type="string">
            <text:p>Rue d'Alsace-Lorraine, rue Gaston Pinot</text:p>
          </table:table-cell>
          <table:table-cell table:style-name="ce4" table:formula="of:=VLOOKUP([.B1333];[$DonneesPrefPolice.$A$1:.$C$1334];3;0)" office:value-type="date" office:date-value="2012-03-30" calcext:value-type="date">
            <text:p>30/03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7454" calcext:value-type="float">
            <text:p>27454</text:p>
          </table:table-cell>
          <table:table-cell table:style-name="ce2" office:value-type="string" calcext:value-type="string">
            <text:p>19, avenue de Flandre</text:p>
          </table:table-cell>
          <table:table-cell table:style-name="ce4" table:formula="of:=VLOOKUP([.B1334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28130" calcext:value-type="float">
            <text:p>28130</text:p>
          </table:table-cell>
          <table:table-cell table:style-name="ce2" office:value-type="string" calcext:value-type="string">
            <text:p>Quai de la Marne, rue de Crimée</text:p>
          </table:table-cell>
          <table:table-cell table:style-name="ce4" table:formula="of:=VLOOKUP([.B1335];[$DonneesPrefPolice.$A$1:.$C$1334];3;0)" office:value-type="date" office:date-value="2012-11-23" calcext:value-type="date">
            <text:p>23/11/1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2897" calcext:value-type="float">
            <text:p>32897</text:p>
          </table:table-cell>
          <table:table-cell table:style-name="ce2" office:value-type="string" calcext:value-type="string">
            <text:p>195, avenue Jean Jaurès</text:p>
          </table:table-cell>
          <table:table-cell table:style-name="ce4" table:formula="of:=VLOOKUP([.B1336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3367" calcext:value-type="float">
            <text:p>33367</text:p>
          </table:table-cell>
          <table:table-cell table:style-name="ce2" office:value-type="string" calcext:value-type="string">
            <text:p>Avenue Secrétan, boulevard de la Villette</text:p>
          </table:table-cell>
          <table:table-cell table:style-name="ce4" table:formula="of:=VLOOKUP([.B1337];[$DonneesPrefPolice.$A$1:.$C$1334];3;0)" office:value-type="date" office:date-value="2012-09-07" calcext:value-type="date">
            <text:p>07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4140" calcext:value-type="float">
            <text:p>34140</text:p>
          </table:table-cell>
          <table:table-cell table:style-name="ce2" office:value-type="string" calcext:value-type="string">
            <text:p>Avenue de Flandre, rue de l'Argonne</text:p>
          </table:table-cell>
          <table:table-cell table:style-name="ce4" table:formula="of:=VLOOKUP([.B1338];[$DonneesPrefPolice.$A$1:.$C$1334];3;0)" office:value-type="date" office:date-value="2012-09-14" calcext:value-type="date">
            <text:p>14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4611" calcext:value-type="float">
            <text:p>34611</text:p>
          </table:table-cell>
          <table:table-cell table:style-name="ce2" office:value-type="string" calcext:value-type="string">
            <text:p>Boulevard Sérurier, rue de Périgueux</text:p>
          </table:table-cell>
          <table:table-cell table:style-name="ce4" table:formula="of:=VLOOKUP([.B1339];[$DonneesPrefPolice.$A$1:.$C$1334];3;0)" office:value-type="date" office:date-value="2012-09-21" calcext:value-type="date">
            <text:p>21/09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4892" calcext:value-type="float">
            <text:p>34892</text:p>
          </table:table-cell>
          <table:table-cell table:style-name="ce2" office:value-type="string" calcext:value-type="string">
            <text:p>Place du Général Cochet, boulevard Sérurier</text:p>
          </table:table-cell>
          <table:table-cell table:style-name="ce4" table:formula="of:=VLOOKUP([.B1340];[$DonneesPrefPolice.$A$1:.$C$1334];3;0)" office:value-type="date" office:date-value="2012-07-27" calcext:value-type="date">
            <text:p>27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6303" calcext:value-type="float">
            <text:p>36303</text:p>
          </table:table-cell>
          <table:table-cell table:style-name="ce2" office:value-type="string" calcext:value-type="string">
            <text:p>Rue Petit, passage du Sud</text:p>
          </table:table-cell>
          <table:table-cell table:style-name="ce4" table:formula="of:=VLOOKUP([.B1341];[$DonneesPrefPolice.$A$1:.$C$1334];3;0)" office:value-type="date" office:date-value="2011-12-21" calcext:value-type="date">
            <text:p>21/12/1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6787" calcext:value-type="float">
            <text:p>36787</text:p>
          </table:table-cell>
          <table:table-cell table:style-name="ce2" office:value-type="string" calcext:value-type="string">
            <text:p>6, quai de Seine, côté bassin de la Villette</text:p>
          </table:table-cell>
          <table:table-cell table:style-name="ce4" table:formula="of:=VLOOKUP([.B1342];[$DonneesPrefPolice.$A$1:.$C$1334];3;0)" office:value-type="date" office:date-value="2013-02-01" calcext:value-type="date">
            <text:p>01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39892" calcext:value-type="float">
            <text:p>39892</text:p>
          </table:table-cell>
          <table:table-cell table:style-name="ce2" office:value-type="string" calcext:value-type="string">
            <text:p>Boulevard Sérurier, rue des Bois</text:p>
          </table:table-cell>
          <table:table-cell table:style-name="ce4" table:formula="of:=VLOOKUP([.B1343];[$DonneesPrefPolice.$A$1:.$C$1334];3;0)" office:value-type="date" office:date-value="2012-12-28" calcext:value-type="date">
            <text:p>28/1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0743" calcext:value-type="float">
            <text:p>40743</text:p>
          </table:table-cell>
          <table:table-cell table:style-name="ce2" office:value-type="string" calcext:value-type="string">
            <text:p>Avenue Simon Bolivar, rue de l'Atlas</text:p>
          </table:table-cell>
          <table:table-cell table:style-name="ce4" table:formula="of:=VLOOKUP([.B1344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0979" calcext:value-type="float">
            <text:p>40979</text:p>
          </table:table-cell>
          <table:table-cell table:style-name="ce2" office:value-type="string" calcext:value-type="string">
            <text:p>Rue Belleville, rue Lassus</text:p>
          </table:table-cell>
          <table:table-cell table:style-name="ce4" table:formula="of:=VLOOKUP([.B1345];[$DonneesPrefPolice.$A$1:.$C$1334];3;0)" office:value-type="date" office:date-value="2012-10-19" calcext:value-type="date">
            <text:p>19/10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2264" calcext:value-type="float">
            <text:p>42264</text:p>
          </table:table-cell>
          <table:table-cell table:style-name="ce2" office:value-type="string" calcext:value-type="string">
            <text:p>15-17, avenue Simon Bolivar</text:p>
          </table:table-cell>
          <table:table-cell table:style-name="ce4" table:formula="of:=VLOOKUP([.B1346];[$DonneesPrefPolice.$A$1:.$C$1334];3;0)" office:value-type="date" office:date-value="2012-05-25" calcext:value-type="date">
            <text:p>25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3350" calcext:value-type="float">
            <text:p>43350</text:p>
          </table:table-cell>
          <table:table-cell table:style-name="ce2" office:value-type="string" calcext:value-type="string">
            <text:p>Place Armand Carrel, rue Manin</text:p>
          </table:table-cell>
          <table:table-cell table:style-name="ce4" table:formula="of:=VLOOKUP([.B1347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4802" calcext:value-type="float">
            <text:p>44802</text:p>
          </table:table-cell>
          <table:table-cell table:style-name="ce2" office:value-type="string" calcext:value-type="string">
            <text:p>Rue de Cambrai, rue Benjamin Constant</text:p>
          </table:table-cell>
          <table:table-cell table:style-name="ce4" table:formula="of:=VLOOKUP([.B1348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49339" calcext:value-type="float">
            <text:p>49339</text:p>
          </table:table-cell>
          <table:table-cell table:style-name="ce2" office:value-type="string" calcext:value-type="string">
            <text:p>Rue Botzaris, avenue Simon Bolivar</text:p>
          </table:table-cell>
          <table:table-cell table:style-name="ce4" table:formula="of:=VLOOKUP([.B1349];[$DonneesPrefPolice.$A$1:.$C$1334];3;0)" office:value-type="date" office:date-value="2012-07-06" calcext:value-type="date">
            <text:p>06/07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0640" calcext:value-type="float">
            <text:p>50640</text:p>
          </table:table-cell>
          <table:table-cell table:style-name="ce2" office:value-type="string" calcext:value-type="string">
            <text:p>Rue des Bois, rue des Lilas</text:p>
          </table:table-cell>
          <table:table-cell table:style-name="ce4" table:formula="of:=VLOOKUP([.B1350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1650" calcext:value-type="float">
            <text:p>51650</text:p>
          </table:table-cell>
          <table:table-cell table:style-name="ce2" office:value-type="string" calcext:value-type="string">
            <text:p>Boulevard Sérurier, rue David d'Angers</text:p>
          </table:table-cell>
          <table:table-cell table:style-name="ce4" table:formula="of:=VLOOKUP([.B1351];[$DonneesPrefPolice.$A$1:.$C$1334];3;0)" office:value-type="date" office:date-value="2012-08-31" calcext:value-type="date">
            <text:p>31/08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2246" calcext:value-type="float">
            <text:p>52246</text:p>
          </table:table-cell>
          <table:table-cell table:style-name="ce2" office:value-type="string" calcext:value-type="string">
            <text:p>Rue Rebeval, rue Jules Romains</text:p>
          </table:table-cell>
          <table:table-cell table:style-name="ce4" table:formula="of:=VLOOKUP([.B1352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2383" calcext:value-type="float">
            <text:p>52383</text:p>
          </table:table-cell>
          <table:table-cell table:style-name="ce2" office:value-type="string" calcext:value-type="string">
            <text:p>Place des Fêtes</text:p>
          </table:table-cell>
          <table:table-cell table:style-name="ce4" table:formula="of:=VLOOKUP([.B1353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3004" calcext:value-type="float">
            <text:p>53004</text:p>
          </table:table-cell>
          <table:table-cell table:style-name="ce2" office:value-type="string" calcext:value-type="string">
            <text:p>Rue du Plateau, rue des Alouettes</text:p>
          </table:table-cell>
          <table:table-cell table:style-name="ce4" table:formula="of:=VLOOKUP([.B1354];[$DonneesPrefPolice.$A$1:.$C$1334];3;0)" office:value-type="date" office:date-value="2012-02-17" calcext:value-type="date">
            <text:p>17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4117" calcext:value-type="float">
            <text:p>54117</text:p>
          </table:table-cell>
          <table:table-cell table:style-name="ce2" office:value-type="string" calcext:value-type="string">
            <text:p>Place Rhin et Danube, rue David d'Angers, rue Miguel Hidalgo</text:p>
          </table:table-cell>
          <table:table-cell table:style-name="ce4" table:formula="of:=VLOOKUP([.B1355];[$DonneesPrefPolice.$A$1:.$C$1334];3;0)" office:value-type="date" office:date-value="2012-02-24" calcext:value-type="date">
            <text:p>24/02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5255" calcext:value-type="float">
            <text:p>55255</text:p>
          </table:table-cell>
          <table:table-cell table:style-name="ce2" office:value-type="string" calcext:value-type="string">
            <text:p>Avenue de la Porte Chaumont, boulevard d'Indochine</text:p>
          </table:table-cell>
          <table:table-cell table:style-name="ce4" table:formula="of:=VLOOKUP([.B1356];[$DonneesPrefPolice.$A$1:.$C$1334];3;0)" office:value-type="date" office:date-value="2013-02-01" calcext:value-type="date">
            <text:p>01/02/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6891" calcext:value-type="float">
            <text:p>56891</text:p>
          </table:table-cell>
          <table:table-cell table:style-name="ce2" office:value-type="string" calcext:value-type="string">
            <text:p>Avenue Jean Jaurès, sente des Dorées</text:p>
          </table:table-cell>
          <table:table-cell table:style-name="ce4" table:formula="of:=VLOOKUP([.B1357];[$DonneesPrefPolice.$A$1:.$C$1334];3;0)" office:value-type="date" office:date-value="2012-05-11" calcext:value-type="date">
            <text:p>11/05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59248" calcext:value-type="float">
            <text:p>59248</text:p>
          </table:table-cell>
          <table:table-cell table:style-name="ce2" office:value-type="string" calcext:value-type="string">
            <text:p>Rue Pierre Reverdy devant le parc coté pair</text:p>
          </table:table-cell>
          <table:table-cell table:style-name="ce4" table:formula="of:=VLOOKUP([.B1358];[$DonneesPrefPolice.$A$1:.$C$1334];3;0)" office:value-type="date" office:date-value="2012-06-15" calcext:value-type="date">
            <text:p>15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2302" calcext:value-type="float">
            <text:p>62302</text:p>
          </table:table-cell>
          <table:table-cell table:style-name="ce2" office:value-type="string" calcext:value-type="string">
            <text:p>Rue Petit, rue Georges Auric</text:p>
          </table:table-cell>
          <table:table-cell table:style-name="ce4" table:formula="of:=VLOOKUP([.B1359];[$DonneesPrefPolice.$A$1:.$C$1334];3;0)" office:value-type="date" office:date-value="2012-01-20" calcext:value-type="date">
            <text:p>20/0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3449" calcext:value-type="float">
            <text:p>63449</text:p>
          </table:table-cell>
          <table:table-cell table:style-name="ce2" office:value-type="string" calcext:value-type="string">
            <text:p>Rue de l'Ourcq, rue Curial</text:p>
          </table:table-cell>
          <table:table-cell table:style-name="ce4" table:formula="of:=VLOOKUP([.B1360];[$DonneesPrefPolice.$A$1:.$C$1334];3;0)" office:value-type="date" office:date-value="2012-11-02" calcext:value-type="date">
            <text:p>02/11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4319" calcext:value-type="float">
            <text:p>64319</text:p>
          </table:table-cell>
          <table:table-cell table:style-name="ce2" office:value-type="string" calcext:value-type="string">
            <text:p>Avenue Jean Jaurès, avenue de Laumière</text:p>
          </table:table-cell>
          <table:table-cell table:style-name="ce4" table:formula="of:=VLOOKUP([.B1361];[$DonneesPrefPolice.$A$1:.$C$1334];3;0)" office:value-type="date" office:date-value="2012-06-08" calcext:value-type="date">
            <text:p>08/06/1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4554" calcext:value-type="float">
            <text:p>64554</text:p>
          </table:table-cell>
          <table:table-cell table:style-name="ce2" office:value-type="string" calcext:value-type="string">
            <text:p>Rue de Meaux, avenue Secretan</text:p>
          </table:table-cell>
          <table:table-cell table:style-name="ce4" table:formula="of:=VLOOKUP([.B1362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5172" calcext:value-type="float">
            <text:p>65172</text:p>
          </table:table-cell>
          <table:table-cell table:style-name="ce2" office:value-type="string" calcext:value-type="string">
            <text:p>Boulevard Macdonald, canal de l'Ourcq</text:p>
          </table:table-cell>
          <table:table-cell table:style-name="ce4" table:formula="of:=VLOOKUP([.B1363];[$DonneesPrefPolice.$A$1:.$C$1334];3;0)" office:value-type="date" office:date-value="2013-11-01" calcext:value-type="date">
            <text:p>01/11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6700" calcext:value-type="float">
            <text:p>66700</text:p>
          </table:table-cell>
          <table:table-cell table:style-name="ce2" office:value-type="string" calcext:value-type="string">
            <text:p>Passerelle piétons quai de la Loire vers quai de Seine</text:p>
          </table:table-cell>
          <table:table-cell table:style-name="ce4" table:formula="of:=VLOOKUP([.B1364];[$DonneesPrefPolice.$A$1:.$C$1334];3;0)" office:value-type="date" office:date-value="2013-02-15" calcext:value-type="date">
            <text:p>15/02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7376" calcext:value-type="float">
            <text:p>67376</text:p>
          </table:table-cell>
          <table:table-cell table:style-name="ce2" office:value-type="string" calcext:value-type="string">
            <text:p>Avenue Jean Jaurès, rue Armand Carrel</text:p>
          </table:table-cell>
          <table:table-cell table:style-name="ce4" table:formula="of:=VLOOKUP([.B1365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7387" calcext:value-type="float">
            <text:p>67387</text:p>
          </table:table-cell>
          <table:table-cell table:style-name="ce2" office:value-type="string" calcext:value-type="string">
            <text:p>Rue de Belleville, avenue Simon Bolivar</text:p>
          </table:table-cell>
          <table:table-cell table:style-name="ce4" table:formula="of:=VLOOKUP([.B1366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68495" calcext:value-type="float">
            <text:p>68495</text:p>
          </table:table-cell>
          <table:table-cell table:style-name="ce2" office:value-type="string" calcext:value-type="string">
            <text:p>Avenue Mathurin Moreau, avenue Simon Bolivar</text:p>
          </table:table-cell>
          <table:table-cell table:style-name="ce4" table:formula="of:=VLOOKUP([.B1367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75203" calcext:value-type="float">
            <text:p>75203</text:p>
          </table:table-cell>
          <table:table-cell table:style-name="ce2" office:value-type="string" calcext:value-type="string">
            <text:p>Rue Adolphe Mille, avenue Jean Jaurès</text:p>
          </table:table-cell>
          <table:table-cell table:style-name="ce4" table:formula="of:=VLOOKUP([.B1368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75378" calcext:value-type="float">
            <text:p>75378</text:p>
          </table:table-cell>
          <table:table-cell table:style-name="ce2" office:value-type="string" calcext:value-type="string">
            <text:p>Rue Compans, rue Henri Ribière</text:p>
          </table:table-cell>
          <table:table-cell table:style-name="ce4" table:formula="of:=VLOOKUP([.B1369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79414" calcext:value-type="float">
            <text:p>79414</text:p>
          </table:table-cell>
          <table:table-cell table:style-name="ce2" office:value-type="string" calcext:value-type="string">
            <text:p>Place de la Bataille de Stalingrad</text:p>
          </table:table-cell>
          <table:table-cell table:style-name="ce4" table:formula="of:=VLOOKUP([.B1370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80712" calcext:value-type="float">
            <text:p>80712</text:p>
          </table:table-cell>
          <table:table-cell table:style-name="ce2" office:value-type="string" calcext:value-type="string">
            <text:p>Place de la Porte de Pantin</text:p>
          </table:table-cell>
          <table:table-cell table:style-name="ce4" table:formula="of:=VLOOKUP([.B1371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83973" calcext:value-type="float">
            <text:p>83973</text:p>
          </table:table-cell>
          <table:table-cell table:style-name="ce2" office:value-type="string" calcext:value-type="string">
            <text:p>5, rue de Cambrai</text:p>
          </table:table-cell>
          <table:table-cell table:style-name="ce4" table:formula="of:=VLOOKUP([.B1372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84218" calcext:value-type="float">
            <text:p>84218</text:p>
          </table:table-cell>
          <table:table-cell table:style-name="ce2" office:value-type="string" calcext:value-type="string">
            <text:p>Place de Skanderberg (Porte d'Aubervilliers)</text:p>
          </table:table-cell>
          <table:table-cell table:style-name="ce4" table:formula="of:=VLOOKUP([.B1373];[$DonneesPrefPolice.$A$1:.$C$1334];3;0)" office:value-type="date" office:date-value="2013-01-11" calcext:value-type="date">
            <text:p>11/01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1563" calcext:value-type="float">
            <text:p>91563</text:p>
          </table:table-cell>
          <table:table-cell table:style-name="ce2" office:value-type="string" calcext:value-type="string">
            <text:p>Place Auguste Baron, avenue de la Porte de la Villette</text:p>
          </table:table-cell>
          <table:table-cell table:style-name="ce4" table:formula="of:=VLOOKUP([.B1374];[$DonneesPrefPolice.$A$1: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3130" calcext:value-type="float">
            <text:p>93130</text:p>
          </table:table-cell>
          <table:table-cell table:style-name="ce2" office:value-type="string" calcext:value-type="string">
            <text:p>Boulevard Macdonald, avenue de la Porte de la Villette</text:p>
          </table:table-cell>
          <table:table-cell table:style-name="ce4" table:formula="of:=VLOOKUP([.B1375];[$DonneesPrefPolice.$A$1:.$C$1334];3;0)" office:value-type="date" office:date-value="2012-12-28" calcext:value-type="date">
            <text:p>28/12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19" calcext:value-type="float">
            <text:p>75019</text:p>
          </table:table-cell>
          <table:table-cell table:style-name="ce2" office:value-type="float" office:value="93586" calcext:value-type="float">
            <text:p>93586</text:p>
          </table:table-cell>
          <table:table-cell table:style-name="ce2" office:value-type="string" calcext:value-type="string">
            <text:p>Place du Maroc, rue du Maroc</text:p>
          </table:table-cell>
          <table:table-cell table:style-name="ce4" table:formula="of:=VLOOKUP([.B1376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5583" calcext:value-type="float">
            <text:p>65583</text:p>
          </table:table-cell>
          <table:table-cell table:style-name="ce2" office:value-type="string" calcext:value-type="string">
            <text:p>Avenue Gambetta, rue Saint-Fargeau, rue Haxo</text:p>
          </table:table-cell>
          <table:table-cell table:style-name="ce4" table:formula="of:=VLOOKUP([.B1377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6387" calcext:value-type="float">
            <text:p>66387</text:p>
          </table:table-cell>
          <table:table-cell table:style-name="ce2" office:value-type="string" calcext:value-type="string">
            <text:p>Porte de Bagnolet</text:p>
          </table:table-cell>
          <table:table-cell table:style-name="ce4" table:formula="of:=VLOOKUP([.B1378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7483" calcext:value-type="float">
            <text:p>67483</text:p>
          </table:table-cell>
          <table:table-cell table:style-name="ce2" office:value-type="string" calcext:value-type="string">
            <text:p>Rue Reynaldo Hahn, rue Paganini</text:p>
          </table:table-cell>
          <table:table-cell table:style-name="ce4" table:formula="of:=VLOOKUP([.B1379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69827" calcext:value-type="float">
            <text:p>69827</text:p>
          </table:table-cell>
          <table:table-cell table:style-name="ce2" office:value-type="string" calcext:value-type="string">
            <text:p>Rue des Pyrénées, rue de Jourdain</text:p>
          </table:table-cell>
          <table:table-cell table:style-name="ce4" table:formula="of:=VLOOKUP([.B1380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1190" calcext:value-type="float">
            <text:p>71190</text:p>
          </table:table-cell>
          <table:table-cell table:style-name="ce2" office:value-type="string" calcext:value-type="string">
            <text:p>34, boulevard de Belleville</text:p>
          </table:table-cell>
          <table:table-cell table:style-name="ce4" table:formula="of:=VLOOKUP([.B1381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1342" calcext:value-type="float">
            <text:p>71342</text:p>
          </table:table-cell>
          <table:table-cell table:style-name="ce2" office:value-type="string" calcext:value-type="string">
            <text:p>Rue Ramponeau, rue de Tourtille</text:p>
          </table:table-cell>
          <table:table-cell table:style-name="ce4" table:formula="of:=VLOOKUP([.B1382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6059" calcext:value-type="float">
            <text:p>76059</text:p>
          </table:table-cell>
          <table:table-cell table:style-name="ce2" office:value-type="string" calcext:value-type="string">
            <text:p>Rue de Ménilmontant, rue Hélène Jakubowicz</text:p>
          </table:table-cell>
          <table:table-cell table:style-name="ce4" table:formula="of:=VLOOKUP([.B1383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79980" calcext:value-type="float">
            <text:p>79980</text:p>
          </table:table-cell>
          <table:table-cell table:style-name="ce2" office:value-type="string" calcext:value-type="string">
            <text:p>Rue Olivier Métra, rue Fréderick Lemaître</text:p>
          </table:table-cell>
          <table:table-cell table:style-name="ce4" table:formula="of:=VLOOKUP([.B1384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2057" calcext:value-type="float">
            <text:p>82057</text:p>
          </table:table-cell>
          <table:table-cell table:style-name="ce2" office:value-type="string" calcext:value-type="string">
            <text:p>Cours de Vincennes, boulevard de Charonne</text:p>
          </table:table-cell>
          <table:table-cell table:style-name="ce4" table:formula="of:=VLOOKUP([.B1385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2954" calcext:value-type="float">
            <text:p>82954</text:p>
          </table:table-cell>
          <table:table-cell table:style-name="ce2" office:value-type="string" calcext:value-type="string">
            <text:p>Place de la Réunion</text:p>
          </table:table-cell>
          <table:table-cell table:style-name="ce4" table:formula="of:=VLOOKUP([.B1386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5636" calcext:value-type="float">
            <text:p>85636</text:p>
          </table:table-cell>
          <table:table-cell table:style-name="ce2" office:value-type="string" calcext:value-type="string">
            <text:p>Place du Maquis du Vercors (avenue de la Porte des Lilas)</text:p>
          </table:table-cell>
          <table:table-cell table:style-name="ce4" table:formula="of:=VLOOKUP([.B1387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8798" calcext:value-type="float">
            <text:p>88798</text:p>
          </table:table-cell>
          <table:table-cell table:style-name="ce2" office:value-type="string" calcext:value-type="string">
            <text:p>Rue d'Avron, rue Tolain</text:p>
          </table:table-cell>
          <table:table-cell table:style-name="ce4" table:formula="of:=VLOOKUP([.B1388];[$DonneesPrefPolice.$A$1:.$C$1334];3;0)" office:value-type="date" office:date-value="2013-03-29" calcext:value-type="date">
            <text:p>29/03/13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89745" calcext:value-type="float">
            <text:p>89745</text:p>
          </table:table-cell>
          <table:table-cell table:style-name="ce2" office:value-type="string" calcext:value-type="string">
            <text:p>Rue Bisson, rue de Pali-Kao</text:p>
          </table:table-cell>
          <table:table-cell table:style-name="ce4" table:formula="of:=VLOOKUP([.B1389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90687" calcext:value-type="float">
            <text:p>90687</text:p>
          </table:table-cell>
          <table:table-cell table:style-name="ce2" office:value-type="string" calcext:value-type="string">
            <text:p>5, rue Henri Duvernois (Nord)</text:p>
          </table:table-cell>
          <table:table-cell table:style-name="ce4" table:formula="of:=VLOOKUP([.B1390];[$DonneesPrefPolice.$A$1:.$C$1334];3;0)" office:value-type="date" office:date-value="2012-10-26" calcext:value-type="date">
            <text:p>26/10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93792" calcext:value-type="float">
            <text:p>93792</text:p>
          </table:table-cell>
          <table:table-cell table:style-name="ce2" office:value-type="string" calcext:value-type="string">
            <text:p>Rue Julien Lacroix, rue des Couronnes</text:p>
          </table:table-cell>
          <table:table-cell table:style-name="ce4" table:formula="of:=VLOOKUP([.B1391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2" office:value-type="float" office:value="75020" calcext:value-type="float">
            <text:p>75020</text:p>
          </table:table-cell>
          <table:table-cell table:style-name="ce2" office:value-type="float" office:value="98765" calcext:value-type="float">
            <text:p>98765</text:p>
          </table:table-cell>
          <table:table-cell table:style-name="ce2" office:value-type="string" calcext:value-type="string">
            <text:p>Boulevard Davout, rue Paganini</text:p>
          </table:table-cell>
          <table:table-cell table:style-name="ce4" table:formula="of:=VLOOKUP([.B1392];[$DonneesPrefPolice.$A$1: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4" table:number-rows-repeated="10471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nexe 2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5"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Implantation</text:p>
          </table:table-cell>
          <table:table-cell office:value-type="string" calcext:value-type="string">
            <text:p>Date de mise en service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4805" calcext:value-type="float">
            <text:p>44805</text:p>
          </table:table-cell>
          <table:table-cell table:formula="of:=VLOOKUP([.B2];[$'Annexe 1'.$B$2:.$C$1392];2;0)" office:value-type="string" office:string-value="Rue de Rivoli, rue du 29 Juillet" calcext:value-type="string">
            <text:p>Rue de Rivoli, rue du 29 Juillet</text:p>
          </table:table-cell>
          <table:table-cell table:style-name="ce4" table:formula="of:=VLOOKUP([.B2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6685" calcext:value-type="float">
            <text:p>46685</text:p>
          </table:table-cell>
          <table:table-cell table:formula="of:=VLOOKUP([.B3];[$'Annexe 1'.$B$2:.$C$1392];2;0)" office:value-type="string" office:string-value="Avenue du Général Lemonnier, rue de Rivoli" calcext:value-type="string">
            <text:p>Avenue du Général Lemonnier, rue de Rivoli</text:p>
          </table:table-cell>
          <table:table-cell table:style-name="ce4" table:formula="of:=VLOOKUP([.B3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58791" calcext:value-type="float">
            <text:p>58791</text:p>
          </table:table-cell>
          <table:table-cell table:formula="of:=VLOOKUP([.B4];[$'Annexe 1'.$B$2:.$C$1392];2;0)" office:value-type="string" office:string-value="Place Joachim du Bellay, rue des Innocents" calcext:value-type="string">
            <text:p>Place Joachim du Bellay, rue des Innocents</text:p>
          </table:table-cell>
          <table:table-cell table:style-name="ce4" table:formula="of:=VLOOKUP([.B4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67140" calcext:value-type="float">
            <text:p>67140</text:p>
          </table:table-cell>
          <table:table-cell table:formula="of:=VLOOKUP([.B5];[$'Annexe 1'.$B$2:.$C$1392];2;0)" office:value-type="string" office:string-value="Rue de Rivoli, rue de Marengo" calcext:value-type="string">
            <text:p>Rue de Rivoli, rue de Marengo</text:p>
          </table:table-cell>
          <table:table-cell table:style-name="ce4" table:formula="of:=VLOOKUP([.B5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67865" calcext:value-type="float">
            <text:p>67865</text:p>
          </table:table-cell>
          <table:table-cell table:formula="of:=VLOOKUP([.B6];[$'Annexe 1'.$B$2:.$C$1392];2;0)" office:value-type="string" office:string-value="Rue Coquillière, rue du Louvre" calcext:value-type="string">
            <text:p>Rue Coquillière, rue du Louvre</text:p>
          </table:table-cell>
          <table:table-cell table:style-name="ce4" table:formula="of:=VLOOKUP([.B6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0744" calcext:value-type="float">
            <text:p>70744</text:p>
          </table:table-cell>
          <table:table-cell table:formula="of:=VLOOKUP([.B7];[$'Annexe 1'.$B$2:.$C$1392];2;0)" office:value-type="string" office:string-value="Place Maurice Quentin" calcext:value-type="string">
            <text:p>Place Maurice Quentin</text:p>
          </table:table-cell>
          <table:table-cell table:style-name="ce4" table:formula="of:=VLOOKUP([.B7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4254" calcext:value-type="float">
            <text:p>74254</text:p>
          </table:table-cell>
          <table:table-cell table:formula="of:=VLOOKUP([.B8];[$'Annexe 1'.$B$2:.$C$1392];2;0)" office:value-type="string" office:string-value="Rue du Cygne, rue Saint-Denis" calcext:value-type="string">
            <text:p>Rue du Cygne, rue Saint-Denis</text:p>
          </table:table-cell>
          <table:table-cell table:style-name="ce4" table:formula="of:=VLOOKUP([.B8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7747" calcext:value-type="float">
            <text:p>77747</text:p>
          </table:table-cell>
          <table:table-cell table:formula="of:=VLOOKUP([.B9];[$'Annexe 1'.$B$2:.$C$1392];2;0)" office:value-type="string" office:string-value="Place Joachim du Bellay, rue Berger, rue Saint-Denis" calcext:value-type="string">
            <text:p>Place Joachim du Bellay, rue Berger, rue Saint-Denis</text:p>
          </table:table-cell>
          <table:table-cell table:style-name="ce4" table:formula="of:=VLOOKUP([.B9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9769" calcext:value-type="float">
            <text:p>79769</text:p>
          </table:table-cell>
          <table:table-cell table:formula="of:=VLOOKUP([.B10];[$'Annexe 1'.$B$2:.$C$1392];2;0)" office:value-type="string" office:string-value="Rue Croix des Petits Champs, rue Vrillière" calcext:value-type="string">
            <text:p>Rue Croix des Petits Champs, rue Vrillière</text:p>
          </table:table-cell>
          <table:table-cell table:style-name="ce4" table:formula="of:=VLOOKUP([.B10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9777" calcext:value-type="float">
            <text:p>79777</text:p>
          </table:table-cell>
          <table:table-cell table:formula="of:=VLOOKUP([.B11];[$'Annexe 1'.$B$2:.$C$1392];2;0)" office:value-type="string" office:string-value="Place du Carrousel" calcext:value-type="string">
            <text:p>Place du Carrousel</text:p>
          </table:table-cell>
          <table:table-cell table:style-name="ce4" table:formula="of:=VLOOKUP([.B11];[$DonneesPrefPolice.$A$1:.$C$1334];3;0)" office:value-type="date" office:date-value="2013-02-22" calcext:value-type="date">
            <text:p>22/0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79901" calcext:value-type="float">
            <text:p>79901</text:p>
          </table:table-cell>
          <table:table-cell table:formula="of:=VLOOKUP([.B12];[$'Annexe 1'.$B$2:.$C$1392];2;0)" office:value-type="string" office:string-value="Rue de Rivoli, rue de Castiglione" calcext:value-type="string">
            <text:p>Rue de Rivoli, rue de Castiglione</text:p>
          </table:table-cell>
          <table:table-cell table:style-name="ce4" table:formula="of:=VLOOKUP([.B12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82064" calcext:value-type="float">
            <text:p>82064</text:p>
          </table:table-cell>
          <table:table-cell table:formula="of:=VLOOKUP([.B13];[$'Annexe 1'.$B$2:.$C$1392];2;0)" office:value-type="string" office:string-value="Rue de la Reynie, boulevard de Sébastopol" calcext:value-type="string">
            <text:p>Rue de la Reynie, boulevard de Sébastopol</text:p>
          </table:table-cell>
          <table:table-cell table:style-name="ce4" table:formula="of:=VLOOKUP([.B13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82655" calcext:value-type="float">
            <text:p>82655</text:p>
          </table:table-cell>
          <table:table-cell table:formula="of:=VLOOKUP([.B14];[$'Annexe 1'.$B$2:.$C$1392];2;0)" office:value-type="string" office:string-value="Rue Pierre Lescot, rue de la Cossonnerie" calcext:value-type="string">
            <text:p>Rue Pierre Lescot, rue de la Cossonnerie</text:p>
          </table:table-cell>
          <table:table-cell table:style-name="ce4" table:formula="of:=VLOOKUP([.B14];[$DonneesPrefPolice.$A$1:.$C$1334];3;0)" office:value-type="date" office:date-value="2012-03-02" calcext:value-type="date">
            <text:p>02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88364" calcext:value-type="float">
            <text:p>88364</text:p>
          </table:table-cell>
          <table:table-cell table:formula="of:=VLOOKUP([.B15];[$'Annexe 1'.$B$2:.$C$1392];2;0)" office:value-type="string" office:string-value="Pont Neuf amont — Seine" calcext:value-type="string">
            <text:p>Pont Neuf amont — Seine</text:p>
          </table:table-cell>
          <table:table-cell table:style-name="ce4" table:formula="of:=VLOOKUP([.B15];[$DonneesPrefPolice.$A$1:.$C$1334];3;0)" office:value-type="date" office:date-value="2015-05-22" calcext:value-type="date">
            <text:p>22/05/15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92689" calcext:value-type="float">
            <text:p>92689</text:p>
          </table:table-cell>
          <table:table-cell table:formula="of:=VLOOKUP([.B16];[$'Annexe 1'.$B$2:.$C$1392];2;0)" office:value-type="string" office:string-value="Pont de la Concorde aval — Seine" calcext:value-type="string">
            <text:p>Pont de la Concorde aval — Seine</text:p>
          </table:table-cell>
          <table:table-cell table:style-name="ce4" table:formula="of:=VLOOKUP([.B16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99000" calcext:value-type="float">
            <text:p>99000</text:p>
          </table:table-cell>
          <table:table-cell table:formula="of:=VLOOKUP([.B17];[$'Annexe 1'.$B$2:.$C$1392];2;0)" office:value-type="string" office:string-value="Quai François Mitterrand, Pont du Carrousel" calcext:value-type="string">
            <text:p>Quai François Mitterrand, Pont du Carrousel</text:p>
          </table:table-cell>
          <table:table-cell table:style-name="ce4" table:formula="of:=VLOOKUP([.B17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99375" calcext:value-type="float">
            <text:p>99375</text:p>
          </table:table-cell>
          <table:table-cell table:formula="of:=VLOOKUP([.B18];[$'Annexe 1'.$B$2:.$C$1392];2;0)" office:value-type="string" office:string-value="Pont Neuf en aval — Seine" calcext:value-type="string">
            <text:p>Pont Neuf en aval — Seine</text:p>
          </table:table-cell>
          <table:table-cell table:style-name="ce4" table:formula="of:=VLOOKUP([.B18];[$DonneesPrefPolice.$A$1:.$C$1334];3;0)" office:value-type="date" office:date-value="2015-05-22" calcext:value-type="date">
            <text:p>22/05/15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5" office:value-type="float" office:value="2033" calcext:value-type="float">
            <text:p>02033</text:p>
          </table:table-cell>
          <table:table-cell table:formula="of:=VLOOKUP([.B19];[$'Annexe 1'.$B$2:.$C$1392];2;0)" office:value-type="string" office:string-value="Rue de la Lune, rue Notre-Dame de Bonne Nouvelle" calcext:value-type="string">
            <text:p>Rue de la Lune, rue Notre-Dame de Bonne Nouvelle</text:p>
          </table:table-cell>
          <table:table-cell table:style-name="ce4" table:formula="of:=VLOOKUP([.B19];[$DonneesPrefPolice.$A$1:.$C$1334];3;0)" office:value-type="date" office:date-value="2016-11-25" calcext:value-type="date">
            <text:p>25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2927" calcext:value-type="float">
            <text:p>12927</text:p>
          </table:table-cell>
          <table:table-cell table:formula="of:=VLOOKUP([.B20];[$'Annexe 1'.$B$2:.$C$1392];2;0)" office:value-type="string" office:string-value="Rue du Saint-Denis, rue Greneta" calcext:value-type="string">
            <text:p>Rue du Saint-Denis, rue Greneta</text:p>
          </table:table-cell>
          <table:table-cell table:style-name="ce4" table:formula="of:=VLOOKUP([.B20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5493" calcext:value-type="float">
            <text:p>15493</text:p>
          </table:table-cell>
          <table:table-cell table:formula="of:=VLOOKUP([.B21];[$'Annexe 1'.$B$2:.$C$1392];2;0)" office:value-type="string" office:string-value="Boulevard des Capucines, rue Caumartin" calcext:value-type="string">
            <text:p>Boulevard des Capucines, rue Caumartin</text:p>
          </table:table-cell>
          <table:table-cell table:style-name="ce4" table:formula="of:=VLOOKUP([.B21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5991" calcext:value-type="float">
            <text:p>15991</text:p>
          </table:table-cell>
          <table:table-cell table:formula="of:=VLOOKUP([.B22];[$'Annexe 1'.$B$2:.$C$1392];2;0)" office:value-type="string" office:string-value="Rue Saint-Denis, rue Sainte-Apolline" calcext:value-type="string">
            <text:p>Rue Saint-Denis, rue Sainte-Apolline</text:p>
          </table:table-cell>
          <table:table-cell table:style-name="ce4" table:formula="of:=VLOOKUP([.B22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7326" calcext:value-type="float">
            <text:p>17326</text:p>
          </table:table-cell>
          <table:table-cell table:formula="of:=VLOOKUP([.B23];[$'Annexe 1'.$B$2:.$C$1392];2;0)" office:value-type="string" office:string-value="Rue d'Antin, avenue de l'Opéra" calcext:value-type="string">
            <text:p>Rue d'Antin, avenue de l'Opéra</text:p>
          </table:table-cell>
          <table:table-cell table:style-name="ce4" table:formula="of:=VLOOKUP([.B23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18870" calcext:value-type="float">
            <text:p>18870</text:p>
          </table:table-cell>
          <table:table-cell table:formula="of:=VLOOKUP([.B24];[$'Annexe 1'.$B$2:.$C$1392];2;0)" office:value-type="string" office:string-value="Rue Réaumur, rue Saint-Denis" calcext:value-type="string">
            <text:p>Rue Réaumur, rue Saint-Denis</text:p>
          </table:table-cell>
          <table:table-cell table:style-name="ce4" table:formula="of:=VLOOKUP([.B24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22579" calcext:value-type="float">
            <text:p>22579</text:p>
          </table:table-cell>
          <table:table-cell table:formula="of:=VLOOKUP([.B25];[$'Annexe 1'.$B$2:.$C$1392];2;0)" office:value-type="string" office:string-value="Rue Réaumur, boulevard de Sébastopol" calcext:value-type="string">
            <text:p>Rue Réaumur, boulevard de Sébastopol</text:p>
          </table:table-cell>
          <table:table-cell table:style-name="ce4" table:formula="of:=VLOOKUP([.B25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26709" calcext:value-type="float">
            <text:p>26709</text:p>
          </table:table-cell>
          <table:table-cell table:formula="of:=VLOOKUP([.B26];[$'Annexe 1'.$B$2:.$C$1392];2;0)" office:value-type="string" office:string-value="Rue de Gramont, boulevard des Italiens" calcext:value-type="string">
            <text:p>Rue de Gramont, boulevard des Italiens</text:p>
          </table:table-cell>
          <table:table-cell table:style-name="ce4" table:formula="of:=VLOOKUP([.B26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29697" calcext:value-type="float">
            <text:p>29697</text:p>
          </table:table-cell>
          <table:table-cell table:formula="of:=VLOOKUP([.B27];[$'Annexe 1'.$B$2:.$C$1392];2;0)" office:value-type="string" office:string-value="Rue Drouot, boulevard Haussmann" calcext:value-type="string">
            <text:p>Rue Drouot, boulevard Haussmann</text:p>
          </table:table-cell>
          <table:table-cell table:style-name="ce4" table:formula="of:=VLOOKUP([.B27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40753" calcext:value-type="float">
            <text:p>40753</text:p>
          </table:table-cell>
          <table:table-cell table:formula="of:=VLOOKUP([.B28];[$'Annexe 1'.$B$2:.$C$1392];2;0)" office:value-type="string" office:string-value="Rue Daunou, rue de la Paix" calcext:value-type="string">
            <text:p>Rue Daunou, rue de la Paix</text:p>
          </table:table-cell>
          <table:table-cell table:style-name="ce4" table:formula="of:=VLOOKUP([.B28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67171" calcext:value-type="float">
            <text:p>67171</text:p>
          </table:table-cell>
          <table:table-cell table:formula="of:=VLOOKUP([.B29];[$'Annexe 1'.$B$2:.$C$1392];2;0)" office:value-type="string" office:string-value="19, boulevard Poissonnière" calcext:value-type="string">
            <text:p>19, boulevard Poissonnière</text:p>
          </table:table-cell>
          <table:table-cell table:style-name="ce4" table:formula="of:=VLOOKUP([.B29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0766" calcext:value-type="float">
            <text:p>70766</text:p>
          </table:table-cell>
          <table:table-cell table:formula="of:=VLOOKUP([.B30];[$'Annexe 1'.$B$2:.$C$1392];2;0)" office:value-type="string" office:string-value="Boulevard des Italiens, rue de la Michodière" calcext:value-type="string">
            <text:p>Boulevard des Italiens, rue de la Michodière</text:p>
          </table:table-cell>
          <table:table-cell table:style-name="ce4" table:formula="of:=VLOOKUP([.B30];[$DonneesPrefPolice.$A$1:.$C$1334];3;0)" office:value-type="date" office:date-value="2012-08-03" calcext:value-type="date">
            <text:p>03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2618" calcext:value-type="float">
            <text:p>72618</text:p>
          </table:table-cell>
          <table:table-cell table:formula="of:=VLOOKUP([.B31];[$'Annexe 1'.$B$2:.$C$1392];2;0)" office:value-type="string" office:string-value="Boulevard Poissonnière, rue Poissonnière" calcext:value-type="string">
            <text:p>Boulevard Poissonnière, rue Poissonnière</text:p>
          </table:table-cell>
          <table:table-cell table:style-name="ce4" table:formula="of:=VLOOKUP([.B31];[$DonneesPrefPolice.$A$1:.$C$1334];3;0)" office:value-type="date" office:date-value="2012-10-26" calcext:value-type="date">
            <text:p>26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2870" calcext:value-type="float">
            <text:p>72870</text:p>
          </table:table-cell>
          <table:table-cell table:formula="of:=VLOOKUP([.B32];[$'Annexe 1'.$B$2:.$C$1392];2;0)" office:value-type="string" office:string-value="Rue Radziwill, rue des Petits Champs" calcext:value-type="string">
            <text:p>Rue Radziwill, rue des Petits Champs</text:p>
          </table:table-cell>
          <table:table-cell table:style-name="ce4" table:formula="of:=VLOOKUP([.B32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78022" calcext:value-type="float">
            <text:p>78022</text:p>
          </table:table-cell>
          <table:table-cell table:formula="of:=VLOOKUP([.B33];[$'Annexe 1'.$B$2:.$C$1392];2;0)" office:value-type="string" office:string-value="Rue Réaumur, rue des Petits Carreaux" calcext:value-type="string">
            <text:p>Rue Réaumur, rue des Petits Carreaux</text:p>
          </table:table-cell>
          <table:table-cell table:style-name="ce4" table:formula="of:=VLOOKUP([.B33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88097" calcext:value-type="float">
            <text:p>88097</text:p>
          </table:table-cell>
          <table:table-cell table:formula="of:=VLOOKUP([.B34];[$'Annexe 1'.$B$2:.$C$1392];2;0)" office:value-type="string" office:string-value="Boulevard Poissonnière, rue Montmartre" calcext:value-type="string">
            <text:p>Boulevard Poissonnière, rue Montmartre</text:p>
          </table:table-cell>
          <table:table-cell table:style-name="ce4" table:formula="of:=VLOOKUP([.B34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89465" calcext:value-type="float">
            <text:p>89465</text:p>
          </table:table-cell>
          <table:table-cell table:formula="of:=VLOOKUP([.B35];[$'Annexe 1'.$B$2:.$C$1392];2;0)" office:value-type="string" office:string-value="Rue Danielle Casanova, avenue de l'Opéra" calcext:value-type="string">
            <text:p>Rue Danielle Casanova, avenue de l'Opéra</text:p>
          </table:table-cell>
          <table:table-cell table:style-name="ce4" table:formula="of:=VLOOKUP([.B35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89516" calcext:value-type="float">
            <text:p>89516</text:p>
          </table:table-cell>
          <table:table-cell table:formula="of:=VLOOKUP([.B36];[$'Annexe 1'.$B$2:.$C$1392];2;0)" office:value-type="string" office:string-value="Boulevard des Italiens, rue Le Peletier, rue Favart" calcext:value-type="string">
            <text:p>Boulevard des Italiens, rue Le Peletier, rue Favart</text:p>
          </table:table-cell>
          <table:table-cell table:style-name="ce4" table:formula="of:=VLOOKUP([.B36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91229" calcext:value-type="float">
            <text:p>91229</text:p>
          </table:table-cell>
          <table:table-cell table:formula="of:=VLOOKUP([.B37];[$'Annexe 1'.$B$2:.$C$1392];2;0)" office:value-type="string" office:string-value="Boulevard Saint-Denis, boulevard de Sébastopol" calcext:value-type="string">
            <text:p>Boulevard Saint-Denis, boulevard de Sébastopol</text:p>
          </table:table-cell>
          <table:table-cell table:style-name="ce4" table:formula="of:=VLOOKUP([.B37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2" calcext:value-type="float">
            <text:p>75002</text:p>
          </table:table-cell>
          <table:table-cell table:style-name="ce3" office:value-type="float" office:value="96475" calcext:value-type="float">
            <text:p>96475</text:p>
          </table:table-cell>
          <table:table-cell table:formula="of:=VLOOKUP([.B38];[$'Annexe 1'.$B$2:.$C$1392];2;0)" office:value-type="string" office:string-value="Rue Vivienne, boulevard Montmartre" calcext:value-type="string">
            <text:p>Rue Vivienne, boulevard Montmartre</text:p>
          </table:table-cell>
          <table:table-cell table:style-name="ce4" table:formula="of:=VLOOKUP([.B38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5" office:value-type="float" office:value="3033" calcext:value-type="float">
            <text:p>03033</text:p>
          </table:table-cell>
          <table:table-cell table:formula="of:=VLOOKUP([.B39];[$'Annexe 1'.$B$2:.$C$1392];2;0)" office:value-type="string" office:string-value="Rue de Montgolfier, rue Borda" calcext:value-type="string">
            <text:p>Rue de Montgolfier, rue Borda</text:p>
          </table:table-cell>
          <table:table-cell table:style-name="ce4" table:formula="of:=VLOOKUP([.B39];[$DonneesPrefPolice.$A$1:.$C$1334];3;0)" office:value-type="date" office:date-value="2016-07-28" calcext:value-type="date">
            <text:p>28/07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5" office:value-type="float" office:value="3036" calcext:value-type="float">
            <text:p>03036</text:p>
          </table:table-cell>
          <table:table-cell table:formula="of:=VLOOKUP([.B40];[$'Annexe 1'.$B$2:.$C$1392];2;0)" office:value-type="string" office:string-value="Rue du Temple, rue Michel le Comte" calcext:value-type="string">
            <text:p>Rue du Temple, rue Michel le Comte</text:p>
          </table:table-cell>
          <table:table-cell table:style-name="ce4" table:formula="of:=VLOOKUP([.B40];[$DonneesPrefPolice.$A$1:.$C$1334];3;0)" office:value-type="date" office:date-value="2016-07-29" calcext:value-type="date">
            <text:p>29/07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5" office:value-type="float" office:value="3040" calcext:value-type="float">
            <text:p>03040</text:p>
          </table:table-cell>
          <table:table-cell table:formula="of:=VLOOKUP([.B41];[$'Annexe 1'.$B$2:.$C$1392];2;0)" office:value-type="string" office:string-value="Rue Vieille du Temple, rue de la Perle" calcext:value-type="string">
            <text:p>Rue Vieille du Temple, rue de la Perle</text:p>
          </table:table-cell>
          <table:table-cell table:style-name="ce4" table:formula="of:=VLOOKUP([.B41];[$DonneesPrefPolice.$A$1:.$C$1334];3;0)" office:value-type="date" office:date-value="2016-07-08" calcext:value-type="date">
            <text:p>08/07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3535" calcext:value-type="float">
            <text:p>23535</text:p>
          </table:table-cell>
          <table:table-cell table:formula="of:=VLOOKUP([.B42];[$'Annexe 1'.$B$2:.$C$1392];2;0)" office:value-type="string" office:string-value="Rue du Temple, rue Rambuteau" calcext:value-type="string">
            <text:p>Rue du Temple, rue Rambuteau</text:p>
          </table:table-cell>
          <table:table-cell table:style-name="ce4" table:formula="of:=VLOOKUP([.B42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7377" calcext:value-type="float">
            <text:p>27377</text:p>
          </table:table-cell>
          <table:table-cell table:formula="of:=VLOOKUP([.B43];[$'Annexe 1'.$B$2:.$C$1392];2;0)" office:value-type="string" office:string-value="Rue de Turbigo, rue des Fontaines du Temple" calcext:value-type="string">
            <text:p>Rue de Turbigo, rue des Fontaines du Temple</text:p>
          </table:table-cell>
          <table:table-cell table:style-name="ce4" table:formula="of:=VLOOKUP([.B43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7643" calcext:value-type="float">
            <text:p>27643</text:p>
          </table:table-cell>
          <table:table-cell table:formula="of:=VLOOKUP([.B44];[$'Annexe 1'.$B$2:.$C$1392];2;0)" office:value-type="string" office:string-value="Place de la République, boulevard du Temple" calcext:value-type="string">
            <text:p>Place de la République, boulevard du Temple</text:p>
          </table:table-cell>
          <table:table-cell table:style-name="ce4" table:formula="of:=VLOOKUP([.B44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29963" calcext:value-type="float">
            <text:p>29963</text:p>
          </table:table-cell>
          <table:table-cell table:formula="of:=VLOOKUP([.B45];[$'Annexe 1'.$B$2:.$C$1392];2;0)" office:value-type="string" office:string-value="Boulevard Beaumarchais, rue Saint-Sébastien" calcext:value-type="string">
            <text:p>Boulevard Beaumarchais, rue Saint-Sébastien</text:p>
          </table:table-cell>
          <table:table-cell table:style-name="ce4" table:formula="of:=VLOOKUP([.B45];[$DonneesPrefPolice.$A$1:.$C$1334];3;0)" office:value-type="date" office:date-value="2012-08-17" calcext:value-type="date">
            <text:p>17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36697" calcext:value-type="float">
            <text:p>36697</text:p>
          </table:table-cell>
          <table:table-cell table:formula="of:=VLOOKUP([.B46];[$'Annexe 1'.$B$2:.$C$1392];2;0)" office:value-type="string" office:string-value="Rue Réaumur, rue de Turbigo" calcext:value-type="string">
            <text:p>Rue Réaumur, rue de Turbigo</text:p>
          </table:table-cell>
          <table:table-cell table:style-name="ce4" table:formula="of:=VLOOKUP([.B46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40244" calcext:value-type="float">
            <text:p>40244</text:p>
          </table:table-cell>
          <table:table-cell table:formula="of:=VLOOKUP([.B47];[$'Annexe 1'.$B$2:.$C$1392];2;0)" office:value-type="string" office:string-value="Boulevard de Sébastopol, rue de Turbigo" calcext:value-type="string">
            <text:p>Boulevard de Sébastopol, rue de Turbigo</text:p>
          </table:table-cell>
          <table:table-cell table:style-name="ce4" table:formula="of:=VLOOKUP([.B47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45415" calcext:value-type="float">
            <text:p>45415</text:p>
          </table:table-cell>
          <table:table-cell table:formula="of:=VLOOKUP([.B48];[$'Annexe 1'.$B$2:.$C$1392];2;0)" office:value-type="string" office:string-value="Boulevard des Filles du Calvaire, rue des Filles du Calvaire" calcext:value-type="string">
            <text:p>Boulevard des Filles du Calvaire, rue des Filles du Calvaire</text:p>
          </table:table-cell>
          <table:table-cell table:style-name="ce4" table:formula="of:=VLOOKUP([.B48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54318" calcext:value-type="float">
            <text:p>54318</text:p>
          </table:table-cell>
          <table:table-cell table:formula="of:=VLOOKUP([.B49];[$'Annexe 1'.$B$2:.$C$1392];2;0)" office:value-type="string" office:string-value="Rue Perrée, rue Eugène Spuller" calcext:value-type="string">
            <text:p>Rue Perrée, rue Eugène Spuller</text:p>
          </table:table-cell>
          <table:table-cell table:style-name="ce4" table:formula="of:=VLOOKUP([.B49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55744" calcext:value-type="float">
            <text:p>55744</text:p>
          </table:table-cell>
          <table:table-cell table:formula="of:=VLOOKUP([.B50];[$'Annexe 1'.$B$2:.$C$1392];2;0)" office:value-type="string" office:string-value="9, place de la République" calcext:value-type="string">
            <text:p>9, place de la République</text:p>
          </table:table-cell>
          <table:table-cell table:style-name="ce4" table:formula="of:=VLOOKUP([.B50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56119" calcext:value-type="float">
            <text:p>56119</text:p>
          </table:table-cell>
          <table:table-cell table:formula="of:=VLOOKUP([.B51];[$'Annexe 1'.$B$2:.$C$1392];2;0)" office:value-type="string" office:string-value="Rue de Picardie, rue de Franche Comté" calcext:value-type="string">
            <text:p>Rue de Picardie, rue de Franche Comté</text:p>
          </table:table-cell>
          <table:table-cell table:style-name="ce4" table:formula="of:=VLOOKUP([.B51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76984" calcext:value-type="float">
            <text:p>76984</text:p>
          </table:table-cell>
          <table:table-cell table:formula="of:=VLOOKUP([.B52];[$'Annexe 1'.$B$2:.$C$1392];2;0)" office:value-type="string" office:string-value="Rue de Réaumur, rue de Bretagne" calcext:value-type="string">
            <text:p>Rue de Réaumur, rue de Bretagne</text:p>
          </table:table-cell>
          <table:table-cell table:style-name="ce4" table:formula="of:=VLOOKUP([.B52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1991" calcext:value-type="float">
            <text:p>61991</text:p>
          </table:table-cell>
          <table:table-cell table:formula="of:=VLOOKUP([.B53];[$'Annexe 1'.$B$2:.$C$1392];2;0)" office:value-type="string" office:string-value="Boulevard Saint-Michel, boulevard Saint- Germain" calcext:value-type="string">
            <text:p>Boulevard Saint-Michel, boulevard Saint- Germain</text:p>
          </table:table-cell>
          <table:table-cell table:style-name="ce4" table:formula="of:=VLOOKUP([.B53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2185" calcext:value-type="float">
            <text:p>62185</text:p>
          </table:table-cell>
          <table:table-cell table:formula="of:=VLOOKUP([.B54];[$'Annexe 1'.$B$2:.$C$1392];2;0)" office:value-type="string" office:string-value="Rue Saint-Jacques, rue Gay Lussac" calcext:value-type="string">
            <text:p>Rue Saint-Jacques, rue Gay Lussac</text:p>
          </table:table-cell>
          <table:table-cell table:style-name="ce4" table:formula="of:=VLOOKUP([.B54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3441" calcext:value-type="float">
            <text:p>63441</text:p>
          </table:table-cell>
          <table:table-cell table:formula="of:=VLOOKUP([.B55];[$'Annexe 1'.$B$2:.$C$1392];2;0)" office:value-type="string" office:string-value="81, boulevard de Port-Royal" calcext:value-type="string">
            <text:p>81, boulevard de Port-Royal</text:p>
          </table:table-cell>
          <table:table-cell table:style-name="ce4" table:formula="of:=VLOOKUP([.B55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5348" calcext:value-type="float">
            <text:p>65348</text:p>
          </table:table-cell>
          <table:table-cell table:formula="of:=VLOOKUP([.B56];[$'Annexe 1'.$B$2:.$C$1392];2;0)" office:value-type="string" office:string-value="Quai de Montebello, rue du Petit Pont" calcext:value-type="string">
            <text:p>Quai de Montebello, rue du Petit Pont</text:p>
          </table:table-cell>
          <table:table-cell table:style-name="ce4" table:formula="of:=VLOOKUP([.B56];[$DonneesPrefPolice.$A$1:.$C$1334];3;0)" office:value-type="date" office:date-value="2013-02-01" calcext:value-type="date">
            <text:p>01/0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5680" calcext:value-type="float">
            <text:p>65680</text:p>
          </table:table-cell>
          <table:table-cell table:formula="of:=VLOOKUP([.B57];[$'Annexe 1'.$B$2:.$C$1392];2;0)" office:value-type="string" office:string-value="Place du Panthéon, rue d'Ulm, rue Clotaire" calcext:value-type="string">
            <text:p>Place du Panthéon, rue d'Ulm, rue Clotaire</text:p>
          </table:table-cell>
          <table:table-cell table:style-name="ce4" table:formula="of:=VLOOKUP([.B57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69567" calcext:value-type="float">
            <text:p>69567</text:p>
          </table:table-cell>
          <table:table-cell table:formula="of:=VLOOKUP([.B58];[$'Annexe 1'.$B$2:.$C$1392];2;0)" office:value-type="string" office:string-value="Place Saint-Michel, pont Saint-Michel" calcext:value-type="string">
            <text:p>Place Saint-Michel, pont Saint-Michel</text:p>
          </table:table-cell>
          <table:table-cell table:style-name="ce4" table:formula="of:=VLOOKUP([.B58];[$DonneesPrefPolice.$A$1:.$C$1334];3;0)" office:value-type="date" office:date-value="2013-03-29" calcext:value-type="date">
            <text:p>29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73849" calcext:value-type="float">
            <text:p>73849</text:p>
          </table:table-cell>
          <table:table-cell table:formula="of:=VLOOKUP([.B59];[$'Annexe 1'.$B$2:.$C$1392];2;0)" office:value-type="string" office:string-value="Rue Saint-Julien le Pauvre, rue Galande" calcext:value-type="string">
            <text:p>Rue Saint-Julien le Pauvre, rue Galande</text:p>
          </table:table-cell>
          <table:table-cell table:style-name="ce4" table:formula="of:=VLOOKUP([.B59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76722" calcext:value-type="float">
            <text:p>76722</text:p>
          </table:table-cell>
          <table:table-cell table:formula="of:=VLOOKUP([.B60];[$'Annexe 1'.$B$2:.$C$1392];2;0)" office:value-type="string" office:string-value="Rue Monge, rue Larrey" calcext:value-type="string">
            <text:p>Rue Monge, rue Larrey</text:p>
          </table:table-cell>
          <table:table-cell table:style-name="ce4" table:formula="of:=VLOOKUP([.B60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92343" calcext:value-type="float">
            <text:p>92343</text:p>
          </table:table-cell>
          <table:table-cell table:formula="of:=VLOOKUP([.B61];[$'Annexe 1'.$B$2:.$C$1392];2;0)" office:value-type="string" office:string-value="Rue des Bernardins, quai de la Tournelle" calcext:value-type="string">
            <text:p>Rue des Bernardins, quai de la Tournelle</text:p>
          </table:table-cell>
          <table:table-cell table:style-name="ce4" table:formula="of:=VLOOKUP([.B61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96233" calcext:value-type="float">
            <text:p>96233</text:p>
          </table:table-cell>
          <table:table-cell table:formula="of:=VLOOKUP([.B62];[$'Annexe 1'.$B$2:.$C$1392];2;0)" office:value-type="string" office:string-value="Pont Saint-Michel rive gauche en aval — Seine" calcext:value-type="string">
            <text:p>Pont Saint-Michel rive gauche en aval — Seine</text:p>
          </table:table-cell>
          <table:table-cell table:style-name="ce4" table:formula="of:=VLOOKUP([.B62];[$DonneesPrefPolice.$A$1:.$C$1334];3;0)" office:value-type="date" office:date-value="2013-03-29" calcext:value-type="date">
            <text:p>29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96546" calcext:value-type="float">
            <text:p>96546</text:p>
          </table:table-cell>
          <table:table-cell table:formula="of:=VLOOKUP([.B63];[$'Annexe 1'.$B$2:.$C$1392];2;0)" office:value-type="string" office:string-value="Rue Monge, rue Censier" calcext:value-type="string">
            <text:p>Rue Monge, rue Censier</text:p>
          </table:table-cell>
          <table:table-cell table:style-name="ce4" table:formula="of:=VLOOKUP([.B63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5" office:value-type="float" office:value="6034" calcext:value-type="float">
            <text:p>06034</text:p>
          </table:table-cell>
          <table:table-cell table:formula="of:=VLOOKUP([.B64];[$'Annexe 1'.$B$2:.$C$1392];2;0)" office:value-type="string" office:string-value="Rue Auguste Comte, avenue de l'Observatoire, place André Honorat" calcext:value-type="string">
            <text:p>Rue Auguste Comte, avenue de l'Observatoire, place André Honorat</text:p>
          </table:table-cell>
          <table:table-cell table:style-name="ce4" table:formula="of:=VLOOKUP([.B64];[$DonneesPrefPolice.$A$1:.$C$1334];3;0)" office:value-type="date" office:date-value="2016-09-09" calcext:value-type="date">
            <text:p>09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0124" calcext:value-type="float">
            <text:p>10124</text:p>
          </table:table-cell>
          <table:table-cell table:formula="of:=VLOOKUP([.B65];[$'Annexe 1'.$B$2:.$C$1392];2;0)" office:value-type="string" office:string-value="Rue de Rennes, rue de Vaugirard" calcext:value-type="string">
            <text:p>Rue de Rennes, rue de Vaugirard</text:p>
          </table:table-cell>
          <table:table-cell table:style-name="ce4" table:formula="of:=VLOOKUP([.B65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1093" calcext:value-type="float">
            <text:p>11093</text:p>
          </table:table-cell>
          <table:table-cell table:formula="of:=VLOOKUP([.B66];[$'Annexe 1'.$B$2:.$C$1392];2;0)" office:value-type="string" office:string-value="Boulevard Saint-Germain, place Saint-Germain-des-Prés" calcext:value-type="string">
            <text:p>Boulevard Saint-Germain, place Saint-Germain-des-Prés</text:p>
          </table:table-cell>
          <table:table-cell table:style-name="ce4" table:formula="of:=VLOOKUP([.B66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1106" calcext:value-type="float">
            <text:p>11106</text:p>
          </table:table-cell>
          <table:table-cell table:formula="of:=VLOOKUP([.B67];[$'Annexe 1'.$B$2:.$C$1392];2;0)" office:value-type="string" office:string-value="Boulevard Saint-Michel, rue Serpente" calcext:value-type="string">
            <text:p>Boulevard Saint-Michel, rue Serpente</text:p>
          </table:table-cell>
          <table:table-cell table:style-name="ce4" table:formula="of:=VLOOKUP([.B67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13067" calcext:value-type="float">
            <text:p>13067</text:p>
          </table:table-cell>
          <table:table-cell table:formula="of:=VLOOKUP([.B68];[$'Annexe 1'.$B$2:.$C$1392];2;0)" office:value-type="string" office:string-value="Boulevard Raspail, rue de Rennes" calcext:value-type="string">
            <text:p>Boulevard Raspail, rue de Rennes</text:p>
          </table:table-cell>
          <table:table-cell table:style-name="ce4" table:formula="of:=VLOOKUP([.B68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3489" calcext:value-type="float">
            <text:p>23489</text:p>
          </table:table-cell>
          <table:table-cell table:formula="of:=VLOOKUP([.B69];[$'Annexe 1'.$B$2:.$C$1392];2;0)" office:value-type="string" office:string-value="Boulevard Saint-Germain, rue de l'Ecole de Médecine" calcext:value-type="string">
            <text:p>Boulevard Saint-Germain, rue de l'Ecole de Médecine</text:p>
          </table:table-cell>
          <table:table-cell table:style-name="ce4" table:formula="of:=VLOOKUP([.B69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4647" calcext:value-type="float">
            <text:p>24647</text:p>
          </table:table-cell>
          <table:table-cell table:formula="of:=VLOOKUP([.B70];[$'Annexe 1'.$B$2:.$C$1392];2;0)" office:value-type="string" office:string-value="Rue des Saints-Pères, boulevard Saint-Germain" calcext:value-type="string">
            <text:p>Rue des Saints-Pères, boulevard Saint-Germain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6704" calcext:value-type="float">
            <text:p>26704</text:p>
          </table:table-cell>
          <table:table-cell table:formula="of:=VLOOKUP([.B71];[$'Annexe 1'.$B$2:.$C$1392];2;0)" office:value-type="string" office:string-value="Rue d'Assas, rue de Rennes" calcext:value-type="string">
            <text:p>Rue d'Assas, rue de Rennes</text:p>
          </table:table-cell>
          <table:table-cell table:style-name="ce4" table:formula="of:=VLOOKUP([.B71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7767" calcext:value-type="float">
            <text:p>27767</text:p>
          </table:table-cell>
          <table:table-cell table:formula="of:=VLOOKUP([.B72];[$'Annexe 1'.$B$2:.$C$1392];2;0)" office:value-type="string" office:string-value="Pont Neuf, rive Gauche" calcext:value-type="string">
            <text:p>Pont Neuf, rive Gauche</text:p>
          </table:table-cell>
          <table:table-cell table:style-name="ce4" table:formula="of:=VLOOKUP([.B72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7809" calcext:value-type="float">
            <text:p>27809</text:p>
          </table:table-cell>
          <table:table-cell table:formula="of:=VLOOKUP([.B73];[$'Annexe 1'.$B$2:.$C$1392];2;0)" office:value-type="string" office:string-value="Place de l'Acadie, rue de Buci, boulevard Saint-Germain" calcext:value-type="string">
            <text:p>Place de l'Acadie, rue de Buci, boulevard Saint-Germain</text:p>
          </table:table-cell>
          <table:table-cell table:style-name="ce4" table:formula="of:=VLOOKUP([.B73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29482" calcext:value-type="float">
            <text:p>29482</text:p>
          </table:table-cell>
          <table:table-cell table:formula="of:=VLOOKUP([.B74];[$'Annexe 1'.$B$2:.$C$1392];2;0)" office:value-type="string" office:string-value="Rue d'Assas, rue Auguste Comte" calcext:value-type="string">
            <text:p>Rue d'Assas, rue Auguste Comte</text:p>
          </table:table-cell>
          <table:table-cell table:style-name="ce4" table:formula="of:=VLOOKUP([.B74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30579" calcext:value-type="float">
            <text:p>30579</text:p>
          </table:table-cell>
          <table:table-cell table:formula="of:=VLOOKUP([.B75];[$'Annexe 1'.$B$2:.$C$1392];2;0)" office:value-type="string" office:string-value="Rue du Four, rue du Cherche Midi" calcext:value-type="string">
            <text:p>Rue du Four, rue du Cherche Midi</text:p>
          </table:table-cell>
          <table:table-cell table:style-name="ce4" table:formula="of:=VLOOKUP([.B75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31195" calcext:value-type="float">
            <text:p>31195</text:p>
          </table:table-cell>
          <table:table-cell table:formula="of:=VLOOKUP([.B76];[$'Annexe 1'.$B$2:.$C$1392];2;0)" office:value-type="string" office:string-value="Quai de Conti, pont Neuf" calcext:value-type="string">
            <text:p>Quai de Conti, pont Neuf</text:p>
          </table:table-cell>
          <table:table-cell table:style-name="ce4" table:formula="of:=VLOOKUP([.B76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35348" calcext:value-type="float">
            <text:p>35348</text:p>
          </table:table-cell>
          <table:table-cell table:formula="of:=VLOOKUP([.B77];[$'Annexe 1'.$B$2:.$C$1392];2;0)" office:value-type="string" office:string-value="Rue de l'Ecole de Médecine, boulevard Saint-Michel, rue Racine" calcext:value-type="string">
            <text:p>Rue de l'Ecole de Médecine, boulevard Saint-Michel, rue Racine</text:p>
          </table:table-cell>
          <table:table-cell table:style-name="ce4" table:formula="of:=VLOOKUP([.B77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41562" calcext:value-type="float">
            <text:p>41562</text:p>
          </table:table-cell>
          <table:table-cell table:formula="of:=VLOOKUP([.B78];[$'Annexe 1'.$B$2:.$C$1392];2;0)" office:value-type="string" office:string-value="Boulevard Raspail, boulevard du Montparnasse" calcext:value-type="string">
            <text:p>Boulevard Raspail, boulevard du Montparnasse</text:p>
          </table:table-cell>
          <table:table-cell table:style-name="ce4" table:formula="of:=VLOOKUP([.B78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43190" calcext:value-type="float">
            <text:p>43190</text:p>
          </table:table-cell>
          <table:table-cell table:formula="of:=VLOOKUP([.B79];[$'Annexe 1'.$B$2:.$C$1392];2;0)" office:value-type="string" office:string-value="Rue de Sèvres, boulevard Raspail" calcext:value-type="string">
            <text:p>Rue de Sèvres, boulevard Raspail</text:p>
          </table:table-cell>
          <table:table-cell table:style-name="ce4" table:formula="of:=VLOOKUP([.B79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57429" calcext:value-type="float">
            <text:p>57429</text:p>
          </table:table-cell>
          <table:table-cell table:formula="of:=VLOOKUP([.B80];[$'Annexe 1'.$B$2:.$C$1392];2;0)" office:value-type="string" office:string-value="Place Henri Mondor — boulevard Saint- Germain, rue de l'Odéon" calcext:value-type="string">
            <text:p>Place Henri Mondor — boulevard Saint- Germain, rue de l'Odéon</text:p>
          </table:table-cell>
          <table:table-cell table:style-name="ce4" table:formula="of:=VLOOKUP([.B80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1344" calcext:value-type="float">
            <text:p>61344</text:p>
          </table:table-cell>
          <table:table-cell table:formula="of:=VLOOKUP([.B81];[$'Annexe 1'.$B$2:.$C$1392];2;0)" office:value-type="string" office:string-value="Place de l'Institut" calcext:value-type="string">
            <text:p>Place de l'Institut</text:p>
          </table:table-cell>
          <table:table-cell table:style-name="ce4" table:formula="of:=VLOOKUP([.B81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3215" calcext:value-type="float">
            <text:p>63215</text:p>
          </table:table-cell>
          <table:table-cell table:formula="of:=VLOOKUP([.B82];[$'Annexe 1'.$B$2:.$C$1392];2;0)" office:value-type="string" office:string-value="Rue Saint-André des Arts, place Saint- Michel" calcext:value-type="string">
            <text:p>Rue Saint-André des Arts, place Saint- Michel</text:p>
          </table:table-cell>
          <table:table-cell table:style-name="ce4" table:formula="of:=VLOOKUP([.B82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4061" calcext:value-type="float">
            <text:p>64061</text:p>
          </table:table-cell>
          <table:table-cell table:formula="of:=VLOOKUP([.B83];[$'Annexe 1'.$B$2:.$C$1392];2;0)" office:value-type="string" office:string-value="Rue de Vaugirard, boulevard Raspail" calcext:value-type="string">
            <text:p>Rue de Vaugirard, boulevard Raspail</text:p>
          </table:table-cell>
          <table:table-cell table:style-name="ce4" table:formula="of:=VLOOKUP([.B83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4111" calcext:value-type="float">
            <text:p>64111</text:p>
          </table:table-cell>
          <table:table-cell table:formula="of:=VLOOKUP([.B84];[$'Annexe 1'.$B$2:.$C$1392];2;0)" office:value-type="string" office:string-value="Rue Monsieur Le Prince, rue Racine" calcext:value-type="string">
            <text:p>Rue Monsieur Le Prince, rue Racine</text:p>
          </table:table-cell>
          <table:table-cell table:style-name="ce4" table:formula="of:=VLOOKUP([.B8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69103" calcext:value-type="float">
            <text:p>69103</text:p>
          </table:table-cell>
          <table:table-cell table:formula="of:=VLOOKUP([.B85];[$'Annexe 1'.$B$2:.$C$1392];2;0)" office:value-type="string" office:string-value="Place du 18 Juin 1940, rue de Rennes" calcext:value-type="string">
            <text:p>Place du 18 Juin 1940, rue de Rennes</text:p>
          </table:table-cell>
          <table:table-cell table:style-name="ce4" table:formula="of:=VLOOKUP([.B85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86313" calcext:value-type="float">
            <text:p>86313</text:p>
          </table:table-cell>
          <table:table-cell table:formula="of:=VLOOKUP([.B86];[$'Annexe 1'.$B$2:.$C$1392];2;0)" office:value-type="string" office:string-value="Quai Malaquais, rue Bonaparte" calcext:value-type="string">
            <text:p>Quai Malaquais, rue Bonaparte</text:p>
          </table:table-cell>
          <table:table-cell table:style-name="ce4" table:formula="of:=VLOOKUP([.B86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91297" calcext:value-type="float">
            <text:p>91297</text:p>
          </table:table-cell>
          <table:table-cell table:formula="of:=VLOOKUP([.B87];[$'Annexe 1'.$B$2:.$C$1392];2;0)" office:value-type="string" office:string-value="Rue du Vieux Colombier, rue du Cherche Midi" calcext:value-type="string">
            <text:p>Rue du Vieux Colombier, rue du Cherche Midi</text:p>
          </table:table-cell>
          <table:table-cell table:style-name="ce4" table:formula="of:=VLOOKUP([.B87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93838" calcext:value-type="float">
            <text:p>93838</text:p>
          </table:table-cell>
          <table:table-cell table:formula="of:=VLOOKUP([.B88];[$'Annexe 1'.$B$2:.$C$1392];2;0)" office:value-type="string" office:string-value="Rue de Rennes, rue du Four" calcext:value-type="string">
            <text:p>Rue de Rennes, rue du Four</text:p>
          </table:table-cell>
          <table:table-cell table:style-name="ce4" table:formula="of:=VLOOKUP([.B88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6" calcext:value-type="float">
            <text:p>75006</text:p>
          </table:table-cell>
          <table:table-cell table:style-name="ce3" office:value-type="float" office:value="98526" calcext:value-type="float">
            <text:p>98526</text:p>
          </table:table-cell>
          <table:table-cell table:formula="of:=VLOOKUP([.B89];[$'Annexe 1'.$B$2:.$C$1392];2;0)" office:value-type="string" office:string-value="Rue du Vieux Colombier, rue Bonaparte" calcext:value-type="string">
            <text:p>Rue du Vieux Colombier, rue Bonaparte</text:p>
          </table:table-cell>
          <table:table-cell table:style-name="ce4" table:formula="of:=VLOOKUP([.B89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80" calcext:value-type="float">
            <text:p>07080</text:p>
          </table:table-cell>
          <table:table-cell table:formula="of:=VLOOKUP([.B90];[$'Annexe 1'.$B$2:.$C$1392];2;0)" office:value-type="string" office:string-value="Quai d'Orsay, rue Robert Esnault Pelterie" calcext:value-type="string">
            <text:p>Quai d'Orsay, rue Robert Esnault Pelterie</text:p>
          </table:table-cell>
          <table:table-cell table:style-name="ce4" table:formula="of:=VLOOKUP([.B90];[$DonneesPrefPolice.$A$1:.$C$1334];3;0)" office:value-type="date" office:date-value="2016-05-27" calcext:value-type="date">
            <text:p>27/05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87" calcext:value-type="float">
            <text:p>07087</text:p>
          </table:table-cell>
          <table:table-cell table:formula="of:=VLOOKUP([.B91];[$'Annexe 1'.$B$2:.$C$1392];2;0)" office:value-type="string" office:string-value="Rue de Grenelle, square de La Tour-Maubourg" calcext:value-type="string">
            <text:p>Rue de Grenelle, square de La Tour-Maubourg</text:p>
          </table:table-cell>
          <table:table-cell table:style-name="ce4" table:formula="of:=VLOOKUP([.B91];[$DonneesPrefPolice.$A$1:.$C$1334];3;0)" office:value-type="date" office:date-value="2017-09-07" calcext:value-type="date">
            <text:p>07/09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89" calcext:value-type="float">
            <text:p>07089</text:p>
          </table:table-cell>
          <table:table-cell table:formula="of:=VLOOKUP([.B92];[$'Annexe 1'.$B$2:.$C$1392];2;0)" office:value-type="string" office:string-value="Avenue Charles Risler, allée Pierre Loti" calcext:value-type="string">
            <text:p>Avenue Charles Risler, allée Pierre Loti</text:p>
          </table:table-cell>
          <table:table-cell table:style-name="ce4" table:formula="of:=VLOOKUP([.B92];[$DonneesPrefPolice.$A$1:.$C$1334];3;0)" office:value-type="date" office:date-value="2016-05-27" calcext:value-type="date">
            <text:p>27/05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5" office:value-type="float" office:value="7090" calcext:value-type="float">
            <text:p>07090</text:p>
          </table:table-cell>
          <table:table-cell table:formula="of:=VLOOKUP([.B93];[$'Annexe 1'.$B$2:.$C$1392];2;0)" office:value-type="string" office:string-value="Avenue du Docteur Brouardel, alléeThomy Thierry" calcext:value-type="string">
            <text:p>Avenue du Docteur Brouardel, alléeThomy Thierry</text:p>
          </table:table-cell>
          <table:table-cell table:style-name="ce4" table:formula="of:=VLOOKUP([.B93];[$DonneesPrefPolice.$A$1:.$C$1334];3;0)" office:value-type="date" office:date-value="2016-05-27" calcext:value-type="date">
            <text:p>27/05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0583" calcext:value-type="float">
            <text:p>10583</text:p>
          </table:table-cell>
          <table:table-cell table:formula="of:=VLOOKUP([.B94];[$'Annexe 1'.$B$2:.$C$1392];2;0)" office:value-type="string" office:string-value="Pilier Est de la Tour Eiffel" calcext:value-type="string">
            <text:p>Pilier Est de la Tour Eiffel</text:p>
          </table:table-cell>
          <table:table-cell table:style-name="ce4" table:formula="of:=VLOOKUP([.B94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1361" calcext:value-type="float">
            <text:p>11361</text:p>
          </table:table-cell>
          <table:table-cell table:formula="of:=VLOOKUP([.B95];[$'Annexe 1'.$B$2:.$C$1392];2;0)" office:value-type="string" office:string-value="Place Saint-Thomas d'Aquin, rue Saint-Thomas d'Aquin" calcext:value-type="string">
            <text:p>Place Saint-Thomas d'Aquin, rue Saint-Thomas d'Aquin</text:p>
          </table:table-cell>
          <table:table-cell table:style-name="ce4" table:formula="of:=VLOOKUP([.B95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4157" calcext:value-type="float">
            <text:p>14157</text:p>
          </table:table-cell>
          <table:table-cell table:formula="of:=VLOOKUP([.B96];[$'Annexe 1'.$B$2:.$C$1392];2;0)" office:value-type="string" office:string-value="Rue Saint-Dominique, rue Cler" calcext:value-type="string">
            <text:p>Rue Saint-Dominique, rue Cler</text:p>
          </table:table-cell>
          <table:table-cell table:style-name="ce4" table:formula="of:=VLOOKUP([.B96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7103" calcext:value-type="float">
            <text:p>17103</text:p>
          </table:table-cell>
          <table:table-cell table:formula="of:=VLOOKUP([.B97];[$'Annexe 1'.$B$2:.$C$1392];2;0)" office:value-type="string" office:string-value="Quai Branly, avenue de Suffren" calcext:value-type="string">
            <text:p>Quai Branly, avenue de Suffren</text:p>
          </table:table-cell>
          <table:table-cell table:style-name="ce4" table:formula="of:=VLOOKUP([.B97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7567" calcext:value-type="float">
            <text:p>17567</text:p>
          </table:table-cell>
          <table:table-cell table:formula="of:=VLOOKUP([.B98];[$'Annexe 1'.$B$2:.$C$1392];2;0)" office:value-type="string" office:string-value="Avenue Saxe, avenue Breteuil (place de Breteuil)" calcext:value-type="string">
            <text:p>Avenue Saxe, avenue Breteuil (place de Breteuil)</text:p>
          </table:table-cell>
          <table:table-cell table:style-name="ce4" table:formula="of:=VLOOKUP([.B98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18769" calcext:value-type="float">
            <text:p>18769</text:p>
          </table:table-cell>
          <table:table-cell table:formula="of:=VLOOKUP([.B99];[$'Annexe 1'.$B$2:.$C$1392];2;0)" office:value-type="string" office:string-value="Place André Tardieu" calcext:value-type="string">
            <text:p>Place André Tardieu</text:p>
          </table:table-cell>
          <table:table-cell table:style-name="ce4" table:formula="of:=VLOOKUP([.B99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0276" calcext:value-type="float">
            <text:p>20276</text:p>
          </table:table-cell>
          <table:table-cell table:formula="of:=VLOOKUP([.B100];[$'Annexe 1'.$B$2:.$C$1392];2;0)" office:value-type="string" office:string-value="Rue Duroc, boulevard des Invalides" calcext:value-type="string">
            <text:p>Rue Duroc, boulevard des Invalides</text:p>
          </table:table-cell>
          <table:table-cell table:style-name="ce4" table:formula="of:=VLOOKUP([.B100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2" calcext:value-type="float">
            <text:p>08122</text:p>
          </table:table-cell>
          <table:table-cell table:formula="of:=VLOOKUP([.B101];[$'Annexe 1'.$B$2:.$C$1392];2;0)" office:value-type="string" office:string-value="Avenue Montaigne, rue du Boccador" calcext:value-type="string">
            <text:p>Avenue Montaigne, rue du Boccador</text:p>
          </table:table-cell>
          <table:table-cell table:style-name="ce4" table:formula="of:=VLOOKUP([.B101];[$DonneesPrefPolice.$A$1:.$C$1334];3;0)" office:value-type="date" office:date-value="2017-02-20" calcext:value-type="date">
            <text:p>20/0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3" calcext:value-type="float">
            <text:p>08123</text:p>
          </table:table-cell>
          <table:table-cell table:formula="of:=VLOOKUP([.B102];[$'Annexe 1'.$B$2:.$C$1392];2;0)" office:value-type="string" office:string-value="Rue Jean Goujon, rue François 1er" calcext:value-type="string">
            <text:p>Rue Jean Goujon, rue François 1er</text:p>
          </table:table-cell>
          <table:table-cell table:style-name="ce4" table:formula="of:=VLOOKUP([.B102];[$DonneesPrefPolice.$A$1:.$C$1334];3;0)" office:value-type="date" office:date-value="2017-02-20" calcext:value-type="date">
            <text:p>20/0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6" calcext:value-type="float">
            <text:p>08126</text:p>
          </table:table-cell>
          <table:table-cell table:formula="of:=VLOOKUP([.B103];[$'Annexe 1'.$B$2:.$C$1392];2;0)" office:value-type="string" office:string-value="Rue Laure Diebold, rue Louis de Funès" calcext:value-type="string">
            <text:p>Rue Laure Diebold, rue Louis de Funès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7" calcext:value-type="float">
            <text:p>08127</text:p>
          </table:table-cell>
          <table:table-cell table:formula="of:=VLOOKUP([.B104];[$'Annexe 1'.$B$2:.$C$1392];2;0)" office:value-type="string" office:string-value="Avenue du Faubourg Saint-Honoré, rue Laure Diebold" calcext:value-type="string">
            <text:p>Avenue du Faubourg Saint-Honoré, rue Laure Diebold</text:p>
          </table:table-cell>
          <table:table-cell table:style-name="ce4" table:formula="of:=VLOOKUP([.B104];[$DonneesPrefPolice.$A$1:.$C$1334];3;0)" office:value-type="date" office:date-value="2017-12-19" calcext:value-type="date">
            <text:p>19/1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8" calcext:value-type="float">
            <text:p>08128</text:p>
          </table:table-cell>
          <table:table-cell table:formula="of:=VLOOKUP([.B105];[$'Annexe 1'.$B$2:.$C$1392];2;0)" office:value-type="string" office:string-value="Rue du Rocher, rue de Monceau" calcext:value-type="string">
            <text:p>Rue du Rocher, rue de Monceau</text:p>
          </table:table-cell>
          <table:table-cell table:style-name="ce4" table:formula="of:=VLOOKUP([.B105];[$DonneesPrefPolice.$A$1:.$C$1334];3;0)" office:value-type="date" office:date-value="2016-10-06" calcext:value-type="date">
            <text:p>06/10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29" calcext:value-type="float">
            <text:p>08129</text:p>
          </table:table-cell>
          <table:table-cell table:formula="of:=VLOOKUP([.B106];[$'Annexe 1'.$B$2:.$C$1392];2;0)" office:value-type="string" office:string-value="Avenue Montaigne Nord, rue François 1er" calcext:value-type="string">
            <text:p>Avenue Montaigne Nord, rue François 1er</text:p>
          </table:table-cell>
          <table:table-cell table:style-name="ce4" table:formula="of:=VLOOKUP([.B106];[$DonneesPrefPolice.$A$1:.$C$1334];3;0)" office:value-type="date" office:date-value="2017-03-23" calcext:value-type="date">
            <text:p>23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30" calcext:value-type="float">
            <text:p>08130</text:p>
          </table:table-cell>
          <table:table-cell table:formula="of:=VLOOKUP([.B107];[$'Annexe 1'.$B$2:.$C$1392];2;0)" office:value-type="string" office:string-value="Avenue Montaigne Sud, rue François 1er" calcext:value-type="string">
            <text:p>Avenue Montaigne Sud, rue François 1er</text:p>
          </table:table-cell>
          <table:table-cell table:style-name="ce4" table:formula="of:=VLOOKUP([.B107];[$DonneesPrefPolice.$A$1:.$C$1334];3;0)" office:value-type="date" office:date-value="2017-02-16" calcext:value-type="date">
            <text:p>16/0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4362" calcext:value-type="float">
            <text:p>14362</text:p>
          </table:table-cell>
          <table:table-cell table:formula="of:=VLOOKUP([.B108];[$'Annexe 1'.$B$2:.$C$1392];2;0)" office:value-type="string" office:string-value="Obélisque, place de la Concorde" calcext:value-type="string">
            <text:p>Obélisque, place de la Concorde</text:p>
          </table:table-cell>
          <table:table-cell table:style-name="ce4" table:formula="of:=VLOOKUP([.B108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6526" calcext:value-type="float">
            <text:p>16526</text:p>
          </table:table-cell>
          <table:table-cell table:formula="of:=VLOOKUP([.B109];[$'Annexe 1'.$B$2:.$C$1392];2;0)" office:value-type="string" office:string-value="Avenue Franklin Roosevelt, Cours de la Reine" calcext:value-type="string">
            <text:p>Avenue Franklin Roosevelt, Cours de la Reine</text:p>
          </table:table-cell>
          <table:table-cell table:style-name="ce4" table:formula="of:=VLOOKUP([.B109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8514" calcext:value-type="float">
            <text:p>18514</text:p>
          </table:table-cell>
          <table:table-cell table:formula="of:=VLOOKUP([.B110];[$'Annexe 1'.$B$2:.$C$1392];2;0)" office:value-type="string" office:string-value="Boulevard des Batignolles, rue de Rome" calcext:value-type="string">
            <text:p>Boulevard des Batignolles, rue de Rome</text:p>
          </table:table-cell>
          <table:table-cell table:style-name="ce4" table:formula="of:=VLOOKUP([.B110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19898" calcext:value-type="float">
            <text:p>19898</text:p>
          </table:table-cell>
          <table:table-cell table:formula="of:=VLOOKUP([.B111];[$'Annexe 1'.$B$2:.$C$1392];2;0)" office:value-type="string" office:string-value="Place de Dublin, rue de Saint-Petersbourg" calcext:value-type="string">
            <text:p>Place de Dublin, rue de Saint-Petersbourg</text:p>
          </table:table-cell>
          <table:table-cell table:style-name="ce4" table:formula="of:=VLOOKUP([.B111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0103" calcext:value-type="float">
            <text:p>20103</text:p>
          </table:table-cell>
          <table:table-cell table:formula="of:=VLOOKUP([.B112];[$'Annexe 1'.$B$2:.$C$1392];2;0)" office:value-type="string" office:string-value="Place des Ternes, avenue de Wagram" calcext:value-type="string">
            <text:p>Place des Ternes, avenue de Wagram</text:p>
          </table:table-cell>
          <table:table-cell table:style-name="ce4" table:formula="of:=VLOOKUP([.B112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0308" calcext:value-type="float">
            <text:p>20308</text:p>
          </table:table-cell>
          <table:table-cell table:formula="of:=VLOOKUP([.B113];[$'Annexe 1'.$B$2:.$C$1392];2;0)" office:value-type="string" office:string-value="Rue de Berry, rue de Ponthieu" calcext:value-type="string">
            <text:p>Rue de Berry, rue de Ponthieu</text:p>
          </table:table-cell>
          <table:table-cell table:style-name="ce4" table:formula="of:=VLOOKUP([.B113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0956" calcext:value-type="float">
            <text:p>20956</text:p>
          </table:table-cell>
          <table:table-cell table:formula="of:=VLOOKUP([.B114];[$'Annexe 1'.$B$2:.$C$1392];2;0)" office:value-type="string" office:string-value="Boulevard Haussmann, avenue de Messine" calcext:value-type="string">
            <text:p>Boulevard Haussmann, avenue de Messine</text:p>
          </table:table-cell>
          <table:table-cell table:style-name="ce4" table:formula="of:=VLOOKUP([.B114];[$DonneesPrefPolice.$A$1:.$C$1334];3;0)" office:value-type="date" office:date-value="2013-03-29" calcext:value-type="date">
            <text:p>29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1989" calcext:value-type="float">
            <text:p>21989</text:p>
          </table:table-cell>
          <table:table-cell table:formula="of:=VLOOKUP([.B115];[$'Annexe 1'.$B$2:.$C$1392];2;0)" office:value-type="string" office:string-value="Rue du Général Foy, rue de Naples" calcext:value-type="string">
            <text:p>Rue du Général Foy, rue de Naples</text:p>
          </table:table-cell>
          <table:table-cell table:style-name="ce4" table:formula="of:=VLOOKUP([.B115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22916" calcext:value-type="float">
            <text:p>22916</text:p>
          </table:table-cell>
          <table:table-cell table:formula="of:=VLOOKUP([.B116];[$'Annexe 1'.$B$2:.$C$1392];2;0)" office:value-type="string" office:string-value="Avenue Van Dyck" calcext:value-type="string">
            <text:p>Avenue Van Dyck</text:p>
          </table:table-cell>
          <table:table-cell table:style-name="ce4" table:formula="of:=VLOOKUP([.B116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31281" calcext:value-type="float">
            <text:p>31281</text:p>
          </table:table-cell>
          <table:table-cell table:formula="of:=VLOOKUP([.B117];[$'Annexe 1'.$B$2:.$C$1392];2;0)" office:value-type="string" office:string-value="Rond-point des Champs-Elysées, avenue Matignon" calcext:value-type="string">
            <text:p>Rond-point des Champs-Elysées, avenue Matignon</text:p>
          </table:table-cell>
          <table:table-cell table:style-name="ce4" table:formula="of:=VLOOKUP([.B117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38142" calcext:value-type="float">
            <text:p>38142</text:p>
          </table:table-cell>
          <table:table-cell table:formula="of:=VLOOKUP([.B118];[$'Annexe 1'.$B$2:.$C$1392];2;0)" office:value-type="string" office:string-value="Place de l'Etoile, avenue des Champs- Elysées" calcext:value-type="string">
            <text:p>Place de l'Etoile, avenue des Champs- Elysées</text:p>
          </table:table-cell>
          <table:table-cell table:style-name="ce4" table:formula="of:=VLOOKUP([.B118];[$DonneesPrefPolice.$A$1:.$C$1334];3;0)" office:value-type="date" office:date-value="2012-08-03" calcext:value-type="date">
            <text:p>03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39003" calcext:value-type="float">
            <text:p>39003</text:p>
          </table:table-cell>
          <table:table-cell table:formula="of:=VLOOKUP([.B119];[$'Annexe 1'.$B$2:.$C$1392];2;0)" office:value-type="string" office:string-value="Rue de Ponthieu, rue Paul Baudry" calcext:value-type="string">
            <text:p>Rue de Ponthieu, rue Paul Baudry</text:p>
          </table:table-cell>
          <table:table-cell table:style-name="ce4" table:formula="of:=VLOOKUP([.B119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0093" calcext:value-type="float">
            <text:p>40093</text:p>
          </table:table-cell>
          <table:table-cell table:formula="of:=VLOOKUP([.B120];[$'Annexe 1'.$B$2:.$C$1392];2;0)" office:value-type="string" office:string-value="Rue de Naples, rue du Général Foy" calcext:value-type="string">
            <text:p>Rue de Naples, rue du Général Foy</text:p>
          </table:table-cell>
          <table:table-cell table:style-name="ce4" table:formula="of:=VLOOKUP([.B120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1361" calcext:value-type="float">
            <text:p>41361</text:p>
          </table:table-cell>
          <table:table-cell table:formula="of:=VLOOKUP([.B121];[$'Annexe 1'.$B$2:.$C$1392];2;0)" office:value-type="string" office:string-value="Place de Clichy, avenue de Clichy" calcext:value-type="string">
            <text:p>Place de Clichy, avenue de Clichy</text:p>
          </table:table-cell>
          <table:table-cell table:style-name="ce4" table:formula="of:=VLOOKUP([.B121];[$DonneesPrefPolice.$A$1:.$C$1334];3;0)" office:value-type="date" office:date-value="2013-10-25" calcext:value-type="date">
            <text:p>25/10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4259" calcext:value-type="float">
            <text:p>44259</text:p>
          </table:table-cell>
          <table:table-cell table:formula="of:=VLOOKUP([.B122];[$'Annexe 1'.$B$2:.$C$1392];2;0)" office:value-type="string" office:string-value="Place Gabriel Péri" calcext:value-type="string">
            <text:p>Place Gabriel Péri</text:p>
          </table:table-cell>
          <table:table-cell table:style-name="ce4" table:formula="of:=VLOOKUP([.B122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5343" calcext:value-type="float">
            <text:p>45343</text:p>
          </table:table-cell>
          <table:table-cell table:formula="of:=VLOOKUP([.B123];[$'Annexe 1'.$B$2:.$C$1392];2;0)" office:value-type="string" office:string-value="Place des Ternes, boulevard de Courcelles" calcext:value-type="string">
            <text:p>Place des Ternes, boulevard de Courcelles</text:p>
          </table:table-cell>
          <table:table-cell table:style-name="ce4" table:formula="of:=VLOOKUP([.B123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7380" calcext:value-type="float">
            <text:p>47380</text:p>
          </table:table-cell>
          <table:table-cell table:formula="of:=VLOOKUP([.B124];[$'Annexe 1'.$B$2:.$C$1392];2;0)" office:value-type="string" office:string-value="Place Clémenceau" calcext:value-type="string">
            <text:p>Place Clémenceau</text:p>
          </table:table-cell>
          <table:table-cell table:style-name="ce4" table:formula="of:=VLOOKUP([.B124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49454" calcext:value-type="float">
            <text:p>49454</text:p>
          </table:table-cell>
          <table:table-cell table:formula="of:=VLOOKUP([.B125];[$'Annexe 1'.$B$2:.$C$1392];2;0)" office:value-type="string" office:string-value="Avenue des Champs Elysées, rue Lincoln" calcext:value-type="string">
            <text:p>Avenue des Champs Elysées, rue Lincoln</text:p>
          </table:table-cell>
          <table:table-cell table:style-name="ce4" table:formula="of:=VLOOKUP([.B125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50968" calcext:value-type="float">
            <text:p>50968</text:p>
          </table:table-cell>
          <table:table-cell table:formula="of:=VLOOKUP([.B126];[$'Annexe 1'.$B$2:.$C$1392];2;0)" office:value-type="string" office:string-value="Place Prosper Boubeaux, rue du Rocher" calcext:value-type="string">
            <text:p>Place Prosper Boubeaux, rue du Rocher</text:p>
          </table:table-cell>
          <table:table-cell table:style-name="ce4" table:formula="of:=VLOOKUP([.B126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56883" calcext:value-type="float">
            <text:p>56883</text:p>
          </table:table-cell>
          <table:table-cell table:formula="of:=VLOOKUP([.B127];[$'Annexe 1'.$B$2:.$C$1392];2;0)" office:value-type="string" office:string-value="Rue Marbeuf, avenue des Champs-Elysées" calcext:value-type="string">
            <text:p>Rue Marbeuf, avenue des Champs-Elysées</text:p>
          </table:table-cell>
          <table:table-cell table:style-name="ce4" table:formula="of:=VLOOKUP([.B127];[$DonneesPrefPolice.$A$1:.$C$1334];3;0)" office:value-type="date" office:date-value="2012-01-11" calcext:value-type="date">
            <text:p>11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58978" calcext:value-type="float">
            <text:p>58978</text:p>
          </table:table-cell>
          <table:table-cell table:formula="of:=VLOOKUP([.B128];[$'Annexe 1'.$B$2:.$C$1392];2;0)" office:value-type="string" office:string-value="Rue la Boétie, rue d'Artois" calcext:value-type="string">
            <text:p>Rue la Boétie, rue d'Artois</text:p>
          </table:table-cell>
          <table:table-cell table:style-name="ce4" table:formula="of:=VLOOKUP([.B128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1079" calcext:value-type="float">
            <text:p>61079</text:p>
          </table:table-cell>
          <table:table-cell table:formula="of:=VLOOKUP([.B129];[$'Annexe 1'.$B$2:.$C$1392];2;0)" office:value-type="string" office:string-value="Rue Saint-Lazare, rue d'Amsterdam" calcext:value-type="string">
            <text:p>Rue Saint-Lazare, rue d'Amsterdam</text:p>
          </table:table-cell>
          <table:table-cell table:style-name="ce4" table:formula="of:=VLOOKUP([.B129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1880" calcext:value-type="float">
            <text:p>61880</text:p>
          </table:table-cell>
          <table:table-cell table:formula="of:=VLOOKUP([.B130];[$'Annexe 1'.$B$2:.$C$1392];2;0)" office:value-type="string" office:string-value="Rue du Colisée, avenue des Champs-Elysées" calcext:value-type="string">
            <text:p>Rue du Colisée, avenue des Champs-Elysées</text:p>
          </table:table-cell>
          <table:table-cell table:style-name="ce4" table:formula="of:=VLOOKUP([.B130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2600" calcext:value-type="float">
            <text:p>62600</text:p>
          </table:table-cell>
          <table:table-cell table:formula="of:=VLOOKUP([.B131];[$'Annexe 1'.$B$2:.$C$1392];2;0)" office:value-type="string" office:string-value="Place de l'Europe, rue de Madrid" calcext:value-type="string">
            <text:p>Place de l'Europe, rue de Madrid</text:p>
          </table:table-cell>
          <table:table-cell table:style-name="ce4" table:formula="of:=VLOOKUP([.B131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3118" calcext:value-type="float">
            <text:p>63118</text:p>
          </table:table-cell>
          <table:table-cell table:formula="of:=VLOOKUP([.B132];[$'Annexe 1'.$B$2:.$C$1392];2;0)" office:value-type="string" office:string-value="Rue de Moscou, rue d'Amsterdam" calcext:value-type="string">
            <text:p>Rue de Moscou, rue d'Amsterdam</text:p>
          </table:table-cell>
          <table:table-cell table:style-name="ce4" table:formula="of:=VLOOKUP([.B132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3259" calcext:value-type="float">
            <text:p>63259</text:p>
          </table:table-cell>
          <table:table-cell table:formula="of:=VLOOKUP([.B133];[$'Annexe 1'.$B$2:.$C$1392];2;0)" office:value-type="string" office:string-value="Avenue des Champs-Elysées, rue Balzac" calcext:value-type="string">
            <text:p>Avenue des Champs-Elysées, rue Balzac</text:p>
          </table:table-cell>
          <table:table-cell table:style-name="ce4" table:formula="of:=VLOOKUP([.B13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4811" calcext:value-type="float">
            <text:p>64811</text:p>
          </table:table-cell>
          <table:table-cell table:formula="of:=VLOOKUP([.B134];[$'Annexe 1'.$B$2:.$C$1392];2;0)" office:value-type="string" office:string-value="Rue Pierre Charron, avenue des Champs-Elysées" calcext:value-type="string">
            <text:p>Rue Pierre Charron, avenue des Champs-Elysées</text:p>
          </table:table-cell>
          <table:table-cell table:style-name="ce4" table:formula="of:=VLOOKUP([.B134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8828" calcext:value-type="float">
            <text:p>68828</text:p>
          </table:table-cell>
          <table:table-cell table:formula="of:=VLOOKUP([.B135];[$'Annexe 1'.$B$2:.$C$1392];2;0)" office:value-type="string" office:string-value="Avenue de Friedland, rue du Faubourg Saint-Honoré" calcext:value-type="string">
            <text:p>Avenue de Friedland, rue du Faubourg Saint-Honoré</text:p>
          </table:table-cell>
          <table:table-cell table:style-name="ce4" table:formula="of:=VLOOKUP([.B135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69340" calcext:value-type="float">
            <text:p>69340</text:p>
          </table:table-cell>
          <table:table-cell table:formula="of:=VLOOKUP([.B136];[$'Annexe 1'.$B$2:.$C$1392];2;0)" office:value-type="string" office:string-value="Place République Dominicaine, boulevard de Courcelles, rue Phalsbourg" calcext:value-type="string">
            <text:p>Place République Dominicaine, boulevard de Courcelles, rue Phalsbourg</text:p>
          </table:table-cell>
          <table:table-cell table:style-name="ce4" table:formula="of:=VLOOKUP([.B136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1625" calcext:value-type="float">
            <text:p>71625</text:p>
          </table:table-cell>
          <table:table-cell table:formula="of:=VLOOKUP([.B137];[$'Annexe 1'.$B$2:.$C$1392];2;0)" office:value-type="string" office:string-value="Place Saint-Augustin" calcext:value-type="string">
            <text:p>Place Saint-Augustin</text:p>
          </table:table-cell>
          <table:table-cell table:style-name="ce4" table:formula="of:=VLOOKUP([.B137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2824" calcext:value-type="float">
            <text:p>72824</text:p>
          </table:table-cell>
          <table:table-cell table:formula="of:=VLOOKUP([.B138];[$'Annexe 1'.$B$2:.$C$1392];2;0)" office:value-type="string" office:string-value="Avenue des Champs-Elysées, place de la Concorde" calcext:value-type="string">
            <text:p>Avenue des Champs-Elysées, place de la Concorde</text:p>
          </table:table-cell>
          <table:table-cell table:style-name="ce4" table:formula="of:=VLOOKUP([.B138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3532" calcext:value-type="float">
            <text:p>73532</text:p>
          </table:table-cell>
          <table:table-cell table:formula="of:=VLOOKUP([.B139];[$'Annexe 1'.$B$2:.$C$1392];2;0)" office:value-type="string" office:string-value="Avenue George V, avenue des Champs-Elysées" calcext:value-type="string">
            <text:p>Avenue George V, avenue des Champs-Elysées</text:p>
          </table:table-cell>
          <table:table-cell table:style-name="ce4" table:formula="of:=VLOOKUP([.B139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6964" calcext:value-type="float">
            <text:p>76964</text:p>
          </table:table-cell>
          <table:table-cell table:formula="of:=VLOOKUP([.B140];[$'Annexe 1'.$B$2:.$C$1392];2;0)" office:value-type="string" office:string-value="Place de la Concorde, rue Royale" calcext:value-type="string">
            <text:p>Place de la Concorde, rue Royale</text:p>
          </table:table-cell>
          <table:table-cell table:style-name="ce4" table:formula="of:=VLOOKUP([.B140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77583" calcext:value-type="float">
            <text:p>77583</text:p>
          </table:table-cell>
          <table:table-cell table:formula="of:=VLOOKUP([.B141];[$'Annexe 1'.$B$2:.$C$1392];2;0)" office:value-type="string" office:string-value="Place de la Madeleine, rue Royale" calcext:value-type="string">
            <text:p>Place de la Madeleine, rue Royale</text:p>
          </table:table-cell>
          <table:table-cell table:style-name="ce4" table:formula="of:=VLOOKUP([.B141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86086" calcext:value-type="float">
            <text:p>86086</text:p>
          </table:table-cell>
          <table:table-cell table:formula="of:=VLOOKUP([.B142];[$'Annexe 1'.$B$2:.$C$1392];2;0)" office:value-type="string" office:string-value="Boulevard Malesherbes, rue de Lisbonne" calcext:value-type="string">
            <text:p>Boulevard Malesherbes, rue de Lisbonne</text:p>
          </table:table-cell>
          <table:table-cell table:style-name="ce4" table:formula="of:=VLOOKUP([.B142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87273" calcext:value-type="float">
            <text:p>87273</text:p>
          </table:table-cell>
          <table:table-cell table:formula="of:=VLOOKUP([.B143];[$'Annexe 1'.$B$2:.$C$1392];2;0)" office:value-type="string" office:string-value="Rue de Courcelles, boulevard Haussmann" calcext:value-type="string">
            <text:p>Rue de Courcelles, boulevard Haussmann</text:p>
          </table:table-cell>
          <table:table-cell table:style-name="ce4" table:formula="of:=VLOOKUP([.B143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89055" calcext:value-type="float">
            <text:p>89055</text:p>
          </table:table-cell>
          <table:table-cell table:formula="of:=VLOOKUP([.B144];[$'Annexe 1'.$B$2:.$C$1392];2;0)" office:value-type="string" office:string-value="Rond-point des Champs-Elysées" calcext:value-type="string">
            <text:p>Rond-point des Champs-Elysées</text:p>
          </table:table-cell>
          <table:table-cell table:style-name="ce4" table:formula="of:=VLOOKUP([.B144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0317" calcext:value-type="float">
            <text:p>90317</text:p>
          </table:table-cell>
          <table:table-cell table:formula="of:=VLOOKUP([.B145];[$'Annexe 1'.$B$2:.$C$1392];2;0)" office:value-type="string" office:string-value="Rue de Ponthieu, avenue Franklin Roosevelt" calcext:value-type="string">
            <text:p>Rue de Ponthieu, avenue Franklin Roosevelt</text:p>
          </table:table-cell>
          <table:table-cell table:style-name="ce4" table:formula="of:=VLOOKUP([.B145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4149" calcext:value-type="float">
            <text:p>94149</text:p>
          </table:table-cell>
          <table:table-cell table:formula="of:=VLOOKUP([.B146];[$'Annexe 1'.$B$2:.$C$1392];2;0)" office:value-type="string" office:string-value="Place de la Concorde, avenue Gabriel" calcext:value-type="string">
            <text:p>Place de la Concorde, avenue Gabriel</text:p>
          </table:table-cell>
          <table:table-cell table:style-name="ce4" table:formula="of:=VLOOKUP([.B146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325" calcext:value-type="float">
            <text:p>97325</text:p>
          </table:table-cell>
          <table:table-cell table:formula="of:=VLOOKUP([.B147];[$'Annexe 1'.$B$2:.$C$1392];2;0)" office:value-type="string" office:string-value="Place Charles de Gaulle — Terrasse immeuble Publicis" calcext:value-type="string">
            <text:p>Place Charles de Gaulle — Terrasse immeuble Publicis</text:p>
          </table:table-cell>
          <table:table-cell table:style-name="ce4" table:formula="of:=VLOOKUP([.B147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400" calcext:value-type="float">
            <text:p>97400</text:p>
          </table:table-cell>
          <table:table-cell table:formula="of:=VLOOKUP([.B148];[$'Annexe 1'.$B$2:.$C$1392];2;0)" office:value-type="string" office:string-value="Avenue Wagram, rue de Tilsitt" calcext:value-type="string">
            <text:p>Avenue Wagram, rue de Tilsitt</text:p>
          </table:table-cell>
          <table:table-cell table:style-name="ce4" table:formula="of:=VLOOKUP([.B148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502" calcext:value-type="float">
            <text:p>97502</text:p>
          </table:table-cell>
          <table:table-cell table:formula="of:=VLOOKUP([.B149];[$'Annexe 1'.$B$2:.$C$1392];2;0)" office:value-type="string" office:string-value="Cours de la Reine, avenue Winston Churchill" calcext:value-type="string">
            <text:p>Cours de la Reine, avenue Winston Churchill</text:p>
          </table:table-cell>
          <table:table-cell table:style-name="ce4" table:formula="of:=VLOOKUP([.B149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7602" calcext:value-type="float">
            <text:p>97602</text:p>
          </table:table-cell>
          <table:table-cell table:formula="of:=VLOOKUP([.B150];[$'Annexe 1'.$B$2:.$C$1392];2;0)" office:value-type="string" office:string-value="Obélisque, place de la Concorde" calcext:value-type="string">
            <text:p>Obélisque, place de la Concorde</text:p>
          </table:table-cell>
          <table:table-cell table:style-name="ce4" table:formula="of:=VLOOKUP([.B150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9" calcext:value-type="float">
            <text:p>10069</text:p>
          </table:table-cell>
          <table:table-cell table:formula="of:=VLOOKUP([.B151];[$'Annexe 1'.$B$2:.$C$1392];2;0)" office:value-type="string" office:string-value="Rue Georg Friedrich Haendel" calcext:value-type="string">
            <text:p>Rue Georg Friedrich Haendel</text:p>
          </table:table-cell>
          <table:table-cell table:style-name="ce4" table:formula="of:=VLOOKUP([.B151];[$DonneesPrefPolice.$A$1:.$C$1334];3;0)" office:value-type="date" office:date-value="2017-03-03" calcext:value-type="date">
            <text:p>03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0" calcext:value-type="float">
            <text:p>10070</text:p>
          </table:table-cell>
          <table:table-cell table:formula="of:=VLOOKUP([.B152];[$'Annexe 1'.$B$2:.$C$1392];2;0)" office:value-type="string" office:string-value="5, rue Albert Camus" calcext:value-type="string">
            <text:p>5, rue Albert Camus</text:p>
          </table:table-cell>
          <table:table-cell table:style-name="ce4" table:formula="of:=VLOOKUP([.B152];[$DonneesPrefPolice.$A$1:.$C$1334];3;0)" office:value-type="date" office:date-value="2016-12-20" calcext:value-type="date">
            <text:p>20/12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2" calcext:value-type="float">
            <text:p>10072</text:p>
          </table:table-cell>
          <table:table-cell table:formula="of:=VLOOKUP([.B153];[$'Annexe 1'.$B$2:.$C$1392];2;0)" office:value-type="string" office:string-value="Rue Saint-Maur, rue du Buisson Saint-Louis" calcext:value-type="string">
            <text:p>Rue Saint-Maur, rue du Buisson Saint-Louis</text:p>
          </table:table-cell>
          <table:table-cell table:style-name="ce4" table:formula="of:=VLOOKUP([.B153];[$DonneesPrefPolice.$A$1:.$C$1334];3;0)" office:value-type="date" office:date-value="2016-08-04" calcext:value-type="date">
            <text:p>04/08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5" calcext:value-type="float">
            <text:p>10075</text:p>
          </table:table-cell>
          <table:table-cell table:formula="of:=VLOOKUP([.B154];[$'Annexe 1'.$B$2:.$C$1392];2;0)" office:value-type="string" office:string-value="Rue Léon Schwartzenberg (Médiathèque)" calcext:value-type="string">
            <text:p>Rue Léon Schwartzenberg (Médiathèque)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79" calcext:value-type="float">
            <text:p>10079</text:p>
          </table:table-cell>
          <table:table-cell table:formula="of:=VLOOKUP([.B155];[$'Annexe 1'.$B$2:.$C$1392];2;0)" office:value-type="string" office:string-value="Rue de l'Aqueduc, rue du Chaudron" calcext:value-type="string">
            <text:p>Rue de l'Aqueduc, rue du Chaudron</text:p>
          </table:table-cell>
          <table:table-cell table:style-name="ce4" table:formula="of:=VLOOKUP([.B155];[$DonneesPrefPolice.$A$1:.$C$1334];3;0)" office:value-type="date" office:date-value="2017-04-07" calcext:value-type="date">
            <text:p>07/04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80" calcext:value-type="float">
            <text:p>10080</text:p>
          </table:table-cell>
          <table:table-cell table:formula="of:=VLOOKUP([.B156];[$'Annexe 1'.$B$2:.$C$1392];2;0)" office:value-type="string" office:string-value="Rue du Buisson-Saint-Louis, rue du Chalet" calcext:value-type="string">
            <text:p>Rue du Buisson-Saint-Louis, rue du Chalet</text:p>
          </table:table-cell>
          <table:table-cell table:style-name="ce4" table:formula="of:=VLOOKUP([.B156];[$DonneesPrefPolice.$A$1:.$C$1334];3;0)" office:value-type="date" office:date-value="2017-02-28" calcext:value-type="date">
            <text:p>28/0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966" calcext:value-type="float">
            <text:p>10966</text:p>
          </table:table-cell>
          <table:table-cell table:formula="of:=VLOOKUP([.B157];[$'Annexe 1'.$B$2:.$C$1392];2;0)" office:value-type="string" office:string-value="Rue du Faubourg Saint-Martin, rue La Fayette" calcext:value-type="string">
            <text:p>Rue du Faubourg Saint-Martin, rue La Fayette</text:p>
          </table:table-cell>
          <table:table-cell table:style-name="ce4" table:formula="of:=VLOOKUP([.B157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2116" calcext:value-type="float">
            <text:p>12116</text:p>
          </table:table-cell>
          <table:table-cell table:formula="of:=VLOOKUP([.B158];[$'Annexe 1'.$B$2:.$C$1392];2;0)" office:value-type="string" office:string-value="Boulevard de Strasbourg, rue Saint-Laurent" calcext:value-type="string">
            <text:p>Boulevard de Strasbourg, rue Saint-Laurent</text:p>
          </table:table-cell>
          <table:table-cell table:style-name="ce4" table:formula="of:=VLOOKUP([.B158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2884" calcext:value-type="float">
            <text:p>12884</text:p>
          </table:table-cell>
          <table:table-cell table:formula="of:=VLOOKUP([.B159];[$'Annexe 1'.$B$2:.$C$1392];2;0)" office:value-type="string" office:string-value="Place Napoléon III" calcext:value-type="string">
            <text:p>Place Napoléon III</text:p>
          </table:table-cell>
          <table:table-cell table:style-name="ce4" table:formula="of:=VLOOKUP([.B159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2859" calcext:value-type="float">
            <text:p>22859</text:p>
          </table:table-cell>
          <table:table-cell table:formula="of:=VLOOKUP([.B160];[$'Annexe 1'.$B$2:.$C$1392];2;0)" office:value-type="string" office:string-value="Rue de Chabrol" calcext:value-type="string">
            <text:p>Rue de Chabrol</text:p>
          </table:table-cell>
          <table:table-cell table:style-name="ce4" table:formula="of:=VLOOKUP([.B160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5626" calcext:value-type="float">
            <text:p>25626</text:p>
          </table:table-cell>
          <table:table-cell table:formula="of:=VLOOKUP([.B161];[$'Annexe 1'.$B$2:.$C$1392];2;0)" office:value-type="string" office:string-value="Quai de Jemmapes, rue Alibert" calcext:value-type="string">
            <text:p>Quai de Jemmapes, rue Alibert</text:p>
          </table:table-cell>
          <table:table-cell table:style-name="ce4" table:formula="of:=VLOOKUP([.B161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5943" calcext:value-type="float">
            <text:p>25943</text:p>
          </table:table-cell>
          <table:table-cell table:formula="of:=VLOOKUP([.B162];[$'Annexe 1'.$B$2:.$C$1392];2;0)" office:value-type="string" office:string-value="Place Johann Strauss, face à la rue deLancry" calcext:value-type="string">
            <text:p>Place Johann Strauss, face à la rue deLancry</text:p>
          </table:table-cell>
          <table:table-cell table:style-name="ce4" table:formula="of:=VLOOKUP([.B162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7797" calcext:value-type="float">
            <text:p>27797</text:p>
          </table:table-cell>
          <table:table-cell table:formula="of:=VLOOKUP([.B163];[$'Annexe 1'.$B$2:.$C$1392];2;0)" office:value-type="string" office:string-value="Rue du Faubourg du Temple, avenue Parmentier" calcext:value-type="string">
            <text:p>Rue du Faubourg du Temple, avenue Parmentier</text:p>
          </table:table-cell>
          <table:table-cell table:style-name="ce4" table:formula="of:=VLOOKUP([.B163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28234" calcext:value-type="float">
            <text:p>28234</text:p>
          </table:table-cell>
          <table:table-cell table:formula="of:=VLOOKUP([.B164];[$'Annexe 1'.$B$2:.$C$1392];2;0)" office:value-type="string" office:string-value="Boulevard de Magenta, rue La Fayette" calcext:value-type="string">
            <text:p>Boulevard de Magenta, rue La Fayette</text:p>
          </table:table-cell>
          <table:table-cell table:style-name="ce4" table:formula="of:=VLOOKUP([.B164];[$DonneesPrefPolice.$A$1:.$C$1334];3;0)" office:value-type="date" office:date-value="2013-11-08" calcext:value-type="date">
            <text:p>08/1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0934" calcext:value-type="float">
            <text:p>30934</text:p>
          </table:table-cell>
          <table:table-cell table:formula="of:=VLOOKUP([.B165];[$'Annexe 1'.$B$2:.$C$1392];2;0)" office:value-type="string" office:string-value="Quai Valmy, rue Beaurepaire, rue Marseille" calcext:value-type="string">
            <text:p>Quai Valmy, rue Beaurepaire, rue Marseille</text:p>
          </table:table-cell>
          <table:table-cell table:style-name="ce4" table:formula="of:=VLOOKUP([.B165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2626" calcext:value-type="float">
            <text:p>32626</text:p>
          </table:table-cell>
          <table:table-cell table:formula="of:=VLOOKUP([.B166];[$'Annexe 1'.$B$2:.$C$1392];2;0)" office:value-type="string" office:string-value="Place de Roubaix, boulevard de Magenta, rue de Dunkerque" calcext:value-type="string">
            <text:p>Place de Roubaix, boulevard de Magenta, rue de Dunkerque</text:p>
          </table:table-cell>
          <table:table-cell table:style-name="ce4" table:formula="of:=VLOOKUP([.B166];[$DonneesPrefPolice.$A$1:.$C$1334];3;0)" office:value-type="date" office:date-value="2012-04-06" calcext:value-type="date">
            <text:p>06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3253" calcext:value-type="float">
            <text:p>33253</text:p>
          </table:table-cell>
          <table:table-cell table:formula="of:=VLOOKUP([.B167];[$'Annexe 1'.$B$2:.$C$1392];2;0)" office:value-type="string" office:string-value="Porte Saint-Martin" calcext:value-type="string">
            <text:p>Porte Saint-Martin</text:p>
          </table:table-cell>
          <table:table-cell table:style-name="ce4" table:formula="of:=VLOOKUP([.B167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7472" calcext:value-type="float">
            <text:p>37472</text:p>
          </table:table-cell>
          <table:table-cell table:formula="of:=VLOOKUP([.B168];[$'Annexe 1'.$B$2:.$C$1392];2;0)" office:value-type="string" office:string-value="Rue de Paradis, rue du Faubourg Poissonnière" calcext:value-type="string">
            <text:p>Rue de Paradis, rue du Faubourg Poissonnière</text:p>
          </table:table-cell>
          <table:table-cell table:style-name="ce4" table:formula="of:=VLOOKUP([.B168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7532" calcext:value-type="float">
            <text:p>37532</text:p>
          </table:table-cell>
          <table:table-cell table:formula="of:=VLOOKUP([.B169];[$'Annexe 1'.$B$2:.$C$1392];2;0)" office:value-type="string" office:string-value="Rue de Sambre et Meuse, rue Sainte-Marthe" calcext:value-type="string">
            <text:p>Rue de Sambre et Meuse, rue Sainte-Marthe</text:p>
          </table:table-cell>
          <table:table-cell table:style-name="ce4" table:formula="of:=VLOOKUP([.B169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38438" calcext:value-type="float">
            <text:p>38438</text:p>
          </table:table-cell>
          <table:table-cell table:formula="of:=VLOOKUP([.B170];[$'Annexe 1'.$B$2:.$C$1392];2;0)" office:value-type="string" office:string-value="Rue du Faubourg Saint-Martin, rue du Château d'Eau" calcext:value-type="string">
            <text:p>Rue du Faubourg Saint-Martin, rue du Château d'Eau</text:p>
          </table:table-cell>
          <table:table-cell table:style-name="ce4" table:formula="of:=VLOOKUP([.B170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45724" calcext:value-type="float">
            <text:p>45724</text:p>
          </table:table-cell>
          <table:table-cell table:formula="of:=VLOOKUP([.B171];[$'Annexe 1'.$B$2:.$C$1392];2;0)" office:value-type="string" office:string-value="Rue du Faubourg Saint-Martin, rue du 8 mai 1945" calcext:value-type="string">
            <text:p>Rue du Faubourg Saint-Martin, rue du 8 mai 1945</text:p>
          </table:table-cell>
          <table:table-cell table:style-name="ce4" table:formula="of:=VLOOKUP([.B171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48813" calcext:value-type="float">
            <text:p>48813</text:p>
          </table:table-cell>
          <table:table-cell table:formula="of:=VLOOKUP([.B172];[$'Annexe 1'.$B$2:.$C$1392];2;0)" office:value-type="string" office:string-value="Rue du Château Landon, rue Louis Blanc" calcext:value-type="string">
            <text:p>Rue du Château Landon, rue Louis Blanc</text:p>
          </table:table-cell>
          <table:table-cell table:style-name="ce4" table:formula="of:=VLOOKUP([.B172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0523" calcext:value-type="float">
            <text:p>50523</text:p>
          </table:table-cell>
          <table:table-cell table:formula="of:=VLOOKUP([.B173];[$'Annexe 1'.$B$2:.$C$1392];2;0)" office:value-type="string" office:string-value="Quai de Jemmapes, rue des Ecluses Saint-Martin" calcext:value-type="string">
            <text:p>Quai de Jemmapes, rue des Ecluses Saint-Martin</text:p>
          </table:table-cell>
          <table:table-cell table:style-name="ce4" table:formula="of:=VLOOKUP([.B173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1230" calcext:value-type="float">
            <text:p>51230</text:p>
          </table:table-cell>
          <table:table-cell table:formula="of:=VLOOKUP([.B174];[$'Annexe 1'.$B$2:.$C$1392];2;0)" office:value-type="string" office:string-value="Quai de Valmy, rue Lucien Sampaix, rue Recollet" calcext:value-type="string">
            <text:p>Quai de Valmy, rue Lucien Sampaix, rue Recollet</text:p>
          </table:table-cell>
          <table:table-cell table:style-name="ce4" table:formula="of:=VLOOKUP([.B17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5825" calcext:value-type="float">
            <text:p>55825</text:p>
          </table:table-cell>
          <table:table-cell table:formula="of:=VLOOKUP([.B175];[$'Annexe 1'.$B$2:.$C$1392];2;0)" office:value-type="string" office:string-value="Boulevard de Strasbourg, rue du Château d'Eau" calcext:value-type="string">
            <text:p>Boulevard de Strasbourg, rue du Château d'Eau</text:p>
          </table:table-cell>
          <table:table-cell table:style-name="ce4" table:formula="of:=VLOOKUP([.B175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56959" calcext:value-type="float">
            <text:p>56959</text:p>
          </table:table-cell>
          <table:table-cell table:formula="of:=VLOOKUP([.B176];[$'Annexe 1'.$B$2:.$C$1392];2;0)" office:value-type="string" office:string-value="Rue du Faubourg Saint-Martin, boulevard de Magenta" calcext:value-type="string">
            <text:p>Rue du Faubourg Saint-Martin, boulevard de Magenta</text:p>
          </table:table-cell>
          <table:table-cell table:style-name="ce4" table:formula="of:=VLOOKUP([.B176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1135" calcext:value-type="float">
            <text:p>61135</text:p>
          </table:table-cell>
          <table:table-cell table:formula="of:=VLOOKUP([.B177];[$'Annexe 1'.$B$2:.$C$1392];2;0)" office:value-type="string" office:string-value="Boulevard Magenta, rue Ambroise Paré" calcext:value-type="string">
            <text:p>Boulevard Magenta, rue Ambroise Paré</text:p>
          </table:table-cell>
          <table:table-cell table:style-name="ce4" table:formula="of:=VLOOKUP([.B177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1137" calcext:value-type="float">
            <text:p>61137</text:p>
          </table:table-cell>
          <table:table-cell table:formula="of:=VLOOKUP([.B178];[$'Annexe 1'.$B$2:.$C$1392];2;0)" office:value-type="string" office:string-value="Rue du Château d'Eau, boulevard de Magenta" calcext:value-type="string">
            <text:p>Rue du Château d'Eau, boulevard de Magenta</text:p>
          </table:table-cell>
          <table:table-cell table:style-name="ce4" table:formula="of:=VLOOKUP([.B178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2163" calcext:value-type="float">
            <text:p>62163</text:p>
          </table:table-cell>
          <table:table-cell table:formula="of:=VLOOKUP([.B179];[$'Annexe 1'.$B$2:.$C$1392];2;0)" office:value-type="string" office:string-value="Rue de la Grange aux Belles, rue des Ecluses Saint-Martin" calcext:value-type="string">
            <text:p>Rue de la Grange aux Belles, rue des Ecluses Saint-Martin</text:p>
          </table:table-cell>
          <table:table-cell table:style-name="ce4" table:formula="of:=VLOOKUP([.B179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5760" calcext:value-type="float">
            <text:p>65760</text:p>
          </table:table-cell>
          <table:table-cell table:formula="of:=VLOOKUP([.B180];[$'Annexe 1'.$B$2:.$C$1392];2;0)" office:value-type="string" office:string-value="Boulevard Magenta, boulevard de Strasbourg" calcext:value-type="string">
            <text:p>Boulevard Magenta, boulevard de Strasbourg</text:p>
          </table:table-cell>
          <table:table-cell table:style-name="ce4" table:formula="of:=VLOOKUP([.B180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66168" calcext:value-type="float">
            <text:p>66168</text:p>
          </table:table-cell>
          <table:table-cell table:formula="of:=VLOOKUP([.B181];[$'Annexe 1'.$B$2:.$C$1392];2;0)" office:value-type="string" office:string-value="Place Sainte-Marthe" calcext:value-type="string">
            <text:p>Place Sainte-Marthe</text:p>
          </table:table-cell>
          <table:table-cell table:style-name="ce4" table:formula="of:=VLOOKUP([.B181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2791" calcext:value-type="float">
            <text:p>72791</text:p>
          </table:table-cell>
          <table:table-cell table:formula="of:=VLOOKUP([.B182];[$'Annexe 1'.$B$2:.$C$1392];2;0)" office:value-type="string" office:string-value="Place Robert Desnos" calcext:value-type="string">
            <text:p>Place Robert Desnos</text:p>
          </table:table-cell>
          <table:table-cell table:style-name="ce4" table:formula="of:=VLOOKUP([.B182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2971" calcext:value-type="float">
            <text:p>72971</text:p>
          </table:table-cell>
          <table:table-cell table:formula="of:=VLOOKUP([.B183];[$'Annexe 1'.$B$2:.$C$1392];2;0)" office:value-type="string" office:string-value="Boulevard de Magenta, rue de Nancy" calcext:value-type="string">
            <text:p>Boulevard de Magenta, rue de Nancy</text:p>
          </table:table-cell>
          <table:table-cell table:style-name="ce4" table:formula="of:=VLOOKUP([.B183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3562" calcext:value-type="float">
            <text:p>73562</text:p>
          </table:table-cell>
          <table:table-cell table:formula="of:=VLOOKUP([.B184];[$'Annexe 1'.$B$2:.$C$1392];2;0)" office:value-type="string" office:string-value="Quai de Valmy, rue de Lancry" calcext:value-type="string">
            <text:p>Quai de Valmy, rue de Lancry</text:p>
          </table:table-cell>
          <table:table-cell table:style-name="ce4" table:formula="of:=VLOOKUP([.B18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5111" calcext:value-type="float">
            <text:p>75111</text:p>
          </table:table-cell>
          <table:table-cell table:formula="of:=VLOOKUP([.B185];[$'Annexe 1'.$B$2:.$C$1392];2;0)" office:value-type="string" office:string-value="Boulevard de la Villette, rue La Fayette" calcext:value-type="string">
            <text:p>Boulevard de la Villette, rue La Fayette</text:p>
          </table:table-cell>
          <table:table-cell table:style-name="ce4" table:formula="of:=VLOOKUP([.B185];[$DonneesPrefPolice.$A$1:.$C$1334];3;0)" office:value-type="date" office:date-value="2012-08-03" calcext:value-type="date">
            <text:p>03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5399" calcext:value-type="float">
            <text:p>75399</text:p>
          </table:table-cell>
          <table:table-cell table:formula="of:=VLOOKUP([.B186];[$'Annexe 1'.$B$2:.$C$1392];2;0)" office:value-type="string" office:string-value="Rue du Faubourg Saint-Denis, rue Cail" calcext:value-type="string">
            <text:p>Rue du Faubourg Saint-Denis, rue Cail</text:p>
          </table:table-cell>
          <table:table-cell table:style-name="ce4" table:formula="of:=VLOOKUP([.B186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7612" calcext:value-type="float">
            <text:p>77612</text:p>
          </table:table-cell>
          <table:table-cell table:formula="of:=VLOOKUP([.B187];[$'Annexe 1'.$B$2:.$C$1392];2;0)" office:value-type="string" office:string-value="Boulevard de la Chapelle, rue de Maubeuge" calcext:value-type="string">
            <text:p>Boulevard de la Chapelle, rue de Maubeuge</text:p>
          </table:table-cell>
          <table:table-cell table:style-name="ce4" table:formula="of:=VLOOKUP([.B187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78368" calcext:value-type="float">
            <text:p>78368</text:p>
          </table:table-cell>
          <table:table-cell table:formula="of:=VLOOKUP([.B188];[$'Annexe 1'.$B$2:.$C$1392];2;0)" office:value-type="string" office:string-value="Rue de Dunkerque, rue La Fayette" calcext:value-type="string">
            <text:p>Rue de Dunkerque, rue La Fayette</text:p>
          </table:table-cell>
          <table:table-cell table:style-name="ce4" table:formula="of:=VLOOKUP([.B188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86043" calcext:value-type="float">
            <text:p>86043</text:p>
          </table:table-cell>
          <table:table-cell table:formula="of:=VLOOKUP([.B189];[$'Annexe 1'.$B$2:.$C$1392];2;0)" office:value-type="string" office:string-value="Place du Colonel Fabien, rue de la Grange aux Belles" calcext:value-type="string">
            <text:p>Place du Colonel Fabien, rue de la Grange aux Belles</text:p>
          </table:table-cell>
          <table:table-cell table:style-name="ce4" table:formula="of:=VLOOKUP([.B189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86066" calcext:value-type="float">
            <text:p>86066</text:p>
          </table:table-cell>
          <table:table-cell table:formula="of:=VLOOKUP([.B190];[$'Annexe 1'.$B$2:.$C$1392];2;0)" office:value-type="string" office:string-value="Rue du Faubourg Saint-Denis, rue Demarquay" calcext:value-type="string">
            <text:p>Rue du Faubourg Saint-Denis, rue Demarquay</text:p>
          </table:table-cell>
          <table:table-cell table:style-name="ce4" table:formula="of:=VLOOKUP([.B190];[$DonneesPrefPolice.$A$1:.$C$1334];3;0)" office:value-type="date" office:date-value="2013-02-22" calcext:value-type="date">
            <text:p>22/0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87526" calcext:value-type="float">
            <text:p>87526</text:p>
          </table:table-cell>
          <table:table-cell table:formula="of:=VLOOKUP([.B191];[$'Annexe 1'.$B$2:.$C$1392];2;0)" office:value-type="string" office:string-value="Place Franz Liszt, rue La Fayette" calcext:value-type="string">
            <text:p>Place Franz Liszt, rue La Fayette</text:p>
          </table:table-cell>
          <table:table-cell table:style-name="ce4" table:formula="of:=VLOOKUP([.B191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92421" calcext:value-type="float">
            <text:p>92421</text:p>
          </table:table-cell>
          <table:table-cell table:formula="of:=VLOOKUP([.B192];[$'Annexe 1'.$B$2:.$C$1392];2;0)" office:value-type="string" office:string-value="Rue du Faubourg du Temple, boulevard de la Villette" calcext:value-type="string">
            <text:p>Rue du Faubourg du Temple, boulevard de la Villette</text:p>
          </table:table-cell>
          <table:table-cell table:style-name="ce4" table:formula="of:=VLOOKUP([.B192];[$DonneesPrefPolice.$A$1:.$C$1334];3;0)" office:value-type="date" office:date-value="2013-05-31" calcext:value-type="date">
            <text:p>31/05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98051" calcext:value-type="float">
            <text:p>98051</text:p>
          </table:table-cell>
          <table:table-cell table:formula="of:=VLOOKUP([.B193];[$'Annexe 1'.$B$2:.$C$1392];2;0)" office:value-type="string" office:string-value="Place de la République, rue du Faubourg du Temple" calcext:value-type="string">
            <text:p>Place de la République, rue du Faubourg du Temple</text:p>
          </table:table-cell>
          <table:table-cell table:style-name="ce4" table:formula="of:=VLOOKUP([.B193];[$DonneesPrefPolice.$A$1:.$C$1334];3;0)" office:value-type="date" office:date-value="2012-10-26" calcext:value-type="date">
            <text:p>26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3553" calcext:value-type="float">
            <text:p>33553</text:p>
          </table:table-cell>
          <table:table-cell table:formula="of:=VLOOKUP([.B194];[$'Annexe 1'.$B$2:.$C$1392];2;0)" office:value-type="string" office:string-value="Place d'Aligre" calcext:value-type="string">
            <text:p>Place d'Aligre</text:p>
          </table:table-cell>
          <table:table-cell table:style-name="ce4" table:formula="of:=VLOOKUP([.B194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6726" calcext:value-type="float">
            <text:p>36726</text:p>
          </table:table-cell>
          <table:table-cell table:formula="of:=VLOOKUP([.B195];[$'Annexe 1'.$B$2:.$C$1392];2;0)" office:value-type="string" office:string-value="Rue de Charenton, avenue Ledru Rollin" calcext:value-type="string">
            <text:p>Rue de Charenton, avenue Ledru Rollin</text:p>
          </table:table-cell>
          <table:table-cell table:style-name="ce4" table:formula="of:=VLOOKUP([.B195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7644" calcext:value-type="float">
            <text:p>37644</text:p>
          </table:table-cell>
          <table:table-cell table:formula="of:=VLOOKUP([.B196];[$'Annexe 1'.$B$2:.$C$1392];2;0)" office:value-type="string" office:string-value="Avenue Courteline, boulevard périphérique intérieur" calcext:value-type="string">
            <text:p>Avenue Courteline, boulevard périphérique intérieur</text:p>
          </table:table-cell>
          <table:table-cell table:style-name="ce4" table:formula="of:=VLOOKUP([.B196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8396" calcext:value-type="float">
            <text:p>38396</text:p>
          </table:table-cell>
          <table:table-cell table:formula="of:=VLOOKUP([.B197];[$'Annexe 1'.$B$2:.$C$1392];2;0)" office:value-type="string" office:string-value="Place Félix Eboué" calcext:value-type="string">
            <text:p>Place Félix Eboué</text:p>
          </table:table-cell>
          <table:table-cell table:style-name="ce4" table:formula="of:=VLOOKUP([.B197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1676" calcext:value-type="float">
            <text:p>41676</text:p>
          </table:table-cell>
          <table:table-cell table:formula="of:=VLOOKUP([.B198];[$'Annexe 1'.$B$2:.$C$1392];2;0)" office:value-type="string" office:string-value="Rue Reuilly, boulevard Diderot" calcext:value-type="string">
            <text:p>Rue Reuilly, boulevard Diderot</text:p>
          </table:table-cell>
          <table:table-cell table:style-name="ce4" table:formula="of:=VLOOKUP([.B198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2411" calcext:value-type="float">
            <text:p>42411</text:p>
          </table:table-cell>
          <table:table-cell table:formula="of:=VLOOKUP([.B199];[$'Annexe 1'.$B$2:.$C$1392];2;0)" office:value-type="string" office:string-value="Cours de Vincennes, avenue du Docteur Arnold Netter" calcext:value-type="string">
            <text:p>Cours de Vincennes, avenue du Docteur Arnold Netter</text:p>
          </table:table-cell>
          <table:table-cell table:style-name="ce4" table:formula="of:=VLOOKUP([.B199];[$DonneesPrefPolice.$A$1:.$C$1334];3;0)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2724" calcext:value-type="float">
            <text:p>42724</text:p>
          </table:table-cell>
          <table:table-cell table:formula="of:=VLOOKUP([.B200];[$'Annexe 1'.$B$2:.$C$1392];2;0)" office:value-type="string" office:string-value="Place du Bataillon du Pacifique" calcext:value-type="string">
            <text:p>Place du Bataillon du Pacifique</text:p>
          </table:table-cell>
          <table:table-cell table:style-name="ce4" table:formula="of:=VLOOKUP([.B200];[$DonneesPrefPolice.$A$1:.$C$1334];3;0)" office:value-type="date" office:date-value="2014-03-18" calcext:value-type="date">
            <text:p>18/03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6378" calcext:value-type="float">
            <text:p>46378</text:p>
          </table:table-cell>
          <table:table-cell table:formula="of:=VLOOKUP([.B201];[$'Annexe 1'.$B$2:.$C$1392];2;0)" office:value-type="string" office:string-value="Quai de la Râpée, avenue Ledru Rollin" calcext:value-type="string">
            <text:p>Quai de la Râpée, avenue Ledru Rollin</text:p>
          </table:table-cell>
          <table:table-cell table:style-name="ce4" table:formula="of:=VLOOKUP([.B201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7130" calcext:value-type="float">
            <text:p>47130</text:p>
          </table:table-cell>
          <table:table-cell table:formula="of:=VLOOKUP([.B202];[$'Annexe 1'.$B$2:.$C$1392];2;0)" office:value-type="string" office:string-value="Colonne Bastille Sud" calcext:value-type="string">
            <text:p>Colonne Bastille Sud</text:p>
          </table:table-cell>
          <table:table-cell table:style-name="ce4" table:formula="of:=VLOOKUP([.B202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48147" calcext:value-type="float">
            <text:p>48147</text:p>
          </table:table-cell>
          <table:table-cell table:formula="of:=VLOOKUP([.B203];[$'Annexe 1'.$B$2:.$C$1392];2;0)" office:value-type="string" office:string-value="Place des Combattants en Afrique du Nord" calcext:value-type="string">
            <text:p>Place des Combattants en Afrique du Nord</text:p>
          </table:table-cell>
          <table:table-cell table:style-name="ce4" table:formula="of:=VLOOKUP([.B203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53155" calcext:value-type="float">
            <text:p>53155</text:p>
          </table:table-cell>
          <table:table-cell table:formula="of:=VLOOKUP([.B204];[$'Annexe 1'.$B$2:.$C$1392];2;0)" office:value-type="string" office:string-value="Rue de la Brèche aux Loups, rue de la Durance" calcext:value-type="string">
            <text:p>Rue de la Brèche aux Loups, rue de la Durance</text:p>
          </table:table-cell>
          <table:table-cell table:style-name="ce4" table:formula="of:=VLOOKUP([.B204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58302" calcext:value-type="float">
            <text:p>58302</text:p>
          </table:table-cell>
          <table:table-cell table:formula="of:=VLOOKUP([.B205];[$'Annexe 1'.$B$2:.$C$1392];2;0)" office:value-type="string" office:string-value="Avenue Daumesnil, boulevard Diderot" calcext:value-type="string">
            <text:p>Avenue Daumesnil, boulevard Diderot</text:p>
          </table:table-cell>
          <table:table-cell table:style-name="ce4" table:formula="of:=VLOOKUP([.B205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0061" calcext:value-type="float">
            <text:p>60061</text:p>
          </table:table-cell>
          <table:table-cell table:formula="of:=VLOOKUP([.B206];[$'Annexe 1'.$B$2:.$C$1392];2;0)" office:value-type="string" office:string-value="Rue François Truffaut, rue de l'Ambroisie" calcext:value-type="string">
            <text:p>Rue François Truffaut, rue de l'Ambroisie</text:p>
          </table:table-cell>
          <table:table-cell table:style-name="ce4" table:formula="of:=VLOOKUP([.B206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1905" calcext:value-type="float">
            <text:p>61905</text:p>
          </table:table-cell>
          <table:table-cell table:formula="of:=VLOOKUP([.B207];[$'Annexe 1'.$B$2:.$C$1392];2;0)" office:value-type="string" office:string-value="Boulevard Diderot, rue de Picpus" calcext:value-type="string">
            <text:p>Boulevard Diderot, rue de Picpus</text:p>
          </table:table-cell>
          <table:table-cell table:style-name="ce4" table:formula="of:=VLOOKUP([.B207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2164" calcext:value-type="float">
            <text:p>62164</text:p>
          </table:table-cell>
          <table:table-cell table:formula="of:=VLOOKUP([.B208];[$'Annexe 1'.$B$2:.$C$1392];2;0)" office:value-type="string" office:string-value="Rue Roland Barthes, rue Chrétien deTroyes" calcext:value-type="string">
            <text:p>Rue Roland Barthes, rue Chrétien deTroyes</text:p>
          </table:table-cell>
          <table:table-cell table:style-name="ce4" table:formula="of:=VLOOKUP([.B208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4001" calcext:value-type="float">
            <text:p>64001</text:p>
          </table:table-cell>
          <table:table-cell table:formula="of:=VLOOKUP([.B209];[$'Annexe 1'.$B$2:.$C$1392];2;0)" office:value-type="string" office:string-value="59, boulevard Soult" calcext:value-type="string">
            <text:p>59, boulevard Soult</text:p>
          </table:table-cell>
          <table:table-cell table:style-name="ce4" table:formula="of:=VLOOKUP([.B209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5346" calcext:value-type="float">
            <text:p>65346</text:p>
          </table:table-cell>
          <table:table-cell table:formula="of:=VLOOKUP([.B210];[$'Annexe 1'.$B$2:.$C$1392];2;0)" office:value-type="string" office:string-value="Quai de Bercy, pont de Tolbiac" calcext:value-type="string">
            <text:p>Quai de Bercy, pont de Tolbiac</text:p>
          </table:table-cell>
          <table:table-cell table:style-name="ce4" table:formula="of:=VLOOKUP([.B210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6094" calcext:value-type="float">
            <text:p>66094</text:p>
          </table:table-cell>
          <table:table-cell table:formula="of:=VLOOKUP([.B211];[$'Annexe 1'.$B$2:.$C$1392];2;0)" office:value-type="string" office:string-value="Pont de Bercy Rive droite" calcext:value-type="string">
            <text:p>Pont de Bercy Rive droite</text:p>
          </table:table-cell>
          <table:table-cell table:style-name="ce4" table:formula="of:=VLOOKUP([.B211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68606" calcext:value-type="float">
            <text:p>68606</text:p>
          </table:table-cell>
          <table:table-cell table:formula="of:=VLOOKUP([.B212];[$'Annexe 1'.$B$2:.$C$1392];2;0)" office:value-type="string" office:string-value="63, rue de Picpus" calcext:value-type="string">
            <text:p>63, rue de Picpus</text:p>
          </table:table-cell>
          <table:table-cell table:style-name="ce4" table:formula="of:=VLOOKUP([.B212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2637" calcext:value-type="float">
            <text:p>72637</text:p>
          </table:table-cell>
          <table:table-cell table:formula="of:=VLOOKUP([.B213];[$'Annexe 1'.$B$2:.$C$1392];2;0)" office:value-type="string" office:string-value="Route de la Pyramide" calcext:value-type="string">
            <text:p>Route de la Pyramide</text:p>
          </table:table-cell>
          <table:table-cell table:style-name="ce4" table:formula="of:=VLOOKUP([.B213];[$DonneesPrefPolice.$A$1:.$C$1334];3;0)" office:value-type="date" office:date-value="2015-05-15" calcext:value-type="date">
            <text:p>15/05/15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3321" calcext:value-type="float">
            <text:p>73321</text:p>
          </table:table-cell>
          <table:table-cell table:formula="of:=VLOOKUP([.B214];[$'Annexe 1'.$B$2:.$C$1392];2;0)" office:value-type="string" office:string-value="Boulevard Diderot, rue de Bercy" calcext:value-type="string">
            <text:p>Boulevard Diderot, rue de Bercy</text:p>
          </table:table-cell>
          <table:table-cell table:style-name="ce4" table:formula="of:=VLOOKUP([.B214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5510" calcext:value-type="float">
            <text:p>75510</text:p>
          </table:table-cell>
          <table:table-cell table:formula="of:=VLOOKUP([.B215];[$'Annexe 1'.$B$2:.$C$1392];2;0)" office:value-type="string" office:string-value="Rue Montgallet, rue de Reuilly" calcext:value-type="string">
            <text:p>Rue Montgallet, rue de Reuilly</text:p>
          </table:table-cell>
          <table:table-cell table:style-name="ce4" table:formula="of:=VLOOKUP([.B215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77071" calcext:value-type="float">
            <text:p>77071</text:p>
          </table:table-cell>
          <table:table-cell table:formula="of:=VLOOKUP([.B216];[$'Annexe 1'.$B$2:.$C$1392];2;0)" office:value-type="string" office:string-value="Place Henri Frenay" calcext:value-type="string">
            <text:p>Place Henri Frenay</text:p>
          </table:table-cell>
          <table:table-cell table:style-name="ce4" table:formula="of:=VLOOKUP([.B216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80257" calcext:value-type="float">
            <text:p>80257</text:p>
          </table:table-cell>
          <table:table-cell table:formula="of:=VLOOKUP([.B217];[$'Annexe 1'.$B$2:.$C$1392];2;0)" office:value-type="string" office:string-value="Avenue Saint-Mandé, rue de Picpus" calcext:value-type="string">
            <text:p>Avenue Saint-Mandé, rue de Picpus</text:p>
          </table:table-cell>
          <table:table-cell table:style-name="ce4" table:formula="of:=VLOOKUP([.B217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84570" calcext:value-type="float">
            <text:p>84570</text:p>
          </table:table-cell>
          <table:table-cell table:formula="of:=VLOOKUP([.B218];[$'Annexe 1'.$B$2:.$C$1392];2;0)" office:value-type="string" office:string-value="Rue Erard, rue de Reuilly" calcext:value-type="string">
            <text:p>Rue Erard, rue de Reuilly</text:p>
          </table:table-cell>
          <table:table-cell table:style-name="ce4" table:formula="of:=VLOOKUP([.B218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87643" calcext:value-type="float">
            <text:p>87643</text:p>
          </table:table-cell>
          <table:table-cell table:formula="of:=VLOOKUP([.B219];[$'Annexe 1'.$B$2:.$C$1392];2;0)" office:value-type="string" office:string-value="19, rue du Colonel Rozanoff" calcext:value-type="string">
            <text:p>19, rue du Colonel Rozanoff</text:p>
          </table:table-cell>
          <table:table-cell table:style-name="ce4" table:formula="of:=VLOOKUP([.B219];[$DonneesPrefPolice.$A$1:.$C$1334];3;0)" office:value-type="date" office:date-value="2014-11-28" calcext:value-type="date">
            <text:p>28/11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0101" calcext:value-type="float">
            <text:p>90101</text:p>
          </table:table-cell>
          <table:table-cell table:formula="of:=VLOOKUP([.B220];[$'Annexe 1'.$B$2:.$C$1392];2;0)" office:value-type="string" office:string-value="Place Félix Eboué angle avenue Daumesnil, boulevard de Reuilly" calcext:value-type="string">
            <text:p>Place Félix Eboué angle avenue Daumesnil, boulevard de Reuilly</text:p>
          </table:table-cell>
          <table:table-cell table:style-name="ce4" table:formula="of:=VLOOKUP([.B220];[$DonneesPrefPolice.$A$1:.$C$1334];3;0)" office:value-type="date" office:date-value="2012-08-03" calcext:value-type="date">
            <text:p>03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1445" calcext:value-type="float">
            <text:p>91445</text:p>
          </table:table-cell>
          <table:table-cell table:formula="of:=VLOOKUP([.B221];[$'Annexe 1'.$B$2:.$C$1392];2;0)" office:value-type="string" office:string-value="Esplanade Saint-Louis" calcext:value-type="string">
            <text:p>Esplanade Saint-Louis</text:p>
          </table:table-cell>
          <table:table-cell table:style-name="ce4" table:formula="of:=VLOOKUP([.B221];[$DonneesPrefPolice.$A$1:.$C$1334];3;0)" office:value-type="date" office:date-value="2015-05-15" calcext:value-type="date">
            <text:p>15/05/15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1873" calcext:value-type="float">
            <text:p>91873</text:p>
          </table:table-cell>
          <table:table-cell table:formula="of:=VLOOKUP([.B222];[$'Annexe 1'.$B$2:.$C$1392];2;0)" office:value-type="string" office:string-value="Pont de Tolbiac (aval) — Seine" calcext:value-type="string">
            <text:p>Pont de Tolbiac (aval) — Seine</text:p>
          </table:table-cell>
          <table:table-cell table:style-name="ce4" table:formula="of:=VLOOKUP([.B222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3044" calcext:value-type="float">
            <text:p>93044</text:p>
          </table:table-cell>
          <table:table-cell table:formula="of:=VLOOKUP([.B223];[$'Annexe 1'.$B$2:.$C$1392];2;0)" office:value-type="string" office:string-value="Boulevard Soult, avenue de la Porte de Vincennes" calcext:value-type="string">
            <text:p>Boulevard Soult, avenue de la Porte de Vincennes</text:p>
          </table:table-cell>
          <table:table-cell table:style-name="ce4" table:formula="of:=VLOOKUP([.B223];[$DonneesPrefPolice.$A$1:.$C$1334];3;0)" office:value-type="date" office:date-value="2012-11-23" calcext:value-type="date">
            <text:p>23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4387" calcext:value-type="float">
            <text:p>94387</text:p>
          </table:table-cell>
          <table:table-cell table:formula="of:=VLOOKUP([.B224];[$'Annexe 1'.$B$2:.$C$1392];2;0)" office:value-type="string" office:string-value="Avenue Ledru Rollin, rue du Faubourg Saint-Antoine" calcext:value-type="string">
            <text:p>Avenue Ledru Rollin, rue du Faubourg Saint-Antoine</text:p>
          </table:table-cell>
          <table:table-cell table:style-name="ce4" table:formula="of:=VLOOKUP([.B224];[$DonneesPrefPolice.$A$1:.$C$1334];3;0)" office:value-type="date" office:date-value="2012-03-16" calcext:value-type="date">
            <text:p>16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4447" calcext:value-type="float">
            <text:p>94447</text:p>
          </table:table-cell>
          <table:table-cell table:formula="of:=VLOOKUP([.B225];[$'Annexe 1'.$B$2:.$C$1392];2;0)" office:value-type="string" office:string-value="Boulevard de Reuilly, rue Taine" calcext:value-type="string">
            <text:p>Boulevard de Reuilly, rue Taine</text:p>
          </table:table-cell>
          <table:table-cell table:style-name="ce4" table:formula="of:=VLOOKUP([.B225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97975" calcext:value-type="float">
            <text:p>97975</text:p>
          </table:table-cell>
          <table:table-cell table:formula="of:=VLOOKUP([.B226];[$'Annexe 1'.$B$2:.$C$1392];2;0)" office:value-type="string" office:string-value="Boulevard Soult, avenue de Saint-Mandé" calcext:value-type="string">
            <text:p>Boulevard Soult, avenue de Saint-Mandé</text:p>
          </table:table-cell>
          <table:table-cell table:style-name="ce4" table:formula="of:=VLOOKUP([.B226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2" calcext:value-type="float">
            <text:p>75012</text:p>
          </table:table-cell>
          <table:table-cell table:style-name="ce1" office:value-type="string" calcext:value-type="string">
            <text:p>97975A</text:p>
          </table:table-cell>
          <table:table-cell table:formula="of:=VLOOKUP([.B227];[$'Annexe 1'.$B$2:.$C$1392];2;0)" office:value-type="string" office:string-value="Boulevard Soult, avenue Courteline" calcext:value-type="string">
            <text:p>Boulevard Soult, avenue Courteline</text:p>
          </table:table-cell>
          <table:table-cell table:style-name="ce4" table:formula="of:=VLOOKUP([.B227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0105" calcext:value-type="float">
            <text:p>10105</text:p>
          </table:table-cell>
          <table:table-cell table:formula="of:=VLOOKUP([.B228];[$'Annexe 1'.$B$2:.$C$1392];2;0)" office:value-type="string" office:string-value="8, boulevard de l'Hôpital" calcext:value-type="string">
            <text:p>8, boulevard de l'Hôpital</text:p>
          </table:table-cell>
          <table:table-cell table:style-name="ce4" table:formula="of:=VLOOKUP([.B228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1144" calcext:value-type="float">
            <text:p>11144</text:p>
          </table:table-cell>
          <table:table-cell table:formula="of:=VLOOKUP([.B229];[$'Annexe 1'.$B$2:.$C$1392];2;0)" office:value-type="string" office:string-value="Avenue d'Italie, rue du Tage" calcext:value-type="string">
            <text:p>Avenue d'Italie, rue du Tage</text:p>
          </table:table-cell>
          <table:table-cell table:style-name="ce4" table:formula="of:=VLOOKUP([.B229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2569" calcext:value-type="float">
            <text:p>12569</text:p>
          </table:table-cell>
          <table:table-cell table:formula="of:=VLOOKUP([.B230];[$'Annexe 1'.$B$2:.$C$1392];2;0)" office:value-type="string" office:string-value="Rue des Frères d'Astier de la Vigerie, rue Simone Weil" calcext:value-type="string">
            <text:p>Rue des Frères d'Astier de la Vigerie, rue Simone Weil</text:p>
          </table:table-cell>
          <table:table-cell table:style-name="ce4" table:formula="of:=VLOOKUP([.B230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4" calcext:value-type="float">
            <text:p>13074</text:p>
          </table:table-cell>
          <table:table-cell table:formula="of:=VLOOKUP([.B231];[$'Annexe 1'.$B$2:.$C$1392];2;0)" office:value-type="string" office:string-value="55, boulevard Vincent Auriol" calcext:value-type="string">
            <text:p>55, boulevard Vincent Auriol</text:p>
          </table:table-cell>
          <table:table-cell table:style-name="ce4" table:formula="of:=VLOOKUP([.B231];[$DonneesPrefPolice.$A$1:.$C$1334];3;0)" office:value-type="date" office:date-value="2017-03-06" calcext:value-type="date">
            <text:p>06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5" calcext:value-type="float">
            <text:p>13075</text:p>
          </table:table-cell>
          <table:table-cell table:formula="of:=VLOOKUP([.B232];[$'Annexe 1'.$B$2:.$C$1392];2;0)" office:value-type="string" office:string-value="Rue du Château des Rentiers, rue Ricaut" calcext:value-type="string">
            <text:p>Rue du Château des Rentiers, rue Ricaut</text:p>
          </table:table-cell>
          <table:table-cell table:style-name="ce4" table:formula="of:=VLOOKUP([.B232];[$DonneesPrefPolice.$A$1:.$C$1334];3;0)" office:value-type="date" office:date-value="2016-08-01" calcext:value-type="date">
            <text:p>01/08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6" calcext:value-type="float">
            <text:p>13076</text:p>
          </table:table-cell>
          <table:table-cell table:formula="of:=VLOOKUP([.B233];[$'Annexe 1'.$B$2:.$C$1392];2;0)" office:value-type="string" office:string-value="Rue Patay, rue de Tolbiac" calcext:value-type="string">
            <text:p>Rue Patay, rue de Tolbiac</text:p>
          </table:table-cell>
          <table:table-cell table:style-name="ce4" table:formula="of:=VLOOKUP([.B233];[$DonneesPrefPolice.$A$1:.$C$1334];3;0)" office:value-type="date" office:date-value="2016-09-22" calcext:value-type="date">
            <text:p>22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77" calcext:value-type="float">
            <text:p>13077</text:p>
          </table:table-cell>
          <table:table-cell table:formula="of:=VLOOKUP([.B234];[$'Annexe 1'.$B$2:.$C$1392];2;0)" office:value-type="string" office:string-value="Boulevard Masséna, avenue de la Porte de Vitry" calcext:value-type="string">
            <text:p>Boulevard Masséna, avenue de la Porte de Vitry</text:p>
          </table:table-cell>
          <table:table-cell table:style-name="ce4" table:formula="of:=VLOOKUP([.B234];[$DonneesPrefPolice.$A$1:.$C$1334];3;0)" office:value-type="date" office:date-value="2016-11-14" calcext:value-type="date">
            <text:p>14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0" calcext:value-type="float">
            <text:p>13080</text:p>
          </table:table-cell>
          <table:table-cell table:formula="of:=VLOOKUP([.B235];[$'Annexe 1'.$B$2:.$C$1392];2;0)" office:value-type="string" office:string-value="Dalle Olympiades — Cour de Rome, Galerie Stadium" calcext:value-type="string">
            <text:p>Dalle Olympiades — Cour de Rome, Galerie Stadium</text:p>
          </table:table-cell>
          <table:table-cell table:style-name="ce4" table:formula="of:=VLOOKUP([.B235];[$DonneesPrefPolice.$A$1:.$C$1334];3;0)" office:value-type="date" office:date-value="2016-09-01" calcext:value-type="date">
            <text:p>01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1" calcext:value-type="float">
            <text:p>13081</text:p>
          </table:table-cell>
          <table:table-cell table:formula="of:=VLOOKUP([.B236];[$'Annexe 1'.$B$2:.$C$1392];2;0)" office:value-type="string" office:string-value="Rue Bourgon, rue du Moulin de la Pointe" calcext:value-type="string">
            <text:p>Rue Bourgon, rue du Moulin de la Pointe</text:p>
          </table:table-cell>
          <table:table-cell table:style-name="ce4" table:formula="of:=VLOOKUP([.B236];[$DonneesPrefPolice.$A$1:.$C$1334];3;0)" office:value-type="date" office:date-value="2016-11-30" calcext:value-type="date">
            <text:p>30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5" calcext:value-type="float">
            <text:p>13085</text:p>
          </table:table-cell>
          <table:table-cell table:formula="of:=VLOOKUP([.B237];[$'Annexe 1'.$B$2:.$C$1392];2;0)" office:value-type="string" office:string-value="Rue Bobillot, place Paul Verlaine, rue Vandrezanne" calcext:value-type="string">
            <text:p>Rue Bobillot, place Paul Verlaine, rue Vandrezanne</text:p>
          </table:table-cell>
          <table:table-cell table:style-name="ce4" table:formula="of:=VLOOKUP([.B237];[$DonneesPrefPolice.$A$1:.$C$1334];3;0)" office:value-type="date" office:date-value="2017-03-13" calcext:value-type="date">
            <text:p>13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7" calcext:value-type="float">
            <text:p>13087</text:p>
          </table:table-cell>
          <table:table-cell table:formula="of:=VLOOKUP([.B238];[$'Annexe 1'.$B$2:.$C$1392];2;0)" office:value-type="string" office:string-value="Rue Jean-Baptiste Berlier, allée Paris-Ivry" calcext:value-type="string">
            <text:p>Rue Jean-Baptiste Berlier, allée Paris-Ivry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8" calcext:value-type="float">
            <text:p>13088</text:p>
          </table:table-cell>
          <table:table-cell table:formula="of:=VLOOKUP([.B239];[$'Annexe 1'.$B$2:.$C$1392];2;0)" office:value-type="string" office:string-value="ZAC RG — Halle Freyssinet « douve » arrière créée" calcext:value-type="string">
            <text:p>ZAC RG — Halle Freyssinet « douve » arrière créée</text:p>
          </table:table-cell>
          <table:table-cell table:style-name="ce4" table:formula="of:=VLOOKUP([.B239];[$DonneesPrefPolice.$A$1:.$C$1334];3;0)" office:value-type="date" office:date-value="2017-05-23" calcext:value-type="date">
            <text:p>23/05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89" calcext:value-type="float">
            <text:p>13089</text:p>
          </table:table-cell>
          <table:table-cell table:formula="of:=VLOOKUP([.B240];[$'Annexe 1'.$B$2:.$C$1392];2;0)" office:value-type="string" office:string-value="RG — Bédier Ilot Franc-Nohain" calcext:value-type="string">
            <text:p>RG — Bédier Ilot Franc-Nohain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90" calcext:value-type="float">
            <text:p>13090</text:p>
          </table:table-cell>
          <table:table-cell table:formula="of:=VLOOKUP([.B241];[$'Annexe 1'.$B$2:.$C$1392];2;0)" office:value-type="string" office:string-value="ZAC RG — Oudiné-Chevaleret" calcext:value-type="string">
            <text:p>ZAC RG — Oudiné-Chevaleret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7935" calcext:value-type="float">
            <text:p>67935</text:p>
          </table:table-cell>
          <table:table-cell table:formula="of:=VLOOKUP([.B242];[$'Annexe 1'.$B$2:.$C$1392];2;0)" office:value-type="string" office:string-value="Avenue Joseph Bédier, rue Maryse Bastié" calcext:value-type="string">
            <text:p>Avenue Joseph Bédier, rue Maryse Bastié</text:p>
          </table:table-cell>
          <table:table-cell table:style-name="ce4" table:formula="of:=VLOOKUP([.B242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8021" calcext:value-type="float">
            <text:p>68021</text:p>
          </table:table-cell>
          <table:table-cell table:formula="of:=VLOOKUP([.B243];[$'Annexe 1'.$B$2:.$C$1392];2;0)" office:value-type="string" office:string-value="Boulevard Auguste Blanqui, rue Corvisart" calcext:value-type="string">
            <text:p>Boulevard Auguste Blanqui, rue Corvisart</text:p>
          </table:table-cell>
          <table:table-cell table:style-name="ce4" table:formula="of:=VLOOKUP([.B24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8334" calcext:value-type="float">
            <text:p>68334</text:p>
          </table:table-cell>
          <table:table-cell table:formula="of:=VLOOKUP([.B244];[$'Annexe 1'.$B$2:.$C$1392];2;0)" office:value-type="string" office:string-value="Boulevard Auguste Blanqui, rue de la Glacière" calcext:value-type="string">
            <text:p>Boulevard Auguste Blanqui, rue de la Glacière</text:p>
          </table:table-cell>
          <table:table-cell table:style-name="ce4" table:formula="of:=VLOOKUP([.B244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0071" calcext:value-type="float">
            <text:p>70071</text:p>
          </table:table-cell>
          <table:table-cell table:formula="of:=VLOOKUP([.B245];[$'Annexe 1'.$B$2:.$C$1392];2;0)" office:value-type="string" office:string-value="Pont National amont — Seine" calcext:value-type="string">
            <text:p>Pont National amont — Seine</text:p>
          </table:table-cell>
          <table:table-cell table:style-name="ce4" table:formula="of:=VLOOKUP([.B245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1821" calcext:value-type="float">
            <text:p>71821</text:p>
          </table:table-cell>
          <table:table-cell table:formula="of:=VLOOKUP([.B246];[$'Annexe 1'.$B$2:.$C$1392];2;0)" office:value-type="string" office:string-value="Rue Regnault, rue du Château des Rentiers" calcext:value-type="string">
            <text:p>Rue Regnault, rue du Château des Rentiers</text:p>
          </table:table-cell>
          <table:table-cell table:style-name="ce4" table:formula="of:=VLOOKUP([.B246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3087" calcext:value-type="float">
            <text:p>73087</text:p>
          </table:table-cell>
          <table:table-cell table:formula="of:=VLOOKUP([.B247];[$'Annexe 1'.$B$2:.$C$1392];2;0)" office:value-type="string" office:string-value="Pont d'Austerlitz aval — Seine" calcext:value-type="string">
            <text:p>Pont d'Austerlitz aval — Seine</text:p>
          </table:table-cell>
          <table:table-cell table:style-name="ce4" table:formula="of:=VLOOKUP([.B247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5329" calcext:value-type="float">
            <text:p>75329</text:p>
          </table:table-cell>
          <table:table-cell table:formula="of:=VLOOKUP([.B248];[$'Annexe 1'.$B$2:.$C$1392];2;0)" office:value-type="string" office:string-value="Boulevard Vincent Auriol, quai d'Austerlitz" calcext:value-type="string">
            <text:p>Boulevard Vincent Auriol, quai d'Austerlitz</text:p>
          </table:table-cell>
          <table:table-cell table:style-name="ce4" table:formula="of:=VLOOKUP([.B248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8185" calcext:value-type="float">
            <text:p>78185</text:p>
          </table:table-cell>
          <table:table-cell table:formula="of:=VLOOKUP([.B249];[$'Annexe 1'.$B$2:.$C$1392];2;0)" office:value-type="string" office:string-value="Boulevard de l'Hôpital, rue Jeanne d'Arc" calcext:value-type="string">
            <text:p>Boulevard de l'Hôpital, rue Jeanne d'Arc</text:p>
          </table:table-cell>
          <table:table-cell table:style-name="ce4" table:formula="of:=VLOOKUP([.B249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9232" calcext:value-type="float">
            <text:p>79232</text:p>
          </table:table-cell>
          <table:table-cell table:formula="of:=VLOOKUP([.B250];[$'Annexe 1'.$B$2:.$C$1392];2;0)" office:value-type="string" office:string-value="Boulevard Masséna, rue Jean-Baptiste Berlier" calcext:value-type="string">
            <text:p>Boulevard Masséna, rue Jean-Baptiste Berlier</text:p>
          </table:table-cell>
          <table:table-cell table:style-name="ce4" table:formula="of:=VLOOKUP([.B250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79596" calcext:value-type="float">
            <text:p>79596</text:p>
          </table:table-cell>
          <table:table-cell table:formula="of:=VLOOKUP([.B251];[$'Annexe 1'.$B$2:.$C$1392];2;0)" office:value-type="string" office:string-value="Pont d'Austerlitz amont — Seine" calcext:value-type="string">
            <text:p>Pont d'Austerlitz amont — Seine</text:p>
          </table:table-cell>
          <table:table-cell table:style-name="ce4" table:formula="of:=VLOOKUP([.B251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0562" calcext:value-type="float">
            <text:p>80562</text:p>
          </table:table-cell>
          <table:table-cell table:formula="of:=VLOOKUP([.B252];[$'Annexe 1'.$B$2:.$C$1392];2;0)" office:value-type="string" office:string-value="Pont National aval — Seine" calcext:value-type="string">
            <text:p>Pont National aval — Seine</text:p>
          </table:table-cell>
          <table:table-cell table:style-name="ce4" table:formula="of:=VLOOKUP([.B252];[$DonneesPrefPolice.$A$1:.$C$1334];3;0)" office:value-type="date" office:date-value="2012-12-28" calcext:value-type="date">
            <text:p>28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1328" calcext:value-type="float">
            <text:p>81328</text:p>
          </table:table-cell>
          <table:table-cell table:formula="of:=VLOOKUP([.B253];[$'Annexe 1'.$B$2:.$C$1392];2;0)" office:value-type="string" office:string-value="Place de Rungis — rue Barrault, rue Boussingault" calcext:value-type="string">
            <text:p>Place de Rungis — rue Barrault, rue Boussingault</text:p>
          </table:table-cell>
          <table:table-cell table:style-name="ce4" table:formula="of:=VLOOKUP([.B253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2224" calcext:value-type="float">
            <text:p>82224</text:p>
          </table:table-cell>
          <table:table-cell table:formula="of:=VLOOKUP([.B254];[$'Annexe 1'.$B$2:.$C$1392];2;0)" office:value-type="string" office:string-value="Rue de la Colonie, rue de la Fontaine à Mulard" calcext:value-type="string">
            <text:p>Rue de la Colonie, rue de la Fontaine à Mulard</text:p>
          </table:table-cell>
          <table:table-cell table:style-name="ce4" table:formula="of:=VLOOKUP([.B254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3092" calcext:value-type="float">
            <text:p>83092</text:p>
          </table:table-cell>
          <table:table-cell table:formula="of:=VLOOKUP([.B255];[$'Annexe 1'.$B$2:.$C$1392];2;0)" office:value-type="string" office:string-value="Rue des Grands Moulins, rue Marie Andrée Lagroua Weil Hallé" calcext:value-type="string">
            <text:p>Rue des Grands Moulins, rue Marie Andrée Lagroua Weil Hallé</text:p>
          </table:table-cell>
          <table:table-cell table:style-name="ce4" table:formula="of:=VLOOKUP([.B255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4568" calcext:value-type="float">
            <text:p>84568</text:p>
          </table:table-cell>
          <table:table-cell table:formula="of:=VLOOKUP([.B256];[$'Annexe 1'.$B$2:.$C$1392];2;0)" office:value-type="string" office:string-value="Boulevard Vincent Auriol, rue Nationale" calcext:value-type="string">
            <text:p>Boulevard Vincent Auriol, rue Nationale</text:p>
          </table:table-cell>
          <table:table-cell table:style-name="ce4" table:formula="of:=VLOOKUP([.B256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4574" calcext:value-type="float">
            <text:p>84574</text:p>
          </table:table-cell>
          <table:table-cell table:formula="of:=VLOOKUP([.B257];[$'Annexe 1'.$B$2:.$C$1392];2;0)" office:value-type="string" office:string-value="Pont de Bercy (amont) — Seine" calcext:value-type="string">
            <text:p>Pont de Bercy (amont) — Seine</text:p>
          </table:table-cell>
          <table:table-cell table:style-name="ce4" table:formula="of:=VLOOKUP([.B257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87040" calcext:value-type="float">
            <text:p>87040</text:p>
          </table:table-cell>
          <table:table-cell table:formula="of:=VLOOKUP([.B258];[$'Annexe 1'.$B$2:.$C$1392];2;0)" office:value-type="string" office:string-value="91, boulevard Masséna" calcext:value-type="string">
            <text:p>91, boulevard Masséna</text:p>
          </table:table-cell>
          <table:table-cell table:style-name="ce4" table:formula="of:=VLOOKUP([.B258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91336" calcext:value-type="float">
            <text:p>91336</text:p>
          </table:table-cell>
          <table:table-cell table:formula="of:=VLOOKUP([.B259];[$'Annexe 1'.$B$2:.$C$1392];2;0)" office:value-type="string" office:string-value="Avenue Pierre de Coubertin, boulevard Kellermann" calcext:value-type="string">
            <text:p>Avenue Pierre de Coubertin, boulevard Kellermann</text:p>
          </table:table-cell>
          <table:table-cell table:style-name="ce4" table:formula="of:=VLOOKUP([.B259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97058" calcext:value-type="float">
            <text:p>97058</text:p>
          </table:table-cell>
          <table:table-cell table:formula="of:=VLOOKUP([.B260];[$'Annexe 1'.$B$2:.$C$1392];2;0)" office:value-type="string" office:string-value="Rue de Tolbiac, rue Nationale" calcext:value-type="string">
            <text:p>Rue de Tolbiac, rue Nationale</text:p>
          </table:table-cell>
          <table:table-cell table:style-name="ce4" table:formula="of:=VLOOKUP([.B260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0155" calcext:value-type="float">
            <text:p>10155</text:p>
          </table:table-cell>
          <table:table-cell table:formula="of:=VLOOKUP([.B261];[$'Annexe 1'.$B$2:.$C$1392];2;0)" office:value-type="string" office:string-value="Avenue Ernest Reyer, rue Edmond Rousse" calcext:value-type="string">
            <text:p>Avenue Ernest Reyer, rue Edmond Rousse</text:p>
          </table:table-cell>
          <table:table-cell table:style-name="ce4" table:formula="of:=VLOOKUP([.B261];[$DonneesPrefPolice.$A$1:.$C$1334];3;0)" office:value-type="date" office:date-value="2012-12-28" calcext:value-type="date">
            <text:p>28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1453" calcext:value-type="float">
            <text:p>11453</text:p>
          </table:table-cell>
          <table:table-cell table:formula="of:=VLOOKUP([.B262];[$'Annexe 1'.$B$2:.$C$1392];2;0)" office:value-type="string" office:string-value="Rue des Plantes, rue Antoine Chantin" calcext:value-type="string">
            <text:p>Rue des Plantes, rue Antoine Chantin</text:p>
          </table:table-cell>
          <table:table-cell table:style-name="ce4" table:formula="of:=VLOOKUP([.B262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3583" calcext:value-type="float">
            <text:p>13583</text:p>
          </table:table-cell>
          <table:table-cell table:formula="of:=VLOOKUP([.B263];[$'Annexe 1'.$B$2:.$C$1392];2;0)" office:value-type="string" office:string-value="Boulevard Raspail, rue Huyghens" calcext:value-type="string">
            <text:p>Boulevard Raspail, rue Huyghens</text:p>
          </table:table-cell>
          <table:table-cell table:style-name="ce4" table:formula="of:=VLOOKUP([.B263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3654" calcext:value-type="float">
            <text:p>13654</text:p>
          </table:table-cell>
          <table:table-cell table:formula="of:=VLOOKUP([.B264];[$'Annexe 1'.$B$2:.$C$1392];2;0)" office:value-type="string" office:string-value="Avenue Jean Moulin, rue Auguste Cain" calcext:value-type="string">
            <text:p>Avenue Jean Moulin, rue Auguste Cain</text:p>
          </table:table-cell>
          <table:table-cell table:style-name="ce4" table:formula="of:=VLOOKUP([.B264];[$DonneesPrefPolice.$A$1:.$C$1334];3;0)" office:value-type="date" office:date-value="2012-10-05" calcext:value-type="date">
            <text:p>05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48" calcext:value-type="float">
            <text:p>14048</text:p>
          </table:table-cell>
          <table:table-cell table:formula="of:=VLOOKUP([.B265];[$'Annexe 1'.$B$2:.$C$1392];2;0)" office:value-type="string" office:string-value="Rue Guilleminot, rue Crocé Spinelli" calcext:value-type="string">
            <text:p>Rue Guilleminot, rue Crocé Spinelli</text:p>
          </table:table-cell>
          <table:table-cell table:style-name="ce4" table:formula="of:=VLOOKUP([.B265];[$DonneesPrefPolice.$A$1:.$C$1334];3;0)" office:value-type="date" office:date-value="2017-11-03" calcext:value-type="date">
            <text:p>03/11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63" calcext:value-type="float">
            <text:p>14063</text:p>
          </table:table-cell>
          <table:table-cell table:formula="of:=VLOOKUP([.B266];[$'Annexe 1'.$B$2:.$C$1392];2;0)" office:value-type="string" office:string-value="Rue de la Sablière, rue Hippolyte Maindron" calcext:value-type="string">
            <text:p>Rue de la Sablière, rue Hippolyte Maindron</text:p>
          </table:table-cell>
          <table:table-cell table:style-name="ce4" table:formula="of:=VLOOKUP([.B266];[$DonneesPrefPolice.$A$1:.$C$1334];3;0)" office:value-type="date" office:date-value="2017-04-07" calcext:value-type="date">
            <text:p>07/04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67" calcext:value-type="float">
            <text:p>14067</text:p>
          </table:table-cell>
          <table:table-cell table:formula="of:=VLOOKUP([.B267];[$'Annexe 1'.$B$2:.$C$1392];2;0)" office:value-type="string" office:string-value="Avenue Reille, rue René Coty" calcext:value-type="string">
            <text:p>Avenue Reille, rue René Coty</text:p>
          </table:table-cell>
          <table:table-cell table:style-name="ce4" table:formula="of:=VLOOKUP([.B267];[$DonneesPrefPolice.$A$1:.$C$1334];3;0)" office:value-type="date" office:date-value="2016-12-01" calcext:value-type="date">
            <text:p>01/12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68" calcext:value-type="float">
            <text:p>14068</text:p>
          </table:table-cell>
          <table:table-cell table:formula="of:=VLOOKUP([.B268];[$'Annexe 1'.$B$2:.$C$1392];2;0)" office:value-type="string" office:string-value="Avenue Reille, rue Gazan et rue Lemaignan" calcext:value-type="string">
            <text:p>Avenue Reille, rue Gazan et rue Lemaignan</text:p>
          </table:table-cell>
          <table:table-cell table:style-name="ce4" table:formula="of:=VLOOKUP([.B268];[$DonneesPrefPolice.$A$1:.$C$1334];3;0)" office:value-type="date" office:date-value="2016-09-08" calcext:value-type="date">
            <text:p>08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70" calcext:value-type="float">
            <text:p>14070</text:p>
          </table:table-cell>
          <table:table-cell table:formula="of:=VLOOKUP([.B269];[$'Annexe 1'.$B$2:.$C$1392];2;0)" office:value-type="string" office:string-value="Promenade plantée Broussais — le long de la promenade" calcext:value-type="string">
            <text:p>Promenade plantée Broussais — le long de la promenade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71" calcext:value-type="float">
            <text:p>14071</text:p>
          </table:table-cell>
          <table:table-cell table:formula="of:=VLOOKUP([.B270];[$'Annexe 1'.$B$2:.$C$1392];2;0)" office:value-type="string" office:string-value="Promenade plantée Broussais — zone bâtiment E.H.P.A.D." calcext:value-type="string">
            <text:p>Promenade plantée Broussais — zone bâtiment E.H.P.A.D.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074" calcext:value-type="float">
            <text:p>14074</text:p>
          </table:table-cell>
          <table:table-cell table:formula="of:=VLOOKUP([.B271];[$'Annexe 1'.$B$2:.$C$1392];2;0)" office:value-type="string" office:string-value="Rue Pernety, rue de l'Ouest" calcext:value-type="string">
            <text:p>Rue Pernety, rue de l'Ouest</text:p>
          </table:table-cell>
          <table:table-cell table:style-name="ce4" table:formula="of:=VLOOKUP([.B271];[$DonneesPrefPolice.$A$1:.$C$1334];3;0)" office:value-type="date" office:date-value="2016-09-09" calcext:value-type="date">
            <text:p>09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251" calcext:value-type="float">
            <text:p>14251</text:p>
          </table:table-cell>
          <table:table-cell table:formula="of:=VLOOKUP([.B272];[$'Annexe 1'.$B$2:.$C$1392];2;0)" office:value-type="string" office:string-value="Rue du Cange, rue de Gergovie" calcext:value-type="string">
            <text:p>Rue du Cange, rue de Gergovie</text:p>
          </table:table-cell>
          <table:table-cell table:style-name="ce4" table:formula="of:=VLOOKUP([.B272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4602" calcext:value-type="float">
            <text:p>14602</text:p>
          </table:table-cell>
          <table:table-cell table:formula="of:=VLOOKUP([.B273];[$'Annexe 1'.$B$2:.$C$1392];2;0)" office:value-type="string" office:string-value="Rue Raymond Losserand, rue Pierre Larousse" calcext:value-type="string">
            <text:p>Rue Raymond Losserand, rue Pierre Larousse</text:p>
          </table:table-cell>
          <table:table-cell table:style-name="ce4" table:formula="of:=VLOOKUP([.B273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5349" calcext:value-type="float">
            <text:p>15349</text:p>
          </table:table-cell>
          <table:table-cell table:formula="of:=VLOOKUP([.B274];[$'Annexe 1'.$B$2:.$C$1392];2;0)" office:value-type="string" office:string-value="Place de la Porte de Vanves" calcext:value-type="string">
            <text:p>Place de la Porte de Vanves</text:p>
          </table:table-cell>
          <table:table-cell table:style-name="ce4" table:formula="of:=VLOOKUP([.B274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5950" calcext:value-type="float">
            <text:p>15950</text:p>
          </table:table-cell>
          <table:table-cell table:formula="of:=VLOOKUP([.B275];[$'Annexe 1'.$B$2:.$C$1392];2;0)" office:value-type="string" office:string-value="Rue du Moulin de la Vierge, rue Decrès" calcext:value-type="string">
            <text:p>Rue du Moulin de la Vierge, rue Decrès</text:p>
          </table:table-cell>
          <table:table-cell table:style-name="ce4" table:formula="of:=VLOOKUP([.B275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6056" calcext:value-type="float">
            <text:p>16056</text:p>
          </table:table-cell>
          <table:table-cell table:formula="of:=VLOOKUP([.B276];[$'Annexe 1'.$B$2:.$C$1392];2;0)" office:value-type="string" office:string-value="Place Denfert-Rochereau, rue de Grancey" calcext:value-type="string">
            <text:p>Place Denfert-Rochereau, rue de Grancey</text:p>
          </table:table-cell>
          <table:table-cell table:style-name="ce4" table:formula="of:=VLOOKUP([.B276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8452" calcext:value-type="float">
            <text:p>18452</text:p>
          </table:table-cell>
          <table:table-cell table:formula="of:=VLOOKUP([.B277];[$'Annexe 1'.$B$2:.$C$1392];2;0)" office:value-type="string" office:string-value="Rue de l'Eure, rue Didot" calcext:value-type="string">
            <text:p>Rue de l'Eure, rue Didot</text:p>
          </table:table-cell>
          <table:table-cell table:style-name="ce4" table:formula="of:=VLOOKUP([.B277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18838" calcext:value-type="float">
            <text:p>18838</text:p>
          </table:table-cell>
          <table:table-cell table:formula="of:=VLOOKUP([.B278];[$'Annexe 1'.$B$2:.$C$1392];2;0)" office:value-type="string" office:string-value="Place Denfert-Rochereau, boulevard Saint-Jacques" calcext:value-type="string">
            <text:p>Place Denfert-Rochereau, boulevard Saint-Jacques</text:p>
          </table:table-cell>
          <table:table-cell table:style-name="ce4" table:formula="of:=VLOOKUP([.B278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20037" calcext:value-type="float">
            <text:p>20037</text:p>
          </table:table-cell>
          <table:table-cell table:formula="of:=VLOOKUP([.B279];[$'Annexe 1'.$B$2:.$C$1392];2;0)" office:value-type="string" office:string-value="Place Denfert Rochereau, avenue du Général Leclerc" calcext:value-type="string">
            <text:p>Place Denfert Rochereau, avenue du Général Leclerc</text:p>
          </table:table-cell>
          <table:table-cell table:style-name="ce4" table:formula="of:=VLOOKUP([.B279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2303" calcext:value-type="float">
            <text:p>32303</text:p>
          </table:table-cell>
          <table:table-cell table:formula="of:=VLOOKUP([.B280];[$'Annexe 1'.$B$2:.$C$1392];2;0)" office:value-type="string" office:string-value="Rue Saillard, place Ferdinand Brunot" calcext:value-type="string">
            <text:p>Rue Saillard, place Ferdinand Brunot</text:p>
          </table:table-cell>
          <table:table-cell table:style-name="ce4" table:formula="of:=VLOOKUP([.B280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2695" calcext:value-type="float">
            <text:p>32695</text:p>
          </table:table-cell>
          <table:table-cell table:formula="of:=VLOOKUP([.B281];[$'Annexe 1'.$B$2:.$C$1392];2;0)" office:value-type="string" office:string-value="Rue de la Légion Etrangère, boulevard Romain Rolland" calcext:value-type="string">
            <text:p>Rue de la Légion Etrangère, boulevard Romain Rolland</text:p>
          </table:table-cell>
          <table:table-cell table:style-name="ce4" table:formula="of:=VLOOKUP([.B281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2762" calcext:value-type="float">
            <text:p>32762</text:p>
          </table:table-cell>
          <table:table-cell table:formula="of:=VLOOKUP([.B282];[$'Annexe 1'.$B$2:.$C$1392];2;0)" office:value-type="string" office:string-value="Place Victor et Hélène Basch" calcext:value-type="string">
            <text:p>Place Victor et Hélène Basch</text:p>
          </table:table-cell>
          <table:table-cell table:style-name="ce4" table:formula="of:=VLOOKUP([.B282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3506" calcext:value-type="float">
            <text:p>33506</text:p>
          </table:table-cell>
          <table:table-cell table:formula="of:=VLOOKUP([.B283];[$'Annexe 1'.$B$2:.$C$1392];2;0)" office:value-type="string" office:string-value="Rue d'Alésia, rue de la Tombe Issoire" calcext:value-type="string">
            <text:p>Rue d'Alésia, rue de la Tombe Issoire</text:p>
          </table:table-cell>
          <table:table-cell table:style-name="ce4" table:formula="of:=VLOOKUP([.B283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39250" calcext:value-type="float">
            <text:p>39250</text:p>
          </table:table-cell>
          <table:table-cell table:formula="of:=VLOOKUP([.B284];[$'Annexe 1'.$B$2:.$C$1392];2;0)" office:value-type="string" office:string-value="Boulevard Auguste Blanqui, rue de la Santé" calcext:value-type="string">
            <text:p>Boulevard Auguste Blanqui, rue de la Santé</text:p>
          </table:table-cell>
          <table:table-cell table:style-name="ce4" table:formula="of:=VLOOKUP([.B284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1203" calcext:value-type="float">
            <text:p>41203</text:p>
          </table:table-cell>
          <table:table-cell table:formula="of:=VLOOKUP([.B285];[$'Annexe 1'.$B$2:.$C$1392];2;0)" office:value-type="string" office:string-value="Avenue de la Porte d'Orléans, boulevard Romain Rolland" calcext:value-type="string">
            <text:p>Avenue de la Porte d'Orléans, boulevard Romain Rolland</text:p>
          </table:table-cell>
          <table:table-cell table:style-name="ce4" table:formula="of:=VLOOKUP([.B285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2789" calcext:value-type="float">
            <text:p>42789</text:p>
          </table:table-cell>
          <table:table-cell table:formula="of:=VLOOKUP([.B286];[$'Annexe 1'.$B$2:.$C$1392];2;0)" office:value-type="string" office:string-value="Rue Jean Dolent, rue Messier" calcext:value-type="string">
            <text:p>Rue Jean Dolent, rue Messier</text:p>
          </table:table-cell>
          <table:table-cell table:style-name="ce4" table:formula="of:=VLOOKUP([.B286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3339" calcext:value-type="float">
            <text:p>43339</text:p>
          </table:table-cell>
          <table:table-cell table:formula="of:=VLOOKUP([.B287];[$'Annexe 1'.$B$2:.$C$1392];2;0)" office:value-type="string" office:string-value="Boulevard Arago, rue du Faubourg Saint-Jacques" calcext:value-type="string">
            <text:p>Boulevard Arago, rue du Faubourg Saint-Jacques</text:p>
          </table:table-cell>
          <table:table-cell table:style-name="ce4" table:formula="of:=VLOOKUP([.B287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26831" calcext:value-type="float">
            <text:p>26831</text:p>
          </table:table-cell>
          <table:table-cell table:formula="of:=VLOOKUP([.B288];[$'Annexe 1'.$B$2:.$C$1392];2;0)" office:value-type="string" office:string-value="Rue Nélaton" calcext:value-type="string">
            <text:p>Rue Nélaton</text:p>
          </table:table-cell>
          <table:table-cell table:style-name="ce4" table:formula="of:=VLOOKUP([.B288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1474" calcext:value-type="float">
            <text:p>31474</text:p>
          </table:table-cell>
          <table:table-cell table:formula="of:=VLOOKUP([.B289];[$'Annexe 1'.$B$2:.$C$1392];2;0)" office:value-type="string" office:string-value="Rue de Dantzig, rue Périchaux" calcext:value-type="string">
            <text:p>Rue de Dantzig, rue Périchaux</text:p>
          </table:table-cell>
          <table:table-cell table:style-name="ce4" table:formula="of:=VLOOKUP([.B289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1629" calcext:value-type="float">
            <text:p>31629</text:p>
          </table:table-cell>
          <table:table-cell table:formula="of:=VLOOKUP([.B290];[$'Annexe 1'.$B$2:.$C$1392];2;0)" office:value-type="string" office:string-value="Quai de Grenelle, pont de Grenelle" calcext:value-type="string">
            <text:p>Quai de Grenelle, pont de Grenelle</text:p>
          </table:table-cell>
          <table:table-cell table:style-name="ce4" table:formula="of:=VLOOKUP([.B290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7524" calcext:value-type="float">
            <text:p>37524</text:p>
          </table:table-cell>
          <table:table-cell table:formula="of:=VLOOKUP([.B291];[$'Annexe 1'.$B$2:.$C$1392];2;0)" office:value-type="string" office:string-value="Quai de Grenelle, pont de Bir Hakeim" calcext:value-type="string">
            <text:p>Quai de Grenelle, pont de Bir Hakeim</text:p>
          </table:table-cell>
          <table:table-cell table:style-name="ce4" table:formula="of:=VLOOKUP([.B291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39029" calcext:value-type="float">
            <text:p>39029</text:p>
          </table:table-cell>
          <table:table-cell table:formula="of:=VLOOKUP([.B292];[$'Annexe 1'.$B$2:.$C$1392];2;0)" office:value-type="string" office:string-value="Boulevard Lefebvre, rue Jean Sicard" calcext:value-type="string">
            <text:p>Boulevard Lefebvre, rue Jean Sicard</text:p>
          </table:table-cell>
          <table:table-cell table:style-name="ce4" table:formula="of:=VLOOKUP([.B292];[$DonneesPrefPolice.$A$1:.$C$1334];3;0)" office:value-type="date" office:date-value="2012-03-02" calcext:value-type="date">
            <text:p>02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1677" calcext:value-type="float">
            <text:p>41677</text:p>
          </table:table-cell>
          <table:table-cell table:formula="of:=VLOOKUP([.B293];[$'Annexe 1'.$B$2:.$C$1392];2;0)" office:value-type="string" office:string-value="Boulevard du Montparnasse, rue de l'Arrivée" calcext:value-type="string">
            <text:p>Boulevard du Montparnasse, rue de l'Arrivée</text:p>
          </table:table-cell>
          <table:table-cell table:style-name="ce4" table:formula="of:=VLOOKUP([.B293];[$DonneesPrefPolice.$A$1:.$C$1334];3;0)" office:value-type="date" office:date-value="2013-09-06" calcext:value-type="date">
            <text:p>06/09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3285" calcext:value-type="float">
            <text:p>43285</text:p>
          </table:table-cell>
          <table:table-cell table:formula="of:=VLOOKUP([.B294];[$'Annexe 1'.$B$2:.$C$1392];2;0)" office:value-type="string" office:string-value="Place Raoul Dautry" calcext:value-type="string">
            <text:p>Place Raoul Dautry</text:p>
          </table:table-cell>
          <table:table-cell table:style-name="ce4" table:formula="of:=VLOOKUP([.B294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3956" calcext:value-type="float">
            <text:p>43956</text:p>
          </table:table-cell>
          <table:table-cell table:formula="of:=VLOOKUP([.B295];[$'Annexe 1'.$B$2:.$C$1392];2;0)" office:value-type="string" office:string-value="Place Marcel Cerdan, boulevard de Grenelle, rue Humblot" calcext:value-type="string">
            <text:p>Place Marcel Cerdan, boulevard de Grenelle, rue Humblot</text:p>
          </table:table-cell>
          <table:table-cell table:style-name="ce4" table:formula="of:=VLOOKUP([.B295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5963" calcext:value-type="float">
            <text:p>45963</text:p>
          </table:table-cell>
          <table:table-cell table:formula="of:=VLOOKUP([.B296];[$'Annexe 1'.$B$2:.$C$1392];2;0)" office:value-type="string" office:string-value="Place Raoul Dautry, boulevard de Vaugirard, rue de l'Arrivée" calcext:value-type="string">
            <text:p>Place Raoul Dautry, boulevard de Vaugirard, rue de l'Arrivée</text:p>
          </table:table-cell>
          <table:table-cell table:style-name="ce4" table:formula="of:=VLOOKUP([.B296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8877" calcext:value-type="float">
            <text:p>48877</text:p>
          </table:table-cell>
          <table:table-cell table:formula="of:=VLOOKUP([.B297];[$'Annexe 1'.$B$2:.$C$1392];2;0)" office:value-type="string" office:string-value="Rue George Bernard Shaw, rue Leroi Gourhan" calcext:value-type="string">
            <text:p>Rue George Bernard Shaw, rue Leroi Gourhan</text:p>
          </table:table-cell>
          <table:table-cell table:style-name="ce4" table:formula="of:=VLOOKUP([.B297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49453" calcext:value-type="float">
            <text:p>49453</text:p>
          </table:table-cell>
          <table:table-cell table:formula="of:=VLOOKUP([.B298];[$'Annexe 1'.$B$2:.$C$1392];2;0)" office:value-type="string" office:string-value="Avenue du Maine, rue du Départ" calcext:value-type="string">
            <text:p>Avenue du Maine, rue du Départ</text:p>
          </table:table-cell>
          <table:table-cell table:style-name="ce4" table:formula="of:=VLOOKUP([.B298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50863" calcext:value-type="float">
            <text:p>50863</text:p>
          </table:table-cell>
          <table:table-cell table:formula="of:=VLOOKUP([.B299];[$'Annexe 1'.$B$2:.$C$1392];2;0)" office:value-type="string" office:string-value="21, boulevard de Vaugirard" calcext:value-type="string">
            <text:p>21, boulevard de Vaugirard</text:p>
          </table:table-cell>
          <table:table-cell table:style-name="ce4" table:formula="of:=VLOOKUP([.B299];[$DonneesPrefPolice.$A$1:.$C$1334];3;0)" office:value-type="date" office:date-value="2013-06-28" calcext:value-type="date">
            <text:p>28/06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53526" calcext:value-type="float">
            <text:p>53526</text:p>
          </table:table-cell>
          <table:table-cell table:formula="of:=VLOOKUP([.B300];[$'Annexe 1'.$B$2:.$C$1392];2;0)" office:value-type="string" office:string-value="Rue de la Croix Nivert, rue Desnouettes" calcext:value-type="string">
            <text:p>Rue de la Croix Nivert, rue Desnouettes</text:p>
          </table:table-cell>
          <table:table-cell table:style-name="ce4" table:formula="of:=VLOOKUP([.B300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0499" calcext:value-type="float">
            <text:p>60499</text:p>
          </table:table-cell>
          <table:table-cell table:formula="of:=VLOOKUP([.B301];[$'Annexe 1'.$B$2:.$C$1392];2;0)" office:value-type="string" office:string-value="Place Henri Queille, boulevard Garibaldi, avenue de Breteuil" calcext:value-type="string">
            <text:p>Place Henri Queille, boulevard Garibaldi, avenue de Breteuil</text:p>
          </table:table-cell>
          <table:table-cell table:style-name="ce4" table:formula="of:=VLOOKUP([.B301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5530" calcext:value-type="float">
            <text:p>65530</text:p>
          </table:table-cell>
          <table:table-cell table:formula="of:=VLOOKUP([.B302];[$'Annexe 1'.$B$2:.$C$1392];2;0)" office:value-type="string" office:string-value="Rue Falguière, rue Bargue" calcext:value-type="string">
            <text:p>Rue Falguière, rue Bargue</text:p>
          </table:table-cell>
          <table:table-cell table:style-name="ce4" table:formula="of:=VLOOKUP([.B302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8651" calcext:value-type="float">
            <text:p>68651</text:p>
          </table:table-cell>
          <table:table-cell table:formula="of:=VLOOKUP([.B303];[$'Annexe 1'.$B$2:.$C$1392];2;0)" office:value-type="string" office:string-value="Avenue de Suffren, avenue de la Motte-Piquet" calcext:value-type="string">
            <text:p>Avenue de Suffren, avenue de la Motte-Piquet</text:p>
          </table:table-cell>
          <table:table-cell table:style-name="ce4" table:formula="of:=VLOOKUP([.B303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69625" calcext:value-type="float">
            <text:p>69625</text:p>
          </table:table-cell>
          <table:table-cell table:formula="of:=VLOOKUP([.B304];[$'Annexe 1'.$B$2:.$C$1392];2;0)" office:value-type="string" office:string-value="Place des Martyrs Juifs du Vélodrome d'Hiver" calcext:value-type="string">
            <text:p>Place des Martyrs Juifs du Vélodrome d'Hiver</text:p>
          </table:table-cell>
          <table:table-cell table:style-name="ce4" table:formula="of:=VLOOKUP([.B304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0417" calcext:value-type="float">
            <text:p>70417</text:p>
          </table:table-cell>
          <table:table-cell table:formula="of:=VLOOKUP([.B305];[$'Annexe 1'.$B$2:.$C$1392];2;0)" office:value-type="string" office:string-value="Rue Platon, rue Falguière" calcext:value-type="string">
            <text:p>Rue Platon, rue Falguière</text:p>
          </table:table-cell>
          <table:table-cell table:style-name="ce4" table:formula="of:=VLOOKUP([.B305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0737" calcext:value-type="float">
            <text:p>70737</text:p>
          </table:table-cell>
          <table:table-cell table:formula="of:=VLOOKUP([.B306];[$'Annexe 1'.$B$2:.$C$1392];2;0)" office:value-type="string" office:string-value="Place Charles Michels" calcext:value-type="string">
            <text:p>Place Charles Michels</text:p>
          </table:table-cell>
          <table:table-cell table:style-name="ce4" table:formula="of:=VLOOKUP([.B306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1637" calcext:value-type="float">
            <text:p>71637</text:p>
          </table:table-cell>
          <table:table-cell table:formula="of:=VLOOKUP([.B307];[$'Annexe 1'.$B$2:.$C$1392];2;0)" office:value-type="string" office:string-value="Rond-point du pont Mirabeau, quai André Citroën" calcext:value-type="string">
            <text:p>Rond-point du pont Mirabeau, quai André Citroën</text:p>
          </table:table-cell>
          <table:table-cell table:style-name="ce4" table:formula="of:=VLOOKUP([.B307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1964" calcext:value-type="float">
            <text:p>71964</text:p>
          </table:table-cell>
          <table:table-cell table:formula="of:=VLOOKUP([.B308];[$'Annexe 1'.$B$2:.$C$1392];2;0)" office:value-type="string" office:string-value="Pont de Grenelle côté rive gauche Amont — Seine" calcext:value-type="string">
            <text:p>Pont de Grenelle côté rive gauche Amont — Seine</text:p>
          </table:table-cell>
          <table:table-cell table:style-name="ce4" table:formula="of:=VLOOKUP([.B308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2190" calcext:value-type="float">
            <text:p>72190</text:p>
          </table:table-cell>
          <table:table-cell table:formula="of:=VLOOKUP([.B309];[$'Annexe 1'.$B$2:.$C$1392];2;0)" office:value-type="string" office:string-value="Rue Léon Lhermitte, rue Gustave Larroumet" calcext:value-type="string">
            <text:p>Rue Léon Lhermitte, rue Gustave Larroumet</text:p>
          </table:table-cell>
          <table:table-cell table:style-name="ce4" table:formula="of:=VLOOKUP([.B309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7600" calcext:value-type="float">
            <text:p>77600</text:p>
          </table:table-cell>
          <table:table-cell table:formula="of:=VLOOKUP([.B310];[$'Annexe 1'.$B$2:.$C$1392];2;0)" office:value-type="string" office:string-value="Porte de Versailles, esplanade du 9 novembre 1989, avenue E. Renan" calcext:value-type="string">
            <text:p>Porte de Versailles, esplanade du 9 novembre 1989, avenue E. Renan</text:p>
          </table:table-cell>
          <table:table-cell table:style-name="ce4" table:formula="of:=VLOOKUP([.B310];[$DonneesPrefPolice.$A$1:.$C$1334];3;0)" office:value-type="date" office:date-value="2012-03-16" calcext:value-type="date">
            <text:p>16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79759" calcext:value-type="float">
            <text:p>79759</text:p>
          </table:table-cell>
          <table:table-cell table:formula="of:=VLOOKUP([.B311];[$'Annexe 1'.$B$2:.$C$1392];2;0)" office:value-type="string" office:string-value="Rue d'Alleray, rue de la Procession" calcext:value-type="string">
            <text:p>Rue d'Alleray, rue de la Procession</text:p>
          </table:table-cell>
          <table:table-cell table:style-name="ce4" table:formula="of:=VLOOKUP([.B311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80153" calcext:value-type="float">
            <text:p>80153</text:p>
          </table:table-cell>
          <table:table-cell table:formula="of:=VLOOKUP([.B312];[$'Annexe 1'.$B$2:.$C$1392];2;0)" office:value-type="string" office:string-value="Rue de la Convention, rue de Vaugirard" calcext:value-type="string">
            <text:p>Rue de la Convention, rue de Vaugirard</text:p>
          </table:table-cell>
          <table:table-cell table:style-name="ce4" table:formula="of:=VLOOKUP([.B312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87231" calcext:value-type="float">
            <text:p>87231</text:p>
          </table:table-cell>
          <table:table-cell table:formula="of:=VLOOKUP([.B313];[$'Annexe 1'.$B$2:.$C$1392];2;0)" office:value-type="string" office:string-value="Rue de la Convention, rue de la Croix Nivert" calcext:value-type="string">
            <text:p>Rue de la Convention, rue de la Croix Nivert</text:p>
          </table:table-cell>
          <table:table-cell table:style-name="ce4" table:formula="of:=VLOOKUP([.B313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89051" calcext:value-type="float">
            <text:p>89051</text:p>
          </table:table-cell>
          <table:table-cell table:formula="of:=VLOOKUP([.B314];[$'Annexe 1'.$B$2:.$C$1392];2;0)" office:value-type="string" office:string-value="Avenue de la Porte de Brançion, boulevard Lefebvre" calcext:value-type="string">
            <text:p>Avenue de la Porte de Brançion, boulevard Lefebvre</text:p>
          </table:table-cell>
          <table:table-cell table:style-name="ce4" table:formula="of:=VLOOKUP([.B314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0461" calcext:value-type="float">
            <text:p>90461</text:p>
          </table:table-cell>
          <table:table-cell table:formula="of:=VLOOKUP([.B315];[$'Annexe 1'.$B$2:.$C$1392];2;0)" office:value-type="string" office:string-value="Avenue Emile Zola, rue des Entrepreneurs" calcext:value-type="string">
            <text:p>Avenue Emile Zola, rue des Entrepreneurs</text:p>
          </table:table-cell>
          <table:table-cell table:style-name="ce4" table:formula="of:=VLOOKUP([.B315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5742" calcext:value-type="float">
            <text:p>95742</text:p>
          </table:table-cell>
          <table:table-cell table:formula="of:=VLOOKUP([.B316];[$'Annexe 1'.$B$2:.$C$1392];2;0)" office:value-type="string" office:string-value="Boulevard Pasteur, passage Alexandre" calcext:value-type="string">
            <text:p>Boulevard Pasteur, passage Alexandre</text:p>
          </table:table-cell>
          <table:table-cell table:style-name="ce4" table:formula="of:=VLOOKUP([.B316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6540" calcext:value-type="float">
            <text:p>96540</text:p>
          </table:table-cell>
          <table:table-cell table:formula="of:=VLOOKUP([.B317];[$'Annexe 1'.$B$2:.$C$1392];2;0)" office:value-type="string" office:string-value="Porte de Versailles Nord" calcext:value-type="string">
            <text:p>Porte de Versailles Nord</text:p>
          </table:table-cell>
          <table:table-cell table:style-name="ce4" table:formula="of:=VLOOKUP([.B317];[$DonneesPrefPolice.$A$1:.$C$1334];3;0)" office:value-type="date" office:date-value="2012-03-16" calcext:value-type="date">
            <text:p>16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99315" calcext:value-type="float">
            <text:p>99315</text:p>
          </table:table-cell>
          <table:table-cell table:formula="of:=VLOOKUP([.B318];[$'Annexe 1'.$B$2:.$C$1392];2;0)" office:value-type="string" office:string-value="Rue du Commerce, avenue Emile Zola, Frémicourt" calcext:value-type="string">
            <text:p>Rue du Commerce, avenue Emile Zola, Frémicourt</text:p>
          </table:table-cell>
          <table:table-cell table:style-name="ce4" table:formula="of:=VLOOKUP([.B318];[$DonneesPrefPolice.$A$1:.$C$1334];3;0)" office:value-type="date" office:date-value="2014-07-18" calcext:value-type="date">
            <text:p>18/07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0194" calcext:value-type="float">
            <text:p>10194</text:p>
          </table:table-cell>
          <table:table-cell table:formula="of:=VLOOKUP([.B319];[$'Annexe 1'.$B$2:.$C$1392];2;0)" office:value-type="string" office:string-value="Quai de New-York, devant le Palais de Tokyo" calcext:value-type="string">
            <text:p>Quai de New-York, devant le Palais de Tokyo</text:p>
          </table:table-cell>
          <table:table-cell table:style-name="ce4" table:formula="of:=VLOOKUP([.B319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3418" calcext:value-type="float">
            <text:p>13418</text:p>
          </table:table-cell>
          <table:table-cell table:formula="of:=VLOOKUP([.B320];[$'Annexe 1'.$B$2:.$C$1392];2;0)" office:value-type="string" office:string-value="Avenue Kléber, avenue des Portugais" calcext:value-type="string">
            <text:p>Avenue Kléber, avenue des Portugais</text:p>
          </table:table-cell>
          <table:table-cell table:style-name="ce4" table:formula="of:=VLOOKUP([.B320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4140" calcext:value-type="float">
            <text:p>14140</text:p>
          </table:table-cell>
          <table:table-cell table:formula="of:=VLOOKUP([.B321];[$'Annexe 1'.$B$2:.$C$1392];2;0)" office:value-type="string" office:string-value="Place du Maréchal de Lattre de Tassigny" calcext:value-type="string">
            <text:p>Place du Maréchal de Lattre de Tassigny</text:p>
          </table:table-cell>
          <table:table-cell table:style-name="ce4" table:formula="of:=VLOOKUP([.B321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5181" calcext:value-type="float">
            <text:p>15181</text:p>
          </table:table-cell>
          <table:table-cell table:formula="of:=VLOOKUP([.B322];[$'Annexe 1'.$B$2:.$C$1392];2;0)" office:value-type="string" office:string-value="Boulevard Murat, rue Lecomte du Nouy, rue de Varize" calcext:value-type="string">
            <text:p>Boulevard Murat, rue Lecomte du Nouy, rue de Varize</text:p>
          </table:table-cell>
          <table:table-cell table:style-name="ce4" table:formula="of:=VLOOKUP([.B322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071" calcext:value-type="float">
            <text:p>16071</text:p>
          </table:table-cell>
          <table:table-cell table:formula="of:=VLOOKUP([.B323];[$'Annexe 1'.$B$2:.$C$1392];2;0)" office:value-type="string" office:string-value="Avenue Chantemesse, avenue du Maréchal Fayolle" calcext:value-type="string">
            <text:p>Avenue Chantemesse, avenue du Maréchal Fayolle</text:p>
          </table:table-cell>
          <table:table-cell table:style-name="ce4" table:formula="of:=VLOOKUP([.B323];[$DonneesPrefPolice.$A$1:.$C$1334];3;0)" office:value-type="date" office:date-value="2016-08-10" calcext:value-type="date">
            <text:p>10/08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24" calcext:value-type="float">
            <text:p>16124</text:p>
          </table:table-cell>
          <table:table-cell table:formula="of:=VLOOKUP([.B324];[$'Annexe 1'.$B$2:.$C$1392];2;0)" office:value-type="string" office:string-value="Avenue de la Muette, avenue Ingres, avenue Prudhon" calcext:value-type="string">
            <text:p>Avenue de la Muette, avenue Ingres, avenue Prudhon</text:p>
          </table:table-cell>
          <table:table-cell table:style-name="ce4" table:formula="of:=VLOOKUP([.B324];[$DonneesPrefPolice.$A$1:.$C$1334];3;0)" office:value-type="date" office:date-value="2016-10-06" calcext:value-type="date">
            <text:p>06/10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4" calcext:value-type="float">
            <text:p>16134</text:p>
          </table:table-cell>
          <table:table-cell table:formula="of:=VLOOKUP([.B325];[$'Annexe 1'.$B$2:.$C$1392];2;0)" office:value-type="string" office:string-value="Avenue Ferdinand Buisson, avenue Georges Lafont, avenue Félix d'Herelle" calcext:value-type="string">
            <text:p>Avenue Ferdinand Buisson, avenue Georges Lafont, avenue Félix d'Herelle</text:p>
          </table:table-cell>
          <table:table-cell table:style-name="ce4" table:formula="of:=VLOOKUP([.B325];[$DonneesPrefPolice.$A$1:.$C$1334];3;0)" office:value-type="date" office:date-value="2017-03-17" calcext:value-type="date">
            <text:p>17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5" calcext:value-type="float">
            <text:p>16135</text:p>
          </table:table-cell>
          <table:table-cell table:formula="of:=VLOOKUP([.B326];[$'Annexe 1'.$B$2:.$C$1392];2;0)" office:value-type="string" office:string-value="Avenue Edouard Vaillant, avenue Ferdinand Buisson" calcext:value-type="string">
            <text:p>Avenue Edouard Vaillant, avenue Ferdinand Buisson</text:p>
          </table:table-cell>
          <table:table-cell table:style-name="ce4" table:formula="of:=VLOOKUP([.B326];[$DonneesPrefPolice.$A$1:.$C$1334];3;0)" office:value-type="date" office:date-value="2016-09-16" calcext:value-type="date">
            <text:p>16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7" calcext:value-type="float">
            <text:p>16137</text:p>
          </table:table-cell>
          <table:table-cell table:formula="of:=VLOOKUP([.B327];[$'Annexe 1'.$B$2:.$C$1392];2;0)" office:value-type="string" office:string-value="Rue du Sergent Maginot, rue de l'Arioste" calcext:value-type="string">
            <text:p>Rue du Sergent Maginot, rue de l'Arioste</text:p>
          </table:table-cell>
          <table:table-cell table:style-name="ce4" table:formula="of:=VLOOKUP([.B327];[$DonneesPrefPolice.$A$1:.$C$1334];3;0)" office:value-type="date" office:date-value="2016-09-02" calcext:value-type="date">
            <text:p>02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39" calcext:value-type="float">
            <text:p>16139</text:p>
          </table:table-cell>
          <table:table-cell table:formula="of:=VLOOKUP([.B328];[$'Annexe 1'.$B$2:.$C$1392];2;0)" office:value-type="string" office:string-value="Porte de Boulogne, boulevard d'Auteuil (Bois de Boulogne)" calcext:value-type="string">
            <text:p>Porte de Boulogne, boulevard d'Auteuil (Bois de Boulogne)</text:p>
          </table:table-cell>
          <table:table-cell table:style-name="ce4" table:formula="of:=VLOOKUP([.B328];[$DonneesPrefPolice.$A$1:.$C$1334];3;0)" office:value-type="date" office:date-value="2017-12-26" calcext:value-type="date">
            <text:p>26/1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45" calcext:value-type="float">
            <text:p>16145</text:p>
          </table:table-cell>
          <table:table-cell table:formula="of:=VLOOKUP([.B329];[$'Annexe 1'.$B$2:.$C$1392];2;0)" office:value-type="string" office:string-value="Boulevard Murat, rue Daumier" calcext:value-type="string">
            <text:p>Boulevard Murat, rue Daumier</text:p>
          </table:table-cell>
          <table:table-cell table:style-name="ce4" table:formula="of:=VLOOKUP([.B329];[$DonneesPrefPolice.$A$1:.$C$1334];3;0)" office:value-type="date" office:date-value="2016-09-23" calcext:value-type="date">
            <text:p>23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46" calcext:value-type="float">
            <text:p>16146</text:p>
          </table:table-cell>
          <table:table-cell table:formula="of:=VLOOKUP([.B330];[$'Annexe 1'.$B$2:.$C$1392];2;0)" office:value-type="string" office:string-value="Boulevard Murat, quai Saint-Exupéry" calcext:value-type="string">
            <text:p>Boulevard Murat, quai Saint-Exupéry</text:p>
          </table:table-cell>
          <table:table-cell table:style-name="ce4" table:formula="of:=VLOOKUP([.B330];[$DonneesPrefPolice.$A$1:.$C$1334];3;0)" office:value-type="date" office:date-value="2016-11-04" calcext:value-type="date">
            <text:p>04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6147" calcext:value-type="float">
            <text:p>16147</text:p>
          </table:table-cell>
          <table:table-cell table:formula="of:=VLOOKUP([.B331];[$'Annexe 1'.$B$2:.$C$1392];2;0)" office:value-type="string" office:string-value="Place Dr Hayem (Boulainvilliers/La Fontaine)" calcext:value-type="string">
            <text:p>Place Dr Hayem (Boulainvilliers/La Fontaine)</text:p>
          </table:table-cell>
          <table:table-cell table:style-name="ce4" table:formula="of:=VLOOKUP([.B331];[$DonneesPrefPolice.$A$1:.$C$1334];3;0)" office:value-type="date" office:date-value="2016-10-05" calcext:value-type="date">
            <text:p>05/10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65" calcext:value-type="float">
            <text:p>17065</text:p>
          </table:table-cell>
          <table:table-cell table:formula="of:=VLOOKUP([.B332];[$'Annexe 1'.$B$2:.$C$1392];2;0)" office:value-type="string" office:string-value="Rue Pierre Rebière, voie accès boulevard Bessières" calcext:value-type="string">
            <text:p>Rue Pierre Rebière, voie accès boulevard Bessières</text:p>
          </table:table-cell>
          <table:table-cell table:style-name="ce4" table:formula="of:=VLOOKUP([.B332];[$DonneesPrefPolice.$A$1:.$C$1334];3;0)" office:value-type="date" office:date-value="2016-11-18" calcext:value-type="date">
            <text:p>18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73" calcext:value-type="float">
            <text:p>17073</text:p>
          </table:table-cell>
          <table:table-cell table:formula="of:=VLOOKUP([.B333];[$'Annexe 1'.$B$2:.$C$1392];2;0)" office:value-type="string" office:string-value="Rue Brunetière, rue de l'Abbé Rousselot" calcext:value-type="string">
            <text:p>Rue Brunetière, rue de l'Abbé Rousselot</text:p>
          </table:table-cell>
          <table:table-cell table:style-name="ce4" table:formula="of:=VLOOKUP([.B333];[$DonneesPrefPolice.$A$1:.$C$1334];3;0)" office:value-type="date" office:date-value="2016-11-18" calcext:value-type="date">
            <text:p>18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77" calcext:value-type="float">
            <text:p>17077</text:p>
          </table:table-cell>
          <table:table-cell table:formula="of:=VLOOKUP([.B334];[$'Annexe 1'.$B$2:.$C$1392];2;0)" office:value-type="string" office:string-value="Rue Marie-Georges Picquart — Coté collège et crèche" calcext:value-type="string">
            <text:p>Rue Marie-Georges Picquart — Coté collège et crèche</text:p>
          </table:table-cell>
          <table:table-cell table:style-name="ce4" table:formula="of:=VLOOKUP([.B334];[$DonneesPrefPolice.$A$1:.$C$1334];3;0)" office:value-type="date" office:date-value="2017-02-24" calcext:value-type="date">
            <text:p>24/02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1" calcext:value-type="float">
            <text:p>17081</text:p>
          </table:table-cell>
          <table:table-cell table:formula="of:=VLOOKUP([.B335];[$'Annexe 1'.$B$2:.$C$1392];2;0)" office:value-type="string" office:string-value="Batignolles — rue André Suarez, rue du Bastion" calcext:value-type="string">
            <text:p>Batignolles — rue André Suarez, rue du Bastion</text:p>
          </table:table-cell>
          <table:table-cell table:style-name="ce4" table:formula="of:=VLOOKUP([.B335];[$DonneesPrefPolice.$A$1:.$C$1334];3;0)" office:value-type="string" office:string-value="Début 2019" calcext:value-type="string">
            <text:p>Début 2019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4" calcext:value-type="float">
            <text:p>17084</text:p>
          </table:table-cell>
          <table:table-cell table:formula="of:=VLOOKUP([.B336];[$'Annexe 1'.$B$2:.$C$1392];2;0)" office:value-type="string" office:string-value="Batignolles — boulevard Berthier, rue Mstislav Rostropovitch" calcext:value-type="string">
            <text:p>Batignolles — boulevard Berthier, rue Mstislav Rostropovitch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6" calcext:value-type="float">
            <text:p>17086</text:p>
          </table:table-cell>
          <table:table-cell table:formula="of:=VLOOKUP([.B337];[$'Annexe 1'.$B$2:.$C$1392];2;0)" office:value-type="string" office:string-value="Batignolles — rue Mstislav Rostropovitch Sud" calcext:value-type="string">
            <text:p>Batignolles — rue Mstislav Rostropovitch Sud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7" calcext:value-type="float">
            <text:p>17087</text:p>
          </table:table-cell>
          <table:table-cell table:formula="of:=VLOOKUP([.B338];[$'Annexe 1'.$B$2:.$C$1392];2;0)" office:value-type="string" office:string-value="Batignolles — rue Gilbert Cesbron Nord" calcext:value-type="string">
            <text:p>Batignolles — rue Gilbert Cesbron Nord</text:p>
          </table:table-cell>
          <table:table-cell table:style-name="ce4" table:formula="of:=VLOOKUP([.B338];[$DonneesPrefPolice.$A$1:.$C$1334];3;0)" office:value-type="date" office:date-value="2017-07-04" calcext:value-type="date">
            <text:p>04/07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8" calcext:value-type="float">
            <text:p>17088</text:p>
          </table:table-cell>
          <table:table-cell table:formula="of:=VLOOKUP([.B339];[$'Annexe 1'.$B$2:.$C$1392];2;0)" office:value-type="string" office:string-value="Batignolles — rue Gilbert Cesbron Sud" calcext:value-type="string">
            <text:p>Batignolles — rue Gilbert Cesbron Sud</text:p>
          </table:table-cell>
          <table:table-cell table:style-name="ce4" table:formula="of:=VLOOKUP([.B339];[$DonneesPrefPolice.$A$1:.$C$1334];3;0)" office:value-type="date" office:date-value="2017-06-26" calcext:value-type="date">
            <text:p>26/06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89" calcext:value-type="float">
            <text:p>17089</text:p>
          </table:table-cell>
          <table:table-cell table:formula="of:=VLOOKUP([.B340];[$'Annexe 1'.$B$2:.$C$1392];2;0)" office:value-type="string" office:string-value="Batignolles — rue Bernard Buffet, rue René Blum" calcext:value-type="string">
            <text:p>Batignolles — rue Bernard Buffet, rue René Blum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2" calcext:value-type="float">
            <text:p>17092</text:p>
          </table:table-cell>
          <table:table-cell table:formula="of:=VLOOKUP([.B341];[$'Annexe 1'.$B$2:.$C$1392];2;0)" office:value-type="string" office:string-value="ZAC Pouchet — allée des Cerisiers" calcext:value-type="string">
            <text:p>ZAC Pouchet — allée des Cerisiers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3" calcext:value-type="float">
            <text:p>17093</text:p>
          </table:table-cell>
          <table:table-cell table:formula="of:=VLOOKUP([.B342];[$'Annexe 1'.$B$2:.$C$1392];2;0)" office:value-type="string" office:string-value="ZAC Pouchet — place Pouchet" calcext:value-type="string">
            <text:p>ZAC Pouchet — place Pouchet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4" calcext:value-type="float">
            <text:p>17094</text:p>
          </table:table-cell>
          <table:table-cell table:formula="of:=VLOOKUP([.B343];[$'Annexe 1'.$B$2:.$C$1392];2;0)" office:value-type="string" office:string-value="Rue des Batignolles, rue des Dames" calcext:value-type="string">
            <text:p>Rue des Batignolles, rue des Dames</text:p>
          </table:table-cell>
          <table:table-cell table:style-name="ce4" table:formula="of:=VLOOKUP([.B343];[$DonneesPrefPolice.$A$1:.$C$1334];3;0)" office:value-type="date" office:date-value="2016-12-08" calcext:value-type="date">
            <text:p>08/12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5" calcext:value-type="float">
            <text:p>17095</text:p>
          </table:table-cell>
          <table:table-cell table:formula="of:=VLOOKUP([.B344];[$'Annexe 1'.$B$2:.$C$1392];2;0)" office:value-type="string" office:string-value="Rue de Prony, avenue de Wagram" calcext:value-type="string">
            <text:p>Rue de Prony, avenue de Wagram</text:p>
          </table:table-cell>
          <table:table-cell table:style-name="ce4" table:formula="of:=VLOOKUP([.B344];[$DonneesPrefPolice.$A$1:.$C$1334];3;0)" office:value-type="date" office:date-value="2016-11-18" calcext:value-type="date">
            <text:p>18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6" calcext:value-type="float">
            <text:p>17096</text:p>
          </table:table-cell>
          <table:table-cell table:formula="of:=VLOOKUP([.B345];[$'Annexe 1'.$B$2:.$C$1392];2;0)" office:value-type="string" office:string-value="Rue Galvani, rue Laugier" calcext:value-type="string">
            <text:p>Rue Galvani, rue Laugier</text:p>
          </table:table-cell>
          <table:table-cell table:style-name="ce4" table:formula="of:=VLOOKUP([.B345];[$DonneesPrefPolice.$A$1:.$C$1334];3;0)" office:value-type="date" office:date-value="2016-12-07" calcext:value-type="date">
            <text:p>07/12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97" calcext:value-type="float">
            <text:p>17097</text:p>
          </table:table-cell>
          <table:table-cell table:formula="of:=VLOOKUP([.B346];[$'Annexe 1'.$B$2:.$C$1392];2;0)" office:value-type="string" office:string-value="Avenue de Wagram, rue Rennequin" calcext:value-type="string">
            <text:p>Avenue de Wagram, rue Rennequin</text:p>
          </table:table-cell>
          <table:table-cell table:style-name="ce4" table:formula="of:=VLOOKUP([.B346];[$DonneesPrefPolice.$A$1:.$C$1334];3;0)" office:value-type="date" office:date-value="2016-12-01" calcext:value-type="date">
            <text:p>01/12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085" calcext:value-type="float">
            <text:p>18085</text:p>
          </table:table-cell>
          <table:table-cell table:formula="of:=VLOOKUP([.B347];[$'Annexe 1'.$B$2:.$C$1392];2;0)" office:value-type="string" office:string-value="21 bis, rue Jean Leclaire" calcext:value-type="string">
            <text:p>21 bis, rue Jean Leclaire</text:p>
          </table:table-cell>
          <table:table-cell table:style-name="ce4" table:formula="of:=VLOOKUP([.B347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308" calcext:value-type="float">
            <text:p>18308</text:p>
          </table:table-cell>
          <table:table-cell table:formula="of:=VLOOKUP([.B348];[$'Annexe 1'.$B$2:.$C$1392];2;0)" office:value-type="string" office:string-value="Rue Curnonsky, rue Raymond Pitet" calcext:value-type="string">
            <text:p>Rue Curnonsky, rue Raymond Pitet</text:p>
          </table:table-cell>
          <table:table-cell table:style-name="ce4" table:formula="of:=VLOOKUP([.B348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536" calcext:value-type="float">
            <text:p>18536</text:p>
          </table:table-cell>
          <table:table-cell table:formula="of:=VLOOKUP([.B349];[$'Annexe 1'.$B$2:.$C$1392];2;0)" office:value-type="string" office:string-value="Avenue de la Porte d'Asnières, boulevard de Reims" calcext:value-type="string">
            <text:p>Avenue de la Porte d'Asnières, boulevard de Reims</text:p>
          </table:table-cell>
          <table:table-cell table:style-name="ce4" table:formula="of:=VLOOKUP([.B349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8656" calcext:value-type="float">
            <text:p>18656</text:p>
          </table:table-cell>
          <table:table-cell table:formula="of:=VLOOKUP([.B350];[$'Annexe 1'.$B$2:.$C$1392];2;0)" office:value-type="string" office:string-value="Place Paul Tortelier, rue Marguerite Long, rue Stéphane Grappelli" calcext:value-type="string">
            <text:p>Place Paul Tortelier, rue Marguerite Long, rue Stéphane Grappelli</text:p>
          </table:table-cell>
          <table:table-cell table:style-name="ce4" table:formula="of:=VLOOKUP([.B350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9182" calcext:value-type="float">
            <text:p>19182</text:p>
          </table:table-cell>
          <table:table-cell table:formula="of:=VLOOKUP([.B351];[$'Annexe 1'.$B$2:.$C$1392];2;0)" office:value-type="string" office:string-value="Avenue de Saint-Ouen, avenue de Clichy" calcext:value-type="string">
            <text:p>Avenue de Saint-Ouen, avenue de Clichy</text:p>
          </table:table-cell>
          <table:table-cell table:style-name="ce4" table:formula="of:=VLOOKUP([.B351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26158" calcext:value-type="float">
            <text:p>26158</text:p>
          </table:table-cell>
          <table:table-cell table:formula="of:=VLOOKUP([.B352];[$'Annexe 1'.$B$2:.$C$1392];2;0)" office:value-type="string" office:string-value="Boulevard de Courcelles, boulevard Malesherbes" calcext:value-type="string">
            <text:p>Boulevard de Courcelles, boulevard Malesherbes</text:p>
          </table:table-cell>
          <table:table-cell table:style-name="ce4" table:formula="of:=VLOOKUP([.B352];[$DonneesPrefPolice.$A$1:.$C$1334];3;0)" office:value-type="date" office:date-value="2013-06-28" calcext:value-type="date">
            <text:p>28/06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28293" calcext:value-type="float">
            <text:p>28293</text:p>
          </table:table-cell>
          <table:table-cell table:formula="of:=VLOOKUP([.B353];[$'Annexe 1'.$B$2:.$C$1392];2;0)" office:value-type="string" office:string-value="Place du Maréchal Juin" calcext:value-type="string">
            <text:p>Place du Maréchal Juin</text:p>
          </table:table-cell>
          <table:table-cell table:style-name="ce4" table:formula="of:=VLOOKUP([.B353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32355" calcext:value-type="float">
            <text:p>32355</text:p>
          </table:table-cell>
          <table:table-cell table:formula="of:=VLOOKUP([.B354];[$'Annexe 1'.$B$2:.$C$1392];2;0)" office:value-type="string" office:string-value="Rue Boulay, rue de la Jonquière" calcext:value-type="string">
            <text:p>Rue Boulay, rue de la Jonquière</text:p>
          </table:table-cell>
          <table:table-cell table:style-name="ce4" table:formula="of:=VLOOKUP([.B354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34901" calcext:value-type="float">
            <text:p>34901</text:p>
          </table:table-cell>
          <table:table-cell table:formula="of:=VLOOKUP([.B355];[$'Annexe 1'.$B$2:.$C$1392];2;0)" office:value-type="string" office:string-value="80, boulevard Bessières" calcext:value-type="string">
            <text:p>80, boulevard Bessières</text:p>
          </table:table-cell>
          <table:table-cell table:style-name="ce4" table:formula="of:=VLOOKUP([.B355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1692" calcext:value-type="float">
            <text:p>41692</text:p>
          </table:table-cell>
          <table:table-cell table:formula="of:=VLOOKUP([.B356];[$'Annexe 1'.$B$2:.$C$1392];2;0)" office:value-type="string" office:string-value="Rue de Courcelles, avenue Stéphane Mallarmé" calcext:value-type="string">
            <text:p>Rue de Courcelles, avenue Stéphane Mallarmé</text:p>
          </table:table-cell>
          <table:table-cell table:style-name="ce4" table:formula="of:=VLOOKUP([.B356];[$DonneesPrefPolice.$A$1:.$C$1334];3;0)" office:value-type="date" office:date-value="2013-06-07" calcext:value-type="date">
            <text:p>07/06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3139" calcext:value-type="float">
            <text:p>43139</text:p>
          </table:table-cell>
          <table:table-cell table:formula="of:=VLOOKUP([.B357];[$'Annexe 1'.$B$2:.$C$1392];2;0)" office:value-type="string" office:string-value="Rue Davy, rue Legendre" calcext:value-type="string">
            <text:p>Rue Davy, rue Legendre</text:p>
          </table:table-cell>
          <table:table-cell table:style-name="ce4" table:formula="of:=VLOOKUP([.B357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4258" calcext:value-type="float">
            <text:p>44258</text:p>
          </table:table-cell>
          <table:table-cell table:formula="of:=VLOOKUP([.B358];[$'Annexe 1'.$B$2:.$C$1392];2;0)" office:value-type="string" office:string-value="Rue Descombes, boulevard Gouvion Saint-Cyr" calcext:value-type="string">
            <text:p>Rue Descombes, boulevard Gouvion Saint-Cyr</text:p>
          </table:table-cell>
          <table:table-cell table:style-name="ce4" table:formula="of:=VLOOKUP([.B358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7973" calcext:value-type="float">
            <text:p>47973</text:p>
          </table:table-cell>
          <table:table-cell table:formula="of:=VLOOKUP([.B359];[$'Annexe 1'.$B$2:.$C$1392];2;0)" office:value-type="string" office:string-value="Avenue de la Porte des Ternes, rue Gustave Charpentier" calcext:value-type="string">
            <text:p>Avenue de la Porte des Ternes, rue Gustave Charpentier</text:p>
          </table:table-cell>
          <table:table-cell table:style-name="ce4" table:formula="of:=VLOOKUP([.B359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8088" calcext:value-type="float">
            <text:p>48088</text:p>
          </table:table-cell>
          <table:table-cell table:formula="of:=VLOOKUP([.B360];[$'Annexe 1'.$B$2:.$C$1392];2;0)" office:value-type="string" office:string-value="Place du Général Catroux" calcext:value-type="string">
            <text:p>Place du Général Catroux</text:p>
          </table:table-cell>
          <table:table-cell table:style-name="ce4" table:formula="of:=VLOOKUP([.B360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49795" calcext:value-type="float">
            <text:p>49795</text:p>
          </table:table-cell>
          <table:table-cell table:formula="of:=VLOOKUP([.B361];[$'Annexe 1'.$B$2:.$C$1392];2;0)" office:value-type="string" office:string-value="Porte Maillot" calcext:value-type="string">
            <text:p>Porte Maillot</text:p>
          </table:table-cell>
          <table:table-cell table:style-name="ce4" table:formula="of:=VLOOKUP([.B361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55563" calcext:value-type="float">
            <text:p>55563</text:p>
          </table:table-cell>
          <table:table-cell table:formula="of:=VLOOKUP([.B362];[$'Annexe 1'.$B$2:.$C$1392];2;0)" office:value-type="string" office:string-value="Avenue de Clichy, passage Petit Cerf" calcext:value-type="string">
            <text:p>Avenue de Clichy, passage Petit Cerf</text:p>
          </table:table-cell>
          <table:table-cell table:style-name="ce4" table:formula="of:=VLOOKUP([.B362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57632" calcext:value-type="float">
            <text:p>57632</text:p>
          </table:table-cell>
          <table:table-cell table:formula="of:=VLOOKUP([.B363];[$'Annexe 1'.$B$2:.$C$1392];2;0)" office:value-type="string" office:string-value="Rue Maria Deraismes, rue Félix Pecaut" calcext:value-type="string">
            <text:p>Rue Maria Deraismes, rue Félix Pecaut</text:p>
          </table:table-cell>
          <table:table-cell table:style-name="ce4" table:formula="of:=VLOOKUP([.B36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58709" calcext:value-type="float">
            <text:p>58709</text:p>
          </table:table-cell>
          <table:table-cell table:formula="of:=VLOOKUP([.B364];[$'Annexe 1'.$B$2:.$C$1392];2;0)" office:value-type="string" office:string-value="Rue de Saussure, boulevard Pereire" calcext:value-type="string">
            <text:p>Rue de Saussure, boulevard Pereire</text:p>
          </table:table-cell>
          <table:table-cell table:style-name="ce4" table:formula="of:=VLOOKUP([.B364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5315" calcext:value-type="float">
            <text:p>65315</text:p>
          </table:table-cell>
          <table:table-cell table:formula="of:=VLOOKUP([.B365];[$'Annexe 1'.$B$2:.$C$1392];2;0)" office:value-type="string" office:string-value="155, rue de Saussure" calcext:value-type="string">
            <text:p>155, rue de Saussure</text:p>
          </table:table-cell>
          <table:table-cell table:style-name="ce4" table:formula="of:=VLOOKUP([.B365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6498" calcext:value-type="float">
            <text:p>66498</text:p>
          </table:table-cell>
          <table:table-cell table:formula="of:=VLOOKUP([.B366];[$'Annexe 1'.$B$2:.$C$1392];2;0)" office:value-type="string" office:string-value="Avenue de Villiers, rue Legendre" calcext:value-type="string">
            <text:p>Avenue de Villiers, rue Legendre</text:p>
          </table:table-cell>
          <table:table-cell table:style-name="ce4" table:formula="of:=VLOOKUP([.B366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6817" calcext:value-type="float">
            <text:p>66817</text:p>
          </table:table-cell>
          <table:table-cell table:formula="of:=VLOOKUP([.B367];[$'Annexe 1'.$B$2:.$C$1392];2;0)" office:value-type="string" office:string-value="Boulevard Berthier, rue Albert Roussel" calcext:value-type="string">
            <text:p>Boulevard Berthier, rue Albert Roussel</text:p>
          </table:table-cell>
          <table:table-cell table:style-name="ce4" table:formula="of:=VLOOKUP([.B367];[$DonneesPrefPolice.$A$1:.$C$1334];3;0)" office:value-type="date" office:date-value="2014-03-28" calcext:value-type="date">
            <text:p>28/03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69662" calcext:value-type="float">
            <text:p>69662</text:p>
          </table:table-cell>
          <table:table-cell table:formula="of:=VLOOKUP([.B368];[$'Annexe 1'.$B$2:.$C$1392];2;0)" office:value-type="string" office:string-value="Rue de la Jonquière, Villa Sainte-Croix" calcext:value-type="string">
            <text:p>Rue de la Jonquière, Villa Sainte-Croix</text:p>
          </table:table-cell>
          <table:table-cell table:style-name="ce4" table:formula="of:=VLOOKUP([.B368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0446" calcext:value-type="float">
            <text:p>70446</text:p>
          </table:table-cell>
          <table:table-cell table:formula="of:=VLOOKUP([.B369];[$'Annexe 1'.$B$2:.$C$1392];2;0)" office:value-type="string" office:string-value="Avenue de Clichy, rue Brochant" calcext:value-type="string">
            <text:p>Avenue de Clichy, rue Brochant</text:p>
          </table:table-cell>
          <table:table-cell table:style-name="ce4" table:formula="of:=VLOOKUP([.B369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0605" calcext:value-type="float">
            <text:p>70605</text:p>
          </table:table-cell>
          <table:table-cell table:formula="of:=VLOOKUP([.B370];[$'Annexe 1'.$B$2:.$C$1392];2;0)" office:value-type="string" office:string-value="Passage Saint-Ange, rue Jean Leclaire" calcext:value-type="string">
            <text:p>Passage Saint-Ange, rue Jean Leclaire</text:p>
          </table:table-cell>
          <table:table-cell table:style-name="ce4" table:formula="of:=VLOOKUP([.B370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3554" calcext:value-type="float">
            <text:p>73554</text:p>
          </table:table-cell>
          <table:table-cell table:formula="of:=VLOOKUP([.B371];[$'Annexe 1'.$B$2:.$C$1392];2;0)" office:value-type="string" office:string-value="Porte Maillot, avenue de la Grande Armée" calcext:value-type="string">
            <text:p>Porte Maillot, avenue de la Grande Armée</text:p>
          </table:table-cell>
          <table:table-cell table:style-name="ce4" table:formula="of:=VLOOKUP([.B371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5732" calcext:value-type="float">
            <text:p>75732</text:p>
          </table:table-cell>
          <table:table-cell table:formula="of:=VLOOKUP([.B372];[$'Annexe 1'.$B$2:.$C$1392];2;0)" office:value-type="string" office:string-value="Rue André Brechet, rue Louis Loucheur" calcext:value-type="string">
            <text:p>Rue André Brechet, rue Louis Loucheur</text:p>
          </table:table-cell>
          <table:table-cell table:style-name="ce4" table:formula="of:=VLOOKUP([.B372];[$DonneesPrefPolice.$A$1:.$C$1334];3;0)" office:value-type="date" office:date-value="2012-08-17" calcext:value-type="date">
            <text:p>17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76501" calcext:value-type="float">
            <text:p>76501</text:p>
          </table:table-cell>
          <table:table-cell table:formula="of:=VLOOKUP([.B373];[$'Annexe 1'.$B$2:.$C$1392];2;0)" office:value-type="string" office:string-value="Place de Clichy" calcext:value-type="string">
            <text:p>Place de Clichy</text:p>
          </table:table-cell>
          <table:table-cell table:style-name="ce4" table:formula="of:=VLOOKUP([.B373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0383" calcext:value-type="float">
            <text:p>80383</text:p>
          </table:table-cell>
          <table:table-cell table:formula="of:=VLOOKUP([.B374];[$'Annexe 1'.$B$2:.$C$1392];2;0)" office:value-type="string" office:string-value="Place Saint-Ferdinand, rue Brunel" calcext:value-type="string">
            <text:p>Place Saint-Ferdinand, rue Brunel</text:p>
          </table:table-cell>
          <table:table-cell table:style-name="ce4" table:formula="of:=VLOOKUP([.B374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4425" calcext:value-type="float">
            <text:p>84425</text:p>
          </table:table-cell>
          <table:table-cell table:formula="of:=VLOOKUP([.B375];[$'Annexe 1'.$B$2:.$C$1392];2;0)" office:value-type="string" office:string-value="Avenue de la Porte de Clichy, boulevard Bessières" calcext:value-type="string">
            <text:p>Avenue de la Porte de Clichy, boulevard Bessières</text:p>
          </table:table-cell>
          <table:table-cell table:style-name="ce4" table:formula="of:=VLOOKUP([.B375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7387" calcext:value-type="float">
            <text:p>87387</text:p>
          </table:table-cell>
          <table:table-cell table:formula="of:=VLOOKUP([.B376];[$'Annexe 1'.$B$2:.$C$1392];2;0)" office:value-type="string" office:string-value="Rue Emile Borel, place Arnault Tzanck" calcext:value-type="string">
            <text:p>Rue Emile Borel, place Arnault Tzanck</text:p>
          </table:table-cell>
          <table:table-cell table:style-name="ce4" table:formula="of:=VLOOKUP([.B376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7704" calcext:value-type="float">
            <text:p>87704</text:p>
          </table:table-cell>
          <table:table-cell table:formula="of:=VLOOKUP([.B377];[$'Annexe 1'.$B$2:.$C$1392];2;0)" office:value-type="string" office:string-value="Rue de Rome, rue Cardinet" calcext:value-type="string">
            <text:p>Rue de Rome, rue Cardinet</text:p>
          </table:table-cell>
          <table:table-cell table:style-name="ce4" table:formula="of:=VLOOKUP([.B377];[$DonneesPrefPolice.$A$1:.$C$1334];3;0)" office:value-type="date" office:date-value="2013-09-06" calcext:value-type="date">
            <text:p>06/09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89632" calcext:value-type="float">
            <text:p>89632</text:p>
          </table:table-cell>
          <table:table-cell table:formula="of:=VLOOKUP([.B378];[$'Annexe 1'.$B$2:.$C$1392];2;0)" office:value-type="string" office:string-value="Rue Biot, place Clichy" calcext:value-type="string">
            <text:p>Rue Biot, place Clichy</text:p>
          </table:table-cell>
          <table:table-cell table:style-name="ce4" table:formula="of:=VLOOKUP([.B378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91182" calcext:value-type="float">
            <text:p>91182</text:p>
          </table:table-cell>
          <table:table-cell table:formula="of:=VLOOKUP([.B379];[$'Annexe 1'.$B$2:.$C$1392];2;0)" office:value-type="string" office:string-value="Avenue de la Grande Armée, rue d'Argentine" calcext:value-type="string">
            <text:p>Avenue de la Grande Armée, rue d'Argentine</text:p>
          </table:table-cell>
          <table:table-cell table:style-name="ce4" table:formula="of:=VLOOKUP([.B379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9070" calcext:value-type="float">
            <text:p>49070</text:p>
          </table:table-cell>
          <table:table-cell table:formula="of:=VLOOKUP([.B380];[$'Annexe 1'.$B$2:.$C$1392];2;0)" office:value-type="string" office:string-value="impasse des Fillettes, rue Charles Hermite, rue Emile Bertin" calcext:value-type="string">
            <text:p>impasse des Fillettes, rue Charles Hermite, rue Emile Bertin</text:p>
          </table:table-cell>
          <table:table-cell table:style-name="ce4" table:formula="of:=VLOOKUP([.B380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9804" calcext:value-type="float">
            <text:p>49804</text:p>
          </table:table-cell>
          <table:table-cell table:formula="of:=VLOOKUP([.B381];[$'Annexe 1'.$B$2:.$C$1392];2;0)" office:value-type="string" office:string-value="Rue Marcadet, rue Damrémont" calcext:value-type="string">
            <text:p>Rue Marcadet, rue Damrémont</text:p>
          </table:table-cell>
          <table:table-cell table:style-name="ce4" table:formula="of:=VLOOKUP([.B381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1595" calcext:value-type="float">
            <text:p>51595</text:p>
          </table:table-cell>
          <table:table-cell table:formula="of:=VLOOKUP([.B382];[$'Annexe 1'.$B$2:.$C$1392];2;0)" office:value-type="string" office:string-value="Boulevard de Clichy, rue Caulaincourt" calcext:value-type="string">
            <text:p>Boulevard de Clichy, rue Caulaincourt</text:p>
          </table:table-cell>
          <table:table-cell table:style-name="ce4" table:formula="of:=VLOOKUP([.B382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2236" calcext:value-type="float">
            <text:p>52236</text:p>
          </table:table-cell>
          <table:table-cell table:formula="of:=VLOOKUP([.B383];[$'Annexe 1'.$B$2:.$C$1392];2;0)" office:value-type="string" office:string-value="Rue Poulet, rue Dejean" calcext:value-type="string">
            <text:p>Rue Poulet, rue Dejean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2675" calcext:value-type="float">
            <text:p>52675</text:p>
          </table:table-cell>
          <table:table-cell table:formula="of:=VLOOKUP([.B384];[$'Annexe 1'.$B$2:.$C$1392];2;0)" office:value-type="string" office:string-value="Rue Polonceau, rue des Gardes" calcext:value-type="string">
            <text:p>Rue Polonceau, rue des Gardes</text:p>
          </table:table-cell>
          <table:table-cell table:style-name="ce4" table:formula="of:=VLOOKUP([.B384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4506" calcext:value-type="float">
            <text:p>54506</text:p>
          </table:table-cell>
          <table:table-cell table:formula="of:=VLOOKUP([.B385];[$'Annexe 1'.$B$2:.$C$1392];2;0)" office:value-type="string" office:string-value="Avenue de Saint-Ouen, rue de la Jonquière" calcext:value-type="string">
            <text:p>Avenue de Saint-Ouen, rue de la Jonquière</text:p>
          </table:table-cell>
          <table:table-cell table:style-name="ce4" table:formula="of:=VLOOKUP([.B385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58108" calcext:value-type="float">
            <text:p>58108</text:p>
          </table:table-cell>
          <table:table-cell table:formula="of:=VLOOKUP([.B386];[$'Annexe 1'.$B$2:.$C$1392];2;0)" office:value-type="string" office:string-value="Avenue Saint-Ouen, rue Lamark, rue Etex" calcext:value-type="string">
            <text:p>Avenue Saint-Ouen, rue Lamark, rue Etex</text:p>
          </table:table-cell>
          <table:table-cell table:style-name="ce4" table:formula="of:=VLOOKUP([.B386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0904" calcext:value-type="float">
            <text:p>60904</text:p>
          </table:table-cell>
          <table:table-cell table:formula="of:=VLOOKUP([.B387];[$'Annexe 1'.$B$2:.$C$1392];2;0)" office:value-type="string" office:string-value="Avenue de la Porte Montmartre, rue Gérard de Nerval" calcext:value-type="string">
            <text:p>Avenue de la Porte Montmartre, rue Gérard de Nerval</text:p>
          </table:table-cell>
          <table:table-cell table:style-name="ce4" table:formula="of:=VLOOKUP([.B387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2366" calcext:value-type="float">
            <text:p>62366</text:p>
          </table:table-cell>
          <table:table-cell table:formula="of:=VLOOKUP([.B388];[$'Annexe 1'.$B$2:.$C$1392];2;0)" office:value-type="string" office:string-value="Boulevard Ney, place de la Porte de Clignancourt" calcext:value-type="string">
            <text:p>Boulevard Ney, place de la Porte de Clignancourt</text:p>
          </table:table-cell>
          <table:table-cell table:style-name="ce4" table:formula="of:=VLOOKUP([.B388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2384" calcext:value-type="float">
            <text:p>62384</text:p>
          </table:table-cell>
          <table:table-cell table:formula="of:=VLOOKUP([.B389];[$'Annexe 1'.$B$2:.$C$1392];2;0)" office:value-type="string" office:string-value="Place du Tertre, place Jean Marais" calcext:value-type="string">
            <text:p>Place du Tertre, place Jean Marais</text:p>
          </table:table-cell>
          <table:table-cell table:style-name="ce4" table:formula="of:=VLOOKUP([.B389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4494" calcext:value-type="float">
            <text:p>64494</text:p>
          </table:table-cell>
          <table:table-cell table:formula="of:=VLOOKUP([.B390];[$'Annexe 1'.$B$2:.$C$1392];2;0)" office:value-type="string" office:string-value="Rue du Poteau, boulevard Ney" calcext:value-type="string">
            <text:p>Rue du Poteau, boulevard Ney</text:p>
          </table:table-cell>
          <table:table-cell table:style-name="ce4" table:formula="of:=VLOOKUP([.B390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7972" calcext:value-type="float">
            <text:p>67972</text:p>
          </table:table-cell>
          <table:table-cell table:formula="of:=VLOOKUP([.B391];[$'Annexe 1'.$B$2:.$C$1392];2;0)" office:value-type="string" office:string-value="Rue Myrha, rue Affre" calcext:value-type="string">
            <text:p>Rue Myrha, rue Affre</text:p>
          </table:table-cell>
          <table:table-cell table:style-name="ce4" table:formula="of:=VLOOKUP([.B391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69210" calcext:value-type="float">
            <text:p>69210</text:p>
          </table:table-cell>
          <table:table-cell table:formula="of:=VLOOKUP([.B392];[$'Annexe 1'.$B$2:.$C$1392];2;0)" office:value-type="string" office:string-value="Rue de Clignancourt, rue Christiani" calcext:value-type="string">
            <text:p>Rue de Clignancourt, rue Christiani</text:p>
          </table:table-cell>
          <table:table-cell table:style-name="ce4" table:formula="of:=VLOOKUP([.B392];[$DonneesPrefPolice.$A$1: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0209" calcext:value-type="float">
            <text:p>70209</text:p>
          </table:table-cell>
          <table:table-cell table:formula="of:=VLOOKUP([.B393];[$'Annexe 1'.$B$2:.$C$1392];2;0)" office:value-type="string" office:string-value="Rue Chapelle, impasse du Curé" calcext:value-type="string">
            <text:p>Rue Chapelle, impasse du Curé</text:p>
          </table:table-cell>
          <table:table-cell table:style-name="ce4" table:formula="of:=VLOOKUP([.B393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3270" calcext:value-type="float">
            <text:p>73270</text:p>
          </table:table-cell>
          <table:table-cell table:formula="of:=VLOOKUP([.B394];[$'Annexe 1'.$B$2:.$C$1392];2;0)" office:value-type="string" office:string-value="Boulevard de Rochechouart, rue de Clignancourt" calcext:value-type="string">
            <text:p>Boulevard de Rochechouart, rue de Clignancourt</text:p>
          </table:table-cell>
          <table:table-cell table:style-name="ce4" table:formula="of:=VLOOKUP([.B394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6006" calcext:value-type="float">
            <text:p>76006</text:p>
          </table:table-cell>
          <table:table-cell table:formula="of:=VLOOKUP([.B395];[$'Annexe 1'.$B$2:.$C$1392];2;0)" office:value-type="string" office:string-value="Rue de la Chapelle, rue du Pré" calcext:value-type="string">
            <text:p>Rue de la Chapelle, rue du Pré</text:p>
          </table:table-cell>
          <table:table-cell table:style-name="ce4" table:formula="of:=VLOOKUP([.B395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6356" calcext:value-type="float">
            <text:p>76356</text:p>
          </table:table-cell>
          <table:table-cell table:formula="of:=VLOOKUP([.B396];[$'Annexe 1'.$B$2:.$C$1392];2;0)" office:value-type="string" office:string-value="Avenue de la Porte des Poissonniers, rue du Professeur Gosset" calcext:value-type="string">
            <text:p>Avenue de la Porte des Poissonniers, rue du Professeur Gosset</text:p>
          </table:table-cell>
          <table:table-cell table:style-name="ce4" table:formula="of:=VLOOKUP([.B396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8121" calcext:value-type="float">
            <text:p>78121</text:p>
          </table:table-cell>
          <table:table-cell table:formula="of:=VLOOKUP([.B397];[$'Annexe 1'.$B$2:.$C$1392];2;0)" office:value-type="string" office:string-value="Boulevard de la Chapelle, rue d'Aubervilliers" calcext:value-type="string">
            <text:p>Boulevard de la Chapelle, rue d'Aubervilliers</text:p>
          </table:table-cell>
          <table:table-cell table:style-name="ce4" table:formula="of:=VLOOKUP([.B397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9855" calcext:value-type="float">
            <text:p>79855</text:p>
          </table:table-cell>
          <table:table-cell table:formula="of:=VLOOKUP([.B398];[$'Annexe 1'.$B$2:.$C$1392];2;0)" office:value-type="string" office:string-value="Rue Riquet, rue d'Aubervilliers" calcext:value-type="string">
            <text:p>Rue Riquet, rue d'Aubervilliers</text:p>
          </table:table-cell>
          <table:table-cell table:style-name="ce4" table:formula="of:=VLOOKUP([.B398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79891" calcext:value-type="float">
            <text:p>79891</text:p>
          </table:table-cell>
          <table:table-cell table:formula="of:=VLOOKUP([.B399];[$'Annexe 1'.$B$2:.$C$1392];2;0)" office:value-type="string" office:string-value="Rue de l'Evangile, rue d'Aubervilliers" calcext:value-type="string">
            <text:p>Rue de l'Evangile, rue d'Aubervilliers</text:p>
          </table:table-cell>
          <table:table-cell table:style-name="ce4" table:formula="of:=VLOOKUP([.B399];[$DonneesPrefPolice.$A$1:.$C$1334];3;0)" office:value-type="date" office:date-value="2013-01-11" calcext:value-type="date">
            <text:p>11/0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0870" calcext:value-type="float">
            <text:p>80870</text:p>
          </table:table-cell>
          <table:table-cell table:formula="of:=VLOOKUP([.B400];[$'Annexe 1'.$B$2:.$C$1392];2;0)" office:value-type="string" office:string-value="Boulevard Ney, rue d'Aubervilliers" calcext:value-type="string">
            <text:p>Boulevard Ney, rue d'Aubervilliers</text:p>
          </table:table-cell>
          <table:table-cell table:style-name="ce4" table:formula="of:=VLOOKUP([.B400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1112" calcext:value-type="float">
            <text:p>81112</text:p>
          </table:table-cell>
          <table:table-cell table:formula="of:=VLOOKUP([.B401];[$'Annexe 1'.$B$2:.$C$1392];2;0)" office:value-type="string" office:string-value="Rue Caulaincourt, rue du Mont Cenis" calcext:value-type="string">
            <text:p>Rue Caulaincourt, rue du Mont Cenis</text:p>
          </table:table-cell>
          <table:table-cell table:style-name="ce4" table:formula="of:=VLOOKUP([.B401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1580" calcext:value-type="float">
            <text:p>81580</text:p>
          </table:table-cell>
          <table:table-cell table:formula="of:=VLOOKUP([.B402];[$'Annexe 1'.$B$2:.$C$1392];2;0)" office:value-type="string" office:string-value="Rue de Clignancourt, rue Marcadet" calcext:value-type="string">
            <text:p>Rue de Clignancourt, rue Marcadet</text:p>
          </table:table-cell>
          <table:table-cell table:style-name="ce4" table:formula="of:=VLOOKUP([.B402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2127" calcext:value-type="float">
            <text:p>82127</text:p>
          </table:table-cell>
          <table:table-cell table:formula="of:=VLOOKUP([.B403];[$'Annexe 1'.$B$2:.$C$1392];2;0)" office:value-type="string" office:string-value="Boulevard de la Chapelle, rue Marx Dormoy" calcext:value-type="string">
            <text:p>Boulevard de la Chapelle, rue Marx Dormoy</text:p>
          </table:table-cell>
          <table:table-cell table:style-name="ce4" table:formula="of:=VLOOKUP([.B403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2315" calcext:value-type="float">
            <text:p>82315</text:p>
          </table:table-cell>
          <table:table-cell table:formula="of:=VLOOKUP([.B404];[$'Annexe 1'.$B$2:.$C$1392];2;0)" office:value-type="string" office:string-value="Rue Ordener, rue Championnet, rue Vauvenargues" calcext:value-type="string">
            <text:p>Rue Ordener, rue Championnet, rue Vauvenargues</text:p>
          </table:table-cell>
          <table:table-cell table:style-name="ce4" table:formula="of:=VLOOKUP([.B404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2473" calcext:value-type="float">
            <text:p>82473</text:p>
          </table:table-cell>
          <table:table-cell table:formula="of:=VLOOKUP([.B405];[$'Annexe 1'.$B$2:.$C$1392];2;0)" office:value-type="string" office:string-value="Rue Ordener, rue Damrémont" calcext:value-type="string">
            <text:p>Rue Ordener, rue Damrémont</text:p>
          </table:table-cell>
          <table:table-cell table:style-name="ce4" table:formula="of:=VLOOKUP([.B405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3922" calcext:value-type="float">
            <text:p>83922</text:p>
          </table:table-cell>
          <table:table-cell table:formula="of:=VLOOKUP([.B406];[$'Annexe 1'.$B$2:.$C$1392];2;0)" office:value-type="string" office:string-value="Rue du Ruisseau, rue du Poteau" calcext:value-type="string">
            <text:p>Rue du Ruisseau, rue du Poteau</text:p>
          </table:table-cell>
          <table:table-cell table:style-name="ce4" table:formula="of:=VLOOKUP([.B406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88886" calcext:value-type="float">
            <text:p>88886</text:p>
          </table:table-cell>
          <table:table-cell table:formula="of:=VLOOKUP([.B407];[$'Annexe 1'.$B$2:.$C$1392];2;0)" office:value-type="string" office:string-value="Rond-point de la Chapelle, rue Raymond Queneau" calcext:value-type="string">
            <text:p>Rond-point de la Chapelle, rue Raymond Queneau</text:p>
          </table:table-cell>
          <table:table-cell table:style-name="ce4" table:formula="of:=VLOOKUP([.B407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1314" calcext:value-type="float">
            <text:p>91314</text:p>
          </table:table-cell>
          <table:table-cell table:formula="of:=VLOOKUP([.B408];[$'Annexe 1'.$B$2:.$C$1392];2;0)" office:value-type="string" office:string-value="Place Hébert" calcext:value-type="string">
            <text:p>Place Hébert</text:p>
          </table:table-cell>
          <table:table-cell table:style-name="ce4" table:formula="of:=VLOOKUP([.B408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1735" calcext:value-type="float">
            <text:p>91735</text:p>
          </table:table-cell>
          <table:table-cell table:formula="of:=VLOOKUP([.B409];[$'Annexe 1'.$B$2:.$C$1392];2;0)" office:value-type="string" office:string-value="Boulevard Ornano, rue Ordener" calcext:value-type="string">
            <text:p>Boulevard Ornano, rue Ordener</text:p>
          </table:table-cell>
          <table:table-cell table:style-name="ce4" table:formula="of:=VLOOKUP([.B409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3698" calcext:value-type="float">
            <text:p>93698</text:p>
          </table:table-cell>
          <table:table-cell table:formula="of:=VLOOKUP([.B410];[$'Annexe 1'.$B$2:.$C$1392];2;0)" office:value-type="string" office:string-value="Boulevard Ney, rue des Poissonniers" calcext:value-type="string">
            <text:p>Boulevard Ney, rue des Poissonniers</text:p>
          </table:table-cell>
          <table:table-cell table:style-name="ce4" table:formula="of:=VLOOKUP([.B410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5960" calcext:value-type="float">
            <text:p>95960</text:p>
          </table:table-cell>
          <table:table-cell table:formula="of:=VLOOKUP([.B411];[$'Annexe 1'.$B$2:.$C$1392];2;0)" office:value-type="string" office:string-value="Rue Boinod, rue du Simplon" calcext:value-type="string">
            <text:p>Rue Boinod, rue du Simplon</text:p>
          </table:table-cell>
          <table:table-cell table:style-name="ce4" table:formula="of:=VLOOKUP([.B411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7289" calcext:value-type="float">
            <text:p>97289</text:p>
          </table:table-cell>
          <table:table-cell table:formula="of:=VLOOKUP([.B412];[$'Annexe 1'.$B$2:.$C$1392];2;0)" office:value-type="string" office:string-value="Rue de Clignancourt, rue Doudeauville" calcext:value-type="string">
            <text:p>Rue de Clignancourt, rue Doudeauville</text:p>
          </table:table-cell>
          <table:table-cell table:style-name="ce4" table:formula="of:=VLOOKUP([.B412];[$DonneesPrefPolice.$A$1: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8320" calcext:value-type="float">
            <text:p>98320</text:p>
          </table:table-cell>
          <table:table-cell table:formula="of:=VLOOKUP([.B413];[$'Annexe 1'.$B$2:.$C$1392];2;0)" office:value-type="string" office:string-value="Rue Championnet, boulevard Ornano" calcext:value-type="string">
            <text:p>Rue Championnet, boulevard Ornano</text:p>
          </table:table-cell>
          <table:table-cell table:style-name="ce4" table:formula="of:=VLOOKUP([.B413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98456" calcext:value-type="float">
            <text:p>98456</text:p>
          </table:table-cell>
          <table:table-cell table:formula="of:=VLOOKUP([.B414];[$'Annexe 1'.$B$2:.$C$1392];2;0)" office:value-type="string" office:string-value="Avenue de la Porte de Clignancourt, rue Francis de Croisset" calcext:value-type="string">
            <text:p>Avenue de la Porte de Clignancourt, rue Francis de Croisset</text:p>
          </table:table-cell>
          <table:table-cell table:style-name="ce4" table:formula="of:=VLOOKUP([.B414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0568" calcext:value-type="float">
            <text:p>10568</text:p>
          </table:table-cell>
          <table:table-cell table:formula="of:=VLOOKUP([.B415];[$'Annexe 1'.$B$2:.$C$1392];2;0)" office:value-type="string" office:string-value="Rue de Crimée, rue Botzaris" calcext:value-type="string">
            <text:p>Rue de Crimée, rue Botzaris</text:p>
          </table:table-cell>
          <table:table-cell table:style-name="ce4" table:formula="of:=VLOOKUP([.B415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1812" calcext:value-type="float">
            <text:p>11812</text:p>
          </table:table-cell>
          <table:table-cell table:formula="of:=VLOOKUP([.B416];[$'Annexe 1'.$B$2:.$C$1392];2;0)" office:value-type="string" office:string-value="70, rue de la Villette, face au cours du 7ième art" calcext:value-type="string">
            <text:p>70, rue de la Villette, face au cours du 7ième art</text:p>
          </table:table-cell>
          <table:table-cell table:style-name="ce4" table:formula="of:=VLOOKUP([.B416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2412" calcext:value-type="float">
            <text:p>12412</text:p>
          </table:table-cell>
          <table:table-cell table:formula="of:=VLOOKUP([.B417];[$'Annexe 1'.$B$2:.$C$1392];2;0)" office:value-type="string" office:string-value="Boulevard Sérurier, rue de Léman" calcext:value-type="string">
            <text:p>Boulevard Sérurier, rue de Léman</text:p>
          </table:table-cell>
          <table:table-cell table:style-name="ce4" table:formula="of:=VLOOKUP([.B417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2770" calcext:value-type="float">
            <text:p>12770</text:p>
          </table:table-cell>
          <table:table-cell table:formula="of:=VLOOKUP([.B418];[$'Annexe 1'.$B$2:.$C$1392];2;0)" office:value-type="string" office:string-value="Rue de l'Ourcq, rue Léon Giraud" calcext:value-type="string">
            <text:p>Rue de l'Ourcq, rue Léon Giraud</text:p>
          </table:table-cell>
          <table:table-cell table:style-name="ce4" table:formula="of:=VLOOKUP([.B418];[$DonneesPrefPolice.$A$1:.$C$1334];3;0)" office:value-type="date" office:date-value="2012-12-28" calcext:value-type="date">
            <text:p>28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2969" calcext:value-type="float">
            <text:p>12969</text:p>
          </table:table-cell>
          <table:table-cell table:formula="of:=VLOOKUP([.B419];[$'Annexe 1'.$B$2:.$C$1392];2;0)" office:value-type="string" office:string-value="Rue Archereau, rue de Crimée" calcext:value-type="string">
            <text:p>Rue Archereau, rue de Crimée</text:p>
          </table:table-cell>
          <table:table-cell table:style-name="ce4" table:formula="of:=VLOOKUP([.B419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4531" calcext:value-type="float">
            <text:p>14531</text:p>
          </table:table-cell>
          <table:table-cell table:formula="of:=VLOOKUP([.B420];[$'Annexe 1'.$B$2:.$C$1392];2;0)" office:value-type="string" office:string-value="Rue Petitot, rue des Fêtes" calcext:value-type="string">
            <text:p>Rue Petitot, rue des Fêtes</text:p>
          </table:table-cell>
          <table:table-cell table:style-name="ce4" table:formula="of:=VLOOKUP([.B420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4821" calcext:value-type="float">
            <text:p>14821</text:p>
          </table:table-cell>
          <table:table-cell table:formula="of:=VLOOKUP([.B421];[$'Annexe 1'.$B$2:.$C$1392];2;0)" office:value-type="string" office:string-value="Rue du Département, rue de Tanger" calcext:value-type="string">
            <text:p>Rue du Département, rue de Tanger</text:p>
          </table:table-cell>
          <table:table-cell table:style-name="ce4" table:formula="of:=VLOOKUP([.B421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6661" calcext:value-type="float">
            <text:p>16661</text:p>
          </table:table-cell>
          <table:table-cell table:formula="of:=VLOOKUP([.B422];[$'Annexe 1'.$B$2:.$C$1392];2;0)" office:value-type="string" office:string-value="Rue de Tanger, rue Riquet" calcext:value-type="string">
            <text:p>Rue de Tanger, rue Riquet</text:p>
          </table:table-cell>
          <table:table-cell table:style-name="ce4" table:formula="of:=VLOOKUP([.B422];[$DonneesPrefPolice.$A$1:.$C$1334];3;0)" office:value-type="date" office:date-value="2015-01-09" calcext:value-type="date">
            <text:p>09/01/15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7435" calcext:value-type="float">
            <text:p>17435</text:p>
          </table:table-cell>
          <table:table-cell table:formula="of:=VLOOKUP([.B423];[$'Annexe 1'.$B$2:.$C$1392];2;0)" office:value-type="string" office:string-value="Rue de Crimée, rue Manin" calcext:value-type="string">
            <text:p>Rue de Crimée, rue Manin</text:p>
          </table:table-cell>
          <table:table-cell table:style-name="ce4" table:formula="of:=VLOOKUP([.B423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8837" calcext:value-type="float">
            <text:p>18837</text:p>
          </table:table-cell>
          <table:table-cell table:formula="of:=VLOOKUP([.B424];[$'Annexe 1'.$B$2:.$C$1392];2;0)" office:value-type="string" office:string-value="Avenue Corentin Cariou, quai de la Gironde" calcext:value-type="string">
            <text:p>Avenue Corentin Cariou, quai de la Gironde</text:p>
          </table:table-cell>
          <table:table-cell table:style-name="ce4" table:formula="of:=VLOOKUP([.B424];[$DonneesPrefPolice.$A$1:.$C$1334];3;0)" office:value-type="date" office:date-value="2013-02-22" calcext:value-type="date">
            <text:p>22/0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8897" calcext:value-type="float">
            <text:p>18897</text:p>
          </table:table-cell>
          <table:table-cell table:formula="of:=VLOOKUP([.B425];[$'Annexe 1'.$B$2:.$C$1392];2;0)" office:value-type="string" office:string-value="85, avenue de Flandre" calcext:value-type="string">
            <text:p>85, avenue de Flandre</text:p>
          </table:table-cell>
          <table:table-cell table:style-name="ce4" table:formula="of:=VLOOKUP([.B425];[$DonneesPrefPolice.$A$1:.$C$1334];3;0)" office:value-type="date" office:date-value="2012-03-02" calcext:value-type="date">
            <text:p>02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8960" calcext:value-type="float">
            <text:p>18960</text:p>
          </table:table-cell>
          <table:table-cell table:formula="of:=VLOOKUP([.B426];[$'Annexe 1'.$B$2:.$C$1392];2;0)" office:value-type="string" office:string-value="Avenue Secrétan, rue Edouard Pailleron" calcext:value-type="string">
            <text:p>Avenue Secrétan, rue Edouard Pailleron</text:p>
          </table:table-cell>
          <table:table-cell table:style-name="ce4" table:formula="of:=VLOOKUP([.B426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67" calcext:value-type="float">
            <text:p>19067</text:p>
          </table:table-cell>
          <table:table-cell table:formula="of:=VLOOKUP([.B427];[$'Annexe 1'.$B$2:.$C$1392];2;0)" office:value-type="string" office:string-value="Rue Botzaris, rue Fessart" calcext:value-type="string">
            <text:p>Rue Botzaris, rue Fessart</text:p>
          </table:table-cell>
          <table:table-cell table:style-name="ce4" table:formula="of:=VLOOKUP([.B427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4" calcext:value-type="float">
            <text:p>19074</text:p>
          </table:table-cell>
          <table:table-cell table:formula="of:=VLOOKUP([.B428];[$'Annexe 1'.$B$2:.$C$1392];2;0)" office:value-type="string" office:string-value="Rue de Toulouse, rue Ambroise Rendu" calcext:value-type="string">
            <text:p>Rue de Toulouse, rue Ambroise Rendu</text:p>
          </table:table-cell>
          <table:table-cell table:style-name="ce4" table:formula="of:=VLOOKUP([.B428];[$DonneesPrefPolice.$A$1:.$C$1334];3;0)" office:value-type="date" office:date-value="2016-08-18" calcext:value-type="date">
            <text:p>18/08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7" calcext:value-type="float">
            <text:p>19077</text:p>
          </table:table-cell>
          <table:table-cell table:formula="of:=VLOOKUP([.B429];[$'Annexe 1'.$B$2:.$C$1392];2;0)" office:value-type="string" office:string-value="Rue de Belleville, rue Jules Romains" calcext:value-type="string">
            <text:p>Rue de Belleville, rue Jules Romains</text:p>
          </table:table-cell>
          <table:table-cell table:style-name="ce4" table:formula="of:=VLOOKUP([.B429];[$DonneesPrefPolice.$A$1:.$C$1334];3;0)" office:value-type="date" office:date-value="2017-03-23" calcext:value-type="date">
            <text:p>23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11" calcext:value-type="float">
            <text:p>01011</text:p>
          </table:table-cell>
          <table:table-cell table:formula="of:=VLOOKUP([.B430];[$'Annexe 1'.$B$2:.$C$1392];2;0)" office:value-type="string" office:string-value="Rue du Jour, rue Rambuteau" calcext:value-type="string">
            <text:p>Rue du Jour, rue Rambuteau</text:p>
          </table:table-cell>
          <table:table-cell table:style-name="ce4" table:formula="of:=VLOOKUP([.B430];[$DonneesPrefPolice.$A$1:.$C$1334];3;0)" office:value-type="date" office:date-value="2013-10-11" calcext:value-type="date">
            <text:p>11/10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49" calcext:value-type="float">
            <text:p>01049</text:p>
          </table:table-cell>
          <table:table-cell table:formula="of:=VLOOKUP([.B431];[$'Annexe 1'.$B$2:.$C$1392];2;0)" office:value-type="string" office:string-value="Rue des Halles, rue de la Ferronerie" calcext:value-type="string">
            <text:p>Rue des Halles, rue de la Ferronerie</text:p>
          </table:table-cell>
          <table:table-cell table:style-name="ce4" table:formula="of:=VLOOKUP([.B431];[$DonneesPrefPolice.$A$1:.$C$1334];3;0)" office:value-type="date" office:date-value="2018-11-08" calcext:value-type="date">
            <text:p>08/11/18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1" calcext:value-type="float">
            <text:p>01051</text:p>
          </table:table-cell>
          <table:table-cell table:formula="of:=VLOOKUP([.B432];[$'Annexe 1'.$B$2:.$C$1392];2;0)" office:value-type="string" office:string-value="Rue Saint-Denis, rue de Rivoli" calcext:value-type="string">
            <text:p>Rue Saint-Denis, rue de Rivoli</text:p>
          </table:table-cell>
          <table:table-cell table:style-name="ce4" table:formula="of:=VLOOKUP([.B432];[$DonneesPrefPolice.$A$1:.$C$1334];3;0)" office:value-type="date" office:date-value="2016-07-08" calcext:value-type="date">
            <text:p>08/07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3" calcext:value-type="float">
            <text:p>01053</text:p>
          </table:table-cell>
          <table:table-cell table:formula="of:=VLOOKUP([.B433];[$'Annexe 1'.$B$2:.$C$1392];2;0)" office:value-type="string" office:string-value="Place Joachim du Bellay (Toiture hôtel Citadines)" calcext:value-type="string">
            <text:p>Place Joachim du Bellay (Toiture hôtel Citadines)</text:p>
          </table:table-cell>
          <table:table-cell table:style-name="ce4" table:formula="of:=VLOOKUP([.B433];[$DonneesPrefPolice.$A$1:.$C$1334];3;0)" office:value-type="date" office:date-value="2016-10-19" calcext:value-type="date">
            <text:p>19/10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5" calcext:value-type="float">
            <text:p>01055</text:p>
          </table:table-cell>
          <table:table-cell table:formula="of:=VLOOKUP([.B434];[$'Annexe 1'.$B$2:.$C$1392];2;0)" office:value-type="string" office:string-value="Rue Montmartre, rue de Turbigo" calcext:value-type="string">
            <text:p>Rue Montmartre, rue de Turbigo</text:p>
          </table:table-cell>
          <table:table-cell table:style-name="ce4" table:formula="of:=VLOOKUP([.B434];[$DonneesPrefPolice.$A$1:.$C$1334];3;0)" office:value-type="date" office:date-value="2017-03-10" calcext:value-type="date">
            <text:p>10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6" calcext:value-type="float">
            <text:p>01056</text:p>
          </table:table-cell>
          <table:table-cell table:formula="of:=VLOOKUP([.B435];[$'Annexe 1'.$B$2:.$C$1392];2;0)" office:value-type="string" office:string-value="Rue Montorgueil, rue de Turbigo" calcext:value-type="string">
            <text:p>Rue Montorgueil, rue de Turbigo</text:p>
          </table:table-cell>
          <table:table-cell table:style-name="ce4" table:formula="of:=VLOOKUP([.B435];[$DonneesPrefPolice.$A$1:.$C$1334];3;0)" office:value-type="date" office:date-value="2017-03-10" calcext:value-type="date">
            <text:p>10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8" calcext:value-type="float">
            <text:p>01058</text:p>
          </table:table-cell>
          <table:table-cell table:formula="of:=VLOOKUP([.B436];[$'Annexe 1'.$B$2:.$C$1392];2;0)" office:value-type="string" office:string-value="Jardin des Halles, Colonne Médicis" calcext:value-type="string">
            <text:p>Jardin des Halles, Colonne Médicis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59" calcext:value-type="float">
            <text:p>01059</text:p>
          </table:table-cell>
          <table:table-cell table:formula="of:=VLOOKUP([.B437];[$'Annexe 1'.$B$2:.$C$1392];2;0)" office:value-type="string" office:string-value="Jardin des Halles, Porte du Louvre" calcext:value-type="string">
            <text:p>Jardin des Halles, Porte du Louvre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0" calcext:value-type="float">
            <text:p>01060</text:p>
          </table:table-cell>
          <table:table-cell table:formula="of:=VLOOKUP([.B438];[$'Annexe 1'.$B$2:.$C$1392];2;0)" office:value-type="string" office:string-value="Jardin des Halles, rue Berger, rue des Prouvaires" calcext:value-type="string">
            <text:p>Jardin des Halles, rue Berger, rue des Prouvaires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5" calcext:value-type="float">
            <text:p>01065</text:p>
          </table:table-cell>
          <table:table-cell table:formula="of:=VLOOKUP([.B439];[$'Annexe 1'.$B$2:.$C$1392];2;0)" office:value-type="string" office:string-value="Halles — Canopée Nord-Ouest, rue Rambuteau" calcext:value-type="string">
            <text:p>Halles — Canopée Nord-Ouest, rue Rambuteau</text:p>
          </table:table-cell>
          <table:table-cell table:style-name="ce4" table:formula="of:=VLOOKUP([.B439];[$DonneesPrefPolice.$A$1:.$C$1334];3;0)" office:value-type="date" office:date-value="2017-03-02" calcext:value-type="date">
            <text:p>02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6" calcext:value-type="float">
            <text:p>01066</text:p>
          </table:table-cell>
          <table:table-cell table:formula="of:=VLOOKUP([.B440];[$'Annexe 1'.$B$2:.$C$1392];2;0)" office:value-type="string" office:string-value="Jardin des Halles — Saint-Eustache, Rambuteau" calcext:value-type="string">
            <text:p>Jardin des Halles — Saint-Eustache, Rambuteau</text:p>
          </table:table-cell>
          <table:table-cell table:style-name="ce4" table:formula="of:=VLOOKUP([.B440];[$DonneesPrefPolice.$A$1:.$C$1334];3;0)" office:value-type="date" office:date-value="2017-01-27" calcext:value-type="date">
            <text:p>27/01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7" calcext:value-type="float">
            <text:p>01067</text:p>
          </table:table-cell>
          <table:table-cell table:formula="of:=VLOOKUP([.B441];[$'Annexe 1'.$B$2:.$C$1392];2;0)" office:value-type="string" office:string-value="Jardin des Halles — Prairie Ouest" calcext:value-type="string">
            <text:p>Jardin des Halles — Prairie Ouest</text:p>
          </table:table-cell>
          <table:table-cell table:style-name="ce4" table:formula="of:=VLOOKUP([.B441];[$DonneesPrefPolice.$A$1:.$C$1334];3;0)" office:value-type="date" office:date-value="2017-03-02" calcext:value-type="date">
            <text:p>02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8" calcext:value-type="float">
            <text:p>01068</text:p>
          </table:table-cell>
          <table:table-cell table:formula="of:=VLOOKUP([.B442];[$'Annexe 1'.$B$2:.$C$1392];2;0)" office:value-type="string" office:string-value="Jardin des Halles — Prairie Est" calcext:value-type="string">
            <text:p>Jardin des Halles — Prairie Est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69" calcext:value-type="float">
            <text:p>01069</text:p>
          </table:table-cell>
          <table:table-cell table:formula="of:=VLOOKUP([.B443];[$'Annexe 1'.$B$2:.$C$1392];2;0)" office:value-type="string" office:string-value="Jardin des Halles — allée Nord-Ouest, Coquillière" calcext:value-type="string">
            <text:p>Jardin des Halles — allée Nord-Ouest, Coquillière</text:p>
          </table:table-cell>
          <table:table-cell table:style-name="ce4" table:formula="of:=VLOOKUP([.B443];[$DonneesPrefPolice.$A$1:.$C$1334];3;0)" office:value-type="date" office:date-value="2017-01-27" calcext:value-type="date">
            <text:p>27/01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70" calcext:value-type="float">
            <text:p>01070</text:p>
          </table:table-cell>
          <table:table-cell office:value-type="string" calcext:value-type="string">
            <text:p>Halles — Canopée Nord-Ouest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71" calcext:value-type="float">
            <text:p>01071</text:p>
          </table:table-cell>
          <table:table-cell table:formula="of:=VLOOKUP([.B445];[$'Annexe 1'.$B$2:.$C$1392];2;0)" office:value-type="string" office:string-value="Halles — Canopée Sud-Ouest, rue Berger" calcext:value-type="string">
            <text:p>Halles — Canopée Sud-Ouest, rue Berger</text:p>
          </table:table-cell>
          <table:table-cell table:style-name="ce4" table:formula="of:=VLOOKUP([.B445];[$DonneesPrefPolice.$A$1:.$C$1334];3;0)" office:value-type="date" office:date-value="2017-03-02" calcext:value-type="date">
            <text:p>02/03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5" office:value-type="float" office:value="1072" calcext:value-type="float">
            <text:p>01072</text:p>
          </table:table-cell>
          <table:table-cell office:value-type="string" calcext:value-type="string">
            <text:p>Jardin des Halles — Sud-Ouest Canopée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0439" calcext:value-type="float">
            <text:p>10439</text:p>
          </table:table-cell>
          <table:table-cell table:formula="of:=VLOOKUP([.B447];[$'Annexe 1'.$B$2:.$C$1392];2;0)" office:value-type="string" office:string-value="Rue Berger, rue Pierre Lescot" calcext:value-type="string">
            <text:p>Rue Berger, rue Pierre Lescot</text:p>
          </table:table-cell>
          <table:table-cell table:style-name="ce4" table:formula="of:=VLOOKUP([.B447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0642" calcext:value-type="float">
            <text:p>10642</text:p>
          </table:table-cell>
          <table:table-cell table:formula="of:=VLOOKUP([.B448];[$'Annexe 1'.$B$2:.$C$1392];2;0)" office:value-type="string" office:string-value="Rue de Rivoli, rue des Bourdonnais" calcext:value-type="string">
            <text:p>Rue de Rivoli, rue des Bourdonnais</text:p>
          </table:table-cell>
          <table:table-cell table:style-name="ce4" table:formula="of:=VLOOKUP([.B448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1498" calcext:value-type="float">
            <text:p>11498</text:p>
          </table:table-cell>
          <table:table-cell table:formula="of:=VLOOKUP([.B449];[$'Annexe 1'.$B$2:.$C$1392];2;0)" office:value-type="string" office:string-value="Rue Rambuteau, boulevard de Sébastopol" calcext:value-type="string">
            <text:p>Rue Rambuteau, boulevard de Sébastopol</text:p>
          </table:table-cell>
          <table:table-cell table:style-name="ce4" table:formula="of:=VLOOKUP([.B449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1522" calcext:value-type="float">
            <text:p>11522</text:p>
          </table:table-cell>
          <table:table-cell table:formula="of:=VLOOKUP([.B450];[$'Annexe 1'.$B$2:.$C$1392];2;0)" office:value-type="string" office:string-value="Quai des Tuileries, pont de Solférino — Seine" calcext:value-type="string">
            <text:p>Quai des Tuileries, pont de Solférino — Seine</text:p>
          </table:table-cell>
          <table:table-cell table:style-name="ce4" table:formula="of:=VLOOKUP([.B450];[$DonneesPrefPolice.$A$1:.$C$1334];3;0)" office:value-type="date" office:date-value="2014-10-10" calcext:value-type="date">
            <text:p>10/10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6819" calcext:value-type="float">
            <text:p>16819</text:p>
          </table:table-cell>
          <table:table-cell table:formula="of:=VLOOKUP([.B451];[$'Annexe 1'.$B$2:.$C$1392];2;0)" office:value-type="string" office:string-value="Rue des Pyramides, avenue de l'Opéra" calcext:value-type="string">
            <text:p>Rue des Pyramides, avenue de l'Opéra</text:p>
          </table:table-cell>
          <table:table-cell table:style-name="ce4" table:formula="of:=VLOOKUP([.B451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16887" calcext:value-type="float">
            <text:p>16887</text:p>
          </table:table-cell>
          <table:table-cell table:formula="of:=VLOOKUP([.B452];[$'Annexe 1'.$B$2:.$C$1392];2;0)" office:value-type="string" office:string-value="Quai de la Mégisserie, Pont Neuf" calcext:value-type="string">
            <text:p>Quai de la Mégisserie, Pont Neuf</text:p>
          </table:table-cell>
          <table:table-cell table:style-name="ce4" table:formula="of:=VLOOKUP([.B452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23987" calcext:value-type="float">
            <text:p>23987</text:p>
          </table:table-cell>
          <table:table-cell table:formula="of:=VLOOKUP([.B453];[$'Annexe 1'.$B$2:.$C$1392];2;0)" office:value-type="string" office:string-value="Rue de la Paix, rue Danielle Casanova" calcext:value-type="string">
            <text:p>Rue de la Paix, rue Danielle Casanova</text:p>
          </table:table-cell>
          <table:table-cell table:style-name="ce4" table:formula="of:=VLOOKUP([.B453];[$DonneesPrefPolice.$A$1:.$C$1334];3;0)" office:value-type="date" office:date-value="2012-11-02" calcext:value-type="date">
            <text:p>02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29222" calcext:value-type="float">
            <text:p>29222</text:p>
          </table:table-cell>
          <table:table-cell table:formula="of:=VLOOKUP([.B454];[$'Annexe 1'.$B$2:.$C$1392];2;0)" office:value-type="string" office:string-value="Place Joachim du Bellay, rue Saint-Denis, rue des Innocents" calcext:value-type="string">
            <text:p>Place Joachim du Bellay, rue Saint-Denis, rue des Innocents</text:p>
          </table:table-cell>
          <table:table-cell table:style-name="ce4" table:formula="of:=VLOOKUP([.B454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30950" calcext:value-type="float">
            <text:p>30950</text:p>
          </table:table-cell>
          <table:table-cell table:formula="of:=VLOOKUP([.B455];[$'Annexe 1'.$B$2:.$C$1392];2;0)" office:value-type="string" office:string-value="Place du Châtelet" calcext:value-type="string">
            <text:p>Place du Châtelet</text:p>
          </table:table-cell>
          <table:table-cell table:style-name="ce4" table:formula="of:=VLOOKUP([.B455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34698" calcext:value-type="float">
            <text:p>34698</text:p>
          </table:table-cell>
          <table:table-cell table:formula="of:=VLOOKUP([.B456];[$'Annexe 1'.$B$2:.$C$1392];2;0)" office:value-type="string" office:string-value="Rue Pierre Lescot, rue de Turbigo" calcext:value-type="string">
            <text:p>Rue Pierre Lescot, rue de Turbigo</text:p>
          </table:table-cell>
          <table:table-cell table:style-name="ce4" table:formula="of:=VLOOKUP([.B456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35346" calcext:value-type="float">
            <text:p>35346</text:p>
          </table:table-cell>
          <table:table-cell table:formula="of:=VLOOKUP([.B457];[$'Annexe 1'.$B$2:.$C$1392];2;0)" office:value-type="string" office:string-value="Rue Colonel Driant, rue Valois" calcext:value-type="string">
            <text:p>Rue Colonel Driant, rue Valois</text:p>
          </table:table-cell>
          <table:table-cell table:style-name="ce4" table:formula="of:=VLOOKUP([.B457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2234" calcext:value-type="float">
            <text:p>42234</text:p>
          </table:table-cell>
          <table:table-cell table:formula="of:=VLOOKUP([.B458];[$'Annexe 1'.$B$2:.$C$1392];2;0)" office:value-type="string" office:string-value="Place Joachim du Bellay, rue Berger, rue Pierre Lescot" calcext:value-type="string">
            <text:p>Place Joachim du Bellay, rue Berger, rue Pierre Lescot</text:p>
          </table:table-cell>
          <table:table-cell table:style-name="ce4" table:formula="of:=VLOOKUP([.B458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1" calcext:value-type="float">
            <text:p>75001</text:p>
          </table:table-cell>
          <table:table-cell table:style-name="ce3" office:value-type="float" office:value="44373" calcext:value-type="float">
            <text:p>44373</text:p>
          </table:table-cell>
          <table:table-cell table:formula="of:=VLOOKUP([.B459];[$'Annexe 1'.$B$2:.$C$1392];2;0)" office:value-type="string" office:string-value="Rue de Rivoli, rue de l'Echelle" calcext:value-type="string">
            <text:p>Rue de Rivoli, rue de l'Echelle</text:p>
          </table:table-cell>
          <table:table-cell table:style-name="ce4" table:formula="of:=VLOOKUP([.B459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77904" calcext:value-type="float">
            <text:p>77904</text:p>
          </table:table-cell>
          <table:table-cell table:formula="of:=VLOOKUP([.B460];[$'Annexe 1'.$B$2:.$C$1392];2;0)" office:value-type="string" office:string-value="Rue de Bretagne, rue de Turenne" calcext:value-type="string">
            <text:p>Rue de Bretagne, rue de Turenne</text:p>
          </table:table-cell>
          <table:table-cell table:style-name="ce4" table:formula="of:=VLOOKUP([.B460];[$DonneesPrefPolice.$A$1:.$C$1334];3;0)" office:value-type="date" office:date-value="2015-05-08" calcext:value-type="date">
            <text:p>08/05/15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84550" calcext:value-type="float">
            <text:p>84550</text:p>
          </table:table-cell>
          <table:table-cell table:formula="of:=VLOOKUP([.B461];[$'Annexe 1'.$B$2:.$C$1392];2;0)" office:value-type="string" office:string-value="Place de la République, rue du Temple" calcext:value-type="string">
            <text:p>Place de la République, rue du Temple</text:p>
          </table:table-cell>
          <table:table-cell table:style-name="ce4" table:formula="of:=VLOOKUP([.B461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84854" calcext:value-type="float">
            <text:p>84854</text:p>
          </table:table-cell>
          <table:table-cell table:formula="of:=VLOOKUP([.B462];[$'Annexe 1'.$B$2:.$C$1392];2;0)" office:value-type="string" office:string-value="Rue de Turbigo, rue du Temple" calcext:value-type="string">
            <text:p>Rue de Turbigo, rue du Temple</text:p>
          </table:table-cell>
          <table:table-cell table:style-name="ce4" table:formula="of:=VLOOKUP([.B462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3" calcext:value-type="float">
            <text:p>75003</text:p>
          </table:table-cell>
          <table:table-cell table:style-name="ce3" office:value-type="float" office:value="86717" calcext:value-type="float">
            <text:p>86717</text:p>
          </table:table-cell>
          <table:table-cell table:formula="of:=VLOOKUP([.B463];[$'Annexe 1'.$B$2:.$C$1392];2;0)" office:value-type="string" office:string-value="Boulevard Beaumarchais, rue des Arquebusiers" calcext:value-type="string">
            <text:p>Boulevard Beaumarchais, rue des Arquebusiers</text:p>
          </table:table-cell>
          <table:table-cell table:style-name="ce4" table:formula="of:=VLOOKUP([.B463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5" office:value-type="float" office:value="4051" calcext:value-type="float">
            <text:p>04051</text:p>
          </table:table-cell>
          <table:table-cell table:formula="of:=VLOOKUP([.B464];[$'Annexe 1'.$B$2:.$C$1392];2;0)" office:value-type="string" office:string-value="Rue des Francs Bourgeois, rue Vieille du Temple" calcext:value-type="string">
            <text:p>Rue des Francs Bourgeois, rue Vieille du Temple</text:p>
          </table:table-cell>
          <table:table-cell table:style-name="ce4" table:formula="of:=VLOOKUP([.B464];[$DonneesPrefPolice.$A$1:.$C$1334];3;0)" office:value-type="date" office:date-value="2016-11-24" calcext:value-type="date">
            <text:p>24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5" office:value-type="float" office:value="4058" calcext:value-type="float">
            <text:p>04058</text:p>
          </table:table-cell>
          <table:table-cell table:formula="of:=VLOOKUP([.B465];[$'Annexe 1'.$B$2:.$C$1392];2;0)" office:value-type="string" office:string-value="Rue de Sully, boulevard Henri IV" calcext:value-type="string">
            <text:p>Rue de Sully, boulevard Henri IV</text:p>
          </table:table-cell>
          <table:table-cell table:style-name="ce4" table:formula="of:=VLOOKUP([.B465];[$DonneesPrefPolice.$A$1:.$C$1334];3;0)" office:value-type="date" office:date-value="2016-07-08" calcext:value-type="date">
            <text:p>08/07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5" office:value-type="float" office:value="4059" calcext:value-type="float">
            <text:p>04059</text:p>
          </table:table-cell>
          <table:table-cell table:formula="of:=VLOOKUP([.B466];[$'Annexe 1'.$B$2:.$C$1392];2;0)" office:value-type="string" office:string-value="Boulevard Bourdon, rue Bassompierre" calcext:value-type="string">
            <text:p>Boulevard Bourdon, rue Bassompierre</text:p>
          </table:table-cell>
          <table:table-cell table:style-name="ce4" table:formula="of:=VLOOKUP([.B466];[$DonneesPrefPolice.$A$1:.$C$1334];3;0)" office:value-type="date" office:date-value="2017-05-11" calcext:value-type="date">
            <text:p>11/05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1218" calcext:value-type="float">
            <text:p>11218</text:p>
          </table:table-cell>
          <table:table-cell table:formula="of:=VLOOKUP([.B467];[$'Annexe 1'.$B$2:.$C$1392];2;0)" office:value-type="string" office:string-value="Rue Rambuteau, rue Beaubourg" calcext:value-type="string">
            <text:p>Rue Rambuteau, rue Beaubourg</text:p>
          </table:table-cell>
          <table:table-cell table:style-name="ce4" table:formula="of:=VLOOKUP([.B467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4314" calcext:value-type="float">
            <text:p>14314</text:p>
          </table:table-cell>
          <table:table-cell table:formula="of:=VLOOKUP([.B468];[$'Annexe 1'.$B$2:.$C$1392];2;0)" office:value-type="string" office:string-value="Port de l'Hôtel de Ville — Seine" calcext:value-type="string">
            <text:p>Port de l'Hôtel de Ville — Seine</text:p>
          </table:table-cell>
          <table:table-cell table:style-name="ce4" table:formula="of:=VLOOKUP([.B468];[$DonneesPrefPolice.$A$1:.$C$1334];3;0)" office:value-type="date" office:date-value="2014-10-24" calcext:value-type="date">
            <text:p>24/10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4914" calcext:value-type="float">
            <text:p>14914</text:p>
          </table:table-cell>
          <table:table-cell table:formula="of:=VLOOKUP([.B469];[$'Annexe 1'.$B$2:.$C$1392];2;0)" office:value-type="string" office:string-value="Port des Célestins — Seine" calcext:value-type="string">
            <text:p>Port des Célestins — Seine</text:p>
          </table:table-cell>
          <table:table-cell table:style-name="ce4" table:formula="of:=VLOOKUP([.B469];[$DonneesPrefPolice.$A$1:.$C$1334];3;0)" office:value-type="date" office:date-value="2014-09-19" calcext:value-type="date">
            <text:p>19/09/14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5518" calcext:value-type="float">
            <text:p>15518</text:p>
          </table:table-cell>
          <table:table-cell table:formula="of:=VLOOKUP([.B470];[$'Annexe 1'.$B$2:.$C$1392];2;0)" office:value-type="string" office:string-value="Rue de Rivoli, rue Saint-Martin" calcext:value-type="string">
            <text:p>Rue de Rivoli, rue Saint-Martin</text:p>
          </table:table-cell>
          <table:table-cell table:style-name="ce4" table:formula="of:=VLOOKUP([.B470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19726" calcext:value-type="float">
            <text:p>19726</text:p>
          </table:table-cell>
          <table:table-cell table:formula="of:=VLOOKUP([.B471];[$'Annexe 1'.$B$2:.$C$1392];2;0)" office:value-type="string" office:string-value="Rue Saint-Antoine, rue de Sévigné" calcext:value-type="string">
            <text:p>Rue Saint-Antoine, rue de Sévigné</text:p>
          </table:table-cell>
          <table:table-cell table:style-name="ce4" table:formula="of:=VLOOKUP([.B471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4684" calcext:value-type="float">
            <text:p>24684</text:p>
          </table:table-cell>
          <table:table-cell table:formula="of:=VLOOKUP([.B472];[$'Annexe 1'.$B$2:.$C$1392];2;0)" office:value-type="string" office:string-value="Place Baudoyer, rue François Miron" calcext:value-type="string">
            <text:p>Place Baudoyer, rue François Miron</text:p>
          </table:table-cell>
          <table:table-cell table:style-name="ce4" table:formula="of:=VLOOKUP([.B472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5230" calcext:value-type="float">
            <text:p>25230</text:p>
          </table:table-cell>
          <table:table-cell table:formula="of:=VLOOKUP([.B473];[$'Annexe 1'.$B$2:.$C$1392];2;0)" office:value-type="string" office:string-value="Quai Henri IV, Pont de Sully" calcext:value-type="string">
            <text:p>Quai Henri IV, Pont de Sully</text:p>
          </table:table-cell>
          <table:table-cell table:style-name="ce4" table:formula="of:=VLOOKUP([.B473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7843" calcext:value-type="float">
            <text:p>27843</text:p>
          </table:table-cell>
          <table:table-cell table:formula="of:=VLOOKUP([.B474];[$'Annexe 1'.$B$2:.$C$1392];2;0)" office:value-type="string" office:string-value="Quai d'Orléans, rue Jean du Bellay" calcext:value-type="string">
            <text:p>Quai d'Orléans, rue Jean du Bellay</text:p>
          </table:table-cell>
          <table:table-cell table:style-name="ce4" table:formula="of:=VLOOKUP([.B474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9297" calcext:value-type="float">
            <text:p>29297</text:p>
          </table:table-cell>
          <table:table-cell table:formula="of:=VLOOKUP([.B475];[$'Annexe 1'.$B$2:.$C$1392];2;0)" office:value-type="string" office:string-value="Place de l'Hôtel de Ville, avenue Victoria" calcext:value-type="string">
            <text:p>Place de l'Hôtel de Ville, avenue Victoria</text:p>
          </table:table-cell>
          <table:table-cell table:style-name="ce4" table:formula="of:=VLOOKUP([.B475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29770" calcext:value-type="float">
            <text:p>29770</text:p>
          </table:table-cell>
          <table:table-cell table:formula="of:=VLOOKUP([.B476];[$'Annexe 1'.$B$2:.$C$1392];2;0)" office:value-type="string" office:string-value="Quai de Gesvres, rue Saint-Martin" calcext:value-type="string">
            <text:p>Quai de Gesvres, rue Saint-Martin</text:p>
          </table:table-cell>
          <table:table-cell table:style-name="ce4" table:formula="of:=VLOOKUP([.B476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31606" calcext:value-type="float">
            <text:p>31606</text:p>
          </table:table-cell>
          <table:table-cell table:formula="of:=VLOOKUP([.B477];[$'Annexe 1'.$B$2:.$C$1392];2;0)" office:value-type="string" office:string-value="Rue de la Coutellerie, avenue Victoria" calcext:value-type="string">
            <text:p>Rue de la Coutellerie, avenue Victoria</text:p>
          </table:table-cell>
          <table:table-cell table:style-name="ce4" table:formula="of:=VLOOKUP([.B477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2910" calcext:value-type="float">
            <text:p>42910</text:p>
          </table:table-cell>
          <table:table-cell table:formula="of:=VLOOKUP([.B478];[$'Annexe 1'.$B$2:.$C$1392];2;0)" office:value-type="string" office:string-value="Pont Louis Philippe, quai de l'Hôtel de Ville" calcext:value-type="string">
            <text:p>Pont Louis Philippe, quai de l'Hôtel de Ville</text:p>
          </table:table-cell>
          <table:table-cell table:style-name="ce4" table:formula="of:=VLOOKUP([.B478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3699" calcext:value-type="float">
            <text:p>43699</text:p>
          </table:table-cell>
          <table:table-cell table:formula="of:=VLOOKUP([.B479];[$'Annexe 1'.$B$2:.$C$1392];2;0)" office:value-type="string" office:string-value="Place du Marché Sainte-Catherine" calcext:value-type="string">
            <text:p>Place du Marché Sainte-Catherine</text:p>
          </table:table-cell>
          <table:table-cell table:style-name="ce4" table:formula="of:=VLOOKUP([.B479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5070" calcext:value-type="float">
            <text:p>45070</text:p>
          </table:table-cell>
          <table:table-cell table:formula="of:=VLOOKUP([.B480];[$'Annexe 1'.$B$2:.$C$1392];2;0)" office:value-type="string" office:string-value="3, rue de Lobau" calcext:value-type="string">
            <text:p>3, rue de Lobau</text:p>
          </table:table-cell>
          <table:table-cell table:style-name="ce4" table:formula="of:=VLOOKUP([.B480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47437" calcext:value-type="float">
            <text:p>47437</text:p>
          </table:table-cell>
          <table:table-cell table:formula="of:=VLOOKUP([.B481];[$'Annexe 1'.$B$2:.$C$1392];2;0)" office:value-type="string" office:string-value="Rue de la Verrerie, rue du Renard" calcext:value-type="string">
            <text:p>Rue de la Verrerie, rue du Renard</text:p>
          </table:table-cell>
          <table:table-cell table:style-name="ce4" table:formula="of:=VLOOKUP([.B481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51827" calcext:value-type="float">
            <text:p>51827</text:p>
          </table:table-cell>
          <table:table-cell table:formula="of:=VLOOKUP([.B482];[$'Annexe 1'.$B$2:.$C$1392];2;0)" office:value-type="string" office:string-value="Cité/Notre-Dame" calcext:value-type="string">
            <text:p>Cité/Notre-Dame</text:p>
          </table:table-cell>
          <table:table-cell table:style-name="ce4" table:formula="of:=VLOOKUP([.B482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57088" calcext:value-type="float">
            <text:p>57088</text:p>
          </table:table-cell>
          <table:table-cell table:formula="of:=VLOOKUP([.B483];[$'Annexe 1'.$B$2:.$C$1392];2;0)" office:value-type="string" office:string-value="Ile Saint-Louis Pointe amont — Seine" calcext:value-type="string">
            <text:p>Ile Saint-Louis Pointe amont — Seine</text:p>
          </table:table-cell>
          <table:table-cell table:style-name="ce4" table:formula="of:=VLOOKUP([.B483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0044" calcext:value-type="float">
            <text:p>60044</text:p>
          </table:table-cell>
          <table:table-cell table:formula="of:=VLOOKUP([.B484];[$'Annexe 1'.$B$2:.$C$1392];2;0)" office:value-type="string" office:string-value="Rue Nonnains d'Hyères, rue Charlemagne" calcext:value-type="string">
            <text:p>Rue Nonnains d'Hyères, rue Charlemagne</text:p>
          </table:table-cell>
          <table:table-cell table:style-name="ce4" table:formula="of:=VLOOKUP([.B484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5370" calcext:value-type="float">
            <text:p>65370</text:p>
          </table:table-cell>
          <table:table-cell table:formula="of:=VLOOKUP([.B485];[$'Annexe 1'.$B$2:.$C$1392];2;0)" office:value-type="string" office:string-value="Toit de l'Hôtel de Ville" calcext:value-type="string">
            <text:p>Toit de l'Hôtel de Ville</text:p>
          </table:table-cell>
          <table:table-cell table:style-name="ce4" table:formula="of:=VLOOKUP([.B485];[$DonneesPrefPolice.$A$1:.$C$1334];3;0)" office:value-type="date" office:date-value="2012-08-03" calcext:value-type="date">
            <text:p>03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6378" calcext:value-type="float">
            <text:p>66378</text:p>
          </table:table-cell>
          <table:table-cell table:formula="of:=VLOOKUP([.B486];[$'Annexe 1'.$B$2:.$C$1392];2;0)" office:value-type="string" office:string-value="Rue des Rosiers, rue Vieille du Temple" calcext:value-type="string">
            <text:p>Rue des Rosiers, rue Vieille du Temple</text:p>
          </table:table-cell>
          <table:table-cell table:style-name="ce4" table:formula="of:=VLOOKUP([.B486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6461" calcext:value-type="float">
            <text:p>66461</text:p>
          </table:table-cell>
          <table:table-cell table:formula="of:=VLOOKUP([.B487];[$'Annexe 1'.$B$2:.$C$1392];2;0)" office:value-type="string" office:string-value="Quai des Célestins, pont Marie" calcext:value-type="string">
            <text:p>Quai des Célestins, pont Marie</text:p>
          </table:table-cell>
          <table:table-cell table:style-name="ce4" table:formula="of:=VLOOKUP([.B487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7079" calcext:value-type="float">
            <text:p>67079</text:p>
          </table:table-cell>
          <table:table-cell table:formula="of:=VLOOKUP([.B488];[$'Annexe 1'.$B$2:.$C$1392];2;0)" office:value-type="string" office:string-value="Rue de Rivoli, boulevard de Sébastopol" calcext:value-type="string">
            <text:p>Rue de Rivoli, boulevard de Sébastopol</text:p>
          </table:table-cell>
          <table:table-cell table:style-name="ce4" table:formula="of:=VLOOKUP([.B488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68710" calcext:value-type="float">
            <text:p>68710</text:p>
          </table:table-cell>
          <table:table-cell table:formula="of:=VLOOKUP([.B489];[$'Annexe 1'.$B$2:.$C$1392];2;0)" office:value-type="string" office:string-value="Boulevard du Palais, quai des Orfèvres" calcext:value-type="string">
            <text:p>Boulevard du Palais, quai des Orfèvres</text:p>
          </table:table-cell>
          <table:table-cell table:style-name="ce4" table:formula="of:=VLOOKUP([.B489];[$DonneesPrefPolice.$A$1:.$C$1334];3;0)" office:value-type="date" office:date-value="2012-03-16" calcext:value-type="date">
            <text:p>16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79965" calcext:value-type="float">
            <text:p>79965</text:p>
          </table:table-cell>
          <table:table-cell table:formula="of:=VLOOKUP([.B490];[$'Annexe 1'.$B$2:.$C$1392];2;0)" office:value-type="string" office:string-value="Boulevard Bourdon, boulevard Morland" calcext:value-type="string">
            <text:p>Boulevard Bourdon, boulevard Morland</text:p>
          </table:table-cell>
          <table:table-cell table:style-name="ce4" table:formula="of:=VLOOKUP([.B490];[$DonneesPrefPolice.$A$1:.$C$1334];3;0)" office:value-type="date" office:date-value="2012-01-09" calcext:value-type="date">
            <text:p>09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82723" calcext:value-type="float">
            <text:p>82723</text:p>
          </table:table-cell>
          <table:table-cell table:formula="of:=VLOOKUP([.B491];[$'Annexe 1'.$B$2:.$C$1392];2;0)" office:value-type="string" office:string-value="Place Louis Lépine abords de la Cité" calcext:value-type="string">
            <text:p>Place Louis Lépine abords de la Cité</text:p>
          </table:table-cell>
          <table:table-cell table:style-name="ce4" table:formula="of:=VLOOKUP([.B491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83818" calcext:value-type="float">
            <text:p>83818</text:p>
          </table:table-cell>
          <table:table-cell table:formula="of:=VLOOKUP([.B492];[$'Annexe 1'.$B$2:.$C$1392];2;0)" office:value-type="string" office:string-value="18, boulevard Morland" calcext:value-type="string">
            <text:p>18, boulevard Morland</text:p>
          </table:table-cell>
          <table:table-cell table:style-name="ce4" table:formula="of:=VLOOKUP([.B492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84795" calcext:value-type="float">
            <text:p>84795</text:p>
          </table:table-cell>
          <table:table-cell table:formula="of:=VLOOKUP([.B493];[$'Annexe 1'.$B$2:.$C$1392];2;0)" office:value-type="string" office:string-value="Rue de Lobau, rue de Rivoli" calcext:value-type="string">
            <text:p>Rue de Lobau, rue de Rivoli</text:p>
          </table:table-cell>
          <table:table-cell table:style-name="ce4" table:formula="of:=VLOOKUP([.B493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3031" calcext:value-type="float">
            <text:p>93031</text:p>
          </table:table-cell>
          <table:table-cell table:formula="of:=VLOOKUP([.B494];[$'Annexe 1'.$B$2:.$C$1392];2;0)" office:value-type="string" office:string-value="Pont Notre-Dame, quai de Corse" calcext:value-type="string">
            <text:p>Pont Notre-Dame, quai de Corse</text:p>
          </table:table-cell>
          <table:table-cell table:style-name="ce4" table:formula="of:=VLOOKUP([.B494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6036" calcext:value-type="float">
            <text:p>96036</text:p>
          </table:table-cell>
          <table:table-cell table:formula="of:=VLOOKUP([.B495];[$'Annexe 1'.$B$2:.$C$1392];2;0)" office:value-type="string" office:string-value="Rue du Petit Musc, rue Saint-Antoine" calcext:value-type="string">
            <text:p>Rue du Petit Musc, rue Saint-Antoine</text:p>
          </table:table-cell>
          <table:table-cell table:style-name="ce4" table:formula="of:=VLOOKUP([.B495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6299" calcext:value-type="float">
            <text:p>96299</text:p>
          </table:table-cell>
          <table:table-cell table:formula="of:=VLOOKUP([.B496];[$'Annexe 1'.$B$2:.$C$1392];2;0)" office:value-type="string" office:string-value="Pont Marie amont — Seine" calcext:value-type="string">
            <text:p>Pont Marie amont — Seine</text:p>
          </table:table-cell>
          <table:table-cell table:style-name="ce4" table:formula="of:=VLOOKUP([.B496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4" calcext:value-type="float">
            <text:p>75004</text:p>
          </table:table-cell>
          <table:table-cell table:style-name="ce3" office:value-type="float" office:value="99492" calcext:value-type="float">
            <text:p>99492</text:p>
          </table:table-cell>
          <table:table-cell table:formula="of:=VLOOKUP([.B497];[$'Annexe 1'.$B$2:.$C$1392];2;0)" office:value-type="string" office:string-value="Pont d'Arcole amont — Seine" calcext:value-type="string">
            <text:p>Pont d'Arcole amont — Seine</text:p>
          </table:table-cell>
          <table:table-cell table:style-name="ce4" table:formula="of:=VLOOKUP([.B497];[$DonneesPrefPolice.$A$1:.$C$1334];3;0)" office:value-type="date" office:date-value="2012-10-26" calcext:value-type="date">
            <text:p>26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1" calcext:value-type="float">
            <text:p>5051</text:p>
          </table:table-cell>
          <table:table-cell table:formula="of:=VLOOKUP([.B498];[$'Annexe 1'.$B$2:.$C$1392];2;0)" office:value-type="string" office:string-value="Rue du Fouarre, rue Lagrange" calcext:value-type="string">
            <text:p>Rue du Fouarre, rue Lagrange</text:p>
          </table:table-cell>
          <table:table-cell table:style-name="ce4" table:formula="of:=VLOOKUP([.B498];[$DonneesPrefPolice.$A$1:.$C$1334];3;0)" office:value-type="date" office:date-value="2016-12-21" calcext:value-type="date">
            <text:p>21/12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4" calcext:value-type="float">
            <text:p>5054</text:p>
          </table:table-cell>
          <table:table-cell table:formula="of:=VLOOKUP([.B499];[$'Annexe 1'.$B$2:.$C$1392];2;0)" office:value-type="string" office:string-value="Rue Poliveau, rue Geoffroy Saint-Hilaire" calcext:value-type="string">
            <text:p>Rue Poliveau, rue Geoffroy Saint-Hilaire</text:p>
          </table:table-cell>
          <table:table-cell table:style-name="ce4" table:formula="of:=VLOOKUP([.B499];[$DonneesPrefPolice.$A$1:.$C$1334];3;0)" office:value-type="date" office:date-value="2016-07-22" calcext:value-type="date">
            <text:p>22/07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7" calcext:value-type="float">
            <text:p>5057</text:p>
          </table:table-cell>
          <table:table-cell table:formula="of:=VLOOKUP([.B500];[$'Annexe 1'.$B$2:.$C$1392];2;0)" office:value-type="string" office:string-value="Rue Claude Bernard, rue Vauquelin" calcext:value-type="string">
            <text:p>Rue Claude Bernard, rue Vauquelin</text:p>
          </table:table-cell>
          <table:table-cell table:style-name="ce4" table:formula="of:=VLOOKUP([.B500];[$DonneesPrefPolice.$A$1:.$C$1334];3;0)" office:value-type="date" office:date-value="2016-09-21" calcext:value-type="date">
            <text:p>21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8" calcext:value-type="float">
            <text:p>5058</text:p>
          </table:table-cell>
          <table:table-cell table:formula="of:=VLOOKUP([.B501];[$'Annexe 1'.$B$2:.$C$1392];2;0)" office:value-type="string" office:string-value="Rue Pierre Nicole, rue du Val de Grâce" calcext:value-type="string">
            <text:p>Rue Pierre Nicole, rue du Val de Grâce</text:p>
          </table:table-cell>
          <table:table-cell table:style-name="ce4" table:formula="of:=VLOOKUP([.B501];[$DonneesPrefPolice.$A$1:.$C$1334];3;0)" office:value-type="date" office:date-value="2016-09-30" calcext:value-type="date">
            <text:p>30/09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12312" calcext:value-type="float">
            <text:p>12312</text:p>
          </table:table-cell>
          <table:table-cell table:formula="of:=VLOOKUP([.B502];[$'Annexe 1'.$B$2:.$C$1392];2;0)" office:value-type="string" office:string-value="Rue Blainville, place de la Contrescarpe" calcext:value-type="string">
            <text:p>Rue Blainville, place de la Contrescarpe</text:p>
          </table:table-cell>
          <table:table-cell table:style-name="ce4" table:formula="of:=VLOOKUP([.B502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15242" calcext:value-type="float">
            <text:p>15242</text:p>
          </table:table-cell>
          <table:table-cell table:formula="of:=VLOOKUP([.B503];[$'Annexe 1'.$B$2:.$C$1392];2;0)" office:value-type="string" office:string-value="Place Maubert" calcext:value-type="string">
            <text:p>Place Maubert</text:p>
          </table:table-cell>
          <table:table-cell table:style-name="ce4" table:formula="of:=VLOOKUP([.B503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20669" calcext:value-type="float">
            <text:p>20669</text:p>
          </table:table-cell>
          <table:table-cell table:formula="of:=VLOOKUP([.B504];[$'Annexe 1'.$B$2:.$C$1392];2;0)" office:value-type="string" office:string-value="Boulevard Saint-Germain, quai de la Tournelle" calcext:value-type="string">
            <text:p>Boulevard Saint-Germain, quai de la Tournelle</text:p>
          </table:table-cell>
          <table:table-cell table:style-name="ce4" table:formula="of:=VLOOKUP([.B504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38623" calcext:value-type="float">
            <text:p>38623</text:p>
          </table:table-cell>
          <table:table-cell table:formula="of:=VLOOKUP([.B505];[$'Annexe 1'.$B$2:.$C$1392];2;0)" office:value-type="string" office:string-value="Boulevard Saint-Michel, place de laSorbonne" calcext:value-type="string">
            <text:p>Boulevard Saint-Michel, place de laSorbonne</text:p>
          </table:table-cell>
          <table:table-cell table:style-name="ce4" table:formula="of:=VLOOKUP([.B505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39271" calcext:value-type="float">
            <text:p>39271</text:p>
          </table:table-cell>
          <table:table-cell table:formula="of:=VLOOKUP([.B506];[$'Annexe 1'.$B$2:.$C$1392];2;0)" office:value-type="string" office:string-value="Boulevard Saint-Michel, rue Soufflot" calcext:value-type="string">
            <text:p>Boulevard Saint-Michel, rue Soufflot</text:p>
          </table:table-cell>
          <table:table-cell table:style-name="ce4" table:formula="of:=VLOOKUP([.B506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43043" calcext:value-type="float">
            <text:p>43043</text:p>
          </table:table-cell>
          <table:table-cell table:formula="of:=VLOOKUP([.B507];[$'Annexe 1'.$B$2:.$C$1392];2;0)" office:value-type="string" office:string-value="Rue de la Harpe, rue de la Huchette" calcext:value-type="string">
            <text:p>Rue de la Harpe, rue de la Huchette</text:p>
          </table:table-cell>
          <table:table-cell table:style-name="ce4" table:formula="of:=VLOOKUP([.B507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48902" calcext:value-type="float">
            <text:p>48902</text:p>
          </table:table-cell>
          <table:table-cell table:formula="of:=VLOOKUP([.B508];[$'Annexe 1'.$B$2:.$C$1392];2;0)" office:value-type="string" office:string-value="Square Tino Rossi" calcext:value-type="string">
            <text:p>Square Tino Rossi</text:p>
          </table:table-cell>
          <table:table-cell table:style-name="ce4" table:formula="of:=VLOOKUP([.B508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044" calcext:value-type="float">
            <text:p>50044</text:p>
          </table:table-cell>
          <table:table-cell table:formula="of:=VLOOKUP([.B509];[$'Annexe 1'.$B$2:.$C$1392];2;0)" office:value-type="string" office:string-value="Rue Mouffetard, rue de l'Epée de Bois" calcext:value-type="string">
            <text:p>Rue Mouffetard, rue de l'Epée de Bois</text:p>
          </table:table-cell>
          <table:table-cell table:style-name="ce4" table:formula="of:=VLOOKUP([.B509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581" calcext:value-type="float">
            <text:p>50581</text:p>
          </table:table-cell>
          <table:table-cell table:formula="of:=VLOOKUP([.B510];[$'Annexe 1'.$B$2:.$C$1392];2;0)" office:value-type="string" office:string-value="Rue Linné, rue des Boulangers" calcext:value-type="string">
            <text:p>Rue Linné, rue des Boulangers</text:p>
          </table:table-cell>
          <table:table-cell table:style-name="ce4" table:formula="of:=VLOOKUP([.B510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0850" calcext:value-type="float">
            <text:p>50850</text:p>
          </table:table-cell>
          <table:table-cell table:formula="of:=VLOOKUP([.B511];[$'Annexe 1'.$B$2:.$C$1392];2;0)" office:value-type="string" office:string-value="Rue Saint-Jacques, rue des Ecoles" calcext:value-type="string">
            <text:p>Rue Saint-Jacques, rue des Ecoles</text:p>
          </table:table-cell>
          <table:table-cell table:style-name="ce4" table:formula="of:=VLOOKUP([.B511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3322" calcext:value-type="float">
            <text:p>53322</text:p>
          </table:table-cell>
          <table:table-cell table:formula="of:=VLOOKUP([.B512];[$'Annexe 1'.$B$2:.$C$1392];2;0)" office:value-type="string" office:string-value="Boulevard Saint-Germain, rue Saint-Jacques" calcext:value-type="string">
            <text:p>Boulevard Saint-Germain, rue Saint-Jacques</text:p>
          </table:table-cell>
          <table:table-cell table:style-name="ce4" table:formula="of:=VLOOKUP([.B512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3679" calcext:value-type="float">
            <text:p>53679</text:p>
          </table:table-cell>
          <table:table-cell table:formula="of:=VLOOKUP([.B513];[$'Annexe 1'.$B$2:.$C$1392];2;0)" office:value-type="string" office:string-value="Boulevard Saint-Michel, place Louis Marin" calcext:value-type="string">
            <text:p>Boulevard Saint-Michel, place Louis Marin</text:p>
          </table:table-cell>
          <table:table-cell table:style-name="ce4" table:formula="of:=VLOOKUP([.B513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4992" calcext:value-type="float">
            <text:p>54992</text:p>
          </table:table-cell>
          <table:table-cell table:formula="of:=VLOOKUP([.B514];[$'Annexe 1'.$B$2:.$C$1392];2;0)" office:value-type="string" office:string-value="Pont de Sully, quai Tournelle" calcext:value-type="string">
            <text:p>Pont de Sully, quai Tournelle</text:p>
          </table:table-cell>
          <table:table-cell table:style-name="ce4" table:formula="of:=VLOOKUP([.B514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5" calcext:value-type="float">
            <text:p>75005</text:p>
          </table:table-cell>
          <table:table-cell table:style-name="ce3" office:value-type="float" office:value="58021" calcext:value-type="float">
            <text:p>58021</text:p>
          </table:table-cell>
          <table:table-cell table:formula="of:=VLOOKUP([.B515];[$'Annexe 1'.$B$2:.$C$1392];2;0)" office:value-type="string" office:string-value="Square Tino Rossi, quai Saint-Bernard" calcext:value-type="string">
            <text:p>Square Tino Rossi, quai Saint-Bernard</text:p>
          </table:table-cell>
          <table:table-cell table:style-name="ce4" table:formula="of:=VLOOKUP([.B515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1909" calcext:value-type="float">
            <text:p>21909</text:p>
          </table:table-cell>
          <table:table-cell table:formula="of:=VLOOKUP([.B516];[$'Annexe 1'.$B$2:.$C$1392];2;0)" office:value-type="string" office:string-value="Boulevard de la Tour Maubourg, rue de l'Université" calcext:value-type="string">
            <text:p>Boulevard de la Tour Maubourg, rue de l'Université</text:p>
          </table:table-cell>
          <table:table-cell table:style-name="ce4" table:formula="of:=VLOOKUP([.B516];[$DonneesPrefPolice.$A$1:.$C$1334];3;0)" office:value-type="date" office:date-value="2013-06-14" calcext:value-type="date">
            <text:p>14/06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3371" calcext:value-type="float">
            <text:p>23371</text:p>
          </table:table-cell>
          <table:table-cell table:formula="of:=VLOOKUP([.B517];[$'Annexe 1'.$B$2:.$C$1392];2;0)" office:value-type="string" office:string-value="Port de Solférino, niveau Musée de la Légion d'Honneur — Seine" calcext:value-type="string">
            <text:p>Port de Solférino, niveau Musée de la Légion d'Honneur — Seine</text:p>
          </table:table-cell>
          <table:table-cell table:style-name="ce4" table:formula="of:=VLOOKUP([.B517];[$DonneesPrefPolice.$A$1:.$C$1334];3;0)" office:value-type="date" office:date-value="2013-07-26" calcext:value-type="date">
            <text:p>26/07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29075" calcext:value-type="float">
            <text:p>29075</text:p>
          </table:table-cell>
          <table:table-cell table:formula="of:=VLOOKUP([.B518];[$'Annexe 1'.$B$2:.$C$1392];2;0)" office:value-type="string" office:string-value="Port des Invalides, aval du pont Alexandre III — Seine" calcext:value-type="string">
            <text:p>Port des Invalides, aval du pont Alexandre III — Seine</text:p>
          </table:table-cell>
          <table:table-cell table:style-name="ce4" table:formula="of:=VLOOKUP([.B518];[$DonneesPrefPolice.$A$1:.$C$1334];3;0)" office:value-type="date" office:date-value="2013-12-13" calcext:value-type="date">
            <text:p>13/1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0736" calcext:value-type="float">
            <text:p>30736</text:p>
          </table:table-cell>
          <table:table-cell table:formula="of:=VLOOKUP([.B519];[$'Annexe 1'.$B$2:.$C$1392];2;0)" office:value-type="string" office:string-value="Rue de Sèvres, rue du Bac" calcext:value-type="string">
            <text:p>Rue de Sèvres, rue du Bac</text:p>
          </table:table-cell>
          <table:table-cell table:style-name="ce4" table:formula="of:=VLOOKUP([.B519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1779" calcext:value-type="float">
            <text:p>31779</text:p>
          </table:table-cell>
          <table:table-cell table:formula="of:=VLOOKUP([.B520];[$'Annexe 1'.$B$2:.$C$1392];2;0)" office:value-type="string" office:string-value="Rue de Grenelle, rue de Bellechasse" calcext:value-type="string">
            <text:p>Rue de Grenelle, rue de Bellechasse</text:p>
          </table:table-cell>
          <table:table-cell table:style-name="ce4" table:formula="of:=VLOOKUP([.B520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3282" calcext:value-type="float">
            <text:p>33282</text:p>
          </table:table-cell>
          <table:table-cell table:formula="of:=VLOOKUP([.B521];[$'Annexe 1'.$B$2:.$C$1392];2;0)" office:value-type="string" office:string-value="Avenue du Maréchal Galliéni, rue de l'Université" calcext:value-type="string">
            <text:p>Avenue du Maréchal Galliéni, rue de l'Université</text:p>
          </table:table-cell>
          <table:table-cell table:style-name="ce4" table:formula="of:=VLOOKUP([.B521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4479" calcext:value-type="float">
            <text:p>34479</text:p>
          </table:table-cell>
          <table:table-cell table:formula="of:=VLOOKUP([.B522];[$'Annexe 1'.$B$2:.$C$1392];2;0)" office:value-type="string" office:string-value="Avenue du Général Détrié, avenue Charles Floquet" calcext:value-type="string">
            <text:p>Avenue du Général Détrié, avenue Charles Floquet</text:p>
          </table:table-cell>
          <table:table-cell table:style-name="ce4" table:formula="of:=VLOOKUP([.B522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8775" calcext:value-type="float">
            <text:p>38775</text:p>
          </table:table-cell>
          <table:table-cell table:formula="of:=VLOOKUP([.B523];[$'Annexe 1'.$B$2:.$C$1392];2;0)" office:value-type="string" office:string-value="Place de la Résistance" calcext:value-type="string">
            <text:p>Place de la Résistance</text:p>
          </table:table-cell>
          <table:table-cell table:style-name="ce4" table:formula="of:=VLOOKUP([.B52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39992" calcext:value-type="float">
            <text:p>39992</text:p>
          </table:table-cell>
          <table:table-cell table:formula="of:=VLOOKUP([.B524];[$'Annexe 1'.$B$2:.$C$1392];2;0)" office:value-type="string" office:string-value="Quai Branly, pont d'Iéna" calcext:value-type="string">
            <text:p>Quai Branly, pont d'Iéna</text:p>
          </table:table-cell>
          <table:table-cell table:style-name="ce4" table:formula="of:=VLOOKUP([.B524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46990" calcext:value-type="float">
            <text:p>46990</text:p>
          </table:table-cell>
          <table:table-cell table:formula="of:=VLOOKUP([.B525];[$'Annexe 1'.$B$2:.$C$1392];2;0)" office:value-type="string" office:string-value="Pont Alexandre III, quai Anatole France" calcext:value-type="string">
            <text:p>Pont Alexandre III, quai Anatole France</text:p>
          </table:table-cell>
          <table:table-cell table:style-name="ce4" table:formula="of:=VLOOKUP([.B525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2217" calcext:value-type="float">
            <text:p>52217</text:p>
          </table:table-cell>
          <table:table-cell table:formula="of:=VLOOKUP([.B526];[$'Annexe 1'.$B$2:.$C$1392];2;0)" office:value-type="string" office:string-value="Avenue de Suffren, avenue Joseph Bouvard" calcext:value-type="string">
            <text:p>Avenue de Suffren, avenue Joseph Bouvard</text:p>
          </table:table-cell>
          <table:table-cell table:style-name="ce4" table:formula="of:=VLOOKUP([.B526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2733" calcext:value-type="float">
            <text:p>52733</text:p>
          </table:table-cell>
          <table:table-cell table:formula="of:=VLOOKUP([.B527];[$'Annexe 1'.$B$2:.$C$1392];2;0)" office:value-type="string" office:string-value="Assemblée Nationale" calcext:value-type="string">
            <text:p>Assemblée Nationale</text:p>
          </table:table-cell>
          <table:table-cell table:style-name="ce4" table:formula="of:=VLOOKUP([.B527];[$DonneesPrefPolice.$A$1:.$C$1334];3;0)" office:value-type="date" office:date-value="2012-08-17" calcext:value-type="date">
            <text:p>17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3718" calcext:value-type="float">
            <text:p>53718</text:p>
          </table:table-cell>
          <table:table-cell table:formula="of:=VLOOKUP([.B528];[$'Annexe 1'.$B$2:.$C$1392];2;0)" office:value-type="string" office:string-value="Place du Général Gouraud" calcext:value-type="string">
            <text:p>Place du Général Gouraud</text:p>
          </table:table-cell>
          <table:table-cell table:style-name="ce4" table:formula="of:=VLOOKUP([.B528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4776" calcext:value-type="float">
            <text:p>54776</text:p>
          </table:table-cell>
          <table:table-cell table:formula="of:=VLOOKUP([.B529];[$'Annexe 1'.$B$2:.$C$1392];2;0)" office:value-type="string" office:string-value="Port du Gros Caillou, aval pont des Invalides — Seine" calcext:value-type="string">
            <text:p>Port du Gros Caillou, aval pont des Invalides — Seine</text:p>
          </table:table-cell>
          <table:table-cell table:style-name="ce4" table:formula="of:=VLOOKUP([.B529];[$DonneesPrefPolice.$A$1:.$C$1334];3;0)" office:value-type="date" office:date-value="2013-07-26" calcext:value-type="date">
            <text:p>26/07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5428" calcext:value-type="float">
            <text:p>55428</text:p>
          </table:table-cell>
          <table:table-cell table:formula="of:=VLOOKUP([.B530];[$'Annexe 1'.$B$2:.$C$1392];2;0)" office:value-type="string" office:string-value="Avenue de Tourville, avenue de Ségur" calcext:value-type="string">
            <text:p>Avenue de Tourville, avenue de Ségur</text:p>
          </table:table-cell>
          <table:table-cell table:style-name="ce4" table:formula="of:=VLOOKUP([.B530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6074" calcext:value-type="float">
            <text:p>56074</text:p>
          </table:table-cell>
          <table:table-cell table:formula="of:=VLOOKUP([.B531];[$'Annexe 1'.$B$2:.$C$1392];2;0)" office:value-type="string" office:string-value="Place Jacques Rueff" calcext:value-type="string">
            <text:p>Place Jacques Rueff</text:p>
          </table:table-cell>
          <table:table-cell table:style-name="ce4" table:formula="of:=VLOOKUP([.B531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6154" calcext:value-type="float">
            <text:p>56154</text:p>
          </table:table-cell>
          <table:table-cell table:formula="of:=VLOOKUP([.B532];[$'Annexe 1'.$B$2:.$C$1392];2;0)" office:value-type="string" office:string-value="Avenue de Tourville, avenue de Villars" calcext:value-type="string">
            <text:p>Avenue de Tourville, avenue de Villars</text:p>
          </table:table-cell>
          <table:table-cell table:style-name="ce4" table:formula="of:=VLOOKUP([.B532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6538" calcext:value-type="float">
            <text:p>56538</text:p>
          </table:table-cell>
          <table:table-cell table:formula="of:=VLOOKUP([.B533];[$'Annexe 1'.$B$2:.$C$1392];2;0)" office:value-type="string" office:string-value="Rue de la Comète, rue de Grenelle" calcext:value-type="string">
            <text:p>Rue de la Comète, rue de Grenelle</text:p>
          </table:table-cell>
          <table:table-cell table:style-name="ce4" table:formula="of:=VLOOKUP([.B53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8390" calcext:value-type="float">
            <text:p>58390</text:p>
          </table:table-cell>
          <table:table-cell table:formula="of:=VLOOKUP([.B534];[$'Annexe 1'.$B$2:.$C$1392];2;0)" office:value-type="string" office:string-value="Avenue de la Motte Picquet, rue Cler" calcext:value-type="string">
            <text:p>Avenue de la Motte Picquet, rue Cler</text:p>
          </table:table-cell>
          <table:table-cell table:style-name="ce4" table:formula="of:=VLOOKUP([.B534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9293" calcext:value-type="float">
            <text:p>59293</text:p>
          </table:table-cell>
          <table:table-cell table:formula="of:=VLOOKUP([.B535];[$'Annexe 1'.$B$2:.$C$1392];2;0)" office:value-type="string" office:string-value="Avenue Emile Deschanel, avenue de Belgrade" calcext:value-type="string">
            <text:p>Avenue Emile Deschanel, avenue de Belgrade</text:p>
          </table:table-cell>
          <table:table-cell table:style-name="ce4" table:formula="of:=VLOOKUP([.B535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59729" calcext:value-type="float">
            <text:p>59729</text:p>
          </table:table-cell>
          <table:table-cell table:formula="of:=VLOOKUP([.B536];[$'Annexe 1'.$B$2:.$C$1392];2;0)" office:value-type="string" office:string-value="Rue du Bac, rue de Varenne" calcext:value-type="string">
            <text:p>Rue du Bac, rue de Varenne</text:p>
          </table:table-cell>
          <table:table-cell table:style-name="ce4" table:formula="of:=VLOOKUP([.B536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0073" calcext:value-type="float">
            <text:p>60073</text:p>
          </table:table-cell>
          <table:table-cell table:formula="of:=VLOOKUP([.B537];[$'Annexe 1'.$B$2:.$C$1392];2;0)" office:value-type="string" office:string-value="Port des Invalides, aval pont de la Concorde — Seine" calcext:value-type="string">
            <text:p>Port des Invalides, aval pont de la Concorde — Seine</text:p>
          </table:table-cell>
          <table:table-cell table:style-name="ce4" table:formula="of:=VLOOKUP([.B537];[$DonneesPrefPolice.$A$1:.$C$1334];3;0)" office:value-type="date" office:date-value="2013-07-26" calcext:value-type="date">
            <text:p>26/07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0800" calcext:value-type="float">
            <text:p>60800</text:p>
          </table:table-cell>
          <table:table-cell table:formula="of:=VLOOKUP([.B538];[$'Annexe 1'.$B$2:.$C$1392];2;0)" office:value-type="string" office:string-value="Boulevard des Invalides, rue de Varenne" calcext:value-type="string">
            <text:p>Boulevard des Invalides, rue de Varenne</text:p>
          </table:table-cell>
          <table:table-cell table:style-name="ce4" table:formula="of:=VLOOKUP([.B538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3877" calcext:value-type="float">
            <text:p>63877</text:p>
          </table:table-cell>
          <table:table-cell table:formula="of:=VLOOKUP([.B539];[$'Annexe 1'.$B$2:.$C$1392];2;0)" office:value-type="string" office:string-value="Port de la Bourdonnais, aval pont de l'Alma — Seine" calcext:value-type="string">
            <text:p>Port de la Bourdonnais, aval pont de l'Alma — Seine</text:p>
          </table:table-cell>
          <table:table-cell table:style-name="ce4" table:formula="of:=VLOOKUP([.B539];[$DonneesPrefPolice.$A$1:.$C$1334];3;0)" office:value-type="date" office:date-value="2013-07-26" calcext:value-type="date">
            <text:p>26/07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6070" calcext:value-type="float">
            <text:p>66070</text:p>
          </table:table-cell>
          <table:table-cell table:formula="of:=VLOOKUP([.B540];[$'Annexe 1'.$B$2:.$C$1392];2;0)" office:value-type="string" office:string-value="Port de Solférino, niveau Musée d'Orsay — Seine" calcext:value-type="string">
            <text:p>Port de Solférino, niveau Musée d'Orsay — Seine</text:p>
          </table:table-cell>
          <table:table-cell table:style-name="ce4" table:formula="of:=VLOOKUP([.B540];[$DonneesPrefPolice.$A$1:.$C$1334];3;0)" office:value-type="date" office:date-value="2013-07-26" calcext:value-type="date">
            <text:p>26/07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9064" calcext:value-type="float">
            <text:p>69064</text:p>
          </table:table-cell>
          <table:table-cell table:formula="of:=VLOOKUP([.B541];[$'Annexe 1'.$B$2:.$C$1392];2;0)" office:value-type="string" office:string-value="Boulevard des Invalides, avenue de Tourville" calcext:value-type="string">
            <text:p>Boulevard des Invalides, avenue de Tourville</text:p>
          </table:table-cell>
          <table:table-cell table:style-name="ce4" table:formula="of:=VLOOKUP([.B541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9121" calcext:value-type="float">
            <text:p>69121</text:p>
          </table:table-cell>
          <table:table-cell table:formula="of:=VLOOKUP([.B542];[$'Annexe 1'.$B$2:.$C$1392];2;0)" office:value-type="string" office:string-value="Rue de l'Université, rue de Constantine" calcext:value-type="string">
            <text:p>Rue de l'Université, rue de Constantine</text:p>
          </table:table-cell>
          <table:table-cell table:style-name="ce4" table:formula="of:=VLOOKUP([.B542];[$DonneesPrefPolice.$A$1:.$C$1334];3;0)" office:value-type="date" office:date-value="2012-03-16" calcext:value-type="date">
            <text:p>16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69173" calcext:value-type="float">
            <text:p>69173</text:p>
          </table:table-cell>
          <table:table-cell table:formula="of:=VLOOKUP([.B543];[$'Annexe 1'.$B$2:.$C$1392];2;0)" office:value-type="string" office:string-value="Avenue Duquesne, avenue de Ségur" calcext:value-type="string">
            <text:p>Avenue Duquesne, avenue de Ségur</text:p>
          </table:table-cell>
          <table:table-cell table:style-name="ce4" table:formula="of:=VLOOKUP([.B543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1064" calcext:value-type="float">
            <text:p>71064</text:p>
          </table:table-cell>
          <table:table-cell table:formula="of:=VLOOKUP([.B544];[$'Annexe 1'.$B$2:.$C$1392];2;0)" office:value-type="string" office:string-value="Quai Anatole France, Pont Royal" calcext:value-type="string">
            <text:p>Quai Anatole France, Pont Royal</text:p>
          </table:table-cell>
          <table:table-cell table:style-name="ce4" table:formula="of:=VLOOKUP([.B544];[$DonneesPrefPolice.$A$1:.$C$1334];3;0)" office:value-type="date" office:date-value="2012-10-12" calcext:value-type="date">
            <text:p>12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1658" calcext:value-type="float">
            <text:p>71658</text:p>
          </table:table-cell>
          <table:table-cell table:formula="of:=VLOOKUP([.B545];[$'Annexe 1'.$B$2:.$C$1392];2;0)" office:value-type="string" office:string-value="Place Joffre" calcext:value-type="string">
            <text:p>Place Joffre</text:p>
          </table:table-cell>
          <table:table-cell table:style-name="ce4" table:formula="of:=VLOOKUP([.B545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2958" calcext:value-type="float">
            <text:p>72958</text:p>
          </table:table-cell>
          <table:table-cell table:formula="of:=VLOOKUP([.B546];[$'Annexe 1'.$B$2:.$C$1392];2;0)" office:value-type="string" office:string-value="Pont de la Concorde, quai Anatole France" calcext:value-type="string">
            <text:p>Pont de la Concorde, quai Anatole France</text:p>
          </table:table-cell>
          <table:table-cell table:style-name="ce4" table:formula="of:=VLOOKUP([.B546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5099" calcext:value-type="float">
            <text:p>75099</text:p>
          </table:table-cell>
          <table:table-cell table:formula="of:=VLOOKUP([.B547];[$'Annexe 1'.$B$2:.$C$1392];2;0)" office:value-type="string" office:string-value="Avenue Saxe, avenue Breteuil (place de Breteuil)" calcext:value-type="string">
            <text:p>Avenue Saxe, avenue Breteuil (place de Breteuil)</text:p>
          </table:table-cell>
          <table:table-cell table:style-name="ce4" table:formula="of:=VLOOKUP([.B547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6202" calcext:value-type="float">
            <text:p>76202</text:p>
          </table:table-cell>
          <table:table-cell table:formula="of:=VLOOKUP([.B548];[$'Annexe 1'.$B$2:.$C$1392];2;0)" office:value-type="string" office:string-value="Quai Branly trottoir Nord" calcext:value-type="string">
            <text:p>Quai Branly trottoir Nord</text:p>
          </table:table-cell>
          <table:table-cell table:style-name="ce4" table:formula="of:=VLOOKUP([.B548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7782" calcext:value-type="float">
            <text:p>77782</text:p>
          </table:table-cell>
          <table:table-cell table:formula="of:=VLOOKUP([.B549];[$'Annexe 1'.$B$2:.$C$1392];2;0)" office:value-type="string" office:string-value="Quai Branly voie Nord" calcext:value-type="string">
            <text:p>Quai Branly voie Nord</text:p>
          </table:table-cell>
          <table:table-cell table:style-name="ce4" table:formula="of:=VLOOKUP([.B549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78472" calcext:value-type="float">
            <text:p>78472</text:p>
          </table:table-cell>
          <table:table-cell table:formula="of:=VLOOKUP([.B550];[$'Annexe 1'.$B$2:.$C$1392];2;0)" office:value-type="string" office:string-value="Port de Solférino, niveau 23, quai Anatole France — Seine" calcext:value-type="string">
            <text:p>Port de Solférino, niveau 23, quai Anatole France — Seine</text:p>
          </table:table-cell>
          <table:table-cell table:style-name="ce4" table:formula="of:=VLOOKUP([.B550];[$DonneesPrefPolice.$A$1:.$C$1334];3;0)" office:value-type="date" office:date-value="2013-07-26" calcext:value-type="date">
            <text:p>26/07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3731" calcext:value-type="float">
            <text:p>83731</text:p>
          </table:table-cell>
          <table:table-cell table:formula="of:=VLOOKUP([.B551];[$'Annexe 1'.$B$2:.$C$1392];2;0)" office:value-type="string" office:string-value="Place du Palais Bourbon" calcext:value-type="string">
            <text:p>Place du Palais Bourbon</text:p>
          </table:table-cell>
          <table:table-cell table:style-name="ce4" table:formula="of:=VLOOKUP([.B551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3784" calcext:value-type="float">
            <text:p>83784</text:p>
          </table:table-cell>
          <table:table-cell table:formula="of:=VLOOKUP([.B552];[$'Annexe 1'.$B$2:.$C$1392];2;0)" office:value-type="string" office:string-value="Mail Branly, Passerelle Débilly" calcext:value-type="string">
            <text:p>Mail Branly, Passerelle Débilly</text:p>
          </table:table-cell>
          <table:table-cell table:style-name="ce4" table:formula="of:=VLOOKUP([.B552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6183" calcext:value-type="float">
            <text:p>86183</text:p>
          </table:table-cell>
          <table:table-cell table:formula="of:=VLOOKUP([.B553];[$'Annexe 1'.$B$2:.$C$1392];2;0)" office:value-type="string" office:string-value="Rue Saint-Dominique, rue Amélie" calcext:value-type="string">
            <text:p>Rue Saint-Dominique, rue Amélie</text:p>
          </table:table-cell>
          <table:table-cell table:style-name="ce4" table:formula="of:=VLOOKUP([.B553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6298" calcext:value-type="float">
            <text:p>86298</text:p>
          </table:table-cell>
          <table:table-cell table:formula="of:=VLOOKUP([.B554];[$'Annexe 1'.$B$2:.$C$1392];2;0)" office:value-type="string" office:string-value="Pilier Sud de la Tour Eiffel" calcext:value-type="string">
            <text:p>Pilier Sud de la Tour Eiffel</text:p>
          </table:table-cell>
          <table:table-cell table:style-name="ce4" table:formula="of:=VLOOKUP([.B554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6874" calcext:value-type="float">
            <text:p>86874</text:p>
          </table:table-cell>
          <table:table-cell table:style-name="ce6" office:value-type="string" calcext:value-type="string">
            <text:p><text:span text:style-name="T1">Port des Invalides, amont du pont Alexandre III — Seine</text:span></text:p>
          </table:table-cell>
          <table:table-cell table:style-name="ce4" table:formula="of:=VLOOKUP([.B555];[$DonneesPrefPolice.$A$1:.$C$1334];3;0)" office:value-type="date" office:date-value="2013-12-13" calcext:value-type="date">
            <text:p>13/12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7406" calcext:value-type="float">
            <text:p>87406</text:p>
          </table:table-cell>
          <table:table-cell table:formula="of:=VLOOKUP([.B556];[$'Annexe 1'.$B$2:.$C$1392];2;0)" office:value-type="string" office:string-value="Quai Voltaire, pont du Carrousel" calcext:value-type="string">
            <text:p>Quai Voltaire, pont du Carrousel</text:p>
          </table:table-cell>
          <table:table-cell table:style-name="ce4" table:formula="of:=VLOOKUP([.B556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89776" calcext:value-type="float">
            <text:p>89776</text:p>
          </table:table-cell>
          <table:table-cell table:formula="of:=VLOOKUP([.B557];[$'Annexe 1'.$B$2:.$C$1392];2;0)" office:value-type="string" office:string-value="Port du Gros Caillou" calcext:value-type="string">
            <text:p>Port du Gros Caillou</text:p>
          </table:table-cell>
          <table:table-cell table:style-name="ce4" table:formula="of:=VLOOKUP([.B557];[$DonneesPrefPolice.$A$1:.$C$1334];3;0)" office:value-type="date" office:date-value="2013-03-22" calcext:value-type="date">
            <text:p>22/03/13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90890" calcext:value-type="float">
            <text:p>90890</text:p>
          </table:table-cell>
          <table:table-cell table:formula="of:=VLOOKUP([.B558];[$'Annexe 1'.$B$2:.$C$1392];2;0)" office:value-type="string" office:string-value="Pont des Invalides (amont) — Seine" calcext:value-type="string">
            <text:p>Pont des Invalides (amont) — Seine</text:p>
          </table:table-cell>
          <table:table-cell table:style-name="ce4" table:formula="of:=VLOOKUP([.B558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7" calcext:value-type="float">
            <text:p>75007</text:p>
          </table:table-cell>
          <table:table-cell table:style-name="ce3" office:value-type="float" office:value="93957" calcext:value-type="float">
            <text:p>93957</text:p>
          </table:table-cell>
          <table:table-cell table:formula="of:=VLOOKUP([.B559];[$'Annexe 1'.$B$2:.$C$1392];2;0)" office:value-type="string" office:string-value="Place Vauban" calcext:value-type="string">
            <text:p>Place Vauban</text:p>
          </table:table-cell>
          <table:table-cell table:style-name="ce4" table:formula="of:=VLOOKUP([.B559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02" calcext:value-type="float">
            <text:p>08102</text:p>
          </table:table-cell>
          <table:table-cell table:formula="of:=VLOOKUP([.B560];[$'Annexe 1'.$B$2:.$C$1392];2;0)" office:value-type="string" office:string-value="Rue Rocher, rue de Laborde, rue Joseph Sansbœuf" calcext:value-type="string">
            <text:p>Rue Rocher, rue de Laborde, rue Joseph Sansbœuf</text:p>
          </table:table-cell>
          <table:table-cell table:style-name="ce4" table:formula="of:=VLOOKUP([.B560];[$DonneesPrefPolice.$A$1:.$C$1334];3;0)" office:value-type="date" office:date-value="2018-09-06" calcext:value-type="date">
            <text:p>06/09/18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15" calcext:value-type="float">
            <text:p>08115</text:p>
          </table:table-cell>
          <table:table-cell table:formula="of:=VLOOKUP([.B561];[$'Annexe 1'.$B$2:.$C$1392];2;0)" office:value-type="string" office:string-value="Avenue George V, rue Pierre 1er de Serbie" calcext:value-type="string">
            <text:p>Avenue George V, rue Pierre 1er de Serbie</text:p>
          </table:table-cell>
          <table:table-cell table:style-name="ce4" table:formula="of:=VLOOKUP([.B561];[$DonneesPrefPolice.$A$1:.$C$1334];3;0)" office:value-type="date" office:date-value="2017-01-20" calcext:value-type="date">
            <text:p>20/01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5" office:value-type="float" office:value="8118" calcext:value-type="float">
            <text:p>08118</text:p>
          </table:table-cell>
          <table:table-cell table:formula="of:=VLOOKUP([.B562];[$'Annexe 1'.$B$2:.$C$1392];2;0)" office:value-type="string" office:string-value="Rue Marbeuf, avenue George V" calcext:value-type="string">
            <text:p>Rue Marbeuf, avenue George V</text:p>
          </table:table-cell>
          <table:table-cell table:style-name="ce4" table:formula="of:=VLOOKUP([.B562];[$DonneesPrefPolice.$A$1:.$C$1334];3;0)" office:value-type="date" office:date-value="2016-10-07" calcext:value-type="date">
            <text:p>07/10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8" calcext:value-type="float">
            <text:p>75008</text:p>
          </table:table-cell>
          <table:table-cell table:style-name="ce3" office:value-type="float" office:value="98601" calcext:value-type="float">
            <text:p>98601</text:p>
          </table:table-cell>
          <table:table-cell table:formula="of:=VLOOKUP([.B563];[$'Annexe 1'.$B$2:.$C$1392];2;0)" office:value-type="string" office:string-value="Boulevard Haussmann, rue du Havre" calcext:value-type="string">
            <text:p>Boulevard Haussmann, rue du Havre</text:p>
          </table:table-cell>
          <table:table-cell table:style-name="ce4" table:formula="of:=VLOOKUP([.B563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5" office:value-type="float" office:value="9059" calcext:value-type="float">
            <text:p>09059</text:p>
          </table:table-cell>
          <table:table-cell table:formula="of:=VLOOKUP([.B564];[$'Annexe 1'.$B$2:.$C$1392];2;0)" office:value-type="string" office:string-value="Rue Blanche, rue Jean-Baptiste Pigalle" calcext:value-type="string">
            <text:p>Rue Blanche, rue Jean-Baptiste Pigalle</text:p>
          </table:table-cell>
          <table:table-cell table:style-name="ce4" table:formula="of:=VLOOKUP([.B564];[$DonneesPrefPolice.$A$1:.$C$1334];3;0)" office:value-type="date" office:date-value="2016-08-25" calcext:value-type="date">
            <text:p>25/08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5" office:value-type="float" office:value="9060" calcext:value-type="float">
            <text:p>09060</text:p>
          </table:table-cell>
          <table:table-cell table:formula="of:=VLOOKUP([.B565];[$'Annexe 1'.$B$2:.$C$1392];2;0)" office:value-type="string" office:string-value="Rue de la Rochefoucauld, rue d'Aumale" calcext:value-type="string">
            <text:p>Rue de la Rochefoucauld, rue d'Aumale</text:p>
          </table:table-cell>
          <table:table-cell table:style-name="ce4" table:formula="of:=VLOOKUP([.B565];[$DonneesPrefPolice.$A$1:.$C$1334];3;0)" office:value-type="date" office:date-value="2017-10-09" calcext:value-type="date">
            <text:p>09/10/17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5" office:value-type="float" office:value="9062" calcext:value-type="float">
            <text:p>09062</text:p>
          </table:table-cell>
          <table:table-cell table:formula="of:=VLOOKUP([.B566];[$'Annexe 1'.$B$2:.$C$1392];2;0)" office:value-type="string" office:string-value="Rue La Bruyère, rue Notre-Dame de Lorette" calcext:value-type="string">
            <text:p>Rue La Bruyère, rue Notre-Dame de Lorette</text:p>
          </table:table-cell>
          <table:table-cell table:style-name="ce4" table:formula="of:=VLOOKUP([.B566];[$DonneesPrefPolice.$A$1:.$C$1334];3;0)" office:value-type="date" office:date-value="2016-11-25" calcext:value-type="date">
            <text:p>25/11/16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0372" calcext:value-type="float">
            <text:p>10372</text:p>
          </table:table-cell>
          <table:table-cell table:formula="of:=VLOOKUP([.B567];[$'Annexe 1'.$B$2:.$C$1392];2;0)" office:value-type="string" office:string-value="Rue de la Tour d'Auvergne, rue Milton" calcext:value-type="string">
            <text:p>Rue de la Tour d'Auvergne, rue Milton</text:p>
          </table:table-cell>
          <table:table-cell table:style-name="ce4" table:formula="of:=VLOOKUP([.B567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0756" calcext:value-type="float">
            <text:p>10756</text:p>
          </table:table-cell>
          <table:table-cell table:formula="of:=VLOOKUP([.B568];[$'Annexe 1'.$B$2:.$C$1392];2;0)" office:value-type="string" office:string-value="Rue Pierre Fontaine, rue Jean-Baptiste Pigalle" calcext:value-type="string">
            <text:p>Rue Pierre Fontaine, rue Jean-Baptiste Pigalle</text:p>
          </table:table-cell>
          <table:table-cell table:style-name="ce4" table:formula="of:=VLOOKUP([.B568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3257" calcext:value-type="float">
            <text:p>13257</text:p>
          </table:table-cell>
          <table:table-cell table:formula="of:=VLOOKUP([.B569];[$'Annexe 1'.$B$2:.$C$1392];2;0)" office:value-type="string" office:string-value="Rue Mayran, rue Rochambeau" calcext:value-type="string">
            <text:p>Rue Mayran, rue Rochambeau</text:p>
          </table:table-cell>
          <table:table-cell table:style-name="ce4" table:formula="of:=VLOOKUP([.B569];[$DonneesPrefPolice.$A$1:.$C$1334];3;0)" office:value-type="date" office:date-value="2012-01-11" calcext:value-type="date">
            <text:p>11/01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5819" calcext:value-type="float">
            <text:p>15819</text:p>
          </table:table-cell>
          <table:table-cell table:formula="of:=VLOOKUP([.B570];[$'Annexe 1'.$B$2:.$C$1392];2;0)" office:value-type="string" office:string-value="Boulevard de la Chapelle, boulevard Magenta" calcext:value-type="string">
            <text:p>Boulevard de la Chapelle, boulevard Magenta</text:p>
          </table:table-cell>
          <table:table-cell table:style-name="ce4" table:formula="of:=VLOOKUP([.B570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5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17498" calcext:value-type="float">
            <text:p>17498</text:p>
          </table:table-cell>
          <table:table-cell table:formula="of:=VLOOKUP([.B571];[$'Annexe 1'.$B$2:.$C$1392];2;0)" office:value-type="string" office:string-value="Rue La Fayette, rue Pierre Sémard" calcext:value-type="string">
            <text:p>Rue La Fayette, rue Pierre Sémard</text:p>
          </table:table-cell>
          <table:table-cell table:style-name="ce4" table:formula="of:=VLOOKUP([.B571];[$DonneesPrefPolice.$A$1:.$C$1334];3;0)" office:value-type="date" office:date-value="2014-05-09" calcext:value-type="date">
            <text:p>09/05/14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0076" calcext:value-type="float">
            <text:p>20076</text:p>
          </table:table-cell>
          <table:table-cell table:formula="of:=VLOOKUP([.B572];[$'Annexe 1'.$B$2:.$C$1392];2;0)" office:value-type="string" office:string-value="Place d'Anvers, avenue Trudaine" calcext:value-type="string">
            <text:p>Place d'Anvers, avenue Trudaine</text:p>
          </table:table-cell>
          <table:table-cell table:style-name="ce4" table:formula="of:=VLOOKUP([.B572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4660" calcext:value-type="float">
            <text:p>24660</text:p>
          </table:table-cell>
          <table:table-cell table:formula="of:=VLOOKUP([.B573];[$'Annexe 1'.$B$2:.$C$1392];2;0)" office:value-type="string" office:string-value="Place Blanche, boulevard de Clichy, rue Lepic" calcext:value-type="string">
            <text:p>Place Blanche, boulevard de Clichy, rue Lepic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5108" calcext:value-type="float">
            <text:p>25108</text:p>
          </table:table-cell>
          <table:table-cell table:formula="of:=VLOOKUP([.B574];[$'Annexe 1'.$B$2:.$C$1392];2;0)" office:value-type="string" office:string-value="Rue Drouot, rue La Fayette, rue du Faubourg Montmartre" calcext:value-type="string">
            <text:p>Rue Drouot, rue La Fayette, rue du Faubourg Montmartre</text:p>
          </table:table-cell>
          <table:table-cell table:style-name="ce4" table:formula="of:=VLOOKUP([.B57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5540" calcext:value-type="float">
            <text:p>25540</text:p>
          </table:table-cell>
          <table:table-cell table:formula="of:=VLOOKUP([.B575];[$'Annexe 1'.$B$2:.$C$1392];2;0)" office:value-type="string" office:string-value="Place de l'Opéra, boulevard des Capucines" calcext:value-type="string">
            <text:p>Place de l'Opéra, boulevard des Capucines</text:p>
          </table:table-cell>
          <table:table-cell table:style-name="ce4" table:formula="of:=VLOOKUP([.B575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27982" calcext:value-type="float">
            <text:p>27982</text:p>
          </table:table-cell>
          <table:table-cell table:formula="of:=VLOOKUP([.B576];[$'Annexe 1'.$B$2:.$C$1392];2;0)" office:value-type="string" office:string-value="Rue du Faubourg Poissonnière, rue du Delta" calcext:value-type="string">
            <text:p>Rue du Faubourg Poissonnière, rue du Delta</text:p>
          </table:table-cell>
          <table:table-cell table:style-name="ce4" table:formula="of:=VLOOKUP([.B576];[$DonneesPrefPolice.$A$1:.$C$1334];3;0)" office:value-type="date" office:date-value="2015-06-19" calcext:value-type="date">
            <text:p>19/06/15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32213" calcext:value-type="float">
            <text:p>32213</text:p>
          </table:table-cell>
          <table:table-cell table:formula="of:=VLOOKUP([.B577];[$'Annexe 1'.$B$2:.$C$1392];2;0)" office:value-type="string" office:string-value="Place d'Anvers, boulevard de Rochechouart" calcext:value-type="string">
            <text:p>Place d'Anvers, boulevard de Rochechouart</text:p>
          </table:table-cell>
          <table:table-cell table:style-name="ce4" table:formula="of:=VLOOKUP([.B577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33643" calcext:value-type="float">
            <text:p>33643</text:p>
          </table:table-cell>
          <table:table-cell table:formula="of:=VLOOKUP([.B578];[$'Annexe 1'.$B$2:.$C$1392];2;0)" office:value-type="string" office:string-value="Rue Sainte-Cécile, rue Trévise" calcext:value-type="string">
            <text:p>Rue Sainte-Cécile, rue Trévise</text:p>
          </table:table-cell>
          <table:table-cell table:style-name="ce4" table:formula="of:=VLOOKUP([.B578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35099" calcext:value-type="float">
            <text:p>35099</text:p>
          </table:table-cell>
          <table:table-cell table:formula="of:=VLOOKUP([.B579];[$'Annexe 1'.$B$2:.$C$1392];2;0)" office:value-type="string" office:string-value="Place Blanche, boulevard de Clichy, rue de Bruxelles" calcext:value-type="string">
            <text:p>Place Blanche, boulevard de Clichy, rue de Bruxelles</text:p>
          </table:table-cell>
          <table:table-cell table:style-name="ce4" table:formula="of:=VLOOKUP([.B579];[$DonneesPrefPolice.$A$1:.$C$1334];3;0)" office:value-type="date" office:date-value="2012-02-10" calcext:value-type="date">
            <text:p>10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6329" calcext:value-type="float">
            <text:p>46329</text:p>
          </table:table-cell>
          <table:table-cell table:formula="of:=VLOOKUP([.B580];[$'Annexe 1'.$B$2:.$C$1392];2;0)" office:value-type="string" office:string-value="Place Charles Garnier, rue Auber, rue Scribe" calcext:value-type="string">
            <text:p>Place Charles Garnier, rue Auber, rue Scribe</text:p>
          </table:table-cell>
          <table:table-cell table:style-name="ce4" table:formula="of:=VLOOKUP([.B580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7183" calcext:value-type="float">
            <text:p>47183</text:p>
          </table:table-cell>
          <table:table-cell table:formula="of:=VLOOKUP([.B581];[$'Annexe 1'.$B$2:.$C$1392];2;0)" office:value-type="string" office:string-value="Rue de Douai, place Adolphe Max" calcext:value-type="string">
            <text:p>Rue de Douai, place Adolphe Max</text:p>
          </table:table-cell>
          <table:table-cell table:style-name="ce4" table:formula="of:=VLOOKUP([.B581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8781" calcext:value-type="float">
            <text:p>48781</text:p>
          </table:table-cell>
          <table:table-cell table:formula="of:=VLOOKUP([.B582];[$'Annexe 1'.$B$2:.$C$1392];2;0)" office:value-type="string" office:string-value="Place Pigalle, rue Jean-Baptiste Pigalle" calcext:value-type="string">
            <text:p>Place Pigalle, rue Jean-Baptiste Pigalle</text:p>
          </table:table-cell>
          <table:table-cell table:style-name="ce4" table:formula="of:=VLOOKUP([.B582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49535" calcext:value-type="float">
            <text:p>49535</text:p>
          </table:table-cell>
          <table:table-cell table:formula="of:=VLOOKUP([.B583];[$'Annexe 1'.$B$2:.$C$1392];2;0)" office:value-type="string" office:string-value="Boulevard de Clichy, place Pigalle Ouest" calcext:value-type="string">
            <text:p>Boulevard de Clichy, place Pigalle Ouest</text:p>
          </table:table-cell>
          <table:table-cell table:style-name="ce4" table:formula="of:=VLOOKUP([.B583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5431" calcext:value-type="float">
            <text:p>55431</text:p>
          </table:table-cell>
          <table:table-cell table:formula="of:=VLOOKUP([.B584];[$'Annexe 1'.$B$2:.$C$1392];2;0)" office:value-type="string" office:string-value="Rue Drouot, rue Rossini" calcext:value-type="string">
            <text:p>Rue Drouot, rue Rossini</text:p>
          </table:table-cell>
          <table:table-cell table:style-name="ce4" table:formula="of:=VLOOKUP([.B584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7584" calcext:value-type="float">
            <text:p>57584</text:p>
          </table:table-cell>
          <table:table-cell table:formula="of:=VLOOKUP([.B585];[$'Annexe 1'.$B$2:.$C$1392];2;0)" office:value-type="string" office:string-value="Rue de Châteaudun, rue La Fayette" calcext:value-type="string">
            <text:p>Rue de Châteaudun, rue La Fayette</text:p>
          </table:table-cell>
          <table:table-cell table:style-name="ce4" table:formula="of:=VLOOKUP([.B585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8520" calcext:value-type="float">
            <text:p>58520</text:p>
          </table:table-cell>
          <table:table-cell table:formula="of:=VLOOKUP([.B586];[$'Annexe 1'.$B$2:.$C$1392];2;0)" office:value-type="string" office:string-value="Rue des Martyrs (pair), rue de la Tour d'Auvergne (pair)" calcext:value-type="string">
            <text:p>Rue des Martyrs (pair), rue de la Tour d'Auvergne (pair)</text:p>
          </table:table-cell>
          <table:table-cell table:style-name="ce4" table:formula="of:=VLOOKUP([.B586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59521" calcext:value-type="float">
            <text:p>59521</text:p>
          </table:table-cell>
          <table:table-cell table:formula="of:=VLOOKUP([.B587];[$'Annexe 1'.$B$2:.$C$1392];2;0)" office:value-type="string" office:string-value="Rue de la Chaussée d'Antin, rue Halévy" calcext:value-type="string">
            <text:p>Rue de la Chaussée d'Antin, rue Halévy</text:p>
          </table:table-cell>
          <table:table-cell table:style-name="ce4" table:formula="of:=VLOOKUP([.B587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61124" calcext:value-type="float">
            <text:p>61124</text:p>
          </table:table-cell>
          <table:table-cell table:formula="of:=VLOOKUP([.B588];[$'Annexe 1'.$B$2:.$C$1392];2;0)" office:value-type="string" office:string-value="Rue de Rochechouart, avenue de Dunkerque" calcext:value-type="string">
            <text:p>Rue de Rochechouart, avenue de Dunkerque</text:p>
          </table:table-cell>
          <table:table-cell table:style-name="ce4" table:formula="of:=VLOOKUP([.B588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64951" calcext:value-type="float">
            <text:p>64951</text:p>
          </table:table-cell>
          <table:table-cell table:formula="of:=VLOOKUP([.B589];[$'Annexe 1'.$B$2:.$C$1392];2;0)" office:value-type="string" office:string-value="Rue de Caumartin, boulevard Haussmann" calcext:value-type="string">
            <text:p>Rue de Caumartin, boulevard Haussmann</text:p>
          </table:table-cell>
          <table:table-cell table:style-name="ce4" table:formula="of:=VLOOKUP([.B589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65899" calcext:value-type="float">
            <text:p>65899</text:p>
          </table:table-cell>
          <table:table-cell table:formula="of:=VLOOKUP([.B590];[$'Annexe 1'.$B$2:.$C$1392];2;0)" office:value-type="string" office:string-value="Boulevard Haussmann, rue Halévy" calcext:value-type="string">
            <text:p>Boulevard Haussmann, rue Halévy</text:p>
          </table:table-cell>
          <table:table-cell table:style-name="ce4" table:formula="of:=VLOOKUP([.B590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72329" calcext:value-type="float">
            <text:p>72329</text:p>
          </table:table-cell>
          <table:table-cell table:formula="of:=VLOOKUP([.B591];[$'Annexe 1'.$B$2:.$C$1392];2;0)" office:value-type="string" office:string-value="Rue de Maubeuge, rue de Rochechouart" calcext:value-type="string">
            <text:p>Rue de Maubeuge, rue de Rochechouart</text:p>
          </table:table-cell>
          <table:table-cell table:style-name="ce4" table:formula="of:=VLOOKUP([.B591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74548" calcext:value-type="float">
            <text:p>74548</text:p>
          </table:table-cell>
          <table:table-cell table:formula="of:=VLOOKUP([.B592];[$'Annexe 1'.$B$2:.$C$1392];2;0)" office:value-type="string" office:string-value="Boulevard de Clichy, boulevard de Rochechouart" calcext:value-type="string">
            <text:p>Boulevard de Clichy, boulevard de Rochechouart</text:p>
          </table:table-cell>
          <table:table-cell table:style-name="ce4" table:formula="of:=VLOOKUP([.B592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1258" calcext:value-type="float">
            <text:p>81258</text:p>
          </table:table-cell>
          <table:table-cell table:formula="of:=VLOOKUP([.B593];[$'Annexe 1'.$B$2:.$C$1392];2;0)" office:value-type="string" office:string-value="Rue de Châteaudun, rue Taitbout" calcext:value-type="string">
            <text:p>Rue de Châteaudun, rue Taitbout</text:p>
          </table:table-cell>
          <table:table-cell table:style-name="ce4" table:formula="of:=VLOOKUP([.B593];[$DonneesPrefPolice.$A$1:.$C$1334];3;0)" office:value-type="date" office:date-value="2013-05-31" calcext:value-type="date">
            <text:p>31/05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1422" calcext:value-type="float">
            <text:p>81422</text:p>
          </table:table-cell>
          <table:table-cell table:formula="of:=VLOOKUP([.B594];[$'Annexe 1'.$B$2:.$C$1392];2;0)" office:value-type="string" office:string-value="Place Kossuth" calcext:value-type="string">
            <text:p>Place Kossuth</text:p>
          </table:table-cell>
          <table:table-cell table:style-name="ce4" table:formula="of:=VLOOKUP([.B594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4503" calcext:value-type="float">
            <text:p>84503</text:p>
          </table:table-cell>
          <table:table-cell table:formula="of:=VLOOKUP([.B595];[$'Annexe 1'.$B$2:.$C$1392];2;0)" office:value-type="string" office:string-value="Rue du Faubourg Montmartre, rue Montyon" calcext:value-type="string">
            <text:p>Rue du Faubourg Montmartre, rue Montyon</text:p>
          </table:table-cell>
          <table:table-cell table:style-name="ce4" table:formula="of:=VLOOKUP([.B595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4555" calcext:value-type="float">
            <text:p>84555</text:p>
          </table:table-cell>
          <table:table-cell table:formula="of:=VLOOKUP([.B596];[$'Annexe 1'.$B$2:.$C$1392];2;0)" office:value-type="string" office:string-value="Rue Fontaine, rue de Douai" calcext:value-type="string">
            <text:p>Rue Fontaine, rue de Douai</text:p>
          </table:table-cell>
          <table:table-cell table:style-name="ce4" table:formula="of:=VLOOKUP([.B596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4772" calcext:value-type="float">
            <text:p>84772</text:p>
          </table:table-cell>
          <table:table-cell table:formula="of:=VLOOKUP([.B597];[$'Annexe 1'.$B$2:.$C$1392];2;0)" office:value-type="string" office:string-value="Rue du Faubourg Poissonnière, rue Richer" calcext:value-type="string">
            <text:p>Rue du Faubourg Poissonnière, rue Richer</text:p>
          </table:table-cell>
          <table:table-cell table:style-name="ce4" table:formula="of:=VLOOKUP([.B597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7208" calcext:value-type="float">
            <text:p>87208</text:p>
          </table:table-cell>
          <table:table-cell table:formula="of:=VLOOKUP([.B598];[$'Annexe 1'.$B$2:.$C$1392];2;0)" office:value-type="string" office:string-value="Boulevard de Clichy, boulevard de Rochechouart" calcext:value-type="string">
            <text:p>Boulevard de Clichy, boulevard de Rochechouart</text:p>
          </table:table-cell>
          <table:table-cell table:style-name="ce4" table:formula="of:=VLOOKUP([.B598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8620" calcext:value-type="float">
            <text:p>88620</text:p>
          </table:table-cell>
          <table:table-cell table:formula="of:=VLOOKUP([.B599];[$'Annexe 1'.$B$2:.$C$1392];2;0)" office:value-type="string" office:string-value="Place Pigalle Est — boulevard de Clichy, rue Houdon" calcext:value-type="string">
            <text:p>Place Pigalle Est — boulevard de Clichy, rue Houdon</text:p>
          </table:table-cell>
          <table:table-cell table:style-name="ce4" table:formula="of:=VLOOKUP([.B599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89791" calcext:value-type="float">
            <text:p>89791</text:p>
          </table:table-cell>
          <table:table-cell table:formula="of:=VLOOKUP([.B600];[$'Annexe 1'.$B$2:.$C$1392];2;0)" office:value-type="string" office:string-value="Rue Clichy, rue de Moncey" calcext:value-type="string">
            <text:p>Rue Clichy, rue de Moncey</text:p>
          </table:table-cell>
          <table:table-cell table:style-name="ce4" table:formula="of:=VLOOKUP([.B600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2563" calcext:value-type="float">
            <text:p>92563</text:p>
          </table:table-cell>
          <table:table-cell table:formula="of:=VLOOKUP([.B601];[$'Annexe 1'.$B$2:.$C$1392];2;0)" office:value-type="string" office:string-value="Boulevard Poissonnière, rue du Sentier" calcext:value-type="string">
            <text:p>Boulevard Poissonnière, rue du Sentier</text:p>
          </table:table-cell>
          <table:table-cell table:style-name="ce4" table:formula="of:=VLOOKUP([.B601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4663" calcext:value-type="float">
            <text:p>94663</text:p>
          </table:table-cell>
          <table:table-cell table:formula="of:=VLOOKUP([.B602];[$'Annexe 1'.$B$2:.$C$1392];2;0)" office:value-type="string" office:string-value="Rue Lamartine, rue de Rochechouart" calcext:value-type="string">
            <text:p>Rue Lamartine, rue de Rochechouart</text:p>
          </table:table-cell>
          <table:table-cell table:style-name="ce4" table:formula="of:=VLOOKUP([.B602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5588" calcext:value-type="float">
            <text:p>95588</text:p>
          </table:table-cell>
          <table:table-cell table:formula="of:=VLOOKUP([.B603];[$'Annexe 1'.$B$2:.$C$1392];2;0)" office:value-type="string" office:string-value="Boulevard Poissonnière, rue du Faubourg Montmartre" calcext:value-type="string">
            <text:p>Boulevard Poissonnière, rue du Faubourg Montmartre</text:p>
          </table:table-cell>
          <table:table-cell table:style-name="ce4" table:formula="of:=VLOOKUP([.B603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09" calcext:value-type="float">
            <text:p>75009</text:p>
          </table:table-cell>
          <table:table-cell table:style-name="ce3" office:value-type="float" office:value="95710" calcext:value-type="float">
            <text:p>95710</text:p>
          </table:table-cell>
          <table:table-cell table:formula="of:=VLOOKUP([.B604];[$'Annexe 1'.$B$2:.$C$1392];2;0)" office:value-type="string" office:string-value="Boulevard Haussmann, rue Le Peletier" calcext:value-type="string">
            <text:p>Boulevard Haussmann, rue Le Peletier</text:p>
          </table:table-cell>
          <table:table-cell table:style-name="ce4" table:formula="of:=VLOOKUP([.B604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4" calcext:value-type="float">
            <text:p>10064</text:p>
          </table:table-cell>
          <table:table-cell table:formula="of:=VLOOKUP([.B605];[$'Annexe 1'.$B$2:.$C$1392];2;0)" office:value-type="string" office:string-value="Rue du Faubourg Saint-Denis, rue de Metz" calcext:value-type="string">
            <text:p>Rue du Faubourg Saint-Denis, rue de Metz</text:p>
          </table:table-cell>
          <table:table-cell table:style-name="ce4" table:formula="of:=VLOOKUP([.B605];[$DonneesPrefPolice.$A$1:.$C$1334];3;0)" office:value-type="date" office:date-value="2016-10-14" calcext:value-type="date">
            <text:p>14/10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7" calcext:value-type="float">
            <text:p>10067</text:p>
          </table:table-cell>
          <table:table-cell table:formula="of:=VLOOKUP([.B606];[$'Annexe 1'.$B$2:.$C$1392];2;0)" office:value-type="string" office:string-value="Rue de Paradis, rue Martel" calcext:value-type="string">
            <text:p>Rue de Paradis, rue Martel</text:p>
          </table:table-cell>
          <table:table-cell table:style-name="ce4" table:formula="of:=VLOOKUP([.B606];[$DonneesPrefPolice.$A$1:.$C$1334];3;0)" office:value-type="date" office:date-value="2017-06-14" calcext:value-type="date">
            <text:p>14/06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0" calcext:value-type="float">
            <text:p>75010</text:p>
          </table:table-cell>
          <table:table-cell table:style-name="ce3" office:value-type="float" office:value="10068" calcext:value-type="float">
            <text:p>10068</text:p>
          </table:table-cell>
          <table:table-cell table:formula="of:=VLOOKUP([.B607];[$'Annexe 1'.$B$2:.$C$1392];2;0)" office:value-type="string" office:string-value="Rue du Faubourg Saint-Denis, boulevard Magenta — square A Satragne" calcext:value-type="string">
            <text:p>Rue du Faubourg Saint-Denis, boulevard Magenta — square A Satragne</text:p>
          </table:table-cell>
          <table:table-cell table:style-name="ce4" table:formula="of:=VLOOKUP([.B607];[$DonneesPrefPolice.$A$1:.$C$1334];3;0)" office:value-type="date" office:date-value="2017-01-04" calcext:value-type="date">
            <text:p>04/01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1056" calcext:value-type="float">
            <text:p>11056</text:p>
          </table:table-cell>
          <table:table-cell table:formula="of:=VLOOKUP([.B608];[$'Annexe 1'.$B$2:.$C$1392];2;0)" office:value-type="string" office:string-value="Rue de Charonne, rue de Lappe" calcext:value-type="string">
            <text:p>Rue de Charonne, rue de Lappe</text:p>
          </table:table-cell>
          <table:table-cell table:style-name="ce4" table:formula="of:=VLOOKUP([.B608];[$DonneesPrefPolice.$A$1:.$C$1334];3;0)" office:value-type="date" office:date-value="2017-04-07" calcext:value-type="date">
            <text:p>07/04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1057" calcext:value-type="float">
            <text:p>11057</text:p>
          </table:table-cell>
          <table:table-cell table:formula="of:=VLOOKUP([.B609];[$'Annexe 1'.$B$2:.$C$1392];2;0)" office:value-type="string" office:string-value="Bréguet Chemin Vert — Villa Marcès — gymnase" calcext:value-type="string">
            <text:p>Bréguet Chemin Vert — Villa Marcès — gymnas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1058" calcext:value-type="float">
            <text:p>11058</text:p>
          </table:table-cell>
          <table:table-cell table:formula="of:=VLOOKUP([.B610];[$'Annexe 1'.$B$2:.$C$1392];2;0)" office:value-type="string" office:string-value="Jardin Truillot — entrée jardin côté boulevard Richard Lenoir" calcext:value-type="string">
            <text:p>Jardin Truillot — entrée jardin côté boulevard Richard Lenoir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3871" calcext:value-type="float">
            <text:p>13871</text:p>
          </table:table-cell>
          <table:table-cell table:formula="of:=VLOOKUP([.B611];[$'Annexe 1'.$B$2:.$C$1392];2;0)" office:value-type="string" office:string-value="Boulevard Voltaire, rue Jean-Pierre Timbaud" calcext:value-type="string">
            <text:p>Boulevard Voltaire, rue Jean-Pierre Timbaud</text:p>
          </table:table-cell>
          <table:table-cell table:style-name="ce4" table:formula="of:=VLOOKUP([.B611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5301" calcext:value-type="float">
            <text:p>15301</text:p>
          </table:table-cell>
          <table:table-cell table:formula="of:=VLOOKUP([.B612];[$'Annexe 1'.$B$2:.$C$1392];2;0)" office:value-type="string" office:string-value="Rue Merlin, rue Duranti" calcext:value-type="string">
            <text:p>Rue Merlin, rue Duranti</text:p>
          </table:table-cell>
          <table:table-cell table:style-name="ce4" table:formula="of:=VLOOKUP([.B612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16178" calcext:value-type="float">
            <text:p>16178</text:p>
          </table:table-cell>
          <table:table-cell table:formula="of:=VLOOKUP([.B613];[$'Annexe 1'.$B$2:.$C$1392];2;0)" office:value-type="string" office:string-value="Rue Oberkampf, boulevard Voltaire" calcext:value-type="string">
            <text:p>Rue Oberkampf, boulevard Voltaire</text:p>
          </table:table-cell>
          <table:table-cell table:style-name="ce4" table:formula="of:=VLOOKUP([.B613];[$DonneesPrefPolice.$A$1:.$C$1334];3;0)" office:value-type="date" office:date-value="2013-07-05" calcext:value-type="date">
            <text:p>05/07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28421" calcext:value-type="float">
            <text:p>28421</text:p>
          </table:table-cell>
          <table:table-cell table:formula="of:=VLOOKUP([.B614];[$'Annexe 1'.$B$2:.$C$1392];2;0)" office:value-type="string" office:string-value="Place de la Nation, Cours de Vincennes" calcext:value-type="string">
            <text:p>Place de la Nation, Cours de Vincennes</text:p>
          </table:table-cell>
          <table:table-cell table:style-name="ce4" table:formula="of:=VLOOKUP([.B614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0471" calcext:value-type="float">
            <text:p>30471</text:p>
          </table:table-cell>
          <table:table-cell table:formula="of:=VLOOKUP([.B615];[$'Annexe 1'.$B$2:.$C$1392];2;0)" office:value-type="string" office:string-value="Colonne Bastille Nord" calcext:value-type="string">
            <text:p>Colonne Bastille Nord</text:p>
          </table:table-cell>
          <table:table-cell table:style-name="ce4" table:formula="of:=VLOOKUP([.B615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0567" calcext:value-type="float">
            <text:p>30567</text:p>
          </table:table-cell>
          <table:table-cell table:formula="of:=VLOOKUP([.B616];[$'Annexe 1'.$B$2:.$C$1392];2;0)" office:value-type="string" office:string-value="Avenue Parmentier, rue Oberkampf" calcext:value-type="string">
            <text:p>Avenue Parmentier, rue Oberkampf</text:p>
          </table:table-cell>
          <table:table-cell table:style-name="ce4" table:formula="of:=VLOOKUP([.B616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0637" calcext:value-type="float">
            <text:p>30637</text:p>
          </table:table-cell>
          <table:table-cell table:formula="of:=VLOOKUP([.B617];[$'Annexe 1'.$B$2:.$C$1392];2;0)" office:value-type="string" office:string-value="Rue de Charonne, avenue Ledru-Rollin" calcext:value-type="string">
            <text:p>Rue de Charonne, avenue Ledru-Rollin</text:p>
          </table:table-cell>
          <table:table-cell table:style-name="ce4" table:formula="of:=VLOOKUP([.B617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3278" calcext:value-type="float">
            <text:p>33278</text:p>
          </table:table-cell>
          <table:table-cell table:formula="of:=VLOOKUP([.B618];[$'Annexe 1'.$B$2:.$C$1392];2;0)" office:value-type="string" office:string-value="Avenue Philippe Auguste, boulevard de Charonne" calcext:value-type="string">
            <text:p>Avenue Philippe Auguste, boulevard de Charonne</text:p>
          </table:table-cell>
          <table:table-cell table:style-name="ce4" table:formula="of:=VLOOKUP([.B618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37820" calcext:value-type="float">
            <text:p>37820</text:p>
          </table:table-cell>
          <table:table-cell table:formula="of:=VLOOKUP([.B619];[$'Annexe 1'.$B$2:.$C$1392];2;0)" office:value-type="string" office:string-value="Rue Léon Frot, rue Mercœur" calcext:value-type="string">
            <text:p>Rue Léon Frot, rue Mercœur</text:p>
          </table:table-cell>
          <table:table-cell table:style-name="ce4" table:formula="of:=VLOOKUP([.B619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43592" calcext:value-type="float">
            <text:p>43592</text:p>
          </table:table-cell>
          <table:table-cell table:formula="of:=VLOOKUP([.B620];[$'Annexe 1'.$B$2:.$C$1392];2;0)" office:value-type="string" office:string-value="Boulevard Voltaire, rue du Chemin Vert" calcext:value-type="string">
            <text:p>Boulevard Voltaire, rue du Chemin Vert</text:p>
          </table:table-cell>
          <table:table-cell table:style-name="ce4" table:formula="of:=VLOOKUP([.B620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44425" calcext:value-type="float">
            <text:p>44425</text:p>
          </table:table-cell>
          <table:table-cell table:formula="of:=VLOOKUP([.B621];[$'Annexe 1'.$B$2:.$C$1392];2;0)" office:value-type="string" office:string-value="Avenue de la République, rue Saint-Maur" calcext:value-type="string">
            <text:p>Avenue de la République, rue Saint-Maur</text:p>
          </table:table-cell>
          <table:table-cell table:style-name="ce4" table:formula="of:=VLOOKUP([.B621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46326" calcext:value-type="float">
            <text:p>46326</text:p>
          </table:table-cell>
          <table:table-cell table:formula="of:=VLOOKUP([.B622];[$'Annexe 1'.$B$2:.$C$1392];2;0)" office:value-type="string" office:string-value="Place Léon Blum (Sud), boulevard Voltaire" calcext:value-type="string">
            <text:p>Place Léon Blum (Sud), boulevard Voltaire</text:p>
          </table:table-cell>
          <table:table-cell table:style-name="ce4" table:formula="of:=VLOOKUP([.B622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52920" calcext:value-type="float">
            <text:p>52920</text:p>
          </table:table-cell>
          <table:table-cell table:formula="of:=VLOOKUP([.B623];[$'Annexe 1'.$B$2:.$C$1392];2;0)" office:value-type="string" office:string-value="Boulevard Voltaire, rue de Montreuil" calcext:value-type="string">
            <text:p>Boulevard Voltaire, rue de Montreuil</text:p>
          </table:table-cell>
          <table:table-cell table:style-name="ce4" table:formula="of:=VLOOKUP([.B623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53843" calcext:value-type="float">
            <text:p>53843</text:p>
          </table:table-cell>
          <table:table-cell table:formula="of:=VLOOKUP([.B624];[$'Annexe 1'.$B$2:.$C$1392];2;0)" office:value-type="string" office:string-value="Boulevard Richard Lenoir, rue Saint-Sabin" calcext:value-type="string">
            <text:p>Boulevard Richard Lenoir, rue Saint-Sabin</text:p>
          </table:table-cell>
          <table:table-cell table:style-name="ce4" table:formula="of:=VLOOKUP([.B624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55843" calcext:value-type="float">
            <text:p>55843</text:p>
          </table:table-cell>
          <table:table-cell table:formula="of:=VLOOKUP([.B625];[$'Annexe 1'.$B$2:.$C$1392];2;0)" office:value-type="string" office:string-value="Rue Mercœur, rue Auguste Laurent" calcext:value-type="string">
            <text:p>Rue Mercœur, rue Auguste Laurent</text:p>
          </table:table-cell>
          <table:table-cell table:style-name="ce4" table:formula="of:=VLOOKUP([.B625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0866" calcext:value-type="float">
            <text:p>60866</text:p>
          </table:table-cell>
          <table:table-cell table:formula="of:=VLOOKUP([.B626];[$'Annexe 1'.$B$2:.$C$1392];2;0)" office:value-type="string" office:string-value="Rue Robert Houdin, rue du Faubourg du Temple" calcext:value-type="string">
            <text:p>Rue Robert Houdin, rue du Faubourg du Temple</text:p>
          </table:table-cell>
          <table:table-cell table:style-name="ce4" table:formula="of:=VLOOKUP([.B626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4906" calcext:value-type="float">
            <text:p>64906</text:p>
          </table:table-cell>
          <table:table-cell table:formula="of:=VLOOKUP([.B627];[$'Annexe 1'.$B$2:.$C$1392];2;0)" office:value-type="string" office:string-value="Place de la Nation, boulevard Diderot" calcext:value-type="string">
            <text:p>Place de la Nation, boulevard Diderot</text:p>
          </table:table-cell>
          <table:table-cell table:style-name="ce4" table:formula="of:=VLOOKUP([.B627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8231" calcext:value-type="float">
            <text:p>68231</text:p>
          </table:table-cell>
          <table:table-cell table:formula="of:=VLOOKUP([.B628];[$'Annexe 1'.$B$2:.$C$1392];2;0)" office:value-type="string" office:string-value="Boulevard Voltaire, rue Saint-Ambroise" calcext:value-type="string">
            <text:p>Boulevard Voltaire, rue Saint-Ambroise</text:p>
          </table:table-cell>
          <table:table-cell table:style-name="ce4" table:formula="of:=VLOOKUP([.B628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69661" calcext:value-type="float">
            <text:p>69661</text:p>
          </table:table-cell>
          <table:table-cell table:formula="of:=VLOOKUP([.B629];[$'Annexe 1'.$B$2:.$C$1392];2;0)" office:value-type="string" office:string-value="Place de la Nation, rue de Taillebourg" calcext:value-type="string">
            <text:p>Place de la Nation, rue de Taillebourg</text:p>
          </table:table-cell>
          <table:table-cell table:style-name="ce4" table:formula="of:=VLOOKUP([.B629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79048" calcext:value-type="float">
            <text:p>79048</text:p>
          </table:table-cell>
          <table:table-cell table:formula="of:=VLOOKUP([.B630];[$'Annexe 1'.$B$2:.$C$1392];2;0)" office:value-type="string" office:string-value="Boulevard Voltaire, rue Léon Frot" calcext:value-type="string">
            <text:p>Boulevard Voltaire, rue Léon Frot</text:p>
          </table:table-cell>
          <table:table-cell table:style-name="ce4" table:formula="of:=VLOOKUP([.B630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1850" calcext:value-type="float">
            <text:p>81850</text:p>
          </table:table-cell>
          <table:table-cell table:formula="of:=VLOOKUP([.B631];[$'Annexe 1'.$B$2:.$C$1392];2;0)" office:value-type="string" office:string-value="Rue Saint-Maur, avenue de la République" calcext:value-type="string">
            <text:p>Rue Saint-Maur, avenue de la République</text:p>
          </table:table-cell>
          <table:table-cell table:style-name="ce4" table:formula="of:=VLOOKUP([.B631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4362" calcext:value-type="float">
            <text:p>84362</text:p>
          </table:table-cell>
          <table:table-cell table:formula="of:=VLOOKUP([.B632];[$'Annexe 1'.$B$2:.$C$1392];2;0)" office:value-type="string" office:string-value="Rue Faidherbe, rue du Faubourg Saint-Antoine" calcext:value-type="string">
            <text:p>Rue Faidherbe, rue du Faubourg Saint-Antoine</text:p>
          </table:table-cell>
          <table:table-cell table:style-name="ce4" table:formula="of:=VLOOKUP([.B632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5426" calcext:value-type="float">
            <text:p>85426</text:p>
          </table:table-cell>
          <table:table-cell table:formula="of:=VLOOKUP([.B633];[$'Annexe 1'.$B$2:.$C$1392];2;0)" office:value-type="string" office:string-value="Rue Jean-Pierre Timbaud, rue Moret, rue de Vaucouleurs" calcext:value-type="string">
            <text:p>Rue Jean-Pierre Timbaud, rue Moret, rue de Vaucouleurs</text:p>
          </table:table-cell>
          <table:table-cell table:style-name="ce4" table:formula="of:=VLOOKUP([.B633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6133" calcext:value-type="float">
            <text:p>86133</text:p>
          </table:table-cell>
          <table:table-cell table:formula="of:=VLOOKUP([.B634];[$'Annexe 1'.$B$2:.$C$1392];2;0)" office:value-type="string" office:string-value="Place de la République, avenue de laRépublique" calcext:value-type="string">
            <text:p>Place de la République, avenue de laRépublique</text:p>
          </table:table-cell>
          <table:table-cell table:style-name="ce4" table:formula="of:=VLOOKUP([.B634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7044" calcext:value-type="float">
            <text:p>87044</text:p>
          </table:table-cell>
          <table:table-cell table:formula="of:=VLOOKUP([.B635];[$'Annexe 1'.$B$2:.$C$1392];2;0)" office:value-type="string" office:string-value="Place de la Nation, rue du Faubourg Saint-Antoine" calcext:value-type="string">
            <text:p>Place de la Nation, rue du Faubourg Saint-Antoine</text:p>
          </table:table-cell>
          <table:table-cell table:style-name="ce4" table:formula="of:=VLOOKUP([.B635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88838" calcext:value-type="float">
            <text:p>88838</text:p>
          </table:table-cell>
          <table:table-cell table:formula="of:=VLOOKUP([.B636];[$'Annexe 1'.$B$2:.$C$1392];2;0)" office:value-type="string" office:string-value="Place de la Bastille, rue de la Roquette" calcext:value-type="string">
            <text:p>Place de la Bastille, rue de la Roquette</text:p>
          </table:table-cell>
          <table:table-cell table:style-name="ce4" table:formula="of:=VLOOKUP([.B636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94639" calcext:value-type="float">
            <text:p>94639</text:p>
          </table:table-cell>
          <table:table-cell table:formula="of:=VLOOKUP([.B637];[$'Annexe 1'.$B$2:.$C$1392];2;0)" office:value-type="string" office:string-value="Rue de l'Orillon, boulevard de Belleville" calcext:value-type="string">
            <text:p>Rue de l'Orillon, boulevard de Belleville</text:p>
          </table:table-cell>
          <table:table-cell table:style-name="ce4" table:formula="of:=VLOOKUP([.B637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1" calcext:value-type="float">
            <text:p>75011</text:p>
          </table:table-cell>
          <table:table-cell table:style-name="ce3" office:value-type="float" office:value="96081" calcext:value-type="float">
            <text:p>96081</text:p>
          </table:table-cell>
          <table:table-cell table:formula="of:=VLOOKUP([.B638];[$'Annexe 1'.$B$2:.$C$1392];2;0)" office:value-type="string" office:string-value="Place de la République, boulevard Voltaire" calcext:value-type="string">
            <text:p>Place de la République, boulevard Voltaire</text:p>
          </table:table-cell>
          <table:table-cell table:style-name="ce4" table:formula="of:=VLOOKUP([.B638];[$DonneesPrefPolice.$A$1:.$C$1334];3;0)" office:value-type="date" office:date-value="2013-03-01" calcext:value-type="date">
            <text:p>01/03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0100" calcext:value-type="float">
            <text:p>10100</text:p>
          </table:table-cell>
          <table:table-cell table:formula="of:=VLOOKUP([.B639];[$'Annexe 1'.$B$2:.$C$1392];2;0)" office:value-type="string" office:string-value="Cours de Vincennes, avenue du Trône" calcext:value-type="string">
            <text:p>Cours de Vincennes, avenue du Trône</text:p>
          </table:table-cell>
          <table:table-cell table:style-name="ce4" table:formula="of:=VLOOKUP([.B639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67" calcext:value-type="float">
            <text:p>12067</text:p>
          </table:table-cell>
          <table:table-cell table:formula="of:=VLOOKUP([.B640];[$'Annexe 1'.$B$2:.$C$1392];2;0)" office:value-type="string" office:string-value="Place Léonard Bernstein, entrée Parc de Bercy" calcext:value-type="string">
            <text:p>Place Léonard Bernstein, entrée Parc de Bercy</text:p>
          </table:table-cell>
          <table:table-cell table:style-name="ce4" table:formula="of:=VLOOKUP([.B640];[$DonneesPrefPolice.$A$1:.$C$1334];3;0)" office:value-type="date" office:date-value="2017-03-29" calcext:value-type="date">
            <text:p>29/03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69" calcext:value-type="float">
            <text:p>12069</text:p>
          </table:table-cell>
          <table:table-cell table:formula="of:=VLOOKUP([.B641];[$'Annexe 1'.$B$2:.$C$1392];2;0)" office:value-type="string" office:string-value="Rue de Charenton, boulevard de Reuilly" calcext:value-type="string">
            <text:p>Rue de Charenton, boulevard de Reuilly</text:p>
          </table:table-cell>
          <table:table-cell table:style-name="ce4" table:formula="of:=VLOOKUP([.B641];[$DonneesPrefPolice.$A$1:.$C$1334];3;0)" office:value-type="date" office:date-value="2016-11-30" calcext:value-type="date">
            <text:p>30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2" calcext:value-type="float">
            <text:p>12082</text:p>
          </table:table-cell>
          <table:table-cell table:formula="of:=VLOOKUP([.B642];[$'Annexe 1'.$B$2:.$C$1392];2;0)" office:value-type="string" office:string-value="Parc de Bercy, skate Parc" calcext:value-type="string">
            <text:p>Parc de Bercy, skate Parc</text:p>
          </table:table-cell>
          <table:table-cell table:style-name="ce4" table:formula="of:=VLOOKUP([.B642];[$DonneesPrefPolice.$A$1:.$C$1334];3;0)" office:value-type="date" office:date-value="2017-01-09" calcext:value-type="date">
            <text:p>09/01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3" calcext:value-type="float">
            <text:p>12083</text:p>
          </table:table-cell>
          <table:table-cell table:formula="of:=VLOOKUP([.B643];[$'Annexe 1'.$B$2:.$C$1392];2;0)" office:value-type="string" office:string-value="Rue Hénard, allée Vivaldi" calcext:value-type="string">
            <text:p>Rue Hénard, allée Vivaldi</text:p>
          </table:table-cell>
          <table:table-cell table:style-name="ce4" table:formula="of:=VLOOKUP([.B643];[$DonneesPrefPolice.$A$1:.$C$1334];3;0)" office:value-type="date" office:date-value="2016-09-27" calcext:value-type="date">
            <text:p>27/09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7" calcext:value-type="float">
            <text:p>12087</text:p>
          </table:table-cell>
          <table:table-cell table:formula="of:=VLOOKUP([.B644];[$'Annexe 1'.$B$2:.$C$1392];2;0)" office:value-type="string" office:string-value="Bercy Charenton — prolongement rue Baron Le Roy" calcext:value-type="string">
            <text:p>Bercy Charenton — prolongement rue Baron Le Roy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8" calcext:value-type="float">
            <text:p>12088</text:p>
          </table:table-cell>
          <table:table-cell table:formula="of:=VLOOKUP([.B645];[$'Annexe 1'.$B$2:.$C$1392];2;0)" office:value-type="string" office:string-value="Léo Lagrange" calcext:value-type="string">
            <text:p>Léo Lagrang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89" calcext:value-type="float">
            <text:p>12089</text:p>
          </table:table-cell>
          <table:table-cell table:formula="of:=VLOOKUP([.B646];[$'Annexe 1'.$B$2:.$C$1392];2;0)" office:value-type="string" office:string-value="Avenue du Général Bizot, rue du Sahel" calcext:value-type="string">
            <text:p>Avenue du Général Bizot, rue du Sahel</text:p>
          </table:table-cell>
          <table:table-cell table:style-name="ce4" table:formula="of:=VLOOKUP([.B646];[$DonneesPrefPolice.$A$1:.$C$1334];3;0)" office:value-type="date" office:date-value="2016-11-29" calcext:value-type="date">
            <text:p>29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90" calcext:value-type="float">
            <text:p>12090</text:p>
          </table:table-cell>
          <table:table-cell table:formula="of:=VLOOKUP([.B647];[$'Annexe 1'.$B$2:.$C$1392];2;0)" office:value-type="string" office:string-value="Rue Jacques Hillairet, rue Albinoni" calcext:value-type="string">
            <text:p>Rue Jacques Hillairet, rue Albinoni</text:p>
          </table:table-cell>
          <table:table-cell table:style-name="ce4" table:formula="of:=VLOOKUP([.B647];[$DonneesPrefPolice.$A$1:.$C$1334];3;0)" office:value-type="date" office:date-value="2016-10-20" calcext:value-type="date">
            <text:p>20/10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091" calcext:value-type="float">
            <text:p>12091</text:p>
          </table:table-cell>
          <table:table-cell table:formula="of:=VLOOKUP([.B648];[$'Annexe 1'.$B$2:.$C$1392];2;0)" office:value-type="string" office:string-value="Rue Fécamp, avenue Daumesnil" calcext:value-type="string">
            <text:p>Rue Fécamp, avenue Daumesnil</text:p>
          </table:table-cell>
          <table:table-cell table:style-name="ce4" table:formula="of:=VLOOKUP([.B648];[$DonneesPrefPolice.$A$1:.$C$1334];3;0)" office:value-type="date" office:date-value="2016-09-01" calcext:value-type="date">
            <text:p>01/09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2432" calcext:value-type="float">
            <text:p>12432</text:p>
          </table:table-cell>
          <table:table-cell table:formula="of:=VLOOKUP([.B649];[$'Annexe 1'.$B$2:.$C$1392];2;0)" office:value-type="string" office:string-value="12-14, cité Moynet" calcext:value-type="string">
            <text:p>12-14, cité Moynet</text:p>
          </table:table-cell>
          <table:table-cell table:style-name="ce4" table:formula="of:=VLOOKUP([.B649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3469" calcext:value-type="float">
            <text:p>13469</text:p>
          </table:table-cell>
          <table:table-cell table:formula="of:=VLOOKUP([.B650];[$'Annexe 1'.$B$2:.$C$1392];2;0)" office:value-type="string" office:string-value="Face au 30, boulevard Carnot" calcext:value-type="string">
            <text:p>Face au 30, boulevard Carnot</text:p>
          </table:table-cell>
          <table:table-cell table:style-name="ce4" table:formula="of:=VLOOKUP([.B650];[$DonneesPrefPolice.$A$1:.$C$1334];3;0)" office:value-type="date" office:date-value="2012-11-02" calcext:value-type="date">
            <text:p>02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4293" calcext:value-type="float">
            <text:p>14293</text:p>
          </table:table-cell>
          <table:table-cell table:formula="of:=VLOOKUP([.B651];[$'Annexe 1'.$B$2:.$C$1392];2;0)" office:value-type="string" office:string-value="Boulevard Diderot, rue Michel Chasles" calcext:value-type="string">
            <text:p>Boulevard Diderot, rue Michel Chasles</text:p>
          </table:table-cell>
          <table:table-cell table:style-name="ce4" table:formula="of:=VLOOKUP([.B651];[$DonneesPrefPolice.$A$1:.$C$1334];3;0)" office:value-type="date" office:date-value="2012-04-06" calcext:value-type="date">
            <text:p>06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6271" calcext:value-type="float">
            <text:p>16271</text:p>
          </table:table-cell>
          <table:table-cell table:formula="of:=VLOOKUP([.B652];[$'Annexe 1'.$B$2:.$C$1392];2;0)" office:value-type="string" office:string-value="177, rue de Bercy" calcext:value-type="string">
            <text:p>177, rue de Bercy</text:p>
          </table:table-cell>
          <table:table-cell table:style-name="ce4" table:formula="of:=VLOOKUP([.B652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7662" calcext:value-type="float">
            <text:p>17662</text:p>
          </table:table-cell>
          <table:table-cell table:formula="of:=VLOOKUP([.B653];[$'Annexe 1'.$B$2:.$C$1392];2;0)" office:value-type="string" office:string-value="Rue de Tourneux, rue Edouard Robert" calcext:value-type="string">
            <text:p>Rue de Tourneux, rue Edouard Robert</text:p>
          </table:table-cell>
          <table:table-cell table:style-name="ce4" table:formula="of:=VLOOKUP([.B653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19963" calcext:value-type="float">
            <text:p>19963</text:p>
          </table:table-cell>
          <table:table-cell table:formula="of:=VLOOKUP([.B654];[$'Annexe 1'.$B$2:.$C$1392];2;0)" office:value-type="string" office:string-value="Rue de Wattignies, rue de Fécamp" calcext:value-type="string">
            <text:p>Rue de Wattignies, rue de Fécamp</text:p>
          </table:table-cell>
          <table:table-cell table:style-name="ce4" table:formula="of:=VLOOKUP([.B654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0427" calcext:value-type="float">
            <text:p>30427</text:p>
          </table:table-cell>
          <table:table-cell table:formula="of:=VLOOKUP([.B655];[$'Annexe 1'.$B$2:.$C$1392];2;0)" office:value-type="string" office:string-value="Place Colonel Bourgouin — rue Erard, rue de Charenton" calcext:value-type="string">
            <text:p>Place Colonel Bourgouin — rue Erard, rue de Charenton</text:p>
          </table:table-cell>
          <table:table-cell table:style-name="ce4" table:formula="of:=VLOOKUP([.B655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2" calcext:value-type="float">
            <text:p>75012</text:p>
          </table:table-cell>
          <table:table-cell table:style-name="ce3" office:value-type="float" office:value="30906" calcext:value-type="float">
            <text:p>30906</text:p>
          </table:table-cell>
          <table:table-cell table:formula="of:=VLOOKUP([.B656];[$'Annexe 1'.$B$2:.$C$1392];2;0)" office:value-type="string" office:string-value="Place Henri Frenay, rue Roland Barthes" calcext:value-type="string">
            <text:p>Place Henri Frenay, rue Roland Barthes</text:p>
          </table:table-cell>
          <table:table-cell table:style-name="ce4" table:formula="of:=VLOOKUP([.B656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091" calcext:value-type="float">
            <text:p>13091</text:p>
          </table:table-cell>
          <table:table-cell table:formula="of:=VLOOKUP([.B657];[$'Annexe 1'.$B$2:.$C$1392];2;0)" office:value-type="string" office:string-value="ZAC Paul Bourget — arrière de la rue Bourget" calcext:value-type="string">
            <text:p>ZAC Paul Bourget — arrière de la rue Bourget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3" calcext:value-type="float">
            <text:p>13103</text:p>
          </table:table-cell>
          <table:table-cell table:formula="of:=VLOOKUP([.B658];[$'Annexe 1'.$B$2:.$C$1392];2;0)" office:value-type="string" office:string-value="Rue Louise Bourgeois, rue Julie Daubie" calcext:value-type="string">
            <text:p>Rue Louise Bourgeois, rue Julie Daubi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5" calcext:value-type="float">
            <text:p>13105</text:p>
          </table:table-cell>
          <table:table-cell table:formula="of:=VLOOKUP([.B659];[$'Annexe 1'.$B$2:.$C$1392];2;0)" office:value-type="string" office:string-value="Place Aurélie Nemours" calcext:value-type="string">
            <text:p>Place Aurélie Nemours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6" calcext:value-type="float">
            <text:p>13106</text:p>
          </table:table-cell>
          <table:table-cell table:formula="of:=VLOOKUP([.B660];[$'Annexe 1'.$B$2:.$C$1392];2;0)" office:value-type="string" office:string-value="Place Jean-Michel Basquiat — Avenue de France, rue Emile Durkheim" calcext:value-type="string">
            <text:p>Place Jean-Michel Basquiat — Avenue de France, rue Emile Durkheim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7" calcext:value-type="float">
            <text:p>13107</text:p>
          </table:table-cell>
          <table:table-cell table:formula="of:=VLOOKUP([.B661];[$'Annexe 1'.$B$2:.$C$1392];2;0)" office:value-type="string" office:string-value="Place Jean-Michel Basquiat — Promenade plantée" calcext:value-type="string">
            <text:p>Place Jean-Michel Basquiat — Promenade planté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8" calcext:value-type="float">
            <text:p>13108</text:p>
          </table:table-cell>
          <table:table-cell table:formula="of:=VLOOKUP([.B662];[$'Annexe 1'.$B$2:.$C$1392];2;0)" office:value-type="string" office:string-value="Rue Chevaleret, rue Alphonse Boudard, rue Charcot" calcext:value-type="string">
            <text:p>Rue Chevaleret, rue Alphonse Boudard, rue Charcot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09" calcext:value-type="float">
            <text:p>13109</text:p>
          </table:table-cell>
          <table:table-cell table:formula="of:=VLOOKUP([.B663];[$'Annexe 1'.$B$2:.$C$1392];2;0)" office:value-type="string" office:string-value="Avenue Pierre Mendès France, rue Paul Klee" calcext:value-type="string">
            <text:p>Avenue Pierre Mendès France, rue Paul Kle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110" calcext:value-type="float">
            <text:p>13110</text:p>
          </table:table-cell>
          <table:table-cell table:formula="of:=VLOOKUP([.B664];[$'Annexe 1'.$B$2:.$C$1392];2;0)" office:value-type="string" office:string-value="Rue Ada Lovelace" calcext:value-type="string">
            <text:p>Rue Ada Lovelac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231" calcext:value-type="float">
            <text:p>13231</text:p>
          </table:table-cell>
          <table:table-cell table:formula="of:=VLOOKUP([.B665];[$'Annexe 1'.$B$2:.$C$1392];2;0)" office:value-type="string" office:string-value="Olympiades — Londres, Anvers" calcext:value-type="string">
            <text:p>Olympiades — Londres, Anvers</text:p>
          </table:table-cell>
          <table:table-cell table:style-name="ce4" table:formula="of:=VLOOKUP([.B665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412" calcext:value-type="float">
            <text:p>13412</text:p>
          </table:table-cell>
          <table:table-cell table:formula="of:=VLOOKUP([.B666];[$'Annexe 1'.$B$2:.$C$1392];2;0)" office:value-type="string" office:string-value="Pont Charles de Gaulle, quai d'Austerlitz" calcext:value-type="string">
            <text:p>Pont Charles de Gaulle, quai d'Austerlitz</text:p>
          </table:table-cell>
          <table:table-cell table:style-name="ce4" table:formula="of:=VLOOKUP([.B666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532" calcext:value-type="float">
            <text:p>13532</text:p>
          </table:table-cell>
          <table:table-cell table:formula="of:=VLOOKUP([.B667];[$'Annexe 1'.$B$2:.$C$1392];2;0)" office:value-type="string" office:string-value="Olympiades — Mexico" calcext:value-type="string">
            <text:p>Olympiades — Mexico</text:p>
          </table:table-cell>
          <table:table-cell table:style-name="ce4" table:formula="of:=VLOOKUP([.B667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700" calcext:value-type="float">
            <text:p>13700</text:p>
          </table:table-cell>
          <table:table-cell table:formula="of:=VLOOKUP([.B668];[$'Annexe 1'.$B$2:.$C$1392];2;0)" office:value-type="string" office:string-value="Olympiades — Squaw Valley" calcext:value-type="string">
            <text:p>Olympiades — Squaw Valley</text:p>
          </table:table-cell>
          <table:table-cell table:style-name="ce4" table:formula="of:=VLOOKUP([.B668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3967" calcext:value-type="float">
            <text:p>13967</text:p>
          </table:table-cell>
          <table:table-cell table:formula="of:=VLOOKUP([.B669];[$'Annexe 1'.$B$2:.$C$1392];2;0)" office:value-type="string" office:string-value="Rue du Colonel Dominé (Côté porte d'Italie)" calcext:value-type="string">
            <text:p>Rue du Colonel Dominé (Côté porte d'Italie)</text:p>
          </table:table-cell>
          <table:table-cell table:style-name="ce4" table:formula="of:=VLOOKUP([.B669];[$DonneesPrefPolice.$A$1:.$C$1334];3;0)" office:value-type="date" office:date-value="2013-01-11" calcext:value-type="date">
            <text:p>11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4765" calcext:value-type="float">
            <text:p>14765</text:p>
          </table:table-cell>
          <table:table-cell table:formula="of:=VLOOKUP([.B670];[$'Annexe 1'.$B$2:.$C$1392];2;0)" office:value-type="string" office:string-value="Place de Vénétie" calcext:value-type="string">
            <text:p>Place de Vénétie</text:p>
          </table:table-cell>
          <table:table-cell table:style-name="ce4" table:formula="of:=VLOOKUP([.B670];[$DonneesPrefPolice.$A$1:.$C$1334];3;0)" office:value-type="date" office:date-value="2013-01-25" calcext:value-type="date">
            <text:p>25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5476" calcext:value-type="float">
            <text:p>15476</text:p>
          </table:table-cell>
          <table:table-cell table:formula="of:=VLOOKUP([.B671];[$'Annexe 1'.$B$2:.$C$1392];2;0)" office:value-type="string" office:string-value="Rue de Tolbiac, rue du Chevaleret" calcext:value-type="string">
            <text:p>Rue de Tolbiac, rue du Chevaleret</text:p>
          </table:table-cell>
          <table:table-cell table:style-name="ce4" table:formula="of:=VLOOKUP([.B671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5868" calcext:value-type="float">
            <text:p>15868</text:p>
          </table:table-cell>
          <table:table-cell table:formula="of:=VLOOKUP([.B672];[$'Annexe 1'.$B$2:.$C$1392];2;0)" office:value-type="string" office:string-value="Rue des Peupliers, rue du docteur Tuffier" calcext:value-type="string">
            <text:p>Rue des Peupliers, rue du docteur Tuffier</text:p>
          </table:table-cell>
          <table:table-cell table:style-name="ce4" table:formula="of:=VLOOKUP([.B672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6244" calcext:value-type="float">
            <text:p>16244</text:p>
          </table:table-cell>
          <table:table-cell table:formula="of:=VLOOKUP([.B673];[$'Annexe 1'.$B$2:.$C$1392];2;0)" office:value-type="string" office:string-value="Avenue de la Porte d'Ivry, avenue Claude Régaud" calcext:value-type="string">
            <text:p>Avenue de la Porte d'Ivry, avenue Claude Régaud</text:p>
          </table:table-cell>
          <table:table-cell table:style-name="ce4" table:formula="of:=VLOOKUP([.B673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6986" calcext:value-type="float">
            <text:p>16986</text:p>
          </table:table-cell>
          <table:table-cell table:formula="of:=VLOOKUP([.B674];[$'Annexe 1'.$B$2:.$C$1392];2;0)" office:value-type="string" office:string-value="Avenue d'Italie, rue de Tolbiac" calcext:value-type="string">
            <text:p>Avenue d'Italie, rue de Tolbiac</text:p>
          </table:table-cell>
          <table:table-cell table:style-name="ce4" table:formula="of:=VLOOKUP([.B674];[$DonneesPrefPolice.$A$1:.$C$1334];3;0)" office:value-type="date" office:date-value="2012-08-10" calcext:value-type="date">
            <text:p>10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7197" calcext:value-type="float">
            <text:p>17197</text:p>
          </table:table-cell>
          <table:table-cell table:formula="of:=VLOOKUP([.B675];[$'Annexe 1'.$B$2:.$C$1392];2;0)" office:value-type="string" office:string-value="Rue Docteur Magnan, rue Charles Moureu" calcext:value-type="string">
            <text:p>Rue Docteur Magnan, rue Charles Moureu</text:p>
          </table:table-cell>
          <table:table-cell table:style-name="ce4" table:formula="of:=VLOOKUP([.B675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8332" calcext:value-type="float">
            <text:p>18332</text:p>
          </table:table-cell>
          <table:table-cell table:formula="of:=VLOOKUP([.B676];[$'Annexe 1'.$B$2:.$C$1392];2;0)" office:value-type="string" office:string-value="Rue du Chevaleret, rue Clisson" calcext:value-type="string">
            <text:p>Rue du Chevaleret, rue Clisson</text:p>
          </table:table-cell>
          <table:table-cell table:style-name="ce4" table:formula="of:=VLOOKUP([.B676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9286" calcext:value-type="float">
            <text:p>19286</text:p>
          </table:table-cell>
          <table:table-cell table:formula="of:=VLOOKUP([.B677];[$'Annexe 1'.$B$2:.$C$1392];2;0)" office:value-type="string" office:string-value="Olympiades — Rome (accueil)" calcext:value-type="string">
            <text:p>Olympiades — Rome (accueil)</text:p>
          </table:table-cell>
          <table:table-cell table:style-name="ce4" table:formula="of:=VLOOKUP([.B677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19566" calcext:value-type="float">
            <text:p>19566</text:p>
          </table:table-cell>
          <table:table-cell table:formula="of:=VLOOKUP([.B678];[$'Annexe 1'.$B$2:.$C$1392];2;0)" office:value-type="string" office:string-value="Avenue d'Ivry (côté impair) au niveau de la rue Regnault" calcext:value-type="string">
            <text:p>Avenue d'Ivry (côté impair) au niveau de la rue Regnault</text:p>
          </table:table-cell>
          <table:table-cell table:style-name="ce4" table:formula="of:=VLOOKUP([.B678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3065" calcext:value-type="float">
            <text:p>23065</text:p>
          </table:table-cell>
          <table:table-cell table:formula="of:=VLOOKUP([.B679];[$'Annexe 1'.$B$2:.$C$1392];2;0)" office:value-type="string" office:string-value="Avenue d'Italie, rue Vandrezanne" calcext:value-type="string">
            <text:p>Avenue d'Italie, rue Vandrezanne</text:p>
          </table:table-cell>
          <table:table-cell table:style-name="ce4" table:formula="of:=VLOOKUP([.B679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5765" calcext:value-type="float">
            <text:p>25765</text:p>
          </table:table-cell>
          <table:table-cell table:formula="of:=VLOOKUP([.B680];[$'Annexe 1'.$B$2:.$C$1392];2;0)" office:value-type="string" office:string-value="Rue Cantagrel, rue Eugène Oudiné" calcext:value-type="string">
            <text:p>Rue Cantagrel, rue Eugène Oudiné</text:p>
          </table:table-cell>
          <table:table-cell table:style-name="ce4" table:formula="of:=VLOOKUP([.B680];[$DonneesPrefPolice.$A$1:.$C$1334];3;0)" office:value-type="date" office:date-value="2013-06-07" calcext:value-type="date">
            <text:p>07/06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8637" calcext:value-type="float">
            <text:p>28637</text:p>
          </table:table-cell>
          <table:table-cell table:formula="of:=VLOOKUP([.B681];[$'Annexe 1'.$B$2:.$C$1392];2;0)" office:value-type="string" office:string-value="Rue Péan, boulevard Masséna" calcext:value-type="string">
            <text:p>Rue Péan, boulevard Masséna</text:p>
          </table:table-cell>
          <table:table-cell table:style-name="ce4" table:formula="of:=VLOOKUP([.B681];[$DonneesPrefPolice.$A$1:.$C$1334];3;0)" office:value-type="date" office:date-value="2013-01-18" calcext:value-type="date">
            <text:p>18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29435" calcext:value-type="float">
            <text:p>29435</text:p>
          </table:table-cell>
          <table:table-cell table:formula="of:=VLOOKUP([.B682];[$'Annexe 1'.$B$2:.$C$1392];2;0)" office:value-type="string" office:string-value="Rue Albert, rue Jean Fautrier" calcext:value-type="string">
            <text:p>Rue Albert, rue Jean Fautrier</text:p>
          </table:table-cell>
          <table:table-cell table:style-name="ce4" table:formula="of:=VLOOKUP([.B682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30118" calcext:value-type="float">
            <text:p>30118</text:p>
          </table:table-cell>
          <table:table-cell table:formula="of:=VLOOKUP([.B683];[$'Annexe 1'.$B$2:.$C$1392];2;0)" office:value-type="string" office:string-value="15 bis, rue de Tolbiac" calcext:value-type="string">
            <text:p>15 bis, rue de Tolbiac</text:p>
          </table:table-cell>
          <table:table-cell table:style-name="ce4" table:formula="of:=VLOOKUP([.B68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33183" calcext:value-type="float">
            <text:p>33183</text:p>
          </table:table-cell>
          <table:table-cell table:formula="of:=VLOOKUP([.B684];[$'Annexe 1'.$B$2:.$C$1392];2;0)" office:value-type="string" office:string-value="Boulevard Général Jean Simon, Pont National" calcext:value-type="string">
            <text:p>Boulevard Général Jean Simon, Pont National</text:p>
          </table:table-cell>
          <table:table-cell table:style-name="ce4" table:formula="of:=VLOOKUP([.B684];[$DonneesPrefPolice.$A$1:.$C$1334];3;0)" office:value-type="date" office:date-value="2012-12-28" calcext:value-type="date">
            <text:p>28/1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35012" calcext:value-type="float">
            <text:p>35012</text:p>
          </table:table-cell>
          <table:table-cell table:formula="of:=VLOOKUP([.B685];[$'Annexe 1'.$B$2:.$C$1392];2;0)" office:value-type="string" office:string-value="Place Claude Bourdet, rue des Cordelières, rue Corvisart" calcext:value-type="string">
            <text:p>Place Claude Bourdet, rue des Cordelières, rue Corvisart</text:p>
          </table:table-cell>
          <table:table-cell table:style-name="ce4" table:formula="of:=VLOOKUP([.B685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5705" calcext:value-type="float">
            <text:p>45705</text:p>
          </table:table-cell>
          <table:table-cell table:formula="of:=VLOOKUP([.B686];[$'Annexe 1'.$B$2:.$C$1392];2;0)" office:value-type="string" office:string-value="Carrefour des Gobelins" calcext:value-type="string">
            <text:p>Carrefour des Gobelins</text:p>
          </table:table-cell>
          <table:table-cell table:style-name="ce4" table:formula="of:=VLOOKUP([.B686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6911" calcext:value-type="float">
            <text:p>46911</text:p>
          </table:table-cell>
          <table:table-cell table:formula="of:=VLOOKUP([.B687];[$'Annexe 1'.$B$2:.$C$1392];2;0)" office:value-type="string" office:string-value="Rue Sainte-Hélène, rue de la poterne des Peupliers" calcext:value-type="string">
            <text:p>Rue Sainte-Hélène, rue de la poterne des Peupliers</text:p>
          </table:table-cell>
          <table:table-cell table:style-name="ce4" table:formula="of:=VLOOKUP([.B687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7653" calcext:value-type="float">
            <text:p>47653</text:p>
          </table:table-cell>
          <table:table-cell table:formula="of:=VLOOKUP([.B688];[$'Annexe 1'.$B$2:.$C$1392];2;0)" office:value-type="string" office:string-value="Rue du Dessous des Berges, rue Eugène Oudiné, rue de Patay" calcext:value-type="string">
            <text:p>Rue du Dessous des Berges, rue Eugène Oudiné, rue de Patay</text:p>
          </table:table-cell>
          <table:table-cell table:style-name="ce4" table:formula="of:=VLOOKUP([.B688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7824" calcext:value-type="float">
            <text:p>47824</text:p>
          </table:table-cell>
          <table:table-cell table:formula="of:=VLOOKUP([.B689];[$'Annexe 1'.$B$2:.$C$1392];2;0)" office:value-type="string" office:string-value="Rue Jeanne d'Arc, rue de Domrémy, rue de Patay" calcext:value-type="string">
            <text:p>Rue Jeanne d'Arc, rue de Domrémy, rue de Patay</text:p>
          </table:table-cell>
          <table:table-cell table:style-name="ce4" table:formula="of:=VLOOKUP([.B689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48567" calcext:value-type="float">
            <text:p>48567</text:p>
          </table:table-cell>
          <table:table-cell table:formula="of:=VLOOKUP([.B690];[$'Annexe 1'.$B$2:.$C$1392];2;0)" office:value-type="string" office:string-value="Avenue des Gobelins, boulevard Saint-Marcel" calcext:value-type="string">
            <text:p>Avenue des Gobelins, boulevard Saint-Marcel</text:p>
          </table:table-cell>
          <table:table-cell table:style-name="ce4" table:formula="of:=VLOOKUP([.B690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53448" calcext:value-type="float">
            <text:p>53448</text:p>
          </table:table-cell>
          <table:table-cell table:formula="of:=VLOOKUP([.B691];[$'Annexe 1'.$B$2:.$C$1392];2;0)" office:value-type="string" office:string-value="Avenue des Gobelins, boulevard Saint- Marcel" calcext:value-type="string">
            <text:p>Avenue des Gobelins, boulevard Saint- Marcel</text:p>
          </table:table-cell>
          <table:table-cell table:style-name="ce4" table:formula="of:=VLOOKUP([.B691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58557" calcext:value-type="float">
            <text:p>58557</text:p>
          </table:table-cell>
          <table:table-cell table:formula="of:=VLOOKUP([.B692];[$'Annexe 1'.$B$2:.$C$1392];2;0)" office:value-type="string" office:string-value="Boulevard Saint-Marcel, boulevard de l'Hôpital" calcext:value-type="string">
            <text:p>Boulevard Saint-Marcel, boulevard de l'Hôpital</text:p>
          </table:table-cell>
          <table:table-cell table:style-name="ce4" table:formula="of:=VLOOKUP([.B692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0972" calcext:value-type="float">
            <text:p>60972</text:p>
          </table:table-cell>
          <table:table-cell table:formula="of:=VLOOKUP([.B693];[$'Annexe 1'.$B$2:.$C$1392];2;0)" office:value-type="string" office:string-value="Face au 122, rue du Château des Rentiers" calcext:value-type="string">
            <text:p>Face au 122, rue du Château des Rentiers</text:p>
          </table:table-cell>
          <table:table-cell table:style-name="ce4" table:formula="of:=VLOOKUP([.B693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1371" calcext:value-type="float">
            <text:p>61371</text:p>
          </table:table-cell>
          <table:table-cell table:formula="of:=VLOOKUP([.B694];[$'Annexe 1'.$B$2:.$C$1392];2;0)" office:value-type="string" office:string-value="Place d'Italie, côté avenue des Gobelins" calcext:value-type="string">
            <text:p>Place d'Italie, côté avenue des Gobelins</text:p>
          </table:table-cell>
          <table:table-cell table:style-name="ce4" table:formula="of:=VLOOKUP([.B694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2347" calcext:value-type="float">
            <text:p>62347</text:p>
          </table:table-cell>
          <table:table-cell table:formula="of:=VLOOKUP([.B695];[$'Annexe 1'.$B$2:.$C$1392];2;0)" office:value-type="string" office:string-value="Pont de Tolbiac, quai François Mauriac" calcext:value-type="string">
            <text:p>Pont de Tolbiac, quai François Mauriac</text:p>
          </table:table-cell>
          <table:table-cell table:style-name="ce4" table:formula="of:=VLOOKUP([.B695];[$DonneesPrefPolice.$A$1:.$C$1334];3;0)" office:value-type="date" office:date-value="2013-07-30" calcext:value-type="date">
            <text:p>30/07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2732" calcext:value-type="float">
            <text:p>62732</text:p>
          </table:table-cell>
          <table:table-cell table:formula="of:=VLOOKUP([.B696];[$'Annexe 1'.$B$2:.$C$1392];2;0)" office:value-type="string" office:string-value="Boulevard de l'Hôpital, rue Pinel" calcext:value-type="string">
            <text:p>Boulevard de l'Hôpital, rue Pinel</text:p>
          </table:table-cell>
          <table:table-cell table:style-name="ce4" table:formula="of:=VLOOKUP([.B696];[$DonneesPrefPolice.$A$1:.$C$1334];3;0)" office:value-type="date" office:date-value="2012-07-13" calcext:value-type="date">
            <text:p>13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2734" calcext:value-type="float">
            <text:p>62734</text:p>
          </table:table-cell>
          <table:table-cell table:formula="of:=VLOOKUP([.B697];[$'Annexe 1'.$B$2:.$C$1392];2;0)" office:value-type="string" office:string-value="Porte d'Italie/périphérique" calcext:value-type="string">
            <text:p>Porte d'Italie/périphérique</text:p>
          </table:table-cell>
          <table:table-cell table:style-name="ce4" table:formula="of:=VLOOKUP([.B697];[$DonneesPrefPolice.$A$1:.$C$1334];3;0)" office:value-type="date" office:date-value="2012-10-19" calcext:value-type="date">
            <text:p>19/10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3591" calcext:value-type="float">
            <text:p>63591</text:p>
          </table:table-cell>
          <table:table-cell table:formula="of:=VLOOKUP([.B698];[$'Annexe 1'.$B$2:.$C$1392];2;0)" office:value-type="string" office:string-value="Boulevard Masséna, avenue de la Porte d'Ivry" calcext:value-type="string">
            <text:p>Boulevard Masséna, avenue de la Porte d'Ivry</text:p>
          </table:table-cell>
          <table:table-cell table:style-name="ce4" table:formula="of:=VLOOKUP([.B698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4071" calcext:value-type="float">
            <text:p>64071</text:p>
          </table:table-cell>
          <table:table-cell table:formula="of:=VLOOKUP([.B699];[$'Annexe 1'.$B$2:.$C$1392];2;0)" office:value-type="string" office:string-value="Boulevard de l'Hôpital, quai d'Austerlitz, gare d'Austerlitz" calcext:value-type="string">
            <text:p>Boulevard de l'Hôpital, quai d'Austerlitz, gare d'Austerlitz</text:p>
          </table:table-cell>
          <table:table-cell table:style-name="ce4" table:formula="of:=VLOOKUP([.B699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4594" calcext:value-type="float">
            <text:p>64594</text:p>
          </table:table-cell>
          <table:table-cell table:formula="of:=VLOOKUP([.B700];[$'Annexe 1'.$B$2:.$C$1392];2;0)" office:value-type="string" office:string-value="Avenue de Choisy, rue Baudricourt" calcext:value-type="string">
            <text:p>Avenue de Choisy, rue Baudricourt</text:p>
          </table:table-cell>
          <table:table-cell table:style-name="ce4" table:formula="of:=VLOOKUP([.B700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6003" calcext:value-type="float">
            <text:p>66003</text:p>
          </table:table-cell>
          <table:table-cell table:formula="of:=VLOOKUP([.B701];[$'Annexe 1'.$B$2:.$C$1392];2;0)" office:value-type="string" office:string-value="Place d'Italie, rue Bobillot, boulevard Auguste Blanqui" calcext:value-type="string">
            <text:p>Place d'Italie, rue Bobillot, boulevard Auguste Blanqui</text:p>
          </table:table-cell>
          <table:table-cell table:style-name="ce4" table:formula="of:=VLOOKUP([.B701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7014" calcext:value-type="float">
            <text:p>67014</text:p>
          </table:table-cell>
          <table:table-cell table:formula="of:=VLOOKUP([.B702];[$'Annexe 1'.$B$2:.$C$1392];2;0)" office:value-type="string" office:string-value="Rue Jeanne d'Arc, boulevard Saint-Marcel" calcext:value-type="string">
            <text:p>Rue Jeanne d'Arc, boulevard Saint-Marcel</text:p>
          </table:table-cell>
          <table:table-cell table:style-name="ce4" table:formula="of:=VLOOKUP([.B702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3" calcext:value-type="float">
            <text:p>75013</text:p>
          </table:table-cell>
          <table:table-cell table:style-name="ce3" office:value-type="float" office:value="67390" calcext:value-type="float">
            <text:p>67390</text:p>
          </table:table-cell>
          <table:table-cell table:formula="of:=VLOOKUP([.B703];[$'Annexe 1'.$B$2:.$C$1392];2;0)" office:value-type="string" office:string-value="Vis-à-vis du 90, rue de Tolbiac" calcext:value-type="string">
            <text:p>Vis-à-vis du 90, rue de Tolbiac</text:p>
          </table:table-cell>
          <table:table-cell table:style-name="ce4" table:formula="of:=VLOOKUP([.B703];[$DonneesPrefPolice.$A$1:.$C$1334];3;0)" office:value-type="date" office:date-value="2012-06-01" calcext:value-type="date">
            <text:p>01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4351" calcext:value-type="float">
            <text:p>44351</text:p>
          </table:table-cell>
          <table:table-cell table:formula="of:=VLOOKUP([.B704];[$'Annexe 1'.$B$2:.$C$1392];2;0)" office:value-type="string" office:string-value="Boulevard Jourdan — RER" calcext:value-type="string">
            <text:p>Boulevard Jourdan — RER</text:p>
          </table:table-cell>
          <table:table-cell table:style-name="ce4" table:formula="of:=VLOOKUP([.B704];[$DonneesPrefPolice.$A$1:.$C$1334];3;0)" office:value-type="date" office:date-value="2013-05-17" calcext:value-type="date">
            <text:p>17/05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48506" calcext:value-type="float">
            <text:p>48506</text:p>
          </table:table-cell>
          <table:table-cell table:formula="of:=VLOOKUP([.B705];[$'Annexe 1'.$B$2:.$C$1392];2;0)" office:value-type="string" office:string-value="Place Fernand Mourlot — rue de la Gaîté, boulevard Edgard Quinet" calcext:value-type="string">
            <text:p>Place Fernand Mourlot — rue de la Gaîté, boulevard Edgard Quinet</text:p>
          </table:table-cell>
          <table:table-cell table:style-name="ce4" table:formula="of:=VLOOKUP([.B705];[$DonneesPrefPolice.$A$1:.$C$1334];3;0)" office:value-type="date" office:date-value="2015-06-19" calcext:value-type="date">
            <text:p>19/06/15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1743" calcext:value-type="float">
            <text:p>51743</text:p>
          </table:table-cell>
          <table:table-cell table:formula="of:=VLOOKUP([.B706];[$'Annexe 1'.$B$2:.$C$1392];2;0)" office:value-type="string" office:string-value="Avenue de la Porte d'Orléans, place du 25 août 1944" calcext:value-type="string">
            <text:p>Avenue de la Porte d'Orléans, place du 25 août 1944</text:p>
          </table:table-cell>
          <table:table-cell table:style-name="ce4" table:formula="of:=VLOOKUP([.B706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4322" calcext:value-type="float">
            <text:p>54322</text:p>
          </table:table-cell>
          <table:table-cell table:formula="of:=VLOOKUP([.B707];[$'Annexe 1'.$B$2:.$C$1392];2;0)" office:value-type="string" office:string-value="Place Perroy, avenue du Maine" calcext:value-type="string">
            <text:p>Place Perroy, avenue du Maine</text:p>
          </table:table-cell>
          <table:table-cell table:style-name="ce4" table:formula="of:=VLOOKUP([.B707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4552" calcext:value-type="float">
            <text:p>54552</text:p>
          </table:table-cell>
          <table:table-cell table:formula="of:=VLOOKUP([.B708];[$'Annexe 1'.$B$2:.$C$1392];2;0)" office:value-type="string" office:string-value="Rue Vercingétorix, rue d'Alésia" calcext:value-type="string">
            <text:p>Rue Vercingétorix, rue d'Alésia</text:p>
          </table:table-cell>
          <table:table-cell table:style-name="ce4" table:formula="of:=VLOOKUP([.B708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56510" calcext:value-type="float">
            <text:p>56510</text:p>
          </table:table-cell>
          <table:table-cell table:formula="of:=VLOOKUP([.B709];[$'Annexe 1'.$B$2:.$C$1392];2;0)" office:value-type="string" office:string-value="Avenue Maurice d'Ocagne, avenue Georges Lafenestre" calcext:value-type="string">
            <text:p>Avenue Maurice d'Ocagne, avenue Georges Lafenestre</text:p>
          </table:table-cell>
          <table:table-cell table:style-name="ce4" table:formula="of:=VLOOKUP([.B709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60857" calcext:value-type="float">
            <text:p>60857</text:p>
          </table:table-cell>
          <table:table-cell table:formula="of:=VLOOKUP([.B710];[$'Annexe 1'.$B$2:.$C$1392];2;0)" office:value-type="string" office:string-value="Rue Boulard, rue Daguerre" calcext:value-type="string">
            <text:p>Rue Boulard, rue Daguerre</text:p>
          </table:table-cell>
          <table:table-cell table:style-name="ce4" table:formula="of:=VLOOKUP([.B710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61992" calcext:value-type="float">
            <text:p>61992</text:p>
          </table:table-cell>
          <table:table-cell table:formula="of:=VLOOKUP([.B711];[$'Annexe 1'.$B$2:.$C$1392];2;0)" office:value-type="string" office:string-value="Avenue Adolphe Pinard, avenue de la Porte de Châtillon" calcext:value-type="string">
            <text:p>Avenue Adolphe Pinard, avenue de la Porte de Châtillon</text:p>
          </table:table-cell>
          <table:table-cell table:style-name="ce4" table:formula="of:=VLOOKUP([.B711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0540" calcext:value-type="float">
            <text:p>70540</text:p>
          </table:table-cell>
          <table:table-cell table:formula="of:=VLOOKUP([.B712];[$'Annexe 1'.$B$2:.$C$1392];2;0)" office:value-type="string" office:string-value="Rue d'Alésia, villa d'Alésia" calcext:value-type="string">
            <text:p>Rue d'Alésia, villa d'Alésia</text:p>
          </table:table-cell>
          <table:table-cell table:style-name="ce4" table:formula="of:=VLOOKUP([.B712];[$DonneesPrefPolice.$A$1:.$C$1334];3;0)" office:value-type="date" office:date-value="2012-11-02" calcext:value-type="date">
            <text:p>02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1184" calcext:value-type="float">
            <text:p>71184</text:p>
          </table:table-cell>
          <table:table-cell table:formula="of:=VLOOKUP([.B713];[$'Annexe 1'.$B$2:.$C$1392];2;0)" office:value-type="string" office:string-value="Boulevard de Port Royal, avenue de l'Observatoire" calcext:value-type="string">
            <text:p>Boulevard de Port Royal, avenue de l'Observatoire</text:p>
          </table:table-cell>
          <table:table-cell table:style-name="ce4" table:formula="of:=VLOOKUP([.B71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3923" calcext:value-type="float">
            <text:p>73923</text:p>
          </table:table-cell>
          <table:table-cell table:formula="of:=VLOOKUP([.B714];[$'Annexe 1'.$B$2:.$C$1392];2;0)" office:value-type="string" office:string-value="Avenue Jean Moulin, boulevard Brune" calcext:value-type="string">
            <text:p>Avenue Jean Moulin, boulevard Brune</text:p>
          </table:table-cell>
          <table:table-cell table:style-name="ce4" table:formula="of:=VLOOKUP([.B714];[$DonneesPrefPolice.$A$1:.$C$1334];3;0)" office:value-type="date" office:date-value="2012-06-22" calcext:value-type="date">
            <text:p>22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5264" calcext:value-type="float">
            <text:p>75264</text:p>
          </table:table-cell>
          <table:table-cell table:formula="of:=VLOOKUP([.B715];[$'Annexe 1'.$B$2:.$C$1392];2;0)" office:value-type="string" office:string-value="10, boulevard Brune" calcext:value-type="string">
            <text:p>10, boulevard Brune</text:p>
          </table:table-cell>
          <table:table-cell table:style-name="ce4" table:formula="of:=VLOOKUP([.B715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7797" calcext:value-type="float">
            <text:p>77797</text:p>
          </table:table-cell>
          <table:table-cell table:formula="of:=VLOOKUP([.B716];[$'Annexe 1'.$B$2:.$C$1392];2;0)" office:value-type="string" office:string-value="Avenue Marc Sangnier, rue Wilfrid Laurier" calcext:value-type="string">
            <text:p>Avenue Marc Sangnier, rue Wilfrid Laurier</text:p>
          </table:table-cell>
          <table:table-cell table:style-name="ce4" table:formula="of:=VLOOKUP([.B716];[$DonneesPrefPolice.$A$1:.$C$1334];3;0)" office:value-type="date" office:date-value="2012-10-26" calcext:value-type="date">
            <text:p>26/10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79474" calcext:value-type="float">
            <text:p>79474</text:p>
          </table:table-cell>
          <table:table-cell table:formula="of:=VLOOKUP([.B717];[$'Annexe 1'.$B$2:.$C$1392];2;0)" office:value-type="string" office:string-value="Place de Moro Giafféri" calcext:value-type="string">
            <text:p>Place de Moro Giafféri</text:p>
          </table:table-cell>
          <table:table-cell table:style-name="ce4" table:formula="of:=VLOOKUP([.B717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1104" calcext:value-type="float">
            <text:p>81104</text:p>
          </table:table-cell>
          <table:table-cell table:formula="of:=VLOOKUP([.B718];[$'Annexe 1'.$B$2:.$C$1392];2;0)" office:value-type="string" office:string-value="Boulevard Brune, avenue de la Porte de Vanves" calcext:value-type="string">
            <text:p>Boulevard Brune, avenue de la Porte de Vanves</text:p>
          </table:table-cell>
          <table:table-cell table:style-name="ce4" table:formula="of:=VLOOKUP([.B718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1787" calcext:value-type="float">
            <text:p>81787</text:p>
          </table:table-cell>
          <table:table-cell table:formula="of:=VLOOKUP([.B719];[$'Annexe 1'.$B$2:.$C$1392];2;0)" office:value-type="string" office:string-value="Rue Messier, boulevard Arago" calcext:value-type="string">
            <text:p>Rue Messier, boulevard Arago</text:p>
          </table:table-cell>
          <table:table-cell table:style-name="ce4" table:formula="of:=VLOOKUP([.B719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1962" calcext:value-type="float">
            <text:p>81962</text:p>
          </table:table-cell>
          <table:table-cell table:formula="of:=VLOOKUP([.B720];[$'Annexe 1'.$B$2:.$C$1392];2;0)" office:value-type="string" office:string-value="Jonction boulevard Brune, boulevard Jourdan" calcext:value-type="string">
            <text:p>Jonction boulevard Brune, boulevard Jourdan</text:p>
          </table:table-cell>
          <table:table-cell table:style-name="ce4" table:formula="of:=VLOOKUP([.B720];[$DonneesPrefPolice.$A$1:.$C$1334];3;0)" office:value-type="date" office:date-value="2014-12-19" calcext:value-type="date">
            <text:p>19/12/14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3358" calcext:value-type="float">
            <text:p>83358</text:p>
          </table:table-cell>
          <table:table-cell table:formula="of:=VLOOKUP([.B721];[$'Annexe 1'.$B$2:.$C$1392];2;0)" office:value-type="string" office:string-value="Rue d'Alésia, rue Didot" calcext:value-type="string">
            <text:p>Rue d'Alésia, rue Didot</text:p>
          </table:table-cell>
          <table:table-cell table:style-name="ce4" table:formula="of:=VLOOKUP([.B721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6283" calcext:value-type="float">
            <text:p>86283</text:p>
          </table:table-cell>
          <table:table-cell table:formula="of:=VLOOKUP([.B722];[$'Annexe 1'.$B$2:.$C$1392];2;0)" office:value-type="string" office:string-value="Boulevard Edgard Quinet, boulevard Raspail" calcext:value-type="string">
            <text:p>Boulevard Edgard Quinet, boulevard Raspail</text:p>
          </table:table-cell>
          <table:table-cell table:style-name="ce4" table:formula="of:=VLOOKUP([.B722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89511" calcext:value-type="float">
            <text:p>89511</text:p>
          </table:table-cell>
          <table:table-cell table:formula="of:=VLOOKUP([.B723];[$'Annexe 1'.$B$2:.$C$1392];2;0)" office:value-type="string" office:string-value="Rue Raymond Losserand, rue d'Alésia" calcext:value-type="string">
            <text:p>Rue Raymond Losserand, rue d'Alésia</text:p>
          </table:table-cell>
          <table:table-cell table:style-name="ce4" table:formula="of:=VLOOKUP([.B723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92903" calcext:value-type="float">
            <text:p>92903</text:p>
          </table:table-cell>
          <table:table-cell table:formula="of:=VLOOKUP([.B724];[$'Annexe 1'.$B$2:.$C$1392];2;0)" office:value-type="string" office:string-value="Rue Vercingétorix, rue Pernety" calcext:value-type="string">
            <text:p>Rue Vercingétorix, rue Pernety</text:p>
          </table:table-cell>
          <table:table-cell table:style-name="ce4" table:formula="of:=VLOOKUP([.B72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94232" calcext:value-type="float">
            <text:p>94232</text:p>
          </table:table-cell>
          <table:table-cell table:formula="of:=VLOOKUP([.B725];[$'Annexe 1'.$B$2:.$C$1392];2;0)" office:value-type="string" office:string-value="Rue Raymond Losserand, rue Pernety" calcext:value-type="string">
            <text:p>Rue Raymond Losserand, rue Pernety</text:p>
          </table:table-cell>
          <table:table-cell table:style-name="ce4" table:formula="of:=VLOOKUP([.B725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4" calcext:value-type="float">
            <text:p>75014</text:p>
          </table:table-cell>
          <table:table-cell table:style-name="ce3" office:value-type="float" office:value="97328" calcext:value-type="float">
            <text:p>97328</text:p>
          </table:table-cell>
          <table:table-cell table:formula="of:=VLOOKUP([.B726];[$'Annexe 1'.$B$2:.$C$1392];2;0)" office:value-type="string" office:string-value="Boulevard Jourdan, rue Emile Deutsch de la Meurthe" calcext:value-type="string">
            <text:p>Boulevard Jourdan, rue Emile Deutsch de la Meurthe</text:p>
          </table:table-cell>
          <table:table-cell table:style-name="ce4" table:formula="of:=VLOOKUP([.B726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0476" calcext:value-type="float">
            <text:p>10476</text:p>
          </table:table-cell>
          <table:table-cell table:formula="of:=VLOOKUP([.B727];[$'Annexe 1'.$B$2:.$C$1392];2;0)" office:value-type="string" office:string-value="Boulevard de Grenelle, rue du Commerce" calcext:value-type="string">
            <text:p>Boulevard de Grenelle, rue du Commerce</text:p>
          </table:table-cell>
          <table:table-cell table:style-name="ce4" table:formula="of:=VLOOKUP([.B727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0771" calcext:value-type="float">
            <text:p>10771</text:p>
          </table:table-cell>
          <table:table-cell table:formula="of:=VLOOKUP([.B728];[$'Annexe 1'.$B$2:.$C$1392];2;0)" office:value-type="string" office:string-value="Rue de Javel, rue Gutemberg" calcext:value-type="string">
            <text:p>Rue de Javel, rue Gutemberg</text:p>
          </table:table-cell>
          <table:table-cell table:style-name="ce4" table:formula="of:=VLOOKUP([.B728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1675" calcext:value-type="float">
            <text:p>11675</text:p>
          </table:table-cell>
          <table:table-cell table:formula="of:=VLOOKUP([.B729];[$'Annexe 1'.$B$2:.$C$1392];2;0)" office:value-type="string" office:string-value="Rue Desaix, place Alfred Sauvy" calcext:value-type="string">
            <text:p>Rue Desaix, place Alfred Sauvy</text:p>
          </table:table-cell>
          <table:table-cell table:style-name="ce4" table:formula="of:=VLOOKUP([.B729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1877" calcext:value-type="float">
            <text:p>11877</text:p>
          </table:table-cell>
          <table:table-cell table:formula="of:=VLOOKUP([.B730];[$'Annexe 1'.$B$2:.$C$1392];2;0)" office:value-type="string" office:string-value="Esplanade de la Mairie" calcext:value-type="string">
            <text:p>Esplanade de la Mairie</text:p>
          </table:table-cell>
          <table:table-cell table:style-name="ce4" table:formula="of:=VLOOKUP([.B730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2079" calcext:value-type="float">
            <text:p>12079</text:p>
          </table:table-cell>
          <table:table-cell table:formula="of:=VLOOKUP([.B731];[$'Annexe 1'.$B$2:.$C$1392];2;0)" office:value-type="string" office:string-value="Avenue Albert Bartholomé, rue André Theuriet" calcext:value-type="string">
            <text:p>Avenue Albert Bartholomé, rue André Theuriet</text:p>
          </table:table-cell>
          <table:table-cell table:style-name="ce4" table:formula="of:=VLOOKUP([.B731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2972" calcext:value-type="float">
            <text:p>12972</text:p>
          </table:table-cell>
          <table:table-cell table:formula="of:=VLOOKUP([.B732];[$'Annexe 1'.$B$2:.$C$1392];2;0)" office:value-type="string" office:string-value="Rue Jean Fourastie (face DOJO)" calcext:value-type="string">
            <text:p>Rue Jean Fourastie (face DOJO)</text:p>
          </table:table-cell>
          <table:table-cell table:style-name="ce4" table:formula="of:=VLOOKUP([.B732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3273" calcext:value-type="float">
            <text:p>13273</text:p>
          </table:table-cell>
          <table:table-cell table:formula="of:=VLOOKUP([.B733];[$'Annexe 1'.$B$2:.$C$1392];2;0)" office:value-type="string" office:string-value="Rue Bargue, rue Platon" calcext:value-type="string">
            <text:p>Rue Bargue, rue Platon</text:p>
          </table:table-cell>
          <table:table-cell table:style-name="ce4" table:formula="of:=VLOOKUP([.B733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67" calcext:value-type="float">
            <text:p>15067</text:p>
          </table:table-cell>
          <table:table-cell table:formula="of:=VLOOKUP([.B734];[$'Annexe 1'.$B$2:.$C$1392];2;0)" office:value-type="string" office:string-value="Rue du Colonel Pierre Avia, contre-allée des Frères Voisin" calcext:value-type="string">
            <text:p>Rue du Colonel Pierre Avia, contre-allée des Frères Voisin</text:p>
          </table:table-cell>
          <table:table-cell table:style-name="ce4" table:formula="of:=VLOOKUP([.B734];[$DonneesPrefPolice.$A$1:.$C$1334];3;0)" office:value-type="date" office:date-value="2018-02-08" calcext:value-type="date">
            <text:p>08/02/18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85" calcext:value-type="float">
            <text:p>15085</text:p>
          </table:table-cell>
          <table:table-cell table:formula="of:=VLOOKUP([.B735];[$'Annexe 1'.$B$2:.$C$1392];2;0)" office:value-type="string" office:string-value="Beaugrenelle/Rampe d'accès rue Docteur Finlay" calcext:value-type="string">
            <text:p>Beaugrenelle/Rampe d'accès rue Docteur Finlay</text:p>
          </table:table-cell>
          <table:table-cell table:style-name="ce4" table:formula="of:=VLOOKUP([.B735];[$DonneesPrefPolice.$A$1:.$C$1334];3;0)" office:value-type="date" office:date-value="2016-10-03" calcext:value-type="date">
            <text:p>03/10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89" calcext:value-type="float">
            <text:p>15089</text:p>
          </table:table-cell>
          <table:table-cell table:formula="of:=VLOOKUP([.B736];[$'Annexe 1'.$B$2:.$C$1392];2;0)" office:value-type="string" office:string-value="Beaugrenelle/Passerelle Est, colonne CPCU" calcext:value-type="string">
            <text:p>Beaugrenelle/Passerelle Est, colonne CPCU</text:p>
          </table:table-cell>
          <table:table-cell table:style-name="ce4" table:formula="of:=VLOOKUP([.B736];[$DonneesPrefPolice.$A$1:.$C$1334];3;0)" office:value-type="date" office:date-value="2017-06-29" calcext:value-type="date">
            <text:p>29/06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0" calcext:value-type="float">
            <text:p>15090</text:p>
          </table:table-cell>
          <table:table-cell table:formula="of:=VLOOKUP([.B737];[$'Annexe 1'.$B$2:.$C$1392];2;0)" office:value-type="string" office:string-value="Beaugrenelle/Passerelle Ouest, Mercure II" calcext:value-type="string">
            <text:p>Beaugrenelle/Passerelle Ouest, Mercure II</text:p>
          </table:table-cell>
          <table:table-cell table:style-name="ce4" table:formula="of:=VLOOKUP([.B737];[$DonneesPrefPolice.$A$1:.$C$1334];3;0)" office:value-type="date" office:date-value="2016-12-07" calcext:value-type="date">
            <text:p>07/12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2" calcext:value-type="float">
            <text:p>15092</text:p>
          </table:table-cell>
          <table:table-cell table:formula="of:=VLOOKUP([.B738];[$'Annexe 1'.$B$2:.$C$1392];2;0)" office:value-type="string" office:string-value="Beaugrenelle/Reflets" calcext:value-type="string">
            <text:p>Beaugrenelle/Reflets</text:p>
          </table:table-cell>
          <table:table-cell table:style-name="ce4" table:formula="of:=VLOOKUP([.B738];[$DonneesPrefPolice.$A$1:.$C$1334];3;0)" office:value-type="date" office:date-value="2016-11-30" calcext:value-type="date">
            <text:p>30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3" calcext:value-type="float">
            <text:p>15093</text:p>
          </table:table-cell>
          <table:table-cell table:formula="of:=VLOOKUP([.B739];[$'Annexe 1'.$B$2:.$C$1392];2;0)" office:value-type="string" office:string-value="Beaugrenelle/Synagogue, Rive Gauche" calcext:value-type="string">
            <text:p>Beaugrenelle/Synagogue, Rive Gauche</text:p>
          </table:table-cell>
          <table:table-cell table:style-name="ce4" table:formula="of:=VLOOKUP([.B739];[$DonneesPrefPolice.$A$1:.$C$1334];3;0)" office:value-type="date" office:date-value="2016-11-30" calcext:value-type="date">
            <text:p>30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4" calcext:value-type="float">
            <text:p>15094</text:p>
          </table:table-cell>
          <table:table-cell table:formula="of:=VLOOKUP([.B740];[$'Annexe 1'.$B$2:.$C$1392];2;0)" office:value-type="string" office:string-value="Beaugrenelle/Verseau, Perspective 1" calcext:value-type="string">
            <text:p>Beaugrenelle/Verseau, Perspective 1</text:p>
          </table:table-cell>
          <table:table-cell table:style-name="ce4" table:formula="of:=VLOOKUP([.B740];[$DonneesPrefPolice.$A$1:.$C$1334];3;0)" office:value-type="date" office:date-value="2016-12-02" calcext:value-type="date">
            <text:p>02/12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5" calcext:value-type="float">
            <text:p>15095</text:p>
          </table:table-cell>
          <table:table-cell table:formula="of:=VLOOKUP([.B741];[$'Annexe 1'.$B$2:.$C$1392];2;0)" office:value-type="string" office:string-value="Rue Linois, rue Emeriau" calcext:value-type="string">
            <text:p>Rue Linois, rue Emeriau</text:p>
          </table:table-cell>
          <table:table-cell table:style-name="ce4" table:formula="of:=VLOOKUP([.B741];[$DonneesPrefPolice.$A$1:.$C$1334];3;0)" office:value-type="date" office:date-value="2017-03-02" calcext:value-type="date">
            <text:p>02/03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096" calcext:value-type="float">
            <text:p>15096</text:p>
          </table:table-cell>
          <table:table-cell table:formula="of:=VLOOKUP([.B742];[$'Annexe 1'.$B$2:.$C$1392];2;0)" office:value-type="string" office:string-value="Beaugrenelle/Passerelle Robert Keller" calcext:value-type="string">
            <text:p>Beaugrenelle/Passerelle Robert Keller</text:p>
          </table:table-cell>
          <table:table-cell table:style-name="ce4" table:formula="of:=VLOOKUP([.B742];[$DonneesPrefPolice.$A$1:.$C$1334];3;0)" office:value-type="date" office:date-value="2018-02-22" calcext:value-type="date">
            <text:p>22/02/18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3" calcext:value-type="float">
            <text:p>15113</text:p>
          </table:table-cell>
          <table:table-cell table:formula="of:=VLOOKUP([.B743];[$'Annexe 1'.$B$2:.$C$1392];2;0)" office:value-type="string" office:string-value="Rue Brancion, rue de Vouillé" calcext:value-type="string">
            <text:p>Rue Brancion, rue de Vouillé</text:p>
          </table:table-cell>
          <table:table-cell table:style-name="ce4" table:formula="of:=VLOOKUP([.B743];[$DonneesPrefPolice.$A$1:.$C$1334];3;0)" office:value-type="date" office:date-value="2016-11-07" calcext:value-type="date">
            <text:p>07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4" calcext:value-type="float">
            <text:p>15114</text:p>
          </table:table-cell>
          <table:table-cell table:formula="of:=VLOOKUP([.B744];[$'Annexe 1'.$B$2:.$C$1392];2;0)" office:value-type="string" office:string-value="Rue de Vouillé, rue de Castagnary" calcext:value-type="string">
            <text:p>Rue de Vouillé, rue de Castagnary</text:p>
          </table:table-cell>
          <table:table-cell table:style-name="ce4" table:formula="of:=VLOOKUP([.B744];[$DonneesPrefPolice.$A$1:.$C$1334];3;0)" office:value-type="date" office:date-value="2016-09-30" calcext:value-type="date">
            <text:p>30/09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6" calcext:value-type="float">
            <text:p>15116</text:p>
          </table:table-cell>
          <table:table-cell table:formula="of:=VLOOKUP([.B745];[$'Annexe 1'.$B$2:.$C$1392];2;0)" office:value-type="string" office:string-value="Rue de Vaugirard, place Adolphe Chérioux" calcext:value-type="string">
            <text:p>Rue de Vaugirard, place Adolphe Chérioux</text:p>
          </table:table-cell>
          <table:table-cell table:style-name="ce4" table:formula="of:=VLOOKUP([.B745];[$DonneesPrefPolice.$A$1:.$C$1334];3;0)" office:value-type="date" office:date-value="2017-03-22" calcext:value-type="date">
            <text:p>22/03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19" calcext:value-type="float">
            <text:p>15119</text:p>
          </table:table-cell>
          <table:table-cell table:formula="of:=VLOOKUP([.B746];[$'Annexe 1'.$B$2:.$C$1392];2;0)" office:value-type="string" office:string-value="ZAC Boucicaut — allée Irène Némirovsky" calcext:value-type="string">
            <text:p>ZAC Boucicaut — allée Irène Némirovsky</text:p>
          </table:table-cell>
          <table:table-cell table:style-name="ce4" table:formula="of:=VLOOKUP([.B746];[$DonneesPrefPolice.$A$1:.$C$1334];3;0)" office:value-type="date" office:date-value="2016-07-08" calcext:value-type="date">
            <text:p>08/07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5120" calcext:value-type="float">
            <text:p>15120</text:p>
          </table:table-cell>
          <table:table-cell table:formula="of:=VLOOKUP([.B747];[$'Annexe 1'.$B$2:.$C$1392];2;0)" office:value-type="string" office:string-value="Rue Emeriau, rue du Théatre" calcext:value-type="string">
            <text:p>Rue Emeriau, rue du Théatre</text:p>
          </table:table-cell>
          <table:table-cell table:style-name="ce4" table:formula="of:=VLOOKUP([.B747];[$DonneesPrefPolice.$A$1:.$C$1334];3;0)" office:value-type="date" office:date-value="2017-06-29" calcext:value-type="date">
            <text:p>29/06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7112" calcext:value-type="float">
            <text:p>17112</text:p>
          </table:table-cell>
          <table:table-cell table:formula="of:=VLOOKUP([.B748];[$'Annexe 1'.$B$2:.$C$1392];2;0)" office:value-type="string" office:string-value="Rue des Quatre frères Peignot, avenue Emile Zola" calcext:value-type="string">
            <text:p>Rue des Quatre frères Peignot, avenue Emile Zola</text:p>
          </table:table-cell>
          <table:table-cell table:style-name="ce4" table:formula="of:=VLOOKUP([.B748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17168" calcext:value-type="float">
            <text:p>17168</text:p>
          </table:table-cell>
          <table:table-cell table:formula="of:=VLOOKUP([.B749];[$'Annexe 1'.$B$2:.$C$1392];2;0)" office:value-type="string" office:string-value="Rue Saint-Charles, rue Varet" calcext:value-type="string">
            <text:p>Rue Saint-Charles, rue Varet</text:p>
          </table:table-cell>
          <table:table-cell table:style-name="ce4" table:formula="of:=VLOOKUP([.B749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5" calcext:value-type="float">
            <text:p>75015</text:p>
          </table:table-cell>
          <table:table-cell table:style-name="ce3" office:value-type="float" office:value="25702" calcext:value-type="float">
            <text:p>25702</text:p>
          </table:table-cell>
          <table:table-cell table:formula="of:=VLOOKUP([.B750];[$'Annexe 1'.$B$2:.$C$1392];2;0)" office:value-type="string" office:string-value="Rue Léon Lhermitte, rue du docteur Jacquemaire Clémenceau" calcext:value-type="string">
            <text:p>Rue Léon Lhermitte, rue du docteur Jacquemaire Clémenceau</text:p>
          </table:table-cell>
          <table:table-cell table:style-name="ce4" table:formula="of:=VLOOKUP([.B750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7596" calcext:value-type="float">
            <text:p>17596</text:p>
          </table:table-cell>
          <table:table-cell table:formula="of:=VLOOKUP([.B751];[$'Annexe 1'.$B$2:.$C$1392];2;0)" office:value-type="string" office:string-value="Pont Bir Hakeim, avenue du Président Kennedy" calcext:value-type="string">
            <text:p>Pont Bir Hakeim, avenue du Président Kennedy</text:p>
          </table:table-cell>
          <table:table-cell table:style-name="ce4" table:formula="of:=VLOOKUP([.B751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7849" calcext:value-type="float">
            <text:p>17849</text:p>
          </table:table-cell>
          <table:table-cell table:formula="of:=VLOOKUP([.B752];[$'Annexe 1'.$B$2:.$C$1392];2;0)" office:value-type="string" office:string-value="Boulevard Suchet, rue Raffet, square TolstoÏ" calcext:value-type="string">
            <text:p>Boulevard Suchet, rue Raffet, square TolstoÏ</text:p>
          </table:table-cell>
          <table:table-cell table:style-name="ce4" table:formula="of:=VLOOKUP([.B752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8695" calcext:value-type="float">
            <text:p>18695</text:p>
          </table:table-cell>
          <table:table-cell table:formula="of:=VLOOKUP([.B753];[$'Annexe 1'.$B$2:.$C$1392];2;0)" office:value-type="string" office:string-value="Rue Saint-Didier, rue Mesnil" calcext:value-type="string">
            <text:p>Rue Saint-Didier, rue Mesnil</text:p>
          </table:table-cell>
          <table:table-cell table:style-name="ce4" table:formula="of:=VLOOKUP([.B753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19196" calcext:value-type="float">
            <text:p>19196</text:p>
          </table:table-cell>
          <table:table-cell table:formula="of:=VLOOKUP([.B754];[$'Annexe 1'.$B$2:.$C$1392];2;0)" office:value-type="string" office:string-value="Boulevard Murat, place de la Porte Molitor" calcext:value-type="string">
            <text:p>Boulevard Murat, place de la Porte Molitor</text:p>
          </table:table-cell>
          <table:table-cell table:style-name="ce4" table:formula="of:=VLOOKUP([.B754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2575" calcext:value-type="float">
            <text:p>22575</text:p>
          </table:table-cell>
          <table:table-cell table:formula="of:=VLOOKUP([.B755];[$'Annexe 1'.$B$2:.$C$1392];2;0)" office:value-type="string" office:string-value="Rue de la Pompe, avenue Henri Martin" calcext:value-type="string">
            <text:p>Rue de la Pompe, avenue Henri Martin</text:p>
          </table:table-cell>
          <table:table-cell table:style-name="ce4" table:formula="of:=VLOOKUP([.B755];[$DonneesPrefPolice.$A$1:.$C$1334];3;0)" office:value-type="date" office:date-value="2012-08-24" calcext:value-type="date">
            <text:p>24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6088" calcext:value-type="float">
            <text:p>26088</text:p>
          </table:table-cell>
          <table:table-cell table:formula="of:=VLOOKUP([.B756];[$'Annexe 1'.$B$2:.$C$1392];2;0)" office:value-type="string" office:string-value="Place du Maréchal de Lattre de Tassigny" calcext:value-type="string">
            <text:p>Place du Maréchal de Lattre de Tassigny</text:p>
          </table:table-cell>
          <table:table-cell table:style-name="ce4" table:formula="of:=VLOOKUP([.B756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7296" calcext:value-type="float">
            <text:p>27296</text:p>
          </table:table-cell>
          <table:table-cell table:formula="of:=VLOOKUP([.B757];[$'Annexe 1'.$B$2:.$C$1392];2;0)" office:value-type="string" office:string-value="Avenue de Versailles, boulevard Exelmans" calcext:value-type="string">
            <text:p>Avenue de Versailles, boulevard Exelmans</text:p>
          </table:table-cell>
          <table:table-cell table:style-name="ce4" table:formula="of:=VLOOKUP([.B757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7756" calcext:value-type="float">
            <text:p>27756</text:p>
          </table:table-cell>
          <table:table-cell table:formula="of:=VLOOKUP([.B758];[$'Annexe 1'.$B$2:.$C$1392];2;0)" office:value-type="string" office:string-value="Place de la Porte de Saint-Cloud, avenue Georges Lafont" calcext:value-type="string">
            <text:p>Place de la Porte de Saint-Cloud, avenue Georges Lafont</text:p>
          </table:table-cell>
          <table:table-cell table:style-name="ce4" table:formula="of:=VLOOKUP([.B758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27960" calcext:value-type="float">
            <text:p>27960</text:p>
          </table:table-cell>
          <table:table-cell table:formula="of:=VLOOKUP([.B759];[$'Annexe 1'.$B$2:.$C$1392];2;0)" office:value-type="string" office:string-value="Porte de Saint-Cloud" calcext:value-type="string">
            <text:p>Porte de Saint-Cloud</text:p>
          </table:table-cell>
          <table:table-cell table:style-name="ce4" table:formula="of:=VLOOKUP([.B759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2329" calcext:value-type="float">
            <text:p>32329</text:p>
          </table:table-cell>
          <table:table-cell table:formula="of:=VLOOKUP([.B760];[$'Annexe 1'.$B$2:.$C$1392];2;0)" office:value-type="string" office:string-value="Place Clément Ader" calcext:value-type="string">
            <text:p>Place Clément Ader</text:p>
          </table:table-cell>
          <table:table-cell table:style-name="ce4" table:formula="of:=VLOOKUP([.B760];[$DonneesPrefPolice.$A$1:.$C$1334];3;0)" office:value-type="date" office:date-value="2013-02-08" calcext:value-type="date">
            <text:p>08/02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2468" calcext:value-type="float">
            <text:p>32468</text:p>
          </table:table-cell>
          <table:table-cell table:formula="of:=VLOOKUP([.B761];[$'Annexe 1'.$B$2:.$C$1392];2;0)" office:value-type="string" office:string-value="Place du Trocadéro, côté esplanade" calcext:value-type="string">
            <text:p>Place du Trocadéro, côté esplanade</text:p>
          </table:table-cell>
          <table:table-cell table:style-name="ce4" table:formula="of:=VLOOKUP([.B761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4347" calcext:value-type="float">
            <text:p>34347</text:p>
          </table:table-cell>
          <table:table-cell table:formula="of:=VLOOKUP([.B762];[$'Annexe 1'.$B$2:.$C$1392];2;0)" office:value-type="string" office:string-value="Rue de La Fontaine, rue Guérin" calcext:value-type="string">
            <text:p>Rue de La Fontaine, rue Guérin</text:p>
          </table:table-cell>
          <table:table-cell table:style-name="ce4" table:formula="of:=VLOOKUP([.B762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5575" calcext:value-type="float">
            <text:p>35575</text:p>
          </table:table-cell>
          <table:table-cell table:formula="of:=VLOOKUP([.B763];[$'Annexe 1'.$B$2:.$C$1392];2;0)" office:value-type="string" office:string-value="Avenue de la Grande Armée, rue de Tilsitt" calcext:value-type="string">
            <text:p>Avenue de la Grande Armée, rue de Tilsitt</text:p>
          </table:table-cell>
          <table:table-cell table:style-name="ce4" table:formula="of:=VLOOKUP([.B763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35620" calcext:value-type="float">
            <text:p>35620</text:p>
          </table:table-cell>
          <table:table-cell table:formula="of:=VLOOKUP([.B764];[$'Annexe 1'.$B$2:.$C$1392];2;0)" office:value-type="string" office:string-value="Place du Trocadéro, avenue du Président Wilson" calcext:value-type="string">
            <text:p>Place du Trocadéro, avenue du Président Wilson</text:p>
          </table:table-cell>
          <table:table-cell table:style-name="ce4" table:formula="of:=VLOOKUP([.B764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43643" calcext:value-type="float">
            <text:p>43643</text:p>
          </table:table-cell>
          <table:table-cell table:formula="of:=VLOOKUP([.B765];[$'Annexe 1'.$B$2:.$C$1392];2;0)" office:value-type="string" office:string-value="Avenue de Versailles, rue Wilhem" calcext:value-type="string">
            <text:p>Avenue de Versailles, rue Wilhem</text:p>
          </table:table-cell>
          <table:table-cell table:style-name="ce4" table:formula="of:=VLOOKUP([.B765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44621" calcext:value-type="float">
            <text:p>44621</text:p>
          </table:table-cell>
          <table:table-cell table:formula="of:=VLOOKUP([.B766];[$'Annexe 1'.$B$2:.$C$1392];2;0)" office:value-type="string" office:string-value="Allée de Longchamp, allée de la Reine Marguerite" calcext:value-type="string">
            <text:p>Allée de Longchamp, allée de la Reine Marguerite</text:p>
          </table:table-cell>
          <table:table-cell table:style-name="ce4" table:formula="of:=VLOOKUP([.B766];[$DonneesPrefPolice.$A$1:.$C$1334];3;0)" office:value-type="date" office:date-value="2013-08-02" calcext:value-type="date">
            <text:p>02/08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0320" calcext:value-type="float">
            <text:p>50320</text:p>
          </table:table-cell>
          <table:table-cell table:formula="of:=VLOOKUP([.B767];[$'Annexe 1'.$B$2:.$C$1392];2;0)" office:value-type="string" office:string-value="Porte de d'Auteuil, sortie Périph Est" calcext:value-type="string">
            <text:p>Porte de d'Auteuil, sortie Périph Est</text:p>
          </table:table-cell>
          <table:table-cell table:style-name="ce4" table:formula="of:=VLOOKUP([.B767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1930" calcext:value-type="float">
            <text:p>51930</text:p>
          </table:table-cell>
          <table:table-cell table:formula="of:=VLOOKUP([.B768];[$'Annexe 1'.$B$2:.$C$1392];2;0)" office:value-type="string" office:string-value="Avenue Georges Mandel, rue Decamps" calcext:value-type="string">
            <text:p>Avenue Georges Mandel, rue Decamps</text:p>
          </table:table-cell>
          <table:table-cell table:style-name="ce4" table:formula="of:=VLOOKUP([.B768];[$DonneesPrefPolice.$A$1:.$C$1334];3;0)" office:value-type="date" office:date-value="2012-08-10" calcext:value-type="date">
            <text:p>10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1992" calcext:value-type="float">
            <text:p>51992</text:p>
          </table:table-cell>
          <table:table-cell table:formula="of:=VLOOKUP([.B769];[$'Annexe 1'.$B$2:.$C$1392];2;0)" office:value-type="string" office:string-value="Centre Géo André" calcext:value-type="string">
            <text:p>Centre Géo André</text:p>
          </table:table-cell>
          <table:table-cell table:style-name="ce4" table:formula="of:=VLOOKUP([.B769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2670" calcext:value-type="float">
            <text:p>52670</text:p>
          </table:table-cell>
          <table:table-cell table:formula="of:=VLOOKUP([.B770];[$'Annexe 1'.$B$2:.$C$1392];2;0)" office:value-type="string" office:string-value="Rue d'Auteuil, rue Michel-Ange" calcext:value-type="string">
            <text:p>Rue d'Auteuil, rue Michel-Ange</text:p>
          </table:table-cell>
          <table:table-cell table:style-name="ce4" table:formula="of:=VLOOKUP([.B770];[$DonneesPrefPolice.$A$1:.$C$1334];3;0)" office:value-type="date" office:date-value="2012-01-27" calcext:value-type="date">
            <text:p>27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4069" calcext:value-type="float">
            <text:p>54069</text:p>
          </table:table-cell>
          <table:table-cell table:formula="of:=VLOOKUP([.B771];[$'Annexe 1'.$B$2:.$C$1392];2;0)" office:value-type="string" office:string-value="Place Jean Monnet — rue des Belles Feuilles, rue de la Pompe" calcext:value-type="string">
            <text:p>Place Jean Monnet — rue des Belles Feuilles, rue de la Pompe</text:p>
          </table:table-cell>
          <table:table-cell table:style-name="ce4" table:formula="of:=VLOOKUP([.B771];[$DonneesPrefPolice.$A$1:.$C$1334];3;0)" office:value-type="date" office:date-value="2012-01-09" calcext:value-type="date">
            <text:p>09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55054" calcext:value-type="float">
            <text:p>55054</text:p>
          </table:table-cell>
          <table:table-cell table:formula="of:=VLOOKUP([.B772];[$'Annexe 1'.$B$2:.$C$1392];2;0)" office:value-type="string" office:string-value="Rue du Ranelagh, avenue du Président Kennedy" calcext:value-type="string">
            <text:p>Rue du Ranelagh, avenue du Président Kennedy</text:p>
          </table:table-cell>
          <table:table-cell table:style-name="ce4" table:formula="of:=VLOOKUP([.B772];[$DonneesPrefPolice.$A$1:.$C$1334];3;0)" office:value-type="date" office:date-value="2012-05-04" calcext:value-type="date">
            <text:p>04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64215" calcext:value-type="float">
            <text:p>64215</text:p>
          </table:table-cell>
          <table:table-cell table:formula="of:=VLOOKUP([.B773];[$'Annexe 1'.$B$2:.$C$1392];2;0)" office:value-type="string" office:string-value="Avenue Foch, avenue de Malakoff" calcext:value-type="string">
            <text:p>Avenue Foch, avenue de Malakoff</text:p>
          </table:table-cell>
          <table:table-cell table:style-name="ce4" table:formula="of:=VLOOKUP([.B773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65961" calcext:value-type="float">
            <text:p>65961</text:p>
          </table:table-cell>
          <table:table-cell table:formula="of:=VLOOKUP([.B774];[$'Annexe 1'.$B$2:.$C$1392];2;0)" office:value-type="string" office:string-value="Avenue du Parc des Princes, rue Claude Farrère" calcext:value-type="string">
            <text:p>Avenue du Parc des Princes, rue Claude Farrère</text:p>
          </table:table-cell>
          <table:table-cell table:style-name="ce4" table:formula="of:=VLOOKUP([.B774];[$DonneesPrefPolice.$A$1:.$C$1334];3;0)" office:value-type="date" office:date-value="2012-04-13" calcext:value-type="date">
            <text:p>13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72093" calcext:value-type="float">
            <text:p>72093</text:p>
          </table:table-cell>
          <table:table-cell table:formula="of:=VLOOKUP([.B775];[$'Annexe 1'.$B$2:.$C$1392];2;0)" office:value-type="string" office:string-value="Pont Bir Hakeim côté rive droite aval — Seine" calcext:value-type="string">
            <text:p>Pont Bir Hakeim côté rive droite aval — Seine</text:p>
          </table:table-cell>
          <table:table-cell table:style-name="ce4" table:formula="of:=VLOOKUP([.B775];[$DonneesPrefPolice.$A$1:.$C$1334];3;0)" office:value-type="date" office:date-value="2012-11-30" calcext:value-type="date">
            <text:p>30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74609" calcext:value-type="float">
            <text:p>74609</text:p>
          </table:table-cell>
          <table:table-cell table:formula="of:=VLOOKUP([.B776];[$'Annexe 1'.$B$2:.$C$1392];2;0)" office:value-type="string" office:string-value="Rue de Passy, Chaussée de la Muette" calcext:value-type="string">
            <text:p>Rue de Passy, Chaussée de la Muette</text:p>
          </table:table-cell>
          <table:table-cell table:style-name="ce4" table:formula="of:=VLOOKUP([.B776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2540" calcext:value-type="float">
            <text:p>82540</text:p>
          </table:table-cell>
          <table:table-cell table:formula="of:=VLOOKUP([.B777];[$'Annexe 1'.$B$2:.$C$1392];2;0)" office:value-type="string" office:string-value="Avenue Georges Lafont, rue Edouard Vaillant" calcext:value-type="string">
            <text:p>Avenue Georges Lafont, rue Edouard Vaillant</text:p>
          </table:table-cell>
          <table:table-cell table:style-name="ce4" table:formula="of:=VLOOKUP([.B777];[$DonneesPrefPolice.$A$1:.$C$1334];3;0)" office:value-type="date" office:date-value="2012-09-28" calcext:value-type="date">
            <text:p>28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4766" calcext:value-type="float">
            <text:p>84766</text:p>
          </table:table-cell>
          <table:table-cell table:formula="of:=VLOOKUP([.B778];[$'Annexe 1'.$B$2:.$C$1392];2;0)" office:value-type="string" office:string-value="Allée de Longchamp, route des Moulins" calcext:value-type="string">
            <text:p>Allée de Longchamp, route des Moulins</text:p>
          </table:table-cell>
          <table:table-cell table:style-name="ce4" table:formula="of:=VLOOKUP([.B778];[$DonneesPrefPolice.$A$1:.$C$1334];3;0)" office:value-type="date" office:date-value="2013-08-02" calcext:value-type="date">
            <text:p>02/08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5275" calcext:value-type="float">
            <text:p>85275</text:p>
          </table:table-cell>
          <table:table-cell table:formula="of:=VLOOKUP([.B779];[$'Annexe 1'.$B$2:.$C$1392];2;0)" office:value-type="string" office:string-value="Pont Mirabeau aval — Seine" calcext:value-type="string">
            <text:p>Pont Mirabeau aval — Seine</text:p>
          </table:table-cell>
          <table:table-cell table:style-name="ce4" table:formula="of:=VLOOKUP([.B779];[$DonneesPrefPolice.$A$1:.$C$1334];3;0)" office:value-type="date" office:date-value="2014-03-10" calcext:value-type="date">
            <text:p>10/03/14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5982" calcext:value-type="float">
            <text:p>85982</text:p>
          </table:table-cell>
          <table:table-cell table:formula="of:=VLOOKUP([.B780];[$'Annexe 1'.$B$2:.$C$1392];2;0)" office:value-type="string" office:string-value="Pont d'Iéna amont — Seine" calcext:value-type="string">
            <text:p>Pont d'Iéna amont — Seine</text:p>
          </table:table-cell>
          <table:table-cell table:style-name="ce4" table:formula="of:=VLOOKUP([.B780];[$DonneesPrefPolice.$A$1:.$C$1334];3;0)" office:value-type="date" office:date-value="2014-04-11" calcext:value-type="date">
            <text:p>11/04/14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87335" calcext:value-type="float">
            <text:p>87335</text:p>
          </table:table-cell>
          <table:table-cell table:formula="of:=VLOOKUP([.B781];[$'Annexe 1'.$B$2:.$C$1392];2;0)" office:value-type="string" office:string-value="Route de l'hippodrome Carrefour des Cascades" calcext:value-type="string">
            <text:p>Route de l'hippodrome Carrefour des Cascades</text:p>
          </table:table-cell>
          <table:table-cell table:style-name="ce4" table:formula="of:=VLOOKUP([.B781];[$DonneesPrefPolice.$A$1:.$C$1334];3;0)" office:value-type="date" office:date-value="2013-10-01" calcext:value-type="date">
            <text:p>01/10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1353" calcext:value-type="float">
            <text:p>91353</text:p>
          </table:table-cell>
          <table:table-cell table:formula="of:=VLOOKUP([.B782];[$'Annexe 1'.$B$2:.$C$1392];2;0)" office:value-type="string" office:string-value="Place de Varsovie" calcext:value-type="string">
            <text:p>Place de Varsovie</text:p>
          </table:table-cell>
          <table:table-cell table:style-name="ce4" table:formula="of:=VLOOKUP([.B782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3829" calcext:value-type="float">
            <text:p>93829</text:p>
          </table:table-cell>
          <table:table-cell table:formula="of:=VLOOKUP([.B783];[$'Annexe 1'.$B$2:.$C$1392];2;0)" office:value-type="string" office:string-value="Avenue Raphaël, boulevard Suchet" calcext:value-type="string">
            <text:p>Avenue Raphaël, boulevard Suchet</text:p>
          </table:table-cell>
          <table:table-cell table:style-name="ce4" table:formula="of:=VLOOKUP([.B783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7703" calcext:value-type="float">
            <text:p>97703</text:p>
          </table:table-cell>
          <table:table-cell table:formula="of:=VLOOKUP([.B784];[$'Annexe 1'.$B$2:.$C$1392];2;0)" office:value-type="string" office:string-value="Avenue des Nations Unies, rue Le Nôtre" calcext:value-type="string">
            <text:p>Avenue des Nations Unies, rue Le Nôtre</text:p>
          </table:table-cell>
          <table:table-cell table:style-name="ce4" table:formula="of:=VLOOKUP([.B78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6" calcext:value-type="float">
            <text:p>75016</text:p>
          </table:table-cell>
          <table:table-cell table:style-name="ce3" office:value-type="float" office:value="98777" calcext:value-type="float">
            <text:p>98777</text:p>
          </table:table-cell>
          <table:table-cell table:formula="of:=VLOOKUP([.B785];[$'Annexe 1'.$B$2:.$C$1392];2;0)" office:value-type="string" office:string-value="Jardins du Trocadéro" calcext:value-type="string">
            <text:p>Jardins du Trocadéro</text:p>
          </table:table-cell>
          <table:table-cell table:style-name="ce4" table:formula="of:=VLOOKUP([.B785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0510" calcext:value-type="float">
            <text:p>10510</text:p>
          </table:table-cell>
          <table:table-cell table:formula="of:=VLOOKUP([.B786];[$'Annexe 1'.$B$2:.$C$1392];2;0)" office:value-type="string" office:string-value="Rue Cardinet, rue Lemercier" calcext:value-type="string">
            <text:p>Rue Cardinet, rue Lemercier</text:p>
          </table:table-cell>
          <table:table-cell table:style-name="ce4" table:formula="of:=VLOOKUP([.B786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1943" calcext:value-type="float">
            <text:p>11943</text:p>
          </table:table-cell>
          <table:table-cell table:formula="of:=VLOOKUP([.B787];[$'Annexe 1'.$B$2:.$C$1392];2;0)" office:value-type="string" office:string-value="Avenue des Ternes, avenue Niel" calcext:value-type="string">
            <text:p>Avenue des Ternes, avenue Niel</text:p>
          </table:table-cell>
          <table:table-cell table:style-name="ce4" table:formula="of:=VLOOKUP([.B787];[$DonneesPrefPolice.$A$1:.$C$1334];3;0)" office:value-type="date" office:date-value="2013-06-21" calcext:value-type="date">
            <text:p>21/06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2852" calcext:value-type="float">
            <text:p>12852</text:p>
          </table:table-cell>
          <table:table-cell table:formula="of:=VLOOKUP([.B788];[$'Annexe 1'.$B$2:.$C$1392];2;0)" office:value-type="string" office:string-value="Avenue de Clichy, rue Guy Moquet" calcext:value-type="string">
            <text:p>Avenue de Clichy, rue Guy Moquet</text:p>
          </table:table-cell>
          <table:table-cell table:style-name="ce4" table:formula="of:=VLOOKUP([.B788];[$DonneesPrefPolice.$A$1:.$C$1334];3;0)" office:value-type="date" office:date-value="2012-02-03" calcext:value-type="date">
            <text:p>03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6458" calcext:value-type="float">
            <text:p>16458</text:p>
          </table:table-cell>
          <table:table-cell table:formula="of:=VLOOKUP([.B789];[$'Annexe 1'.$B$2:.$C$1392];2;0)" office:value-type="string" office:string-value="Avenue de la Porte d'Asnières, boulevard Berthier" calcext:value-type="string">
            <text:p>Avenue de la Porte d'Asnières, boulevard Berthier</text:p>
          </table:table-cell>
          <table:table-cell table:style-name="ce4" table:formula="of:=VLOOKUP([.B789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17064" calcext:value-type="float">
            <text:p>17064</text:p>
          </table:table-cell>
          <table:table-cell table:formula="of:=VLOOKUP([.B790];[$'Annexe 1'.$B$2:.$C$1392];2;0)" office:value-type="string" office:string-value="Avenue de Saint-Ouen, rue Navier" calcext:value-type="string">
            <text:p>Avenue de Saint-Ouen, rue Navier</text:p>
          </table:table-cell>
          <table:table-cell table:style-name="ce4" table:formula="of:=VLOOKUP([.B790];[$DonneesPrefPolice.$A$1:.$C$1334];3;0)" office:value-type="date" office:date-value="2018-11-09" calcext:value-type="date">
            <text:p>09/11/18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92088" calcext:value-type="float">
            <text:p>92088</text:p>
          </table:table-cell>
          <table:table-cell table:formula="of:=VLOOKUP([.B791];[$'Annexe 1'.$B$2:.$C$1392];2;0)" office:value-type="string" office:string-value="Avenue de la Porte de Saint-Ouen, boulevard Ney" calcext:value-type="string">
            <text:p>Avenue de la Porte de Saint-Ouen, boulevard Ney</text:p>
          </table:table-cell>
          <table:table-cell table:style-name="ce4" table:formula="of:=VLOOKUP([.B791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7" calcext:value-type="float">
            <text:p>75017</text:p>
          </table:table-cell>
          <table:table-cell table:style-name="ce3" office:value-type="float" office:value="99639" calcext:value-type="float">
            <text:p>99639</text:p>
          </table:table-cell>
          <table:table-cell table:formula="of:=VLOOKUP([.B792];[$'Annexe 1'.$B$2:.$C$1392];2;0)" office:value-type="string" office:string-value="Place du Général Koenig" calcext:value-type="string">
            <text:p>Place du Général Koenig</text:p>
          </table:table-cell>
          <table:table-cell table:style-name="ce4" table:formula="of:=VLOOKUP([.B792];[$DonneesPrefPolice.$A$1:.$C$1334];3;0)" office:value-type="date" office:date-value="2012-04-20" calcext:value-type="date">
            <text:p>20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0630" calcext:value-type="float">
            <text:p>10630</text:p>
          </table:table-cell>
          <table:table-cell table:formula="of:=VLOOKUP([.B793];[$'Annexe 1'.$B$2:.$C$1392];2;0)" office:value-type="string" office:string-value="Place Jules Joffrin, rue Hermel" calcext:value-type="string">
            <text:p>Place Jules Joffrin, rue Hermel</text:p>
          </table:table-cell>
          <table:table-cell table:style-name="ce4" table:formula="of:=VLOOKUP([.B793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0631" calcext:value-type="float">
            <text:p>10631</text:p>
          </table:table-cell>
          <table:table-cell table:formula="of:=VLOOKUP([.B794];[$'Annexe 1'.$B$2:.$C$1392];2;0)" office:value-type="string" office:string-value="Porte de la Chapelle, boulevard Ney, avenue de la Porte de la Chapelle" calcext:value-type="string">
            <text:p>Porte de la Chapelle, boulevard Ney, avenue de la Porte de la Chapelle</text:p>
          </table:table-cell>
          <table:table-cell table:style-name="ce4" table:formula="of:=VLOOKUP([.B794];[$DonneesPrefPolice.$A$1:.$C$1334];3;0)" office:value-type="date" office:date-value="2012-12-21" calcext:value-type="date">
            <text:p>21/1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2278" calcext:value-type="float">
            <text:p>12278</text:p>
          </table:table-cell>
          <table:table-cell table:formula="of:=VLOOKUP([.B795];[$'Annexe 1'.$B$2:.$C$1392];2;0)" office:value-type="string" office:string-value="Place Paul Eluard" calcext:value-type="string">
            <text:p>Place Paul Eluard</text:p>
          </table:table-cell>
          <table:table-cell table:style-name="ce4" table:formula="of:=VLOOKUP([.B795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5048" calcext:value-type="float">
            <text:p>15048</text:p>
          </table:table-cell>
          <table:table-cell table:formula="of:=VLOOKUP([.B796];[$'Annexe 1'.$B$2:.$C$1392];2;0)" office:value-type="string" office:string-value="Rue Jean Henri Fabre, rue du Colonel Dax" calcext:value-type="string">
            <text:p>Rue Jean Henri Fabre, rue du Colonel Dax</text:p>
          </table:table-cell>
          <table:table-cell table:style-name="ce4" table:formula="of:=VLOOKUP([.B796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5446" calcext:value-type="float">
            <text:p>15446</text:p>
          </table:table-cell>
          <table:table-cell table:formula="of:=VLOOKUP([.B797];[$'Annexe 1'.$B$2:.$C$1392];2;0)" office:value-type="string" office:string-value="Face au 86-88, boulevard Ney" calcext:value-type="string">
            <text:p>Face au 86-88, boulevard Ney</text:p>
          </table:table-cell>
          <table:table-cell table:style-name="ce4" table:formula="of:=VLOOKUP([.B797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5626" calcext:value-type="float">
            <text:p>15626</text:p>
          </table:table-cell>
          <table:table-cell table:formula="of:=VLOOKUP([.B798];[$'Annexe 1'.$B$2:.$C$1392];2;0)" office:value-type="string" office:string-value="Av. de la Porte de Saint-Ouen, rue Louis Pasteur Vallery-Radot" calcext:value-type="string">
            <text:p>Av. de la Porte de Saint-Ouen, rue Louis Pasteur Vallery-Radot</text:p>
          </table:table-cell>
          <table:table-cell table:style-name="ce4" table:formula="of:=VLOOKUP([.B798];[$DonneesPrefPolice.$A$1:.$C$1334];3;0)" office:value-type="date" office:date-value="2012-08-17" calcext:value-type="date">
            <text:p>17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6334" calcext:value-type="float">
            <text:p>16334</text:p>
          </table:table-cell>
          <table:table-cell table:formula="of:=VLOOKUP([.B799];[$'Annexe 1'.$B$2:.$C$1392];2;0)" office:value-type="string" office:string-value="Rue des Poissonniers, rue Myrha" calcext:value-type="string">
            <text:p>Rue des Poissonniers, rue Myrha</text:p>
          </table:table-cell>
          <table:table-cell table:style-name="ce4" table:formula="of:=VLOOKUP([.B799];[$DonneesPrefPolice.$A$1:.$C$1334];3;0)" office:value-type="date" office:date-value="2012-12-07" calcext:value-type="date">
            <text:p>07/1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6561" calcext:value-type="float">
            <text:p>16561</text:p>
          </table:table-cell>
          <table:table-cell table:formula="of:=VLOOKUP([.B800];[$'Annexe 1'.$B$2:.$C$1392];2;0)" office:value-type="string" office:string-value="Boulevard de la Chapelle, rue Caplat" calcext:value-type="string">
            <text:p>Boulevard de la Chapelle, rue Caplat</text:p>
          </table:table-cell>
          <table:table-cell table:style-name="ce4" table:formula="of:=VLOOKUP([.B800];[$DonneesPrefPolice.$A$1:.$C$1334];3;0)" office:value-type="date" office:date-value="2015-02-23" calcext:value-type="date">
            <text:p>23/02/15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23" calcext:value-type="float">
            <text:p>18023</text:p>
          </table:table-cell>
          <table:table-cell table:formula="of:=VLOOKUP([.B801];[$'Annexe 1'.$B$2:.$C$1392];2;0)" office:value-type="string" office:string-value="Place du Château Rouge, rue Poulet, boulevard Barbès" calcext:value-type="string">
            <text:p>Place du Château Rouge, rue Poulet, boulevard Barbès</text:p>
          </table:table-cell>
          <table:table-cell table:style-name="ce4" table:formula="of:=VLOOKUP([.B801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86" calcext:value-type="float">
            <text:p>18086</text:p>
          </table:table-cell>
          <table:table-cell table:formula="of:=VLOOKUP([.B802];[$'Annexe 1'.$B$2:.$C$1392];2;0)" office:value-type="string" office:string-value="Rue Doudeauville, boulevard Barbès" calcext:value-type="string">
            <text:p>Rue Doudeauville, boulevard Barbès</text:p>
          </table:table-cell>
          <table:table-cell table:style-name="ce4" table:formula="of:=VLOOKUP([.B802];[$DonneesPrefPolice.$A$1:.$C$1334];3;0)" office:value-type="date" office:date-value="2016-11-14" calcext:value-type="date">
            <text:p>14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87" calcext:value-type="float">
            <text:p>18087</text:p>
          </table:table-cell>
          <table:table-cell table:formula="of:=VLOOKUP([.B803];[$'Annexe 1'.$B$2:.$C$1392];2;0)" office:value-type="string" office:string-value="Rue de la Goutte d'Or, rue des Islettes" calcext:value-type="string">
            <text:p>Rue de la Goutte d'Or, rue des Islettes</text:p>
          </table:table-cell>
          <table:table-cell table:style-name="ce4" table:formula="of:=VLOOKUP([.B803];[$DonneesPrefPolice.$A$1:.$C$1334];3;0)" office:value-type="date" office:date-value="2016-11-14" calcext:value-type="date">
            <text:p>14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88" calcext:value-type="float">
            <text:p>18088</text:p>
          </table:table-cell>
          <table:table-cell table:formula="of:=VLOOKUP([.B804];[$'Annexe 1'.$B$2:.$C$1392];2;0)" office:value-type="string" office:string-value="Rue de Panama, rue Léon" calcext:value-type="string">
            <text:p>Rue de Panama, rue Léon</text:p>
          </table:table-cell>
          <table:table-cell table:style-name="ce4" table:formula="of:=VLOOKUP([.B804];[$DonneesPrefPolice.$A$1:.$C$1334];3;0)" office:value-type="date" office:date-value="2016-10-13" calcext:value-type="date">
            <text:p>13/10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1" calcext:value-type="float">
            <text:p>18091</text:p>
          </table:table-cell>
          <table:table-cell table:formula="of:=VLOOKUP([.B805];[$'Annexe 1'.$B$2:.$C$1392];2;0)" office:value-type="string" office:string-value="Rue Pajol, rue du Département, rue Philippe de Girard" calcext:value-type="string">
            <text:p>Rue Pajol, rue du Département, rue Philippe de Girard</text:p>
          </table:table-cell>
          <table:table-cell table:style-name="ce4" table:formula="of:=VLOOKUP([.B805];[$DonneesPrefPolice.$A$1:.$C$1334];3;0)" office:value-type="date" office:date-value="2017-01-31" calcext:value-type="date">
            <text:p>31/01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3" calcext:value-type="float">
            <text:p>18093</text:p>
          </table:table-cell>
          <table:table-cell table:formula="of:=VLOOKUP([.B806];[$'Annexe 1'.$B$2:.$C$1392];2;0)" office:value-type="string" office:string-value="Rue Pajol, rue Romy Schneider" calcext:value-type="string">
            <text:p>Rue Pajol, rue Romy Schneider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4" calcext:value-type="float">
            <text:p>18094</text:p>
          </table:table-cell>
          <table:table-cell table:formula="of:=VLOOKUP([.B807];[$'Annexe 1'.$B$2:.$C$1392];2;0)" office:value-type="string" office:string-value="Rue Riquet, rue Pajol" calcext:value-type="string">
            <text:p>Rue Riquet, rue Pajol</text:p>
          </table:table-cell>
          <table:table-cell table:style-name="ce4" table:formula="of:=VLOOKUP([.B807];[$DonneesPrefPolice.$A$1:.$C$1334];3;0)" office:value-type="date" office:date-value="2017-03-10" calcext:value-type="date">
            <text:p>10/03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098" calcext:value-type="float">
            <text:p>18098</text:p>
          </table:table-cell>
          <table:table-cell table:formula="of:=VLOOKUP([.B808];[$'Annexe 1'.$B$2:.$C$1392];2;0)" office:value-type="string" office:string-value="Rue de la Porte des Poissonniers, rue Jean Cocteau" calcext:value-type="string">
            <text:p>Rue de la Porte des Poissonniers, rue Jean Cocteau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04" calcext:value-type="float">
            <text:p>18104</text:p>
          </table:table-cell>
          <table:table-cell table:formula="of:=VLOOKUP([.B809];[$'Annexe 1'.$B$2:.$C$1392];2;0)" office:value-type="string" office:string-value="Rue Marcadet, rue du Ruisseau" calcext:value-type="string">
            <text:p>Rue Marcadet, rue du Ruisseau</text:p>
          </table:table-cell>
          <table:table-cell table:style-name="ce4" table:formula="of:=VLOOKUP([.B809];[$DonneesPrefPolice.$A$1:.$C$1334];3;0)" office:value-type="date" office:date-value="2017-05-02" calcext:value-type="date">
            <text:p>02/05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0" calcext:value-type="float">
            <text:p>18110</text:p>
          </table:table-cell>
          <table:table-cell table:formula="of:=VLOOKUP([.B810];[$'Annexe 1'.$B$2:.$C$1392];2;0)" office:value-type="string" office:string-value="Binet — nouvelle voie Maurice Grimaud" calcext:value-type="string">
            <text:p>Binet — nouvelle voie Maurice Grimaud</text:p>
          </table:table-cell>
          <table:table-cell table:style-name="ce4" table:formula="of:=VLOOKUP([.B810];[$DonneesPrefPolice.$A$1:.$C$1334];3;0)" office:value-type="date" office:date-value="2018-04-23" calcext:value-type="date">
            <text:p>23/04/18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1" calcext:value-type="float">
            <text:p>18111</text:p>
          </table:table-cell>
          <table:table-cell table:formula="of:=VLOOKUP([.B811];[$'Annexe 1'.$B$2:.$C$1392];2;0)" office:value-type="string" office:string-value="Rue des Poissonniers, rue Championnet" calcext:value-type="string">
            <text:p>Rue des Poissonniers, rue Championnet</text:p>
          </table:table-cell>
          <table:table-cell table:style-name="ce4" table:formula="of:=VLOOKUP([.B811];[$DonneesPrefPolice.$A$1:.$C$1334];3;0)" office:value-type="date" office:date-value="2017-08-08" calcext:value-type="date">
            <text:p>08/08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2" calcext:value-type="float">
            <text:p>18112</text:p>
          </table:table-cell>
          <table:table-cell table:formula="of:=VLOOKUP([.B812];[$'Annexe 1'.$B$2:.$C$1392];2;0)" office:value-type="string" office:string-value="110-122, rue des Poissonniers — prolongement voie vers rue Ordener" calcext:value-type="string">
            <text:p>110-122, rue des Poissonniers — prolongement voie vers rue Ordener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3" calcext:value-type="float">
            <text:p>18113</text:p>
          </table:table-cell>
          <table:table-cell table:formula="of:=VLOOKUP([.B813];[$'Annexe 1'.$B$2:.$C$1392];2;0)" office:value-type="string" office:string-value="Chapelle International — nouvelle voie créée" calcext:value-type="string">
            <text:p>Chapelle International — nouvelle voie créé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4" calcext:value-type="float">
            <text:p>18114</text:p>
          </table:table-cell>
          <table:table-cell table:formula="of:=VLOOKUP([.B814];[$'Annexe 1'.$B$2:.$C$1392];2;0)" office:value-type="string" office:string-value="Chapelle International — nouvelle voie créée parallèle" calcext:value-type="string">
            <text:p>Chapelle International — nouvelle voie créée parallèl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115" calcext:value-type="float">
            <text:p>18115</text:p>
          </table:table-cell>
          <table:table-cell table:formula="of:=VLOOKUP([.B815];[$'Annexe 1'.$B$2:.$C$1392];2;0)" office:value-type="string" office:string-value="Rue Labat, boulevard Barbès" calcext:value-type="string">
            <text:p>Rue Labat, boulevard Barbès</text:p>
          </table:table-cell>
          <table:table-cell table:style-name="ce4" table:formula="of:=VLOOKUP([.B815];[$DonneesPrefPolice.$A$1:.$C$1334];3;0)" office:value-type="date" office:date-value="2016-11-14" calcext:value-type="date">
            <text:p>14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201" calcext:value-type="float">
            <text:p>18201</text:p>
          </table:table-cell>
          <table:table-cell table:formula="of:=VLOOKUP([.B816];[$'Annexe 1'.$B$2:.$C$1392];2;0)" office:value-type="string" office:string-value="Porte de la Chapelle — boulevard Ney, avenue Porte de la Chapelle — Centre migrants" calcext:value-type="string">
            <text:p>Porte de la Chapelle — boulevard Ney, avenue Porte de la Chapelle — Centre migrants</text:p>
          </table:table-cell>
          <table:table-cell table:style-name="ce4" table:formula="of:=VLOOKUP([.B816];[$DonneesPrefPolice.$A$1:.$C$1334];3;0)" office:value-type="date" office:date-value="2017-02-14" calcext:value-type="date">
            <text:p>14/02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8202" calcext:value-type="float">
            <text:p>18202</text:p>
          </table:table-cell>
          <table:table-cell table:formula="of:=VLOOKUP([.B817];[$'Annexe 1'.$B$2:.$C$1392];2;0)" office:value-type="string" office:string-value="Porte de la Chapelle — boulevard Ney, avenue Porte de la Chapelle — Centre migrants" calcext:value-type="string">
            <text:p>Porte de la Chapelle — boulevard Ney, avenue Porte de la Chapelle — Centre migrants</text:p>
          </table:table-cell>
          <table:table-cell table:style-name="ce4" table:formula="of:=VLOOKUP([.B817];[$DonneesPrefPolice.$A$1:.$C$1334];3;0)" office:value-type="date" office:date-value="2017-02-14" calcext:value-type="date">
            <text:p>14/02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19071" calcext:value-type="float">
            <text:p>19071</text:p>
          </table:table-cell>
          <table:table-cell table:formula="of:=VLOOKUP([.B818];[$'Annexe 1'.$B$2:.$C$1392];2;0)" office:value-type="string" office:string-value="Boulevard Barbès, boulevard de Rochechouart" calcext:value-type="string">
            <text:p>Boulevard Barbès, boulevard de Rochechouart</text:p>
          </table:table-cell>
          <table:table-cell table:style-name="ce4" table:formula="of:=VLOOKUP([.B818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0785" calcext:value-type="float">
            <text:p>20785</text:p>
          </table:table-cell>
          <table:table-cell table:formula="of:=VLOOKUP([.B819];[$'Annexe 1'.$B$2:.$C$1392];2;0)" office:value-type="string" office:string-value="Square Louise Michel" calcext:value-type="string">
            <text:p>Square Louise Michel</text:p>
          </table:table-cell>
          <table:table-cell table:style-name="ce4" table:formula="of:=VLOOKUP([.B819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2378" calcext:value-type="float">
            <text:p>22378</text:p>
          </table:table-cell>
          <table:table-cell table:formula="of:=VLOOKUP([.B820];[$'Annexe 1'.$B$2:.$C$1392];2;0)" office:value-type="string" office:string-value="Boulevard Barbès, boulevard Rochechouart" calcext:value-type="string">
            <text:p>Boulevard Barbès, boulevard Rochechouart</text:p>
          </table:table-cell>
          <table:table-cell table:style-name="ce4" table:formula="of:=VLOOKUP([.B820];[$DonneesPrefPolice.$A$1:.$C$1334];3;0)" office:value-type="date" office:date-value="2012-08-10" calcext:value-type="date">
            <text:p>10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4022" calcext:value-type="float">
            <text:p>24022</text:p>
          </table:table-cell>
          <table:table-cell table:formula="of:=VLOOKUP([.B821];[$'Annexe 1'.$B$2:.$C$1392];2;0)" office:value-type="string" office:string-value="Place Blanche, rue Blanche" calcext:value-type="string">
            <text:p>Place Blanche, rue Blanche</text:p>
          </table:table-cell>
          <table:table-cell table:style-name="ce4" table:formula="of:=VLOOKUP([.B821];[$DonneesPrefPolice.$A$1:.$C$1334];3;0)" office:value-type="date" office:date-value="2012-03-09" calcext:value-type="date">
            <text:p>09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5902" calcext:value-type="float">
            <text:p>25902</text:p>
          </table:table-cell>
          <table:table-cell table:formula="of:=VLOOKUP([.B822];[$'Annexe 1'.$B$2:.$C$1392];2;0)" office:value-type="string" office:string-value="Rue René Binet, rue Fernand Labori" calcext:value-type="string">
            <text:p>Rue René Binet, rue Fernand Labori</text:p>
          </table:table-cell>
          <table:table-cell table:style-name="ce4" table:formula="of:=VLOOKUP([.B822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8369" calcext:value-type="float">
            <text:p>28369</text:p>
          </table:table-cell>
          <table:table-cell table:formula="of:=VLOOKUP([.B823];[$'Annexe 1'.$B$2:.$C$1392];2;0)" office:value-type="string" office:string-value="19, rue des Abbesses" calcext:value-type="string">
            <text:p>19, rue des Abbesses</text:p>
          </table:table-cell>
          <table:table-cell table:style-name="ce4" table:formula="of:=VLOOKUP([.B823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8849" calcext:value-type="float">
            <text:p>28849</text:p>
          </table:table-cell>
          <table:table-cell table:formula="of:=VLOOKUP([.B824];[$'Annexe 1'.$B$2:.$C$1392];2;0)" office:value-type="string" office:string-value="Rue Stephenson, rue de Laghouat" calcext:value-type="string">
            <text:p>Rue Stephenson, rue de Laghouat</text:p>
          </table:table-cell>
          <table:table-cell table:style-name="ce4" table:formula="of:=VLOOKUP([.B824];[$DonneesPrefPolice.$A$1:.$C$1334];3;0)" office:value-type="date" office:date-value="2013-01-25" calcext:value-type="date">
            <text:p>25/01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29420" calcext:value-type="float">
            <text:p>29420</text:p>
          </table:table-cell>
          <table:table-cell table:formula="of:=VLOOKUP([.B825];[$'Annexe 1'.$B$2:.$C$1392];2;0)" office:value-type="string" office:string-value="Jardin René Binet, rue Frédéric Schneider" calcext:value-type="string">
            <text:p>Jardin René Binet, rue Frédéric Schneider</text:p>
          </table:table-cell>
          <table:table-cell table:style-name="ce4" table:formula="of:=VLOOKUP([.B825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34810" calcext:value-type="float">
            <text:p>34810</text:p>
          </table:table-cell>
          <table:table-cell table:formula="of:=VLOOKUP([.B826];[$'Annexe 1'.$B$2:.$C$1392];2;0)" office:value-type="string" office:string-value="Place du Tertre" calcext:value-type="string">
            <text:p>Place du Tertre</text:p>
          </table:table-cell>
          <table:table-cell table:style-name="ce4" table:formula="of:=VLOOKUP([.B826];[$DonneesPrefPolice.$A$1:.$C$1334];3;0)" office:value-type="date" office:date-value="2012-11-16" calcext:value-type="date">
            <text:p>16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35021" calcext:value-type="float">
            <text:p>35021</text:p>
          </table:table-cell>
          <table:table-cell table:formula="of:=VLOOKUP([.B827];[$'Annexe 1'.$B$2:.$C$1392];2;0)" office:value-type="string" office:string-value="Rue Ordener, rue des Poissonniers" calcext:value-type="string">
            <text:p>Rue Ordener, rue des Poissonniers</text:p>
          </table:table-cell>
          <table:table-cell table:style-name="ce4" table:formula="of:=VLOOKUP([.B827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35296" calcext:value-type="float">
            <text:p>35296</text:p>
          </table:table-cell>
          <table:table-cell table:formula="of:=VLOOKUP([.B828];[$'Annexe 1'.$B$2:.$C$1392];2;0)" office:value-type="string" office:string-value="Rue Stéphenson, rue Doudeauville" calcext:value-type="string">
            <text:p>Rue Stéphenson, rue Doudeauville</text:p>
          </table:table-cell>
          <table:table-cell table:style-name="ce4" table:formula="of:=VLOOKUP([.B828];[$DonneesPrefPolice.$A$1:.$C$1334];3;0)" office:value-type="date" office:date-value="2012-11-23" calcext:value-type="date">
            <text:p>23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0936" calcext:value-type="float">
            <text:p>40936</text:p>
          </table:table-cell>
          <table:table-cell table:formula="of:=VLOOKUP([.B829];[$'Annexe 1'.$B$2:.$C$1392];2;0)" office:value-type="string" office:string-value="Rue Léon, rue Cavé" calcext:value-type="string">
            <text:p>Rue Léon, rue Cavé</text:p>
          </table:table-cell>
          <table:table-cell table:style-name="ce4" table:formula="of:=VLOOKUP([.B829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1624" calcext:value-type="float">
            <text:p>41624</text:p>
          </table:table-cell>
          <table:table-cell table:formula="of:=VLOOKUP([.B830];[$'Annexe 1'.$B$2:.$C$1392];2;0)" office:value-type="string" office:string-value="Rue du Département, rue Caillie" calcext:value-type="string">
            <text:p>Rue du Département, rue Caillie</text:p>
          </table:table-cell>
          <table:table-cell table:style-name="ce4" table:formula="of:=VLOOKUP([.B830];[$DonneesPrefPolice.$A$1:.$C$1334];3;0)" office:value-type="date" office:date-value="2013-03-29" calcext:value-type="date">
            <text:p>29/03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2595" calcext:value-type="float">
            <text:p>42595</text:p>
          </table:table-cell>
          <table:table-cell table:formula="of:=VLOOKUP([.B831];[$'Annexe 1'.$B$2:.$C$1392];2;0)" office:value-type="string" office:string-value="Rue de Steinkerque, boulevard de Rochechouart" calcext:value-type="string">
            <text:p>Rue de Steinkerque, boulevard de Rochechouart</text:p>
          </table:table-cell>
          <table:table-cell table:style-name="ce4" table:formula="of:=VLOOKUP([.B831];[$DonneesPrefPolice.$A$1:.$C$1334];3;0)" office:value-type="date" office:date-value="2012-01-13" calcext:value-type="date">
            <text:p>13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3793" calcext:value-type="float">
            <text:p>43793</text:p>
          </table:table-cell>
          <table:table-cell table:formula="of:=VLOOKUP([.B832];[$'Annexe 1'.$B$2:.$C$1392];2;0)" office:value-type="string" office:string-value="Rue Caulaincourt, rue Joseph de Maistre" calcext:value-type="string">
            <text:p>Rue Caulaincourt, rue Joseph de Maistre</text:p>
          </table:table-cell>
          <table:table-cell table:style-name="ce4" table:formula="of:=VLOOKUP([.B832];[$DonneesPrefPolice.$A$1:.$C$1334];3;0)" office:value-type="date" office:date-value="2012-06-29" calcext:value-type="date">
            <text:p>29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4255" calcext:value-type="float">
            <text:p>44255</text:p>
          </table:table-cell>
          <table:table-cell table:formula="of:=VLOOKUP([.B833];[$'Annexe 1'.$B$2:.$C$1392];2;0)" office:value-type="string" office:string-value="Rue Yvonne le Tac, rue Chappe, rue Tardieu" calcext:value-type="string">
            <text:p>Rue Yvonne le Tac, rue Chappe, rue Tardieu</text:p>
          </table:table-cell>
          <table:table-cell table:style-name="ce4" table:formula="of:=VLOOKUP([.B833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6275" calcext:value-type="float">
            <text:p>46275</text:p>
          </table:table-cell>
          <table:table-cell table:formula="of:=VLOOKUP([.B834];[$'Annexe 1'.$B$2:.$C$1392];2;0)" office:value-type="string" office:string-value="Rue Marx Dormoy, rue du Département" calcext:value-type="string">
            <text:p>Rue Marx Dormoy, rue du Département</text:p>
          </table:table-cell>
          <table:table-cell table:style-name="ce4" table:formula="of:=VLOOKUP([.B834];[$DonneesPrefPolice.$A$1:.$C$1334];3;0)" office:value-type="date" office:date-value="2012-07-20" calcext:value-type="date">
            <text:p>20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6817" calcext:value-type="float">
            <text:p>46817</text:p>
          </table:table-cell>
          <table:table-cell table:formula="of:=VLOOKUP([.B835];[$'Annexe 1'.$B$2:.$C$1392];2;0)" office:value-type="string" office:string-value="Rue des Poissonniers, rue Marcadet" calcext:value-type="string">
            <text:p>Rue des Poissonniers, rue Marcadet</text:p>
          </table:table-cell>
          <table:table-cell table:style-name="ce4" table:formula="of:=VLOOKUP([.B835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7167" calcext:value-type="float">
            <text:p>47167</text:p>
          </table:table-cell>
          <table:table-cell table:formula="of:=VLOOKUP([.B836];[$'Annexe 1'.$B$2:.$C$1392];2;0)" office:value-type="string" office:string-value="Boulevard Ney, rue Charles Hermite" calcext:value-type="string">
            <text:p>Boulevard Ney, rue Charles Hermite</text:p>
          </table:table-cell>
          <table:table-cell table:style-name="ce4" table:formula="of:=VLOOKUP([.B836];[$DonneesPrefPolice.$A$1:.$C$1334];3;0)" office:value-type="date" office:date-value="2012-12-14" calcext:value-type="date">
            <text:p>14/1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8778" calcext:value-type="float">
            <text:p>48778</text:p>
          </table:table-cell>
          <table:table-cell table:formula="of:=VLOOKUP([.B837];[$'Annexe 1'.$B$2:.$C$1392];2;0)" office:value-type="string" office:string-value="Rue Léon, rue Doudeauville" calcext:value-type="string">
            <text:p>Rue Léon, rue Doudeauville</text:p>
          </table:table-cell>
          <table:table-cell table:style-name="ce4" table:formula="of:=VLOOKUP([.B837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8" calcext:value-type="float">
            <text:p>75018</text:p>
          </table:table-cell>
          <table:table-cell table:style-name="ce3" office:value-type="float" office:value="48934" calcext:value-type="float">
            <text:p>48934</text:p>
          </table:table-cell>
          <table:table-cell table:formula="of:=VLOOKUP([.B838];[$'Annexe 1'.$B$2:.$C$1392];2;0)" office:value-type="string" office:string-value="Rue des Poissonniers, rue Doudeauville" calcext:value-type="string">
            <text:p>Rue des Poissonniers, rue Doudeauville</text:p>
          </table:table-cell>
          <table:table-cell table:style-name="ce4" table:formula="of:=VLOOKUP([.B838];[$DonneesPrefPolice.$A$1:.$C$1334];3;0)" office:value-type="date" office:date-value="2012-11-09" calcext:value-type="date">
            <text:p>09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8" calcext:value-type="float">
            <text:p>19078</text:p>
          </table:table-cell>
          <table:table-cell table:formula="of:=VLOOKUP([.B839];[$'Annexe 1'.$B$2:.$C$1392];2;0)" office:value-type="string" office:string-value="Boulevard de la Villette, rue de Sambre et Meuse" calcext:value-type="string">
            <text:p>Boulevard de la Villette, rue de Sambre et Meuse</text:p>
          </table:table-cell>
          <table:table-cell table:style-name="ce4" table:formula="of:=VLOOKUP([.B839];[$DonneesPrefPolice.$A$1:.$C$1334];3;0)" office:value-type="date" office:date-value="2017-07-13" calcext:value-type="date">
            <text:p>13/07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79" calcext:value-type="float">
            <text:p>19079</text:p>
          </table:table-cell>
          <table:table-cell table:formula="of:=VLOOKUP([.B840];[$'Annexe 1'.$B$2:.$C$1392];2;0)" office:value-type="string" office:string-value="150, boulevard de la Villette" calcext:value-type="string">
            <text:p>150, boulevard de la Villette</text:p>
          </table:table-cell>
          <table:table-cell table:style-name="ce4" table:formula="of:=VLOOKUP([.B840];[$DonneesPrefPolice.$A$1:.$C$1334];3;0)" office:value-type="date" office:date-value="2017-03-06" calcext:value-type="date">
            <text:p>06/03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0" calcext:value-type="float">
            <text:p>19080</text:p>
          </table:table-cell>
          <table:table-cell table:formula="of:=VLOOKUP([.B841];[$'Annexe 1'.$B$2:.$C$1392];2;0)" office:value-type="string" office:string-value="Rue Edouard Pailleron, rue Jean Menans" calcext:value-type="string">
            <text:p>Rue Edouard Pailleron, rue Jean Menans</text:p>
          </table:table-cell>
          <table:table-cell table:style-name="ce4" table:formula="of:=VLOOKUP([.B841];[$DonneesPrefPolice.$A$1:.$C$1334];3;0)" office:value-type="date" office:date-value="2016-11-18" calcext:value-type="date">
            <text:p>18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1" calcext:value-type="float">
            <text:p>19081</text:p>
          </table:table-cell>
          <table:table-cell table:formula="of:=VLOOKUP([.B842];[$'Annexe 1'.$B$2:.$C$1392];2;0)" office:value-type="string" office:string-value="Rue Euryale Dehaynin, rue Tandou" calcext:value-type="string">
            <text:p>Rue Euryale Dehaynin, rue Tandou</text:p>
          </table:table-cell>
          <table:table-cell table:style-name="ce4" table:formula="of:=VLOOKUP([.B842];[$DonneesPrefPolice.$A$1:.$C$1334];3;0)" office:value-type="date" office:date-value="2016-11-30" calcext:value-type="date">
            <text:p>30/11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2" calcext:value-type="float">
            <text:p>19082</text:p>
          </table:table-cell>
          <table:table-cell table:formula="of:=VLOOKUP([.B843];[$'Annexe 1'.$B$2:.$C$1392];2;0)" office:value-type="string" office:string-value="Rue Gaston Rebuffat, rue de Kabylie" calcext:value-type="string">
            <text:p>Rue Gaston Rebuffat, rue de Kabylie</text:p>
          </table:table-cell>
          <table:table-cell table:style-name="ce4" table:formula="of:=VLOOKUP([.B843];[$DonneesPrefPolice.$A$1:.$C$1334];3;0)" office:value-type="date" office:date-value="2016-09-16" calcext:value-type="date">
            <text:p>16/09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3" calcext:value-type="float">
            <text:p>19083</text:p>
          </table:table-cell>
          <table:table-cell table:formula="of:=VLOOKUP([.B844];[$'Annexe 1'.$B$2:.$C$1392];2;0)" office:value-type="string" office:string-value="Rue Paul Laurent" calcext:value-type="string">
            <text:p>Rue Paul Laurent</text:p>
          </table:table-cell>
          <table:table-cell table:style-name="ce4" table:formula="of:=VLOOKUP([.B844];[$DonneesPrefPolice.$A$1:.$C$1334];3;0)" office:value-type="date" office:date-value="2016-12-08" calcext:value-type="date">
            <text:p>08/12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4" calcext:value-type="float">
            <text:p>19084</text:p>
          </table:table-cell>
          <table:table-cell table:formula="of:=VLOOKUP([.B845];[$'Annexe 1'.$B$2:.$C$1392];2;0)" office:value-type="string" office:string-value="Rue Bellot, rue d'Aubervilliers" calcext:value-type="string">
            <text:p>Rue Bellot, rue d'Aubervilliers</text:p>
          </table:table-cell>
          <table:table-cell table:style-name="ce4" table:formula="of:=VLOOKUP([.B845];[$DonneesPrefPolice.$A$1:.$C$1334];3;0)" office:value-type="date" office:date-value="2016-12-16" calcext:value-type="date">
            <text:p>16/12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6" calcext:value-type="float">
            <text:p>19086</text:p>
          </table:table-cell>
          <table:table-cell table:formula="of:=VLOOKUP([.B846];[$'Annexe 1'.$B$2:.$C$1392];2;0)" office:value-type="string" office:string-value="Cité des Orgues de Frandre — rue du Docteur Lamaze" calcext:value-type="string">
            <text:p>Cité des Orgues de Frandre — rue du Docteur Lamaze</text:p>
          </table:table-cell>
          <table:table-cell table:style-name="ce4" table:formula="of:=VLOOKUP([.B846];[$DonneesPrefPolice.$A$1:.$C$1334];3;0)" office:value-type="date" office:date-value="2016-12-19" calcext:value-type="date">
            <text:p>19/12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7" calcext:value-type="float">
            <text:p>19087</text:p>
          </table:table-cell>
          <table:table-cell table:formula="of:=VLOOKUP([.B847];[$'Annexe 1'.$B$2:.$C$1392];2;0)" office:value-type="string" office:string-value="Cité des Orgues de Flandre, Porte des Flamands" calcext:value-type="string">
            <text:p>Cité des Orgues de Flandre, Porte des Flamands</text:p>
          </table:table-cell>
          <table:table-cell table:style-name="ce4" table:formula="of:=VLOOKUP([.B847];[$DonneesPrefPolice.$A$1:.$C$1334];3;0)" office:value-type="date" office:date-value="2018-04-23" calcext:value-type="date">
            <text:p>23/04/18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8" calcext:value-type="float">
            <text:p>19088</text:p>
          </table:table-cell>
          <table:table-cell table:formula="of:=VLOOKUP([.B848];[$'Annexe 1'.$B$2:.$C$1392];2;0)" office:value-type="string" office:string-value="Cité des Orgues de Flandre — Sud" calcext:value-type="string">
            <text:p>Cité des Orgues de Flandre — Sud</text:p>
          </table:table-cell>
          <table:table-cell table:style-name="ce4" table:formula="of:=VLOOKUP([.B848];[$DonneesPrefPolice.$A$1:.$C$1334];3;0)" office:value-type="date" office:date-value="2017-12-26" calcext:value-type="date">
            <text:p>26/12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89" calcext:value-type="float">
            <text:p>19089</text:p>
          </table:table-cell>
          <table:table-cell table:formula="of:=VLOOKUP([.B849];[$'Annexe 1'.$B$2:.$C$1392];2;0)" office:value-type="string" office:string-value="Rue Mathis, rue Archereau" calcext:value-type="string">
            <text:p>Rue Mathis, rue Archereau</text:p>
          </table:table-cell>
          <table:table-cell table:style-name="ce4" table:formula="of:=VLOOKUP([.B849];[$DonneesPrefPolice.$A$1:.$C$1334];3;0)" office:value-type="date" office:date-value="2016-10-06" calcext:value-type="date">
            <text:p>06/10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0" calcext:value-type="float">
            <text:p>19090</text:p>
          </table:table-cell>
          <table:table-cell table:formula="of:=VLOOKUP([.B850];[$'Annexe 1'.$B$2:.$C$1392];2;0)" office:value-type="string" office:string-value="Rue Curial, rue Mathis" calcext:value-type="string">
            <text:p>Rue Curial, rue Mathis</text:p>
          </table:table-cell>
          <table:table-cell table:style-name="ce4" table:formula="of:=VLOOKUP([.B850];[$DonneesPrefPolice.$A$1:.$C$1334];3;0)" office:value-type="date" office:date-value="2017-04-07" calcext:value-type="date">
            <text:p>07/04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3" calcext:value-type="float">
            <text:p>19093</text:p>
          </table:table-cell>
          <table:table-cell table:formula="of:=VLOOKUP([.B851];[$'Annexe 1'.$B$2:.$C$1392];2;0)" office:value-type="string" office:string-value="Rue Colette Magny, rue Bernard Têtu" calcext:value-type="string">
            <text:p>Rue Colette Magny, rue Bernard Têtu</text:p>
          </table:table-cell>
          <table:table-cell table:style-name="ce4" table:formula="of:=VLOOKUP([.B851];[$DonneesPrefPolice.$A$1:.$C$1334];3;0)" office:value-type="date" office:date-value="2016-10-20" calcext:value-type="date">
            <text:p>20/10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4" calcext:value-type="float">
            <text:p>19094</text:p>
          </table:table-cell>
          <table:table-cell table:formula="of:=VLOOKUP([.B852];[$'Annexe 1'.$B$2:.$C$1392];2;0)" office:value-type="string" office:string-value="Rue de Cambrai, rue Alphonse Karr" calcext:value-type="string">
            <text:p>Rue de Cambrai, rue Alphonse Karr</text:p>
          </table:table-cell>
          <table:table-cell table:style-name="ce4" table:formula="of:=VLOOKUP([.B852];[$DonneesPrefPolice.$A$1:.$C$1334];3;0)" office:value-type="date" office:date-value="2017-09-22" calcext:value-type="date">
            <text:p>22/09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5" calcext:value-type="float">
            <text:p>19095</text:p>
          </table:table-cell>
          <table:table-cell table:formula="of:=VLOOKUP([.B853];[$'Annexe 1'.$B$2:.$C$1392];2;0)" office:value-type="string" office:string-value="Rue de la Gare, Passerelle périphérique" calcext:value-type="string">
            <text:p>Rue de la Gare, Passerelle périphérique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7" calcext:value-type="float">
            <text:p>19097</text:p>
          </table:table-cell>
          <table:table-cell table:formula="of:=VLOOKUP([.B854];[$'Annexe 1'.$B$2:.$C$1392];2;0)" office:value-type="string" office:string-value="Rue Césaria Evora, voie de la Blanchisserie" calcext:value-type="string">
            <text:p>Rue Césaria Evora, voie de la Blanchisserie</text:p>
          </table:table-cell>
          <table:table-cell table:style-name="ce4" table:formula="of:=VLOOKUP([.B854];[$DonneesPrefPolice.$A$1:.$C$1334];3;0)" office:value-type="string" office:string-value="Début 2019" calcext:value-type="string">
            <text:p>Début 2019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8" calcext:value-type="float">
            <text:p>19098</text:p>
          </table:table-cell>
          <table:table-cell table:formula="of:=VLOOKUP([.B855];[$'Annexe 1'.$B$2:.$C$1392];2;0)" office:value-type="string" office:string-value="Boulevard Macdonald, rue Lounes Matoub" calcext:value-type="string">
            <text:p>Boulevard Macdonald, rue Lounes Matoub</text:p>
          </table:table-cell>
          <table:table-cell table:style-name="ce4" table:formula="of:=VLOOKUP([.B855];[$DonneesPrefPolice.$A$1:.$C$1334];3;0)" office:value-type="date" office:date-value="2017-07-03" calcext:value-type="date">
            <text:p>03/07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099" calcext:value-type="float">
            <text:p>19099</text:p>
          </table:table-cell>
          <table:table-cell table:formula="of:=VLOOKUP([.B856];[$'Annexe 1'.$B$2:.$C$1392];2;0)" office:value-type="string" office:string-value="Boulevard Macdonald, esplanade Nord gare Rosa Parks" calcext:value-type="string">
            <text:p>Boulevard Macdonald, esplanade Nord gare Rosa Parks</text:p>
          </table:table-cell>
          <table:table-cell table:style-name="ce4" table:formula="of:=VLOOKUP([.B856];[$DonneesPrefPolice.$A$1:.$C$1334];3;0)" office:value-type="date" office:date-value="2017-05-30" calcext:value-type="date">
            <text:p>30/05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100" calcext:value-type="float">
            <text:p>19100</text:p>
          </table:table-cell>
          <table:table-cell table:formula="of:=VLOOKUP([.B857];[$'Annexe 1'.$B$2:.$C$1392];2;0)" office:value-type="string" office:string-value="Gare Rosa Parks — rue Gaston Tessier, rue Henri Verneuil" calcext:value-type="string">
            <text:p>Gare Rosa Parks — rue Gaston Tessier, rue Henri Verneuil</text:p>
          </table:table-cell>
          <table:table-cell table:style-name="ce4" table:formula="of:=VLOOKUP([.B857];[$DonneesPrefPolice.$A$1:.$C$1334];3;0)" office:value-type="date" office:date-value="2016-09-06" calcext:value-type="date">
            <text:p>06/09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101" calcext:value-type="float">
            <text:p>19101</text:p>
          </table:table-cell>
          <table:table-cell table:formula="of:=VLOOKUP([.B858];[$'Annexe 1'.$B$2:.$C$1392];2;0)" office:value-type="string" office:string-value="Rampe Ouest vers boulevard Macdonald, rue Cesaria Evora" calcext:value-type="string">
            <text:p>Rampe Ouest vers boulevard Macdonald, rue Cesaria Evora</text:p>
          </table:table-cell>
          <table:table-cell table:style-name="ce4" table:formula="of:=VLOOKUP([.B858];[$DonneesPrefPolice.$A$1:.$C$1334];3;0)" office:value-type="date" office:date-value="2017-05-30" calcext:value-type="date">
            <text:p>30/05/17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19103" calcext:value-type="float">
            <text:p>19103</text:p>
          </table:table-cell>
          <table:table-cell table:formula="of:=VLOOKUP([.B859];[$'Annexe 1'.$B$2:.$C$1392];2;0)" office:value-type="string" office:string-value="Boulevard Macdonald, quai de la Gironde" calcext:value-type="string">
            <text:p>Boulevard Macdonald, quai de la Gironde</text:p>
          </table:table-cell>
          <table:table-cell table:style-name="ce4" table:formula="of:=VLOOKUP([.B859];[$DonneesPrefPolice.$A$1:.$C$1334];3;0)" office:value-type="date" office:date-value="2016-08-17" calcext:value-type="date">
            <text:p>17/08/16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2881" calcext:value-type="float">
            <text:p>22881</text:p>
          </table:table-cell>
          <table:table-cell table:formula="of:=VLOOKUP([.B860];[$'Annexe 1'.$B$2:.$C$1392];2;0)" office:value-type="string" office:string-value="Boulevard Macdonald, quai de la Gironde" calcext:value-type="string">
            <text:p>Boulevard Macdonald, quai de la Gironde</text:p>
          </table:table-cell>
          <table:table-cell table:style-name="ce4" table:formula="of:=VLOOKUP([.B860];[$DonneesPrefPolice.$A$1:.$C$1334];3;0)" office:value-type="date" office:date-value="2013-02-22" calcext:value-type="date">
            <text:p>22/02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5240" calcext:value-type="float">
            <text:p>25240</text:p>
          </table:table-cell>
          <table:table-cell table:formula="of:=VLOOKUP([.B861];[$'Annexe 1'.$B$2:.$C$1392];2;0)" office:value-type="string" office:string-value="Rue Compans, place des Fêtes" calcext:value-type="string">
            <text:p>Rue Compans, place des Fêtes</text:p>
          </table:table-cell>
          <table:table-cell table:style-name="ce4" table:formula="of:=VLOOKUP([.B861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5856" calcext:value-type="float">
            <text:p>25856</text:p>
          </table:table-cell>
          <table:table-cell table:formula="of:=VLOOKUP([.B862];[$'Annexe 1'.$B$2:.$C$1392];2;0)" office:value-type="string" office:string-value="Rue de Crimée, avenue de Flandre" calcext:value-type="string">
            <text:p>Rue de Crimée, avenue de Flandre</text:p>
          </table:table-cell>
          <table:table-cell table:style-name="ce4" table:formula="of:=VLOOKUP([.B862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6293" calcext:value-type="float">
            <text:p>26293</text:p>
          </table:table-cell>
          <table:table-cell table:formula="of:=VLOOKUP([.B863];[$'Annexe 1'.$B$2:.$C$1392];2;0)" office:value-type="string" office:string-value="Rue d'Alsace-Lorraine, rue Gaston Pinot" calcext:value-type="string">
            <text:p>Rue d'Alsace-Lorraine, rue Gaston Pinot</text:p>
          </table:table-cell>
          <table:table-cell table:style-name="ce4" table:formula="of:=VLOOKUP([.B863];[$DonneesPrefPolice.$A$1:.$C$1334];3;0)" office:value-type="date" office:date-value="2012-03-30" calcext:value-type="date">
            <text:p>30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27454" calcext:value-type="float">
            <text:p>27454</text:p>
          </table:table-cell>
          <table:table-cell table:formula="of:=VLOOKUP([.B864];[$'Annexe 1'.$B$2:.$C$1392];2;0)" office:value-type="string" office:string-value="19, avenue de Flandre" calcext:value-type="string">
            <text:p>19, avenue de Flandre</text:p>
          </table:table-cell>
          <table:table-cell table:style-name="ce4" table:formula="of:=VLOOKUP([.B864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2897" calcext:value-type="float">
            <text:p>32897</text:p>
          </table:table-cell>
          <table:table-cell table:formula="of:=VLOOKUP([.B865];[$'Annexe 1'.$B$2:.$C$1392];2;0)" office:value-type="string" office:string-value="195, avenue Jean Jaurès" calcext:value-type="string">
            <text:p>195, avenue Jean Jaurès</text:p>
          </table:table-cell>
          <table:table-cell table:style-name="ce4" table:formula="of:=VLOOKUP([.B865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3367" calcext:value-type="float">
            <text:p>33367</text:p>
          </table:table-cell>
          <table:table-cell table:formula="of:=VLOOKUP([.B866];[$'Annexe 1'.$B$2:.$C$1392];2;0)" office:value-type="string" office:string-value="Avenue Secrétan, boulevard de la Villette" calcext:value-type="string">
            <text:p>Avenue Secrétan, boulevard de la Villette</text:p>
          </table:table-cell>
          <table:table-cell table:style-name="ce4" table:formula="of:=VLOOKUP([.B866];[$DonneesPrefPolice.$A$1:.$C$1334];3;0)" office:value-type="date" office:date-value="2012-09-07" calcext:value-type="date">
            <text:p>07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4140" calcext:value-type="float">
            <text:p>34140</text:p>
          </table:table-cell>
          <table:table-cell table:formula="of:=VLOOKUP([.B867];[$'Annexe 1'.$B$2:.$C$1392];2;0)" office:value-type="string" office:string-value="Avenue de Flandre, rue de l'Argonne" calcext:value-type="string">
            <text:p>Avenue de Flandre, rue de l'Argonne</text:p>
          </table:table-cell>
          <table:table-cell table:style-name="ce4" table:formula="of:=VLOOKUP([.B867];[$DonneesPrefPolice.$A$1:.$C$1334];3;0)" office:value-type="date" office:date-value="2012-09-14" calcext:value-type="date">
            <text:p>14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4611" calcext:value-type="float">
            <text:p>34611</text:p>
          </table:table-cell>
          <table:table-cell table:formula="of:=VLOOKUP([.B868];[$'Annexe 1'.$B$2:.$C$1392];2;0)" office:value-type="string" office:string-value="Boulevard Sérurier, rue de Périgueux" calcext:value-type="string">
            <text:p>Boulevard Sérurier, rue de Périgueux</text:p>
          </table:table-cell>
          <table:table-cell table:style-name="ce4" table:formula="of:=VLOOKUP([.B868];[$DonneesPrefPolice.$A$1:.$C$1334];3;0)" office:value-type="date" office:date-value="2012-09-21" calcext:value-type="date">
            <text:p>21/09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4892" calcext:value-type="float">
            <text:p>34892</text:p>
          </table:table-cell>
          <table:table-cell table:formula="of:=VLOOKUP([.B869];[$'Annexe 1'.$B$2:.$C$1392];2;0)" office:value-type="string" office:string-value="Place du Général Cochet, boulevard Sérurier" calcext:value-type="string">
            <text:p>Place du Général Cochet, boulevard Sérurier</text:p>
          </table:table-cell>
          <table:table-cell table:style-name="ce4" table:formula="of:=VLOOKUP([.B869];[$DonneesPrefPolice.$A$1:.$C$1334];3;0)" office:value-type="date" office:date-value="2012-07-27" calcext:value-type="date">
            <text:p>27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6303" calcext:value-type="float">
            <text:p>36303</text:p>
          </table:table-cell>
          <table:table-cell table:formula="of:=VLOOKUP([.B870];[$'Annexe 1'.$B$2:.$C$1392];2;0)" office:value-type="string" office:string-value="Rue Petit, passage du Sud" calcext:value-type="string">
            <text:p>Rue Petit, passage du Sud</text:p>
          </table:table-cell>
          <table:table-cell table:style-name="ce4" table:formula="of:=VLOOKUP([.B870];[$DonneesPrefPolice.$A$1:.$C$1334];3;0)" office:value-type="date" office:date-value="2011-12-21" calcext:value-type="date">
            <text:p>21/12/11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36787" calcext:value-type="float">
            <text:p>36787</text:p>
          </table:table-cell>
          <table:table-cell table:formula="of:=VLOOKUP([.B871];[$'Annexe 1'.$B$2:.$C$1392];2;0)" office:value-type="string" office:string-value="6, quai de Seine, côté bassin de la Villette" calcext:value-type="string">
            <text:p>6, quai de Seine, côté bassin de la Villette</text:p>
          </table:table-cell>
          <table:table-cell table:style-name="ce4" table:formula="of:=VLOOKUP([.B871];[$DonneesPrefPolice.$A$1:.$C$1334];3;0)" office:value-type="date" office:date-value="2013-02-01" calcext:value-type="date">
            <text:p>01/02/13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0743" calcext:value-type="float">
            <text:p>40743</text:p>
          </table:table-cell>
          <table:table-cell table:formula="of:=VLOOKUP([.B872];[$'Annexe 1'.$B$2:.$C$1392];2;0)" office:value-type="string" office:string-value="Avenue Simon Bolivar, rue de l'Atlas" calcext:value-type="string">
            <text:p>Avenue Simon Bolivar, rue de l'Atlas</text:p>
          </table:table-cell>
          <table:table-cell table:style-name="ce4" table:formula="of:=VLOOKUP([.B872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2264" calcext:value-type="float">
            <text:p>42264</text:p>
          </table:table-cell>
          <table:table-cell table:formula="of:=VLOOKUP([.B873];[$'Annexe 1'.$B$2:.$C$1392];2;0)" office:value-type="string" office:string-value="15-17, avenue Simon Bolivar" calcext:value-type="string">
            <text:p>15-17, avenue Simon Bolivar</text:p>
          </table:table-cell>
          <table:table-cell table:style-name="ce4" table:formula="of:=VLOOKUP([.B873];[$DonneesPrefPolice.$A$1:.$C$1334];3;0)" office:value-type="date" office:date-value="2012-05-25" calcext:value-type="date">
            <text:p>25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3350" calcext:value-type="float">
            <text:p>43350</text:p>
          </table:table-cell>
          <table:table-cell table:formula="of:=VLOOKUP([.B874];[$'Annexe 1'.$B$2:.$C$1392];2;0)" office:value-type="string" office:string-value="Place Armand Carrel, rue Manin" calcext:value-type="string">
            <text:p>Place Armand Carrel, rue Manin</text:p>
          </table:table-cell>
          <table:table-cell table:style-name="ce4" table:formula="of:=VLOOKUP([.B874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4802" calcext:value-type="float">
            <text:p>44802</text:p>
          </table:table-cell>
          <table:table-cell table:formula="of:=VLOOKUP([.B875];[$'Annexe 1'.$B$2:.$C$1392];2;0)" office:value-type="string" office:string-value="Rue de Cambrai, rue Benjamin Constant" calcext:value-type="string">
            <text:p>Rue de Cambrai, rue Benjamin Constant</text:p>
          </table:table-cell>
          <table:table-cell table:style-name="ce4" table:formula="of:=VLOOKUP([.B875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49339" calcext:value-type="float">
            <text:p>49339</text:p>
          </table:table-cell>
          <table:table-cell table:formula="of:=VLOOKUP([.B876];[$'Annexe 1'.$B$2:.$C$1392];2;0)" office:value-type="string" office:string-value="Rue Botzaris, avenue Simon Bolivar" calcext:value-type="string">
            <text:p>Rue Botzaris, avenue Simon Bolivar</text:p>
          </table:table-cell>
          <table:table-cell table:style-name="ce4" table:formula="of:=VLOOKUP([.B876];[$DonneesPrefPolice.$A$1:.$C$1334];3;0)" office:value-type="date" office:date-value="2012-07-06" calcext:value-type="date">
            <text:p>06/07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0640" calcext:value-type="float">
            <text:p>50640</text:p>
          </table:table-cell>
          <table:table-cell table:formula="of:=VLOOKUP([.B877];[$'Annexe 1'.$B$2:.$C$1392];2;0)" office:value-type="string" office:string-value="Rue des Bois, rue des Lilas" calcext:value-type="string">
            <text:p>Rue des Bois, rue des Lilas</text:p>
          </table:table-cell>
          <table:table-cell table:style-name="ce4" table:formula="of:=VLOOKUP([.B877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1650" calcext:value-type="float">
            <text:p>51650</text:p>
          </table:table-cell>
          <table:table-cell table:formula="of:=VLOOKUP([.B878];[$'Annexe 1'.$B$2:.$C$1392];2;0)" office:value-type="string" office:string-value="Boulevard Sérurier, rue David d'Angers" calcext:value-type="string">
            <text:p>Boulevard Sérurier, rue David d'Angers</text:p>
          </table:table-cell>
          <table:table-cell table:style-name="ce4" table:formula="of:=VLOOKUP([.B878];[$DonneesPrefPolice.$A$1:.$C$1334];3;0)" office:value-type="date" office:date-value="2012-08-31" calcext:value-type="date">
            <text:p>31/08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2246" calcext:value-type="float">
            <text:p>52246</text:p>
          </table:table-cell>
          <table:table-cell table:formula="of:=VLOOKUP([.B879];[$'Annexe 1'.$B$2:.$C$1392];2;0)" office:value-type="string" office:string-value="Rue Rebeval, rue Jules Romains" calcext:value-type="string">
            <text:p>Rue Rebeval, rue Jules Romains</text:p>
          </table:table-cell>
          <table:table-cell table:style-name="ce4" table:formula="of:=VLOOKUP([.B879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2383" calcext:value-type="float">
            <text:p>52383</text:p>
          </table:table-cell>
          <table:table-cell table:formula="of:=VLOOKUP([.B880];[$'Annexe 1'.$B$2:.$C$1392];2;0)" office:value-type="string" office:string-value="Place des Fêtes" calcext:value-type="string">
            <text:p>Place des Fêtes</text:p>
          </table:table-cell>
          <table:table-cell table:style-name="ce4" table:formula="of:=VLOOKUP([.B880];[$DonneesPrefPolice.$A$1:.$C$1334];3;0)" office:value-type="date" office:date-value="2012-02-17" calcext:value-type="date">
            <text:p>17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4117" calcext:value-type="float">
            <text:p>54117</text:p>
          </table:table-cell>
          <table:table-cell table:formula="of:=VLOOKUP([.B881];[$'Annexe 1'.$B$2:.$C$1392];2;0)" office:value-type="string" office:string-value="Place Rhin et Danube, rue David d'Angers, rue Miguel Hidalgo" calcext:value-type="string">
            <text:p>Place Rhin et Danube, rue David d'Angers, rue Miguel Hidalgo</text:p>
          </table:table-cell>
          <table:table-cell table:style-name="ce4" table:formula="of:=VLOOKUP([.B881];[$DonneesPrefPolice.$A$1:.$C$1334];3;0)" office:value-type="date" office:date-value="2012-02-24" calcext:value-type="date">
            <text:p>24/02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6891" calcext:value-type="float">
            <text:p>56891</text:p>
          </table:table-cell>
          <table:table-cell table:formula="of:=VLOOKUP([.B882];[$'Annexe 1'.$B$2:.$C$1392];2;0)" office:value-type="string" office:string-value="Avenue Jean Jaurès, sente des Dorées" calcext:value-type="string">
            <text:p>Avenue Jean Jaurès, sente des Dorées</text:p>
          </table:table-cell>
          <table:table-cell table:style-name="ce4" table:formula="of:=VLOOKUP([.B882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59248" calcext:value-type="float">
            <text:p>59248</text:p>
          </table:table-cell>
          <table:table-cell table:formula="of:=VLOOKUP([.B883];[$'Annexe 1'.$B$2:.$C$1392];2;0)" office:value-type="string" office:string-value="Rue Pierre Reverdy devant le parc coté pair" calcext:value-type="string">
            <text:p>Rue Pierre Reverdy devant le parc coté pair</text:p>
          </table:table-cell>
          <table:table-cell table:style-name="ce4" table:formula="of:=VLOOKUP([.B883];[$DonneesPrefPolice.$A$1:.$C$1334];3;0)" office:value-type="date" office:date-value="2012-06-15" calcext:value-type="date">
            <text:p>15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2302" calcext:value-type="float">
            <text:p>62302</text:p>
          </table:table-cell>
          <table:table-cell table:formula="of:=VLOOKUP([.B884];[$'Annexe 1'.$B$2:.$C$1392];2;0)" office:value-type="string" office:string-value="Rue Petit, rue Georges Auric" calcext:value-type="string">
            <text:p>Rue Petit, rue Georges Auric</text:p>
          </table:table-cell>
          <table:table-cell table:style-name="ce4" table:formula="of:=VLOOKUP([.B884];[$DonneesPrefPolice.$A$1:.$C$1334];3;0)" office:value-type="date" office:date-value="2012-01-20" calcext:value-type="date">
            <text:p>20/0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3449" calcext:value-type="float">
            <text:p>63449</text:p>
          </table:table-cell>
          <table:table-cell table:formula="of:=VLOOKUP([.B885];[$'Annexe 1'.$B$2:.$C$1392];2;0)" office:value-type="string" office:string-value="Rue de l'Ourcq, rue Curial" calcext:value-type="string">
            <text:p>Rue de l'Ourcq, rue Curial</text:p>
          </table:table-cell>
          <table:table-cell table:style-name="ce4" table:formula="of:=VLOOKUP([.B885];[$DonneesPrefPolice.$A$1:.$C$1334];3;0)" office:value-type="date" office:date-value="2012-11-02" calcext:value-type="date">
            <text:p>02/11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4319" calcext:value-type="float">
            <text:p>64319</text:p>
          </table:table-cell>
          <table:table-cell table:formula="of:=VLOOKUP([.B886];[$'Annexe 1'.$B$2:.$C$1392];2;0)" office:value-type="string" office:string-value="Avenue Jean Jaurès, avenue de Laumière" calcext:value-type="string">
            <text:p>Avenue Jean Jaurès, avenue de Laumière</text:p>
          </table:table-cell>
          <table:table-cell table:style-name="ce4" table:formula="of:=VLOOKUP([.B886];[$DonneesPrefPolice.$A$1:.$C$1334];3;0)" office:value-type="date" office:date-value="2012-06-08" calcext:value-type="date">
            <text:p>08/06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4554" calcext:value-type="float">
            <text:p>64554</text:p>
          </table:table-cell>
          <table:table-cell table:formula="of:=VLOOKUP([.B887];[$'Annexe 1'.$B$2:.$C$1392];2;0)" office:value-type="string" office:string-value="Rue de Meaux, avenue Secretan" calcext:value-type="string">
            <text:p>Rue de Meaux, avenue Secretan</text:p>
          </table:table-cell>
          <table:table-cell table:style-name="ce4" table:formula="of:=VLOOKUP([.B887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7376" calcext:value-type="float">
            <text:p>67376</text:p>
          </table:table-cell>
          <table:table-cell table:formula="of:=VLOOKUP([.B888];[$'Annexe 1'.$B$2:.$C$1392];2;0)" office:value-type="string" office:string-value="Avenue Jean Jaurès, rue Armand Carrel" calcext:value-type="string">
            <text:p>Avenue Jean Jaurès, rue Armand Carrel</text:p>
          </table:table-cell>
          <table:table-cell table:style-name="ce4" table:formula="of:=VLOOKUP([.B888];[$DonneesPrefPolice.$A$1:.$C$1334];3;0)" office:value-type="date" office:date-value="2012-04-27" calcext:value-type="date">
            <text:p>27/04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7387" calcext:value-type="float">
            <text:p>67387</text:p>
          </table:table-cell>
          <table:table-cell table:formula="of:=VLOOKUP([.B889];[$'Annexe 1'.$B$2:.$C$1392];2;0)" office:value-type="string" office:string-value="Rue de Belleville, avenue Simon Bolivar" calcext:value-type="string">
            <text:p>Rue de Belleville, avenue Simon Bolivar</text:p>
          </table:table-cell>
          <table:table-cell table:style-name="ce4" table:formula="of:=VLOOKUP([.B889];[$DonneesPrefPolice.$A$1:.$C$1334];3;0)" office:value-type="date" office:date-value="2012-05-18" calcext:value-type="date">
            <text:p>18/05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68495" calcext:value-type="float">
            <text:p>68495</text:p>
          </table:table-cell>
          <table:table-cell table:formula="of:=VLOOKUP([.B890];[$'Annexe 1'.$B$2:.$C$1392];2;0)" office:value-type="string" office:string-value="Avenue Mathurin Moreau, avenue Simon Bolivar" calcext:value-type="string">
            <text:p>Avenue Mathurin Moreau, avenue Simon Bolivar</text:p>
          </table:table-cell>
          <table:table-cell table:style-name="ce4" table:formula="of:=VLOOKUP([.B890];[$DonneesPrefPolice.$A$1:.$C$1334];3;0)" office:value-type="date" office:date-value="2012-03-23" calcext:value-type="date">
            <text:p>23/03/12</text:p>
          </table:table-cell>
          <table:table-cell table:number-columns-repeated="1020"/>
        </table:table-row>
        <table:table-row table:style-name="ro4">
          <table:table-cell table:style-name="ce3" office:value-type="float" office:value="75019" calcext:value-type="float">
            <text:p>75019</text:p>
          </table:table-cell>
          <table:table-cell table:style-name="ce3" office:value-type="float" office:value="75203" calcext:value-type="float">
            <text:p>75203</text:p>
          </table:table-cell>
          <table:table-cell table:formula="of:=VLOOKUP([.B891];[$'Annexe 1'.$B$2:.$C$1392];2;0)" office:value-type="string" office:string-value="Rue Adolphe Mille, avenue Jean Jaurès" calcext:value-type="string">
            <text:p>Rue Adolphe Mille, avenue Jean Jaurès</text:p>
          </table:table-cell>
          <table:table-cell table:style-name="ce4" table:formula="of:=VLOOKUP([.B891];[$DonneesPrefPolice.$A$1:.$C$1334];3;0)" office:value-type="date" office:date-value="2012-05-11" calcext:value-type="date">
            <text:p>11/05/12</text:p>
          </table:table-cell>
          <table:table-cell table:number-columns-repeated="1020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 table:number-rows-repeated="3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9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3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9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6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5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3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 table:number-rows-repeated="6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 table:number-rows-repeated="2">
          <table:table-cell table:style-name="ce1" table:number-columns-repeated="2"/>
          <table:table-cell table:number-columns-repeated="1022"/>
        </table:table-row>
        <table:table-row table:style-name="ro4" table:number-rows-repeated="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11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3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3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 table:number-rows-repeated="2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11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15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10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3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7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4" table:number-rows-repeated="2">
          <table:table-cell table:style-name="ce3" table:number-columns-repeated="2"/>
          <table:table-cell table:number-columns-repeated="1022"/>
        </table:table-row>
        <table:table-row table:style-name="ro6" table:number-rows-repeated="10474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nneesPrefPolice" table:style-name="ta3">
        <office:forms form:automatic-focus="false" form:apply-design-mode="false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1" table:default-cell-style-name="ce2"/>
        <table:table-row table:style-name="ro6">
          <table:table-cell table:style-name="ce7"/>
          <table:table-cell table:style-name="ce8"/>
          <table:table-cell table:style-name="ce9" office:value-type="string" calcext:value-type="string">
            <text:p>Mise en service</text:p>
          </table:table-cell>
          <table:table-cell table:number-columns-repeated="1021"/>
        </table:table-row>
        <table:table-row table:style-name="ro6">
          <table:table-cell table:style-name="ce7" office:value-type="float" office:value="1011" calcext:value-type="float">
            <text:p>01011</text:p>
          </table:table-cell>
          <table:table-cell table:style-name="ce8" office:value-type="string" calcext:value-type="string">
            <text:p>Rambuteau / Jour</text:p>
          </table:table-cell>
          <table:table-cell table:style-name="ce9" office:value-type="date" office:date-value="2013-10-11" calcext:value-type="date">
            <text:p>11/10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041" calcext:value-type="float">
            <text:p>01041</text:p>
          </table:table-cell>
          <table:table-cell table:style-name="ce8" office:value-type="string" calcext:value-type="string">
            <text:p>Quai Orfèvres / Harley</text:p>
          </table:table-cell>
          <table:table-cell table:style-name="ce9" office:value-type="date" office:date-value="2017-12-15" calcext:value-type="date">
            <text:p>15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49" calcext:value-type="float">
            <text:p>01049</text:p>
          </table:table-cell>
          <table:table-cell table:style-name="ce8" office:value-type="string" calcext:value-type="string">
            <text:p>Halles / Ferronnerie</text:p>
          </table:table-cell>
          <table:table-cell table:style-name="ce9" office:value-type="date" office:date-value="2018-11-08" calcext:value-type="date">
            <text:p>08/11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51" calcext:value-type="float">
            <text:p>01051</text:p>
          </table:table-cell>
          <table:table-cell table:style-name="ce8" office:value-type="string" calcext:value-type="string">
            <text:p>St Denis / Rivoli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53" calcext:value-type="float">
            <text:p>01053</text:p>
          </table:table-cell>
          <table:table-cell table:style-name="ce8" office:value-type="string" calcext:value-type="string">
            <text:p>Joachim du Bellay / Toiture Citadines</text:p>
          </table:table-cell>
          <table:table-cell table:style-name="ce9" office:value-type="date" office:date-value="2016-10-19" calcext:value-type="date">
            <text:p>19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55" calcext:value-type="float">
            <text:p>01055</text:p>
          </table:table-cell>
          <table:table-cell table:style-name="ce8" office:value-type="string" calcext:value-type="string">
            <text:p>Rambuteau / Montmartre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56" calcext:value-type="float">
            <text:p>01056</text:p>
          </table:table-cell>
          <table:table-cell table:style-name="ce8" office:value-type="string" calcext:value-type="string">
            <text:p>Montorgueil / Turbigo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57" calcext:value-type="float">
            <text:p>01057</text:p>
          </table:table-cell>
          <table:table-cell table:style-name="ce8" office:value-type="string" calcext:value-type="string">
            <text:p>Quai F. Mitterrand / Amiral Coligny</text:p>
          </table:table-cell>
          <table:table-cell table:style-name="ce9" office:value-type="date" office:date-value="2018-06-08" calcext:value-type="date">
            <text:p>08/06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065" calcext:value-type="float">
            <text:p>01065</text:p>
          </table:table-cell>
          <table:table-cell table:style-name="ce8" office:value-type="string" calcext:value-type="string">
            <text:p>Jardins / Canopée nord-ouest / 132 Rambuteau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66" calcext:value-type="float">
            <text:p>01066</text:p>
          </table:table-cell>
          <table:table-cell table:style-name="ce8" office:value-type="string" calcext:value-type="string">
            <text:p>Jardins / Allée nord / St Eustache</text:p>
          </table:table-cell>
          <table:table-cell table:style-name="ce9" office:value-type="date" office:date-value="2017-01-27" calcext:value-type="date">
            <text:p>27/01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67" calcext:value-type="float">
            <text:p>01067</text:p>
          </table:table-cell>
          <table:table-cell table:style-name="ce8" office:value-type="string" calcext:value-type="string">
            <text:p>Jardins / Prairie ouest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69" calcext:value-type="float">
            <text:p>01069</text:p>
          </table:table-cell>
          <table:table-cell table:style-name="ce8" office:value-type="string" calcext:value-type="string">
            <text:p>Jardins / Allée nord-ouest / Rambuteau</text:p>
          </table:table-cell>
          <table:table-cell table:style-name="ce9" office:value-type="date" office:date-value="2017-01-27" calcext:value-type="date">
            <text:p>27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71" calcext:value-type="float">
            <text:p>01071</text:p>
          </table:table-cell>
          <table:table-cell table:style-name="ce8" office:value-type="string" calcext:value-type="string">
            <text:p>Canopée sud-ouest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439" calcext:value-type="float">
            <text:p>10439</text:p>
          </table:table-cell>
          <table:table-cell table:style-name="ce8" office:value-type="string" calcext:value-type="string">
            <text:p>Pierre Lescot / Berge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642" calcext:value-type="float">
            <text:p>10642</text:p>
          </table:table-cell>
          <table:table-cell table:style-name="ce8" office:value-type="string" calcext:value-type="string">
            <text:p>Rivoli / Bourdonnais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011" calcext:value-type="float">
            <text:p>11011</text:p>
          </table:table-cell>
          <table:table-cell table:style-name="ce8" office:value-type="string" calcext:value-type="string">
            <text:p>Porte Berger</text:p>
          </table:table-cell>
          <table:table-cell table:style-name="ce9" office:value-type="date" office:date-value="2013-01-21" calcext:value-type="date">
            <text:p>2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1498" calcext:value-type="float">
            <text:p>11498</text:p>
          </table:table-cell>
          <table:table-cell table:style-name="ce8" office:value-type="string" calcext:value-type="string">
            <text:p>Bd Sébastopol / Rambuteau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522" calcext:value-type="float">
            <text:p>11522</text:p>
          </table:table-cell>
          <table:table-cell table:style-name="ce8" office:value-type="string" calcext:value-type="string">
            <text:p>Quai des Tuileries - Pont Solférino</text:p>
          </table:table-cell>
          <table:table-cell table:style-name="ce9" office:value-type="date" office:date-value="2014-10-10" calcext:value-type="date">
            <text:p>10/10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739" calcext:value-type="float">
            <text:p>16739</text:p>
          </table:table-cell>
          <table:table-cell table:style-name="ce8" office:value-type="string" calcext:value-type="string">
            <text:p>Place Vendôme Nord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819" calcext:value-type="float">
            <text:p>16819</text:p>
          </table:table-cell>
          <table:table-cell table:style-name="ce8" office:value-type="string" calcext:value-type="string">
            <text:p>Opéra / Pyramides / Thérèse / Ventadour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887" calcext:value-type="float">
            <text:p>16887</text:p>
          </table:table-cell>
          <table:table-cell table:style-name="ce8" office:value-type="string" calcext:value-type="string">
            <text:p>Pont Neuf / Mégisseri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1868" calcext:value-type="float">
            <text:p>21868</text:p>
          </table:table-cell>
          <table:table-cell table:style-name="ce8" office:value-type="string" calcext:value-type="string">
            <text:p>Palais Royal / Rivoli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3987" calcext:value-type="float">
            <text:p>23987</text:p>
          </table:table-cell>
          <table:table-cell table:style-name="ce8" office:value-type="string" calcext:value-type="string">
            <text:p>Rue de la Paix / Danielle Casanova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222" calcext:value-type="float">
            <text:p>29222</text:p>
          </table:table-cell>
          <table:table-cell table:style-name="ce8" office:value-type="string" calcext:value-type="string">
            <text:p>Place Joachim du Bellay / Saint Denis / Innocent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950" calcext:value-type="float">
            <text:p>30950</text:p>
          </table:table-cell>
          <table:table-cell table:style-name="ce8" office:value-type="string" calcext:value-type="string">
            <text:p>Place du Chatelet / Pont au Change / Quai de la Mégisseri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698" calcext:value-type="float">
            <text:p>34698</text:p>
          </table:table-cell>
          <table:table-cell table:style-name="ce8" office:value-type="string" calcext:value-type="string">
            <text:p>Turbigo / Etienne Marce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346" calcext:value-type="float">
            <text:p>35346</text:p>
          </table:table-cell>
          <table:table-cell table:style-name="ce8" office:value-type="string" calcext:value-type="string">
            <text:p>Valois / Colonel Drian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388" calcext:value-type="float">
            <text:p>35388</text:p>
          </table:table-cell>
          <table:table-cell table:style-name="ce8" office:value-type="string" calcext:value-type="string">
            <text:p>Place André Malraux / Avenue de l'Opéra</text:p>
          </table:table-cell>
          <table:table-cell table:style-name="ce9" office:value-type="date" office:date-value="2013-01-25" calcext:value-type="date">
            <text:p>25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2234" calcext:value-type="float">
            <text:p>42234</text:p>
          </table:table-cell>
          <table:table-cell table:style-name="ce8" office:value-type="string" calcext:value-type="string">
            <text:p>Place Joachim du Bellay / Pierre Lescot / Berger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353" calcext:value-type="float">
            <text:p>43353</text:p>
          </table:table-cell>
          <table:table-cell table:style-name="ce8" office:value-type="string" calcext:value-type="string">
            <text:p>Palais Royal / Saint Honoré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373" calcext:value-type="float">
            <text:p>44373</text:p>
          </table:table-cell>
          <table:table-cell table:style-name="ce8" office:value-type="string" calcext:value-type="string">
            <text:p>Rivoli / Echell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805" calcext:value-type="float">
            <text:p>44805</text:p>
          </table:table-cell>
          <table:table-cell table:style-name="ce8" office:value-type="string" calcext:value-type="string">
            <text:p>Rivoli / 29 juille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685" calcext:value-type="float">
            <text:p>46685</text:p>
          </table:table-cell>
          <table:table-cell table:style-name="ce8" office:value-type="string" calcext:value-type="string">
            <text:p>Lemonnier / Rivoli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256" calcext:value-type="float">
            <text:p>50256</text:p>
          </table:table-cell>
          <table:table-cell table:style-name="ce8" office:value-type="string" calcext:value-type="string">
            <text:p>Viarmes / Adolphe Jullie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1066" calcext:value-type="float">
            <text:p>51066</text:p>
          </table:table-cell>
          <table:table-cell table:style-name="ce8" office:value-type="string" calcext:value-type="string">
            <text:p>Concorde / Rivoli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7222" calcext:value-type="float">
            <text:p>57222</text:p>
          </table:table-cell>
          <table:table-cell table:style-name="ce8" office:value-type="string" calcext:value-type="string">
            <text:p>Castiglione / Saint Honoré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791" calcext:value-type="float">
            <text:p>58791</text:p>
          </table:table-cell>
          <table:table-cell table:style-name="ce8" office:value-type="string" calcext:value-type="string">
            <text:p>Place Joachim du Bellay / Innoccent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777" calcext:value-type="float">
            <text:p>60777</text:p>
          </table:table-cell>
          <table:table-cell table:style-name="ce8" office:value-type="string" calcext:value-type="string">
            <text:p>Place Maurice Barrès / Saint Honoré / Cambon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140" calcext:value-type="float">
            <text:p>67140</text:p>
          </table:table-cell>
          <table:table-cell table:style-name="ce8" office:value-type="string" calcext:value-type="string">
            <text:p>Rivoli / Marengo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865" calcext:value-type="float">
            <text:p>67865</text:p>
          </table:table-cell>
          <table:table-cell table:style-name="ce8" office:value-type="string" calcext:value-type="string">
            <text:p>Louvre / Coquilliè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744" calcext:value-type="float">
            <text:p>70744</text:p>
          </table:table-cell>
          <table:table-cell table:style-name="ce8" office:value-type="string" calcext:value-type="string">
            <text:p>Place Maurice Quentin / Rue du Pont Neuf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254" calcext:value-type="float">
            <text:p>74254</text:p>
          </table:table-cell>
          <table:table-cell table:style-name="ce8" office:value-type="string" calcext:value-type="string">
            <text:p>Saint Denis / Cygn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7747" calcext:value-type="float">
            <text:p>77747</text:p>
          </table:table-cell>
          <table:table-cell table:style-name="ce8" office:value-type="string" calcext:value-type="string">
            <text:p>Place Joachim du Bellay / Berger / Saint Deni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769" calcext:value-type="float">
            <text:p>79769</text:p>
          </table:table-cell>
          <table:table-cell table:style-name="ce8" office:value-type="string" calcext:value-type="string">
            <text:p>Croix des Petits Champs / La Vrilliè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777" calcext:value-type="float">
            <text:p>79777</text:p>
          </table:table-cell>
          <table:table-cell table:style-name="ce8" office:value-type="string" calcext:value-type="string">
            <text:p>Place du Carrousel / Pyramide du Louvre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79901" calcext:value-type="float">
            <text:p>79901</text:p>
          </table:table-cell>
          <table:table-cell table:style-name="ce8" office:value-type="string" calcext:value-type="string">
            <text:p>Rivoli / Castiglion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411" calcext:value-type="float">
            <text:p>81411</text:p>
          </table:table-cell>
          <table:table-cell table:style-name="ce8" office:value-type="string" calcext:value-type="string">
            <text:p>Place du Chatelet / Avenue Victoria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2064" calcext:value-type="float">
            <text:p>82064</text:p>
          </table:table-cell>
          <table:table-cell table:style-name="ce8" office:value-type="string" calcext:value-type="string">
            <text:p>Bd Sébastopol / Reyni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655" calcext:value-type="float">
            <text:p>82655</text:p>
          </table:table-cell>
          <table:table-cell table:style-name="ce8" office:value-type="string" calcext:value-type="string">
            <text:p>Pierre Lescot / Cossonnerie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364" calcext:value-type="float">
            <text:p>88364</text:p>
          </table:table-cell>
          <table:table-cell table:style-name="ce8" office:value-type="string" calcext:value-type="string">
            <text:p>Pont Neuf - Amont</text:p>
          </table:table-cell>
          <table:table-cell table:style-name="ce9" office:value-type="date" office:date-value="2015-05-22" calcext:value-type="date">
            <text:p>22/05/2015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978" calcext:value-type="float">
            <text:p>89978</text:p>
          </table:table-cell>
          <table:table-cell table:style-name="ce8" office:value-type="string" calcext:value-type="string">
            <text:p>Pont de la Concorde - Amont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2689" calcext:value-type="float">
            <text:p>92689</text:p>
          </table:table-cell>
          <table:table-cell table:style-name="ce8" office:value-type="string" calcext:value-type="string">
            <text:p>Pont de la Concorde - Aval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9000" calcext:value-type="float">
            <text:p>99000</text:p>
          </table:table-cell>
          <table:table-cell table:style-name="ce8" office:value-type="string" calcext:value-type="string">
            <text:p>Quai François Mitterrand / Pont du Carrousel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9375" calcext:value-type="float">
            <text:p>99375</text:p>
          </table:table-cell>
          <table:table-cell table:style-name="ce8" office:value-type="string" calcext:value-type="string">
            <text:p>Pont Neuf - Aval</text:p>
          </table:table-cell>
          <table:table-cell table:style-name="ce9" office:value-type="date" office:date-value="2015-05-22" calcext:value-type="date">
            <text:p>22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2006" calcext:value-type="float">
            <text:p>02006</text:p>
          </table:table-cell>
          <table:table-cell table:style-name="ce8" office:value-type="string" calcext:value-type="string">
            <text:p>Bd Capucines / Scrib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2033" calcext:value-type="float">
            <text:p>02033</text:p>
          </table:table-cell>
          <table:table-cell table:style-name="ce8" office:value-type="string" calcext:value-type="string">
            <text:p>Lune / Notre-Dame Bonne Nouvelle</text:p>
          </table:table-cell>
          <table:table-cell table:style-name="ce9" office:value-type="date" office:date-value="2016-11-25" calcext:value-type="date">
            <text:p>25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927" calcext:value-type="float">
            <text:p>12927</text:p>
          </table:table-cell>
          <table:table-cell table:style-name="ce8" office:value-type="string" calcext:value-type="string">
            <text:p>Saint Denis / Greneta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493" calcext:value-type="float">
            <text:p>15493</text:p>
          </table:table-cell>
          <table:table-cell table:style-name="ce8" office:value-type="string" calcext:value-type="string">
            <text:p>Bd Capucines / Caumarti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991" calcext:value-type="float">
            <text:p>15991</text:p>
          </table:table-cell>
          <table:table-cell table:style-name="ce8" office:value-type="string" calcext:value-type="string">
            <text:p>Rue Saint Denis / Rue Sainte Apollin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326" calcext:value-type="float">
            <text:p>17326</text:p>
          </table:table-cell>
          <table:table-cell table:style-name="ce8" office:value-type="string" calcext:value-type="string">
            <text:p>Opéra / d'Antin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870" calcext:value-type="float">
            <text:p>18870</text:p>
          </table:table-cell>
          <table:table-cell table:style-name="ce8" office:value-type="string" calcext:value-type="string">
            <text:p>Réaumur / Saint Deni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0941" calcext:value-type="float">
            <text:p>20941</text:p>
          </table:table-cell>
          <table:table-cell table:style-name="ce8" office:value-type="string" calcext:value-type="string">
            <text:p>Place de la Bource / Vivienne / Feydau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579" calcext:value-type="float">
            <text:p>22579</text:p>
          </table:table-cell>
          <table:table-cell table:style-name="ce8" office:value-type="string" calcext:value-type="string">
            <text:p>Bd Sébastopol / Réaumur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3076" calcext:value-type="float">
            <text:p>23076</text:p>
          </table:table-cell>
          <table:table-cell table:style-name="ce8" office:value-type="string" calcext:value-type="string">
            <text:p>Place de la Bourse / Réaumur / Notre-Dame des Victoires</text:p>
          </table:table-cell>
          <table:table-cell table:style-name="ce9" office:value-type="date" office:date-value="2014-08-01" calcext:value-type="date">
            <text:p>01/08/2014</text:p>
          </table:table-cell>
          <table:table-cell table:number-columns-repeated="1021"/>
        </table:table-row>
        <table:table-row table:style-name="ro6">
          <table:table-cell table:style-name="ce7" office:value-type="float" office:value="26709" calcext:value-type="float">
            <text:p>26709</text:p>
          </table:table-cell>
          <table:table-cell table:style-name="ce8" office:value-type="string" calcext:value-type="string">
            <text:p>Bd Italiens / Gramon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9697" calcext:value-type="float">
            <text:p>29697</text:p>
          </table:table-cell>
          <table:table-cell table:style-name="ce8" office:value-type="string" calcext:value-type="string">
            <text:p>Bd Haussmann / Drouot / Richelieu / Bd Montmartr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706" calcext:value-type="float">
            <text:p>31706</text:p>
          </table:table-cell>
          <table:table-cell table:style-name="ce8" office:value-type="string" calcext:value-type="string">
            <text:p>Place de la Bourse / 4 septembre / Vivie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0753" calcext:value-type="float">
            <text:p>40753</text:p>
          </table:table-cell>
          <table:table-cell table:style-name="ce8" office:value-type="string" calcext:value-type="string">
            <text:p>Paix / Daunou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793" calcext:value-type="float">
            <text:p>62793</text:p>
          </table:table-cell>
          <table:table-cell table:style-name="ce8" office:value-type="string" calcext:value-type="string">
            <text:p>Quatre septembre / Monsigny / Choiseu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171" calcext:value-type="float">
            <text:p>67171</text:p>
          </table:table-cell>
          <table:table-cell table:style-name="ce8" office:value-type="string" calcext:value-type="string">
            <text:p>19, Bd Poissonniè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766" calcext:value-type="float">
            <text:p>70766</text:p>
          </table:table-cell>
          <table:table-cell table:style-name="ce8" office:value-type="string" calcext:value-type="string">
            <text:p>Bd Italiens / Michodièr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618" calcext:value-type="float">
            <text:p>72618</text:p>
          </table:table-cell>
          <table:table-cell table:style-name="ce8" office:value-type="string" calcext:value-type="string">
            <text:p>Bd Poissonnière / Rue Poissonnière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782" calcext:value-type="float">
            <text:p>72782</text:p>
          </table:table-cell>
          <table:table-cell table:style-name="ce8" office:value-type="string" calcext:value-type="string">
            <text:p>Sainte Anne / Petits Champs</text:p>
          </table:table-cell>
          <table:table-cell table:style-name="ce9" office:value-type="date" office:date-value="2014-06-02" calcext:value-type="date">
            <text:p>02/06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2870" calcext:value-type="float">
            <text:p>72870</text:p>
          </table:table-cell>
          <table:table-cell table:style-name="ce8" office:value-type="string" calcext:value-type="string">
            <text:p>Petits Champs / Radziwill / La Vrillièr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022" calcext:value-type="float">
            <text:p>78022</text:p>
          </table:table-cell>
          <table:table-cell table:style-name="ce8" office:value-type="string" calcext:value-type="string">
            <text:p>Réaumur / Petits Carreaux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8097" calcext:value-type="float">
            <text:p>88097</text:p>
          </table:table-cell>
          <table:table-cell table:style-name="ce8" office:value-type="string" calcext:value-type="string">
            <text:p>Bd Montmartre / Rue Montmartr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465" calcext:value-type="float">
            <text:p>89465</text:p>
          </table:table-cell>
          <table:table-cell table:style-name="ce8" office:value-type="string" calcext:value-type="string">
            <text:p>Opéra / Danielle Casanova / Petits Champs / Saint Roch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516" calcext:value-type="float">
            <text:p>89516</text:p>
          </table:table-cell>
          <table:table-cell table:style-name="ce8" office:value-type="string" calcext:value-type="string">
            <text:p>Bd Italiens / Le Peletier / Favart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229" calcext:value-type="float">
            <text:p>91229</text:p>
          </table:table-cell>
          <table:table-cell table:style-name="ce8" office:value-type="string" calcext:value-type="string">
            <text:p>Bd Sébastopol / Bd Saint Deni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299" calcext:value-type="float">
            <text:p>93299</text:p>
          </table:table-cell>
          <table:table-cell table:style-name="ce8" office:value-type="string" calcext:value-type="string">
            <text:p>Louvre / Montmartre / Mail / Cléry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475" calcext:value-type="float">
            <text:p>96475</text:p>
          </table:table-cell>
          <table:table-cell table:style-name="ce8" office:value-type="string" calcext:value-type="string">
            <text:p>Bd Montmartre / Vivien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33" calcext:value-type="float">
            <text:p>03033</text:p>
          </table:table-cell>
          <table:table-cell table:style-name="ce8" office:value-type="string" calcext:value-type="string">
            <text:p>Montgolfier / Borda</text:p>
          </table:table-cell>
          <table:table-cell table:style-name="ce9" office:value-type="date" office:date-value="2016-07-28" calcext:value-type="date">
            <text:p>28/07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036" calcext:value-type="float">
            <text:p>03036</text:p>
          </table:table-cell>
          <table:table-cell table:style-name="ce8" office:value-type="string" calcext:value-type="string">
            <text:p>Temple / Michel le Comte</text:p>
          </table:table-cell>
          <table:table-cell table:style-name="ce9" office:value-type="date" office:date-value="2016-07-29" calcext:value-type="date">
            <text:p>29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3040" calcext:value-type="float">
            <text:p>03040</text:p>
          </table:table-cell>
          <table:table-cell table:style-name="ce8" office:value-type="string" calcext:value-type="string">
            <text:p>Vieille du Temple / Perle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591" calcext:value-type="float">
            <text:p>14591</text:p>
          </table:table-cell>
          <table:table-cell table:style-name="ce8" office:value-type="string" calcext:value-type="string">
            <text:p>Saint Martin / Papin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8247" calcext:value-type="float">
            <text:p>18247</text:p>
          </table:table-cell>
          <table:table-cell table:style-name="ce8" office:value-type="string" calcext:value-type="string">
            <text:p>Francs Bourgeois / Turenn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3535" calcext:value-type="float">
            <text:p>23535</text:p>
          </table:table-cell>
          <table:table-cell table:style-name="ce8" office:value-type="string" calcext:value-type="string">
            <text:p>Rambuteau / Templ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377" calcext:value-type="float">
            <text:p>27377</text:p>
          </table:table-cell>
          <table:table-cell table:style-name="ce8" office:value-type="string" calcext:value-type="string">
            <text:p>Turbigo / Fontaines du Temple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643" calcext:value-type="float">
            <text:p>27643</text:p>
          </table:table-cell>
          <table:table-cell table:style-name="ce8" office:value-type="string" calcext:value-type="string">
            <text:p>Place de la République / Bd Templ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963" calcext:value-type="float">
            <text:p>29963</text:p>
          </table:table-cell>
          <table:table-cell table:style-name="ce8" office:value-type="string" calcext:value-type="string">
            <text:p>Beaumarchais / Saint Sébastien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697" calcext:value-type="float">
            <text:p>36697</text:p>
          </table:table-cell>
          <table:table-cell table:style-name="ce8" office:value-type="string" calcext:value-type="string">
            <text:p>Réaumur / Turbigo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244" calcext:value-type="float">
            <text:p>40244</text:p>
          </table:table-cell>
          <table:table-cell table:style-name="ce8" office:value-type="string" calcext:value-type="string">
            <text:p>Bd Sébastopol / Turbigo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5415" calcext:value-type="float">
            <text:p>45415</text:p>
          </table:table-cell>
          <table:table-cell table:style-name="ce8" office:value-type="string" calcext:value-type="string">
            <text:p>Place Pasdeloup / Bd Filles du Calvaire / Rue des Filles du Calvaire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4318" calcext:value-type="float">
            <text:p>54318</text:p>
          </table:table-cell>
          <table:table-cell table:style-name="ce8" office:value-type="string" calcext:value-type="string">
            <text:p>Eugène Spuller / Perré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744" calcext:value-type="float">
            <text:p>55744</text:p>
          </table:table-cell>
          <table:table-cell table:style-name="ce8" office:value-type="string" calcext:value-type="string">
            <text:p>9, place de la République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119" calcext:value-type="float">
            <text:p>56119</text:p>
          </table:table-cell>
          <table:table-cell table:style-name="ce8" office:value-type="string" calcext:value-type="string">
            <text:p>Franche Comté / Picardi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7802" calcext:value-type="float">
            <text:p>57802</text:p>
          </table:table-cell>
          <table:table-cell table:style-name="ce8" office:value-type="string" calcext:value-type="string">
            <text:p>20, rue Notre-Dame de Nazareth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258" calcext:value-type="float">
            <text:p>64258</text:p>
          </table:table-cell>
          <table:table-cell table:style-name="ce8" office:value-type="string" calcext:value-type="string">
            <text:p>Vaucanson / Vertboi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1418" calcext:value-type="float">
            <text:p>71418</text:p>
          </table:table-cell>
          <table:table-cell table:style-name="ce8" office:value-type="string" calcext:value-type="string">
            <text:p>Réaumur / Saint Marti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979" calcext:value-type="float">
            <text:p>74979</text:p>
          </table:table-cell>
          <table:table-cell table:style-name="ce8" office:value-type="string" calcext:value-type="string">
            <text:p>Bd Sébastopol / Bd Saint Martin / Bd Saint Deni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984" calcext:value-type="float">
            <text:p>76984</text:p>
          </table:table-cell>
          <table:table-cell table:style-name="ce8" office:value-type="string" calcext:value-type="string">
            <text:p>Réaumur / Temple / Bretagn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7904" calcext:value-type="float">
            <text:p>77904</text:p>
          </table:table-cell>
          <table:table-cell table:style-name="ce8" office:value-type="string" calcext:value-type="string">
            <text:p>Bretagne / Turenne / Vieille du Temple / Froissart</text:p>
          </table:table-cell>
          <table:table-cell table:style-name="ce9" office:value-type="date" office:date-value="2015-05-08" calcext:value-type="date">
            <text:p>08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79973" calcext:value-type="float">
            <text:p>79973</text:p>
          </table:table-cell>
          <table:table-cell table:style-name="ce8" office:value-type="string" calcext:value-type="string">
            <text:p>Bd Beaumarchais / Pas-de-la-Mul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50" calcext:value-type="float">
            <text:p>84550</text:p>
          </table:table-cell>
          <table:table-cell table:style-name="ce8" office:value-type="string" calcext:value-type="string">
            <text:p>Place de la République / Rue du Templ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809" calcext:value-type="float">
            <text:p>84809</text:p>
          </table:table-cell>
          <table:table-cell table:style-name="ce8" office:value-type="string" calcext:value-type="string">
            <text:p>Archives / Rambuteau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854" calcext:value-type="float">
            <text:p>84854</text:p>
          </table:table-cell>
          <table:table-cell table:style-name="ce8" office:value-type="string" calcext:value-type="string">
            <text:p>Turbigo / Templ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717" calcext:value-type="float">
            <text:p>86717</text:p>
          </table:table-cell>
          <table:table-cell table:style-name="ce8" office:value-type="string" calcext:value-type="string">
            <text:p>Bd Beaumarchais / Arquebusiers / Saint Sabin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2031" calcext:value-type="float">
            <text:p>92031</text:p>
          </table:table-cell>
          <table:table-cell table:style-name="ce8" office:value-type="string" calcext:value-type="string">
            <text:p>Turbigo / Vertbois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003" calcext:value-type="float">
            <text:p>04003</text:p>
          </table:table-cell>
          <table:table-cell table:style-name="ce8" office:value-type="string" calcext:value-type="string">
            <text:p>Cité / Parvis Notre-Dame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4051" calcext:value-type="float">
            <text:p>04051</text:p>
          </table:table-cell>
          <table:table-cell table:style-name="ce8" office:value-type="string" calcext:value-type="string">
            <text:p>Francs Bourgeois / Vieille du Temple</text:p>
          </table:table-cell>
          <table:table-cell table:style-name="ce9" office:value-type="date" office:date-value="2016-11-24" calcext:value-type="date">
            <text:p>2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4058" calcext:value-type="float">
            <text:p>04058</text:p>
          </table:table-cell>
          <table:table-cell table:style-name="ce8" office:value-type="string" calcext:value-type="string">
            <text:p>Sully / Henri IV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4059" calcext:value-type="float">
            <text:p>04059</text:p>
          </table:table-cell>
          <table:table-cell table:style-name="ce8" office:value-type="string" calcext:value-type="string">
            <text:p>Bd Bourdon / Bassompierre</text:p>
          </table:table-cell>
          <table:table-cell table:style-name="ce9" office:value-type="date" office:date-value="2017-05-11" calcext:value-type="date">
            <text:p>11/05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1218" calcext:value-type="float">
            <text:p>11218</text:p>
          </table:table-cell>
          <table:table-cell table:style-name="ce8" office:value-type="string" calcext:value-type="string">
            <text:p>Beaubourg / Rambutea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4314" calcext:value-type="float">
            <text:p>14314</text:p>
          </table:table-cell>
          <table:table-cell table:style-name="ce8" office:value-type="string" calcext:value-type="string">
            <text:p>Port Hotel de Ville</text:p>
          </table:table-cell>
          <table:table-cell table:style-name="ce9" office:value-type="date" office:date-value="2014-10-24" calcext:value-type="date">
            <text:p>24/10/2014</text:p>
          </table:table-cell>
          <table:table-cell table:number-columns-repeated="1021"/>
        </table:table-row>
        <table:table-row table:style-name="ro6">
          <table:table-cell table:style-name="ce7" office:value-type="float" office:value="14914" calcext:value-type="float">
            <text:p>14914</text:p>
          </table:table-cell>
          <table:table-cell table:style-name="ce8" office:value-type="string" calcext:value-type="string">
            <text:p>Port des Célestins</text:p>
          </table:table-cell>
          <table:table-cell table:style-name="ce9" office:value-type="date" office:date-value="2014-09-19" calcext:value-type="date">
            <text:p>19/09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518" calcext:value-type="float">
            <text:p>15518</text:p>
          </table:table-cell>
          <table:table-cell table:style-name="ce8" office:value-type="string" calcext:value-type="string">
            <text:p>Rivoli / Saint Mart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5674" calcext:value-type="float">
            <text:p>15674</text:p>
          </table:table-cell>
          <table:table-cell table:style-name="ce8" office:value-type="string" calcext:value-type="string">
            <text:p>Place du parvis de Notre-Dame / Pont au Doubl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774" calcext:value-type="float">
            <text:p>17774</text:p>
          </table:table-cell>
          <table:table-cell table:style-name="ce8" office:value-type="string" calcext:value-type="string">
            <text:p>Brisemiche / Cloître Saint Merri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9726" calcext:value-type="float">
            <text:p>19726</text:p>
          </table:table-cell>
          <table:table-cell table:style-name="ce8" office:value-type="string" calcext:value-type="string">
            <text:p>Saint Antoine / Sévigné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684" calcext:value-type="float">
            <text:p>24684</text:p>
          </table:table-cell>
          <table:table-cell table:style-name="ce8" office:value-type="string" calcext:value-type="string">
            <text:p>Place Baudoyer / François Miron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230" calcext:value-type="float">
            <text:p>25230</text:p>
          </table:table-cell>
          <table:table-cell table:style-name="ce8" office:value-type="string" calcext:value-type="string">
            <text:p>Quai Henri IV / Pont de Sully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7843" calcext:value-type="float">
            <text:p>27843</text:p>
          </table:table-cell>
          <table:table-cell table:style-name="ce8" office:value-type="string" calcext:value-type="string">
            <text:p>Pont Saint Louis / Jean du Bellay / Saint Louis en l'Il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297" calcext:value-type="float">
            <text:p>29297</text:p>
          </table:table-cell>
          <table:table-cell table:style-name="ce8" office:value-type="string" calcext:value-type="string">
            <text:p>Place Hôtel de Ville / Victoria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770" calcext:value-type="float">
            <text:p>29770</text:p>
          </table:table-cell>
          <table:table-cell table:style-name="ce8" office:value-type="string" calcext:value-type="string">
            <text:p>Quai de Gesvres / Saint Martin / Pont Notre Dam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1606" calcext:value-type="float">
            <text:p>31606</text:p>
          </table:table-cell>
          <table:table-cell table:style-name="ce8" office:value-type="string" calcext:value-type="string">
            <text:p>Victoria / Coutelleri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5777" calcext:value-type="float">
            <text:p>35777</text:p>
          </table:table-cell>
          <table:table-cell table:style-name="ce8" office:value-type="string" calcext:value-type="string">
            <text:p>Rivoli / rue du Pont Louis Philippe / Vieille du Templ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825" calcext:value-type="float">
            <text:p>37825</text:p>
          </table:table-cell>
          <table:table-cell table:style-name="ce8" office:value-type="string" calcext:value-type="string">
            <text:p>Place Georges Pompidou / 141, rue Saint Martin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824" calcext:value-type="float">
            <text:p>38824</text:p>
          </table:table-cell>
          <table:table-cell table:style-name="ce8" office:value-type="string" calcext:value-type="string">
            <text:p>Quai Archevéché / Pont Saint Loui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504" calcext:value-type="float">
            <text:p>39504</text:p>
          </table:table-cell>
          <table:table-cell table:style-name="ce8" office:value-type="string" calcext:value-type="string">
            <text:p>Bd Henri IV / Castex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301" calcext:value-type="float">
            <text:p>42301</text:p>
          </table:table-cell>
          <table:table-cell table:style-name="ce8" office:value-type="string" calcext:value-type="string">
            <text:p>Charlemagne / Jardins Saint Paul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910" calcext:value-type="float">
            <text:p>42910</text:p>
          </table:table-cell>
          <table:table-cell table:style-name="ce8" office:value-type="string" calcext:value-type="string">
            <text:p>Quai Hôtel de Ville / Pont Louis Philippe / rue du pont Louis Philipp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699" calcext:value-type="float">
            <text:p>43699</text:p>
          </table:table-cell>
          <table:table-cell table:style-name="ce8" office:value-type="string" calcext:value-type="string">
            <text:p>Place du marché Sainte Catherin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070" calcext:value-type="float">
            <text:p>45070</text:p>
          </table:table-cell>
          <table:table-cell table:style-name="ce8" office:value-type="string" calcext:value-type="string">
            <text:p>Place Saint Gervais / 17, rue Lobau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437" calcext:value-type="float">
            <text:p>47437</text:p>
          </table:table-cell>
          <table:table-cell table:style-name="ce8" office:value-type="string" calcext:value-type="string">
            <text:p>Renard / Verreri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238" calcext:value-type="float">
            <text:p>48238</text:p>
          </table:table-cell>
          <table:table-cell table:style-name="ce8" office:value-type="string" calcext:value-type="string">
            <text:p>Quai de l'Archevêché / Pont de l'Archevêché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128" calcext:value-type="float">
            <text:p>51128</text:p>
          </table:table-cell>
          <table:table-cell table:style-name="ce8" office:value-type="string" calcext:value-type="string">
            <text:p>Rosiers / Ferdinand Duval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827" calcext:value-type="float">
            <text:p>51827</text:p>
          </table:table-cell>
          <table:table-cell table:style-name="ce8" office:value-type="string" calcext:value-type="string">
            <text:p>Rue de la Cité / Quai de Marché Neuf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633" calcext:value-type="float">
            <text:p>56633</text:p>
          </table:table-cell>
          <table:table-cell table:style-name="ce8" office:value-type="string" calcext:value-type="string">
            <text:p>Pavée / Roi de Sicil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088" calcext:value-type="float">
            <text:p>57088</text:p>
          </table:table-cell>
          <table:table-cell table:style-name="ce8" office:value-type="string" calcext:value-type="string">
            <text:p>Ile Saint Louis - Pointe amo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063" calcext:value-type="float">
            <text:p>59063</text:p>
          </table:table-cell>
          <table:table-cell table:style-name="ce8" office:value-type="string" calcext:value-type="string">
            <text:p>Quai Hôtel de Ville / Pont d'Arcol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044" calcext:value-type="float">
            <text:p>60044</text:p>
          </table:table-cell>
          <table:table-cell table:style-name="ce8" office:value-type="string" calcext:value-type="string">
            <text:p>Charlemagne / Nonnains d'Hyères / Jouy / Fourcy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260" calcext:value-type="float">
            <text:p>65260</text:p>
          </table:table-cell>
          <table:table-cell table:style-name="ce8" office:value-type="string" calcext:value-type="string">
            <text:p>Place de la Bastille / Bd Beaumarchai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370" calcext:value-type="float">
            <text:p>65370</text:p>
          </table:table-cell>
          <table:table-cell table:style-name="ce8" office:value-type="string" calcext:value-type="string">
            <text:p>Hôtel de Vill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378" calcext:value-type="float">
            <text:p>66378</text:p>
          </table:table-cell>
          <table:table-cell table:style-name="ce8" office:value-type="string" calcext:value-type="string">
            <text:p>Rosiers / Vieille du Templ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461" calcext:value-type="float">
            <text:p>66461</text:p>
          </table:table-cell>
          <table:table-cell table:style-name="ce8" office:value-type="string" calcext:value-type="string">
            <text:p>Quai des Célestins / Pont Marie / Nonnains d'Hyères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079" calcext:value-type="float">
            <text:p>67079</text:p>
          </table:table-cell>
          <table:table-cell table:style-name="ce8" office:value-type="string" calcext:value-type="string">
            <text:p>Rivoli / Bd Sébastopo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266" calcext:value-type="float">
            <text:p>67266</text:p>
          </table:table-cell>
          <table:table-cell table:style-name="ce8" office:value-type="string" calcext:value-type="string">
            <text:p>Place du Parvis de Notre Dame / rue d'Arcole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710" calcext:value-type="float">
            <text:p>68710</text:p>
          </table:table-cell>
          <table:table-cell table:style-name="ce8" office:value-type="string" calcext:value-type="string">
            <text:p>Bd du Palais / Quai des Orfèvres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98" calcext:value-type="float">
            <text:p>71698</text:p>
          </table:table-cell>
          <table:table-cell table:style-name="ce8" office:value-type="string" calcext:value-type="string">
            <text:p>Place Georges Pompidou / Saint Martin / Aubry le Boucher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952" calcext:value-type="float">
            <text:p>74952</text:p>
          </table:table-cell>
          <table:table-cell table:style-name="ce8" office:value-type="string" calcext:value-type="string">
            <text:p>14, place des Vosges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965" calcext:value-type="float">
            <text:p>79965</text:p>
          </table:table-cell>
          <table:table-cell table:style-name="ce8" office:value-type="string" calcext:value-type="string">
            <text:p>Bd Bourdon / Bd Morland</text:p>
          </table:table-cell>
          <table:table-cell table:style-name="ce9" office:value-type="date" office:date-value="2012-01-09" calcext:value-type="date">
            <text:p>09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2723" calcext:value-type="float">
            <text:p>82723</text:p>
          </table:table-cell>
          <table:table-cell table:style-name="ce8" office:value-type="string" calcext:value-type="string">
            <text:p>Place Louis Lépine / Abords Cité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818" calcext:value-type="float">
            <text:p>83818</text:p>
          </table:table-cell>
          <table:table-cell table:style-name="ce8" office:value-type="string" calcext:value-type="string">
            <text:p>18, Bd Morland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4795" calcext:value-type="float">
            <text:p>84795</text:p>
          </table:table-cell>
          <table:table-cell table:style-name="ce8" office:value-type="string" calcext:value-type="string">
            <text:p>Rivoli / Lobau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333" calcext:value-type="float">
            <text:p>85333</text:p>
          </table:table-cell>
          <table:table-cell table:style-name="ce8" office:value-type="string" calcext:value-type="string">
            <text:p>Geoffroy l'Asnier / Justes de Franc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031" calcext:value-type="float">
            <text:p>93031</text:p>
          </table:table-cell>
          <table:table-cell table:style-name="ce8" office:value-type="string" calcext:value-type="string">
            <text:p>Quai de la Corse / Pont Notre Dam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871" calcext:value-type="float">
            <text:p>94871</text:p>
          </table:table-cell>
          <table:table-cell table:style-name="ce8" office:value-type="string" calcext:value-type="string">
            <text:p>Pont Saint Louis - Aval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558" calcext:value-type="float">
            <text:p>95558</text:p>
          </table:table-cell>
          <table:table-cell table:style-name="ce8" office:value-type="string" calcext:value-type="string">
            <text:p>Pas-de-la-Mule / Tournelle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36" calcext:value-type="float">
            <text:p>96036</text:p>
          </table:table-cell>
          <table:table-cell table:style-name="ce8" office:value-type="string" calcext:value-type="string">
            <text:p>Saint Antoine / Petit Mus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6299" calcext:value-type="float">
            <text:p>96299</text:p>
          </table:table-cell>
          <table:table-cell table:style-name="ce8" office:value-type="string" calcext:value-type="string">
            <text:p>Pont Marie - Amo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572" calcext:value-type="float">
            <text:p>97572</text:p>
          </table:table-cell>
          <table:table-cell table:style-name="ce8" office:value-type="string" calcext:value-type="string">
            <text:p>Rosiers / Ecouffe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492" calcext:value-type="float">
            <text:p>99492</text:p>
          </table:table-cell>
          <table:table-cell table:style-name="ce8" office:value-type="string" calcext:value-type="string">
            <text:p>Pont d'Arcole - Amont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29297B</text:p>
          </table:table-cell>
          <table:table-cell table:style-name="ce8" office:value-type="string" calcext:value-type="string">
            <text:p>Place Hôtel de Ville / Victoria (Bis)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67266B</text:p>
          </table:table-cell>
          <table:table-cell table:style-name="ce8" office:value-type="string" calcext:value-type="string">
            <text:p>Place du Parvis de Notre Dame / rue d'Arcole (Bis)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13" calcext:value-type="float">
            <text:p>05013</text:p>
          </table:table-cell>
          <table:table-cell table:style-name="ce8" office:value-type="string" calcext:value-type="string">
            <text:p>Place Alphonse Laveran / Rue Saint-Jacques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22" calcext:value-type="float">
            <text:p>05022</text:p>
          </table:table-cell>
          <table:table-cell table:style-name="ce8" office:value-type="string" calcext:value-type="string">
            <text:p>Port de la Tournell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5051" calcext:value-type="float">
            <text:p>05051</text:p>
          </table:table-cell>
          <table:table-cell table:style-name="ce8" office:value-type="string" calcext:value-type="string">
            <text:p>Lagrange / Fouarre</text:p>
          </table:table-cell>
          <table:table-cell table:style-name="ce9" office:value-type="date" office:date-value="2016-12-21" calcext:value-type="date">
            <text:p>21/12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2" calcext:value-type="float">
            <text:p>05052</text:p>
          </table:table-cell>
          <table:table-cell table:style-name="ce8" office:value-type="string" calcext:value-type="string">
            <text:p>Montagne Ste Genneviève / Descartes</text:p>
          </table:table-cell>
          <table:table-cell table:style-name="ce9" office:value-type="date" office:date-value="2018-07-10" calcext:value-type="date">
            <text:p>10/07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3" calcext:value-type="float">
            <text:p>05053</text:p>
          </table:table-cell>
          <table:table-cell table:style-name="ce8" office:value-type="string" calcext:value-type="string">
            <text:p>St Jacques / Soufflot</text:p>
          </table:table-cell>
          <table:table-cell table:style-name="ce9" office:value-type="date" office:date-value="2018-05-16" calcext:value-type="date">
            <text:p>16/05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4" calcext:value-type="float">
            <text:p>05054</text:p>
          </table:table-cell>
          <table:table-cell table:style-name="ce8" office:value-type="string" calcext:value-type="string">
            <text:p>Poliveau / Geoffroy St Hilaire</text:p>
          </table:table-cell>
          <table:table-cell table:style-name="ce9" office:value-type="date" office:date-value="2016-07-22" calcext:value-type="date">
            <text:p>22/07/2016</text:p>
          </table:table-cell>
          <table:table-cell table:number-columns-repeated="1021"/>
        </table:table-row>
        <table:table-row table:style-name="ro6">
          <table:table-cell table:style-name="ce7" office:value-type="float" office:value="5055" calcext:value-type="float">
            <text:p>05055</text:p>
          </table:table-cell>
          <table:table-cell table:style-name="ce8" office:value-type="string" calcext:value-type="string">
            <text:p>Claude Bernard / Valence</text:p>
          </table:table-cell>
          <table:table-cell table:style-name="ce9" office:value-type="date" office:date-value="2017-12-18" calcext:value-type="date">
            <text:p>18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5056" calcext:value-type="float">
            <text:p>05056</text:p>
          </table:table-cell>
          <table:table-cell table:style-name="ce8" office:value-type="string" calcext:value-type="string">
            <text:p>Claude Bernard / Bazeilles</text:p>
          </table:table-cell>
          <table:table-cell table:style-name="ce9" office:value-type="date" office:date-value="2018-06-28" calcext:value-type="date">
            <text:p>28/06/2018</text:p>
          </table:table-cell>
          <table:table-cell table:number-columns-repeated="1021"/>
        </table:table-row>
        <table:table-row table:style-name="ro6">
          <table:table-cell table:style-name="ce7" office:value-type="float" office:value="5057" calcext:value-type="float">
            <text:p>05057</text:p>
          </table:table-cell>
          <table:table-cell table:style-name="ce8" office:value-type="string" calcext:value-type="string">
            <text:p>Claude Bernard / Vauquelin</text:p>
          </table:table-cell>
          <table:table-cell table:style-name="ce9" office:value-type="date" office:date-value="2016-09-21" calcext:value-type="date">
            <text:p>21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5058" calcext:value-type="float">
            <text:p>05058</text:p>
          </table:table-cell>
          <table:table-cell table:style-name="ce8" office:value-type="string" calcext:value-type="string">
            <text:p>Pierre Nicole / Val de Grâce</text:p>
          </table:table-cell>
          <table:table-cell table:style-name="ce9" office:value-type="date" office:date-value="2016-09-30" calcext:value-type="date">
            <text:p>30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5060" calcext:value-type="float">
            <text:p>05060</text:p>
          </table:table-cell>
          <table:table-cell table:style-name="ce8" office:value-type="string" calcext:value-type="string">
            <text:p>Port St Bernard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2312" calcext:value-type="float">
            <text:p>12312</text:p>
          </table:table-cell>
          <table:table-cell table:style-name="ce8" office:value-type="string" calcext:value-type="string">
            <text:p>Place de la Contrescarpe / Mouffetard / Blainvill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146" calcext:value-type="float">
            <text:p>13146</text:p>
          </table:table-cell>
          <table:table-cell table:style-name="ce8" office:value-type="string" calcext:value-type="string">
            <text:p>Jussieu / Fossés Saint Bernard</text:p>
          </table:table-cell>
          <table:table-cell table:style-name="ce9" office:value-type="date" office:date-value="2013-03-08" calcext:value-type="date">
            <text:p>08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5242" calcext:value-type="float">
            <text:p>15242</text:p>
          </table:table-cell>
          <table:table-cell table:style-name="ce8" office:value-type="string" calcext:value-type="string">
            <text:p>Place Maubert / Bd Saint Germai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669" calcext:value-type="float">
            <text:p>20669</text:p>
          </table:table-cell>
          <table:table-cell table:style-name="ce8" office:value-type="string" calcext:value-type="string">
            <text:p>Bd Saint Germain / Quai Tournell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3250" calcext:value-type="float">
            <text:p>23250</text:p>
          </table:table-cell>
          <table:table-cell table:style-name="ce8" office:value-type="string" calcext:value-type="string">
            <text:p>Ulm / Erasm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800" calcext:value-type="float">
            <text:p>26800</text:p>
          </table:table-cell>
          <table:table-cell table:style-name="ce8" office:value-type="string" calcext:value-type="string">
            <text:p>Monge / Bernardin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3168" calcext:value-type="float">
            <text:p>33168</text:p>
          </table:table-cell>
          <table:table-cell table:style-name="ce8" office:value-type="string" calcext:value-type="string">
            <text:p>Monge / Cardinal Lemoi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5784" calcext:value-type="float">
            <text:p>35784</text:p>
          </table:table-cell>
          <table:table-cell table:style-name="ce8" office:value-type="string" calcext:value-type="string">
            <text:p>Monge / Ecole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623" calcext:value-type="float">
            <text:p>38623</text:p>
          </table:table-cell>
          <table:table-cell table:style-name="ce8" office:value-type="string" calcext:value-type="string">
            <text:p>Place de la Sorbonne / Bd Saint Michel / Vaugirard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271" calcext:value-type="float">
            <text:p>39271</text:p>
          </table:table-cell>
          <table:table-cell table:style-name="ce8" office:value-type="string" calcext:value-type="string">
            <text:p>Place Edmond Rostand / Bd Saint Michel / Soufflot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043" calcext:value-type="float">
            <text:p>43043</text:p>
          </table:table-cell>
          <table:table-cell table:style-name="ce8" office:value-type="string" calcext:value-type="string">
            <text:p>Huchette / Harpe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5866" calcext:value-type="float">
            <text:p>45866</text:p>
          </table:table-cell>
          <table:table-cell table:style-name="ce8" office:value-type="string" calcext:value-type="string">
            <text:p>Place Saint Médard / Mouffetard / Censier / Bazeille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902" calcext:value-type="float">
            <text:p>48902</text:p>
          </table:table-cell>
          <table:table-cell table:style-name="ce8" office:value-type="string" calcext:value-type="string">
            <text:p>Square Tino Rossi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0044" calcext:value-type="float">
            <text:p>50044</text:p>
          </table:table-cell>
          <table:table-cell table:style-name="ce8" office:value-type="string" calcext:value-type="string">
            <text:p>Mouffetard / Epée de Boi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581" calcext:value-type="float">
            <text:p>50581</text:p>
          </table:table-cell>
          <table:table-cell table:style-name="ce8" office:value-type="string" calcext:value-type="string">
            <text:p>Linné / Boulanger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850" calcext:value-type="float">
            <text:p>50850</text:p>
          </table:table-cell>
          <table:table-cell table:style-name="ce8" office:value-type="string" calcext:value-type="string">
            <text:p>Saint Jacques / Ecol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1005" calcext:value-type="float">
            <text:p>51005</text:p>
          </table:table-cell>
          <table:table-cell table:style-name="ce8" office:value-type="string" calcext:value-type="string">
            <text:p>Quai Saint Bernard / Cuvier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3322" calcext:value-type="float">
            <text:p>53322</text:p>
          </table:table-cell>
          <table:table-cell table:style-name="ce8" office:value-type="string" calcext:value-type="string">
            <text:p>Bd Saint Germain / Saint Jacques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494" calcext:value-type="float">
            <text:p>53494</text:p>
          </table:table-cell>
          <table:table-cell table:style-name="ce8" office:value-type="string" calcext:value-type="string">
            <text:p>Descartes / Clovi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679" calcext:value-type="float">
            <text:p>53679</text:p>
          </table:table-cell>
          <table:table-cell table:style-name="ce8" office:value-type="string" calcext:value-type="string">
            <text:p>Place Louis Marin / Bd Saint Michel / Auguste Comte / Abbé de l'Epée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982" calcext:value-type="float">
            <text:p>53982</text:p>
          </table:table-cell>
          <table:table-cell table:style-name="ce8" office:value-type="string" calcext:value-type="string">
            <text:p>Cardinal Lemoine / Ecoles</text:p>
          </table:table-cell>
          <table:table-cell table:style-name="ce9" office:value-type="date" office:date-value="2013-03-08" calcext:value-type="date">
            <text:p>08/03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4992" calcext:value-type="float">
            <text:p>54992</text:p>
          </table:table-cell>
          <table:table-cell table:style-name="ce8" office:value-type="string" calcext:value-type="string">
            <text:p>Quai de la Tournelle / Pont de Sully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021" calcext:value-type="float">
            <text:p>58021</text:p>
          </table:table-cell>
          <table:table-cell table:style-name="ce8" office:value-type="string" calcext:value-type="string">
            <text:p>Quai Saint Bernard / Square Tino Rossi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991" calcext:value-type="float">
            <text:p>61991</text:p>
          </table:table-cell>
          <table:table-cell table:style-name="ce8" office:value-type="string" calcext:value-type="string">
            <text:p>Bd Saint Michel / Bd Saint Germai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2140" calcext:value-type="float">
            <text:p>62140</text:p>
          </table:table-cell>
          <table:table-cell table:style-name="ce8" office:value-type="string" calcext:value-type="string">
            <text:p>Fossés Saint Bernard / Chantier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2185" calcext:value-type="float">
            <text:p>62185</text:p>
          </table:table-cell>
          <table:table-cell table:style-name="ce8" office:value-type="string" calcext:value-type="string">
            <text:p>Rue Saint Jacques / Gay Luss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3441" calcext:value-type="float">
            <text:p>63441</text:p>
          </table:table-cell>
          <table:table-cell table:style-name="ce8" office:value-type="string" calcext:value-type="string">
            <text:p>81, Bd de Port-Royal / Val de Grâc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348" calcext:value-type="float">
            <text:p>65348</text:p>
          </table:table-cell>
          <table:table-cell table:style-name="ce8" office:value-type="string" calcext:value-type="string">
            <text:p>Quai Montebello / Petit Pont</text:p>
          </table:table-cell>
          <table:table-cell table:style-name="ce9" office:value-type="date" office:date-value="2013-02-01" calcext:value-type="date">
            <text:p>01/02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680" calcext:value-type="float">
            <text:p>65680</text:p>
          </table:table-cell>
          <table:table-cell table:style-name="ce8" office:value-type="string" calcext:value-type="string">
            <text:p>Place du Panthéon/ Clotai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7726" calcext:value-type="float">
            <text:p>67726</text:p>
          </table:table-cell>
          <table:table-cell table:style-name="ce8" office:value-type="string" calcext:value-type="string">
            <text:p>Place du Puits de l'Ermite / Quatrefag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9567" calcext:value-type="float">
            <text:p>69567</text:p>
          </table:table-cell>
          <table:table-cell table:style-name="ce8" office:value-type="string" calcext:value-type="string">
            <text:p>Pont Saint Michel / Quai des Grands Augustins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3849" calcext:value-type="float">
            <text:p>73849</text:p>
          </table:table-cell>
          <table:table-cell table:style-name="ce8" office:value-type="string" calcext:value-type="string">
            <text:p>Galande / Saint Julien le Pauvr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722" calcext:value-type="float">
            <text:p>76722</text:p>
          </table:table-cell>
          <table:table-cell table:style-name="ce8" office:value-type="string" calcext:value-type="string">
            <text:p>Monge / Larrey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8605" calcext:value-type="float">
            <text:p>78605</text:p>
          </table:table-cell>
          <table:table-cell table:style-name="ce8" office:value-type="string" calcext:value-type="string">
            <text:p>Jussieu / Cuvier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9793" calcext:value-type="float">
            <text:p>79793</text:p>
          </table:table-cell>
          <table:table-cell table:style-name="ce8" office:value-type="string" calcext:value-type="string">
            <text:p>Saint Victor / Pontois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0737" calcext:value-type="float">
            <text:p>80737</text:p>
          </table:table-cell>
          <table:table-cell table:style-name="ce8" office:value-type="string" calcext:value-type="string">
            <text:p>Place du Panthéon / Place Sainte Genneviève / Clotilde / Clovis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724" calcext:value-type="float">
            <text:p>85724</text:p>
          </table:table-cell>
          <table:table-cell table:style-name="ce8" office:value-type="string" calcext:value-type="string">
            <text:p>Square Paul Painlevé / Ecoles / Sorbo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9248" calcext:value-type="float">
            <text:p>89248</text:p>
          </table:table-cell>
          <table:table-cell table:style-name="ce8" office:value-type="string" calcext:value-type="string">
            <text:p>Cujas / Victor Cous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2343" calcext:value-type="float">
            <text:p>92343</text:p>
          </table:table-cell>
          <table:table-cell table:style-name="ce8" office:value-type="string" calcext:value-type="string">
            <text:p>Quai de laTournelle / Bernardin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3342" calcext:value-type="float">
            <text:p>93342</text:p>
          </table:table-cell>
          <table:table-cell table:style-name="ce8" office:value-type="string" calcext:value-type="string">
            <text:p>8, rue de Santeuil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5510" calcext:value-type="float">
            <text:p>95510</text:p>
          </table:table-cell>
          <table:table-cell table:style-name="ce8" office:value-type="string" calcext:value-type="string">
            <text:p>Pont de l'Archevêché - Amont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233" calcext:value-type="float">
            <text:p>96233</text:p>
          </table:table-cell>
          <table:table-cell table:style-name="ce8" office:value-type="string" calcext:value-type="string">
            <text:p>Pont Saint Michel - Aval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6546" calcext:value-type="float">
            <text:p>96546</text:p>
          </table:table-cell>
          <table:table-cell table:style-name="ce8" office:value-type="string" calcext:value-type="string">
            <text:p>Monge / Censier / Candolle / Saint Médard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521" calcext:value-type="float">
            <text:p>98521</text:p>
          </table:table-cell>
          <table:table-cell table:style-name="ce8" office:value-type="string" calcext:value-type="string">
            <text:p>Geoffroy Saint Hilaire / Dauben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9977" calcext:value-type="float">
            <text:p>99977</text:p>
          </table:table-cell>
          <table:table-cell table:style-name="ce8" office:value-type="string" calcext:value-type="string">
            <text:p>Saint Jacques / Cuja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62140B</text:p>
          </table:table-cell>
          <table:table-cell table:style-name="ce8" office:value-type="string" calcext:value-type="string">
            <text:p>Fossés Saint Bernard / Chantier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string" calcext:value-type="string">
            <text:p>67726B</text:p>
          </table:table-cell>
          <table:table-cell table:style-name="ce8" office:value-type="string" calcext:value-type="string">
            <text:p>Place du Puits de l'Ermite / Quatrefag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034" calcext:value-type="float">
            <text:p>06034</text:p>
          </table:table-cell>
          <table:table-cell table:style-name="ce8" office:value-type="string" calcext:value-type="string">
            <text:p>Auguste Comte / Observatoire</text:p>
          </table:table-cell>
          <table:table-cell table:style-name="ce9" office:value-type="date" office:date-value="2016-09-09" calcext:value-type="date">
            <text:p>09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6036" calcext:value-type="float">
            <text:p>06036</text:p>
          </table:table-cell>
          <table:table-cell table:style-name="ce8" office:value-type="string" calcext:value-type="string">
            <text:p>Danton / Eperon</text:p>
          </table:table-cell>
          <table:table-cell table:style-name="ce9" office:value-type="date" office:date-value="2018-10-05" calcext:value-type="date">
            <text:p>05/10/2018</text:p>
          </table:table-cell>
          <table:table-cell table:number-columns-repeated="1021"/>
        </table:table-row>
        <table:table-row table:style-name="ro6">
          <table:table-cell table:style-name="ce7" office:value-type="float" office:value="6037" calcext:value-type="float">
            <text:p>06037</text:p>
          </table:table-cell>
          <table:table-cell table:style-name="ce8" office:value-type="string" calcext:value-type="string">
            <text:p>Buci / Ancienne Comédie</text:p>
          </table:table-cell>
          <table:table-cell table:style-name="ce9" office:value-type="date" office:date-value="2018-09-20" calcext:value-type="date">
            <text:p>20/09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0124" calcext:value-type="float">
            <text:p>10124</text:p>
          </table:table-cell>
          <table:table-cell table:style-name="ce8" office:value-type="string" calcext:value-type="string">
            <text:p>Rennes / Vaugirard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093" calcext:value-type="float">
            <text:p>11093</text:p>
          </table:table-cell>
          <table:table-cell table:style-name="ce8" office:value-type="string" calcext:value-type="string">
            <text:p>Place Jean-Paul Sartre - Simone de Beauvoir / Place du Québec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106" calcext:value-type="float">
            <text:p>11106</text:p>
          </table:table-cell>
          <table:table-cell table:style-name="ce8" office:value-type="string" calcext:value-type="string">
            <text:p>Bd Saint Michel / Serpent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067" calcext:value-type="float">
            <text:p>13067</text:p>
          </table:table-cell>
          <table:table-cell table:style-name="ce8" office:value-type="string" calcext:value-type="string">
            <text:p>Bd Raspail / Renn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543" calcext:value-type="float">
            <text:p>16543</text:p>
          </table:table-cell>
          <table:table-cell table:style-name="ce8" office:value-type="string" calcext:value-type="string">
            <text:p>Paul Claudel / Rotrou</text:p>
          </table:table-cell>
          <table:table-cell table:style-name="ce9" office:value-type="date" office:date-value="2015-05-08" calcext:value-type="date">
            <text:p>08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23489" calcext:value-type="float">
            <text:p>23489</text:p>
          </table:table-cell>
          <table:table-cell table:style-name="ce8" office:value-type="string" calcext:value-type="string">
            <text:p>Bd Saint Germain / Ecole de Médecine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6704" calcext:value-type="float">
            <text:p>26704</text:p>
          </table:table-cell>
          <table:table-cell table:style-name="ce8" office:value-type="string" calcext:value-type="string">
            <text:p>Rennes / Assas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767" calcext:value-type="float">
            <text:p>27767</text:p>
          </table:table-cell>
          <table:table-cell table:style-name="ce8" office:value-type="string" calcext:value-type="string">
            <text:p>Quai Conti <text:s/>/ Dauphin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7809" calcext:value-type="float">
            <text:p>27809</text:p>
          </table:table-cell>
          <table:table-cell table:style-name="ce8" office:value-type="string" calcext:value-type="string">
            <text:p>Place d'Acadie / Bd Saint Germain / Buci / Fou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482" calcext:value-type="float">
            <text:p>29482</text:p>
          </table:table-cell>
          <table:table-cell table:style-name="ce8" office:value-type="string" calcext:value-type="string">
            <text:p>Assas / Auguste Comte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386" calcext:value-type="float">
            <text:p>30386</text:p>
          </table:table-cell>
          <table:table-cell table:style-name="ce8" office:value-type="string" calcext:value-type="string">
            <text:p>Vaugirard / Bonapart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0579" calcext:value-type="float">
            <text:p>30579</text:p>
          </table:table-cell>
          <table:table-cell table:style-name="ce8" office:value-type="string" calcext:value-type="string">
            <text:p>Place Michel Debré / Dragon / Fou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195" calcext:value-type="float">
            <text:p>31195</text:p>
          </table:table-cell>
          <table:table-cell table:style-name="ce8" office:value-type="string" calcext:value-type="string">
            <text:p>Quai Conti / Pont Neuf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348" calcext:value-type="float">
            <text:p>35348</text:p>
          </table:table-cell>
          <table:table-cell table:style-name="ce8" office:value-type="string" calcext:value-type="string">
            <text:p>Bd Saint Michel / Racine / Ecol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562" calcext:value-type="float">
            <text:p>41562</text:p>
          </table:table-cell>
          <table:table-cell table:style-name="ce8" office:value-type="string" calcext:value-type="string">
            <text:p>Bd Montparnasse / Bd Raspail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190" calcext:value-type="float">
            <text:p>43190</text:p>
          </table:table-cell>
          <table:table-cell table:style-name="ce8" office:value-type="string" calcext:value-type="string">
            <text:p>Bd Raspail / Sèvres / Babylon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920" calcext:value-type="float">
            <text:p>43920</text:p>
          </table:table-cell>
          <table:table-cell table:style-name="ce8" office:value-type="string" calcext:value-type="string">
            <text:p>Saint Sulpice / Garancièr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7429" calcext:value-type="float">
            <text:p>57429</text:p>
          </table:table-cell>
          <table:table-cell table:style-name="ce8" office:value-type="string" calcext:value-type="string">
            <text:p>Place Henri Mondor / Bd Saint Germain / Odé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344" calcext:value-type="float">
            <text:p>61344</text:p>
          </table:table-cell>
          <table:table-cell table:style-name="ce8" office:value-type="string" calcext:value-type="string">
            <text:p>Place de l'Institut / Quai Malaquai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619" calcext:value-type="float">
            <text:p>62619</text:p>
          </table:table-cell>
          <table:table-cell table:style-name="ce8" office:value-type="string" calcext:value-type="string">
            <text:p>Place du Québec / Bd Saint Germain / Renne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215" calcext:value-type="float">
            <text:p>63215</text:p>
          </table:table-cell>
          <table:table-cell table:style-name="ce8" office:value-type="string" calcext:value-type="string">
            <text:p>Place Saint Michel / Saint André des Arts / Dan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4061" calcext:value-type="float">
            <text:p>64061</text:p>
          </table:table-cell>
          <table:table-cell table:style-name="ce8" office:value-type="string" calcext:value-type="string">
            <text:p>Bd Raspail / Vaugirard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4111" calcext:value-type="float">
            <text:p>64111</text:p>
          </table:table-cell>
          <table:table-cell table:style-name="ce8" office:value-type="string" calcext:value-type="string">
            <text:p>Monsieur le Prince / Racin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03" calcext:value-type="float">
            <text:p>69103</text:p>
          </table:table-cell>
          <table:table-cell table:style-name="ce8" office:value-type="string" calcext:value-type="string">
            <text:p>Place du 18 juin 1940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824" calcext:value-type="float">
            <text:p>74824</text:p>
          </table:table-cell>
          <table:table-cell table:style-name="ce8" office:value-type="string" calcext:value-type="string">
            <text:p>Saint Pères / Perronet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910" calcext:value-type="float">
            <text:p>77910</text:p>
          </table:table-cell>
          <table:table-cell table:style-name="ce8" office:value-type="string" calcext:value-type="string">
            <text:p>Saint Sulpice / Tourno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2624" calcext:value-type="float">
            <text:p>82624</text:p>
          </table:table-cell>
          <table:table-cell table:style-name="ce8" office:value-type="string" calcext:value-type="string">
            <text:p>Bd Saint Germain / Bd Saint Michel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313" calcext:value-type="float">
            <text:p>86313</text:p>
          </table:table-cell>
          <table:table-cell table:style-name="ce8" office:value-type="string" calcext:value-type="string">
            <text:p>Quai Malaquais / Bonapart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6611" calcext:value-type="float">
            <text:p>86611</text:p>
          </table:table-cell>
          <table:table-cell table:style-name="ce8" office:value-type="string" calcext:value-type="string">
            <text:p>Vaugirard / Assas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1297" calcext:value-type="float">
            <text:p>91297</text:p>
          </table:table-cell>
          <table:table-cell table:style-name="ce8" office:value-type="string" calcext:value-type="string">
            <text:p>Place Michel Debré / Vieux Colombier / Cherche Midi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838" calcext:value-type="float">
            <text:p>93838</text:p>
          </table:table-cell>
          <table:table-cell table:style-name="ce8" office:value-type="string" calcext:value-type="string">
            <text:p>Rennes / Four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309" calcext:value-type="float">
            <text:p>94309</text:p>
          </table:table-cell>
          <table:table-cell table:style-name="ce8" office:value-type="string" calcext:value-type="string">
            <text:p>61, rue Assas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356" calcext:value-type="float">
            <text:p>96356</text:p>
          </table:table-cell>
          <table:table-cell table:style-name="ce8" office:value-type="string" calcext:value-type="string">
            <text:p>Pont des Arts - Amont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526" calcext:value-type="float">
            <text:p>98526</text:p>
          </table:table-cell>
          <table:table-cell table:style-name="ce8" office:value-type="string" calcext:value-type="string">
            <text:p>Place Saint Sulpice / Bonaparte / Vieux Colombier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01" calcext:value-type="float">
            <text:p>07001</text:p>
          </table:table-cell>
          <table:table-cell table:style-name="ce8" office:value-type="string" calcext:value-type="string">
            <text:p>Place Fontenoy / Ecole Militair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7002" calcext:value-type="float">
            <text:p>07002</text:p>
          </table:table-cell>
          <table:table-cell table:style-name="ce8" office:value-type="string" calcext:value-type="string">
            <text:p>Place Fontenoy / d'Estrée</text:p>
          </table:table-cell>
          <table:table-cell table:style-name="ce9" office:value-type="date" office:date-value="2017-01-03" calcext:value-type="date">
            <text:p>03/01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16" calcext:value-type="float">
            <text:p>07016</text:p>
          </table:table-cell>
          <table:table-cell table:style-name="ce8" office:value-type="string" calcext:value-type="string">
            <text:p>Varenne / Vaneau</text:p>
          </table:table-cell>
          <table:table-cell table:style-name="ce9" office:value-type="date" office:date-value="2017-03-14" calcext:value-type="date">
            <text:p>14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75" calcext:value-type="float">
            <text:p>07075</text:p>
          </table:table-cell>
          <table:table-cell table:style-name="ce8" office:value-type="string" calcext:value-type="string">
            <text:p>Sèvres / Récamier</text:p>
          </table:table-cell>
          <table:table-cell table:style-name="ce9" office:value-type="date" office:date-value="2018-03-15" calcext:value-type="date">
            <text:p>15/03/2018</text:p>
          </table:table-cell>
          <table:table-cell table:number-columns-repeated="1021"/>
        </table:table-row>
        <table:table-row table:style-name="ro6">
          <table:table-cell table:style-name="ce7" office:value-type="float" office:value="7080" calcext:value-type="float">
            <text:p>07080</text:p>
          </table:table-cell>
          <table:table-cell table:style-name="ce8" office:value-type="string" calcext:value-type="string">
            <text:p>Orsay / Robert Esnault Pelterie</text:p>
          </table:table-cell>
          <table:table-cell table:style-name="ce9" office:value-type="date" office:date-value="2016-05-27" calcext:value-type="date">
            <text:p>27/05/2016</text:p>
          </table:table-cell>
          <table:table-cell table:number-columns-repeated="1021"/>
        </table:table-row>
        <table:table-row table:style-name="ro6">
          <table:table-cell table:style-name="ce7" office:value-type="float" office:value="7082" calcext:value-type="float">
            <text:p>07082</text:p>
          </table:table-cell>
          <table:table-cell table:style-name="ce8" office:value-type="string" calcext:value-type="string">
            <text:p>Quai Branly / Bourdonnais</text:p>
          </table:table-cell>
          <table:table-cell table:style-name="ce9" office:value-type="date" office:date-value="2017-10-02" calcext:value-type="date">
            <text:p>02/10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83" calcext:value-type="float">
            <text:p>07083</text:p>
          </table:table-cell>
          <table:table-cell table:style-name="ce8" office:value-type="string" calcext:value-type="string">
            <text:p>Champ de Mars / Ecole militaire</text:p>
          </table:table-cell>
          <table:table-cell table:style-name="ce9" office:value-type="date" office:date-value="2018-08-23" calcext:value-type="date">
            <text:p>23/08/2018</text:p>
          </table:table-cell>
          <table:table-cell table:number-columns-repeated="1021"/>
        </table:table-row>
        <table:table-row table:style-name="ro6">
          <table:table-cell table:style-name="ce7" office:value-type="float" office:value="7084" calcext:value-type="float">
            <text:p>07084</text:p>
          </table:table-cell>
          <table:table-cell table:style-name="ce8" office:value-type="string" calcext:value-type="string">
            <text:p>Université / Franco-Russe</text:p>
          </table:table-cell>
          <table:table-cell table:style-name="ce9" office:value-type="date" office:date-value="2017-09-11" calcext:value-type="date">
            <text:p>11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87" calcext:value-type="float">
            <text:p>07087</text:p>
          </table:table-cell>
          <table:table-cell table:style-name="ce8" office:value-type="string" calcext:value-type="string">
            <text:p>Grenelle / Square La Tour-Maubourg</text:p>
          </table:table-cell>
          <table:table-cell table:style-name="ce9" office:value-type="date" office:date-value="2017-09-07" calcext:value-type="date">
            <text:p>07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89" calcext:value-type="float">
            <text:p>07089</text:p>
          </table:table-cell>
          <table:table-cell table:style-name="ce8" office:value-type="string" calcext:value-type="string">
            <text:p>Charles Risler / Pierre Loti</text:p>
          </table:table-cell>
          <table:table-cell table:style-name="ce9" office:value-type="date" office:date-value="2016-05-27" calcext:value-type="date">
            <text:p>27/05/2016</text:p>
          </table:table-cell>
          <table:table-cell table:number-columns-repeated="1021"/>
        </table:table-row>
        <table:table-row table:style-name="ro6">
          <table:table-cell table:style-name="ce7" office:value-type="float" office:value="7090" calcext:value-type="float">
            <text:p>07090</text:p>
          </table:table-cell>
          <table:table-cell table:style-name="ce8" office:value-type="string" calcext:value-type="string">
            <text:p>Dr Brouardel / Thomy Thierry</text:p>
          </table:table-cell>
          <table:table-cell table:style-name="ce9" office:value-type="date" office:date-value="2016-05-27" calcext:value-type="date">
            <text:p>27/05/2016</text:p>
          </table:table-cell>
          <table:table-cell table:number-columns-repeated="1021"/>
        </table:table-row>
        <table:table-row table:style-name="ro6">
          <table:table-cell table:style-name="ce7" office:value-type="float" office:value="7091" calcext:value-type="float">
            <text:p>07091</text:p>
          </table:table-cell>
          <table:table-cell table:style-name="ce8" office:value-type="string" calcext:value-type="string">
            <text:p>Champfleury / Charles Floquet</text:p>
          </table:table-cell>
          <table:table-cell table:style-name="ce9" office:value-type="date" office:date-value="2017-11-06" calcext:value-type="date">
            <text:p>06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7092" calcext:value-type="float">
            <text:p>07092</text:p>
          </table:table-cell>
          <table:table-cell table:style-name="ce8" office:value-type="string" calcext:value-type="string">
            <text:p>Grenelle / Sts Pères</text:p>
          </table:table-cell>
          <table:table-cell table:style-name="ce9" office:value-type="date" office:date-value="2018-09-19" calcext:value-type="date">
            <text:p>19/09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583" calcext:value-type="float">
            <text:p>10583</text:p>
          </table:table-cell>
          <table:table-cell table:style-name="ce8" office:value-type="string" calcext:value-type="string">
            <text:p>Tour Eiffel - Pilier Es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264" calcext:value-type="float">
            <text:p>11264</text:p>
          </table:table-cell>
          <table:table-cell table:style-name="ce8" office:value-type="string" calcext:value-type="string">
            <text:p>Ségur / Suffren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361" calcext:value-type="float">
            <text:p>11361</text:p>
          </table:table-cell>
          <table:table-cell table:style-name="ce8" office:value-type="string" calcext:value-type="string">
            <text:p>Place Saint Thomas d'Aquin / rue Saint Thomas d'Aquin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509" calcext:value-type="float">
            <text:p>12509</text:p>
          </table:table-cell>
          <table:table-cell table:style-name="ce8" office:value-type="string" calcext:value-type="string">
            <text:p>Place René Char / Bd Saint Germain / Bd Raspail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455" calcext:value-type="float">
            <text:p>13455</text:p>
          </table:table-cell>
          <table:table-cell table:style-name="ce8" office:value-type="string" calcext:value-type="string">
            <text:p>Place Joffre / Ecole Militaire / Champs de Mars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157" calcext:value-type="float">
            <text:p>14157</text:p>
          </table:table-cell>
          <table:table-cell table:style-name="ce8" office:value-type="string" calcext:value-type="string">
            <text:p>Saint Dominique / Cler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03" calcext:value-type="float">
            <text:p>17103</text:p>
          </table:table-cell>
          <table:table-cell table:style-name="ce8" office:value-type="string" calcext:value-type="string">
            <text:p>Quai Branly / Suffre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567" calcext:value-type="float">
            <text:p>17567</text:p>
          </table:table-cell>
          <table:table-cell table:style-name="ce8" office:value-type="string" calcext:value-type="string">
            <text:p>Saxe / Breteuil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769" calcext:value-type="float">
            <text:p>18769</text:p>
          </table:table-cell>
          <table:table-cell table:style-name="ce8" office:value-type="string" calcext:value-type="string">
            <text:p>Place André Tardieu / Bd Invalides / Villars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9" calcext:value-type="float">
            <text:p>19899</text:p>
          </table:table-cell>
          <table:table-cell table:style-name="ce8" office:value-type="string" calcext:value-type="string">
            <text:p>Tour Eiffel - Pilier Oues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0276" calcext:value-type="float">
            <text:p>20276</text:p>
          </table:table-cell>
          <table:table-cell table:style-name="ce8" office:value-type="string" calcext:value-type="string">
            <text:p>Bd Invalides / Duroc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909" calcext:value-type="float">
            <text:p>21909</text:p>
          </table:table-cell>
          <table:table-cell table:style-name="ce8" office:value-type="string" calcext:value-type="string">
            <text:p>Bd La Tour-Maubourg / Université</text:p>
          </table:table-cell>
          <table:table-cell table:style-name="ce9" office:value-type="date" office:date-value="2013-06-14" calcext:value-type="date">
            <text:p>14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2580" calcext:value-type="float">
            <text:p>22580</text:p>
          </table:table-cell>
          <table:table-cell table:style-name="ce8" office:value-type="string" calcext:value-type="string">
            <text:p>Babylone - Barbet de Jouy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3371" calcext:value-type="float">
            <text:p>23371</text:p>
          </table:table-cell>
          <table:table-cell table:style-name="ce8" office:value-type="string" calcext:value-type="string">
            <text:p>Port Solférino, niveau Musée Légion d'Honneur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8398" calcext:value-type="float">
            <text:p>28398</text:p>
          </table:table-cell>
          <table:table-cell table:style-name="ce8" office:value-type="string" calcext:value-type="string">
            <text:p>Bd La Tour-Maubourg / Tourvill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9075" calcext:value-type="float">
            <text:p>29075</text:p>
          </table:table-cell>
          <table:table-cell table:style-name="ce8" office:value-type="string" calcext:value-type="string">
            <text:p>Port Invalides, aval pont Alexandre III</text:p>
          </table:table-cell>
          <table:table-cell table:style-name="ce9" office:value-type="date" office:date-value="2013-12-13" calcext:value-type="date">
            <text:p>13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504" calcext:value-type="float">
            <text:p>29504</text:p>
          </table:table-cell>
          <table:table-cell table:style-name="ce8" office:value-type="string" calcext:value-type="string">
            <text:p>Bd Saint Germain / Bellechass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0736" calcext:value-type="float">
            <text:p>30736</text:p>
          </table:table-cell>
          <table:table-cell table:style-name="ce8" office:value-type="string" calcext:value-type="string">
            <text:p>Bac / Sèvres / Saint Placid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779" calcext:value-type="float">
            <text:p>31779</text:p>
          </table:table-cell>
          <table:table-cell table:style-name="ce8" office:value-type="string" calcext:value-type="string">
            <text:p>Grenelle / Bellechass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167" calcext:value-type="float">
            <text:p>33167</text:p>
          </table:table-cell>
          <table:table-cell table:style-name="ce8" office:value-type="string" calcext:value-type="string">
            <text:p>Saints Pères / Lill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3282" calcext:value-type="float">
            <text:p>33282</text:p>
          </table:table-cell>
          <table:table-cell table:style-name="ce8" office:value-type="string" calcext:value-type="string">
            <text:p>Maréchal Galliéni / Université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479" calcext:value-type="float">
            <text:p>34479</text:p>
          </table:table-cell>
          <table:table-cell table:style-name="ce8" office:value-type="string" calcext:value-type="string">
            <text:p>Charles Floquet / Général Détrié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804" calcext:value-type="float">
            <text:p>36804</text:p>
          </table:table-cell>
          <table:table-cell table:style-name="ce8" office:value-type="string" calcext:value-type="string">
            <text:p>Place Jacques Rueff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7705" calcext:value-type="float">
            <text:p>37705</text:p>
          </table:table-cell>
          <table:table-cell table:style-name="ce8" office:value-type="string" calcext:value-type="string">
            <text:p>23, rue de Babylon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775" calcext:value-type="float">
            <text:p>38775</text:p>
          </table:table-cell>
          <table:table-cell table:style-name="ce8" office:value-type="string" calcext:value-type="string">
            <text:p>Place de la Résistance / Pont Alma / Quai Branly / Quai d'Orsa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933" calcext:value-type="float">
            <text:p>38933</text:p>
          </table:table-cell>
          <table:table-cell table:style-name="ce8" office:value-type="string" calcext:value-type="string">
            <text:p>Lille / Bellechass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480" calcext:value-type="float">
            <text:p>39480</text:p>
          </table:table-cell>
          <table:table-cell table:style-name="ce8" office:value-type="string" calcext:value-type="string">
            <text:p>Bd Raspail / Varenn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9764" calcext:value-type="float">
            <text:p>39764</text:p>
          </table:table-cell>
          <table:table-cell table:style-name="ce8" office:value-type="string" calcext:value-type="string">
            <text:p>Bd La Tour-Maubourg / Motte Pique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930" calcext:value-type="float">
            <text:p>39930</text:p>
          </table:table-cell>
          <table:table-cell table:style-name="ce8" office:value-type="string" calcext:value-type="string">
            <text:p>Saints Pères / Jacob / Université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992" calcext:value-type="float">
            <text:p>39992</text:p>
          </table:table-cell>
          <table:table-cell table:style-name="ce8" office:value-type="string" calcext:value-type="string">
            <text:p>Quai Branly / Pont d'Iéna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990" calcext:value-type="float">
            <text:p>46990</text:p>
          </table:table-cell>
          <table:table-cell table:style-name="ce8" office:value-type="string" calcext:value-type="string">
            <text:p>Quai d'Orsay / Pont Alexandre III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9553" calcext:value-type="float">
            <text:p>49553</text:p>
          </table:table-cell>
          <table:table-cell table:style-name="ce8" office:value-type="string" calcext:value-type="string">
            <text:p>Tour Eiffel - Pilier Nor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1211" calcext:value-type="float">
            <text:p>51211</text:p>
          </table:table-cell>
          <table:table-cell table:style-name="ce8" office:value-type="string" calcext:value-type="string">
            <text:p>Bd Raspail / Varenn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217" calcext:value-type="float">
            <text:p>52217</text:p>
          </table:table-cell>
          <table:table-cell table:style-name="ce8" office:value-type="string" calcext:value-type="string">
            <text:p>Suffren / Joseph Bouvard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2733" calcext:value-type="float">
            <text:p>52733</text:p>
          </table:table-cell>
          <table:table-cell table:style-name="ce8" office:value-type="string" calcext:value-type="string">
            <text:p>Assemblée Nationale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718" calcext:value-type="float">
            <text:p>53718</text:p>
          </table:table-cell>
          <table:table-cell table:style-name="ce8" office:value-type="string" calcext:value-type="string">
            <text:p>Place général Gouraud / Bourdonnais / Rapp / Saint Dominiqu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776" calcext:value-type="float">
            <text:p>54776</text:p>
          </table:table-cell>
          <table:table-cell table:style-name="ce8" office:value-type="string" calcext:value-type="string">
            <text:p>Port Gros Caillou, aval pont Invalides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5428" calcext:value-type="float">
            <text:p>55428</text:p>
          </table:table-cell>
          <table:table-cell table:style-name="ce8" office:value-type="string" calcext:value-type="string">
            <text:p>Place Vauban / Ségur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440" calcext:value-type="float">
            <text:p>55440</text:p>
          </table:table-cell>
          <table:table-cell table:style-name="ce8" office:value-type="string" calcext:value-type="string">
            <text:p>Las Case / Casimir Perrier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074" calcext:value-type="float">
            <text:p>56074</text:p>
          </table:table-cell>
          <table:table-cell table:style-name="ce8" office:value-type="string" calcext:value-type="string">
            <text:p>Place Jacques Rueff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154" calcext:value-type="float">
            <text:p>56154</text:p>
          </table:table-cell>
          <table:table-cell table:style-name="ce8" office:value-type="string" calcext:value-type="string">
            <text:p>Place Vauban / Villars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538" calcext:value-type="float">
            <text:p>56538</text:p>
          </table:table-cell>
          <table:table-cell table:style-name="ce8" office:value-type="string" calcext:value-type="string">
            <text:p>Grenelle / Comèt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623" calcext:value-type="float">
            <text:p>56623</text:p>
          </table:table-cell>
          <table:table-cell table:style-name="ce8" office:value-type="string" calcext:value-type="string">
            <text:p>Bd Invalides / Grenelle / Talleyrand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390" calcext:value-type="float">
            <text:p>58390</text:p>
          </table:table-cell>
          <table:table-cell table:style-name="ce8" office:value-type="string" calcext:value-type="string">
            <text:p>Motte Picquet / Cler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617" calcext:value-type="float">
            <text:p>58617</text:p>
          </table:table-cell>
          <table:table-cell table:style-name="ce8" office:value-type="string" calcext:value-type="string">
            <text:p>Bd Invalides / Grenelle / Talleyrand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027" calcext:value-type="float">
            <text:p>59027</text:p>
          </table:table-cell>
          <table:table-cell table:style-name="ce8" office:value-type="string" calcext:value-type="string">
            <text:p>Bosquet / Champ de Mar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293" calcext:value-type="float">
            <text:p>59293</text:p>
          </table:table-cell>
          <table:table-cell table:style-name="ce8" office:value-type="string" calcext:value-type="string">
            <text:p>Emile Deschanel / Belgrad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9729" calcext:value-type="float">
            <text:p>59729</text:p>
          </table:table-cell>
          <table:table-cell table:style-name="ce8" office:value-type="string" calcext:value-type="string">
            <text:p>Bac / Varenn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073" calcext:value-type="float">
            <text:p>60073</text:p>
          </table:table-cell>
          <table:table-cell table:style-name="ce8" office:value-type="string" calcext:value-type="string">
            <text:p>Port Invalides, aval Concorde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0800" calcext:value-type="float">
            <text:p>60800</text:p>
          </table:table-cell>
          <table:table-cell table:style-name="ce8" office:value-type="string" calcext:value-type="string">
            <text:p>Bd Invalides / Varenne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705" calcext:value-type="float">
            <text:p>61705</text:p>
          </table:table-cell>
          <table:table-cell table:style-name="ce8" office:value-type="string" calcext:value-type="string">
            <text:p>Place de l'Ecole Militaire / Motte Piquet / Duquesn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3877" calcext:value-type="float">
            <text:p>63877</text:p>
          </table:table-cell>
          <table:table-cell table:style-name="ce8" office:value-type="string" calcext:value-type="string">
            <text:p>Port Bourdonnais, aval pont Alma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5614" calcext:value-type="float">
            <text:p>65614</text:p>
          </table:table-cell>
          <table:table-cell table:style-name="ce8" office:value-type="string" calcext:value-type="string">
            <text:p>Duquesne / Eblé / Masseran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857" calcext:value-type="float">
            <text:p>65857</text:p>
          </table:table-cell>
          <table:table-cell table:style-name="ce8" office:value-type="string" calcext:value-type="string">
            <text:p>Bosquet / Grenell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6070" calcext:value-type="float">
            <text:p>66070</text:p>
          </table:table-cell>
          <table:table-cell table:style-name="ce8" office:value-type="string" calcext:value-type="string">
            <text:p>Port Solférino, niveau Musée d'Orsay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9064" calcext:value-type="float">
            <text:p>69064</text:p>
          </table:table-cell>
          <table:table-cell table:style-name="ce8" office:value-type="string" calcext:value-type="string">
            <text:p>Bd Invalides / Tourville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16" calcext:value-type="float">
            <text:p>69116</text:p>
          </table:table-cell>
          <table:table-cell table:style-name="ce8" office:value-type="string" calcext:value-type="string">
            <text:p>Place René Char / Bd Saint Germain / Bd Raspail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21" calcext:value-type="float">
            <text:p>69121</text:p>
          </table:table-cell>
          <table:table-cell table:style-name="ce8" office:value-type="string" calcext:value-type="string">
            <text:p>Université / Constantine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173" calcext:value-type="float">
            <text:p>69173</text:p>
          </table:table-cell>
          <table:table-cell table:style-name="ce8" office:value-type="string" calcext:value-type="string">
            <text:p>Place Pierre Laroque / Duquesne / Ségur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064" calcext:value-type="float">
            <text:p>71064</text:p>
          </table:table-cell>
          <table:table-cell table:style-name="ce8" office:value-type="string" calcext:value-type="string">
            <text:p>Quai Anatole France / Pont Royal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58" calcext:value-type="float">
            <text:p>71658</text:p>
          </table:table-cell>
          <table:table-cell table:style-name="ce8" office:value-type="string" calcext:value-type="string">
            <text:p>Place Joffre / Champ de Mar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958" calcext:value-type="float">
            <text:p>72958</text:p>
          </table:table-cell>
          <table:table-cell table:style-name="ce8" office:value-type="string" calcext:value-type="string">
            <text:p>Quai Anatole France / Pont de la Concord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5099" calcext:value-type="float">
            <text:p>75099</text:p>
          </table:table-cell>
          <table:table-cell table:style-name="ce8" office:value-type="string" calcext:value-type="string">
            <text:p>Saxe / Breteui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710" calcext:value-type="float">
            <text:p>75710</text:p>
          </table:table-cell>
          <table:table-cell table:style-name="ce8" office:value-type="string" calcext:value-type="string">
            <text:p>Bd Saint Germain / Solférino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6202" calcext:value-type="float">
            <text:p>76202</text:p>
          </table:table-cell>
          <table:table-cell table:style-name="ce8" office:value-type="string" calcext:value-type="string">
            <text:p>Quai Branly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782" calcext:value-type="float">
            <text:p>77782</text:p>
          </table:table-cell>
          <table:table-cell table:style-name="ce8" office:value-type="string" calcext:value-type="string">
            <text:p>Quai Branly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8263" calcext:value-type="float">
            <text:p>78263</text:p>
          </table:table-cell>
          <table:table-cell table:style-name="ce8" office:value-type="string" calcext:value-type="string">
            <text:p>Quai Anatole France / Légion d'Honneur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472" calcext:value-type="float">
            <text:p>78472</text:p>
          </table:table-cell>
          <table:table-cell table:style-name="ce8" office:value-type="string" calcext:value-type="string">
            <text:p>Port Solférino, niveau 23 quai Anatole France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78678" calcext:value-type="float">
            <text:p>78678</text:p>
          </table:table-cell>
          <table:table-cell table:style-name="ce8" office:value-type="string" calcext:value-type="string">
            <text:p>Octave Gréard / Refuzniks / Gustave Eiffel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336" calcext:value-type="float">
            <text:p>79336</text:p>
          </table:table-cell>
          <table:table-cell table:style-name="ce8" office:value-type="string" calcext:value-type="string">
            <text:p>Bd Saint Germain / Université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3731" calcext:value-type="float">
            <text:p>83731</text:p>
          </table:table-cell>
          <table:table-cell table:style-name="ce8" office:value-type="string" calcext:value-type="string">
            <text:p>Place du Palais Bourb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784" calcext:value-type="float">
            <text:p>83784</text:p>
          </table:table-cell>
          <table:table-cell table:style-name="ce8" office:value-type="string" calcext:value-type="string">
            <text:p>Quai Branly / Passerelle Débilly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190" calcext:value-type="float">
            <text:p>84190</text:p>
          </table:table-cell>
          <table:table-cell table:style-name="ce8" office:value-type="string" calcext:value-type="string">
            <text:p>Sèvres / Vanneau</text:p>
          </table:table-cell>
          <table:table-cell table:style-name="ce9" office:value-type="date" office:date-value="2013-07-26" calcext:value-type="date">
            <text:p>26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5482" calcext:value-type="float">
            <text:p>85482</text:p>
          </table:table-cell>
          <table:table-cell table:style-name="ce8" office:value-type="string" calcext:value-type="string">
            <text:p>Ségur / Suffren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183" calcext:value-type="float">
            <text:p>86183</text:p>
          </table:table-cell>
          <table:table-cell table:style-name="ce8" office:value-type="string" calcext:value-type="string">
            <text:p>Saint Dominique / Améli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298" calcext:value-type="float">
            <text:p>86298</text:p>
          </table:table-cell>
          <table:table-cell table:style-name="ce8" office:value-type="string" calcext:value-type="string">
            <text:p>Tour Eiffel - Pilier Sud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6874" calcext:value-type="float">
            <text:p>86874</text:p>
          </table:table-cell>
          <table:table-cell table:style-name="ce8" office:value-type="string" calcext:value-type="string">
            <text:p>Port Invalides, amont pont Alexandre III</text:p>
          </table:table-cell>
          <table:table-cell table:style-name="ce9" office:value-type="date" office:date-value="2013-12-13" calcext:value-type="date">
            <text:p>13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7406" calcext:value-type="float">
            <text:p>87406</text:p>
          </table:table-cell>
          <table:table-cell table:style-name="ce8" office:value-type="string" calcext:value-type="string">
            <text:p>Quai Voltaire / Pont du Carrousel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776" calcext:value-type="float">
            <text:p>89776</text:p>
          </table:table-cell>
          <table:table-cell table:style-name="ce8" office:value-type="string" calcext:value-type="string">
            <text:p>Port du Gros Caillou / Voie expresse sortie Alma</text:p>
          </table:table-cell>
          <table:table-cell table:style-name="ce9" office:value-type="date" office:date-value="2013-03-22" calcext:value-type="date">
            <text:p>22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0890" calcext:value-type="float">
            <text:p>90890</text:p>
          </table:table-cell>
          <table:table-cell table:style-name="ce8" office:value-type="string" calcext:value-type="string">
            <text:p>Pont des Invalides - Amont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957" calcext:value-type="float">
            <text:p>93957</text:p>
          </table:table-cell>
          <table:table-cell table:style-name="ce8" office:value-type="string" calcext:value-type="string">
            <text:p>Place Vauban / Breteui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815" calcext:value-type="float">
            <text:p>96815</text:p>
          </table:table-cell>
          <table:table-cell table:style-name="ce8" office:value-type="string" calcext:value-type="string">
            <text:p>Place Pierre Laroque / Duquesne / Ségur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187" calcext:value-type="float">
            <text:p>97187</text:p>
          </table:table-cell>
          <table:table-cell table:style-name="ce8" office:value-type="string" calcext:value-type="string">
            <text:p>Pont Royal - Amont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83731B</text:p>
          </table:table-cell>
          <table:table-cell table:style-name="ce8" office:value-type="string" calcext:value-type="string">
            <text:p>Place du Palais Bourbon / Université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86298B</text:p>
          </table:table-cell>
          <table:table-cell table:style-name="ce8" office:value-type="string" calcext:value-type="string">
            <text:p>Tour Eiffel - Pilier Sud - PJ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002" calcext:value-type="float">
            <text:p>08002</text:p>
          </table:table-cell>
          <table:table-cell table:style-name="ce8" office:value-type="string" calcext:value-type="string">
            <text:p>Montaigne contre-allée sud</text:p>
          </table:table-cell>
          <table:table-cell table:style-name="ce9" office:value-type="date" office:date-value="2017-11-22" calcext:value-type="date">
            <text:p>22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03" calcext:value-type="float">
            <text:p>08003</text:p>
          </table:table-cell>
          <table:table-cell table:style-name="ce8" office:value-type="string" calcext:value-type="string">
            <text:p>Montaigne contre-allée nord</text:p>
          </table:table-cell>
          <table:table-cell table:style-name="ce9" office:value-type="date" office:date-value="2018-01-18" calcext:value-type="date">
            <text:p>18/01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007" calcext:value-type="float">
            <text:p>08007</text:p>
          </table:table-cell>
          <table:table-cell table:style-name="ce8" office:value-type="string" calcext:value-type="string">
            <text:p>29, Faubourg Saint Honoré</text:p>
          </table:table-cell>
          <table:table-cell table:style-name="ce9" office:value-type="date" office:date-value="2017-04-21" calcext:value-type="date">
            <text:p>21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09" calcext:value-type="float">
            <text:p>08009</text:p>
          </table:table-cell>
          <table:table-cell table:style-name="ce8" office:value-type="string" calcext:value-type="string">
            <text:p>Champs-Elysées / Marigny</text:p>
          </table:table-cell>
          <table:table-cell table:style-name="ce9" office:value-type="date" office:date-value="2018-10-31" calcext:value-type="date">
            <text:p>31/10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021" calcext:value-type="float">
            <text:p>08021</text:p>
          </table:table-cell>
          <table:table-cell table:style-name="ce8" office:value-type="string" calcext:value-type="string">
            <text:p>George V / La Tremoille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28" calcext:value-type="float">
            <text:p>08028</text:p>
          </table:table-cell>
          <table:table-cell table:style-name="ce8" office:value-type="string" calcext:value-type="string">
            <text:p>Place Rio de Janeiro</text:p>
          </table:table-cell>
          <table:table-cell table:style-name="ce9" office:value-type="date" office:date-value="2017-02-20" calcext:value-type="date">
            <text:p>20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71" calcext:value-type="float">
            <text:p>08071</text:p>
          </table:table-cell>
          <table:table-cell table:style-name="ce8" office:value-type="string" calcext:value-type="string">
            <text:p>Gabriel / Matignon / Ponthieu</text:p>
          </table:table-cell>
          <table:table-cell table:style-name="ce9" office:value-type="date" office:date-value="2017-12-26" calcext:value-type="date">
            <text:p>2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096" calcext:value-type="float">
            <text:p>08096</text:p>
          </table:table-cell>
          <table:table-cell table:style-name="ce8" office:value-type="string" calcext:value-type="string">
            <text:p>Concorde / Gabriel - PJ</text:p>
          </table:table-cell>
          <table:table-cell table:style-name="ce9" office:value-type="date" office:date-value="2018-07-13" calcext:value-type="date">
            <text:p>13/07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102" calcext:value-type="float">
            <text:p>08102</text:p>
          </table:table-cell>
          <table:table-cell table:style-name="ce8" office:value-type="string" calcext:value-type="string">
            <text:p>Rocher / Laborde / Joseph Sansboeuf</text:p>
          </table:table-cell>
          <table:table-cell table:style-name="ce9" office:value-type="date" office:date-value="2018-09-06" calcext:value-type="date">
            <text:p>06/09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105" calcext:value-type="float">
            <text:p>08105</text:p>
          </table:table-cell>
          <table:table-cell table:style-name="ce8" office:value-type="string" calcext:value-type="string">
            <text:p>Miromesnil / Boëtie</text:p>
          </table:table-cell>
          <table:table-cell table:style-name="ce9" office:value-type="date" office:date-value="2017-03-03" calcext:value-type="date">
            <text:p>0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06" calcext:value-type="float">
            <text:p>08106</text:p>
          </table:table-cell>
          <table:table-cell table:style-name="ce8" office:value-type="string" calcext:value-type="string">
            <text:p>Fbg St Honoré / Colisée / Mermoz</text:p>
          </table:table-cell>
          <table:table-cell table:style-name="ce9" office:value-type="date" office:date-value="2018-02-21" calcext:value-type="date">
            <text:p>21/02/2018</text:p>
          </table:table-cell>
          <table:table-cell table:number-columns-repeated="1021"/>
        </table:table-row>
        <table:table-row table:style-name="ro6">
          <table:table-cell table:style-name="ce7" office:value-type="float" office:value="8107" calcext:value-type="float">
            <text:p>08107</text:p>
          </table:table-cell>
          <table:table-cell table:style-name="ce8" office:value-type="string" calcext:value-type="string">
            <text:p>Matignon / Fbg St Honoré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114" calcext:value-type="float">
            <text:p>08114</text:p>
          </table:table-cell>
          <table:table-cell table:style-name="ce8" office:value-type="string" calcext:value-type="string">
            <text:p>George V / François 1er</text:p>
          </table:table-cell>
          <table:table-cell table:style-name="ce9" office:value-type="date" office:date-value="2017-11-09" calcext:value-type="date">
            <text:p>09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15" calcext:value-type="float">
            <text:p>08115</text:p>
          </table:table-cell>
          <table:table-cell table:style-name="ce8" office:value-type="string" calcext:value-type="string">
            <text:p>George V / Pierre 1er de Serbie</text:p>
          </table:table-cell>
          <table:table-cell table:style-name="ce9" office:value-type="date" office:date-value="2017-01-20" calcext:value-type="date">
            <text:p>20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18" calcext:value-type="float">
            <text:p>08118</text:p>
          </table:table-cell>
          <table:table-cell table:style-name="ce8" office:value-type="string" calcext:value-type="string">
            <text:p>Marbeuf / George V</text:p>
          </table:table-cell>
          <table:table-cell table:style-name="ce9" office:value-type="date" office:date-value="2016-10-07" calcext:value-type="date">
            <text:p>07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8119" calcext:value-type="float">
            <text:p>08119</text:p>
          </table:table-cell>
          <table:table-cell table:style-name="ce8" office:value-type="string" calcext:value-type="string">
            <text:p>François 1er / Marbeuf</text:p>
          </table:table-cell>
          <table:table-cell table:style-name="ce9" office:value-type="date" office:date-value="2018-11-13" calcext:value-type="date">
            <text:p>13/11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122" calcext:value-type="float">
            <text:p>08122</text:p>
          </table:table-cell>
          <table:table-cell table:style-name="ce8" office:value-type="string" calcext:value-type="string">
            <text:p>Montaigne / Boccador</text:p>
          </table:table-cell>
          <table:table-cell table:style-name="ce9" office:value-type="date" office:date-value="2017-02-20" calcext:value-type="date">
            <text:p>20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23" calcext:value-type="float">
            <text:p>08123</text:p>
          </table:table-cell>
          <table:table-cell table:style-name="ce8" office:value-type="string" calcext:value-type="string">
            <text:p>François 1er / Jean Goujon</text:p>
          </table:table-cell>
          <table:table-cell table:style-name="ce9" office:value-type="date" office:date-value="2017-02-20" calcext:value-type="date">
            <text:p>20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27" calcext:value-type="float">
            <text:p>08127</text:p>
          </table:table-cell>
          <table:table-cell table:style-name="ce8" office:value-type="string" calcext:value-type="string">
            <text:p>ZAC Beaujon – Fbg St Honoré / Laure Diebold</text:p>
          </table:table-cell>
          <table:table-cell table:style-name="ce9" office:value-type="date" office:date-value="2017-12-19" calcext:value-type="date">
            <text:p>19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28" calcext:value-type="float">
            <text:p>08128</text:p>
          </table:table-cell>
          <table:table-cell table:style-name="ce8" office:value-type="string" calcext:value-type="string">
            <text:p>Rocher / Monceau</text:p>
          </table:table-cell>
          <table:table-cell table:style-name="ce9" office:value-type="date" office:date-value="2016-10-06" calcext:value-type="date">
            <text:p>06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8129" calcext:value-type="float">
            <text:p>08129</text:p>
          </table:table-cell>
          <table:table-cell table:style-name="ce8" office:value-type="string" calcext:value-type="string">
            <text:p>Montaigne / François 1er nord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0" calcext:value-type="float">
            <text:p>08130</text:p>
          </table:table-cell>
          <table:table-cell table:style-name="ce8" office:value-type="string" calcext:value-type="string">
            <text:p>Montaigne / François 1er sud</text:p>
          </table:table-cell>
          <table:table-cell table:style-name="ce9" office:value-type="date" office:date-value="2017-02-16" calcext:value-type="date">
            <text:p>16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1" calcext:value-type="float">
            <text:p>08131</text:p>
          </table:table-cell>
          <table:table-cell table:style-name="ce8" office:value-type="string" calcext:value-type="string">
            <text:p>49 Av Montaign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8133" calcext:value-type="float">
            <text:p>08133</text:p>
          </table:table-cell>
          <table:table-cell table:style-name="ce8" office:value-type="string" calcext:value-type="string">
            <text:p>Montaigne / Bayard</text:p>
          </table:table-cell>
          <table:table-cell table:style-name="ce9" office:value-type="date" office:date-value="2018-10-01" calcext:value-type="date">
            <text:p>01/10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134" calcext:value-type="float">
            <text:p>08134</text:p>
          </table:table-cell>
          <table:table-cell table:style-name="ce8" office:value-type="string" calcext:value-type="string">
            <text:p>Montaigne / Clément Marot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5" calcext:value-type="float">
            <text:p>08135</text:p>
          </table:table-cell>
          <table:table-cell table:style-name="ce8" office:value-type="string" calcext:value-type="string">
            <text:p>22 Av Montaigne</text:p>
          </table:table-cell>
          <table:table-cell table:style-name="ce9" office:value-type="date" office:date-value="2017-12-06" calcext:value-type="date">
            <text:p>0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7" calcext:value-type="float">
            <text:p>08137</text:p>
          </table:table-cell>
          <table:table-cell table:style-name="ce8" office:value-type="string" calcext:value-type="string">
            <text:p>5 Av Montaigne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8138" calcext:value-type="float">
            <text:p>08138</text:p>
          </table:table-cell>
          <table:table-cell table:style-name="ce8" office:value-type="string" calcext:value-type="string">
            <text:p>Montaigne / Reine Astrid</text:p>
          </table:table-cell>
          <table:table-cell table:style-name="ce9" office:value-type="date" office:date-value="2017-11-20" calcext:value-type="date">
            <text:p>20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4075" calcext:value-type="float">
            <text:p>14075</text:p>
          </table:table-cell>
          <table:table-cell table:style-name="ce8" office:value-type="string" calcext:value-type="string">
            <text:p>35, avenue de Wagram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362" calcext:value-type="float">
            <text:p>14362</text:p>
          </table:table-cell>
          <table:table-cell table:style-name="ce8" office:value-type="string" calcext:value-type="string">
            <text:p>Place de la Concorde / Obélisque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374" calcext:value-type="float">
            <text:p>14374</text:p>
          </table:table-cell>
          <table:table-cell table:style-name="ce8" office:value-type="string" calcext:value-type="string">
            <text:p>Cours la Reine / Winston Churchill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526" calcext:value-type="float">
            <text:p>16526</text:p>
          </table:table-cell>
          <table:table-cell table:style-name="ce8" office:value-type="string" calcext:value-type="string">
            <text:p>Cours de la Reine / Franklin Roosevelt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514" calcext:value-type="float">
            <text:p>18514</text:p>
          </table:table-cell>
          <table:table-cell table:style-name="ce8" office:value-type="string" calcext:value-type="string">
            <text:p>Bd Batignolles / Rom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8" calcext:value-type="float">
            <text:p>19898</text:p>
          </table:table-cell>
          <table:table-cell table:style-name="ce8" office:value-type="string" calcext:value-type="string">
            <text:p>Place de Dublin / Saint Pétersbourg / Mosco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0103" calcext:value-type="float">
            <text:p>20103</text:p>
          </table:table-cell>
          <table:table-cell table:style-name="ce8" office:value-type="string" calcext:value-type="string">
            <text:p>Place des Ternes / Wagram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308" calcext:value-type="float">
            <text:p>20308</text:p>
          </table:table-cell>
          <table:table-cell table:style-name="ce8" office:value-type="string" calcext:value-type="string">
            <text:p>Berri / Ponthieu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956" calcext:value-type="float">
            <text:p>20956</text:p>
          </table:table-cell>
          <table:table-cell table:style-name="ce8" office:value-type="string" calcext:value-type="string">
            <text:p>Bd Haussmann / Messine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1989" calcext:value-type="float">
            <text:p>21989</text:p>
          </table:table-cell>
          <table:table-cell table:style-name="ce8" office:value-type="string" calcext:value-type="string">
            <text:p>Général Foy / Napl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2916" calcext:value-type="float">
            <text:p>22916</text:p>
          </table:table-cell>
          <table:table-cell table:style-name="ce8" office:value-type="string" calcext:value-type="string">
            <text:p>5, rue Van Dyck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821" calcext:value-type="float">
            <text:p>26821</text:p>
          </table:table-cell>
          <table:table-cell table:style-name="ce8" office:value-type="string" calcext:value-type="string">
            <text:p>Arc de Triomphe / Friedland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113" calcext:value-type="float">
            <text:p>27113</text:p>
          </table:table-cell>
          <table:table-cell table:style-name="ce8" office:value-type="string" calcext:value-type="string">
            <text:p>Friedland / Balzac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281" calcext:value-type="float">
            <text:p>31281</text:p>
          </table:table-cell>
          <table:table-cell table:style-name="ce8" office:value-type="string" calcext:value-type="string">
            <text:p>Rond-point des Champs-Elysées / Matigno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1609" calcext:value-type="float">
            <text:p>31609</text:p>
          </table:table-cell>
          <table:table-cell table:style-name="ce8" office:value-type="string" calcext:value-type="string">
            <text:p>Bd Malesherbes / Miromesni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3371" calcext:value-type="float">
            <text:p>33371</text:p>
          </table:table-cell>
          <table:table-cell table:style-name="ce8" office:value-type="string" calcext:value-type="string">
            <text:p>Place de l'Alma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3613" calcext:value-type="float">
            <text:p>33613</text:p>
          </table:table-cell>
          <table:table-cell table:style-name="ce8" office:value-type="string" calcext:value-type="string">
            <text:p>Champs-Elysées / Galilé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958" calcext:value-type="float">
            <text:p>37958</text:p>
          </table:table-cell>
          <table:table-cell table:style-name="ce8" office:value-type="string" calcext:value-type="string">
            <text:p>Royale / Saint Honoré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142" calcext:value-type="float">
            <text:p>38142</text:p>
          </table:table-cell>
          <table:table-cell table:style-name="ce8" office:value-type="string" calcext:value-type="string">
            <text:p>Arc de Triomphe / Champs Elysées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003" calcext:value-type="float">
            <text:p>39003</text:p>
          </table:table-cell>
          <table:table-cell table:style-name="ce8" office:value-type="string" calcext:value-type="string">
            <text:p>Ponthieu / Paul Baudry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0093" calcext:value-type="float">
            <text:p>40093</text:p>
          </table:table-cell>
          <table:table-cell table:style-name="ce8" office:value-type="string" calcext:value-type="string">
            <text:p>Général Foy / Napl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1361" calcext:value-type="float">
            <text:p>41361</text:p>
          </table:table-cell>
          <table:table-cell table:style-name="ce8" office:value-type="string" calcext:value-type="string">
            <text:p>Place de Clichy</text:p>
          </table:table-cell>
          <table:table-cell table:style-name="ce9" office:value-type="date" office:date-value="2013-10-25" calcext:value-type="date">
            <text:p>25/10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4259" calcext:value-type="float">
            <text:p>44259</text:p>
          </table:table-cell>
          <table:table-cell table:style-name="ce8" office:value-type="string" calcext:value-type="string">
            <text:p>Place Gabriel Péri / Pépinière / Rom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343" calcext:value-type="float">
            <text:p>45343</text:p>
          </table:table-cell>
          <table:table-cell table:style-name="ce8" office:value-type="string" calcext:value-type="string">
            <text:p>Place des Ternes / Bd de Courcelles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380" calcext:value-type="float">
            <text:p>47380</text:p>
          </table:table-cell>
          <table:table-cell table:style-name="ce8" office:value-type="string" calcext:value-type="string">
            <text:p>Place Clémenceau / Champs Elysées / Marigny / Winston Churchil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713" calcext:value-type="float">
            <text:p>48713</text:p>
          </table:table-cell>
          <table:table-cell table:style-name="ce8" office:value-type="string" calcext:value-type="string">
            <text:p>Place de la Madeleine / Bd Malesherbe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225" calcext:value-type="float">
            <text:p>49225</text:p>
          </table:table-cell>
          <table:table-cell table:style-name="ce8" office:value-type="string" calcext:value-type="string">
            <text:p>Franklin D. Roosevelt / La Boéti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454" calcext:value-type="float">
            <text:p>49454</text:p>
          </table:table-cell>
          <table:table-cell table:style-name="ce8" office:value-type="string" calcext:value-type="string">
            <text:p>Champs-Elysées / Lincol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9576" calcext:value-type="float">
            <text:p>49576</text:p>
          </table:table-cell>
          <table:table-cell table:style-name="ce8" office:value-type="string" calcext:value-type="string">
            <text:p>Place de la Concorde / Cours de la Rein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0601" calcext:value-type="float">
            <text:p>50601</text:p>
          </table:table-cell>
          <table:table-cell table:style-name="ce8" office:value-type="string" calcext:value-type="string">
            <text:p>Rome / Stockolm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968" calcext:value-type="float">
            <text:p>50968</text:p>
          </table:table-cell>
          <table:table-cell table:style-name="ce8" office:value-type="string" calcext:value-type="string">
            <text:p>Place Prosper Goubaux / Constantinople / Rocher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904" calcext:value-type="float">
            <text:p>52904</text:p>
          </table:table-cell>
          <table:table-cell table:style-name="ce8" office:value-type="string" calcext:value-type="string">
            <text:p>Champs-Elysées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647" calcext:value-type="float">
            <text:p>55647</text:p>
          </table:table-cell>
          <table:table-cell table:style-name="ce8" office:value-type="string" calcext:value-type="string">
            <text:p>Place Charles de Gaulle / Wagram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522" calcext:value-type="float">
            <text:p>56522</text:p>
          </table:table-cell>
          <table:table-cell table:style-name="ce8" office:value-type="string" calcext:value-type="string">
            <text:p>Place Prosper Goubaux / Bd Batignolles / Villier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883" calcext:value-type="float">
            <text:p>56883</text:p>
          </table:table-cell>
          <table:table-cell table:style-name="ce8" office:value-type="string" calcext:value-type="string">
            <text:p>Champs-Elysées / Marbeuf</text:p>
          </table:table-cell>
          <table:table-cell table:style-name="ce9" office:value-type="date" office:date-value="2012-01-11" calcext:value-type="date">
            <text:p>11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233" calcext:value-type="float">
            <text:p>57233</text:p>
          </table:table-cell>
          <table:table-cell table:style-name="ce8" office:value-type="string" calcext:value-type="string">
            <text:p>Place de l'Alma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978" calcext:value-type="float">
            <text:p>58978</text:p>
          </table:table-cell>
          <table:table-cell table:style-name="ce8" office:value-type="string" calcext:value-type="string">
            <text:p>La Boétie / d'Artois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093" calcext:value-type="float">
            <text:p>59093</text:p>
          </table:table-cell>
          <table:table-cell table:style-name="ce8" office:value-type="string" calcext:value-type="string">
            <text:p>Champs-Elysées / Montaign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1079" calcext:value-type="float">
            <text:p>61079</text:p>
          </table:table-cell>
          <table:table-cell table:style-name="ce8" office:value-type="string" calcext:value-type="string">
            <text:p>Saint Lazare / Amsterdam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734" calcext:value-type="float">
            <text:p>61734</text:p>
          </table:table-cell>
          <table:table-cell table:style-name="ce8" office:value-type="string" calcext:value-type="string">
            <text:p>Rome / Cour de Rom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880" calcext:value-type="float">
            <text:p>61880</text:p>
          </table:table-cell>
          <table:table-cell table:style-name="ce8" office:value-type="string" calcext:value-type="string">
            <text:p>Champs-Elysées / Colisé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600" calcext:value-type="float">
            <text:p>62600</text:p>
          </table:table-cell>
          <table:table-cell table:style-name="ce8" office:value-type="string" calcext:value-type="string">
            <text:p>Place de l'Europe / Madrid / Londres / Liège / Vienne / Saint Petersbourg / Constantinopl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118" calcext:value-type="float">
            <text:p>63118</text:p>
          </table:table-cell>
          <table:table-cell table:style-name="ce8" office:value-type="string" calcext:value-type="string">
            <text:p>Amsterdam / Moscou / Lièg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3259" calcext:value-type="float">
            <text:p>63259</text:p>
          </table:table-cell>
          <table:table-cell table:style-name="ce8" office:value-type="string" calcext:value-type="string">
            <text:p>Champs-Elysées / Balz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4332" calcext:value-type="float">
            <text:p>64332</text:p>
          </table:table-cell>
          <table:table-cell table:style-name="ce8" office:value-type="string" calcext:value-type="string">
            <text:p>Saint Lazare / Havr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811" calcext:value-type="float">
            <text:p>64811</text:p>
          </table:table-cell>
          <table:table-cell table:style-name="ce8" office:value-type="string" calcext:value-type="string">
            <text:p>Champs-Elysées / Pierre Charron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828" calcext:value-type="float">
            <text:p>68828</text:p>
          </table:table-cell>
          <table:table-cell table:style-name="ce8" office:value-type="string" calcext:value-type="string">
            <text:p>Friedland / Bd Haussmann / Faubourg Saint Honoré / Washington / Monceau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340" calcext:value-type="float">
            <text:p>69340</text:p>
          </table:table-cell>
          <table:table-cell table:style-name="ce8" office:value-type="string" calcext:value-type="string">
            <text:p>Place de la République Dominicaine / Bd de Courcelles / Prony / Phalsbourg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25" calcext:value-type="float">
            <text:p>71625</text:p>
          </table:table-cell>
          <table:table-cell table:style-name="ce8" office:value-type="string" calcext:value-type="string">
            <text:p>Place Saint Augustin / Bd Malesherbes / Bd Haussmann / Pépinière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520" calcext:value-type="float">
            <text:p>72520</text:p>
          </table:table-cell>
          <table:table-cell table:style-name="ce8" office:value-type="string" calcext:value-type="string">
            <text:p>Amsterdam / Londres / Athène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824" calcext:value-type="float">
            <text:p>72824</text:p>
          </table:table-cell>
          <table:table-cell table:style-name="ce8" office:value-type="string" calcext:value-type="string">
            <text:p>Place de la Concorde / Champs-Elysée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532" calcext:value-type="float">
            <text:p>73532</text:p>
          </table:table-cell>
          <table:table-cell table:style-name="ce8" office:value-type="string" calcext:value-type="string">
            <text:p>Champs-Elysées / Georges V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964" calcext:value-type="float">
            <text:p>76964</text:p>
          </table:table-cell>
          <table:table-cell table:style-name="ce8" office:value-type="string" calcext:value-type="string">
            <text:p>Concorde / Royal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7583" calcext:value-type="float">
            <text:p>77583</text:p>
          </table:table-cell>
          <table:table-cell table:style-name="ce8" office:value-type="string" calcext:value-type="string">
            <text:p>Madeleine / Royal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702" calcext:value-type="float">
            <text:p>77702</text:p>
          </table:table-cell>
          <table:table-cell table:style-name="ce8" office:value-type="string" calcext:value-type="string">
            <text:p>Bd de Courcelles / rue de Courcelles</text:p>
          </table:table-cell>
          <table:table-cell table:style-name="ce9" office:value-type="date" office:date-value="2013-06-21" calcext:value-type="date">
            <text:p>21/06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8928" calcext:value-type="float">
            <text:p>78928</text:p>
          </table:table-cell>
          <table:table-cell table:style-name="ce8" office:value-type="string" calcext:value-type="string">
            <text:p>Hoche / Faubourg Saint Honoré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152" calcext:value-type="float">
            <text:p>79152</text:p>
          </table:table-cell>
          <table:table-cell table:style-name="ce8" office:value-type="string" calcext:value-type="string">
            <text:p>Place Charles de Gaulle / Champs-Elysées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921" calcext:value-type="float">
            <text:p>79921</text:p>
          </table:table-cell>
          <table:table-cell table:style-name="ce8" office:value-type="string" calcext:value-type="string">
            <text:p>Arc de Triomphe / Wagram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843" calcext:value-type="float">
            <text:p>83843</text:p>
          </table:table-cell>
          <table:table-cell table:style-name="ce8" office:value-type="string" calcext:value-type="string">
            <text:p>Marceau / Pierre 1er de Serbi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742" calcext:value-type="float">
            <text:p>85742</text:p>
          </table:table-cell>
          <table:table-cell table:style-name="ce8" office:value-type="string" calcext:value-type="string">
            <text:p>Place de la Madeleine / Bd Madele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086" calcext:value-type="float">
            <text:p>86086</text:p>
          </table:table-cell>
          <table:table-cell table:style-name="ce8" office:value-type="string" calcext:value-type="string">
            <text:p>Bd Malesherbes / Lisbonn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273" calcext:value-type="float">
            <text:p>87273</text:p>
          </table:table-cell>
          <table:table-cell table:style-name="ce8" office:value-type="string" calcext:value-type="string">
            <text:p>Bd Haussmann / Courcelle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9055" calcext:value-type="float">
            <text:p>89055</text:p>
          </table:table-cell>
          <table:table-cell table:style-name="ce8" office:value-type="string" calcext:value-type="string">
            <text:p>Rond-point des Champs-Elysées / Montaign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317" calcext:value-type="float">
            <text:p>90317</text:p>
          </table:table-cell>
          <table:table-cell table:style-name="ce8" office:value-type="string" calcext:value-type="string">
            <text:p>Franklin D. Roosevelt / Ponthieu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357" calcext:value-type="float">
            <text:p>91357</text:p>
          </table:table-cell>
          <table:table-cell table:style-name="ce8" office:value-type="string" calcext:value-type="string">
            <text:p>Place de la Madeleine / Tronchet / Sèz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149" calcext:value-type="float">
            <text:p>94149</text:p>
          </table:table-cell>
          <table:table-cell table:style-name="ce8" office:value-type="string" calcext:value-type="string">
            <text:p>Place de la Concorde / Gabriel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44" calcext:value-type="float">
            <text:p>96044</text:p>
          </table:table-cell>
          <table:table-cell table:style-name="ce8" office:value-type="string" calcext:value-type="string">
            <text:p>Champs-Elysées / Balz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909" calcext:value-type="float">
            <text:p>96909</text:p>
          </table:table-cell>
          <table:table-cell table:style-name="ce8" office:value-type="string" calcext:value-type="string">
            <text:p>Champs-Elysées / Tilsitt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325" calcext:value-type="float">
            <text:p>97325</text:p>
          </table:table-cell>
          <table:table-cell table:style-name="ce8" office:value-type="string" calcext:value-type="string">
            <text:p>Place Charles de Gaulle / Publicis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400" calcext:value-type="float">
            <text:p>97400</text:p>
          </table:table-cell>
          <table:table-cell table:style-name="ce8" office:value-type="string" calcext:value-type="string">
            <text:p>Wagram / Tilsit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502" calcext:value-type="float">
            <text:p>97502</text:p>
          </table:table-cell>
          <table:table-cell table:style-name="ce8" office:value-type="string" calcext:value-type="string">
            <text:p>Souterrain Cours la Reine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602" calcext:value-type="float">
            <text:p>97602</text:p>
          </table:table-cell>
          <table:table-cell table:style-name="ce8" office:value-type="string" calcext:value-type="string">
            <text:p>Obélisque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8601" calcext:value-type="float">
            <text:p>98601</text:p>
          </table:table-cell>
          <table:table-cell table:style-name="ce8" office:value-type="string" calcext:value-type="string">
            <text:p>Bd Haussmann / Havr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944" calcext:value-type="float">
            <text:p>99944</text:p>
          </table:table-cell>
          <table:table-cell table:style-name="ce8" office:value-type="string" calcext:value-type="string">
            <text:p>Faubourg Saint Honoré / La Boéti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27" calcext:value-type="float">
            <text:p>09027</text:p>
          </table:table-cell>
          <table:table-cell table:style-name="ce8" office:value-type="string" calcext:value-type="string">
            <text:p>Rochechouard / Condorcet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9059" calcext:value-type="float">
            <text:p>09059</text:p>
          </table:table-cell>
          <table:table-cell table:style-name="ce8" office:value-type="string" calcext:value-type="string">
            <text:p>Blanche / JB Pigalle</text:p>
          </table:table-cell>
          <table:table-cell table:style-name="ce9" office:value-type="date" office:date-value="2016-08-25" calcext:value-type="date">
            <text:p>25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9060" calcext:value-type="float">
            <text:p>09060</text:p>
          </table:table-cell>
          <table:table-cell table:style-name="ce8" office:value-type="string" calcext:value-type="string">
            <text:p>La Rochefoucauld / Aumale</text:p>
          </table:table-cell>
          <table:table-cell table:style-name="ce9" office:value-type="date" office:date-value="2017-10-09" calcext:value-type="date">
            <text:p>09/10/2017</text:p>
          </table:table-cell>
          <table:table-cell table:number-columns-repeated="1021"/>
        </table:table-row>
        <table:table-row table:style-name="ro6">
          <table:table-cell table:style-name="ce7" office:value-type="float" office:value="9062" calcext:value-type="float">
            <text:p>09062</text:p>
          </table:table-cell>
          <table:table-cell table:style-name="ce8" office:value-type="string" calcext:value-type="string">
            <text:p>La Bruyère / Notre-Dame de Lorette</text:p>
          </table:table-cell>
          <table:table-cell table:style-name="ce9" office:value-type="date" office:date-value="2016-11-25" calcext:value-type="date">
            <text:p>25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372" calcext:value-type="float">
            <text:p>10372</text:p>
          </table:table-cell>
          <table:table-cell table:style-name="ce8" office:value-type="string" calcext:value-type="string">
            <text:p>La Tour d'Auvergne / Milt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756" calcext:value-type="float">
            <text:p>10756</text:p>
          </table:table-cell>
          <table:table-cell table:style-name="ce8" office:value-type="string" calcext:value-type="string">
            <text:p>Pierre Fontaine / Jean-Baptiste Pigalle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257" calcext:value-type="float">
            <text:p>13257</text:p>
          </table:table-cell>
          <table:table-cell table:style-name="ce8" office:value-type="string" calcext:value-type="string">
            <text:p>Mayran / Rochembeau</text:p>
          </table:table-cell>
          <table:table-cell table:style-name="ce9" office:value-type="date" office:date-value="2012-01-11" calcext:value-type="date">
            <text:p>11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819" calcext:value-type="float">
            <text:p>15819</text:p>
          </table:table-cell>
          <table:table-cell table:style-name="ce8" office:value-type="string" calcext:value-type="string">
            <text:p>Bd de la Chapelle / Bd Magenta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498" calcext:value-type="float">
            <text:p>17498</text:p>
          </table:table-cell>
          <table:table-cell table:style-name="ce8" office:value-type="string" calcext:value-type="string">
            <text:p>La Fayette / Pierre Semard</text:p>
          </table:table-cell>
          <table:table-cell table:style-name="ce9" office:value-type="date" office:date-value="2014-05-09" calcext:value-type="date">
            <text:p>09/05/2014</text:p>
          </table:table-cell>
          <table:table-cell table:number-columns-repeated="1021"/>
        </table:table-row>
        <table:table-row table:style-name="ro6">
          <table:table-cell table:style-name="ce7" office:value-type="float" office:value="20076" calcext:value-type="float">
            <text:p>20076</text:p>
          </table:table-cell>
          <table:table-cell table:style-name="ce8" office:value-type="string" calcext:value-type="string">
            <text:p>Place d'Anvers / Trudaine / Turgo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129" calcext:value-type="float">
            <text:p>21129</text:p>
          </table:table-cell>
          <table:table-cell table:style-name="ce8" office:value-type="string" calcext:value-type="string">
            <text:p>Place d'Estienne d'Orves / Saint Lazar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230" calcext:value-type="float">
            <text:p>21230</text:p>
          </table:table-cell>
          <table:table-cell table:style-name="ce8" office:value-type="string" calcext:value-type="string">
            <text:p>Victoire / Saint George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487" calcext:value-type="float">
            <text:p>21487</text:p>
          </table:table-cell>
          <table:table-cell table:style-name="ce8" office:value-type="string" calcext:value-type="string">
            <text:p>Chateaudun / Saint Georges</text:p>
          </table:table-cell>
          <table:table-cell table:style-name="ce9" office:value-type="date" office:date-value="2013-05-31" calcext:value-type="date">
            <text:p>31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3596" calcext:value-type="float">
            <text:p>23596</text:p>
          </table:table-cell>
          <table:table-cell table:style-name="ce8" office:value-type="string" calcext:value-type="string">
            <text:p>Place de l'Opéra / Paix / 4 septembr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047" calcext:value-type="float">
            <text:p>24047</text:p>
          </table:table-cell>
          <table:table-cell table:style-name="ce8" office:value-type="string" calcext:value-type="string">
            <text:p>Place de la Bourse / Notre-Dame des Victoires / Brongniart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5108" calcext:value-type="float">
            <text:p>25108</text:p>
          </table:table-cell>
          <table:table-cell table:style-name="ce8" office:value-type="string" calcext:value-type="string">
            <text:p>La Fayette / Drouot / Faubourg Montmart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540" calcext:value-type="float">
            <text:p>25540</text:p>
          </table:table-cell>
          <table:table-cell table:style-name="ce8" office:value-type="string" calcext:value-type="string">
            <text:p>Bd Capucines / Place de l'Opéra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982" calcext:value-type="float">
            <text:p>27982</text:p>
          </table:table-cell>
          <table:table-cell table:style-name="ce8" office:value-type="string" calcext:value-type="string">
            <text:p>Faubourg Poissonnière / Delta</text:p>
          </table:table-cell>
          <table:table-cell table:style-name="ce9" office:value-type="date" office:date-value="2015-06-19" calcext:value-type="date">
            <text:p>19/06/2015</text:p>
          </table:table-cell>
          <table:table-cell table:number-columns-repeated="1021"/>
        </table:table-row>
        <table:table-row table:style-name="ro6">
          <table:table-cell table:style-name="ce7" office:value-type="float" office:value="32213" calcext:value-type="float">
            <text:p>32213</text:p>
          </table:table-cell>
          <table:table-cell table:style-name="ce8" office:value-type="string" calcext:value-type="string">
            <text:p>Place d'Anvers / Bd Rochechouard / Dunkerqu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643" calcext:value-type="float">
            <text:p>33643</text:p>
          </table:table-cell>
          <table:table-cell table:style-name="ce8" office:value-type="string" calcext:value-type="string">
            <text:p>Sainte Cécile / Trévis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4724" calcext:value-type="float">
            <text:p>34724</text:p>
          </table:table-cell>
          <table:table-cell table:style-name="ce8" office:value-type="string" calcext:value-type="string">
            <text:p>Chauchat / Rossini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099" calcext:value-type="float">
            <text:p>35099</text:p>
          </table:table-cell>
          <table:table-cell table:style-name="ce8" office:value-type="string" calcext:value-type="string">
            <text:p>Place Blanche / Bd de Clichy / Bruxelles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329" calcext:value-type="float">
            <text:p>46329</text:p>
          </table:table-cell>
          <table:table-cell table:style-name="ce8" office:value-type="string" calcext:value-type="string">
            <text:p>Place Charles Garnie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183" calcext:value-type="float">
            <text:p>47183</text:p>
          </table:table-cell>
          <table:table-cell table:style-name="ce8" office:value-type="string" calcext:value-type="string">
            <text:p>Place Adolphe Max / Douai / Bruxelles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781" calcext:value-type="float">
            <text:p>48781</text:p>
          </table:table-cell>
          <table:table-cell table:style-name="ce8" office:value-type="string" calcext:value-type="string">
            <text:p>Place Pigalle / Rue Jean-Baptiste Pigall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535" calcext:value-type="float">
            <text:p>49535</text:p>
          </table:table-cell>
          <table:table-cell table:style-name="ce8" office:value-type="string" calcext:value-type="string">
            <text:p>Bd Clichy / Place Pigalle Ouest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431" calcext:value-type="float">
            <text:p>55431</text:p>
          </table:table-cell>
          <table:table-cell table:style-name="ce8" office:value-type="string" calcext:value-type="string">
            <text:p>Drouot / Rossini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584" calcext:value-type="float">
            <text:p>57584</text:p>
          </table:table-cell>
          <table:table-cell table:style-name="ce8" office:value-type="string" calcext:value-type="string">
            <text:p>La Fayette / Chateaudu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520" calcext:value-type="float">
            <text:p>58520</text:p>
          </table:table-cell>
          <table:table-cell table:style-name="ce8" office:value-type="string" calcext:value-type="string">
            <text:p>Martyrs / La Tour d'Auvergn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521" calcext:value-type="float">
            <text:p>59521</text:p>
          </table:table-cell>
          <table:table-cell table:style-name="ce8" office:value-type="string" calcext:value-type="string">
            <text:p>Bd Haussmann / Chaussée d'Antin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124" calcext:value-type="float">
            <text:p>61124</text:p>
          </table:table-cell>
          <table:table-cell table:style-name="ce8" office:value-type="string" calcext:value-type="string">
            <text:p>Rochechouard / Trudaine / Dunkerqu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143" calcext:value-type="float">
            <text:p>64143</text:p>
          </table:table-cell>
          <table:table-cell table:style-name="ce8" office:value-type="string" calcext:value-type="string">
            <text:p>Caumartin / Provenc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951" calcext:value-type="float">
            <text:p>64951</text:p>
          </table:table-cell>
          <table:table-cell table:style-name="ce8" office:value-type="string" calcext:value-type="string">
            <text:p>Bd Haussmann / Caumarti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899" calcext:value-type="float">
            <text:p>65899</text:p>
          </table:table-cell>
          <table:table-cell table:style-name="ce8" office:value-type="string" calcext:value-type="string">
            <text:p>Bd Haussmann / Halévy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329" calcext:value-type="float">
            <text:p>72329</text:p>
          </table:table-cell>
          <table:table-cell table:style-name="ce8" office:value-type="string" calcext:value-type="string">
            <text:p>Maubeuge / Rochechouard / Bellefond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367" calcext:value-type="float">
            <text:p>72367</text:p>
          </table:table-cell>
          <table:table-cell table:style-name="ce8" office:value-type="string" calcext:value-type="string">
            <text:p>13, rue Saint Lazar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548" calcext:value-type="float">
            <text:p>74548</text:p>
          </table:table-cell>
          <table:table-cell table:style-name="ce8" office:value-type="string" calcext:value-type="string">
            <text:p>Bd Clichy / Bd Rochechouard / Martyr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5499" calcext:value-type="float">
            <text:p>75499</text:p>
          </table:table-cell>
          <table:table-cell table:style-name="ce8" office:value-type="string" calcext:value-type="string">
            <text:p>Place Jacob Kaplan / La Fayette / Provence / Laffitt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444" calcext:value-type="float">
            <text:p>79444</text:p>
          </table:table-cell>
          <table:table-cell table:style-name="ce8" office:value-type="string" calcext:value-type="string">
            <text:p>Saint Lazare / Caumartin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823" calcext:value-type="float">
            <text:p>79823</text:p>
          </table:table-cell>
          <table:table-cell table:style-name="ce8" office:value-type="string" calcext:value-type="string">
            <text:p>11bis, rue Scrib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014" calcext:value-type="float">
            <text:p>81014</text:p>
          </table:table-cell>
          <table:table-cell table:style-name="ce8" office:value-type="string" calcext:value-type="string">
            <text:p>Place Diaghilev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258" calcext:value-type="float">
            <text:p>81258</text:p>
          </table:table-cell>
          <table:table-cell table:style-name="ce8" office:value-type="string" calcext:value-type="string">
            <text:p>Chateaudun / Taitbout</text:p>
          </table:table-cell>
          <table:table-cell table:style-name="ce9" office:value-type="date" office:date-value="2013-05-31" calcext:value-type="date">
            <text:p>31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1422" calcext:value-type="float">
            <text:p>81422</text:p>
          </table:table-cell>
          <table:table-cell table:style-name="ce8" office:value-type="string" calcext:value-type="string">
            <text:p>Place Kossuth / Chateaudun / Maubeug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03" calcext:value-type="float">
            <text:p>84503</text:p>
          </table:table-cell>
          <table:table-cell table:style-name="ce8" office:value-type="string" calcext:value-type="string">
            <text:p>Faubourg Montmartre / Montyo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55" calcext:value-type="float">
            <text:p>84555</text:p>
          </table:table-cell>
          <table:table-cell table:style-name="ce8" office:value-type="string" calcext:value-type="string">
            <text:p>Douai / Mansart / Pierre Fontain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772" calcext:value-type="float">
            <text:p>84772</text:p>
          </table:table-cell>
          <table:table-cell table:style-name="ce8" office:value-type="string" calcext:value-type="string">
            <text:p>Faubourg Poissonnière / Richer / Petites Ecurie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7208" calcext:value-type="float">
            <text:p>87208</text:p>
          </table:table-cell>
          <table:table-cell table:style-name="ce8" office:value-type="string" calcext:value-type="string">
            <text:p>Bd Clichy / Bd Rochechouard / Martyr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305" calcext:value-type="float">
            <text:p>87305</text:p>
          </table:table-cell>
          <table:table-cell table:style-name="ce8" office:value-type="string" calcext:value-type="string">
            <text:p>Buffault / Chateaudu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8620" calcext:value-type="float">
            <text:p>88620</text:p>
          </table:table-cell>
          <table:table-cell table:style-name="ce8" office:value-type="string" calcext:value-type="string">
            <text:p>Place Pigalle / Bd de Clichy / Houdon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791" calcext:value-type="float">
            <text:p>89791</text:p>
          </table:table-cell>
          <table:table-cell table:style-name="ce8" office:value-type="string" calcext:value-type="string">
            <text:p>Clichy / Moncey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714" calcext:value-type="float">
            <text:p>90714</text:p>
          </table:table-cell>
          <table:table-cell table:style-name="ce8" office:value-type="string" calcext:value-type="string">
            <text:p>Place de l'Opéra / Auber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563" calcext:value-type="float">
            <text:p>92563</text:p>
          </table:table-cell>
          <table:table-cell table:style-name="ce8" office:value-type="string" calcext:value-type="string">
            <text:p>Bd Poissonnière / Sentier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4663" calcext:value-type="float">
            <text:p>94663</text:p>
          </table:table-cell>
          <table:table-cell table:style-name="ce8" office:value-type="string" calcext:value-type="string">
            <text:p>Lamartine / Rochechouard / Montholon / Cade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588" calcext:value-type="float">
            <text:p>95588</text:p>
          </table:table-cell>
          <table:table-cell table:style-name="ce8" office:value-type="string" calcext:value-type="string">
            <text:p>Bd Poissonnière / Faubourg Montmartr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710" calcext:value-type="float">
            <text:p>95710</text:p>
          </table:table-cell>
          <table:table-cell table:style-name="ce8" office:value-type="string" calcext:value-type="string">
            <text:p>Bd Haussmann / Le Peletier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013" calcext:value-type="float">
            <text:p>10013</text:p>
          </table:table-cell>
          <table:table-cell table:style-name="ce8" office:value-type="string" calcext:value-type="string">
            <text:p>Ambroise Paré / St Vincent-de-Paul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0036" calcext:value-type="float">
            <text:p>10036</text:p>
          </table:table-cell>
          <table:table-cell table:style-name="ce8" office:value-type="string" calcext:value-type="string">
            <text:p>Bd Chapelle / Guy Patin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0064" calcext:value-type="float">
            <text:p>10064</text:p>
          </table:table-cell>
          <table:table-cell table:style-name="ce8" office:value-type="string" calcext:value-type="string">
            <text:p>Fbg St Denis / Metz</text:p>
          </table:table-cell>
          <table:table-cell table:style-name="ce9" office:value-type="date" office:date-value="2016-10-14" calcext:value-type="date">
            <text:p>14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067" calcext:value-type="float">
            <text:p>10067</text:p>
          </table:table-cell>
          <table:table-cell table:style-name="ce8" office:value-type="string" calcext:value-type="string">
            <text:p>Paradis / Martel</text:p>
          </table:table-cell>
          <table:table-cell table:style-name="ce9" office:value-type="date" office:date-value="2017-06-14" calcext:value-type="date">
            <text:p>14/06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068" calcext:value-type="float">
            <text:p>10068</text:p>
          </table:table-cell>
          <table:table-cell table:style-name="ce8" office:value-type="string" calcext:value-type="string">
            <text:p>Fbg St Denis / Magenta / Square A. Satragne</text:p>
          </table:table-cell>
          <table:table-cell table:style-name="ce9" office:value-type="date" office:date-value="2017-01-04" calcext:value-type="date">
            <text:p>04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069" calcext:value-type="float">
            <text:p>10069</text:p>
          </table:table-cell>
          <table:table-cell table:style-name="ce8" office:value-type="string" calcext:value-type="string">
            <text:p>Georg Friedrich Haendel</text:p>
          </table:table-cell>
          <table:table-cell table:style-name="ce9" office:value-type="date" office:date-value="2017-03-03" calcext:value-type="date">
            <text:p>0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070" calcext:value-type="float">
            <text:p>10070</text:p>
          </table:table-cell>
          <table:table-cell table:style-name="ce8" office:value-type="string" calcext:value-type="string">
            <text:p>5 Albert Camus</text:p>
          </table:table-cell>
          <table:table-cell table:style-name="ce9" office:value-type="date" office:date-value="2016-12-20" calcext:value-type="date">
            <text:p>20/12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0072" calcext:value-type="float">
            <text:p>10072</text:p>
          </table:table-cell>
          <table:table-cell table:style-name="ce8" office:value-type="string" calcext:value-type="string">
            <text:p>St Maur / Buisson St Louis</text:p>
          </table:table-cell>
          <table:table-cell table:style-name="ce9" office:value-type="date" office:date-value="2016-08-04" calcext:value-type="date">
            <text:p>04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0079" calcext:value-type="float">
            <text:p>10079</text:p>
          </table:table-cell>
          <table:table-cell table:style-name="ce8" office:value-type="string" calcext:value-type="string">
            <text:p>Aqueduc / Chaudron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080" calcext:value-type="float">
            <text:p>10080</text:p>
          </table:table-cell>
          <table:table-cell table:style-name="ce8" office:value-type="string" calcext:value-type="string">
            <text:p>Buisson St Louis / Chalet</text:p>
          </table:table-cell>
          <table:table-cell table:style-name="ce9" office:value-type="date" office:date-value="2017-02-28" calcext:value-type="date">
            <text:p>28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0966" calcext:value-type="float">
            <text:p>10966</text:p>
          </table:table-cell>
          <table:table-cell table:style-name="ce8" office:value-type="string" calcext:value-type="string">
            <text:p>La Fayette / Faubourg Saint Martin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116" calcext:value-type="float">
            <text:p>12116</text:p>
          </table:table-cell>
          <table:table-cell table:style-name="ce8" office:value-type="string" calcext:value-type="string">
            <text:p>Bd Strasbourg / Saint Lauren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42" calcext:value-type="float">
            <text:p>12742</text:p>
          </table:table-cell>
          <table:table-cell table:style-name="ce8" office:value-type="string" calcext:value-type="string">
            <text:p>Place de la Bataille de Stalingrad / Faubourg Saint Martin</text:p>
          </table:table-cell>
          <table:table-cell table:style-name="ce9" office:value-type="date" office:date-value="2014-05-16" calcext:value-type="date">
            <text:p>16/05/2014</text:p>
          </table:table-cell>
          <table:table-cell table:number-columns-repeated="1021"/>
        </table:table-row>
        <table:table-row table:style-name="ro6">
          <table:table-cell table:style-name="ce7" office:value-type="float" office:value="12884" calcext:value-type="float">
            <text:p>12884</text:p>
          </table:table-cell>
          <table:table-cell table:style-name="ce8" office:value-type="string" calcext:value-type="string">
            <text:p>Place Napoléon III / Gare du Nord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560" calcext:value-type="float">
            <text:p>15560</text:p>
          </table:table-cell>
          <table:table-cell table:style-name="ce8" office:value-type="string" calcext:value-type="string">
            <text:p>Place de la République / Faubourg du Temple</text:p>
          </table:table-cell>
          <table:table-cell table:style-name="ce9" office:value-type="date" office:date-value="2013-06-21" calcext:value-type="date">
            <text:p>21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8930" calcext:value-type="float">
            <text:p>18930</text:p>
          </table:table-cell>
          <table:table-cell table:style-name="ce8" office:value-type="string" calcext:value-type="string">
            <text:p>Dunkerque / Saint Quenti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2859" calcext:value-type="float">
            <text:p>22859</text:p>
          </table:table-cell>
          <table:table-cell table:style-name="ce8" office:value-type="string" calcext:value-type="string">
            <text:p>22, rue Chabrol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626" calcext:value-type="float">
            <text:p>25626</text:p>
          </table:table-cell>
          <table:table-cell table:style-name="ce8" office:value-type="string" calcext:value-type="string">
            <text:p>Quai de Jemmapes / Dieu / Aliber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943" calcext:value-type="float">
            <text:p>25943</text:p>
          </table:table-cell>
          <table:table-cell table:style-name="ce8" office:value-type="string" calcext:value-type="string">
            <text:p>Place Johann Strauss / 23, Bd Saint Martin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718" calcext:value-type="float">
            <text:p>26718</text:p>
          </table:table-cell>
          <table:table-cell table:style-name="ce8" office:value-type="string" calcext:value-type="string">
            <text:p>Claude Vellefaux / Juliette Dodu / Saint Maur / Jean Moinon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787" calcext:value-type="float">
            <text:p>26787</text:p>
          </table:table-cell>
          <table:table-cell table:style-name="ce8" office:value-type="string" calcext:value-type="string">
            <text:p>Dunkerque / Compiègn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797" calcext:value-type="float">
            <text:p>27797</text:p>
          </table:table-cell>
          <table:table-cell table:style-name="ce8" office:value-type="string" calcext:value-type="string">
            <text:p>Faubourg du Temple / Parmentier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234" calcext:value-type="float">
            <text:p>28234</text:p>
          </table:table-cell>
          <table:table-cell table:style-name="ce8" office:value-type="string" calcext:value-type="string">
            <text:p>Bd Magenta / La Fayette</text:p>
          </table:table-cell>
          <table:table-cell table:style-name="ce9" office:value-type="date" office:date-value="2013-11-08" calcext:value-type="date">
            <text:p>08/1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730" calcext:value-type="float">
            <text:p>29730</text:p>
          </table:table-cell>
          <table:table-cell table:style-name="ce8" office:value-type="string" calcext:value-type="string">
            <text:p>Alsace / 8 mai 1945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934" calcext:value-type="float">
            <text:p>30934</text:p>
          </table:table-cell>
          <table:table-cell table:style-name="ce8" office:value-type="string" calcext:value-type="string">
            <text:p>Quai de Valmy / Beaurepaire / Marseille / Poulmarch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626" calcext:value-type="float">
            <text:p>32626</text:p>
          </table:table-cell>
          <table:table-cell table:style-name="ce8" office:value-type="string" calcext:value-type="string">
            <text:p>Place de Roubaix / Bd Magenta / Maubeuge / Dunkerque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795" calcext:value-type="float">
            <text:p>32795</text:p>
          </table:table-cell>
          <table:table-cell table:style-name="ce8" office:value-type="string" calcext:value-type="string">
            <text:p>La Fayette / Chabrol</text:p>
          </table:table-cell>
          <table:table-cell table:style-name="ce9" office:value-type="date" office:date-value="2014-12-19" calcext:value-type="date">
            <text:p>19/12/2014</text:p>
          </table:table-cell>
          <table:table-cell table:number-columns-repeated="1021"/>
        </table:table-row>
        <table:table-row table:style-name="ro6">
          <table:table-cell table:style-name="ce7" office:value-type="float" office:value="33253" calcext:value-type="float">
            <text:p>33253</text:p>
          </table:table-cell>
          <table:table-cell table:style-name="ce8" office:value-type="string" calcext:value-type="string">
            <text:p>Porte Saint Martin / Bd Saint Martin / rue Saint Marti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472" calcext:value-type="float">
            <text:p>37472</text:p>
          </table:table-cell>
          <table:table-cell table:style-name="ce8" office:value-type="string" calcext:value-type="string">
            <text:p>Faubourg Poissonnière / Paradis / Bleue / Papillon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532" calcext:value-type="float">
            <text:p>37532</text:p>
          </table:table-cell>
          <table:table-cell table:style-name="ce8" office:value-type="string" calcext:value-type="string">
            <text:p>Sambre et Meuse / Sainte Marth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438" calcext:value-type="float">
            <text:p>38438</text:p>
          </table:table-cell>
          <table:table-cell table:style-name="ce8" office:value-type="string" calcext:value-type="string">
            <text:p>Faubourg Saint Martin / Château d'Eau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055" calcext:value-type="float">
            <text:p>42055</text:p>
          </table:table-cell>
          <table:table-cell table:style-name="ce8" office:value-type="string" calcext:value-type="string">
            <text:p>Bd de la Chapelle / Faubourg Saint Denis / Louis Blanc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3214" calcext:value-type="float">
            <text:p>43214</text:p>
          </table:table-cell>
          <table:table-cell table:style-name="ce8" office:value-type="string" calcext:value-type="string">
            <text:p>Place Jacques Bonsergent / Bd Magenta / Lancry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724" calcext:value-type="float">
            <text:p>45724</text:p>
          </table:table-cell>
          <table:table-cell table:style-name="ce8" office:value-type="string" calcext:value-type="string">
            <text:p>Faubourg Saint Martin / 8 mai 1945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873" calcext:value-type="float">
            <text:p>45873</text:p>
          </table:table-cell>
          <table:table-cell table:style-name="ce8" office:value-type="string" calcext:value-type="string">
            <text:p>Quai de Jemmapes / Faubourg du Temple / Bd Jules Ferry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209" calcext:value-type="float">
            <text:p>48209</text:p>
          </table:table-cell>
          <table:table-cell table:style-name="ce8" office:value-type="string" calcext:value-type="string">
            <text:p>Quai de Valmy / Louis Blanc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813" calcext:value-type="float">
            <text:p>48813</text:p>
          </table:table-cell>
          <table:table-cell table:style-name="ce8" office:value-type="string" calcext:value-type="string">
            <text:p>Château Langon / Louis Blanc / Aqueduc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523" calcext:value-type="float">
            <text:p>50523</text:p>
          </table:table-cell>
          <table:table-cell table:style-name="ce8" office:value-type="string" calcext:value-type="string">
            <text:p>Quai de Jemmapes / Ecluses Saint Martin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230" calcext:value-type="float">
            <text:p>51230</text:p>
          </table:table-cell>
          <table:table-cell table:style-name="ce8" office:value-type="string" calcext:value-type="string">
            <text:p>Quai de Valmy / Lucien Sampaix / Recollet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825" calcext:value-type="float">
            <text:p>55825</text:p>
          </table:table-cell>
          <table:table-cell table:style-name="ce8" office:value-type="string" calcext:value-type="string">
            <text:p>Bd Strasbourg / Château d'Eau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959" calcext:value-type="float">
            <text:p>56959</text:p>
          </table:table-cell>
          <table:table-cell table:style-name="ce8" office:value-type="string" calcext:value-type="string">
            <text:p>Bd Magenta / Faubourg Saint Marti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687" calcext:value-type="float">
            <text:p>59687</text:p>
          </table:table-cell>
          <table:table-cell table:style-name="ce8" office:value-type="string" calcext:value-type="string">
            <text:p>Maubeuge / Ambroise Paré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135" calcext:value-type="float">
            <text:p>61135</text:p>
          </table:table-cell>
          <table:table-cell table:style-name="ce8" office:value-type="string" calcext:value-type="string">
            <text:p>Bd Magenta / Ambroise Paré / Guy Patin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1137" calcext:value-type="float">
            <text:p>61137</text:p>
          </table:table-cell>
          <table:table-cell table:style-name="ce8" office:value-type="string" calcext:value-type="string">
            <text:p>Bd Magenta / Château d'Eau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163" calcext:value-type="float">
            <text:p>62163</text:p>
          </table:table-cell>
          <table:table-cell table:style-name="ce8" office:value-type="string" calcext:value-type="string">
            <text:p>Ecluses Saint Martin / Grange aux Belles / Vicq d'Azir / Juliette Dodu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760" calcext:value-type="float">
            <text:p>65760</text:p>
          </table:table-cell>
          <table:table-cell table:style-name="ce8" office:value-type="string" calcext:value-type="string">
            <text:p>Bd Magenta / Bd Strasbourg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168" calcext:value-type="float">
            <text:p>66168</text:p>
          </table:table-cell>
          <table:table-cell table:style-name="ce8" office:value-type="string" calcext:value-type="string">
            <text:p>Place Sainte Marthe / Face au 27, rue Sainte Marth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442" calcext:value-type="float">
            <text:p>70442</text:p>
          </table:table-cell>
          <table:table-cell table:style-name="ce8" office:value-type="string" calcext:value-type="string">
            <text:p>162, Faubourg Saint Martin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791" calcext:value-type="float">
            <text:p>72791</text:p>
          </table:table-cell>
          <table:table-cell table:style-name="ce8" office:value-type="string" calcext:value-type="string">
            <text:p>Place Robert Desno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971" calcext:value-type="float">
            <text:p>72971</text:p>
          </table:table-cell>
          <table:table-cell table:style-name="ce8" office:value-type="string" calcext:value-type="string">
            <text:p>Bd Magenta / Nancy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562" calcext:value-type="float">
            <text:p>73562</text:p>
          </table:table-cell>
          <table:table-cell table:style-name="ce8" office:value-type="string" calcext:value-type="string">
            <text:p>Quai de Valmy / Lancry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5111" calcext:value-type="float">
            <text:p>75111</text:p>
          </table:table-cell>
          <table:table-cell table:style-name="ce8" office:value-type="string" calcext:value-type="string">
            <text:p>Quai Valmy / Bd Villette // Rue La Fayett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399" calcext:value-type="float">
            <text:p>75399</text:p>
          </table:table-cell>
          <table:table-cell table:style-name="ce8" office:value-type="string" calcext:value-type="string">
            <text:p>Faubourg Saint Denis / Cail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166" calcext:value-type="float">
            <text:p>76166</text:p>
          </table:table-cell>
          <table:table-cell table:style-name="ce8" office:value-type="string" calcext:value-type="string">
            <text:p>11, Bd Bonne Nouvell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7612" calcext:value-type="float">
            <text:p>77612</text:p>
          </table:table-cell>
          <table:table-cell table:style-name="ce8" office:value-type="string" calcext:value-type="string">
            <text:p>Bd Chapelle / Maubeug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368" calcext:value-type="float">
            <text:p>78368</text:p>
          </table:table-cell>
          <table:table-cell table:style-name="ce8" office:value-type="string" calcext:value-type="string">
            <text:p>La Fayette / Dunkerque / Faubourg Saint Deni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289" calcext:value-type="float">
            <text:p>79289</text:p>
          </table:table-cell>
          <table:table-cell table:style-name="ce8" office:value-type="string" calcext:value-type="string">
            <text:p>Alsace / Deux Gar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333" calcext:value-type="float">
            <text:p>80333</text:p>
          </table:table-cell>
          <table:table-cell table:style-name="ce8" office:value-type="string" calcext:value-type="string">
            <text:p>Faubourg Saint Martin / Château Langon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043" calcext:value-type="float">
            <text:p>86043</text:p>
          </table:table-cell>
          <table:table-cell table:style-name="ce8" office:value-type="string" calcext:value-type="string">
            <text:p>Place du Colonel Fabien / Grange aux Belle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066" calcext:value-type="float">
            <text:p>86066</text:p>
          </table:table-cell>
          <table:table-cell table:style-name="ce8" office:value-type="string" calcext:value-type="string">
            <text:p>Faubourg Saint Denis / Demarquay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7526" calcext:value-type="float">
            <text:p>87526</text:p>
          </table:table-cell>
          <table:table-cell table:style-name="ce8" office:value-type="string" calcext:value-type="string">
            <text:p>Place Franz Liszt / La Fayette / Abbevill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421" calcext:value-type="float">
            <text:p>92421</text:p>
          </table:table-cell>
          <table:table-cell table:style-name="ce8" office:value-type="string" calcext:value-type="string">
            <text:p>Bd Villette / Faubourg du Temple / Bd Belleville / Rue Belleville</text:p>
          </table:table-cell>
          <table:table-cell table:style-name="ce9" office:value-type="date" office:date-value="2013-05-31" calcext:value-type="date">
            <text:p>31/05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8051" calcext:value-type="float">
            <text:p>98051</text:p>
          </table:table-cell>
          <table:table-cell table:style-name="ce8" office:value-type="string" calcext:value-type="string">
            <text:p>Place de la République / Caserne Verines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056" calcext:value-type="float">
            <text:p>11056</text:p>
          </table:table-cell>
          <table:table-cell table:style-name="ce8" office:value-type="string" calcext:value-type="string">
            <text:p>Charonne / Lappe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2357" calcext:value-type="float">
            <text:p>12357</text:p>
          </table:table-cell>
          <table:table-cell table:style-name="ce8" office:value-type="string" calcext:value-type="string">
            <text:p>Faubourg Saint Antoine / Forge Royale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871" calcext:value-type="float">
            <text:p>13871</text:p>
          </table:table-cell>
          <table:table-cell table:style-name="ce8" office:value-type="string" calcext:value-type="string">
            <text:p>Bd Voltaire / Jean-Pierre Timbaud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5301" calcext:value-type="float">
            <text:p>15301</text:p>
          </table:table-cell>
          <table:table-cell table:style-name="ce8" office:value-type="string" calcext:value-type="string">
            <text:p>Merlin / Duranti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178" calcext:value-type="float">
            <text:p>16178</text:p>
          </table:table-cell>
          <table:table-cell table:style-name="ce8" office:value-type="string" calcext:value-type="string">
            <text:p>Bd Voltaire / Oberkampf</text:p>
          </table:table-cell>
          <table:table-cell table:style-name="ce9" office:value-type="date" office:date-value="2013-07-05" calcext:value-type="date">
            <text:p>05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0997" calcext:value-type="float">
            <text:p>20997</text:p>
          </table:table-cell>
          <table:table-cell table:style-name="ce8" office:value-type="string" calcext:value-type="string">
            <text:p>Place Auguste Métivier / République / Bd Ménilmontant / Gambetta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1067" calcext:value-type="float">
            <text:p>21067</text:p>
          </table:table-cell>
          <table:table-cell table:style-name="ce8" office:value-type="string" calcext:value-type="string">
            <text:p>Bd Belleville / Bd Ménilmontant / Oberkampf / rue de Ménilmonta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421" calcext:value-type="float">
            <text:p>28421</text:p>
          </table:table-cell>
          <table:table-cell table:style-name="ce8" office:value-type="string" calcext:value-type="string">
            <text:p>Nation / Avenue du Trôn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998" calcext:value-type="float">
            <text:p>28998</text:p>
          </table:table-cell>
          <table:table-cell table:style-name="ce8" office:value-type="string" calcext:value-type="string">
            <text:p>Bd Ménilmontant / Bd Charonne / Philippe Auguste / Pierre Bayl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510" calcext:value-type="float">
            <text:p>29510</text:p>
          </table:table-cell>
          <table:table-cell table:style-name="ce8" office:value-type="string" calcext:value-type="string">
            <text:p>Roquette / Léon Fro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322" calcext:value-type="float">
            <text:p>30322</text:p>
          </table:table-cell>
          <table:table-cell table:style-name="ce8" office:value-type="string" calcext:value-type="string">
            <text:p>Roquette / Lappe / Daval / Saint Sabin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471" calcext:value-type="float">
            <text:p>30471</text:p>
          </table:table-cell>
          <table:table-cell table:style-name="ce8" office:value-type="string" calcext:value-type="string">
            <text:p>Place de la Bastille / Colonn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567" calcext:value-type="float">
            <text:p>30567</text:p>
          </table:table-cell>
          <table:table-cell table:style-name="ce8" office:value-type="string" calcext:value-type="string">
            <text:p>République / Parmentier / Oberkampf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637" calcext:value-type="float">
            <text:p>30637</text:p>
          </table:table-cell>
          <table:table-cell table:style-name="ce8" office:value-type="string" calcext:value-type="string">
            <text:p>Ledru Rollin / Charonn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278" calcext:value-type="float">
            <text:p>33278</text:p>
          </table:table-cell>
          <table:table-cell table:style-name="ce8" office:value-type="string" calcext:value-type="string">
            <text:p>Philippe Auguste / Charon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385" calcext:value-type="float">
            <text:p>35385</text:p>
          </table:table-cell>
          <table:table-cell table:style-name="ce8" office:value-type="string" calcext:value-type="string">
            <text:p>Bd Richard Lenoir / Sedaine / Daval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820" calcext:value-type="float">
            <text:p>37820</text:p>
          </table:table-cell>
          <table:table-cell table:style-name="ce8" office:value-type="string" calcext:value-type="string">
            <text:p>Léon Frot / Mercoeur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592" calcext:value-type="float">
            <text:p>43592</text:p>
          </table:table-cell>
          <table:table-cell table:style-name="ce8" office:value-type="string" calcext:value-type="string">
            <text:p>Bd Voltaire / Chemin Ver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425" calcext:value-type="float">
            <text:p>44425</text:p>
          </table:table-cell>
          <table:table-cell table:style-name="ce8" office:value-type="string" calcext:value-type="string">
            <text:p>République / Saint Mau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326" calcext:value-type="float">
            <text:p>46326</text:p>
          </table:table-cell>
          <table:table-cell table:style-name="ce8" office:value-type="string" calcext:value-type="string">
            <text:p>Place Léon Blum / Bd Voltaire / Roquett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009" calcext:value-type="float">
            <text:p>48009</text:p>
          </table:table-cell>
          <table:table-cell table:style-name="ce8" office:value-type="string" calcext:value-type="string">
            <text:p>Bd Voltaire / Charo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2920" calcext:value-type="float">
            <text:p>52920</text:p>
          </table:table-cell>
          <table:table-cell table:style-name="ce8" office:value-type="string" calcext:value-type="string">
            <text:p>Bd Voltaire / Montreuil / Immeubles industriel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843" calcext:value-type="float">
            <text:p>53843</text:p>
          </table:table-cell>
          <table:table-cell table:style-name="ce8" office:value-type="string" calcext:value-type="string">
            <text:p>Bd Richard Lenoir / Saint Sabi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843" calcext:value-type="float">
            <text:p>55843</text:p>
          </table:table-cell>
          <table:table-cell table:style-name="ce8" office:value-type="string" calcext:value-type="string">
            <text:p>Mercoeur / Auguste Lauren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760" calcext:value-type="float">
            <text:p>56760</text:p>
          </table:table-cell>
          <table:table-cell table:style-name="ce8" office:value-type="string" calcext:value-type="string">
            <text:p>Bd Belleville / Jean-Pierre Timbaud / Couronnes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464" calcext:value-type="float">
            <text:p>59464</text:p>
          </table:table-cell>
          <table:table-cell table:style-name="ce8" office:value-type="string" calcext:value-type="string">
            <text:p>Bd Voltaire / Bd Richard Lenoir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0866" calcext:value-type="float">
            <text:p>60866</text:p>
          </table:table-cell>
          <table:table-cell table:style-name="ce8" office:value-type="string" calcext:value-type="string">
            <text:p>Arcade rue Robert Houdi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906" calcext:value-type="float">
            <text:p>64906</text:p>
          </table:table-cell>
          <table:table-cell table:style-name="ce8" office:value-type="string" calcext:value-type="string">
            <text:p>Place de la Nation / Bd Didero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231" calcext:value-type="float">
            <text:p>68231</text:p>
          </table:table-cell>
          <table:table-cell table:style-name="ce8" office:value-type="string" calcext:value-type="string">
            <text:p>Bd Voltaire / Saint Ambrois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375" calcext:value-type="float">
            <text:p>68375</text:p>
          </table:table-cell>
          <table:table-cell table:style-name="ce8" office:value-type="string" calcext:value-type="string">
            <text:p>Bd Charonne / Alexandre Duma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9661" calcext:value-type="float">
            <text:p>69661</text:p>
          </table:table-cell>
          <table:table-cell table:style-name="ce8" office:value-type="string" calcext:value-type="string">
            <text:p>Place de la Nation / Taillebourg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048" calcext:value-type="float">
            <text:p>79048</text:p>
          </table:table-cell>
          <table:table-cell table:style-name="ce8" office:value-type="string" calcext:value-type="string">
            <text:p>Bd Voltaire / Léon Frot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850" calcext:value-type="float">
            <text:p>81850</text:p>
          </table:table-cell>
          <table:table-cell table:style-name="ce8" office:value-type="string" calcext:value-type="string">
            <text:p>République / Saint Mau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274" calcext:value-type="float">
            <text:p>84274</text:p>
          </table:table-cell>
          <table:table-cell table:style-name="ce8" office:value-type="string" calcext:value-type="string">
            <text:p>Roquette / Popincourt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362" calcext:value-type="float">
            <text:p>84362</text:p>
          </table:table-cell>
          <table:table-cell table:style-name="ce8" office:value-type="string" calcext:value-type="string">
            <text:p>Place Mireille Havet / Faubourg Saint Antoine / Faidherbe / Chaligny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426" calcext:value-type="float">
            <text:p>85426</text:p>
          </table:table-cell>
          <table:table-cell table:style-name="ce8" office:value-type="string" calcext:value-type="string">
            <text:p>Jean-Pierre Timbaud / Moret / Vaucouleur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133" calcext:value-type="float">
            <text:p>86133</text:p>
          </table:table-cell>
          <table:table-cell table:style-name="ce8" office:value-type="string" calcext:value-type="string">
            <text:p>Place de la République / avenue de la République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7044" calcext:value-type="float">
            <text:p>87044</text:p>
          </table:table-cell>
          <table:table-cell table:style-name="ce8" office:value-type="string" calcext:value-type="string">
            <text:p>Place de la Nation / Bd Voltaire / Faubourg Saint Antoin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238" calcext:value-type="float">
            <text:p>88238</text:p>
          </table:table-cell>
          <table:table-cell table:style-name="ce8" office:value-type="string" calcext:value-type="string">
            <text:p>Parmentier / Saint Ambroise</text:p>
          </table:table-cell>
          <table:table-cell table:style-name="ce9" office:value-type="date" office:date-value="2013-06-07" calcext:value-type="date">
            <text:p>07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8838" calcext:value-type="float">
            <text:p>88838</text:p>
          </table:table-cell>
          <table:table-cell table:style-name="ce8" office:value-type="string" calcext:value-type="string">
            <text:p>Place de la Bastille / Rue de la Roquett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486" calcext:value-type="float">
            <text:p>90486</text:p>
          </table:table-cell>
          <table:table-cell table:style-name="ce8" office:value-type="string" calcext:value-type="string">
            <text:p>Faubourg du Temple / Malt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261" calcext:value-type="float">
            <text:p>94261</text:p>
          </table:table-cell>
          <table:table-cell table:style-name="ce8" office:value-type="string" calcext:value-type="string">
            <text:p>Bd Charonne / rue de Charonne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4639" calcext:value-type="float">
            <text:p>94639</text:p>
          </table:table-cell>
          <table:table-cell table:style-name="ce8" office:value-type="string" calcext:value-type="string">
            <text:p>Bd Belleville / Orillon / Ramponeau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81" calcext:value-type="float">
            <text:p>96081</text:p>
          </table:table-cell>
          <table:table-cell table:style-name="ce8" office:value-type="string" calcext:value-type="string">
            <text:p>Place de la République / Bd Voltaire</text:p>
          </table:table-cell>
          <table:table-cell table:style-name="ce9" office:value-type="date" office:date-value="2013-03-01" calcext:value-type="date">
            <text:p>01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0100" calcext:value-type="float">
            <text:p>10100</text:p>
          </table:table-cell>
          <table:table-cell table:style-name="ce8" office:value-type="string" calcext:value-type="string">
            <text:p>Trône / Bd Picpus / Cours de Vincenn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557" calcext:value-type="float">
            <text:p>10557</text:p>
          </table:table-cell>
          <table:table-cell table:style-name="ce8" office:value-type="string" calcext:value-type="string">
            <text:p>Bd Bastille / Jules César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003" calcext:value-type="float">
            <text:p>12003</text:p>
          </table:table-cell>
          <table:table-cell table:style-name="ce8" office:value-type="string" calcext:value-type="string">
            <text:p>Bercy / Villiot</text:p>
          </table:table-cell>
          <table:table-cell table:style-name="ce9" office:value-type="date" office:date-value="2018-05-31" calcext:value-type="date">
            <text:p>31/05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2029" calcext:value-type="float">
            <text:p>12029</text:p>
          </table:table-cell>
          <table:table-cell table:style-name="ce8" office:value-type="string" calcext:value-type="string">
            <text:p>Place Maurice de Fontenay</text:p>
          </table:table-cell>
          <table:table-cell table:style-name="ce9" office:value-type="date" office:date-value="2018-08-31" calcext:value-type="date">
            <text:p>31/08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2067" calcext:value-type="float">
            <text:p>12067</text:p>
          </table:table-cell>
          <table:table-cell table:style-name="ce8" office:value-type="string" calcext:value-type="string">
            <text:p>Léonard Bernstein / Parc de Bercy</text:p>
          </table:table-cell>
          <table:table-cell table:style-name="ce9" office:value-type="date" office:date-value="2017-03-29" calcext:value-type="date">
            <text:p>29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2069" calcext:value-type="float">
            <text:p>12069</text:p>
          </table:table-cell>
          <table:table-cell table:style-name="ce8" office:value-type="string" calcext:value-type="string">
            <text:p>Charenton / Bd Reuilly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82" calcext:value-type="float">
            <text:p>12082</text:p>
          </table:table-cell>
          <table:table-cell table:style-name="ce8" office:value-type="string" calcext:value-type="string">
            <text:p>Skatepark Bercy</text:p>
          </table:table-cell>
          <table:table-cell table:style-name="ce9" office:value-type="date" office:date-value="2017-01-09" calcext:value-type="date">
            <text:p>09/01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2083" calcext:value-type="float">
            <text:p>12083</text:p>
          </table:table-cell>
          <table:table-cell table:style-name="ce8" office:value-type="string" calcext:value-type="string">
            <text:p>Hénard / Vivaldi</text:p>
          </table:table-cell>
          <table:table-cell table:style-name="ce9" office:value-type="date" office:date-value="2016-09-27" calcext:value-type="date">
            <text:p>27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89" calcext:value-type="float">
            <text:p>12089</text:p>
          </table:table-cell>
          <table:table-cell table:style-name="ce8" office:value-type="string" calcext:value-type="string">
            <text:p>Bizot / Sahel</text:p>
          </table:table-cell>
          <table:table-cell table:style-name="ce9" office:value-type="date" office:date-value="2016-11-29" calcext:value-type="date">
            <text:p>29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90" calcext:value-type="float">
            <text:p>12090</text:p>
          </table:table-cell>
          <table:table-cell table:style-name="ce8" office:value-type="string" calcext:value-type="string">
            <text:p>Jacques Hillairet / Albinoni</text:p>
          </table:table-cell>
          <table:table-cell table:style-name="ce9" office:value-type="date" office:date-value="2016-10-20" calcext:value-type="date">
            <text:p>20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091" calcext:value-type="float">
            <text:p>12091</text:p>
          </table:table-cell>
          <table:table-cell table:style-name="ce8" office:value-type="string" calcext:value-type="string">
            <text:p>Daumesnil / Fécamp</text:p>
          </table:table-cell>
          <table:table-cell table:style-name="ce9" office:value-type="date" office:date-value="2016-09-01" calcext:value-type="date">
            <text:p>01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2432" calcext:value-type="float">
            <text:p>12432</text:p>
          </table:table-cell>
          <table:table-cell table:style-name="ce8" office:value-type="string" calcext:value-type="string">
            <text:p>12-14, cité Moyne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469" calcext:value-type="float">
            <text:p>13469</text:p>
          </table:table-cell>
          <table:table-cell table:style-name="ce8" office:value-type="string" calcext:value-type="string">
            <text:p>30, Bd Carnot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4293" calcext:value-type="float">
            <text:p>14293</text:p>
          </table:table-cell>
          <table:table-cell table:style-name="ce8" office:value-type="string" calcext:value-type="string">
            <text:p>Bd Diderot / Abel</text:p>
          </table:table-cell>
          <table:table-cell table:style-name="ce9" office:value-type="date" office:date-value="2012-04-06" calcext:value-type="date">
            <text:p>06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271" calcext:value-type="float">
            <text:p>16271</text:p>
          </table:table-cell>
          <table:table-cell table:style-name="ce8" office:value-type="string" calcext:value-type="string">
            <text:p>177, rue de Bercy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993" calcext:value-type="float">
            <text:p>16993</text:p>
          </table:table-cell>
          <table:table-cell table:style-name="ce8" office:value-type="string" calcext:value-type="string">
            <text:p>Daumesnil / Ceinture du Lac Daumesnil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7662" calcext:value-type="float">
            <text:p>17662</text:p>
          </table:table-cell>
          <table:table-cell table:style-name="ce8" office:value-type="string" calcext:value-type="string">
            <text:p>Tourneux / Edouard Rober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733" calcext:value-type="float">
            <text:p>17733</text:p>
          </table:table-cell>
          <table:table-cell table:style-name="ce8" office:value-type="string" calcext:value-type="string">
            <text:p>Place de la Bastille / Port de l'Arsena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779" calcext:value-type="float">
            <text:p>19779</text:p>
          </table:table-cell>
          <table:table-cell table:style-name="ce8" office:value-type="string" calcext:value-type="string">
            <text:p>Bd Poniatowski / Claude Decaen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9963" calcext:value-type="float">
            <text:p>19963</text:p>
          </table:table-cell>
          <table:table-cell table:style-name="ce8" office:value-type="string" calcext:value-type="string">
            <text:p>Fécamp / Wattignie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458" calcext:value-type="float">
            <text:p>22458</text:p>
          </table:table-cell>
          <table:table-cell table:style-name="ce8" office:value-type="string" calcext:value-type="string">
            <text:p>Place Edouard Renard / Bd Soult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517" calcext:value-type="float">
            <text:p>25517</text:p>
          </table:table-cell>
          <table:table-cell table:style-name="ce8" office:value-type="string" calcext:value-type="string">
            <text:p>Daumesnil / Ledru Rollin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427" calcext:value-type="float">
            <text:p>30427</text:p>
          </table:table-cell>
          <table:table-cell table:style-name="ce8" office:value-type="string" calcext:value-type="string">
            <text:p>Place colonel Bourgoin / Chaligny / Charenton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738" calcext:value-type="float">
            <text:p>30738</text:p>
          </table:table-cell>
          <table:table-cell table:style-name="ce8" office:value-type="string" calcext:value-type="string">
            <text:p>Quai de Bercy / Sortie POPB Sud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0906" calcext:value-type="float">
            <text:p>30906</text:p>
          </table:table-cell>
          <table:table-cell table:style-name="ce8" office:value-type="string" calcext:value-type="string">
            <text:p>Place Henri Frenay / Roland Barthes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2959" calcext:value-type="float">
            <text:p>32959</text:p>
          </table:table-cell>
          <table:table-cell table:style-name="ce8" office:value-type="string" calcext:value-type="string">
            <text:p>195, rue de Bercy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039" calcext:value-type="float">
            <text:p>33039</text:p>
          </table:table-cell>
          <table:table-cell table:style-name="ce8" office:value-type="string" calcext:value-type="string">
            <text:p>Place de la Bastille / Bd Bastille / Ly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553" calcext:value-type="float">
            <text:p>33553</text:p>
          </table:table-cell>
          <table:table-cell table:style-name="ce8" office:value-type="string" calcext:value-type="string">
            <text:p>Place d'Aligre / 18, rue d'Aligr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599" calcext:value-type="float">
            <text:p>33599</text:p>
          </table:table-cell>
          <table:table-cell table:style-name="ce8" office:value-type="string" calcext:value-type="string">
            <text:p>Quai de la Rapée / Pont Charles de Gaulle (Est)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5702" calcext:value-type="float">
            <text:p>35702</text:p>
          </table:table-cell>
          <table:table-cell table:style-name="ce8" office:value-type="string" calcext:value-type="string">
            <text:p>Quai de la Râpée / Bd Didero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726" calcext:value-type="float">
            <text:p>36726</text:p>
          </table:table-cell>
          <table:table-cell table:style-name="ce8" office:value-type="string" calcext:value-type="string">
            <text:p>Ledru Rollin / Charenton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644" calcext:value-type="float">
            <text:p>37644</text:p>
          </table:table-cell>
          <table:table-cell table:style-name="ce8" office:value-type="string" calcext:value-type="string">
            <text:p>Courteline / Entrée BPI / Bd Carnot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396" calcext:value-type="float">
            <text:p>38396</text:p>
          </table:table-cell>
          <table:table-cell table:style-name="ce8" office:value-type="string" calcext:value-type="string">
            <text:p>Place Félix Eboué / Daumesnil / Bd de Reuilly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76" calcext:value-type="float">
            <text:p>41676</text:p>
          </table:table-cell>
          <table:table-cell table:style-name="ce8" office:value-type="string" calcext:value-type="string">
            <text:p>Bd Diderot / Reuilly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411" calcext:value-type="float">
            <text:p>42411</text:p>
          </table:table-cell>
          <table:table-cell table:style-name="ce8" office:value-type="string" calcext:value-type="string">
            <text:p>Cours de Vincennes / Docteur Arnold Netter</text:p>
          </table:table-cell>
          <table:table-cell table:style-name="ce9" office:value-type="date" office:date-value="2013-12-20" calcext:value-type="date">
            <text:p>20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2724" calcext:value-type="float">
            <text:p>42724</text:p>
          </table:table-cell>
          <table:table-cell table:style-name="ce8" office:value-type="string" calcext:value-type="string">
            <text:p>Place du Bataillon du Pacifique / Bd de Bercy / Rue de Bercy</text:p>
          </table:table-cell>
          <table:table-cell table:style-name="ce9" office:value-type="date" office:date-value="2014-03-18" calcext:value-type="date">
            <text:p>18/03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6378" calcext:value-type="float">
            <text:p>46378</text:p>
          </table:table-cell>
          <table:table-cell table:style-name="ce8" office:value-type="string" calcext:value-type="string">
            <text:p>Quai de la Râpée / Ledru Rollin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130" calcext:value-type="float">
            <text:p>47130</text:p>
          </table:table-cell>
          <table:table-cell table:style-name="ce8" office:value-type="string" calcext:value-type="string">
            <text:p>Place de la Bastille / Colonn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573" calcext:value-type="float">
            <text:p>47573</text:p>
          </table:table-cell>
          <table:table-cell table:style-name="ce8" office:value-type="string" calcext:value-type="string">
            <text:p>Daumesnil / Rambouillet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147" calcext:value-type="float">
            <text:p>48147</text:p>
          </table:table-cell>
          <table:table-cell table:style-name="ce8" office:value-type="string" calcext:value-type="string">
            <text:p>Place des Combattants en Afrique du Nord / Bd Diderot / Lyo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229" calcext:value-type="float">
            <text:p>50229</text:p>
          </table:table-cell>
          <table:table-cell table:style-name="ce8" office:value-type="string" calcext:value-type="string">
            <text:p>Place Edouard Renard / Bd Poniatowski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155" calcext:value-type="float">
            <text:p>53155</text:p>
          </table:table-cell>
          <table:table-cell table:style-name="ce8" office:value-type="string" calcext:value-type="string">
            <text:p>Brèche aux Loups / Duranc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5469" calcext:value-type="float">
            <text:p>55469</text:p>
          </table:table-cell>
          <table:table-cell table:style-name="ce8" office:value-type="string" calcext:value-type="string">
            <text:p>Bd Diderot / Chalign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58302" calcext:value-type="float">
            <text:p>58302</text:p>
          </table:table-cell>
          <table:table-cell table:style-name="ce8" office:value-type="string" calcext:value-type="string">
            <text:p>Daumesnil / Bd Diderot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0061" calcext:value-type="float">
            <text:p>60061</text:p>
          </table:table-cell>
          <table:table-cell table:style-name="ce8" office:value-type="string" calcext:value-type="string">
            <text:p>François Truffaut / Passage Saint Emili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1905" calcext:value-type="float">
            <text:p>61905</text:p>
          </table:table-cell>
          <table:table-cell table:style-name="ce8" office:value-type="string" calcext:value-type="string">
            <text:p>Bd Diderot / Picpu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2164" calcext:value-type="float">
            <text:p>62164</text:p>
          </table:table-cell>
          <table:table-cell table:style-name="ce8" office:value-type="string" calcext:value-type="string">
            <text:p>Chrétien de Troyes / Roland Barth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001" calcext:value-type="float">
            <text:p>64001</text:p>
          </table:table-cell>
          <table:table-cell table:style-name="ce8" office:value-type="string" calcext:value-type="string">
            <text:p>59, boulevard Soul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346" calcext:value-type="float">
            <text:p>65346</text:p>
          </table:table-cell>
          <table:table-cell table:style-name="ce8" office:value-type="string" calcext:value-type="string">
            <text:p>Quai de Bercy / Joseph Kessel / Pont de Tolbiac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6094" calcext:value-type="float">
            <text:p>66094</text:p>
          </table:table-cell>
          <table:table-cell table:style-name="ce8" office:value-type="string" calcext:value-type="string">
            <text:p>Quai de Bercy / Pont de Bercy / Bd de Bercy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606" calcext:value-type="float">
            <text:p>68606</text:p>
          </table:table-cell>
          <table:table-cell table:style-name="ce8" office:value-type="string" calcext:value-type="string">
            <text:p>63, rue de Picpus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637" calcext:value-type="float">
            <text:p>72637</text:p>
          </table:table-cell>
          <table:table-cell table:style-name="ce8" office:value-type="string" calcext:value-type="string">
            <text:p>Route de la Pyramide</text:p>
          </table:table-cell>
          <table:table-cell table:style-name="ce9" office:value-type="date" office:date-value="2015-05-15" calcext:value-type="date">
            <text:p>15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73321" calcext:value-type="float">
            <text:p>73321</text:p>
          </table:table-cell>
          <table:table-cell table:style-name="ce8" office:value-type="string" calcext:value-type="string">
            <text:p>Bd Diderot / Bercy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510" calcext:value-type="float">
            <text:p>75510</text:p>
          </table:table-cell>
          <table:table-cell table:style-name="ce8" office:value-type="string" calcext:value-type="string">
            <text:p>Reuilly / Montgallet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071" calcext:value-type="float">
            <text:p>77071</text:p>
          </table:table-cell>
          <table:table-cell table:style-name="ce8" office:value-type="string" calcext:value-type="string">
            <text:p>Place Henri Frenay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257" calcext:value-type="float">
            <text:p>80257</text:p>
          </table:table-cell>
          <table:table-cell table:style-name="ce8" office:value-type="string" calcext:value-type="string">
            <text:p>Picpus / Saint Mandé / Fabre d'Eglant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204" calcext:value-type="float">
            <text:p>81204</text:p>
          </table:table-cell>
          <table:table-cell table:style-name="ce8" office:value-type="string" calcext:value-type="string">
            <text:p>Avenue de la porte de Vincennes (sur Bd périphérique)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3531" calcext:value-type="float">
            <text:p>83531</text:p>
          </table:table-cell>
          <table:table-cell table:style-name="ce8" office:value-type="string" calcext:value-type="string">
            <text:p>Bd Poniatowski / Charenton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480" calcext:value-type="float">
            <text:p>84480</text:p>
          </table:table-cell>
          <table:table-cell table:style-name="ce8" office:value-type="string" calcext:value-type="string">
            <text:p>156, Bd Didero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4570" calcext:value-type="float">
            <text:p>84570</text:p>
          </table:table-cell>
          <table:table-cell table:style-name="ce8" office:value-type="string" calcext:value-type="string">
            <text:p>Reuilly / Erar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7643" calcext:value-type="float">
            <text:p>87643</text:p>
          </table:table-cell>
          <table:table-cell table:style-name="ce8" office:value-type="string" calcext:value-type="string">
            <text:p>19, rue du colonel Rozanoff</text:p>
          </table:table-cell>
          <table:table-cell table:style-name="ce9" office:value-type="date" office:date-value="2014-11-28" calcext:value-type="date">
            <text:p>28/11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0101" calcext:value-type="float">
            <text:p>90101</text:p>
          </table:table-cell>
          <table:table-cell table:style-name="ce8" office:value-type="string" calcext:value-type="string">
            <text:p>Place Félix Eboué / Daumesnil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513" calcext:value-type="float">
            <text:p>90513</text:p>
          </table:table-cell>
          <table:table-cell table:style-name="ce8" office:value-type="string" calcext:value-type="string">
            <text:p>Rambouillet / Châlon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445" calcext:value-type="float">
            <text:p>91445</text:p>
          </table:table-cell>
          <table:table-cell table:style-name="ce8" office:value-type="string" calcext:value-type="string">
            <text:p>Esplanade Saint Louis</text:p>
          </table:table-cell>
          <table:table-cell table:style-name="ce9" office:value-type="date" office:date-value="2015-05-15" calcext:value-type="date">
            <text:p>15/05/2015</text:p>
          </table:table-cell>
          <table:table-cell table:number-columns-repeated="1021"/>
        </table:table-row>
        <table:table-row table:style-name="ro6">
          <table:table-cell table:style-name="ce7" office:value-type="float" office:value="91873" calcext:value-type="float">
            <text:p>91873</text:p>
          </table:table-cell>
          <table:table-cell table:style-name="ce8" office:value-type="string" calcext:value-type="string">
            <text:p>Pont de Tolbiac - Aval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044" calcext:value-type="float">
            <text:p>93044</text:p>
          </table:table-cell>
          <table:table-cell table:style-name="ce8" office:value-type="string" calcext:value-type="string">
            <text:p>Bd Soult / Cours de Vincennes / Avenue de la porte de Vincennes</text:p>
          </table:table-cell>
          <table:table-cell table:style-name="ce9" office:value-type="date" office:date-value="2012-11-23" calcext:value-type="date">
            <text:p>23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387" calcext:value-type="float">
            <text:p>94387</text:p>
          </table:table-cell>
          <table:table-cell table:style-name="ce8" office:value-type="string" calcext:value-type="string">
            <text:p>Faubourg Saint Antoine / Ledru Rollin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4447" calcext:value-type="float">
            <text:p>94447</text:p>
          </table:table-cell>
          <table:table-cell table:style-name="ce8" office:value-type="string" calcext:value-type="string">
            <text:p>Bd Reuilly / Taine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975" calcext:value-type="float">
            <text:p>97975</text:p>
          </table:table-cell>
          <table:table-cell table:style-name="ce8" office:value-type="string" calcext:value-type="string">
            <text:p>Bd Soult / Saint Mandé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97975A</text:p>
          </table:table-cell>
          <table:table-cell table:style-name="ce8" office:value-type="string" calcext:value-type="string">
            <text:p>Bd Soult / Courtelin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105" calcext:value-type="float">
            <text:p>10105</text:p>
          </table:table-cell>
          <table:table-cell table:style-name="ce8" office:value-type="string" calcext:value-type="string">
            <text:p>8, Bd Hôpita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1144" calcext:value-type="float">
            <text:p>11144</text:p>
          </table:table-cell>
          <table:table-cell table:style-name="ce8" office:value-type="string" calcext:value-type="string">
            <text:p>Italie / Tag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569" calcext:value-type="float">
            <text:p>12569</text:p>
          </table:table-cell>
          <table:table-cell table:style-name="ce8" office:value-type="string" calcext:value-type="string">
            <text:p>Simone Weil / Frères d'Astier de la Vigerie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054" calcext:value-type="float">
            <text:p>13054</text:p>
          </table:table-cell>
          <table:table-cell table:style-name="ce8" office:value-type="string" calcext:value-type="string">
            <text:p>Massena / Darmesteter</text:p>
          </table:table-cell>
          <table:table-cell table:style-name="ce9" office:value-type="date" office:date-value="2017-02-24" calcext:value-type="date">
            <text:p>2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74" calcext:value-type="float">
            <text:p>13074</text:p>
          </table:table-cell>
          <table:table-cell table:style-name="ce8" office:value-type="string" calcext:value-type="string">
            <text:p>55 Vincent Auriol</text:p>
          </table:table-cell>
          <table:table-cell table:style-name="ce9" office:value-type="date" office:date-value="2017-03-06" calcext:value-type="date">
            <text:p>06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75" calcext:value-type="float">
            <text:p>13075</text:p>
          </table:table-cell>
          <table:table-cell table:style-name="ce8" office:value-type="string" calcext:value-type="string">
            <text:p>Chateau des Rentiers / Ricaut</text:p>
          </table:table-cell>
          <table:table-cell table:style-name="ce9" office:value-type="date" office:date-value="2016-08-01" calcext:value-type="date">
            <text:p>01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76" calcext:value-type="float">
            <text:p>13076</text:p>
          </table:table-cell>
          <table:table-cell table:style-name="ce8" office:value-type="string" calcext:value-type="string">
            <text:p>Patay / Tolbiac</text:p>
          </table:table-cell>
          <table:table-cell table:style-name="ce9" office:value-type="date" office:date-value="2016-09-22" calcext:value-type="date">
            <text:p>22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77" calcext:value-type="float">
            <text:p>13077</text:p>
          </table:table-cell>
          <table:table-cell table:style-name="ce8" office:value-type="string" calcext:value-type="string">
            <text:p>Massena / Vitry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80" calcext:value-type="float">
            <text:p>13080</text:p>
          </table:table-cell>
          <table:table-cell table:style-name="ce8" office:value-type="string" calcext:value-type="string">
            <text:p>Olympiades / Rome / Stadium</text:p>
          </table:table-cell>
          <table:table-cell table:style-name="ce9" office:value-type="date" office:date-value="2016-09-01" calcext:value-type="date">
            <text:p>01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3081" calcext:value-type="float">
            <text:p>13081</text:p>
          </table:table-cell>
          <table:table-cell table:style-name="ce8" office:value-type="string" calcext:value-type="string">
            <text:p>Bourgon / Moulin de la Pointe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3084" calcext:value-type="float">
            <text:p>13084</text:p>
          </table:table-cell>
          <table:table-cell table:style-name="ce8" office:value-type="string" calcext:value-type="string">
            <text:p>Tolbiac / Bobillot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85" calcext:value-type="float">
            <text:p>13085</text:p>
          </table:table-cell>
          <table:table-cell table:style-name="ce8" office:value-type="string" calcext:value-type="string">
            <text:p>Bobillot / Vandrezanne</text:p>
          </table:table-cell>
          <table:table-cell table:style-name="ce9" office:value-type="date" office:date-value="2017-03-13" calcext:value-type="date">
            <text:p>1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86" calcext:value-type="float">
            <text:p>13086</text:p>
          </table:table-cell>
          <table:table-cell table:style-name="ce8" office:value-type="string" calcext:value-type="string">
            <text:p>Bd Arago / Glacière</text:p>
          </table:table-cell>
          <table:table-cell table:style-name="ce9" office:value-type="date" office:date-value="2017-02-24" calcext:value-type="date">
            <text:p>2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088" calcext:value-type="float">
            <text:p>13088</text:p>
          </table:table-cell>
          <table:table-cell table:style-name="ce8" office:value-type="string" calcext:value-type="string">
            <text:p>Halle Freyssinet / Douve arrière</text:p>
          </table:table-cell>
          <table:table-cell table:style-name="ce9" office:value-type="date" office:date-value="2017-05-23" calcext:value-type="date">
            <text:p>23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3231" calcext:value-type="float">
            <text:p>13231</text:p>
          </table:table-cell>
          <table:table-cell table:style-name="ce8" office:value-type="string" calcext:value-type="string">
            <text:p>Olympiades / Londres / Anvers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3412" calcext:value-type="float">
            <text:p>13412</text:p>
          </table:table-cell>
          <table:table-cell table:style-name="ce8" office:value-type="string" calcext:value-type="string">
            <text:p>Pont Charles de Gaulle / Quai d'Austerlitz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3532" calcext:value-type="float">
            <text:p>13532</text:p>
          </table:table-cell>
          <table:table-cell table:style-name="ce8" office:value-type="string" calcext:value-type="string">
            <text:p>Olympiades / Mexico - Franprix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3700" calcext:value-type="float">
            <text:p>13700</text:p>
          </table:table-cell>
          <table:table-cell table:style-name="ce8" office:value-type="string" calcext:value-type="string">
            <text:p>Olympiades / Squaw Valley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3772" calcext:value-type="float">
            <text:p>13772</text:p>
          </table:table-cell>
          <table:table-cell table:style-name="ce8" office:value-type="string" calcext:value-type="string">
            <text:p>Place Jeanne d'Arc / Place Souham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967" calcext:value-type="float">
            <text:p>13967</text:p>
          </table:table-cell>
          <table:table-cell table:style-name="ce8" office:value-type="string" calcext:value-type="string">
            <text:p>Colonel Dominé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4707" calcext:value-type="float">
            <text:p>14707</text:p>
          </table:table-cell>
          <table:table-cell table:style-name="ce8" office:value-type="string" calcext:value-type="string">
            <text:p>Porte d'Italie / Bd extérieur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765" calcext:value-type="float">
            <text:p>14765</text:p>
          </table:table-cell>
          <table:table-cell table:style-name="ce8" office:value-type="string" calcext:value-type="string">
            <text:p>Place Vénétie</text:p>
          </table:table-cell>
          <table:table-cell table:style-name="ce9" office:value-type="date" office:date-value="2013-01-25" calcext:value-type="date">
            <text:p>25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5476" calcext:value-type="float">
            <text:p>15476</text:p>
          </table:table-cell>
          <table:table-cell table:style-name="ce8" office:value-type="string" calcext:value-type="string">
            <text:p>Rue Chevaleret / Métro Chevaleret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868" calcext:value-type="float">
            <text:p>15868</text:p>
          </table:table-cell>
          <table:table-cell table:style-name="ce8" office:value-type="string" calcext:value-type="string">
            <text:p>Docteur Tuffier / Peuplier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244" calcext:value-type="float">
            <text:p>16244</text:p>
          </table:table-cell>
          <table:table-cell table:style-name="ce8" office:value-type="string" calcext:value-type="string">
            <text:p>Place docteur Yersin / Joseph Bédier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986" calcext:value-type="float">
            <text:p>16986</text:p>
          </table:table-cell>
          <table:table-cell table:style-name="ce8" office:value-type="string" calcext:value-type="string">
            <text:p>Italie / Tolbiac</text:p>
          </table:table-cell>
          <table:table-cell table:style-name="ce9" office:value-type="date" office:date-value="2012-08-10" calcext:value-type="date">
            <text:p>10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97" calcext:value-type="float">
            <text:p>17197</text:p>
          </table:table-cell>
          <table:table-cell table:style-name="ce8" office:value-type="string" calcext:value-type="string">
            <text:p>Docteur Magnan / Charles Moureu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332" calcext:value-type="float">
            <text:p>18332</text:p>
          </table:table-cell>
          <table:table-cell table:style-name="ce8" office:value-type="string" calcext:value-type="string">
            <text:p>Chevaleret / Clisson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286" calcext:value-type="float">
            <text:p>19286</text:p>
          </table:table-cell>
          <table:table-cell table:style-name="ce8" office:value-type="string" calcext:value-type="string">
            <text:p>Olympiades / Accueil Rome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9566" calcext:value-type="float">
            <text:p>19566</text:p>
          </table:table-cell>
          <table:table-cell table:style-name="ce8" office:value-type="string" calcext:value-type="string">
            <text:p>Ivry / Regnaul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1" calcext:value-type="float">
            <text:p>19891</text:p>
          </table:table-cell>
          <table:table-cell table:style-name="ce8" office:value-type="string" calcext:value-type="string">
            <text:p>Place Italie / Bd Vincent Auriol / Chois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23065" calcext:value-type="float">
            <text:p>23065</text:p>
          </table:table-cell>
          <table:table-cell table:style-name="ce8" office:value-type="string" calcext:value-type="string">
            <text:p>Italie / Vandrezann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765" calcext:value-type="float">
            <text:p>25765</text:p>
          </table:table-cell>
          <table:table-cell table:style-name="ce8" office:value-type="string" calcext:value-type="string">
            <text:p>Chevaleret / Cantagrel / Eugène Oudiné / Watt</text:p>
          </table:table-cell>
          <table:table-cell table:style-name="ce9" office:value-type="date" office:date-value="2013-06-07" calcext:value-type="date">
            <text:p>07/06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8637" calcext:value-type="float">
            <text:p>28637</text:p>
          </table:table-cell>
          <table:table-cell table:style-name="ce8" office:value-type="string" calcext:value-type="string">
            <text:p>Bd Masséna / Péan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435" calcext:value-type="float">
            <text:p>29435</text:p>
          </table:table-cell>
          <table:table-cell table:style-name="ce8" office:value-type="string" calcext:value-type="string">
            <text:p>Albert / Jean Fautrier / Trolley de Prévaux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712" calcext:value-type="float">
            <text:p>29712</text:p>
          </table:table-cell>
          <table:table-cell table:style-name="ce8" office:value-type="string" calcext:value-type="string">
            <text:p>Avenue de France / Raymond Aron / Promenade Jules Isaac</text:p>
          </table:table-cell>
          <table:table-cell table:style-name="ce9" office:value-type="date" office:date-value="2013-11-01" calcext:value-type="date">
            <text:p>01/1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30118" calcext:value-type="float">
            <text:p>30118</text:p>
          </table:table-cell>
          <table:table-cell table:style-name="ce8" office:value-type="string" calcext:value-type="string">
            <text:p>15bis, rue de Tolbiac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0922" calcext:value-type="float">
            <text:p>30922</text:p>
          </table:table-cell>
          <table:table-cell table:style-name="ce8" office:value-type="string" calcext:value-type="string">
            <text:p>Quai François Mauriac / Passerelle Simone de Beauvoir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183" calcext:value-type="float">
            <text:p>33183</text:p>
          </table:table-cell>
          <table:table-cell table:style-name="ce8" office:value-type="string" calcext:value-type="string">
            <text:p>Bd Général Jean Simon / Pont National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836" calcext:value-type="float">
            <text:p>34836</text:p>
          </table:table-cell>
          <table:table-cell table:style-name="ce8" office:value-type="string" calcext:value-type="string">
            <text:p>Bd Masséna / Choisy</text:p>
          </table:table-cell>
          <table:table-cell table:style-name="ce9" office:value-type="date" office:date-value="2013-05-17" calcext:value-type="date">
            <text:p>17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35012" calcext:value-type="float">
            <text:p>35012</text:p>
          </table:table-cell>
          <table:table-cell table:style-name="ce8" office:value-type="string" calcext:value-type="string">
            <text:p>Place Claude Bourdet / Corvisart / Cordelièr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5705" calcext:value-type="float">
            <text:p>45705</text:p>
          </table:table-cell>
          <table:table-cell table:style-name="ce8" office:value-type="string" calcext:value-type="string">
            <text:p>Gobelins / Bd Arago / Bd Port Royal / Bd Saint Marcel (Ouest)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911" calcext:value-type="float">
            <text:p>46911</text:p>
          </table:table-cell>
          <table:table-cell table:style-name="ce8" office:value-type="string" calcext:value-type="string">
            <text:p>Poterne des Peupliers / Sainte Hélèn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653" calcext:value-type="float">
            <text:p>47653</text:p>
          </table:table-cell>
          <table:table-cell table:style-name="ce8" office:value-type="string" calcext:value-type="string">
            <text:p>Dessous des Berges / Patay / Eugène Oudiné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7824" calcext:value-type="float">
            <text:p>47824</text:p>
          </table:table-cell>
          <table:table-cell table:style-name="ce8" office:value-type="string" calcext:value-type="string">
            <text:p>Jeanne d'Arc / Domrémy / Patay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567" calcext:value-type="float">
            <text:p>48567</text:p>
          </table:table-cell>
          <table:table-cell table:style-name="ce8" office:value-type="string" calcext:value-type="string">
            <text:p>Gobelins / Bd Arago / Bd Port Royal / Bd Saint Marcel (Nord)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3448" calcext:value-type="float">
            <text:p>53448</text:p>
          </table:table-cell>
          <table:table-cell table:style-name="ce8" office:value-type="string" calcext:value-type="string">
            <text:p>Gobelins / Bd Arago / Bd Port Royal / Bd Saint Marcel (Sud)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448" calcext:value-type="float">
            <text:p>58448</text:p>
          </table:table-cell>
          <table:table-cell table:style-name="ce8" office:value-type="string" calcext:value-type="string">
            <text:p>Bd Vincent Auriol / Avenue de Franc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557" calcext:value-type="float">
            <text:p>58557</text:p>
          </table:table-cell>
          <table:table-cell table:style-name="ce8" office:value-type="string" calcext:value-type="string">
            <text:p>Bd Hôpital / Bd Saint Marcel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9136" calcext:value-type="float">
            <text:p>59136</text:p>
          </table:table-cell>
          <table:table-cell table:style-name="ce8" office:value-type="string" calcext:value-type="string">
            <text:p>Tolbiac / Choisy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0972" calcext:value-type="float">
            <text:p>60972</text:p>
          </table:table-cell>
          <table:table-cell table:style-name="ce8" office:value-type="string" calcext:value-type="string">
            <text:p>122, rue du Château des Rentiers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371" calcext:value-type="float">
            <text:p>61371</text:p>
          </table:table-cell>
          <table:table-cell table:style-name="ce8" office:value-type="string" calcext:value-type="string">
            <text:p>Place d'Italie / Gobelins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47" calcext:value-type="float">
            <text:p>62347</text:p>
          </table:table-cell>
          <table:table-cell table:style-name="ce8" office:value-type="string" calcext:value-type="string">
            <text:p>Quai François Mauriac / Pont de Tolbiac</text:p>
          </table:table-cell>
          <table:table-cell table:style-name="ce9" office:value-type="date" office:date-value="2013-07-30" calcext:value-type="date">
            <text:p>30/07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2732" calcext:value-type="float">
            <text:p>62732</text:p>
          </table:table-cell>
          <table:table-cell table:style-name="ce8" office:value-type="string" calcext:value-type="string">
            <text:p>Bd Hôpital / Pinel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734" calcext:value-type="float">
            <text:p>62734</text:p>
          </table:table-cell>
          <table:table-cell table:style-name="ce8" office:value-type="string" calcext:value-type="string">
            <text:p>Porte d'Italie (Sur Bd périphérique)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074" calcext:value-type="float">
            <text:p>63074</text:p>
          </table:table-cell>
          <table:table-cell table:style-name="ce8" office:value-type="string" calcext:value-type="string">
            <text:p>Bd Kellermann / Longues Raie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591" calcext:value-type="float">
            <text:p>63591</text:p>
          </table:table-cell>
          <table:table-cell table:style-name="ce8" office:value-type="string" calcext:value-type="string">
            <text:p>Bd Masséna / Avenue de la porte d'Ivry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071" calcext:value-type="float">
            <text:p>64071</text:p>
          </table:table-cell>
          <table:table-cell table:style-name="ce8" office:value-type="string" calcext:value-type="string">
            <text:p>Place Valhubert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594" calcext:value-type="float">
            <text:p>64594</text:p>
          </table:table-cell>
          <table:table-cell table:style-name="ce8" office:value-type="string" calcext:value-type="string">
            <text:p>Choisy / Baudricourt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6003" calcext:value-type="float">
            <text:p>66003</text:p>
          </table:table-cell>
          <table:table-cell table:style-name="ce8" office:value-type="string" calcext:value-type="string">
            <text:p>Place Italie / Bd Auguste Blanqui / Bobillo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6701" calcext:value-type="float">
            <text:p>66701</text:p>
          </table:table-cell>
          <table:table-cell table:style-name="ce8" office:value-type="string" calcext:value-type="string">
            <text:p>Hélicoptère Sécurité Civil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014" calcext:value-type="float">
            <text:p>67014</text:p>
          </table:table-cell>
          <table:table-cell table:style-name="ce8" office:value-type="string" calcext:value-type="string">
            <text:p>Bd Saint Marcel / Jeanne d'Arc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390" calcext:value-type="float">
            <text:p>67390</text:p>
          </table:table-cell>
          <table:table-cell table:style-name="ce8" office:value-type="string" calcext:value-type="string">
            <text:p>103, rue de Tolbiac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7935" calcext:value-type="float">
            <text:p>67935</text:p>
          </table:table-cell>
          <table:table-cell table:style-name="ce8" office:value-type="string" calcext:value-type="string">
            <text:p>Joseph Bédier / Maryse Bastié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021" calcext:value-type="float">
            <text:p>68021</text:p>
          </table:table-cell>
          <table:table-cell table:style-name="ce8" office:value-type="string" calcext:value-type="string">
            <text:p>Bd Auguste Blanqui / Corvisar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334" calcext:value-type="float">
            <text:p>68334</text:p>
          </table:table-cell>
          <table:table-cell table:style-name="ce8" office:value-type="string" calcext:value-type="string">
            <text:p>Bd Auguste Blanqui / Glaciè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0071" calcext:value-type="float">
            <text:p>70071</text:p>
          </table:table-cell>
          <table:table-cell table:style-name="ce8" office:value-type="string" calcext:value-type="string">
            <text:p>Pont National - Amont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1821" calcext:value-type="float">
            <text:p>71821</text:p>
          </table:table-cell>
          <table:table-cell table:style-name="ce8" office:value-type="string" calcext:value-type="string">
            <text:p>Château des Rentiers / Regnault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087" calcext:value-type="float">
            <text:p>73087</text:p>
          </table:table-cell>
          <table:table-cell table:style-name="ce8" office:value-type="string" calcext:value-type="string">
            <text:p>Pont d'Austerlitz - Aval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329" calcext:value-type="float">
            <text:p>75329</text:p>
          </table:table-cell>
          <table:table-cell table:style-name="ce8" office:value-type="string" calcext:value-type="string">
            <text:p>Bd Vincent Auriol / Quai d'Austerlitz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778" calcext:value-type="float">
            <text:p>75778</text:p>
          </table:table-cell>
          <table:table-cell table:style-name="ce8" office:value-type="string" calcext:value-type="string">
            <text:p>Place Italie / Bd Hôpita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8185" calcext:value-type="float">
            <text:p>78185</text:p>
          </table:table-cell>
          <table:table-cell table:style-name="ce8" office:value-type="string" calcext:value-type="string">
            <text:p>Bd Hôpital / Jeanne d'Arc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193" calcext:value-type="float">
            <text:p>78193</text:p>
          </table:table-cell>
          <table:table-cell table:style-name="ce8" office:value-type="string" calcext:value-type="string">
            <text:p>Place de Port au Prince / Avenue de la porte de Choisy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232" calcext:value-type="float">
            <text:p>79232</text:p>
          </table:table-cell>
          <table:table-cell table:style-name="ce8" office:value-type="string" calcext:value-type="string">
            <text:p>Bd Masséna / Bd Berlier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596" calcext:value-type="float">
            <text:p>79596</text:p>
          </table:table-cell>
          <table:table-cell table:style-name="ce8" office:value-type="string" calcext:value-type="string">
            <text:p>Pont d'Austerlitz - Amon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0562" calcext:value-type="float">
            <text:p>80562</text:p>
          </table:table-cell>
          <table:table-cell table:style-name="ce8" office:value-type="string" calcext:value-type="string">
            <text:p>Pont National - Aval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328" calcext:value-type="float">
            <text:p>81328</text:p>
          </table:table-cell>
          <table:table-cell table:style-name="ce8" office:value-type="string" calcext:value-type="string">
            <text:p>Place de Rungi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014" calcext:value-type="float">
            <text:p>82014</text:p>
          </table:table-cell>
          <table:table-cell table:style-name="ce8" office:value-type="string" calcext:value-type="string">
            <text:p>Bd Port Royal / Glacièr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224" calcext:value-type="float">
            <text:p>82224</text:p>
          </table:table-cell>
          <table:table-cell table:style-name="ce8" office:value-type="string" calcext:value-type="string">
            <text:p>Colonie / Fontaine à Mular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3092" calcext:value-type="float">
            <text:p>83092</text:p>
          </table:table-cell>
          <table:table-cell table:style-name="ce8" office:value-type="string" calcext:value-type="string">
            <text:p>Grands Moulins / Marie Andrée Lagroua Weill Hallé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68" calcext:value-type="float">
            <text:p>84568</text:p>
          </table:table-cell>
          <table:table-cell table:style-name="ce8" office:value-type="string" calcext:value-type="string">
            <text:p>Bd Vincent Auriol / National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574" calcext:value-type="float">
            <text:p>84574</text:p>
          </table:table-cell>
          <table:table-cell table:style-name="ce8" office:value-type="string" calcext:value-type="string">
            <text:p>Pont de Bercy - Amont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095" calcext:value-type="float">
            <text:p>85095</text:p>
          </table:table-cell>
          <table:table-cell table:style-name="ce8" office:value-type="string" calcext:value-type="string">
            <text:p>Pont de Bercy - Ava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7040" calcext:value-type="float">
            <text:p>87040</text:p>
          </table:table-cell>
          <table:table-cell table:style-name="ce8" office:value-type="string" calcext:value-type="string">
            <text:p>Bd Masséna / Halle Carpentier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076" calcext:value-type="float">
            <text:p>89076</text:p>
          </table:table-cell>
          <table:table-cell table:style-name="ce8" office:value-type="string" calcext:value-type="string">
            <text:p>Rue de Tolbiac / Avenue de France</text:p>
          </table:table-cell>
          <table:table-cell table:style-name="ce9" office:value-type="date" office:date-value="2013-12-20" calcext:value-type="date">
            <text:p>20/1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1336" calcext:value-type="float">
            <text:p>91336</text:p>
          </table:table-cell>
          <table:table-cell table:style-name="ce8" office:value-type="string" calcext:value-type="string">
            <text:p>Bd Kellermann / Pierre de Coubertin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058" calcext:value-type="float">
            <text:p>97058</text:p>
          </table:table-cell>
          <table:table-cell table:style-name="ce8" office:value-type="string" calcext:value-type="string">
            <text:p>Tolbiac / National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155" calcext:value-type="float">
            <text:p>10155</text:p>
          </table:table-cell>
          <table:table-cell table:style-name="ce8" office:value-type="string" calcext:value-type="string">
            <text:p>Ernest Reyer / Edmond Rousse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453" calcext:value-type="float">
            <text:p>11453</text:p>
          </table:table-cell>
          <table:table-cell table:style-name="ce8" office:value-type="string" calcext:value-type="string">
            <text:p>Plantes / Antoine Chantin / Abbé Carton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099" calcext:value-type="float">
            <text:p>13099</text:p>
          </table:table-cell>
          <table:table-cell table:style-name="ce8" office:value-type="string" calcext:value-type="string">
            <text:p>236 Tolbiac</text:p>
          </table:table-cell>
          <table:table-cell table:style-name="ce9" office:value-type="date" office:date-value="2015-12-29" calcext:value-type="date">
            <text:p>29/12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3312" calcext:value-type="float">
            <text:p>13312</text:p>
          </table:table-cell>
          <table:table-cell table:style-name="ce8" office:value-type="string" calcext:value-type="string">
            <text:p>Bd Saint Jacques / Ferrus / Santé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3583" calcext:value-type="float">
            <text:p>13583</text:p>
          </table:table-cell>
          <table:table-cell table:style-name="ce8" office:value-type="string" calcext:value-type="string">
            <text:p>Bd Raspail / Huyghen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654" calcext:value-type="float">
            <text:p>13654</text:p>
          </table:table-cell>
          <table:table-cell table:style-name="ce8" office:value-type="string" calcext:value-type="string">
            <text:p>Jean Moulin / Auguste Cain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048" calcext:value-type="float">
            <text:p>14048</text:p>
          </table:table-cell>
          <table:table-cell table:style-name="ce8" office:value-type="string" calcext:value-type="string">
            <text:p>Guilleminot / Crocé-Spinelli</text:p>
          </table:table-cell>
          <table:table-cell table:style-name="ce9" office:value-type="date" office:date-value="2017-11-03" calcext:value-type="date">
            <text:p>03/1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4063" calcext:value-type="float">
            <text:p>14063</text:p>
          </table:table-cell>
          <table:table-cell table:style-name="ce8" office:value-type="string" calcext:value-type="string">
            <text:p>Sablière / Hippolyte Maindron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4064" calcext:value-type="float">
            <text:p>14064</text:p>
          </table:table-cell>
          <table:table-cell table:style-name="ce8" office:value-type="string" calcext:value-type="string">
            <text:p>Général Leclerc / Mouton Duvernet</text:p>
          </table:table-cell>
          <table:table-cell table:style-name="ce9" office:value-type="date" office:date-value="2018-07-03" calcext:value-type="date">
            <text:p>03/07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4066" calcext:value-type="float">
            <text:p>14066</text:p>
          </table:table-cell>
          <table:table-cell table:style-name="ce8" office:value-type="string" calcext:value-type="string">
            <text:p>Alésia / René Coty</text:p>
          </table:table-cell>
          <table:table-cell table:style-name="ce9" office:value-type="date" office:date-value="2018-11-09" calcext:value-type="date">
            <text:p>09/11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4067" calcext:value-type="float">
            <text:p>14067</text:p>
          </table:table-cell>
          <table:table-cell table:style-name="ce8" office:value-type="string" calcext:value-type="string">
            <text:p>Reille / René Coty</text:p>
          </table:table-cell>
          <table:table-cell table:style-name="ce9" office:value-type="date" office:date-value="2016-12-01" calcext:value-type="date">
            <text:p>0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068" calcext:value-type="float">
            <text:p>14068</text:p>
          </table:table-cell>
          <table:table-cell table:style-name="ce8" office:value-type="string" calcext:value-type="string">
            <text:p>Reille / Gazan / Lemaignan</text:p>
          </table:table-cell>
          <table:table-cell table:style-name="ce9" office:value-type="date" office:date-value="2016-09-08" calcext:value-type="date">
            <text:p>08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074" calcext:value-type="float">
            <text:p>14074</text:p>
          </table:table-cell>
          <table:table-cell table:style-name="ce8" office:value-type="string" calcext:value-type="string">
            <text:p>Pernety / Ouest</text:p>
          </table:table-cell>
          <table:table-cell table:style-name="ce9" office:value-type="date" office:date-value="2016-09-09" calcext:value-type="date">
            <text:p>09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4251" calcext:value-type="float">
            <text:p>14251</text:p>
          </table:table-cell>
          <table:table-cell table:style-name="ce8" office:value-type="string" calcext:value-type="string">
            <text:p>Gergovie / Cang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602" calcext:value-type="float">
            <text:p>14602</text:p>
          </table:table-cell>
          <table:table-cell table:style-name="ce8" office:value-type="string" calcext:value-type="string">
            <text:p>Raymond Losserand / Pierre Larouss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349" calcext:value-type="float">
            <text:p>15349</text:p>
          </table:table-cell>
          <table:table-cell table:style-name="ce8" office:value-type="string" calcext:value-type="string">
            <text:p>Place de la porte de Vanves / Avenue de la porte de Vanves / Marc Sangnier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950" calcext:value-type="float">
            <text:p>15950</text:p>
          </table:table-cell>
          <table:table-cell table:style-name="ce8" office:value-type="string" calcext:value-type="string">
            <text:p>Decrès / Moulin de la Vierg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056" calcext:value-type="float">
            <text:p>16056</text:p>
          </table:table-cell>
          <table:table-cell table:style-name="ce8" office:value-type="string" calcext:value-type="string">
            <text:p>Place Denfert-Rochereau / Rue de Grance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7143" calcext:value-type="float">
            <text:p>17143</text:p>
          </table:table-cell>
          <table:table-cell table:style-name="ce8" office:value-type="string" calcext:value-type="string">
            <text:p>16, rue du Faubourg Saint Jacque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452" calcext:value-type="float">
            <text:p>18452</text:p>
          </table:table-cell>
          <table:table-cell table:style-name="ce8" office:value-type="string" calcext:value-type="string">
            <text:p>Didot / Eur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838" calcext:value-type="float">
            <text:p>18838</text:p>
          </table:table-cell>
          <table:table-cell table:style-name="ce8" office:value-type="string" calcext:value-type="string">
            <text:p>Place Denfert-Rochereau / Bd Saint Jacques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037" calcext:value-type="float">
            <text:p>20037</text:p>
          </table:table-cell>
          <table:table-cell table:style-name="ce8" office:value-type="string" calcext:value-type="string">
            <text:p>Place Denfert-Rochereau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303" calcext:value-type="float">
            <text:p>32303</text:p>
          </table:table-cell>
          <table:table-cell table:style-name="ce8" office:value-type="string" calcext:value-type="string">
            <text:p>Place Ferdinand Brunot / Rue Saillard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695" calcext:value-type="float">
            <text:p>32695</text:p>
          </table:table-cell>
          <table:table-cell table:style-name="ce8" office:value-type="string" calcext:value-type="string">
            <text:p>Bd Romain Rolland / Légion Etrangère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762" calcext:value-type="float">
            <text:p>32762</text:p>
          </table:table-cell>
          <table:table-cell table:style-name="ce8" office:value-type="string" calcext:value-type="string">
            <text:p>Place Victor et Hélène Basch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506" calcext:value-type="float">
            <text:p>33506</text:p>
          </table:table-cell>
          <table:table-cell table:style-name="ce8" office:value-type="string" calcext:value-type="string">
            <text:p>Alésia / Tombe Issoire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956" calcext:value-type="float">
            <text:p>34956</text:p>
          </table:table-cell>
          <table:table-cell table:style-name="ce8" office:value-type="string" calcext:value-type="string">
            <text:p>Bd Montparnasse / Rue du Dépar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666" calcext:value-type="float">
            <text:p>35666</text:p>
          </table:table-cell>
          <table:table-cell table:style-name="ce8" office:value-type="string" calcext:value-type="string">
            <text:p>Place de Catalogne Nord-Ouest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285" calcext:value-type="float">
            <text:p>38285</text:p>
          </table:table-cell>
          <table:table-cell table:style-name="ce8" office:value-type="string" calcext:value-type="string">
            <text:p>Bd Adolphe Pinard / Avenue de la porte de Vanves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250" calcext:value-type="float">
            <text:p>39250</text:p>
          </table:table-cell>
          <table:table-cell table:style-name="ce8" office:value-type="string" calcext:value-type="string">
            <text:p>Bd Auguste Blanqui / Santé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203" calcext:value-type="float">
            <text:p>41203</text:p>
          </table:table-cell>
          <table:table-cell table:style-name="ce8" office:value-type="string" calcext:value-type="string">
            <text:p>Bd Romain Rolland / Avenue de la porte d'Orléan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1472" calcext:value-type="float">
            <text:p>41472</text:p>
          </table:table-cell>
          <table:table-cell table:style-name="ce8" office:value-type="string" calcext:value-type="string">
            <text:p>Avenue Pierre de Coubertin / Avenue Paul Vaillant-Couturier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789" calcext:value-type="float">
            <text:p>42789</text:p>
          </table:table-cell>
          <table:table-cell table:style-name="ce8" office:value-type="string" calcext:value-type="string">
            <text:p>Dolent / Messier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339" calcext:value-type="float">
            <text:p>43339</text:p>
          </table:table-cell>
          <table:table-cell table:style-name="ce8" office:value-type="string" calcext:value-type="string">
            <text:p>Bd Arago / Faubourg Saint Jacques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4351" calcext:value-type="float">
            <text:p>44351</text:p>
          </table:table-cell>
          <table:table-cell table:style-name="ce8" office:value-type="string" calcext:value-type="string">
            <text:p>Bd Jourdan / RER</text:p>
          </table:table-cell>
          <table:table-cell table:style-name="ce9" office:value-type="date" office:date-value="2013-05-17" calcext:value-type="date">
            <text:p>17/05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8506" calcext:value-type="float">
            <text:p>48506</text:p>
          </table:table-cell>
          <table:table-cell table:style-name="ce8" office:value-type="string" calcext:value-type="string">
            <text:p>Place Fernand Mourlot / Bd Edgar Quinet / Gaité</text:p>
          </table:table-cell>
          <table:table-cell table:style-name="ce9" office:value-type="date" office:date-value="2015-06-19" calcext:value-type="date">
            <text:p>19/06/2015</text:p>
          </table:table-cell>
          <table:table-cell table:number-columns-repeated="1021"/>
        </table:table-row>
        <table:table-row table:style-name="ro6">
          <table:table-cell table:style-name="ce7" office:value-type="float" office:value="51743" calcext:value-type="float">
            <text:p>51743</text:p>
          </table:table-cell>
          <table:table-cell table:style-name="ce8" office:value-type="string" calcext:value-type="string">
            <text:p>Place 25 août 1944 / Porte d'Orléans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404" calcext:value-type="float">
            <text:p>52404</text:p>
          </table:table-cell>
          <table:table-cell table:style-name="ce8" office:value-type="string" calcext:value-type="string">
            <text:p>Maine / Commandant René Mouchott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322" calcext:value-type="float">
            <text:p>54322</text:p>
          </table:table-cell>
          <table:table-cell table:style-name="ce8" office:value-type="string" calcext:value-type="string">
            <text:p>Place Gilbert Perroy / Maine / Gassendi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552" calcext:value-type="float">
            <text:p>54552</text:p>
          </table:table-cell>
          <table:table-cell table:style-name="ce8" office:value-type="string" calcext:value-type="string">
            <text:p>Alésia / Vercingétorix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6510" calcext:value-type="float">
            <text:p>56510</text:p>
          </table:table-cell>
          <table:table-cell table:style-name="ce8" office:value-type="string" calcext:value-type="string">
            <text:p>Georges Lafenestre / Maurice d'Ocagn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0857" calcext:value-type="float">
            <text:p>60857</text:p>
          </table:table-cell>
          <table:table-cell table:style-name="ce8" office:value-type="string" calcext:value-type="string">
            <text:p>Boulard / Daguer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1992" calcext:value-type="float">
            <text:p>61992</text:p>
          </table:table-cell>
          <table:table-cell table:style-name="ce8" office:value-type="string" calcext:value-type="string">
            <text:p>Bd Adolphe Pinard / Avenue de la porte de Châtillon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585" calcext:value-type="float">
            <text:p>69585</text:p>
          </table:table-cell>
          <table:table-cell table:style-name="ce8" office:value-type="string" calcext:value-type="string">
            <text:p>72, avenue Denfert-Rocherea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0540" calcext:value-type="float">
            <text:p>70540</text:p>
          </table:table-cell>
          <table:table-cell table:style-name="ce8" office:value-type="string" calcext:value-type="string">
            <text:p>Alésia / Villa d'Alésia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611" calcext:value-type="float">
            <text:p>70611</text:p>
          </table:table-cell>
          <table:table-cell table:style-name="ce8" office:value-type="string" calcext:value-type="string">
            <text:p>Place Jacques Demy / Mouton Duvernet / Saillard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184" calcext:value-type="float">
            <text:p>71184</text:p>
          </table:table-cell>
          <table:table-cell table:style-name="ce8" office:value-type="string" calcext:value-type="string">
            <text:p>Bd Port Royal / Avenue de l'Observatoi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3025" calcext:value-type="float">
            <text:p>73025</text:p>
          </table:table-cell>
          <table:table-cell table:style-name="ce8" office:value-type="string" calcext:value-type="string">
            <text:p>Place Coluche / Alésia / Santé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923" calcext:value-type="float">
            <text:p>73923</text:p>
          </table:table-cell>
          <table:table-cell table:style-name="ce8" office:value-type="string" calcext:value-type="string">
            <text:p>Bd Brune / Jean Moulin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264" calcext:value-type="float">
            <text:p>75264</text:p>
          </table:table-cell>
          <table:table-cell table:style-name="ce8" office:value-type="string" calcext:value-type="string">
            <text:p>10, Bd Brun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797" calcext:value-type="float">
            <text:p>77797</text:p>
          </table:table-cell>
          <table:table-cell table:style-name="ce8" office:value-type="string" calcext:value-type="string">
            <text:p>Marc Sangnier / Wilfried Laurier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867" calcext:value-type="float">
            <text:p>77867</text:p>
          </table:table-cell>
          <table:table-cell table:style-name="ce8" office:value-type="string" calcext:value-type="string">
            <text:p>Bd Montparnasse / Avenue de l'Observatoir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474" calcext:value-type="float">
            <text:p>79474</text:p>
          </table:table-cell>
          <table:table-cell table:style-name="ce8" office:value-type="string" calcext:value-type="string">
            <text:p>Place Moro Giafféri / Château / Asseli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81104" calcext:value-type="float">
            <text:p>81104</text:p>
          </table:table-cell>
          <table:table-cell table:style-name="ce8" office:value-type="string" calcext:value-type="string">
            <text:p>Bd Brune / Porte de Vanv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787" calcext:value-type="float">
            <text:p>81787</text:p>
          </table:table-cell>
          <table:table-cell table:style-name="ce8" office:value-type="string" calcext:value-type="string">
            <text:p>Bd Arago / Messier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962" calcext:value-type="float">
            <text:p>81962</text:p>
          </table:table-cell>
          <table:table-cell table:style-name="ce8" office:value-type="string" calcext:value-type="string">
            <text:p>Bd Brune / Bd Jourdan</text:p>
          </table:table-cell>
          <table:table-cell table:style-name="ce9" office:value-type="date" office:date-value="2014-12-19" calcext:value-type="date">
            <text:p>19/12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2788" calcext:value-type="float">
            <text:p>82788</text:p>
          </table:table-cell>
          <table:table-cell table:style-name="ce8" office:value-type="string" calcext:value-type="string">
            <text:p>Rue de la Santé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193" calcext:value-type="float">
            <text:p>83193</text:p>
          </table:table-cell>
          <table:table-cell table:style-name="ce8" office:value-type="string" calcext:value-type="string">
            <text:p>Bd Brune <text:s/>/ Place du 25 août 1944</text:p>
          </table:table-cell>
          <table:table-cell table:style-name="ce9" office:value-type="date" office:date-value="2014-12-19" calcext:value-type="date">
            <text:p>19/12/2014</text:p>
          </table:table-cell>
          <table:table-cell table:number-columns-repeated="1021"/>
        </table:table-row>
        <table:table-row table:style-name="ro6">
          <table:table-cell table:style-name="ce7" office:value-type="float" office:value="83358" calcext:value-type="float">
            <text:p>83358</text:p>
          </table:table-cell>
          <table:table-cell table:style-name="ce8" office:value-type="string" calcext:value-type="string">
            <text:p>Alésia / Dido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620" calcext:value-type="float">
            <text:p>84620</text:p>
          </table:table-cell>
          <table:table-cell table:style-name="ce8" office:value-type="string" calcext:value-type="string">
            <text:p>Maine / Froidevaux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6283" calcext:value-type="float">
            <text:p>86283</text:p>
          </table:table-cell>
          <table:table-cell table:style-name="ce8" office:value-type="string" calcext:value-type="string">
            <text:p>Bd Edgar Quinet / Bd Raspail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511" calcext:value-type="float">
            <text:p>89511</text:p>
          </table:table-cell>
          <table:table-cell table:style-name="ce8" office:value-type="string" calcext:value-type="string">
            <text:p>Alésia / Raymond Losserand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903" calcext:value-type="float">
            <text:p>92903</text:p>
          </table:table-cell>
          <table:table-cell table:style-name="ce8" office:value-type="string" calcext:value-type="string">
            <text:p>Pernety / Vercingétorix / Alain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232" calcext:value-type="float">
            <text:p>94232</text:p>
          </table:table-cell>
          <table:table-cell table:style-name="ce8" office:value-type="string" calcext:value-type="string">
            <text:p>Pernety / Raymond Losserand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328" calcext:value-type="float">
            <text:p>97328</text:p>
          </table:table-cell>
          <table:table-cell table:style-name="ce8" office:value-type="string" calcext:value-type="string">
            <text:p>Bd Jourdan / Emile Deutsch de la Meurth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476" calcext:value-type="float">
            <text:p>10476</text:p>
          </table:table-cell>
          <table:table-cell table:style-name="ce8" office:value-type="string" calcext:value-type="string">
            <text:p>Bd de Grenelle / Commerce / La Motte Picque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10771" calcext:value-type="float">
            <text:p>10771</text:p>
          </table:table-cell>
          <table:table-cell table:style-name="ce8" office:value-type="string" calcext:value-type="string">
            <text:p>Javel / Gutemberg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1675" calcext:value-type="float">
            <text:p>11675</text:p>
          </table:table-cell>
          <table:table-cell table:style-name="ce8" office:value-type="string" calcext:value-type="string">
            <text:p>Place Alfred Sauvy / Desaix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877" calcext:value-type="float">
            <text:p>11877</text:p>
          </table:table-cell>
          <table:table-cell table:style-name="ce8" office:value-type="string" calcext:value-type="string">
            <text:p>Péclet / Esplanade mairie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079" calcext:value-type="float">
            <text:p>12079</text:p>
          </table:table-cell>
          <table:table-cell table:style-name="ce8" office:value-type="string" calcext:value-type="string">
            <text:p>Albert Bartholomé / André Theuriet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972" calcext:value-type="float">
            <text:p>12972</text:p>
          </table:table-cell>
          <table:table-cell table:style-name="ce8" office:value-type="string" calcext:value-type="string">
            <text:p>Amiral Roussin / Jean Fourastier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273" calcext:value-type="float">
            <text:p>13273</text:p>
          </table:table-cell>
          <table:table-cell table:style-name="ce8" office:value-type="string" calcext:value-type="string">
            <text:p>Bargue / Pla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043" calcext:value-type="float">
            <text:p>15043</text:p>
          </table:table-cell>
          <table:table-cell table:style-name="ce8" office:value-type="string" calcext:value-type="string">
            <text:p>Bd Victor / Avenue de la porte de Sèvres</text:p>
          </table:table-cell>
          <table:table-cell table:style-name="ce9" office:value-type="date" office:date-value="2017-09-20" calcext:value-type="date">
            <text:p>20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067" calcext:value-type="float">
            <text:p>15067</text:p>
          </table:table-cell>
          <table:table-cell table:style-name="ce8" office:value-type="string" calcext:value-type="string">
            <text:p>Colonel Pierre Avia / Frères Voisin</text:p>
          </table:table-cell>
          <table:table-cell table:style-name="ce9" office:value-type="date" office:date-value="2018-02-08" calcext:value-type="date">
            <text:p>08/02/2018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085" calcext:value-type="float">
            <text:p>15085</text:p>
          </table:table-cell>
          <table:table-cell table:style-name="ce8" office:value-type="string" calcext:value-type="string">
            <text:p>Beaugrenelle / Rampe Dr Finlay</text:p>
          </table:table-cell>
          <table:table-cell table:style-name="ce9" office:value-type="date" office:date-value="2016-10-03" calcext:value-type="date">
            <text:p>03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89" calcext:value-type="float">
            <text:p>15089</text:p>
          </table:table-cell>
          <table:table-cell table:style-name="ce8" office:value-type="string" calcext:value-type="string">
            <text:p>Beaugrenelle / Passerelle est / CPCU</text:p>
          </table:table-cell>
          <table:table-cell table:style-name="ce9" office:value-type="date" office:date-value="2017-06-29" calcext:value-type="date">
            <text:p>29/06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090" calcext:value-type="float">
            <text:p>15090</text:p>
          </table:table-cell>
          <table:table-cell table:style-name="ce8" office:value-type="string" calcext:value-type="string">
            <text:p>Passerelle ouest / Mercure II</text:p>
          </table:table-cell>
          <table:table-cell table:style-name="ce9" office:value-type="date" office:date-value="2016-12-07" calcext:value-type="date">
            <text:p>07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92" calcext:value-type="float">
            <text:p>15092</text:p>
          </table:table-cell>
          <table:table-cell table:style-name="ce8" office:value-type="string" calcext:value-type="string">
            <text:p>Reflets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093" calcext:value-type="float">
            <text:p>15093</text:p>
          </table:table-cell>
          <table:table-cell table:style-name="ce8" office:value-type="string" calcext:value-type="string">
            <text:p>Synagogue / Rive Gauche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94" calcext:value-type="float">
            <text:p>15094</text:p>
          </table:table-cell>
          <table:table-cell table:style-name="ce8" office:value-type="string" calcext:value-type="string">
            <text:p>Verseau / Perspective 1</text:p>
          </table:table-cell>
          <table:table-cell table:style-name="ce9" office:value-type="date" office:date-value="2016-12-02" calcext:value-type="date">
            <text:p>02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095" calcext:value-type="float">
            <text:p>15095</text:p>
          </table:table-cell>
          <table:table-cell table:style-name="ce8" office:value-type="string" calcext:value-type="string">
            <text:p>Linois / Emeriau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096" calcext:value-type="float">
            <text:p>15096</text:p>
          </table:table-cell>
          <table:table-cell table:style-name="ce8" office:value-type="string" calcext:value-type="string">
            <text:p>Passerelle Robert Keller</text:p>
          </table:table-cell>
          <table:table-cell table:style-name="ce9" office:value-type="date" office:date-value="2018-02-22" calcext:value-type="date">
            <text:p>22/02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5110" calcext:value-type="float">
            <text:p>15110</text:p>
          </table:table-cell>
          <table:table-cell table:style-name="ce8" office:value-type="string" calcext:value-type="string">
            <text:p>Professeur Florian Delbarre</text:p>
          </table:table-cell>
          <table:table-cell table:style-name="ce9" office:value-type="date" office:date-value="2017-02-16" calcext:value-type="date">
            <text:p>16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113" calcext:value-type="float">
            <text:p>15113</text:p>
          </table:table-cell>
          <table:table-cell table:style-name="ce8" office:value-type="string" calcext:value-type="string">
            <text:p>Brancion / Vouillé</text:p>
          </table:table-cell>
          <table:table-cell table:style-name="ce9" office:value-type="date" office:date-value="2016-11-07" calcext:value-type="date">
            <text:p>07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5114" calcext:value-type="float">
            <text:p>15114</text:p>
          </table:table-cell>
          <table:table-cell table:style-name="ce8" office:value-type="string" calcext:value-type="string">
            <text:p>Vouillé / Castagnary</text:p>
          </table:table-cell>
          <table:table-cell table:style-name="ce9" office:value-type="date" office:date-value="2016-09-30" calcext:value-type="date">
            <text:p>30/09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116" calcext:value-type="float">
            <text:p>15116</text:p>
          </table:table-cell>
          <table:table-cell table:style-name="ce8" office:value-type="string" calcext:value-type="string">
            <text:p>Vaugirard / Adolphe Chérioux</text:p>
          </table:table-cell>
          <table:table-cell table:style-name="ce9" office:value-type="date" office:date-value="2017-03-22" calcext:value-type="date">
            <text:p>2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119" calcext:value-type="float">
            <text:p>15119</text:p>
          </table:table-cell>
          <table:table-cell table:style-name="ce8" office:value-type="string" calcext:value-type="string">
            <text:p>ZAC Boucicaut / Allée Irène Némirovsky</text:p>
          </table:table-cell>
          <table:table-cell table:style-name="ce9" office:value-type="date" office:date-value="2016-07-08" calcext:value-type="date">
            <text:p>08/07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120" calcext:value-type="float">
            <text:p>15120</text:p>
          </table:table-cell>
          <table:table-cell table:style-name="ce8" office:value-type="string" calcext:value-type="string">
            <text:p>Emeriau / Théatre</text:p>
          </table:table-cell>
          <table:table-cell table:style-name="ce9" office:value-type="date" office:date-value="2017-06-29" calcext:value-type="date">
            <text:p>29/06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5229" calcext:value-type="float">
            <text:p>15229</text:p>
          </table:table-cell>
          <table:table-cell table:style-name="ce8" office:value-type="string" calcext:value-type="string">
            <text:p>Place des Insurgés de Varsovie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12" calcext:value-type="float">
            <text:p>17112</text:p>
          </table:table-cell>
          <table:table-cell table:style-name="ce8" office:value-type="string" calcext:value-type="string">
            <text:p>Quatre Frères Peignot / Emile Zola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7168" calcext:value-type="float">
            <text:p>17168</text:p>
          </table:table-cell>
          <table:table-cell table:style-name="ce8" office:value-type="string" calcext:value-type="string">
            <text:p>Saint Charles / Varet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892" calcext:value-type="float">
            <text:p>17892</text:p>
          </table:table-cell>
          <table:table-cell table:style-name="ce8" office:value-type="string" calcext:value-type="string">
            <text:p>Place Henri Queuille - Bd Garibaldi / Lecourb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5702" calcext:value-type="float">
            <text:p>25702</text:p>
          </table:table-cell>
          <table:table-cell table:style-name="ce8" office:value-type="string" calcext:value-type="string">
            <text:p>Léon Lhermitte / Docteur Jacquemaire Clémenceau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831" calcext:value-type="float">
            <text:p>26831</text:p>
          </table:table-cell>
          <table:table-cell table:style-name="ce8" office:value-type="string" calcext:value-type="string">
            <text:p>Nélaton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474" calcext:value-type="float">
            <text:p>31474</text:p>
          </table:table-cell>
          <table:table-cell table:style-name="ce8" office:value-type="string" calcext:value-type="string">
            <text:p>Dantzig / Périchaux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1629" calcext:value-type="float">
            <text:p>31629</text:p>
          </table:table-cell>
          <table:table-cell table:style-name="ce8" office:value-type="string" calcext:value-type="string">
            <text:p>Place Ferdinand Forest / pont de Grenelle / Quai André Citroë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7524" calcext:value-type="float">
            <text:p>37524</text:p>
          </table:table-cell>
          <table:table-cell table:style-name="ce8" office:value-type="string" calcext:value-type="string">
            <text:p>Pont Bir Hakeim / Place des Martyrs Juifs du Vélodrome d'Hiver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7792" calcext:value-type="float">
            <text:p>37792</text:p>
          </table:table-cell>
          <table:table-cell table:style-name="ce8" office:value-type="string" calcext:value-type="string">
            <text:p>Commerce / Entrepreneurs</text:p>
          </table:table-cell>
          <table:table-cell table:style-name="ce9" office:value-type="date" office:date-value="2014-07-02" calcext:value-type="date">
            <text:p>02/07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8101" calcext:value-type="float">
            <text:p>38101</text:p>
          </table:table-cell>
          <table:table-cell table:style-name="ce8" office:value-type="string" calcext:value-type="string">
            <text:p>Place Balard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029" calcext:value-type="float">
            <text:p>39029</text:p>
          </table:table-cell>
          <table:table-cell table:style-name="ce8" office:value-type="string" calcext:value-type="string">
            <text:p>Bd Lefèbvre / Jean Sicard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77" calcext:value-type="float">
            <text:p>41677</text:p>
          </table:table-cell>
          <table:table-cell table:style-name="ce8" office:value-type="string" calcext:value-type="string">
            <text:p>Bd Montparnasse / Arrivée</text:p>
          </table:table-cell>
          <table:table-cell table:style-name="ce9" office:value-type="date" office:date-value="2013-09-06" calcext:value-type="date">
            <text:p>06/09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3285" calcext:value-type="float">
            <text:p>43285</text:p>
          </table:table-cell>
          <table:table-cell table:style-name="ce8" office:value-type="string" calcext:value-type="string">
            <text:p>Place Raoul Dautry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3832" calcext:value-type="float">
            <text:p>43832</text:p>
          </table:table-cell>
          <table:table-cell table:style-name="ce8" office:value-type="string" calcext:value-type="string">
            <text:p>Bd Montparnasse / Maine / Vaugirard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956" calcext:value-type="float">
            <text:p>43956</text:p>
          </table:table-cell>
          <table:table-cell table:style-name="ce8" office:value-type="string" calcext:value-type="string">
            <text:p>Place Marcel Cerdan / Bd Grenelle / Humblo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963" calcext:value-type="float">
            <text:p>45963</text:p>
          </table:table-cell>
          <table:table-cell table:style-name="ce8" office:value-type="string" calcext:value-type="string">
            <text:p>Place Raoul Dautry / Bd Vaugirard / Arrivé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433" calcext:value-type="float">
            <text:p>47433</text:p>
          </table:table-cell>
          <table:table-cell table:style-name="ce8" office:value-type="string" calcext:value-type="string">
            <text:p>Quai André Citroën / Bd Général Martial Valin / Pont Garigliano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258" calcext:value-type="float">
            <text:p>48258</text:p>
          </table:table-cell>
          <table:table-cell table:style-name="ce8" office:value-type="string" calcext:value-type="string">
            <text:p>Bd Lefèbvre / Avenue de la porte de la Plaine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8877" calcext:value-type="float">
            <text:p>48877</text:p>
          </table:table-cell>
          <table:table-cell table:style-name="ce8" office:value-type="string" calcext:value-type="string">
            <text:p>17, rue Georges Bernard Shaw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453" calcext:value-type="float">
            <text:p>49453</text:p>
          </table:table-cell>
          <table:table-cell table:style-name="ce8" office:value-type="string" calcext:value-type="string">
            <text:p>Place Raoul Dautry / Maine / Dépar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863" calcext:value-type="float">
            <text:p>50863</text:p>
          </table:table-cell>
          <table:table-cell table:style-name="ce8" office:value-type="string" calcext:value-type="string">
            <text:p>21, Bd de Vaugirard</text:p>
          </table:table-cell>
          <table:table-cell table:style-name="ce9" office:value-type="date" office:date-value="2013-06-28" calcext:value-type="date">
            <text:p>28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2282" calcext:value-type="float">
            <text:p>52282</text:p>
          </table:table-cell>
          <table:table-cell table:style-name="ce8" office:value-type="string" calcext:value-type="string">
            <text:p>Lecourbe / Thoret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526" calcext:value-type="float">
            <text:p>53526</text:p>
          </table:table-cell>
          <table:table-cell table:style-name="ce8" office:value-type="string" calcext:value-type="string">
            <text:p>Croix Nivert / Desnouettes / Hameau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603" calcext:value-type="float">
            <text:p>53603</text:p>
          </table:table-cell>
          <table:table-cell table:style-name="ce8" office:value-type="string" calcext:value-type="string">
            <text:p>Esplanade Max Guedj / Balard / Montagne d'Aulas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9975" calcext:value-type="float">
            <text:p>59975</text:p>
          </table:table-cell>
          <table:table-cell table:style-name="ce8" office:value-type="string" calcext:value-type="string">
            <text:p>Balard / Saint Charles / Modigliani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499" calcext:value-type="float">
            <text:p>60499</text:p>
          </table:table-cell>
          <table:table-cell table:style-name="ce8" office:value-type="string" calcext:value-type="string">
            <text:p>Place Henri Queuille / Bd Garibaldi / Breteuil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930" calcext:value-type="float">
            <text:p>61930</text:p>
          </table:table-cell>
          <table:table-cell table:style-name="ce8" office:value-type="string" calcext:value-type="string">
            <text:p>Leblanc / Professeur Florian Delbarr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5530" calcext:value-type="float">
            <text:p>65530</text:p>
          </table:table-cell>
          <table:table-cell table:style-name="ce8" office:value-type="string" calcext:value-type="string">
            <text:p>Flaguière / Bargu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007" calcext:value-type="float">
            <text:p>68007</text:p>
          </table:table-cell>
          <table:table-cell table:style-name="ce8" office:value-type="string" calcext:value-type="string">
            <text:p>11, rue Chasseloup Lauba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8651" calcext:value-type="float">
            <text:p>68651</text:p>
          </table:table-cell>
          <table:table-cell table:style-name="ce8" office:value-type="string" calcext:value-type="string">
            <text:p>Suffren / Motte-Piquet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625" calcext:value-type="float">
            <text:p>69625</text:p>
          </table:table-cell>
          <table:table-cell table:style-name="ce8" office:value-type="string" calcext:value-type="string">
            <text:p>Bd Grenelle / Place des Martyrs Juifs du Vélodrome d'Hiver / Station métro Bir-Hakeim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417" calcext:value-type="float">
            <text:p>70417</text:p>
          </table:table-cell>
          <table:table-cell table:style-name="ce8" office:value-type="string" calcext:value-type="string">
            <text:p>Flaguière / Plato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0737" calcext:value-type="float">
            <text:p>70737</text:p>
          </table:table-cell>
          <table:table-cell table:style-name="ce8" office:value-type="string" calcext:value-type="string">
            <text:p>Place Charles Michels / Linois / Saint Charles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637" calcext:value-type="float">
            <text:p>71637</text:p>
          </table:table-cell>
          <table:table-cell table:style-name="ce8" office:value-type="string" calcext:value-type="string">
            <text:p>Pont Mirabeau / Quai André Citroën / Convention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964" calcext:value-type="float">
            <text:p>71964</text:p>
          </table:table-cell>
          <table:table-cell table:style-name="ce8" office:value-type="string" calcext:value-type="string">
            <text:p>Pont de Grenelle - Rive gauch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190" calcext:value-type="float">
            <text:p>72190</text:p>
          </table:table-cell>
          <table:table-cell table:style-name="ce8" office:value-type="string" calcext:value-type="string">
            <text:p>Léon Lhermitte / Gustave Larroumet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738" calcext:value-type="float">
            <text:p>72738</text:p>
          </table:table-cell>
          <table:table-cell table:style-name="ce8" office:value-type="string" calcext:value-type="string">
            <text:p>Place Léon Paul Fargu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7600" calcext:value-type="float">
            <text:p>77600</text:p>
          </table:table-cell>
          <table:table-cell table:style-name="ce8" office:value-type="string" calcext:value-type="string">
            <text:p>Porte de Versailles Sud / Esplanade du 9 novembre 1989 / avenue Ernest Renan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759" calcext:value-type="float">
            <text:p>79759</text:p>
          </table:table-cell>
          <table:table-cell table:style-name="ce8" office:value-type="string" calcext:value-type="string">
            <text:p>Place Falguière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153" calcext:value-type="float">
            <text:p>80153</text:p>
          </table:table-cell>
          <table:table-cell table:style-name="ce8" office:value-type="string" calcext:value-type="string">
            <text:p>Vaugirard / Convention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297" calcext:value-type="float">
            <text:p>81297</text:p>
          </table:table-cell>
          <table:table-cell table:style-name="ce8" office:value-type="string" calcext:value-type="string">
            <text:p>Lecourbe / Cambronne</text:p>
          </table:table-cell>
          <table:table-cell table:style-name="ce9" office:value-type="date" office:date-value="2013-06-28" calcext:value-type="date">
            <text:p>28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5735" calcext:value-type="float">
            <text:p>85735</text:p>
          </table:table-cell>
          <table:table-cell table:style-name="ce8" office:value-type="string" calcext:value-type="string">
            <text:p>Place Cambronne / Croix Nivert / Cambronne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6075" calcext:value-type="float">
            <text:p>86075</text:p>
          </table:table-cell>
          <table:table-cell table:style-name="ce8" office:value-type="string" calcext:value-type="string">
            <text:p>Bd Victor / Desnouettes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231" calcext:value-type="float">
            <text:p>87231</text:p>
          </table:table-cell>
          <table:table-cell table:style-name="ce8" office:value-type="string" calcext:value-type="string">
            <text:p>Convention / Croix Nivert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9051" calcext:value-type="float">
            <text:p>89051</text:p>
          </table:table-cell>
          <table:table-cell table:style-name="ce8" office:value-type="string" calcext:value-type="string">
            <text:p>Bd Lefèbvre / Avenue de la porte de Brancio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461" calcext:value-type="float">
            <text:p>90461</text:p>
          </table:table-cell>
          <table:table-cell table:style-name="ce8" office:value-type="string" calcext:value-type="string">
            <text:p>Place Charles Michels / Emile Zola / Linois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1143" calcext:value-type="float">
            <text:p>91143</text:p>
          </table:table-cell>
          <table:table-cell table:style-name="ce8" office:value-type="string" calcext:value-type="string">
            <text:p>Quai d'Issy les Moulineaux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133" calcext:value-type="float">
            <text:p>93133</text:p>
          </table:table-cell>
          <table:table-cell table:style-name="ce8" office:value-type="string" calcext:value-type="string">
            <text:p>Convention / Saint Charl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4561" calcext:value-type="float">
            <text:p>94561</text:p>
          </table:table-cell>
          <table:table-cell table:style-name="ce8" office:value-type="string" calcext:value-type="string">
            <text:p>Place Cambronne / Roger Cahen / Alexandre Cabanel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5742" calcext:value-type="float">
            <text:p>95742</text:p>
          </table:table-cell>
          <table:table-cell table:style-name="ce8" office:value-type="string" calcext:value-type="string">
            <text:p>Bd Pasteur / Bd Vaugirard / Passage Alexandr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6500" calcext:value-type="float">
            <text:p>96500</text:p>
          </table:table-cell>
          <table:table-cell table:style-name="ce8" office:value-type="string" calcext:value-type="string">
            <text:p>Bd Pasteur / Armoriqu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540" calcext:value-type="float">
            <text:p>96540</text:p>
          </table:table-cell>
          <table:table-cell table:style-name="ce8" office:value-type="string" calcext:value-type="string">
            <text:p>Porte de Versailles Nord / Bd Victor / Vaugirard</text:p>
          </table:table-cell>
          <table:table-cell table:style-name="ce9" office:value-type="date" office:date-value="2012-03-16" calcext:value-type="date">
            <text:p>16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837" calcext:value-type="float">
            <text:p>98837</text:p>
          </table:table-cell>
          <table:table-cell table:style-name="ce8" office:value-type="string" calcext:value-type="string">
            <text:p>Bd Pasteur / Cotent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99315" calcext:value-type="float">
            <text:p>99315</text:p>
          </table:table-cell>
          <table:table-cell table:style-name="ce8" office:value-type="string" calcext:value-type="string">
            <text:p>Frémicourt / Fondary / Commerce / Emile Zola</text:p>
          </table:table-cell>
          <table:table-cell table:style-name="ce9" office:value-type="date" office:date-value="2014-07-18" calcext:value-type="date">
            <text:p>18/07/2014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45963B</text:p>
          </table:table-cell>
          <table:table-cell table:style-name="ce8" office:value-type="string" calcext:value-type="string">
            <text:p>Place Raoul Dautry / Bd Vaugirard / Arrivée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194" calcext:value-type="float">
            <text:p>10194</text:p>
          </table:table-cell>
          <table:table-cell table:style-name="ce8" office:value-type="string" calcext:value-type="string">
            <text:p>Palais de Tokyo / Quai de New York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253" calcext:value-type="float">
            <text:p>11253</text:p>
          </table:table-cell>
          <table:table-cell table:style-name="ce8" office:value-type="string" calcext:value-type="string">
            <text:p>Route des Lacs à Passy / Allée des Fortifications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751" calcext:value-type="float">
            <text:p>11751</text:p>
          </table:table-cell>
          <table:table-cell table:style-name="ce8" office:value-type="string" calcext:value-type="string">
            <text:p>Place de Colombie / Bd Suchet / Bd Lannes / Porte de la Muett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294" calcext:value-type="float">
            <text:p>12294</text:p>
          </table:table-cell>
          <table:table-cell table:style-name="ce8" office:value-type="string" calcext:value-type="string">
            <text:p>Bd Amiral Bruix / Général Anselin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418" calcext:value-type="float">
            <text:p>13418</text:p>
          </table:table-cell>
          <table:table-cell table:style-name="ce8" office:value-type="string" calcext:value-type="string">
            <text:p>Kléber / Portugai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4140" calcext:value-type="float">
            <text:p>14140</text:p>
          </table:table-cell>
          <table:table-cell table:style-name="ce8" office:value-type="string" calcext:value-type="string">
            <text:p>Place du maréchal de Lattre de Tassigny / Foch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429" calcext:value-type="float">
            <text:p>14429</text:p>
          </table:table-cell>
          <table:table-cell table:style-name="ce8" office:value-type="string" calcext:value-type="string">
            <text:p>Quai saint Exupéry / rue du général Niox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530" calcext:value-type="float">
            <text:p>14530</text:p>
          </table:table-cell>
          <table:table-cell table:style-name="ce8" office:value-type="string" calcext:value-type="string">
            <text:p>Place Tattegrain / Bd Flandrin / Henri Martin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181" calcext:value-type="float">
            <text:p>15181</text:p>
          </table:table-cell>
          <table:table-cell table:style-name="ce8" office:value-type="string" calcext:value-type="string">
            <text:p>Bd Murat / Lecomte du Nouy / Varize</text:p>
          </table:table-cell>
          <table:table-cell table:style-name="ce9" office:value-type="date" office:date-value="2012-02-10" calcext:value-type="date">
            <text:p>10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005" calcext:value-type="float">
            <text:p>16005</text:p>
          </table:table-cell>
          <table:table-cell table:style-name="ce8" office:value-type="string" calcext:value-type="string">
            <text:p>Général Mangin / Lamballe</text:p>
          </table:table-cell>
          <table:table-cell table:style-name="ce9" office:value-type="date" office:date-value="2017-02-27" calcext:value-type="date">
            <text:p>27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06" calcext:value-type="float">
            <text:p>16006</text:p>
          </table:table-cell>
          <table:table-cell table:style-name="ce8" office:value-type="string" calcext:value-type="string">
            <text:p>Lamballe / Raynouard</text:p>
          </table:table-cell>
          <table:table-cell table:style-name="ce9" office:value-type="date" office:date-value="2017-02-27" calcext:value-type="date">
            <text:p>27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07" calcext:value-type="float">
            <text:p>16007</text:p>
          </table:table-cell>
          <table:table-cell table:style-name="ce8" office:value-type="string" calcext:value-type="string">
            <text:p>Guilbaud / Parc des Princes</text:p>
          </table:table-cell>
          <table:table-cell table:style-name="ce9" office:value-type="date" office:date-value="2013-09-13" calcext:value-type="date">
            <text:p>13/09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013" calcext:value-type="float">
            <text:p>16013</text:p>
          </table:table-cell>
          <table:table-cell table:style-name="ce8" office:value-type="string" calcext:value-type="string">
            <text:p>Cortambert / Nicolo</text:p>
          </table:table-cell>
          <table:table-cell table:style-name="ce9" office:value-type="date" office:date-value="2017-07-03" calcext:value-type="date">
            <text:p>03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21" calcext:value-type="float">
            <text:p>16021</text:p>
          </table:table-cell>
          <table:table-cell table:style-name="ce8" office:value-type="string" calcext:value-type="string">
            <text:p>Place des Etats-Unis / Avenue d'Iéna</text:p>
          </table:table-cell>
          <table:table-cell table:style-name="ce9" office:value-type="date" office:date-value="2017-03-15" calcext:value-type="date">
            <text:p>15/03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6058" calcext:value-type="float">
            <text:p>16058</text:p>
          </table:table-cell>
          <table:table-cell table:style-name="ce8" office:value-type="string" calcext:value-type="string">
            <text:p>Montevidéo / Longchamp</text:p>
          </table:table-cell>
          <table:table-cell table:style-name="ce9" office:value-type="date" office:date-value="2017-02-09" calcext:value-type="date">
            <text:p>09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071" calcext:value-type="float">
            <text:p>16071</text:p>
          </table:table-cell>
          <table:table-cell table:style-name="ce8" office:value-type="string" calcext:value-type="string">
            <text:p>Chantemesse / Maréchal Fayolle</text:p>
          </table:table-cell>
          <table:table-cell table:style-name="ce9" office:value-type="date" office:date-value="2016-08-10" calcext:value-type="date">
            <text:p>10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092" calcext:value-type="float">
            <text:p>16092</text:p>
          </table:table-cell>
          <table:table-cell table:style-name="ce8" office:value-type="string" calcext:value-type="string">
            <text:p>Benjamin Franklin / Le Tasse</text:p>
          </table:table-cell>
          <table:table-cell table:style-name="ce9" office:value-type="date" office:date-value="2018-02-13" calcext:value-type="date">
            <text:p>13/02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6106" calcext:value-type="float">
            <text:p>16106</text:p>
          </table:table-cell>
          <table:table-cell table:style-name="ce8" office:value-type="string" calcext:value-type="string">
            <text:p>Centre sportif Géo André</text:p>
          </table:table-cell>
          <table:table-cell table:style-name="ce9" office:value-type="date" office:date-value="2015-10-16" calcext:value-type="date">
            <text:p>16/10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6107" calcext:value-type="float">
            <text:p>16107</text:p>
          </table:table-cell>
          <table:table-cell table:style-name="ce8" office:value-type="string" calcext:value-type="string">
            <text:p>Trocadéro / Paul Doumer / Benjamin Franklin</text:p>
          </table:table-cell>
          <table:table-cell table:style-name="ce9" office:value-type="date" office:date-value="2017-02-16" calcext:value-type="date">
            <text:p>16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08" calcext:value-type="float">
            <text:p>16108</text:p>
          </table:table-cell>
          <table:table-cell table:style-name="ce8" office:value-type="string" calcext:value-type="string">
            <text:p>Centre sportif Géo André</text:p>
          </table:table-cell>
          <table:table-cell table:style-name="ce9" office:value-type="date" office:date-value="2015-10-16" calcext:value-type="date">
            <text:p>16/10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6109" calcext:value-type="float">
            <text:p>16109</text:p>
          </table:table-cell>
          <table:table-cell table:style-name="ce8" office:value-type="string" calcext:value-type="string">
            <text:p>Kléber / Boissière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10" calcext:value-type="float">
            <text:p>16110</text:p>
          </table:table-cell>
          <table:table-cell table:style-name="ce8" office:value-type="string" calcext:value-type="string">
            <text:p>Passerelle Debilly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13" calcext:value-type="float">
            <text:p>16113</text:p>
          </table:table-cell>
          <table:table-cell table:style-name="ce8" office:value-type="string" calcext:value-type="string">
            <text:p>Pont Garigliano amont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14" calcext:value-type="float">
            <text:p>16114</text:p>
          </table:table-cell>
          <table:table-cell table:style-name="ce8" office:value-type="string" calcext:value-type="string">
            <text:p>Pont Garigliano aval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24" calcext:value-type="float">
            <text:p>16124</text:p>
          </table:table-cell>
          <table:table-cell table:style-name="ce8" office:value-type="string" calcext:value-type="string">
            <text:p>Ingres / Prudhon</text:p>
          </table:table-cell>
          <table:table-cell table:style-name="ce9" office:value-type="date" office:date-value="2016-10-06" calcext:value-type="date">
            <text:p>06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33" calcext:value-type="float">
            <text:p>16133</text:p>
          </table:table-cell>
          <table:table-cell table:style-name="ce8" office:value-type="string" calcext:value-type="string">
            <text:p>Quai Saint Exupéry / Le jour se lèv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134" calcext:value-type="float">
            <text:p>16134</text:p>
          </table:table-cell>
          <table:table-cell table:style-name="ce8" office:value-type="string" calcext:value-type="string">
            <text:p>Ferdinand Buisson / Georges Lafont / Félix d'Herelle</text:p>
          </table:table-cell>
          <table:table-cell table:style-name="ce9" office:value-type="date" office:date-value="2017-03-17" calcext:value-type="date">
            <text:p>17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35" calcext:value-type="float">
            <text:p>16135</text:p>
          </table:table-cell>
          <table:table-cell table:style-name="ce8" office:value-type="string" calcext:value-type="string">
            <text:p>Ferdinand Buisson / Edouard Vaillant</text:p>
          </table:table-cell>
          <table:table-cell table:style-name="ce9" office:value-type="date" office:date-value="2016-09-16" calcext:value-type="date">
            <text:p>1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36" calcext:value-type="float">
            <text:p>16136</text:p>
          </table:table-cell>
          <table:table-cell table:style-name="ce8" office:value-type="string" calcext:value-type="string">
            <text:p>Edouard Vaillant / Porte de Saint Cloud</text:p>
          </table:table-cell>
          <table:table-cell table:style-name="ce9" office:value-type="date" office:date-value="2018-10-08" calcext:value-type="date">
            <text:p>08/10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6137" calcext:value-type="float">
            <text:p>16137</text:p>
          </table:table-cell>
          <table:table-cell table:style-name="ce8" office:value-type="string" calcext:value-type="string">
            <text:p>Sergent Maginot / Arioste</text:p>
          </table:table-cell>
          <table:table-cell table:style-name="ce9" office:value-type="date" office:date-value="2016-09-02" calcext:value-type="date">
            <text:p>02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39" calcext:value-type="float">
            <text:p>16139</text:p>
          </table:table-cell>
          <table:table-cell table:style-name="ce8" office:value-type="string" calcext:value-type="string">
            <text:p>Porte Boulogne / Bd Auteuil</text:p>
          </table:table-cell>
          <table:table-cell table:style-name="ce9" office:value-type="date" office:date-value="2017-12-26" calcext:value-type="date">
            <text:p>2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6145" calcext:value-type="float">
            <text:p>16145</text:p>
          </table:table-cell>
          <table:table-cell table:style-name="ce8" office:value-type="string" calcext:value-type="string">
            <text:p>Bd Murat / Daumier</text:p>
          </table:table-cell>
          <table:table-cell table:style-name="ce9" office:value-type="date" office:date-value="2016-09-23" calcext:value-type="date">
            <text:p>23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46" calcext:value-type="float">
            <text:p>16146</text:p>
          </table:table-cell>
          <table:table-cell table:style-name="ce8" office:value-type="string" calcext:value-type="string">
            <text:p>Bd Murat / St Exupéry</text:p>
          </table:table-cell>
          <table:table-cell table:style-name="ce9" office:value-type="date" office:date-value="2016-11-04" calcext:value-type="date">
            <text:p>0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47" calcext:value-type="float">
            <text:p>16147</text:p>
          </table:table-cell>
          <table:table-cell table:style-name="ce8" office:value-type="string" calcext:value-type="string">
            <text:p>Boulainvilliers / Raynouard</text:p>
          </table:table-cell>
          <table:table-cell table:style-name="ce9" office:value-type="date" office:date-value="2016-10-05" calcext:value-type="date">
            <text:p>05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6148" calcext:value-type="float">
            <text:p>16148</text:p>
          </table:table-cell>
          <table:table-cell table:style-name="ce8" office:value-type="string" calcext:value-type="string">
            <text:p>Pergolèse / Marbeau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6385" calcext:value-type="float">
            <text:p>16385</text:p>
          </table:table-cell>
          <table:table-cell table:style-name="ce8" office:value-type="string" calcext:value-type="string">
            <text:p>Molitor / Chardon Lagach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997" calcext:value-type="float">
            <text:p>16997</text:p>
          </table:table-cell>
          <table:table-cell table:style-name="ce8" office:value-type="string" calcext:value-type="string">
            <text:p>Guilbaud / Parc des Princes</text:p>
          </table:table-cell>
          <table:table-cell table:style-name="ce9" office:value-type="date" office:date-value="2013-09-13" calcext:value-type="date">
            <text:p>13/09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7596" calcext:value-type="float">
            <text:p>17596</text:p>
          </table:table-cell>
          <table:table-cell table:style-name="ce8" office:value-type="string" calcext:value-type="string">
            <text:p>Pont Bir-Hakeim / Avenue du Président Kennedy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849" calcext:value-type="float">
            <text:p>17849</text:p>
          </table:table-cell>
          <table:table-cell table:style-name="ce8" office:value-type="string" calcext:value-type="string">
            <text:p>Bd Suchet / Raffet / Square Tolstoï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695" calcext:value-type="float">
            <text:p>18695</text:p>
          </table:table-cell>
          <table:table-cell table:style-name="ce8" office:value-type="string" calcext:value-type="string">
            <text:p>Mesnil / Saint Didie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9196" calcext:value-type="float">
            <text:p>19196</text:p>
          </table:table-cell>
          <table:table-cell table:style-name="ce8" office:value-type="string" calcext:value-type="string">
            <text:p>Stade Georges Hébert / Bd Murat / Porte Molitor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892" calcext:value-type="float">
            <text:p>19892</text:p>
          </table:table-cell>
          <table:table-cell table:style-name="ce8" office:value-type="string" calcext:value-type="string">
            <text:p>Place d'Iéna / Avenue d'Iéna Sud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072" calcext:value-type="float">
            <text:p>20072</text:p>
          </table:table-cell>
          <table:table-cell table:style-name="ce8" office:value-type="string" calcext:value-type="string">
            <text:p>Victor Hugo / Presbourg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575" calcext:value-type="float">
            <text:p>22575</text:p>
          </table:table-cell>
          <table:table-cell table:style-name="ce8" office:value-type="string" calcext:value-type="string">
            <text:p>Henri Martin / Pompe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6088" calcext:value-type="float">
            <text:p>26088</text:p>
          </table:table-cell>
          <table:table-cell table:style-name="ce8" office:value-type="string" calcext:value-type="string">
            <text:p>Place du maréchal de Lattre de Tassigny / Bd Lannes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200" calcext:value-type="float">
            <text:p>27200</text:p>
          </table:table-cell>
          <table:table-cell table:style-name="ce8" office:value-type="string" calcext:value-type="string">
            <text:p>Avenue de Versailles / Bd Exelman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7296" calcext:value-type="float">
            <text:p>27296</text:p>
          </table:table-cell>
          <table:table-cell table:style-name="ce8" office:value-type="string" calcext:value-type="string">
            <text:p>Avenue de Versailles / Bd Exelman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756" calcext:value-type="float">
            <text:p>27756</text:p>
          </table:table-cell>
          <table:table-cell table:style-name="ce8" office:value-type="string" calcext:value-type="string">
            <text:p>Place de la porte de Saint Cloud / Avenue Georges Lafon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960" calcext:value-type="float">
            <text:p>27960</text:p>
          </table:table-cell>
          <table:table-cell table:style-name="ce8" office:value-type="string" calcext:value-type="string">
            <text:p>Porte de Saint Cloud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29603" calcext:value-type="float">
            <text:p>29603</text:p>
          </table:table-cell>
          <table:table-cell table:style-name="ce8" office:value-type="string" calcext:value-type="string">
            <text:p>Allée de Longchamp / Route de la porte Dauphine à la porte des Sablon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2329" calcext:value-type="float">
            <text:p>32329</text:p>
          </table:table-cell>
          <table:table-cell table:style-name="ce8" office:value-type="string" calcext:value-type="string">
            <text:p>Place Clément Ader / Radio France</text:p>
          </table:table-cell>
          <table:table-cell table:style-name="ce9" office:value-type="date" office:date-value="2013-02-08" calcext:value-type="date">
            <text:p>08/02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2468" calcext:value-type="float">
            <text:p>32468</text:p>
          </table:table-cell>
          <table:table-cell table:style-name="ce8" office:value-type="string" calcext:value-type="string">
            <text:p>Trocadéro / Parvis des droits de l'Homme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3823" calcext:value-type="float">
            <text:p>33823</text:p>
          </table:table-cell>
          <table:table-cell table:style-name="ce8" office:value-type="string" calcext:value-type="string">
            <text:p>Place Victor Hugo / Avenue Victor Hugo (Sud)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4347" calcext:value-type="float">
            <text:p>34347</text:p>
          </table:table-cell>
          <table:table-cell table:style-name="ce8" office:value-type="string" calcext:value-type="string">
            <text:p>La Fontaine / Guérin / Poussin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4560" calcext:value-type="float">
            <text:p>34560</text:p>
          </table:table-cell>
          <table:table-cell table:style-name="ce8" office:value-type="string" calcext:value-type="string">
            <text:p>Avenue Marceau, rue Galilée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575" calcext:value-type="float">
            <text:p>35575</text:p>
          </table:table-cell>
          <table:table-cell table:style-name="ce8" office:value-type="string" calcext:value-type="string">
            <text:p>Grande Armée / Presbourg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620" calcext:value-type="float">
            <text:p>35620</text:p>
          </table:table-cell>
          <table:table-cell table:style-name="ce8" office:value-type="string" calcext:value-type="string">
            <text:p>Trocadéro / Président Wilson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6609" calcext:value-type="float">
            <text:p>36609</text:p>
          </table:table-cell>
          <table:table-cell table:style-name="ce8" office:value-type="string" calcext:value-type="string">
            <text:p>Président Kennedy / Lamballe / Ankara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7319" calcext:value-type="float">
            <text:p>37319</text:p>
          </table:table-cell>
          <table:table-cell table:style-name="ce8" office:value-type="string" calcext:value-type="string">
            <text:p>Bd Suchet / Ingr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8363" calcext:value-type="float">
            <text:p>38363</text:p>
          </table:table-cell>
          <table:table-cell table:style-name="ce8" office:value-type="string" calcext:value-type="string">
            <text:p>Place du général Stéfanik / Bd Murat / rue du général Delestrain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331" calcext:value-type="float">
            <text:p>39331</text:p>
          </table:table-cell>
          <table:table-cell table:style-name="ce8" office:value-type="string" calcext:value-type="string">
            <text:p>Bd d'Auteuil / Avenue du général Sarrai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407" calcext:value-type="float">
            <text:p>39407</text:p>
          </table:table-cell>
          <table:table-cell table:style-name="ce8" office:value-type="string" calcext:value-type="string">
            <text:p>Place de la porte d'Auteuil / Bd Murat / Bd Suche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9913" calcext:value-type="float">
            <text:p>39913</text:p>
          </table:table-cell>
          <table:table-cell table:style-name="ce8" office:value-type="string" calcext:value-type="string">
            <text:p>Foch / Presbourg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43643" calcext:value-type="float">
            <text:p>43643</text:p>
          </table:table-cell>
          <table:table-cell table:style-name="ce8" office:value-type="string" calcext:value-type="string">
            <text:p>Avenue de Versailles / Wilhem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621" calcext:value-type="float">
            <text:p>44621</text:p>
          </table:table-cell>
          <table:table-cell table:style-name="ce8" office:value-type="string" calcext:value-type="string">
            <text:p>Allée de Longchamp / Allée de la Reine Marguerite</text:p>
          </table:table-cell>
          <table:table-cell table:style-name="ce9" office:value-type="date" office:date-value="2013-08-02" calcext:value-type="date">
            <text:p>02/08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0320" calcext:value-type="float">
            <text:p>50320</text:p>
          </table:table-cell>
          <table:table-cell table:style-name="ce8" office:value-type="string" calcext:value-type="string">
            <text:p>Avenue de la porte d'Auteuil / Sortie Bd périphérique extérieur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930" calcext:value-type="float">
            <text:p>51930</text:p>
          </table:table-cell>
          <table:table-cell table:style-name="ce8" office:value-type="string" calcext:value-type="string">
            <text:p>Georges Mandel / Decamps / Eugène Delacroix</text:p>
          </table:table-cell>
          <table:table-cell table:style-name="ce9" office:value-type="date" office:date-value="2012-08-10" calcext:value-type="date">
            <text:p>10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992" calcext:value-type="float">
            <text:p>51992</text:p>
          </table:table-cell>
          <table:table-cell table:style-name="ce8" office:value-type="string" calcext:value-type="string">
            <text:p>Av. Parc des Princes / Centre Géo André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2670" calcext:value-type="float">
            <text:p>52670</text:p>
          </table:table-cell>
          <table:table-cell table:style-name="ce8" office:value-type="string" calcext:value-type="string">
            <text:p>Michel Ange / Auteuil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578" calcext:value-type="float">
            <text:p>53578</text:p>
          </table:table-cell>
          <table:table-cell table:style-name="ce8" office:value-type="string" calcext:value-type="string">
            <text:p>Bd d'Auteuil / Gordon Bennett / Robert Schumann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069" calcext:value-type="float">
            <text:p>54069</text:p>
          </table:table-cell>
          <table:table-cell table:style-name="ce8" office:value-type="string" calcext:value-type="string">
            <text:p>Place Jean Monet</text:p>
          </table:table-cell>
          <table:table-cell table:style-name="ce9" office:value-type="date" office:date-value="2012-01-09" calcext:value-type="date">
            <text:p>09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054" calcext:value-type="float">
            <text:p>55054</text:p>
          </table:table-cell>
          <table:table-cell table:style-name="ce8" office:value-type="string" calcext:value-type="string">
            <text:p>Président Kennedy / Ranelagh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577" calcext:value-type="float">
            <text:p>58577</text:p>
          </table:table-cell>
          <table:table-cell table:style-name="ce8" office:value-type="string" calcext:value-type="string">
            <text:p>Bd Exelmans / Michel Ang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1948" calcext:value-type="float">
            <text:p>61948</text:p>
          </table:table-cell>
          <table:table-cell table:style-name="ce8" office:value-type="string" calcext:value-type="string">
            <text:p>Place de México / Eylau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215" calcext:value-type="float">
            <text:p>64215</text:p>
          </table:table-cell>
          <table:table-cell table:style-name="ce8" office:value-type="string" calcext:value-type="string">
            <text:p>Foch / Raymond Poincaré / Malakoff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856" calcext:value-type="float">
            <text:p>64856</text:p>
          </table:table-cell>
          <table:table-cell table:style-name="ce8" office:value-type="string" calcext:value-type="string">
            <text:p>Trocadéro / Georges Mandel / d'Eylau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5084" calcext:value-type="float">
            <text:p>65084</text:p>
          </table:table-cell>
          <table:table-cell table:style-name="ce8" office:value-type="string" calcext:value-type="string">
            <text:p>Place de la porte d'Auteuil / Bd Murat / rue d'Auteuil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961" calcext:value-type="float">
            <text:p>65961</text:p>
          </table:table-cell>
          <table:table-cell table:style-name="ce8" office:value-type="string" calcext:value-type="string">
            <text:p>Avenue du Parc des Princes / Claude Farrère / Général Sarrail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195" calcext:value-type="float">
            <text:p>71195</text:p>
          </table:table-cell>
          <table:table-cell table:style-name="ce8" office:value-type="string" calcext:value-type="string">
            <text:p>Iéna / Albert de Mun / Nations Unie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2093" calcext:value-type="float">
            <text:p>72093</text:p>
          </table:table-cell>
          <table:table-cell table:style-name="ce8" office:value-type="string" calcext:value-type="string">
            <text:p>Pont Bir Hakeim - Aval</text:p>
          </table:table-cell>
          <table:table-cell table:style-name="ce9" office:value-type="date" office:date-value="2012-11-30" calcext:value-type="date">
            <text:p>30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2224" calcext:value-type="float">
            <text:p>72224</text:p>
          </table:table-cell>
          <table:table-cell table:style-name="ce8" office:value-type="string" calcext:value-type="string">
            <text:p>Porte Maillot / Sortie Bd périphérique intérieu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432" calcext:value-type="float">
            <text:p>73432</text:p>
          </table:table-cell>
          <table:table-cell table:style-name="ce8" office:value-type="string" calcext:value-type="string">
            <text:p>Avenue du commandant Guilbaut / avenue de la porte de Saint Cloud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412" calcext:value-type="float">
            <text:p>74412</text:p>
          </table:table-cell>
          <table:table-cell table:style-name="ce8" office:value-type="string" calcext:value-type="string">
            <text:p>Trocadéro / Kléber / Poincaré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74609" calcext:value-type="float">
            <text:p>74609</text:p>
          </table:table-cell>
          <table:table-cell table:style-name="ce8" office:value-type="string" calcext:value-type="string">
            <text:p>Muette / Passy / Boulainvilliers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79782" calcext:value-type="float">
            <text:p>79782</text:p>
          </table:table-cell>
          <table:table-cell table:style-name="ce8" office:value-type="string" calcext:value-type="string">
            <text:p>Place du maréchal de Lattre de Tassigny / Route de Suresnes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043" calcext:value-type="float">
            <text:p>82043</text:p>
          </table:table-cell>
          <table:table-cell table:style-name="ce8" office:value-type="string" calcext:value-type="string">
            <text:p>Place de l'Europe / Entrée Parc des Princes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540" calcext:value-type="float">
            <text:p>82540</text:p>
          </table:table-cell>
          <table:table-cell table:style-name="ce8" office:value-type="string" calcext:value-type="string">
            <text:p>Georges Lafont / Edouard Vaillant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982" calcext:value-type="float">
            <text:p>82982</text:p>
          </table:table-cell>
          <table:table-cell table:style-name="ce8" office:value-type="string" calcext:value-type="string">
            <text:p>Parc des Princes / Place du docteur Michaud 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4766" calcext:value-type="float">
            <text:p>84766</text:p>
          </table:table-cell>
          <table:table-cell table:style-name="ce8" office:value-type="string" calcext:value-type="string">
            <text:p>Route de Suresnes / Route des Moulins</text:p>
          </table:table-cell>
          <table:table-cell table:style-name="ce9" office:value-type="date" office:date-value="2013-08-02" calcext:value-type="date">
            <text:p>02/08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5275" calcext:value-type="float">
            <text:p>85275</text:p>
          </table:table-cell>
          <table:table-cell table:style-name="ce8" office:value-type="string" calcext:value-type="string">
            <text:p>Pont Mirabeau - Aval</text:p>
          </table:table-cell>
          <table:table-cell table:style-name="ce9" office:value-type="date" office:date-value="2014-03-10" calcext:value-type="date">
            <text:p>10/03/2014</text:p>
          </table:table-cell>
          <table:table-cell table:number-columns-repeated="1021"/>
        </table:table-row>
        <table:table-row table:style-name="ro6">
          <table:table-cell table:style-name="ce7" office:value-type="float" office:value="85400" calcext:value-type="float">
            <text:p>85400</text:p>
          </table:table-cell>
          <table:table-cell table:style-name="ce8" office:value-type="string" calcext:value-type="string">
            <text:p>Trocadéro - Esplanade Joseph Wresinski (sud-ouest)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5982" calcext:value-type="float">
            <text:p>85982</text:p>
          </table:table-cell>
          <table:table-cell table:style-name="ce8" office:value-type="string" calcext:value-type="string">
            <text:p>Pont d'Iéna - Amont</text:p>
          </table:table-cell>
          <table:table-cell table:style-name="ce9" office:value-type="date" office:date-value="2014-04-11" calcext:value-type="date">
            <text:p>11/04/2014</text:p>
          </table:table-cell>
          <table:table-cell table:number-columns-repeated="1021"/>
        </table:table-row>
        <table:table-row table:style-name="ro6">
          <table:table-cell table:style-name="ce7" office:value-type="float" office:value="87034" calcext:value-type="float">
            <text:p>87034</text:p>
          </table:table-cell>
          <table:table-cell table:style-name="ce8" office:value-type="string" calcext:value-type="string">
            <text:p>Route de Sèvres à Neuilly / Allée de Longchamp</text:p>
          </table:table-cell>
          <table:table-cell table:style-name="ce9" office:value-type="date" office:date-value="2013-08-02" calcext:value-type="date">
            <text:p>02/08/2013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87335" calcext:value-type="float">
            <text:p>87335</text:p>
          </table:table-cell>
          <table:table-cell table:style-name="ce8" office:value-type="string" calcext:value-type="string">
            <text:p>Carrefour des Cascades</text:p>
          </table:table-cell>
          <table:table-cell table:style-name="ce9" office:value-type="date" office:date-value="2013-10-01" calcext:value-type="date">
            <text:p>01/10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9165" calcext:value-type="float">
            <text:p>89165</text:p>
          </table:table-cell>
          <table:table-cell table:style-name="ce8" office:value-type="string" calcext:value-type="string">
            <text:p>Place de la porte de Saint Cloud / Avenue de Versaille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1353" calcext:value-type="float">
            <text:p>91353</text:p>
          </table:table-cell>
          <table:table-cell table:style-name="ce8" office:value-type="string" calcext:value-type="string">
            <text:p>Place de Varsovie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829" calcext:value-type="float">
            <text:p>93829</text:p>
          </table:table-cell>
          <table:table-cell table:style-name="ce8" office:value-type="string" calcext:value-type="string">
            <text:p>Bd Suchet / Raphaë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5271" calcext:value-type="float">
            <text:p>95271</text:p>
          </table:table-cell>
          <table:table-cell table:style-name="ce8" office:value-type="string" calcext:value-type="string">
            <text:p>Pont de l'Alma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629" calcext:value-type="float">
            <text:p>95629</text:p>
          </table:table-cell>
          <table:table-cell table:style-name="ce8" office:value-type="string" calcext:value-type="string">
            <text:p>Place du Costa Rica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105" calcext:value-type="float">
            <text:p>96105</text:p>
          </table:table-cell>
          <table:table-cell table:style-name="ce8" office:value-type="string" calcext:value-type="string">
            <text:p>Ranelagh / Raynouard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645" calcext:value-type="float">
            <text:p>97645</text:p>
          </table:table-cell>
          <table:table-cell table:style-name="ce8" office:value-type="string" calcext:value-type="string">
            <text:p>Nungesser et Coli / avenue de la Porte Molitor</text:p>
          </table:table-cell>
          <table:table-cell table:style-name="ce9" office:value-type="date" office:date-value="2014-01-17" calcext:value-type="date">
            <text:p>17/01/2014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97703" calcext:value-type="float">
            <text:p>97703</text:p>
          </table:table-cell>
          <table:table-cell table:style-name="ce8" office:value-type="string" calcext:value-type="string">
            <text:p>Nations Unies / Le Nôt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777" calcext:value-type="float">
            <text:p>98777</text:p>
          </table:table-cell>
          <table:table-cell table:style-name="ce8" office:value-type="string" calcext:value-type="string">
            <text:p>Trocadéro - Esplanade Joseph Wresinski (nord-est)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036" calcext:value-type="float">
            <text:p>99036</text:p>
          </table:table-cell>
          <table:table-cell table:style-name="ce8" office:value-type="string" calcext:value-type="string">
            <text:p>Place d'Iéna / Président Wilson / Pierre 1er de Serbi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string" calcext:value-type="string">
            <text:p>82043B</text:p>
          </table:table-cell>
          <table:table-cell table:style-name="ce8" office:value-type="string" calcext:value-type="string">
            <text:p>Place de l'Europe / Parc des Princes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510" calcext:value-type="float">
            <text:p>10510</text:p>
          </table:table-cell>
          <table:table-cell table:style-name="ce8" office:value-type="string" calcext:value-type="string">
            <text:p>Cardinet / Lemercier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943" calcext:value-type="float">
            <text:p>11943</text:p>
          </table:table-cell>
          <table:table-cell table:style-name="ce8" office:value-type="string" calcext:value-type="string">
            <text:p>TERNES / NIEL</text:p>
          </table:table-cell>
          <table:table-cell table:style-name="ce9" office:value-type="date" office:date-value="2013-06-21" calcext:value-type="date">
            <text:p>21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2630" calcext:value-type="float">
            <text:p>12630</text:p>
          </table:table-cell>
          <table:table-cell table:style-name="ce8" office:value-type="string" calcext:value-type="string">
            <text:p>89, Bd Gouvion Saint Cyr / Méridien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11" calcext:value-type="float">
            <text:p>12711</text:p>
          </table:table-cell>
          <table:table-cell table:style-name="ce8" office:value-type="string" calcext:value-type="string">
            <text:p>Espace Champerret / Jean Ostreicher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852" calcext:value-type="float">
            <text:p>12852</text:p>
          </table:table-cell>
          <table:table-cell table:style-name="ce8" office:value-type="string" calcext:value-type="string">
            <text:p>Clichy / Guy Moquet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458" calcext:value-type="float">
            <text:p>16458</text:p>
          </table:table-cell>
          <table:table-cell table:style-name="ce8" office:value-type="string" calcext:value-type="string">
            <text:p>Bd Berthier / Porte d'Asnières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036" calcext:value-type="float">
            <text:p>17036</text:p>
          </table:table-cell>
          <table:table-cell table:style-name="ce8" office:value-type="string" calcext:value-type="string">
            <text:p>Gouvion Saint-Cyr / Galvani</text:p>
          </table:table-cell>
          <table:table-cell table:style-name="ce9" office:value-type="date" office:date-value="2017-08-02" calcext:value-type="date">
            <text:p>02/08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7064" calcext:value-type="float">
            <text:p>17064</text:p>
          </table:table-cell>
          <table:table-cell table:style-name="ce8" office:value-type="string" calcext:value-type="string">
            <text:p>St Ouen / Navier</text:p>
          </table:table-cell>
          <table:table-cell table:style-name="ce9" office:value-type="date" office:date-value="2018-11-09" calcext:value-type="date">
            <text:p>09/11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7065" calcext:value-type="float">
            <text:p>17065</text:p>
          </table:table-cell>
          <table:table-cell table:style-name="ce8" office:value-type="string" calcext:value-type="string">
            <text:p>Pierre Rebière / Voie vers Bessières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73" calcext:value-type="float">
            <text:p>17073</text:p>
          </table:table-cell>
          <table:table-cell table:style-name="ce8" office:value-type="string" calcext:value-type="string">
            <text:p>Brunetière / Abbé Rousselot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77" calcext:value-type="float">
            <text:p>17077</text:p>
          </table:table-cell>
          <table:table-cell table:style-name="ce8" office:value-type="string" calcext:value-type="string">
            <text:p>Rue Marie-Georges Picquart / Passerelle Batignolles</text:p>
          </table:table-cell>
          <table:table-cell table:style-name="ce9" office:value-type="date" office:date-value="2017-02-24" calcext:value-type="date">
            <text:p>24/02/2017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7080" calcext:value-type="float">
            <text:p>17080</text:p>
          </table:table-cell>
          <table:table-cell table:style-name="ce8" office:value-type="string" calcext:value-type="string">
            <text:p>Batignolles - Parvis Palais Justic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7081" calcext:value-type="float">
            <text:p>17081</text:p>
          </table:table-cell>
          <table:table-cell table:style-name="ce8" office:value-type="string" calcext:value-type="string">
            <text:p>Rue du Bastion / rue André Suarez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7087" calcext:value-type="float">
            <text:p>17087</text:p>
          </table:table-cell>
          <table:table-cell table:style-name="ce8" office:value-type="string" calcext:value-type="string">
            <text:p>Rue Gilbert Cesbron nord</text:p>
          </table:table-cell>
          <table:table-cell table:style-name="ce9" office:value-type="date" office:date-value="2017-07-04" calcext:value-type="date">
            <text:p>04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7088" calcext:value-type="float">
            <text:p>17088</text:p>
          </table:table-cell>
          <table:table-cell table:style-name="ce8" office:value-type="string" calcext:value-type="string">
            <text:p>Rue Gilbert Cesbron sud</text:p>
          </table:table-cell>
          <table:table-cell table:style-name="ce9" office:value-type="date" office:date-value="2017-06-26" calcext:value-type="date">
            <text:p>26/06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7094" calcext:value-type="float">
            <text:p>17094</text:p>
          </table:table-cell>
          <table:table-cell table:style-name="ce8" office:value-type="string" calcext:value-type="string">
            <text:p>Batignolles / Dames</text:p>
          </table:table-cell>
          <table:table-cell table:style-name="ce9" office:value-type="date" office:date-value="2016-12-08" calcext:value-type="date">
            <text:p>08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95" calcext:value-type="float">
            <text:p>17095</text:p>
          </table:table-cell>
          <table:table-cell table:style-name="ce8" office:value-type="string" calcext:value-type="string">
            <text:p>Wagram / Prony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96" calcext:value-type="float">
            <text:p>17096</text:p>
          </table:table-cell>
          <table:table-cell table:style-name="ce8" office:value-type="string" calcext:value-type="string">
            <text:p>Galvani / Laugier</text:p>
          </table:table-cell>
          <table:table-cell table:style-name="ce9" office:value-type="date" office:date-value="2016-12-07" calcext:value-type="date">
            <text:p>07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7097" calcext:value-type="float">
            <text:p>17097</text:p>
          </table:table-cell>
          <table:table-cell table:style-name="ce8" office:value-type="string" calcext:value-type="string">
            <text:p>Wagram / Rennequin</text:p>
          </table:table-cell>
          <table:table-cell table:style-name="ce9" office:value-type="date" office:date-value="2016-12-01" calcext:value-type="date">
            <text:p>0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085" calcext:value-type="float">
            <text:p>18085</text:p>
          </table:table-cell>
          <table:table-cell table:style-name="ce8" office:value-type="string" calcext:value-type="string">
            <text:p>21bis, rue Jean Leclaire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308" calcext:value-type="float">
            <text:p>18308</text:p>
          </table:table-cell>
          <table:table-cell table:style-name="ce8" office:value-type="string" calcext:value-type="string">
            <text:p>Curnonsky / Raymond Pite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536" calcext:value-type="float">
            <text:p>18536</text:p>
          </table:table-cell>
          <table:table-cell table:style-name="ce8" office:value-type="string" calcext:value-type="string">
            <text:p>Porte Asnières / Bd Reim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656" calcext:value-type="float">
            <text:p>18656</text:p>
          </table:table-cell>
          <table:table-cell table:style-name="ce8" office:value-type="string" calcext:value-type="string">
            <text:p>Place Paul Tortelier / Marguerite Long / Stéphane Grappelli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182" calcext:value-type="float">
            <text:p>19182</text:p>
          </table:table-cell>
          <table:table-cell table:style-name="ce8" office:value-type="string" calcext:value-type="string">
            <text:p>Fourche Clichy / Saint Ouen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158" calcext:value-type="float">
            <text:p>26158</text:p>
          </table:table-cell>
          <table:table-cell table:style-name="ce8" office:value-type="string" calcext:value-type="string">
            <text:p>Bd Courcelles / Bd Malesherbes</text:p>
          </table:table-cell>
          <table:table-cell table:style-name="ce9" office:value-type="date" office:date-value="2013-06-28" calcext:value-type="date">
            <text:p>28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8293" calcext:value-type="float">
            <text:p>28293</text:p>
          </table:table-cell>
          <table:table-cell table:style-name="ce8" office:value-type="string" calcext:value-type="string">
            <text:p>Place Maréchal Juin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355" calcext:value-type="float">
            <text:p>32355</text:p>
          </table:table-cell>
          <table:table-cell table:style-name="ce8" office:value-type="string" calcext:value-type="string">
            <text:p>Jonquière / Boulay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34901" calcext:value-type="float">
            <text:p>34901</text:p>
          </table:table-cell>
          <table:table-cell table:style-name="ce8" office:value-type="string" calcext:value-type="string">
            <text:p>80, Bd Bessière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92" calcext:value-type="float">
            <text:p>41692</text:p>
          </table:table-cell>
          <table:table-cell table:style-name="ce8" office:value-type="string" calcext:value-type="string">
            <text:p>Courcelles / Mallarmé</text:p>
          </table:table-cell>
          <table:table-cell table:style-name="ce9" office:value-type="date" office:date-value="2013-06-07" calcext:value-type="date">
            <text:p>07/06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3139" calcext:value-type="float">
            <text:p>43139</text:p>
          </table:table-cell>
          <table:table-cell table:style-name="ce8" office:value-type="string" calcext:value-type="string">
            <text:p>Davy / Legend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258" calcext:value-type="float">
            <text:p>44258</text:p>
          </table:table-cell>
          <table:table-cell table:style-name="ce8" office:value-type="string" calcext:value-type="string">
            <text:p>Bd Gouvion Saint Cyr / Porte Champerret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356" calcext:value-type="float">
            <text:p>47356</text:p>
          </table:table-cell>
          <table:table-cell table:style-name="ce8" office:value-type="string" calcext:value-type="string">
            <text:p>Porte Maillot / Rue Joseph et Marie Hackin / Neuilly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973" calcext:value-type="float">
            <text:p>47973</text:p>
          </table:table-cell>
          <table:table-cell table:style-name="ce8" office:value-type="string" calcext:value-type="string">
            <text:p>Avenue Porte des Ternes / Gustave Charpentie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088" calcext:value-type="float">
            <text:p>48088</text:p>
          </table:table-cell>
          <table:table-cell table:style-name="ce8" office:value-type="string" calcext:value-type="string">
            <text:p>Place Général Catroux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795" calcext:value-type="float">
            <text:p>49795</text:p>
          </table:table-cell>
          <table:table-cell table:style-name="ce8" office:value-type="string" calcext:value-type="string">
            <text:p>Porte Maillot / Grande Armée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599" calcext:value-type="float">
            <text:p>52599</text:p>
          </table:table-cell>
          <table:table-cell table:style-name="ce8" office:value-type="string" calcext:value-type="string">
            <text:p>Carnot / Tilsitt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563" calcext:value-type="float">
            <text:p>55563</text:p>
          </table:table-cell>
          <table:table-cell table:style-name="ce8" office:value-type="string" calcext:value-type="string">
            <text:p>Avenue Clichy / Passage Petit-Cerf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606" calcext:value-type="float">
            <text:p>55606</text:p>
          </table:table-cell>
          <table:table-cell table:style-name="ce8" office:value-type="string" calcext:value-type="string">
            <text:p>Bd Douaumont / Porte de Clichy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6039" calcext:value-type="float">
            <text:p>56039</text:p>
          </table:table-cell>
          <table:table-cell table:style-name="ce8" office:value-type="string" calcext:value-type="string">
            <text:p>Place Wagram / Bd Malesherb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7632" calcext:value-type="float">
            <text:p>57632</text:p>
          </table:table-cell>
          <table:table-cell table:style-name="ce8" office:value-type="string" calcext:value-type="string">
            <text:p>Deraismes / Pécaut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58185" calcext:value-type="float">
            <text:p>58185</text:p>
          </table:table-cell>
          <table:table-cell table:style-name="ce8" office:value-type="string" calcext:value-type="string">
            <text:p>Place Paul Léautaud / Bd Berthier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709" calcext:value-type="float">
            <text:p>58709</text:p>
          </table:table-cell>
          <table:table-cell table:style-name="ce8" office:value-type="string" calcext:value-type="string">
            <text:p>Saussure / Péreir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64090" calcext:value-type="float">
            <text:p>64090</text:p>
          </table:table-cell>
          <table:table-cell table:style-name="ce8" office:value-type="string" calcext:value-type="string">
            <text:p>Lévis / Dam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65315" calcext:value-type="float">
            <text:p>65315</text:p>
          </table:table-cell>
          <table:table-cell table:style-name="ce8" office:value-type="string" calcext:value-type="string">
            <text:p>Bd Berthier / Saussure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498" calcext:value-type="float">
            <text:p>66498</text:p>
          </table:table-cell>
          <table:table-cell table:style-name="ce8" office:value-type="string" calcext:value-type="string">
            <text:p>Villiers / Legendre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817" calcext:value-type="float">
            <text:p>66817</text:p>
          </table:table-cell>
          <table:table-cell table:style-name="ce8" office:value-type="string" calcext:value-type="string">
            <text:p>Bd BERTHIER - A.ROUSSEL</text:p>
          </table:table-cell>
          <table:table-cell table:style-name="ce9" office:value-type="date" office:date-value="2014-03-28" calcext:value-type="date">
            <text:p>28/03/2014</text:p>
          </table:table-cell>
          <table:table-cell table:number-columns-repeated="1021"/>
        </table:table-row>
        <table:table-row table:style-name="ro6">
          <table:table-cell table:style-name="ce7" office:value-type="float" office:value="69662" calcext:value-type="float">
            <text:p>69662</text:p>
          </table:table-cell>
          <table:table-cell table:style-name="ce8" office:value-type="string" calcext:value-type="string">
            <text:p>Jonquière / Villa Sainte Croix</text:p>
          </table:table-cell>
          <table:table-cell table:style-name="ce9" office:value-type="date" office:date-value="2012-01-27" calcext:value-type="date">
            <text:p>27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446" calcext:value-type="float">
            <text:p>70446</text:p>
          </table:table-cell>
          <table:table-cell table:style-name="ce8" office:value-type="string" calcext:value-type="string">
            <text:p>Clichy / Brochant / Sauffroy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605" calcext:value-type="float">
            <text:p>70605</text:p>
          </table:table-cell>
          <table:table-cell table:style-name="ce8" office:value-type="string" calcext:value-type="string">
            <text:p>Leclaire / Saint Ange / Général Henry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554" calcext:value-type="float">
            <text:p>73554</text:p>
          </table:table-cell>
          <table:table-cell table:style-name="ce8" office:value-type="string" calcext:value-type="string">
            <text:p>Grande Armée / Porte Maillot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411" calcext:value-type="float">
            <text:p>75411</text:p>
          </table:table-cell>
          <table:table-cell table:style-name="ce8" office:value-type="string" calcext:value-type="string">
            <text:p>Porte Maillot / Bd Pershing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732" calcext:value-type="float">
            <text:p>75732</text:p>
          </table:table-cell>
          <table:table-cell table:style-name="ce8" office:value-type="string" calcext:value-type="string">
            <text:p>Brechet / Loucheur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501" calcext:value-type="float">
            <text:p>76501</text:p>
          </table:table-cell>
          <table:table-cell table:style-name="ce8" office:value-type="string" calcext:value-type="string">
            <text:p>Place de Clichy / Rue de Clichy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383" calcext:value-type="float">
            <text:p>80383</text:p>
          </table:table-cell>
          <table:table-cell table:style-name="ce8" office:value-type="string" calcext:value-type="string">
            <text:p>Place saint Ferdinand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425" calcext:value-type="float">
            <text:p>84425</text:p>
          </table:table-cell>
          <table:table-cell table:style-name="ce8" office:value-type="string" calcext:value-type="string">
            <text:p>Bd Bessières / Porte de Clichy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653" calcext:value-type="float">
            <text:p>84653</text:p>
          </table:table-cell>
          <table:table-cell table:style-name="ce8" office:value-type="string" calcext:value-type="string">
            <text:p>Bessières / Pouchet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387" calcext:value-type="float">
            <text:p>87387</text:p>
          </table:table-cell>
          <table:table-cell table:style-name="ce8" office:value-type="string" calcext:value-type="string">
            <text:p>Bd Bois le Prêtre / Emile Borel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7704" calcext:value-type="float">
            <text:p>87704</text:p>
          </table:table-cell>
          <table:table-cell table:style-name="ce8" office:value-type="string" calcext:value-type="string">
            <text:p>Rome / Cardinet</text:p>
          </table:table-cell>
          <table:table-cell table:style-name="ce9" office:value-type="date" office:date-value="2013-09-06" calcext:value-type="date">
            <text:p>06/09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9632" calcext:value-type="float">
            <text:p>89632</text:p>
          </table:table-cell>
          <table:table-cell table:style-name="ce8" office:value-type="string" calcext:value-type="string">
            <text:p>Place Clichy / Bio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182" calcext:value-type="float">
            <text:p>91182</text:p>
          </table:table-cell>
          <table:table-cell table:style-name="ce8" office:value-type="string" calcext:value-type="string">
            <text:p>Grande Armée / Argent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2088" calcext:value-type="float">
            <text:p>92088</text:p>
          </table:table-cell>
          <table:table-cell table:style-name="ce8" office:value-type="string" calcext:value-type="string">
            <text:p>Bd Ney / Porte Saint Ouen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4112" calcext:value-type="float">
            <text:p>94112</text:p>
          </table:table-cell>
          <table:table-cell table:style-name="ce8" office:value-type="string" calcext:value-type="string">
            <text:p>Malesherbes / Viet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639" calcext:value-type="float">
            <text:p>99639</text:p>
          </table:table-cell>
          <table:table-cell table:style-name="ce8" office:value-type="string" calcext:value-type="string">
            <text:p>Place Général Koenig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630" calcext:value-type="float">
            <text:p>10630</text:p>
          </table:table-cell>
          <table:table-cell table:style-name="ce8" office:value-type="string" calcext:value-type="string">
            <text:p>Joffrin / Fermel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631" calcext:value-type="float">
            <text:p>10631</text:p>
          </table:table-cell>
          <table:table-cell table:style-name="ce8" office:value-type="string" calcext:value-type="string">
            <text:p>Bd Ney / Porte Chapelle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601" calcext:value-type="float">
            <text:p>11601</text:p>
          </table:table-cell>
          <table:table-cell table:style-name="ce8" office:value-type="string" calcext:value-type="string">
            <text:p>Tristan Tzara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2278" calcext:value-type="float">
            <text:p>12278</text:p>
          </table:table-cell>
          <table:table-cell table:style-name="ce8" office:value-type="string" calcext:value-type="string">
            <text:p>Place Paul Eluard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048" calcext:value-type="float">
            <text:p>15048</text:p>
          </table:table-cell>
          <table:table-cell table:style-name="ce8" office:value-type="string" calcext:value-type="string">
            <text:p>Jean Henri Fabre / Colonel Dax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446" calcext:value-type="float">
            <text:p>15446</text:p>
          </table:table-cell>
          <table:table-cell table:style-name="ce8" office:value-type="string" calcext:value-type="string">
            <text:p>Vis-à-vis du 92, Bd Ney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5626" calcext:value-type="float">
            <text:p>15626</text:p>
          </table:table-cell>
          <table:table-cell table:style-name="ce8" office:value-type="string" calcext:value-type="string">
            <text:p>Avenue porte Saint Ouen / Louis Pasteur Vallery-Radot</text:p>
          </table:table-cell>
          <table:table-cell table:style-name="ce9" office:value-type="date" office:date-value="2012-08-17" calcext:value-type="date">
            <text:p>17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334" calcext:value-type="float">
            <text:p>16334</text:p>
          </table:table-cell>
          <table:table-cell table:style-name="ce8" office:value-type="string" calcext:value-type="string">
            <text:p>Poissonniers / Myrha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561" calcext:value-type="float">
            <text:p>16561</text:p>
          </table:table-cell>
          <table:table-cell table:style-name="ce8" office:value-type="string" calcext:value-type="string">
            <text:p>Bd de la Chapelle / Caplat</text:p>
          </table:table-cell>
          <table:table-cell table:style-name="ce9" office:value-type="date" office:date-value="2015-02-23" calcext:value-type="date">
            <text:p>23/02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8002" calcext:value-type="float">
            <text:p>18002</text:p>
          </table:table-cell>
          <table:table-cell table:style-name="ce8" office:value-type="string" calcext:value-type="string">
            <text:p>Lamarck / Carpeaux</text:p>
          </table:table-cell>
          <table:table-cell table:style-name="ce9" office:value-type="date" office:date-value="2017-07-19" calcext:value-type="date">
            <text:p>19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023" calcext:value-type="float">
            <text:p>18023</text:p>
          </table:table-cell>
          <table:table-cell table:style-name="ce8" office:value-type="string" calcext:value-type="string">
            <text:p>Château Rouge / Bd Barbès / Poulet / Custin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086" calcext:value-type="float">
            <text:p>18086</text:p>
          </table:table-cell>
          <table:table-cell table:style-name="ce8" office:value-type="string" calcext:value-type="string">
            <text:p>Barbès / Doudeauville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087" calcext:value-type="float">
            <text:p>18087</text:p>
          </table:table-cell>
          <table:table-cell table:style-name="ce8" office:value-type="string" calcext:value-type="string">
            <text:p>Goutte d'Or / Islettes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088" calcext:value-type="float">
            <text:p>18088</text:p>
          </table:table-cell>
          <table:table-cell table:style-name="ce8" office:value-type="string" calcext:value-type="string">
            <text:p>Panama / Léon</text:p>
          </table:table-cell>
          <table:table-cell table:style-name="ce9" office:value-type="date" office:date-value="2016-10-13" calcext:value-type="date">
            <text:p>13/10/2016</text:p>
          </table:table-cell>
          <table:table-cell table:number-columns-repeated="1021"/>
        </table:table-row>
        <table:table-row table:style-name="ro6" table:visibility="collapse">
          <table:table-cell table:style-name="ce7" office:value-type="float" office:value="18091" calcext:value-type="float">
            <text:p>18091</text:p>
          </table:table-cell>
          <table:table-cell table:style-name="ce8" office:value-type="string" calcext:value-type="string">
            <text:p>Pajol / Département / Ph de Girard</text:p>
          </table:table-cell>
          <table:table-cell table:style-name="ce9" office:value-type="date" office:date-value="2017-01-31" calcext:value-type="date">
            <text:p>31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094" calcext:value-type="float">
            <text:p>18094</text:p>
          </table:table-cell>
          <table:table-cell table:style-name="ce8" office:value-type="string" calcext:value-type="string">
            <text:p>Riquet / Pajol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104" calcext:value-type="float">
            <text:p>18104</text:p>
          </table:table-cell>
          <table:table-cell table:style-name="ce8" office:value-type="string" calcext:value-type="string">
            <text:p>Marcadet / Ruisseau</text:p>
          </table:table-cell>
          <table:table-cell table:style-name="ce9" office:value-type="date" office:date-value="2017-05-02" calcext:value-type="date">
            <text:p>02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110" calcext:value-type="float">
            <text:p>18110</text:p>
          </table:table-cell>
          <table:table-cell table:style-name="ce8" office:value-type="string" calcext:value-type="string">
            <text:p>Binet / Maurice Grimaud</text:p>
          </table:table-cell>
          <table:table-cell table:style-name="ce9" office:value-type="date" office:date-value="2018-04-23" calcext:value-type="date">
            <text:p>23/04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8111" calcext:value-type="float">
            <text:p>18111</text:p>
          </table:table-cell>
          <table:table-cell table:style-name="ce8" office:value-type="string" calcext:value-type="string">
            <text:p>Poissonniers / Championnet</text:p>
          </table:table-cell>
          <table:table-cell table:style-name="ce9" office:value-type="date" office:date-value="2017-08-08" calcext:value-type="date">
            <text:p>08/08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115" calcext:value-type="float">
            <text:p>18115</text:p>
          </table:table-cell>
          <table:table-cell table:style-name="ce8" office:value-type="string" calcext:value-type="string">
            <text:p>Barbès / Labat</text:p>
          </table:table-cell>
          <table:table-cell table:style-name="ce9" office:value-type="date" office:date-value="2016-11-14" calcext:value-type="date">
            <text:p>14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8201" calcext:value-type="float">
            <text:p>18201</text:p>
          </table:table-cell>
          <table:table-cell table:style-name="ce8" office:value-type="string" calcext:value-type="string">
            <text:p>Porte Chapelle - Centre migrants</text:p>
          </table:table-cell>
          <table:table-cell table:style-name="ce9" office:value-type="date" office:date-value="2017-02-14" calcext:value-type="date">
            <text:p>1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8202" calcext:value-type="float">
            <text:p>18202</text:p>
          </table:table-cell>
          <table:table-cell table:style-name="ce8" office:value-type="string" calcext:value-type="string">
            <text:p>Porte Chapelle - Centre migrants</text:p>
          </table:table-cell>
          <table:table-cell table:style-name="ce9" office:value-type="date" office:date-value="2017-02-14" calcext:value-type="date">
            <text:p>14/0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71" calcext:value-type="float">
            <text:p>19071</text:p>
          </table:table-cell>
          <table:table-cell table:style-name="ce8" office:value-type="string" calcext:value-type="string">
            <text:p>Bd Barbès / Bd Rochechouard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728" calcext:value-type="float">
            <text:p>20728</text:p>
          </table:table-cell>
          <table:table-cell table:style-name="ce8" office:value-type="string" calcext:value-type="string">
            <text:p>Lamarck / Chevalier de la Barr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785" calcext:value-type="float">
            <text:p>20785</text:p>
          </table:table-cell>
          <table:table-cell table:style-name="ce8" office:value-type="string" calcext:value-type="string">
            <text:p>Square Louise Michel / Square Willett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078" calcext:value-type="float">
            <text:p>22078</text:p>
          </table:table-cell>
          <table:table-cell table:style-name="ce8" office:value-type="string" calcext:value-type="string">
            <text:p>Ordener / Poteau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107" calcext:value-type="float">
            <text:p>22107</text:p>
          </table:table-cell>
          <table:table-cell table:style-name="ce8" office:value-type="string" calcext:value-type="string">
            <text:p>34, Chevalier de la Barre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378" calcext:value-type="float">
            <text:p>22378</text:p>
          </table:table-cell>
          <table:table-cell table:style-name="ce8" office:value-type="string" calcext:value-type="string">
            <text:p>Bd Barbès / Bd Chapelle</text:p>
          </table:table-cell>
          <table:table-cell table:style-name="ce9" office:value-type="date" office:date-value="2012-08-10" calcext:value-type="date">
            <text:p>10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022" calcext:value-type="float">
            <text:p>24022</text:p>
          </table:table-cell>
          <table:table-cell table:style-name="ce8" office:value-type="string" calcext:value-type="string">
            <text:p>Place Blanche / rue Blanche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4819" calcext:value-type="float">
            <text:p>24819</text:p>
          </table:table-cell>
          <table:table-cell table:style-name="ce8" office:value-type="string" calcext:value-type="string">
            <text:p>Stephenson / Jean François Lépine</text:p>
          </table:table-cell>
          <table:table-cell table:style-name="ce9" office:value-type="date" office:date-value="2012-08-03" calcext:value-type="date">
            <text:p>03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902" calcext:value-type="float">
            <text:p>25902</text:p>
          </table:table-cell>
          <table:table-cell table:style-name="ce8" office:value-type="string" calcext:value-type="string">
            <text:p>René Binet / Fernand Labori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955" calcext:value-type="float">
            <text:p>26955</text:p>
          </table:table-cell>
          <table:table-cell table:style-name="ce8" office:value-type="string" calcext:value-type="string">
            <text:p>Parvis Sacré Coeur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369" calcext:value-type="float">
            <text:p>28369</text:p>
          </table:table-cell>
          <table:table-cell table:style-name="ce8" office:value-type="string" calcext:value-type="string">
            <text:p>Place Abbesses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849" calcext:value-type="float">
            <text:p>28849</text:p>
          </table:table-cell>
          <table:table-cell table:style-name="ce8" office:value-type="string" calcext:value-type="string">
            <text:p>Stephenson / Laghouat</text:p>
          </table:table-cell>
          <table:table-cell table:style-name="ce9" office:value-type="date" office:date-value="2013-01-25" calcext:value-type="date">
            <text:p>25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9420" calcext:value-type="float">
            <text:p>29420</text:p>
          </table:table-cell>
          <table:table-cell table:style-name="ce8" office:value-type="string" calcext:value-type="string">
            <text:p>Schneider / Bine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810" calcext:value-type="float">
            <text:p>34810</text:p>
          </table:table-cell>
          <table:table-cell table:style-name="ce8" office:value-type="string" calcext:value-type="string">
            <text:p>Tertre / Norvin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021" calcext:value-type="float">
            <text:p>35021</text:p>
          </table:table-cell>
          <table:table-cell table:style-name="ce8" office:value-type="string" calcext:value-type="string">
            <text:p>Ordener / Poissonnier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5296" calcext:value-type="float">
            <text:p>35296</text:p>
          </table:table-cell>
          <table:table-cell table:style-name="ce8" office:value-type="string" calcext:value-type="string">
            <text:p>Doudeauville / Stephenson</text:p>
          </table:table-cell>
          <table:table-cell table:style-name="ce9" office:value-type="date" office:date-value="2012-11-23" calcext:value-type="date">
            <text:p>23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936" calcext:value-type="float">
            <text:p>40936</text:p>
          </table:table-cell>
          <table:table-cell table:style-name="ce8" office:value-type="string" calcext:value-type="string">
            <text:p>Cavé / Léon / Saint Luc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1624" calcext:value-type="float">
            <text:p>41624</text:p>
          </table:table-cell>
          <table:table-cell table:style-name="ce8" office:value-type="string" calcext:value-type="string">
            <text:p>Département / Caillie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42595" calcext:value-type="float">
            <text:p>42595</text:p>
          </table:table-cell>
          <table:table-cell table:style-name="ce8" office:value-type="string" calcext:value-type="string">
            <text:p>Place d'Anvers / Rochechouard / Steinkerque</text:p>
          </table:table-cell>
          <table:table-cell table:style-name="ce9" office:value-type="date" office:date-value="2012-01-13" calcext:value-type="date">
            <text:p>13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793" calcext:value-type="float">
            <text:p>43793</text:p>
          </table:table-cell>
          <table:table-cell table:style-name="ce8" office:value-type="string" calcext:value-type="string">
            <text:p>Caulaincourt / Joseph de Maistre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255" calcext:value-type="float">
            <text:p>44255</text:p>
          </table:table-cell>
          <table:table-cell table:style-name="ce8" office:value-type="string" calcext:value-type="string">
            <text:p>Yvonne le Tac / Chappe / Tardieu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831" calcext:value-type="float">
            <text:p>44831</text:p>
          </table:table-cell>
          <table:table-cell table:style-name="ce8" office:value-type="string" calcext:value-type="string">
            <text:p>Cardinal Dubois / Funiculair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275" calcext:value-type="float">
            <text:p>46275</text:p>
          </table:table-cell>
          <table:table-cell table:style-name="ce8" office:value-type="string" calcext:value-type="string">
            <text:p>Max Dormoy / Département</text:p>
          </table:table-cell>
          <table:table-cell table:style-name="ce9" office:value-type="date" office:date-value="2012-07-20" calcext:value-type="date">
            <text:p>20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6817" calcext:value-type="float">
            <text:p>46817</text:p>
          </table:table-cell>
          <table:table-cell table:style-name="ce8" office:value-type="string" calcext:value-type="string">
            <text:p>Marcadet / Poissonniers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7167" calcext:value-type="float">
            <text:p>47167</text:p>
          </table:table-cell>
          <table:table-cell table:style-name="ce8" office:value-type="string" calcext:value-type="string">
            <text:p>Bd Ney / Charles Hermite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778" calcext:value-type="float">
            <text:p>48778</text:p>
          </table:table-cell>
          <table:table-cell table:style-name="ce8" office:value-type="string" calcext:value-type="string">
            <text:p>Doudeauville / Léon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8934" calcext:value-type="float">
            <text:p>48934</text:p>
          </table:table-cell>
          <table:table-cell table:style-name="ce8" office:value-type="string" calcext:value-type="string">
            <text:p>Poissonniers / Doudeauville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070" calcext:value-type="float">
            <text:p>49070</text:p>
          </table:table-cell>
          <table:table-cell table:style-name="ce8" office:value-type="string" calcext:value-type="string">
            <text:p>Hermite / Bertin / Fillettes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804" calcext:value-type="float">
            <text:p>49804</text:p>
          </table:table-cell>
          <table:table-cell table:style-name="ce8" office:value-type="string" calcext:value-type="string">
            <text:p>Marcadet / Damrémont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595" calcext:value-type="float">
            <text:p>51595</text:p>
          </table:table-cell>
          <table:table-cell table:style-name="ce8" office:value-type="string" calcext:value-type="string">
            <text:p>Bd Clichy / Caulaincour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675" calcext:value-type="float">
            <text:p>52675</text:p>
          </table:table-cell>
          <table:table-cell table:style-name="ce8" office:value-type="string" calcext:value-type="string">
            <text:p>Polonceau / Gardes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506" calcext:value-type="float">
            <text:p>54506</text:p>
          </table:table-cell>
          <table:table-cell table:style-name="ce8" office:value-type="string" calcext:value-type="string">
            <text:p>St Ouen / Championnet / Marcadet / Moquet / Jonquièr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134" calcext:value-type="float">
            <text:p>55134</text:p>
          </table:table-cell>
          <table:table-cell table:style-name="ce8" office:value-type="string" calcext:value-type="string">
            <text:p>Place Orlan / Queneau / Cotti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108" calcext:value-type="float">
            <text:p>58108</text:p>
          </table:table-cell>
          <table:table-cell table:style-name="ce8" office:value-type="string" calcext:value-type="string">
            <text:p>St Ouen / Lamarck / Etex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0904" calcext:value-type="float">
            <text:p>60904</text:p>
          </table:table-cell>
          <table:table-cell table:style-name="ce8" office:value-type="string" calcext:value-type="string">
            <text:p>Porte Montmartre / Gérard de Nerval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66" calcext:value-type="float">
            <text:p>62366</text:p>
          </table:table-cell>
          <table:table-cell table:style-name="ce8" office:value-type="string" calcext:value-type="string">
            <text:p>Bd Ney / Porte Clignancourt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84" calcext:value-type="float">
            <text:p>62384</text:p>
          </table:table-cell>
          <table:table-cell table:style-name="ce8" office:value-type="string" calcext:value-type="string">
            <text:p>Tertre / Jean Marais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494" calcext:value-type="float">
            <text:p>64494</text:p>
          </table:table-cell>
          <table:table-cell table:style-name="ce8" office:value-type="string" calcext:value-type="string">
            <text:p>Bd Ney / Poteau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972" calcext:value-type="float">
            <text:p>67972</text:p>
          </table:table-cell>
          <table:table-cell table:style-name="ce8" office:value-type="string" calcext:value-type="string">
            <text:p>Myrha / Affre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9210" calcext:value-type="float">
            <text:p>69210</text:p>
          </table:table-cell>
          <table:table-cell table:style-name="ce8" office:value-type="string" calcext:value-type="string">
            <text:p>Clignancourt / Myrha / Poulet / Christiani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0209" calcext:value-type="float">
            <text:p>70209</text:p>
          </table:table-cell>
          <table:table-cell table:style-name="ce8" office:value-type="string" calcext:value-type="string">
            <text:p>Chapelle / Curé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3270" calcext:value-type="float">
            <text:p>73270</text:p>
          </table:table-cell>
          <table:table-cell table:style-name="ce8" office:value-type="string" calcext:value-type="string">
            <text:p>Bd Rochechouard / Clignancourt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4617" calcext:value-type="float">
            <text:p>74617</text:p>
          </table:table-cell>
          <table:table-cell table:style-name="ce8" office:value-type="string" calcext:value-type="string">
            <text:p>Poissonniers / Polonceau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006" calcext:value-type="float">
            <text:p>76006</text:p>
          </table:table-cell>
          <table:table-cell table:style-name="ce8" office:value-type="string" calcext:value-type="string">
            <text:p>Chapelle / Gué / Pré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356" calcext:value-type="float">
            <text:p>76356</text:p>
          </table:table-cell>
          <table:table-cell table:style-name="ce8" office:value-type="string" calcext:value-type="string">
            <text:p>Porte Poissonniers / Professeur Gosset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428" calcext:value-type="float">
            <text:p>76428</text:p>
          </table:table-cell>
          <table:table-cell table:style-name="ce8" office:value-type="string" calcext:value-type="string">
            <text:p>Porte Clignancourt / Sortie périph intérieur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8121" calcext:value-type="float">
            <text:p>78121</text:p>
          </table:table-cell>
          <table:table-cell table:style-name="ce8" office:value-type="string" calcext:value-type="string">
            <text:p>Bd Chapelle / Aubervilliers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855" calcext:value-type="float">
            <text:p>79855</text:p>
          </table:table-cell>
          <table:table-cell table:style-name="ce8" office:value-type="string" calcext:value-type="string">
            <text:p>Aubervilliers / Rique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891" calcext:value-type="float">
            <text:p>79891</text:p>
          </table:table-cell>
          <table:table-cell table:style-name="ce8" office:value-type="string" calcext:value-type="string">
            <text:p>Aubervilliers / Evangile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0870" calcext:value-type="float">
            <text:p>80870</text:p>
          </table:table-cell>
          <table:table-cell table:style-name="ce8" office:value-type="string" calcext:value-type="string">
            <text:p>Bd Ney / Aubervilliers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1112" calcext:value-type="float">
            <text:p>81112</text:p>
          </table:table-cell>
          <table:table-cell table:style-name="ce8" office:value-type="string" calcext:value-type="string">
            <text:p>Caulaincourt / Mont Cenis / Francoeur / Custin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1580" calcext:value-type="float">
            <text:p>81580</text:p>
          </table:table-cell>
          <table:table-cell table:style-name="ce8" office:value-type="string" calcext:value-type="string">
            <text:p>Clignancourt / Marcadet / Simart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127" calcext:value-type="float">
            <text:p>82127</text:p>
          </table:table-cell>
          <table:table-cell table:style-name="ce8" office:value-type="string" calcext:value-type="string">
            <text:p>Bd Chapelle / Max Dormoy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315" calcext:value-type="float">
            <text:p>82315</text:p>
          </table:table-cell>
          <table:table-cell table:style-name="ce8" office:value-type="string" calcext:value-type="string">
            <text:p>Ordener / Championnet / Vauvenargue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473" calcext:value-type="float">
            <text:p>82473</text:p>
          </table:table-cell>
          <table:table-cell table:style-name="ce8" office:value-type="string" calcext:value-type="string">
            <text:p>Ordener / Damrémont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922" calcext:value-type="float">
            <text:p>83922</text:p>
          </table:table-cell>
          <table:table-cell table:style-name="ce8" office:value-type="string" calcext:value-type="string">
            <text:p>Poteau / Ruisseau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198" calcext:value-type="float">
            <text:p>86198</text:p>
          </table:table-cell>
          <table:table-cell table:style-name="ce8" office:value-type="string" calcext:value-type="string">
            <text:p>Jardin / Lamarck / Cardinal Dubois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6601" calcext:value-type="float">
            <text:p>86601</text:p>
          </table:table-cell>
          <table:table-cell table:style-name="ce8" office:value-type="string" calcext:value-type="string">
            <text:p>Suzanne Valadon / Funiculair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886" calcext:value-type="float">
            <text:p>88886</text:p>
          </table:table-cell>
          <table:table-cell table:style-name="ce8" office:value-type="string" calcext:value-type="string">
            <text:p>Rond-point Chapelle / Queneau</text:p>
          </table:table-cell>
          <table:table-cell table:style-name="ce9" office:value-type="date" office:date-value="2012-07-13" calcext:value-type="date">
            <text:p>13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314" calcext:value-type="float">
            <text:p>91314</text:p>
          </table:table-cell>
          <table:table-cell table:style-name="ce8" office:value-type="string" calcext:value-type="string">
            <text:p>Place Hébert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1735" calcext:value-type="float">
            <text:p>91735</text:p>
          </table:table-cell>
          <table:table-cell table:style-name="ce8" office:value-type="string" calcext:value-type="string">
            <text:p>Bd Barbès / Bd Ornano / Ordener / Boinod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698" calcext:value-type="float">
            <text:p>93698</text:p>
          </table:table-cell>
          <table:table-cell table:style-name="ce8" office:value-type="string" calcext:value-type="string">
            <text:p>Bd Ney / Poissonniers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5960" calcext:value-type="float">
            <text:p>95960</text:p>
          </table:table-cell>
          <table:table-cell table:style-name="ce8" office:value-type="string" calcext:value-type="string">
            <text:p>Boinod / Simplon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7289" calcext:value-type="float">
            <text:p>97289</text:p>
          </table:table-cell>
          <table:table-cell table:style-name="ce8" office:value-type="string" calcext:value-type="string">
            <text:p>Clignancourt / Custine / Doudeauville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320" calcext:value-type="float">
            <text:p>98320</text:p>
          </table:table-cell>
          <table:table-cell table:style-name="ce8" office:value-type="string" calcext:value-type="string">
            <text:p>Place Albert Kahn / Bd Ornano / Championnet / Duhesme / Mont Cenis</text:p>
          </table:table-cell>
          <table:table-cell table:style-name="ce9" office:value-type="date" office:date-value="2012-09-28" calcext:value-type="date">
            <text:p>28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456" calcext:value-type="float">
            <text:p>98456</text:p>
          </table:table-cell>
          <table:table-cell table:style-name="ce8" office:value-type="string" calcext:value-type="string">
            <text:p>Porte Clignancourt / Francis de Croisset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295" calcext:value-type="float">
            <text:p>10295</text:p>
          </table:table-cell>
          <table:table-cell table:style-name="ce8" office:value-type="string" calcext:value-type="string">
            <text:p>67, Bd Macdonald</text:p>
          </table:table-cell>
          <table:table-cell table:style-name="ce9" office:value-type="date" office:date-value="2013-04-05" calcext:value-type="date">
            <text:p>05/04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0568" calcext:value-type="float">
            <text:p>10568</text:p>
          </table:table-cell>
          <table:table-cell table:style-name="ce8" office:value-type="string" calcext:value-type="string">
            <text:p>Crimée / Botzaris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812" calcext:value-type="float">
            <text:p>11812</text:p>
          </table:table-cell>
          <table:table-cell table:style-name="ce8" office:value-type="string" calcext:value-type="string">
            <text:p>Villette / Cours Septième Art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412" calcext:value-type="float">
            <text:p>12412</text:p>
          </table:table-cell>
          <table:table-cell table:style-name="ce8" office:value-type="string" calcext:value-type="string">
            <text:p>Bd Sérurier / Léman / Passage Mauxins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70" calcext:value-type="float">
            <text:p>12770</text:p>
          </table:table-cell>
          <table:table-cell table:style-name="ce8" office:value-type="string" calcext:value-type="string">
            <text:p>Ourcq / Léon Giraud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969" calcext:value-type="float">
            <text:p>12969</text:p>
          </table:table-cell>
          <table:table-cell table:style-name="ce8" office:value-type="string" calcext:value-type="string">
            <text:p>Archereau / Crimée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531" calcext:value-type="float">
            <text:p>14531</text:p>
          </table:table-cell>
          <table:table-cell table:style-name="ce8" office:value-type="string" calcext:value-type="string">
            <text:p>Petitot / Fêtes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4821" calcext:value-type="float">
            <text:p>14821</text:p>
          </table:table-cell>
          <table:table-cell table:style-name="ce8" office:value-type="string" calcext:value-type="string">
            <text:p>Département / Tanger</text:p>
          </table:table-cell>
          <table:table-cell table:style-name="ce9" office:value-type="date" office:date-value="2012-05-04" calcext:value-type="date">
            <text:p>04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661" calcext:value-type="float">
            <text:p>16661</text:p>
          </table:table-cell>
          <table:table-cell table:style-name="ce8" office:value-type="string" calcext:value-type="string">
            <text:p>TANGER / RIQUET</text:p>
          </table:table-cell>
          <table:table-cell table:style-name="ce9" office:value-type="date" office:date-value="2015-01-09" calcext:value-type="date">
            <text:p>09/01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7435" calcext:value-type="float">
            <text:p>17435</text:p>
          </table:table-cell>
          <table:table-cell table:style-name="ce8" office:value-type="string" calcext:value-type="string">
            <text:p>Crimée / Manin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837" calcext:value-type="float">
            <text:p>18837</text:p>
          </table:table-cell>
          <table:table-cell table:style-name="ce8" office:value-type="string" calcext:value-type="string">
            <text:p>Corentin Cariou / Quai Gironde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18897" calcext:value-type="float">
            <text:p>18897</text:p>
          </table:table-cell>
          <table:table-cell table:style-name="ce8" office:value-type="string" calcext:value-type="string">
            <text:p>85, avenue de Flandre</text:p>
          </table:table-cell>
          <table:table-cell table:style-name="ce9" office:value-type="date" office:date-value="2012-03-02" calcext:value-type="date">
            <text:p>02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960" calcext:value-type="float">
            <text:p>18960</text:p>
          </table:table-cell>
          <table:table-cell table:style-name="ce8" office:value-type="string" calcext:value-type="string">
            <text:p>Secrétan / Edouard Paillero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067" calcext:value-type="float">
            <text:p>19067</text:p>
          </table:table-cell>
          <table:table-cell table:style-name="ce8" office:value-type="string" calcext:value-type="string">
            <text:p>Botzaris / Fessart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074" calcext:value-type="float">
            <text:p>19074</text:p>
          </table:table-cell>
          <table:table-cell table:style-name="ce8" office:value-type="string" calcext:value-type="string">
            <text:p>Toulouse / Ambroise Rendu</text:p>
          </table:table-cell>
          <table:table-cell table:style-name="ce9" office:value-type="date" office:date-value="2016-08-18" calcext:value-type="date">
            <text:p>18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77" calcext:value-type="float">
            <text:p>19077</text:p>
          </table:table-cell>
          <table:table-cell table:style-name="ce8" office:value-type="string" calcext:value-type="string">
            <text:p>Belleville / Jules Romains</text:p>
          </table:table-cell>
          <table:table-cell table:style-name="ce9" office:value-type="date" office:date-value="2017-03-23" calcext:value-type="date">
            <text:p>23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78" calcext:value-type="float">
            <text:p>19078</text:p>
          </table:table-cell>
          <table:table-cell table:style-name="ce8" office:value-type="string" calcext:value-type="string">
            <text:p>Bd Villette / Sambre et Meuse</text:p>
          </table:table-cell>
          <table:table-cell table:style-name="ce9" office:value-type="date" office:date-value="2017-07-13" calcext:value-type="date">
            <text:p>13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79" calcext:value-type="float">
            <text:p>19079</text:p>
          </table:table-cell>
          <table:table-cell table:style-name="ce8" office:value-type="string" calcext:value-type="string">
            <text:p>150 Bd Villette</text:p>
          </table:table-cell>
          <table:table-cell table:style-name="ce9" office:value-type="date" office:date-value="2017-03-06" calcext:value-type="date">
            <text:p>06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80" calcext:value-type="float">
            <text:p>19080</text:p>
          </table:table-cell>
          <table:table-cell table:style-name="ce8" office:value-type="string" calcext:value-type="string">
            <text:p>Edouard Pailleron / Jean Menans</text:p>
          </table:table-cell>
          <table:table-cell table:style-name="ce9" office:value-type="date" office:date-value="2016-11-18" calcext:value-type="date">
            <text:p>18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1" calcext:value-type="float">
            <text:p>19081</text:p>
          </table:table-cell>
          <table:table-cell table:style-name="ce8" office:value-type="string" calcext:value-type="string">
            <text:p>Euryale Dehaynin / Tandou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2" calcext:value-type="float">
            <text:p>19082</text:p>
          </table:table-cell>
          <table:table-cell table:style-name="ce8" office:value-type="string" calcext:value-type="string">
            <text:p>Gaston Rebuffat / Kabylie</text:p>
          </table:table-cell>
          <table:table-cell table:style-name="ce9" office:value-type="date" office:date-value="2016-09-16" calcext:value-type="date">
            <text:p>1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3" calcext:value-type="float">
            <text:p>19083</text:p>
          </table:table-cell>
          <table:table-cell table:style-name="ce8" office:value-type="string" calcext:value-type="string">
            <text:p>Maroc / Paul Laurent</text:p>
          </table:table-cell>
          <table:table-cell table:style-name="ce9" office:value-type="date" office:date-value="2016-12-08" calcext:value-type="date">
            <text:p>08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4" calcext:value-type="float">
            <text:p>19084</text:p>
          </table:table-cell>
          <table:table-cell table:style-name="ce8" office:value-type="string" calcext:value-type="string">
            <text:p>Bellot / Aubervilliers</text:p>
          </table:table-cell>
          <table:table-cell table:style-name="ce9" office:value-type="date" office:date-value="2016-12-16" calcext:value-type="date">
            <text:p>16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6" calcext:value-type="float">
            <text:p>19086</text:p>
          </table:table-cell>
          <table:table-cell table:style-name="ce8" office:value-type="string" calcext:value-type="string">
            <text:p>Dr Lamaze / Marché Riquet</text:p>
          </table:table-cell>
          <table:table-cell table:style-name="ce9" office:value-type="date" office:date-value="2016-12-19" calcext:value-type="date">
            <text:p>1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87" calcext:value-type="float">
            <text:p>19087</text:p>
          </table:table-cell>
          <table:table-cell table:style-name="ce8" office:value-type="string" calcext:value-type="string">
            <text:p>Cité des Orgues de Flandre / Porte des Flamands</text:p>
          </table:table-cell>
          <table:table-cell table:style-name="ce9" office:value-type="date" office:date-value="2018-04-23" calcext:value-type="date">
            <text:p>23/04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9088" calcext:value-type="float">
            <text:p>19088</text:p>
          </table:table-cell>
          <table:table-cell table:style-name="ce8" office:value-type="string" calcext:value-type="string">
            <text:p>Cité des Orgues de Flandre - Sud</text:p>
          </table:table-cell>
          <table:table-cell table:style-name="ce9" office:value-type="date" office:date-value="2017-12-26" calcext:value-type="date">
            <text:p>26/12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89" calcext:value-type="float">
            <text:p>19089</text:p>
          </table:table-cell>
          <table:table-cell table:style-name="ce8" office:value-type="string" calcext:value-type="string">
            <text:p>Mathis / Archereau</text:p>
          </table:table-cell>
          <table:table-cell table:style-name="ce9" office:value-type="date" office:date-value="2016-10-06" calcext:value-type="date">
            <text:p>06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90" calcext:value-type="float">
            <text:p>19090</text:p>
          </table:table-cell>
          <table:table-cell table:style-name="ce8" office:value-type="string" calcext:value-type="string">
            <text:p>Curial / Mathis</text:p>
          </table:table-cell>
          <table:table-cell table:style-name="ce9" office:value-type="date" office:date-value="2017-04-07" calcext:value-type="date">
            <text:p>07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93" calcext:value-type="float">
            <text:p>19093</text:p>
          </table:table-cell>
          <table:table-cell table:style-name="ce8" office:value-type="string" calcext:value-type="string">
            <text:p>Colette Magny / Bernard Tétu</text:p>
          </table:table-cell>
          <table:table-cell table:style-name="ce9" office:value-type="date" office:date-value="2016-10-20" calcext:value-type="date">
            <text:p>20/10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094" calcext:value-type="float">
            <text:p>19094</text:p>
          </table:table-cell>
          <table:table-cell table:style-name="ce8" office:value-type="string" calcext:value-type="string">
            <text:p>Cambrai / Alphonse Karr</text:p>
          </table:table-cell>
          <table:table-cell table:style-name="ce9" office:value-type="date" office:date-value="2017-09-22" calcext:value-type="date">
            <text:p>22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96" calcext:value-type="float">
            <text:p>19096</text:p>
          </table:table-cell>
          <table:table-cell table:style-name="ce8" office:value-type="string" calcext:value-type="string">
            <text:p>Lounes Matoub / Emile Bollaert</text:p>
          </table:table-cell>
          <table:table-cell table:style-name="ce9" office:value-type="date" office:date-value="2018-04-25" calcext:value-type="date">
            <text:p>25/04/2018</text:p>
          </table:table-cell>
          <table:table-cell table:number-columns-repeated="1021"/>
        </table:table-row>
        <table:table-row table:style-name="ro6">
          <table:table-cell table:style-name="ce7" office:value-type="float" office:value="19097" calcext:value-type="float">
            <text:p>19097</text:p>
          </table:table-cell>
          <table:table-cell table:style-name="ce8" office:value-type="string" calcext:value-type="string">
            <text:p>Césaria Evora / Blanchisserie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19098" calcext:value-type="float">
            <text:p>19098</text:p>
          </table:table-cell>
          <table:table-cell table:style-name="ce8" office:value-type="string" calcext:value-type="string">
            <text:p>Macdonald / Lounes Matoub</text:p>
          </table:table-cell>
          <table:table-cell table:style-name="ce9" office:value-type="date" office:date-value="2017-07-03" calcext:value-type="date">
            <text:p>03/07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099" calcext:value-type="float">
            <text:p>19099</text:p>
          </table:table-cell>
          <table:table-cell table:style-name="ce8" office:value-type="string" calcext:value-type="string">
            <text:p>Bd Macdonald / Rosa Parks nord</text:p>
          </table:table-cell>
          <table:table-cell table:style-name="ce9" office:value-type="date" office:date-value="2017-05-30" calcext:value-type="date">
            <text:p>30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100" calcext:value-type="float">
            <text:p>19100</text:p>
          </table:table-cell>
          <table:table-cell table:style-name="ce8" office:value-type="string" calcext:value-type="string">
            <text:p>RosaPark - Gaston Tessier / Henri Verneuil</text:p>
          </table:table-cell>
          <table:table-cell table:style-name="ce9" office:value-type="date" office:date-value="2016-09-06" calcext:value-type="date">
            <text:p>0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19101" calcext:value-type="float">
            <text:p>19101</text:p>
          </table:table-cell>
          <table:table-cell table:style-name="ce8" office:value-type="string" calcext:value-type="string">
            <text:p>Rampe ouest vers Macdonald / Cesaria Evora</text:p>
          </table:table-cell>
          <table:table-cell table:style-name="ce9" office:value-type="date" office:date-value="2017-05-30" calcext:value-type="date">
            <text:p>30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19103" calcext:value-type="float">
            <text:p>19103</text:p>
          </table:table-cell>
          <table:table-cell table:style-name="ce8" office:value-type="string" calcext:value-type="string">
            <text:p>Macdonald / Quai Gironde</text:p>
          </table:table-cell>
          <table:table-cell table:style-name="ce9" office:value-type="date" office:date-value="2016-08-17" calcext:value-type="date">
            <text:p>17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2853" calcext:value-type="float">
            <text:p>22853</text:p>
          </table:table-cell>
          <table:table-cell table:style-name="ce8" office:value-type="string" calcext:value-type="string">
            <text:p>90, rue Curial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2881" calcext:value-type="float">
            <text:p>22881</text:p>
          </table:table-cell>
          <table:table-cell table:style-name="ce8" office:value-type="string" calcext:value-type="string">
            <text:p>Bd Macdonald / Quai Gironde</text:p>
          </table:table-cell>
          <table:table-cell table:style-name="ce9" office:value-type="date" office:date-value="2013-02-22" calcext:value-type="date">
            <text:p>22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25240" calcext:value-type="float">
            <text:p>25240</text:p>
          </table:table-cell>
          <table:table-cell table:style-name="ce8" office:value-type="string" calcext:value-type="string">
            <text:p>Compans / Place des Fêt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856" calcext:value-type="float">
            <text:p>25856</text:p>
          </table:table-cell>
          <table:table-cell table:style-name="ce8" office:value-type="string" calcext:value-type="string">
            <text:p>Flandre / Crimée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6293" calcext:value-type="float">
            <text:p>26293</text:p>
          </table:table-cell>
          <table:table-cell table:style-name="ce8" office:value-type="string" calcext:value-type="string">
            <text:p>Alsace Lorraine / Gaston Pinot</text:p>
          </table:table-cell>
          <table:table-cell table:style-name="ce9" office:value-type="date" office:date-value="2012-03-30" calcext:value-type="date">
            <text:p>30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7454" calcext:value-type="float">
            <text:p>27454</text:p>
          </table:table-cell>
          <table:table-cell table:style-name="ce8" office:value-type="string" calcext:value-type="string">
            <text:p>19, rue de Fland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130" calcext:value-type="float">
            <text:p>28130</text:p>
          </table:table-cell>
          <table:table-cell table:style-name="ce8" office:value-type="string" calcext:value-type="string">
            <text:p>Quai de la Marne / Crimée</text:p>
          </table:table-cell>
          <table:table-cell table:style-name="ce9" office:value-type="date" office:date-value="2012-11-23" calcext:value-type="date">
            <text:p>23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897" calcext:value-type="float">
            <text:p>32897</text:p>
          </table:table-cell>
          <table:table-cell table:style-name="ce8" office:value-type="string" calcext:value-type="string">
            <text:p>195, Jean Jaurè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3367" calcext:value-type="float">
            <text:p>33367</text:p>
          </table:table-cell>
          <table:table-cell table:style-name="ce8" office:value-type="string" calcext:value-type="string">
            <text:p>Bd Villette / Secrétan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140" calcext:value-type="float">
            <text:p>34140</text:p>
          </table:table-cell>
          <table:table-cell table:style-name="ce8" office:value-type="string" calcext:value-type="string">
            <text:p>Flandre / Argonne</text:p>
          </table:table-cell>
          <table:table-cell table:style-name="ce9" office:value-type="date" office:date-value="2012-09-14" calcext:value-type="date">
            <text:p>14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611" calcext:value-type="float">
            <text:p>34611</text:p>
          </table:table-cell>
          <table:table-cell table:style-name="ce8" office:value-type="string" calcext:value-type="string">
            <text:p>Bd Sérurier / Périgueux</text:p>
          </table:table-cell>
          <table:table-cell table:style-name="ce9" office:value-type="date" office:date-value="2012-09-21" calcext:value-type="date">
            <text:p>21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892" calcext:value-type="float">
            <text:p>34892</text:p>
          </table:table-cell>
          <table:table-cell table:style-name="ce8" office:value-type="string" calcext:value-type="string">
            <text:p>Place général Cochet / Bd Sérurier / Manin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6303" calcext:value-type="float">
            <text:p>36303</text:p>
          </table:table-cell>
          <table:table-cell table:style-name="ce8" office:value-type="string" calcext:value-type="string">
            <text:p>Petit / Sud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36787" calcext:value-type="float">
            <text:p>36787</text:p>
          </table:table-cell>
          <table:table-cell table:style-name="ce8" office:value-type="string" calcext:value-type="string">
            <text:p>Place Stalingrad / Quai de Seine</text:p>
          </table:table-cell>
          <table:table-cell table:style-name="ce9" office:value-type="date" office:date-value="2013-02-01" calcext:value-type="date">
            <text:p>01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39892" calcext:value-type="float">
            <text:p>39892</text:p>
          </table:table-cell>
          <table:table-cell table:style-name="ce8" office:value-type="string" calcext:value-type="string">
            <text:p>Bd Sérurier / Porte du Pré saint Gervais / Rue des Bois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743" calcext:value-type="float">
            <text:p>40743</text:p>
          </table:table-cell>
          <table:table-cell table:style-name="ce8" office:value-type="string" calcext:value-type="string">
            <text:p>Simon Bolivar / Atlas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0979" calcext:value-type="float">
            <text:p>40979</text:p>
          </table:table-cell>
          <table:table-cell table:style-name="ce8" office:value-type="string" calcext:value-type="string">
            <text:p>Belleville / Lassu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264" calcext:value-type="float">
            <text:p>42264</text:p>
          </table:table-cell>
          <table:table-cell table:style-name="ce8" office:value-type="string" calcext:value-type="string">
            <text:p>15-17, rue Simon Bolivar</text:p>
          </table:table-cell>
          <table:table-cell table:style-name="ce9" office:value-type="date" office:date-value="2012-05-25" calcext:value-type="date">
            <text:p>25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350" calcext:value-type="float">
            <text:p>43350</text:p>
          </table:table-cell>
          <table:table-cell table:style-name="ce8" office:value-type="string" calcext:value-type="string">
            <text:p>Place Armand Carrel / Manin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4802" calcext:value-type="float">
            <text:p>44802</text:p>
          </table:table-cell>
          <table:table-cell table:style-name="ce8" office:value-type="string" calcext:value-type="string">
            <text:p>Cambrai / Benjamin Constant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339" calcext:value-type="float">
            <text:p>49339</text:p>
          </table:table-cell>
          <table:table-cell table:style-name="ce8" office:value-type="string" calcext:value-type="string">
            <text:p>Simon Bolivar / Botzaris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0640" calcext:value-type="float">
            <text:p>50640</text:p>
          </table:table-cell>
          <table:table-cell table:style-name="ce8" office:value-type="string" calcext:value-type="string">
            <text:p>Place des Fêtes / Louise Thuliez / Bois / Henri Ribière / Lila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1650" calcext:value-type="float">
            <text:p>51650</text:p>
          </table:table-cell>
          <table:table-cell table:style-name="ce8" office:value-type="string" calcext:value-type="string">
            <text:p>Bd Sérurier / David d'Angers / Debidour</text:p>
          </table:table-cell>
          <table:table-cell table:style-name="ce9" office:value-type="date" office:date-value="2012-08-31" calcext:value-type="date">
            <text:p>31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246" calcext:value-type="float">
            <text:p>52246</text:p>
          </table:table-cell>
          <table:table-cell table:style-name="ce8" office:value-type="string" calcext:value-type="string">
            <text:p>Reberval / Jules Romain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2383" calcext:value-type="float">
            <text:p>52383</text:p>
          </table:table-cell>
          <table:table-cell table:style-name="ce8" office:value-type="string" calcext:value-type="string">
            <text:p>Place des Fêtes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3004" calcext:value-type="float">
            <text:p>53004</text:p>
          </table:table-cell>
          <table:table-cell table:style-name="ce8" office:value-type="string" calcext:value-type="string">
            <text:p>Alouettes / Plateau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117" calcext:value-type="float">
            <text:p>54117</text:p>
          </table:table-cell>
          <table:table-cell table:style-name="ce8" office:value-type="string" calcext:value-type="string">
            <text:p>Place Rhin et Danube / David d'Angers / Miguel Hidalgo</text:p>
          </table:table-cell>
          <table:table-cell table:style-name="ce9" office:value-type="date" office:date-value="2012-02-24" calcext:value-type="date">
            <text:p>24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255" calcext:value-type="float">
            <text:p>55255</text:p>
          </table:table-cell>
          <table:table-cell table:style-name="ce8" office:value-type="string" calcext:value-type="string">
            <text:p>Bd Indochine / Porte de Chaumont</text:p>
          </table:table-cell>
          <table:table-cell table:style-name="ce9" office:value-type="date" office:date-value="2013-02-01" calcext:value-type="date">
            <text:p>01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6891" calcext:value-type="float">
            <text:p>56891</text:p>
          </table:table-cell>
          <table:table-cell table:style-name="ce8" office:value-type="string" calcext:value-type="string">
            <text:p>Jean Jaurès / Place de la fontaine aux Lions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9248" calcext:value-type="float">
            <text:p>59248</text:p>
          </table:table-cell>
          <table:table-cell table:style-name="ce8" office:value-type="string" calcext:value-type="string">
            <text:p>Rue Pierre Reverdy / Square Marcel Mouloudji</text:p>
          </table:table-cell>
          <table:table-cell table:style-name="ce9" office:value-type="date" office:date-value="2012-06-15" calcext:value-type="date">
            <text:p>15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2302" calcext:value-type="float">
            <text:p>62302</text:p>
          </table:table-cell>
          <table:table-cell table:style-name="ce8" office:value-type="string" calcext:value-type="string">
            <text:p>Petit / Georges Auric</text:p>
          </table:table-cell>
          <table:table-cell table:style-name="ce9" office:value-type="date" office:date-value="2012-01-20" calcext:value-type="date">
            <text:p>20/0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3449" calcext:value-type="float">
            <text:p>63449</text:p>
          </table:table-cell>
          <table:table-cell table:style-name="ce8" office:value-type="string" calcext:value-type="string">
            <text:p>Ourcq / Curial / Crimée</text:p>
          </table:table-cell>
          <table:table-cell table:style-name="ce9" office:value-type="date" office:date-value="2012-11-02" calcext:value-type="date">
            <text:p>02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319" calcext:value-type="float">
            <text:p>64319</text:p>
          </table:table-cell>
          <table:table-cell table:style-name="ce8" office:value-type="string" calcext:value-type="string">
            <text:p>Jean Jaurès / Laumièr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4554" calcext:value-type="float">
            <text:p>64554</text:p>
          </table:table-cell>
          <table:table-cell table:style-name="ce8" office:value-type="string" calcext:value-type="string">
            <text:p>Secrétan / Meaux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172" calcext:value-type="float">
            <text:p>65172</text:p>
          </table:table-cell>
          <table:table-cell table:style-name="ce8" office:value-type="string" calcext:value-type="string">
            <text:p>Bd Macdonald - Niveau canal Ourcq, entre Géode et Zénith</text:p>
          </table:table-cell>
          <table:table-cell table:style-name="ce9" office:value-type="date" office:date-value="2013-11-01" calcext:value-type="date">
            <text:p>01/1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6700" calcext:value-type="float">
            <text:p>66700</text:p>
          </table:table-cell>
          <table:table-cell table:style-name="ce8" office:value-type="string" calcext:value-type="string">
            <text:p>Passerelle piétons quai de la Loire vers quai de la Seine</text:p>
          </table:table-cell>
          <table:table-cell table:style-name="ce9" office:value-type="date" office:date-value="2013-02-15" calcext:value-type="date">
            <text:p>15/02/2013</text:p>
          </table:table-cell>
          <table:table-cell table:number-columns-repeated="1021"/>
        </table:table-row>
        <table:table-row table:style-name="ro6">
          <table:table-cell table:style-name="ce7" office:value-type="float" office:value="67376" calcext:value-type="float">
            <text:p>67376</text:p>
          </table:table-cell>
          <table:table-cell table:style-name="ce8" office:value-type="string" calcext:value-type="string">
            <text:p>Jean Jaurès / Armand Carrel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387" calcext:value-type="float">
            <text:p>67387</text:p>
          </table:table-cell>
          <table:table-cell table:style-name="ce8" office:value-type="string" calcext:value-type="string">
            <text:p>Simon Bolivar / Belleville / Pyrénées</text:p>
          </table:table-cell>
          <table:table-cell table:style-name="ce9" office:value-type="date" office:date-value="2012-05-18" calcext:value-type="date">
            <text:p>18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8495" calcext:value-type="float">
            <text:p>68495</text:p>
          </table:table-cell>
          <table:table-cell table:style-name="ce8" office:value-type="string" calcext:value-type="string">
            <text:p>Mathurin Moreau / Simon Bolivar</text:p>
          </table:table-cell>
          <table:table-cell table:style-name="ce9" office:value-type="date" office:date-value="2012-03-23" calcext:value-type="date">
            <text:p>23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203" calcext:value-type="float">
            <text:p>75203</text:p>
          </table:table-cell>
          <table:table-cell table:style-name="ce8" office:value-type="string" calcext:value-type="string">
            <text:p>Jean Jaurès / Adolphe Mille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5378" calcext:value-type="float">
            <text:p>75378</text:p>
          </table:table-cell>
          <table:table-cell table:style-name="ce8" office:value-type="string" calcext:value-type="string">
            <text:p>Compans / Henri Ribière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414" calcext:value-type="float">
            <text:p>79414</text:p>
          </table:table-cell>
          <table:table-cell table:style-name="ce8" office:value-type="string" calcext:value-type="string">
            <text:p>Place Stalingrad / Esplanad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0712" calcext:value-type="float">
            <text:p>80712</text:p>
          </table:table-cell>
          <table:table-cell table:style-name="ce8" office:value-type="string" calcext:value-type="string">
            <text:p>Place de la porte de Pantin</text:p>
          </table:table-cell>
          <table:table-cell table:style-name="ce9" office:value-type="date" office:date-value="2012-12-21" calcext:value-type="date">
            <text:p>21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3973" calcext:value-type="float">
            <text:p>83973</text:p>
          </table:table-cell>
          <table:table-cell table:style-name="ce8" office:value-type="string" calcext:value-type="string">
            <text:p>5 Cambrai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4218" calcext:value-type="float">
            <text:p>84218</text:p>
          </table:table-cell>
          <table:table-cell table:style-name="ce8" office:value-type="string" calcext:value-type="string">
            <text:p>Place Skanderbeg</text:p>
          </table:table-cell>
          <table:table-cell table:style-name="ce9" office:value-type="date" office:date-value="2013-01-11" calcext:value-type="date">
            <text:p>11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91563" calcext:value-type="float">
            <text:p>91563</text:p>
          </table:table-cell>
          <table:table-cell table:style-name="ce8" office:value-type="string" calcext:value-type="string">
            <text:p>Place Auguste Baron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130" calcext:value-type="float">
            <text:p>93130</text:p>
          </table:table-cell>
          <table:table-cell table:style-name="ce8" office:value-type="string" calcext:value-type="string">
            <text:p>Bd Macdonald / Porte de la Villette</text:p>
          </table:table-cell>
          <table:table-cell table:style-name="ce9" office:value-type="date" office:date-value="2012-12-28" calcext:value-type="date">
            <text:p>28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586" calcext:value-type="float">
            <text:p>93586</text:p>
          </table:table-cell>
          <table:table-cell table:style-name="ce8" office:value-type="string" calcext:value-type="string">
            <text:p>Place du Maroc</text:p>
          </table:table-cell>
          <table:table-cell table:style-name="ce9" office:value-type="date" office:date-value="2012-10-12" calcext:value-type="date">
            <text:p>12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016" calcext:value-type="float">
            <text:p>96016</text:p>
          </table:table-cell>
          <table:table-cell table:style-name="ce8" office:value-type="string" calcext:value-type="string">
            <text:p>Nantes / Barbanègre</text:p>
          </table:table-cell>
          <table:table-cell table:style-name="ce9" office:value-type="date" office:date-value="2012-09-07" calcext:value-type="date">
            <text:p>07/09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6167" calcext:value-type="float">
            <text:p>96167</text:p>
          </table:table-cell>
          <table:table-cell table:style-name="ce8" office:value-type="string" calcext:value-type="string">
            <text:p>Flandre / Riquet</text:p>
          </table:table-cell>
          <table:table-cell table:style-name="ce9" office:value-type="date" office:date-value="2012-02-17" calcext:value-type="date">
            <text:p>17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269" calcext:value-type="float">
            <text:p>98269</text:p>
          </table:table-cell>
          <table:table-cell table:style-name="ce8" office:value-type="string" calcext:value-type="string">
            <text:p>Manin / Secrétan / Mathurin Moreau</text:p>
          </table:table-cell>
          <table:table-cell table:style-name="ce9" office:value-type="date" office:date-value="2012-07-27" calcext:value-type="date">
            <text:p>27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9808" calcext:value-type="float">
            <text:p>99808</text:p>
          </table:table-cell>
          <table:table-cell table:style-name="ce8" office:value-type="string" calcext:value-type="string">
            <text:p>Solidarité / David d'Anger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0594" calcext:value-type="float">
            <text:p>10594</text:p>
          </table:table-cell>
          <table:table-cell table:style-name="ce8" office:value-type="string" calcext:value-type="string">
            <text:p>Bd Mortier / Gambetta / Belleville</text:p>
          </table:table-cell>
          <table:table-cell table:style-name="ce9" office:value-type="date" office:date-value="2012-12-14" calcext:value-type="date">
            <text:p>14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1340" calcext:value-type="float">
            <text:p>11340</text:p>
          </table:table-cell>
          <table:table-cell table:style-name="ce8" office:value-type="string" calcext:value-type="string">
            <text:p>46, rue des Haie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2735" calcext:value-type="float">
            <text:p>12735</text:p>
          </table:table-cell>
          <table:table-cell table:style-name="ce8" office:value-type="string" calcext:value-type="string">
            <text:p>Louis Lumière / Louis Ganne / Henri Duvernoi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3314" calcext:value-type="float">
            <text:p>13314</text:p>
          </table:table-cell>
          <table:table-cell table:style-name="ce8" office:value-type="string" calcext:value-type="string">
            <text:p>Borrégo / Télégraphe / Devéria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5491" calcext:value-type="float">
            <text:p>15491</text:p>
          </table:table-cell>
          <table:table-cell table:style-name="ce8" office:value-type="string" calcext:value-type="string">
            <text:p>Pyrénées / Ménilmontant</text:p>
          </table:table-cell>
          <table:table-cell table:style-name="ce9" office:value-type="date" office:date-value="2012-07-06" calcext:value-type="date">
            <text:p>06/07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6716" calcext:value-type="float">
            <text:p>16716</text:p>
          </table:table-cell>
          <table:table-cell table:style-name="ce8" office:value-type="string" calcext:value-type="string">
            <text:p>61, rue Saint Blaise</text:p>
          </table:table-cell>
          <table:table-cell table:style-name="ce9" office:value-type="date" office:date-value="2015-01-09" calcext:value-type="date">
            <text:p>09/01/2015</text:p>
          </table:table-cell>
          <table:table-cell table:number-columns-repeated="1021"/>
        </table:table-row>
        <table:table-row table:style-name="ro6">
          <table:table-cell table:style-name="ce7" office:value-type="float" office:value="17129" calcext:value-type="float">
            <text:p>17129</text:p>
          </table:table-cell>
          <table:table-cell table:style-name="ce8" office:value-type="string" calcext:value-type="string">
            <text:p>Tlemcen / Jacques Prévert / Duri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153" calcext:value-type="float">
            <text:p>17153</text:p>
          </table:table-cell>
          <table:table-cell table:style-name="ce8" office:value-type="string" calcext:value-type="string">
            <text:p>Place Adjudant Vincenot / Bd Mortier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7942" calcext:value-type="float">
            <text:p>17942</text:p>
          </table:table-cell>
          <table:table-cell table:style-name="ce8" office:value-type="string" calcext:value-type="string">
            <text:p>Pyrénées / Retrait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8325" calcext:value-type="float">
            <text:p>18325</text:p>
          </table:table-cell>
          <table:table-cell table:style-name="ce8" office:value-type="string" calcext:value-type="string">
            <text:p>Belleville / Piat</text:p>
          </table:table-cell>
          <table:table-cell table:style-name="ce9" office:value-type="date" office:date-value="2012-06-01" calcext:value-type="date">
            <text:p>01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19342" calcext:value-type="float">
            <text:p>19342</text:p>
          </table:table-cell>
          <table:table-cell table:style-name="ce8" office:value-type="string" calcext:value-type="string">
            <text:p>6-8, rue Delaport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0002" calcext:value-type="float">
            <text:p>20002</text:p>
          </table:table-cell>
          <table:table-cell table:style-name="ce8" office:value-type="string" calcext:value-type="string">
            <text:p>Bagnolet / Balkans</text:p>
          </table:table-cell>
          <table:table-cell table:style-name="ce9" office:value-type="date" office:date-value="2017-05-23" calcext:value-type="date">
            <text:p>23/05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08" calcext:value-type="float">
            <text:p>20008</text:p>
          </table:table-cell>
          <table:table-cell table:style-name="ce8" office:value-type="string" calcext:value-type="string">
            <text:p>20 Benoit Frachon</text:p>
          </table:table-cell>
          <table:table-cell table:style-name="ce9" office:value-type="string" calcext:value-type="string">
            <text:p>Début 2019</text:p>
          </table:table-cell>
          <table:table-cell table:number-columns-repeated="1021"/>
        </table:table-row>
        <table:table-row table:style-name="ro6">
          <table:table-cell table:style-name="ce7" office:value-type="float" office:value="20039" calcext:value-type="float">
            <text:p>20039</text:p>
          </table:table-cell>
          <table:table-cell table:style-name="ce8" office:value-type="string" calcext:value-type="string">
            <text:p>Bagnolet / Orteaux</text:p>
          </table:table-cell>
          <table:table-cell table:style-name="ce9" office:value-type="date" office:date-value="2016-12-21" calcext:value-type="date">
            <text:p>2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54" calcext:value-type="float">
            <text:p>20054</text:p>
          </table:table-cell>
          <table:table-cell table:style-name="ce8" office:value-type="string" calcext:value-type="string">
            <text:p>Alquier Debrousse / Balkans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57" calcext:value-type="float">
            <text:p>20057</text:p>
          </table:table-cell>
          <table:table-cell table:style-name="ce8" office:value-type="string" calcext:value-type="string">
            <text:p>Orteaux / Réunion</text:p>
          </table:table-cell>
          <table:table-cell table:style-name="ce9" office:value-type="date" office:date-value="2017-03-10" calcext:value-type="date">
            <text:p>10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59" calcext:value-type="float">
            <text:p>20059</text:p>
          </table:table-cell>
          <table:table-cell table:style-name="ce8" office:value-type="string" calcext:value-type="string">
            <text:p>Pyrénées / Vitruve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0" calcext:value-type="float">
            <text:p>20060</text:p>
          </table:table-cell>
          <table:table-cell table:style-name="ce8" office:value-type="string" calcext:value-type="string">
            <text:p>St Blaise / Salamandre / Cardeurs</text:p>
          </table:table-cell>
          <table:table-cell table:style-name="ce9" office:value-type="date" office:date-value="2016-09-22" calcext:value-type="date">
            <text:p>22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3" calcext:value-type="float">
            <text:p>20063</text:p>
          </table:table-cell>
          <table:table-cell table:style-name="ce8" office:value-type="string" calcext:value-type="string">
            <text:p>Saint Blaise / Clos</text:p>
          </table:table-cell>
          <table:table-cell table:style-name="ce9" office:value-type="date" office:date-value="2016-09-23" calcext:value-type="date">
            <text:p>23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5" calcext:value-type="float">
            <text:p>20065</text:p>
          </table:table-cell>
          <table:table-cell table:style-name="ce8" office:value-type="string" calcext:value-type="string">
            <text:p>Cours Vincennes / Maraichers</text:p>
          </table:table-cell>
          <table:table-cell table:style-name="ce9" office:value-type="date" office:date-value="2016-09-16" calcext:value-type="date">
            <text:p>16/09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7" calcext:value-type="float">
            <text:p>20067</text:p>
          </table:table-cell>
          <table:table-cell table:style-name="ce8" office:value-type="string" calcext:value-type="string">
            <text:p>Olivier Métra / Ermitage</text:p>
          </table:table-cell>
          <table:table-cell table:style-name="ce9" office:value-type="date" office:date-value="2016-12-21" calcext:value-type="date">
            <text:p>21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8" calcext:value-type="float">
            <text:p>20068</text:p>
          </table:table-cell>
          <table:table-cell table:style-name="ce8" office:value-type="string" calcext:value-type="string">
            <text:p>28 Hélène Jakubowicz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69" calcext:value-type="float">
            <text:p>20069</text:p>
          </table:table-cell>
          <table:table-cell table:style-name="ce8" office:value-type="string" calcext:value-type="string">
            <text:p>Dury Vasselon / Gagliardini</text:p>
          </table:table-cell>
          <table:table-cell table:style-name="ce9" office:value-type="date" office:date-value="2017-09-29" calcext:value-type="date">
            <text:p>29/09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70" calcext:value-type="float">
            <text:p>20070</text:p>
          </table:table-cell>
          <table:table-cell table:style-name="ce8" office:value-type="string" calcext:value-type="string">
            <text:p>Frères Flavien / Dr Gley</text:p>
          </table:table-cell>
          <table:table-cell table:style-name="ce9" office:value-type="date" office:date-value="2017-04-20" calcext:value-type="date">
            <text:p>20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71" calcext:value-type="float">
            <text:p>20071</text:p>
          </table:table-cell>
          <table:table-cell table:style-name="ce8" office:value-type="string" calcext:value-type="string">
            <text:p>Montiboeufs / Capitaine Ferber</text:p>
          </table:table-cell>
          <table:table-cell table:style-name="ce9" office:value-type="date" office:date-value="2017-03-15" calcext:value-type="date">
            <text:p>15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75" calcext:value-type="float">
            <text:p>20075</text:p>
          </table:table-cell>
          <table:table-cell table:style-name="ce8" office:value-type="string" calcext:value-type="string">
            <text:p>R.Tourelles / P.Tourelles</text:p>
          </table:table-cell>
          <table:table-cell table:style-name="ce9" office:value-type="date" office:date-value="2016-08-12" calcext:value-type="date">
            <text:p>12/08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77" calcext:value-type="float">
            <text:p>20077</text:p>
          </table:table-cell>
          <table:table-cell table:style-name="ce8" office:value-type="string" calcext:value-type="string">
            <text:p>Duris / Cendriers</text:p>
          </table:table-cell>
          <table:table-cell table:style-name="ce9" office:value-type="date" office:date-value="2016-11-30" calcext:value-type="date">
            <text:p>30/11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80" calcext:value-type="float">
            <text:p>20080</text:p>
          </table:table-cell>
          <table:table-cell table:style-name="ce8" office:value-type="string" calcext:value-type="string">
            <text:p>Vitruve / Orteaux</text:p>
          </table:table-cell>
          <table:table-cell table:style-name="ce9" office:value-type="date" office:date-value="2017-03-02" calcext:value-type="date">
            <text:p>02/03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82" calcext:value-type="float">
            <text:p>20082</text:p>
          </table:table-cell>
          <table:table-cell table:style-name="ce8" office:value-type="string" calcext:value-type="string">
            <text:p>20 Hélène Jakubowicz</text:p>
          </table:table-cell>
          <table:table-cell table:style-name="ce9" office:value-type="date" office:date-value="2016-12-09" calcext:value-type="date">
            <text:p>09/12/2016</text:p>
          </table:table-cell>
          <table:table-cell table:number-columns-repeated="1021"/>
        </table:table-row>
        <table:table-row table:style-name="ro6">
          <table:table-cell table:style-name="ce7" office:value-type="float" office:value="20085" calcext:value-type="float">
            <text:p>20085</text:p>
          </table:table-cell>
          <table:table-cell table:style-name="ce8" office:value-type="string" calcext:value-type="string">
            <text:p>Haies / Josseaume / Providence</text:p>
          </table:table-cell>
          <table:table-cell table:style-name="ce9" office:value-type="date" office:date-value="2017-04-14" calcext:value-type="date">
            <text:p>14/04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0088" calcext:value-type="float">
            <text:p>20088</text:p>
          </table:table-cell>
          <table:table-cell table:style-name="ce8" office:value-type="string" calcext:value-type="string">
            <text:p>41 Rigoles</text:p>
          </table:table-cell>
          <table:table-cell table:style-name="ce9" office:value-type="date" office:date-value="2017-01-27" calcext:value-type="date">
            <text:p>27/01/2017</text:p>
          </table:table-cell>
          <table:table-cell table:number-columns-repeated="1021"/>
        </table:table-row>
        <table:table-row table:style-name="ro6">
          <table:table-cell table:style-name="ce7" office:value-type="float" office:value="25120" calcext:value-type="float">
            <text:p>25120</text:p>
          </table:table-cell>
          <table:table-cell table:style-name="ce8" office:value-type="string" calcext:value-type="string">
            <text:p>Amandiers / Cendriers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289" calcext:value-type="float">
            <text:p>25289</text:p>
          </table:table-cell>
          <table:table-cell table:style-name="ce8" office:value-type="string" calcext:value-type="string">
            <text:p>Bd Ménilmontant / Tlemcen / Spinoza</text:p>
          </table:table-cell>
          <table:table-cell table:style-name="ce9" office:value-type="date" office:date-value="2012-05-11" calcext:value-type="date">
            <text:p>11/05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5808" calcext:value-type="float">
            <text:p>25808</text:p>
          </table:table-cell>
          <table:table-cell table:style-name="ce8" office:value-type="string" calcext:value-type="string">
            <text:p>Piat / Envierges / Transvaal</text:p>
          </table:table-cell>
          <table:table-cell table:style-name="ce9" office:value-type="date" office:date-value="2012-02-03" calcext:value-type="date">
            <text:p>03/0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8858" calcext:value-type="float">
            <text:p>28858</text:p>
          </table:table-cell>
          <table:table-cell table:style-name="ce8" office:value-type="string" calcext:value-type="string">
            <text:p>Bd Davout / Avron / Porte de Montreui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29554" calcext:value-type="float">
            <text:p>29554</text:p>
          </table:table-cell>
          <table:table-cell table:style-name="ce8" office:value-type="string" calcext:value-type="string">
            <text:p>Place des Grès / Saint Blaise / Vitruve</text:p>
          </table:table-cell>
          <table:table-cell table:style-name="ce9" office:value-type="date" office:date-value="2012-04-13" calcext:value-type="date">
            <text:p>13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2972" calcext:value-type="float">
            <text:p>32972</text:p>
          </table:table-cell>
          <table:table-cell table:style-name="ce8" office:value-type="string" calcext:value-type="string">
            <text:p>Place Martin Nadaud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4320" calcext:value-type="float">
            <text:p>34320</text:p>
          </table:table-cell>
          <table:table-cell table:style-name="ce8" office:value-type="string" calcext:value-type="string">
            <text:p>Bd Davout / Saint Blaise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8535" calcext:value-type="float">
            <text:p>38535</text:p>
          </table:table-cell>
          <table:table-cell table:style-name="ce8" office:value-type="string" calcext:value-type="string">
            <text:p>Panoyaux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069" calcext:value-type="float">
            <text:p>39069</text:p>
          </table:table-cell>
          <table:table-cell table:style-name="ce8" office:value-type="string" calcext:value-type="string">
            <text:p>Gambetta / Pelleport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39355" calcext:value-type="float">
            <text:p>39355</text:p>
          </table:table-cell>
          <table:table-cell table:style-name="ce8" office:value-type="string" calcext:value-type="string">
            <text:p>Place de la porte de Montreuil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2222" calcext:value-type="float">
            <text:p>42222</text:p>
          </table:table-cell>
          <table:table-cell table:style-name="ce8" office:value-type="string" calcext:value-type="string">
            <text:p>Bd Charonne / Montreuil / Avron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3115" calcext:value-type="float">
            <text:p>43115</text:p>
          </table:table-cell>
          <table:table-cell table:style-name="ce8" office:value-type="string" calcext:value-type="string">
            <text:p>Gambetta / Chine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5510" calcext:value-type="float">
            <text:p>45510</text:p>
          </table:table-cell>
          <table:table-cell table:style-name="ce8" office:value-type="string" calcext:value-type="string">
            <text:p>Bagnolet / Pyrénées</text:p>
          </table:table-cell>
          <table:table-cell table:style-name="ce9" office:value-type="date" office:date-value="2011-12-21" calcext:value-type="date">
            <text:p>21/12/2011</text:p>
          </table:table-cell>
          <table:table-cell table:number-columns-repeated="1021"/>
        </table:table-row>
        <table:table-row table:style-name="ro6">
          <table:table-cell table:style-name="ce7" office:value-type="float" office:value="46604" calcext:value-type="float">
            <text:p>46604</text:p>
          </table:table-cell>
          <table:table-cell table:style-name="ce8" office:value-type="string" calcext:value-type="string">
            <text:p>Place Gambetta / Avenue Gambetta Ouest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49681" calcext:value-type="float">
            <text:p>49681</text:p>
          </table:table-cell>
          <table:table-cell table:style-name="ce8" office:value-type="string" calcext:value-type="string">
            <text:p>Pyrénées / Avron</text:p>
          </table:table-cell>
          <table:table-cell table:style-name="ce9" office:value-type="date" office:date-value="2013-01-18" calcext:value-type="date">
            <text:p>18/01/2013</text:p>
          </table:table-cell>
          <table:table-cell table:number-columns-repeated="1021"/>
        </table:table-row>
        <table:table-row table:style-name="ro6">
          <table:table-cell table:style-name="ce7" office:value-type="float" office:value="52440" calcext:value-type="float">
            <text:p>52440</text:p>
          </table:table-cell>
          <table:table-cell table:style-name="ce8" office:value-type="string" calcext:value-type="string">
            <text:p>Place de la porte de Montreuil (Côté Montreuil)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4884" calcext:value-type="float">
            <text:p>54884</text:p>
          </table:table-cell>
          <table:table-cell table:style-name="ce8" office:value-type="string" calcext:value-type="string">
            <text:p>Ménilmontant / Chevreau</text:p>
          </table:table-cell>
          <table:table-cell table:style-name="ce9" office:value-type="date" office:date-value="2012-06-22" calcext:value-type="date">
            <text:p>22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5360" calcext:value-type="float">
            <text:p>55360</text:p>
          </table:table-cell>
          <table:table-cell table:style-name="ce8" office:value-type="string" calcext:value-type="string">
            <text:p>Bd Charonne / Taillebourg / Ormeaux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58888" calcext:value-type="float">
            <text:p>58888</text:p>
          </table:table-cell>
          <table:table-cell table:style-name="ce8" office:value-type="string" calcext:value-type="string">
            <text:p>Avenue de la porte de Bagnolet / Avenue Ibse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5583" calcext:value-type="float">
            <text:p>65583</text:p>
          </table:table-cell>
          <table:table-cell table:style-name="ce8" office:value-type="string" calcext:value-type="string">
            <text:p>Gambetta / Saint Fargeau</text:p>
          </table:table-cell>
          <table:table-cell table:style-name="ce9" office:value-type="date" office:date-value="2012-08-24" calcext:value-type="date">
            <text:p>24/08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6387" calcext:value-type="float">
            <text:p>66387</text:p>
          </table:table-cell>
          <table:table-cell table:style-name="ce8" office:value-type="string" calcext:value-type="string">
            <text:p>Place de la porte de Bagnolet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7483" calcext:value-type="float">
            <text:p>67483</text:p>
          </table:table-cell>
          <table:table-cell table:style-name="ce8" office:value-type="string" calcext:value-type="string">
            <text:p>Reynaldo Hahn / Paganini</text:p>
          </table:table-cell>
          <table:table-cell table:style-name="ce9" office:value-type="date" office:date-value="2012-11-09" calcext:value-type="date">
            <text:p>09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69827" calcext:value-type="float">
            <text:p>69827</text:p>
          </table:table-cell>
          <table:table-cell table:style-name="ce8" office:value-type="string" calcext:value-type="string">
            <text:p>Pyrénées / Jourdain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190" calcext:value-type="float">
            <text:p>71190</text:p>
          </table:table-cell>
          <table:table-cell table:style-name="ce8" office:value-type="string" calcext:value-type="string">
            <text:p>19, Bd de Belleville</text:p>
          </table:table-cell>
          <table:table-cell table:style-name="ce9" office:value-type="date" office:date-value="2012-06-08" calcext:value-type="date">
            <text:p>08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1342" calcext:value-type="float">
            <text:p>71342</text:p>
          </table:table-cell>
          <table:table-cell table:style-name="ce8" office:value-type="string" calcext:value-type="string">
            <text:p>Ramponeau / Tourtille</text:p>
          </table:table-cell>
          <table:table-cell table:style-name="ce9" office:value-type="date" office:date-value="2012-04-27" calcext:value-type="date">
            <text:p>27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6059" calcext:value-type="float">
            <text:p>76059</text:p>
          </table:table-cell>
          <table:table-cell table:style-name="ce8" office:value-type="string" calcext:value-type="string">
            <text:p>Ménilmontant / Hélène Jakubowicz</text:p>
          </table:table-cell>
          <table:table-cell table:style-name="ce9" office:value-type="date" office:date-value="2012-06-29" calcext:value-type="date">
            <text:p>29/06/2012</text:p>
          </table:table-cell>
          <table:table-cell table:number-columns-repeated="1021"/>
        </table:table-row>
        <table:table-row table:style-name="ro6">
          <table:table-cell table:style-name="ce7" office:value-type="float" office:value="79980" calcext:value-type="float">
            <text:p>79980</text:p>
          </table:table-cell>
          <table:table-cell table:style-name="ce8" office:value-type="string" calcext:value-type="string">
            <text:p>Olivier Métra / Frédérick Lemaître</text:p>
          </table:table-cell>
          <table:table-cell table:style-name="ce9" office:value-type="date" office:date-value="2012-10-05" calcext:value-type="date">
            <text:p>05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057" calcext:value-type="float">
            <text:p>82057</text:p>
          </table:table-cell>
          <table:table-cell table:style-name="ce8" office:value-type="string" calcext:value-type="string">
            <text:p>Cours de Vincennes / Bd Charonne</text:p>
          </table:table-cell>
          <table:table-cell table:style-name="ce9" office:value-type="date" office:date-value="2012-11-16" calcext:value-type="date">
            <text:p>16/11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2954" calcext:value-type="float">
            <text:p>82954</text:p>
          </table:table-cell>
          <table:table-cell table:style-name="ce8" office:value-type="string" calcext:value-type="string">
            <text:p>Place de la Réunion / Rue de la Réunion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5636" calcext:value-type="float">
            <text:p>85636</text:p>
          </table:table-cell>
          <table:table-cell table:style-name="ce8" office:value-type="string" calcext:value-type="string">
            <text:p>Place du Maquis du Vercos</text:p>
          </table:table-cell>
          <table:table-cell table:style-name="ce9" office:value-type="date" office:date-value="2012-10-19" calcext:value-type="date">
            <text:p>19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88798" calcext:value-type="float">
            <text:p>88798</text:p>
          </table:table-cell>
          <table:table-cell table:style-name="ce8" office:value-type="string" calcext:value-type="string">
            <text:p>Avron / Tolain</text:p>
          </table:table-cell>
          <table:table-cell table:style-name="ce9" office:value-type="date" office:date-value="2013-03-29" calcext:value-type="date">
            <text:p>29/03/2013</text:p>
          </table:table-cell>
          <table:table-cell table:number-columns-repeated="1021"/>
        </table:table-row>
        <table:table-row table:style-name="ro6">
          <table:table-cell table:style-name="ce7" office:value-type="float" office:value="89745" calcext:value-type="float">
            <text:p>89745</text:p>
          </table:table-cell>
          <table:table-cell table:style-name="ce8" office:value-type="string" calcext:value-type="string">
            <text:p>Bisson / Pali-Kao</text:p>
          </table:table-cell>
          <table:table-cell table:style-name="ce9" office:value-type="date" office:date-value="2012-03-09" calcext:value-type="date">
            <text:p>09/03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0687" calcext:value-type="float">
            <text:p>90687</text:p>
          </table:table-cell>
          <table:table-cell table:style-name="ce8" office:value-type="string" calcext:value-type="string">
            <text:p>Henri Duvernois (Nord)</text:p>
          </table:table-cell>
          <table:table-cell table:style-name="ce9" office:value-type="date" office:date-value="2012-10-26" calcext:value-type="date">
            <text:p>26/10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3792" calcext:value-type="float">
            <text:p>93792</text:p>
          </table:table-cell>
          <table:table-cell table:style-name="ce8" office:value-type="string" calcext:value-type="string">
            <text:p>Julien Lacroix / Couronnes</text:p>
          </table:table-cell>
          <table:table-cell table:style-name="ce9" office:value-type="date" office:date-value="2012-04-20" calcext:value-type="date">
            <text:p>20/04/2012</text:p>
          </table:table-cell>
          <table:table-cell table:number-columns-repeated="1021"/>
        </table:table-row>
        <table:table-row table:style-name="ro6">
          <table:table-cell table:style-name="ce7" office:value-type="float" office:value="98765" calcext:value-type="float">
            <text:p>98765</text:p>
          </table:table-cell>
          <table:table-cell table:style-name="ce8" office:value-type="string" calcext:value-type="string">
            <text:p>Bd Davout / Paganini</text:p>
          </table:table-cell>
          <table:table-cell table:style-name="ce9" office:value-type="date" office:date-value="2012-12-07" calcext:value-type="date">
            <text:p>07/12/2012</text:p>
          </table:table-cell>
          <table:table-cell table:number-columns-repeated="1021"/>
        </table:table-row>
        <table:table-row table:style-name="ro6" table:number-rows-repeated="104724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Criteria" table:base-cell-address="$'Annexe 1'.$A$1" table:cell-range-address="$DonneesPrefPolice.$A$2:.$C$1108" table:range-usable-as="filter"/>
          <table:named-range table:name="_xlnm._FilterDatabase" table:base-cell-address="$'Annexe 1'.$A$1" table:cell-range-address="$DonneesPrefPolice.$A$2:.$C$1108"/>
        </table:named-expressions>
      </table:table>
      <table:named-expressions/>
      <table:database-ranges>
        <table:database-range table:name="__Anonymous_Sheet_DB__2" table:target-range-address="DonneesPrefPolice.A2:DonneesPrefPolice.C110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5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exe_20_1" style:display-name="PageStyle_Annexe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exe_20_2" style:display-name="PageStyle_Annexe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ex2_5f_idonly" style:display-name="PageStyle_Annex2_idonl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9-05-17T20:02:30.688876534</dc:date>
    <meta:editing-cycles>17</meta:editing-cycles>
    <meta:editing-duration>PT1H30M21S</meta:editing-duration>
    <meta:generator>LibreOffice/6.0.7.3$Linux_X86_64 LibreOffice_project/00m0$Build-3</meta:generator>
    <meta:document-statistic meta:table-count="3" meta:cell-count="13042" meta:object-count="0"/>
  </office:meta>
</office:document-meta>
</file>